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9" style:family="table-column">
      <style:table-column-properties fo:break-before="auto" style:column-width="16.58mm"/>
    </style:style>
    <style:style style:name="co40" style:family="table-column">
      <style:table-column-properties fo:break-before="auto" style:column-width="27.62mm"/>
    </style:style>
    <style:style style:name="co41" style:family="table-column">
      <style:table-column-properties fo:break-before="auto" style:column-width="13.86mm"/>
    </style:style>
    <style:style style:name="co4" style:family="table-column">
      <style:table-column-properties fo:break-before="auto" style:column-width="7.27mm"/>
    </style:style>
    <style:style style:name="co5" style:family="table-column">
      <style:table-column-properties fo:break-before="auto" style:column-width="26.88mm"/>
    </style:style>
    <style:style style:name="co6" style:family="table-column">
      <style:table-column-properties fo:break-before="auto" style:column-width="31.15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46.73mm"/>
    </style:style>
    <style:style style:name="co9" style:family="table-column">
      <style:table-column-properties fo:break-before="auto" style:column-width="7.44mm"/>
    </style:style>
    <style:style style:name="co10" style:family="table-column">
      <style:table-column-properties fo:break-before="auto" style:column-width="49.6mm"/>
    </style:style>
    <style:style style:name="co11" style:family="table-column">
      <style:table-column-properties fo:break-before="auto" style:column-width="10.6mm"/>
    </style:style>
    <style:style style:name="co12" style:family="table-column">
      <style:table-column-properties fo:break-before="auto" style:column-width="11.99mm"/>
    </style:style>
    <style:style style:name="co13" style:family="table-column">
      <style:table-column-properties fo:break-before="auto" style:column-width="9.21mm"/>
    </style:style>
    <style:style style:name="co14" style:family="table-column">
      <style:table-column-properties fo:break-before="auto" style:column-width="14.9mm"/>
    </style:style>
    <style:style style:name="co15" style:family="table-column">
      <style:table-column-properties fo:break-before="auto" style:column-width="9.44mm"/>
    </style:style>
    <style:style style:name="co16" style:family="table-column">
      <style:table-column-properties fo:break-before="auto" style:column-width="16.97mm"/>
    </style:style>
    <style:style style:name="co17" style:family="table-column">
      <style:table-column-properties fo:break-before="page" style:column-width="58.81mm"/>
    </style:style>
    <style:style style:name="co18" style:family="table-column">
      <style:table-column-properties fo:break-before="auto" style:column-width="9mm"/>
    </style:style>
    <style:style style:name="co19" style:family="table-column">
      <style:table-column-properties fo:break-before="auto" style:column-width="7.43mm"/>
    </style:style>
    <style:style style:name="co20" style:family="table-column">
      <style:table-column-properties fo:break-before="auto" style:column-width="11.17mm"/>
    </style:style>
    <style:style style:name="co21" style:family="table-column">
      <style:table-column-properties fo:break-before="auto" style:column-width="12.24mm"/>
    </style:style>
    <style:style style:name="co22" style:family="table-column">
      <style:table-column-properties fo:break-before="auto" style:column-width="16.33mm"/>
    </style:style>
    <style:style style:name="co23" style:family="table-column">
      <style:table-column-properties fo:break-before="auto" style:column-width="13.44mm"/>
    </style:style>
    <style:style style:name="co24" style:family="table-column">
      <style:table-column-properties fo:break-before="auto" style:column-width="7.51mm"/>
    </style:style>
    <style:style style:name="co25" style:family="table-column">
      <style:table-column-properties fo:break-before="auto" style:column-width="16.09mm"/>
    </style:style>
    <style:style style:name="co26" style:family="table-column">
      <style:table-column-properties fo:break-before="auto" style:column-width="15.12mm"/>
    </style:style>
    <style:style style:name="co27" style:family="table-column">
      <style:table-column-properties fo:break-before="auto" style:column-width="8.31mm"/>
    </style:style>
    <style:style style:name="co28" style:family="table-column">
      <style:table-column-properties fo:break-before="auto" style:column-width="6.01mm"/>
    </style:style>
    <style:style style:name="co29" style:family="table-column">
      <style:table-column-properties fo:break-before="auto" style:column-width="17mm"/>
    </style:style>
    <style:style style:name="co30" style:family="table-column">
      <style:table-column-properties fo:break-before="auto" style:column-width="18.03mm"/>
    </style:style>
    <style:style style:name="co31" style:family="table-column">
      <style:table-column-properties fo:break-before="auto" style:column-width="19.16mm"/>
    </style:style>
    <style:style style:name="co32" style:family="table-column">
      <style:table-column-properties fo:break-before="auto" style:column-width="13mm"/>
    </style:style>
    <style:style style:name="co33" style:family="table-column">
      <style:table-column-properties fo:break-before="auto" style:column-width="34.03mm"/>
    </style:style>
    <style:style style:name="co34" style:family="table-column">
      <style:table-column-properties fo:break-before="auto" style:column-width="30.25mm"/>
    </style:style>
    <style:style style:name="co35" style:family="table-column">
      <style:table-column-properties fo:break-before="auto" style:column-width="7.06mm"/>
    </style:style>
    <style:style style:name="co36" style:family="table-column">
      <style:table-column-properties fo:break-before="auto" style:column-width="48.07mm"/>
    </style:style>
    <style:style style:name="co37" style:family="table-column">
      <style:table-column-properties fo:break-before="auto" style:column-width="25.06mm"/>
    </style:style>
    <style:style style:name="co38" style:family="table-column">
      <style:table-column-properties fo:break-before="auto" style:column-width="14.13mm"/>
    </style:style>
    <style:style style:name="co42" style:family="table-column">
      <style:table-column-properties fo:break-before="auto" style:column-width="38.86mm"/>
    </style:style>
    <style:style style:name="co43" style:family="table-column">
      <style:table-column-properties fo:break-before="page" style:column-width="22.58mm"/>
    </style:style>
    <style:style style:name="co44" style:family="table-column">
      <style:table-column-properties fo:break-before="auto" style:column-width="22.3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ro3" style:family="table-row">
      <style:table-row-properties style:row-height="16.95mm" fo:break-before="auto" style:use-optimal-row-height="false"/>
    </style:style>
    <style:style style:name="ro4" style:family="table-row">
      <style:table-row-properties style:row-height="3.4mm" fo:break-before="auto" style:use-optimal-row-height="false"/>
    </style:style>
    <style:style style:name="ro5" style:family="table-row">
      <style:table-row-properties style:row-height="8.77mm" fo:break-before="auto" style:use-optimal-row-height="true"/>
    </style:style>
    <style:style style:name="ro6" style:family="table-row">
      <style:table-row-properties style:row-height="26.72mm" fo:break-before="auto" style:use-optimal-row-height="false"/>
    </style:style>
    <style:style style:name="ro7" style:family="table-row">
      <style:table-row-properties style:row-height="4.52mm" fo:break-before="page" style:use-optimal-row-height="true"/>
    </style:style>
    <style:style style:name="ro8" style:family="table-row">
      <style:table-row-properties style:row-height="4.52mm" fo:break-before="auto" style:use-optimal-row-height="false"/>
    </style:style>
    <style:style style:name="ro9" style:family="table-row">
      <style:table-row-properties style:row-height="8.06mm" fo:break-before="auto" style:use-optimal-row-height="false"/>
    </style:style>
    <style:style style:name="ro10" style:family="table-row">
      <style:table-row-properties style:row-height="6.4mm" fo:break-before="auto" style:use-optimal-row-height="false"/>
    </style:style>
    <style:style style:name="ro11" style:family="table-row">
      <style:table-row-properties style:row-height="10.3mm" fo:break-before="auto" style:use-optimal-row-height="false"/>
    </style:style>
    <style:style style:name="ro12" style:family="table-row">
      <style:table-row-properties style:row-height="6.76mm" fo:break-before="auto" style:use-optimal-row-height="true"/>
    </style:style>
    <style:style style:name="ro13" style:family="table-row">
      <style:table-row-properties style:row-height="7.71mm" fo:break-before="auto" style:use-optimal-row-height="false"/>
    </style:style>
    <style:style style:name="ro14" style:family="table-row">
      <style:table-row-properties style:row-height="6.12mm" fo:break-before="auto" style:use-optimal-row-height="true"/>
    </style:style>
    <style:style style:name="ro15" style:family="table-row">
      <style:table-row-properties style:row-height="16.58mm" fo:break-before="auto" style:use-optimal-row-height="false"/>
    </style:style>
    <style:style style:name="ro16" style:family="table-row">
      <style:table-row-properties style:row-height="6.12mm" fo:break-before="page" style:use-optimal-row-height="true"/>
    </style:style>
    <style:style style:name="ro17" style:family="table-row">
      <style:table-row-properties style:row-height="15.5mm" fo:break-before="auto" style:use-optimal-row-height="false"/>
    </style:style>
    <style:style style:name="ro18" style:family="table-row">
      <style:table-row-properties style:row-height="8.4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boolean-style style:name="N99">
      <number:boolean/>
    </number:boolean-style>
    <number:text-style style:name="N100">
      <number:text-content/>
    </number:text-style>
    <style:style style:name="ce160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 fo:font-weight="bold" style:font-weight-asian="bold" style:font-weight-complex="bold"/>
    </style:style>
    <style:style style:name="ce161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162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text-position="" fo:font-weight="bold" style:font-weight-asian="bold" style:font-weight-complex="bold"/>
    </style:style>
    <style:style style:name="ce163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style:text-align-source="fix" style:repeat-content="false" fo:border="none" style:rotation-angle="90" style:vertical-align="middle"/>
      <style:paragraph-properties fo:text-align="center"/>
    </style:style>
    <style:style style:name="ce7" style:family="table-cell" style:parent-style-name="Default">
      <style:table-cell-properties fo:border="0.06pt solid #000000" style:rotation-angle="90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ISEVEN(ROW()))" style:apply-style-name="hellgrau" style:base-cell-address="Kursliste.A5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ISEVEN(ROW()))" style:apply-style-name="hellgrau" style:base-cell-address="Kursliste.A5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 fo:hyphenate="true"/>
    </style:style>
    <style:style style:name="ce11" style:family="table-cell" style:parent-style-name="Default">
      <style:table-cell-properties fo:wrap-option="wrap" fo:border="0.06pt solid #000000" style:vertical-align="top"/>
      <style:text-properties fo:font-size="12pt" fo:font-weight="bold" style:font-size-asian="12pt" style:font-weight-asian="bold" style:font-size-complex="12pt" style:font-weight-complex="bold" fo:hyphenate="true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border="0.06pt solid #000000"/>
      <style:map style:condition="is-true-formula(ISEVEN(ROW()))" style:apply-style-name="hellgrau" style:base-cell-address="Kursliste.A5"/>
    </style:style>
    <style:style style:name="ce14" style:family="table-cell" style:parent-style-name="Default">
      <style:table-cell-properties fo:border="0.06pt solid #000000"/>
      <style:map style:condition="is-true-formula(ISEVEN(ROW()))" style:apply-style-name="hellgrau" style:base-cell-address="Kursliste.A5"/>
    </style:style>
    <style:style style:name="ce15" style:family="table-cell" style:parent-style-name="Default">
      <style:table-cell-properties fo:wrap-option="wrap" fo:border="0.74pt solid #000000" style:vertical-align="top"/>
      <style:text-properties fo:font-size="12pt" fo:font-weight="bold" style:font-size-asian="12pt" style:font-weight-asian="bold" style:font-size-complex="12pt" style:font-weight-complex="bold" fo:hyphenate="true"/>
    </style:style>
    <style:style style:name="ce16" style:family="table-cell" style:parent-style-name="Default">
      <style:table-cell-properties fo:background-color="#dddddd" fo:border="0.74pt solid #000000" style:rotation-angle="0" style:rotation-align="none" style:vertical-align="top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7" style:family="table-cell" style:parent-style-name="Default">
      <style:table-cell-properties fo:border="0.74pt solid #000000" style:vertical-align="middle"/>
    </style:style>
    <style:style style:name="ce18" style:family="table-cell" style:parent-style-name="Default">
      <style:table-cell-properties fo:border="0.74pt solid #000000" style:rotation-angle="90"/>
    </style:style>
    <style:style style:name="ce19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20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21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2" style:family="table-cell" style:parent-style-name="Default" style:data-style-name="N30">
      <style:table-cell-properties fo:border="0.74pt solid #000000" style:rotation-angle="65"/>
    </style:style>
    <style:style style:name="ce23" style:family="table-cell" style:parent-style-name="Default" style:data-style-name="N0">
      <style:table-cell-properties fo:background-color="#dddddd" style:text-align-source="fix" style:repeat-content="false" fo:border="0.74pt solid #000000" style:rotation-angle="0" style:rotation-align="none"/>
      <style:paragraph-properties fo:text-align="center" fo:margin-left="0mm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border="0.74pt solid #000000" fo:padding="2.5mm" style:vertical-align="middle"/>
      <style:paragraph-properties fo:text-align="center" fo:margin-left="0mm"/>
    </style:style>
    <style:style style:name="ce25" style:family="table-cell" style:parent-style-name="Default">
      <style:table-cell-properties style:text-align-source="fix" style:repeat-content="false" fo:border="0.06pt solid #000000" fo:padding="2.5mm" style:vertical-align="middle"/>
      <style:paragraph-properties fo:text-align="center" fo:margin-left="0mm"/>
    </style:style>
    <style:style style:name="ce26" style:family="table-cell" style:parent-style-name="Default">
      <style:table-cell-properties style:text-align-source="fix" style:repeat-content="false" fo:wrap-option="wrap" fo:border="0.74pt solid #000000" fo:padding="0.49mm" style:rotation-angle="90" style:rotation-align="top"/>
      <style:paragraph-properties fo:text-align="end" fo:margin-left="0mm"/>
    </style:style>
    <style:style style:name="ce27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28" style:family="table-cell" style:parent-style-name="Default">
      <style:table-cell-properties fo:background-color="#dddddd" fo:border="none"/>
    </style:style>
    <style:style style:name="ce29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30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1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32" style:family="table-cell" style:parent-style-name="Default">
      <style:table-cell-properties fo:border-bottom="none" fo:background-color="#dddddd" fo:border-left="none" fo:border-right="0.06pt solid #000000" fo:border-top="none"/>
    </style:style>
    <style:style style:name="ce33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34" style:family="table-cell" style:parent-style-name="Default">
      <style:table-cell-properties fo:border-bottom="0.06pt solid #000000" style:text-align-source="fix" style:repeat-content="false" fo:wrap-option="wrap" fo:border-left="0.06pt solid #000000" fo:padding="0.49mm" fo:border-right="0.74pt solid #000000" style:rotation-angle="90" style:rotation-align="top" fo:border-top="0.06pt solid #000000"/>
      <style:paragraph-properties fo:text-align="end" fo:margin-left="0mm"/>
    </style:style>
    <style:style style:name="ce35" style:family="table-cell" style:parent-style-name="Default">
      <style:table-cell-properties fo:border-bottom="0.06pt solid #000000" fo:wrap-option="wrap" fo:border-left="none" fo:border-right="none" style:rotation-angle="90" fo:border-top="0.06pt solid #000000"/>
      <style:text-properties fo:hyphenate="true"/>
    </style:style>
    <style:style style:name="ce36" style:family="table-cell" style:parent-style-name="Default">
      <style:table-cell-properties style:text-align-source="fix" style:repeat-content="false" fo:background-color="transparent" fo:border="0.74pt solid #000000" fo:padding="2.5mm" style:vertical-align="middl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 fo:background-color="transparent" fo:border="0.06pt solid #000000" fo:padding="2.5mm" style:vertical-align="middle"/>
      <style:paragraph-properties fo:text-align="center" fo:margin-left="0mm"/>
    </style:style>
    <style:style style:name="ce38" style:family="table-cell" style:parent-style-name="Default">
      <style:table-cell-properties fo:border-bottom="0.06pt solid #000000" style:text-align-source="fix" style:repeat-content="false" fo:background-color="transparent" fo:wrap-option="wrap" fo:border-left="0.74pt solid #000000" fo:padding="0.49mm" fo:border-right="0.74pt solid #000000" style:rotation-angle="90" style:rotation-align="top" fo:border-top="0.06pt solid #000000"/>
      <style:paragraph-properties fo:text-align="end" fo:margin-left="0mm"/>
    </style:style>
    <style:style style:name="ce39" style:family="table-cell" style:parent-style-name="Default">
      <style:table-cell-properties fo:border-bottom="0.06pt solid #000000" style:text-align-source="fix" style:repeat-content="false" fo:background-color="transparent" fo:wrap-option="wrap" fo:border-left="0.74pt solid #000000" fo:padding="0.49mm" fo:border-right="0.74pt solid #000000" style:rotation-angle="90" style:rotation-align="top" fo:border-top="0.06pt solid #000000"/>
      <style:paragraph-properties fo:text-align="end" fo:margin-left="0mm"/>
      <style:text-properties fo:hyphenate="true"/>
    </style:style>
    <style:style style:name="ce40" style:family="table-cell" style:parent-style-name="Default">
      <style:table-cell-properties fo:border-bottom="0.06pt solid #000000" fo:wrap-option="wrap" fo:border-left="0.06pt solid #000000" fo:border-right="none" style:rotation-angle="90" fo:border-top="0.06pt solid #000000"/>
      <style:text-properties fo:hyphenate="true"/>
    </style:style>
    <style:style style:name="ce41" style:family="table-cell" style:parent-style-name="Default">
      <style:table-cell-properties fo:wrap-option="wrap" fo:border="0.06pt solid #000000" style:rotation-angle="90"/>
      <style:text-properties fo:hyphenate="true"/>
    </style:style>
    <style:style style:name="ce42" style:family="table-cell" style:parent-style-name="Default">
      <style:table-cell-properties fo:border-bottom="0.06pt solid #000000" style:text-align-source="fix" style:repeat-content="false" fo:background-color="transparent" fo:wrap-option="wrap" fo:border-left="0.74pt solid #000000" fo:padding="0.49mm" fo:border-right="0.74pt solid #000000" style:rotation-angle="90" style:rotation-align="top" fo:border-top="0.06pt solid #000000" style:vertical-align="middle"/>
      <style:paragraph-properties fo:text-align="center" fo:margin-left="0mm"/>
    </style:style>
    <style:style style:name="ce43" style:family="table-cell" style:parent-style-name="Default">
      <style:table-cell-properties fo:background-color="#b2b2b2" style:text-align-source="fix" style:repeat-content="false" fo:border="none" style:vertical-align="middle"/>
      <style:paragraph-properties fo:text-align="center"/>
    </style:style>
    <style:style style:name="ce44" style:family="table-cell" style:parent-style-name="Default">
      <style:table-cell-properties style:text-align-source="fix" style:repeat-content="false" fo:background-color="transparent" fo:border="0.74pt solid #000000" fo:padding="2.5mm" style:shrink-to-fit="true" style:vertical-align="middle"/>
      <style:paragraph-properties fo:text-align="center" fo:margin-left="0mm"/>
    </style:style>
    <style:style style:name="ce45" style:family="table-cell" style:parent-style-name="Default">
      <style:table-cell-properties fo:border-bottom="0.06pt solid #000000" style:text-align-source="fix" style:repeat-content="false" fo:background-color="transparent" fo:wrap-option="wrap" fo:border-left="0.74pt solid #000000" fo:padding="0.49mm" fo:border-right="0.74pt solid #000000" style:rotation-angle="90" style:rotation-align="top" style:shrink-to-fit="true" fo:border-top="0.06pt solid #000000"/>
      <style:paragraph-properties fo:text-align="end" fo:margin-left="0mm"/>
    </style:style>
    <style:style style:name="ce46" style:family="table-cell" style:parent-style-name="Default">
      <style:table-cell-properties fo:border="none" style:shrink-to-fit="true"/>
    </style:style>
    <style:style style:name="ce47" style:family="table-cell" style:parent-style-name="Default">
      <style:table-cell-properties fo:border-bottom="0.06pt solid #000000" style:text-align-source="fix" style:repeat-content="false" fo:background-color="transparent" fo:wrap-option="wrap" fo:border-left="0.74pt solid #000000" fo:padding="0.49mm" fo:border-right="0.06pt solid #000000" style:rotation-angle="90" style:rotation-align="top" fo:border-top="0.06pt solid #000000"/>
      <style:paragraph-properties fo:text-align="end" fo:margin-left="0mm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74pt solid #000000" fo:padding="0.49mm" style:rotation-angle="90" style:rotation-align="top"/>
      <style:paragraph-properties fo:text-align="end" fo:margin-left="0mm"/>
    </style:style>
    <style:style style:name="ce49" style:family="table-cell" style:parent-style-name="Default">
      <style:table-cell-properties style:text-align-source="fix" style:repeat-content="false" fo:border="0.74pt solid #000000" fo:padding="0.49mm" style:vertical-align="middle"/>
      <style:paragraph-properties fo:text-align="center" fo:margin-left="0mm"/>
    </style:style>
    <style:style style:name="ce50" style:family="table-cell" style:parent-style-name="Default">
      <style:table-cell-properties style:text-align-source="fix" style:repeat-content="false" fo:border="0.06pt solid #000000" fo:padding="0.49mm" style:vertical-align="middle"/>
      <style:paragraph-properties fo:text-align="center" fo:margin-left="0mm"/>
    </style:style>
    <style:style style:name="ce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2" style:family="table-cell" style:parent-style-name="Default">
      <style:table-cell-properties style:text-align-source="fix" style:repeat-content="false" fo:border="0.74pt solid #000000" fo:padding="0.49mm"/>
      <style:paragraph-properties fo:text-align="end" fo:margin-left="0mm"/>
    </style:style>
    <style:style style:name="ce53" style:family="table-cell" style:parent-style-name="Default" style:data-style-name="N30">
      <style:table-cell-properties style:text-align-source="fix" style:repeat-content="false" fo:border="0.74pt solid #000000" style:rotation-angle="65" style:vertical-align="middle"/>
      <style:paragraph-properties fo:text-align="center"/>
    </style:style>
    <style:style style:name="ce54" style:family="table-cell" style:parent-style-name="Default" style:data-style-name="N0">
      <style:table-cell-properties fo:background-color="#dddddd" style:text-align-source="fix" style:repeat-content="false" fo:border="0.74pt solid #000000" style:rotation-angle="0" style:rotation-align="none" style:vertical-align="middle"/>
      <style:paragraph-properties fo:text-align="center" fo:margin-left="0mm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55" style:family="table-cell" style:parent-style-name="Default" style:data-style-name="N99">
      <style:table-cell-properties style:text-align-source="fix" style:repeat-content="false" fo:border="0.74pt solid #000000" fo:padding="0.49mm" style:vertical-align="middle"/>
      <style:paragraph-properties fo:text-align="center" fo:margin-left="0mm"/>
    </style:style>
    <style:style style:name="ce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7" style:family="table-cell" style:parent-style-name="Default" style:data-style-name="N0">
      <style:table-cell-properties fo:border="0.74pt solid #000000" style:rotation-angle="0" style:rotation-align="none"/>
    </style:style>
    <style:style style:name="ce58" style:family="table-cell" style:parent-style-name="Default">
      <style:table-cell-properties fo:border="0.06pt solid #000000" style:vertical-align="middle"/>
    </style:style>
    <style:style style:name="ce59" style:family="table-cell" style:parent-style-name="Default">
      <style:table-cell-properties style:text-align-source="fix" style:repeat-content="false" fo:border="0.74pt solid #000000" fo:padding="0.49mm" style:vertical-align="middle"/>
      <style:paragraph-properties fo:text-align="end" fo:margin-left="0mm"/>
    </style:style>
    <style:style style:name="ce60" style:family="table-cell" style:parent-style-name="Default">
      <style:table-cell-properties fo:border="0.74pt solid #000000" style:rotation-angle="65"/>
    </style:style>
    <style:style style:name="ce61" style:family="table-cell" style:parent-style-name="Default">
      <style:table-cell-properties fo:border="0.74pt solid #000000" style:rotation-angle="0" style:rotation-align="none"/>
      <style:text-properties style:font-name="Liberation Sans" style:font-name-asian="Droid Sans Fallback" style:font-name-complex="Droid Sans Devanagari"/>
    </style:style>
    <style:style style:name="ce62" style:family="table-cell" style:parent-style-name="Default">
      <style:table-cell-properties fo:border="0.74pt solid #000000"/>
    </style:style>
    <style:style style:name="ce63" style:family="table-cell" style:parent-style-name="Default">
      <style:table-cell-properties fo:border="0.74pt solid #000000" style:rotation-angle="0" style:rotation-align="none"/>
    </style:style>
    <style:style style:name="ce64" style:family="table-cell" style:parent-style-name="Default">
      <style:table-cell-properties style:vertical-align="middle"/>
    </style:style>
    <style:style style:name="ce65" style:family="table-cell" style:parent-style-name="Default" style:data-style-name="N2">
      <style:table-cell-properties fo:background-color="#dddddd" style:text-align-source="fix" style:repeat-content="false" fo:border="0.74pt solid #000000" fo:padding="0.49mm" style:vertical-align="middle"/>
      <style:paragraph-properties fo:text-align="end" fo:margin-left="0mm"/>
      <style:text-properties fo:font-weight="bold" style:font-weight-asian="bold" style:font-weight-complex="bold"/>
    </style:style>
    <style:style style:name="ce66" style:family="table-cell" style:parent-style-name="Default" style:data-style-name="N2">
      <style:table-cell-properties fo:background-color="#dddddd" style:text-align-source="fix" style:repeat-content="false" fo:border="0.74pt solid #000000" fo:padding="0.49mm"/>
      <style:paragraph-properties fo:text-align="end" fo:margin-left="0mm"/>
      <style:text-properties fo:font-weight="bold" style:font-weight-asian="bold" style:font-weight-complex="bold"/>
    </style:style>
    <style:style style:name="ce67" style:family="table-cell" style:parent-style-name="Default">
      <style:table-cell-properties fo:wrap-option="wrap" fo:border="0.74pt solid #000000"/>
      <style:text-properties style:font-name="Liberation Sans" fo:font-size="12pt" fo:font-weight="bold" style:font-name-asian="Droid Sans Fallback" style:font-size-asian="12pt" style:font-weight-asian="bold" style:font-name-complex="Droid Sans Devanagari" style:font-size-complex="12pt" style:font-weight-complex="bold" fo:hyphenate="true"/>
    </style:style>
    <style:style style:name="ce68" style:family="table-cell" style:parent-style-name="Default">
      <style:table-cell-properties fo:background-color="#dddddd" style:text-align-source="fix" style:repeat-content="false" fo:border="0.74pt solid #000000"/>
      <style:paragraph-properties fo:text-align="start" fo:margin-left="0mm"/>
      <style:text-properties fo:font-size="7pt" style:font-size-asian="7pt" style:font-size-complex="7pt"/>
    </style:style>
    <style:style style:name="ce69" style:family="table-cell" style:parent-style-name="Default" style:data-style-name="N37">
      <style:table-cell-properties fo:border="0.74pt solid #000000" style:rotation-angle="65"/>
    </style:style>
    <style:style style:name="ce70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mm"/>
      <style:text-properties fo:font-size="7pt" style:font-size-asian="7pt" style:font-size-complex="7pt"/>
    </style:style>
    <style:style style:name="ce7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72" style:family="table-cell" style:parent-style-name="Default">
      <style:table-cell-properties fo:wrap-option="wrap" fo:border="0.74pt solid #000000" style:rotation-angle="90"/>
      <style:text-properties fo:hyphenate="true"/>
    </style:style>
    <style:style style:name="ce7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</style:style>
    <style:style style:name="ce7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75" style:family="table-cell" style:parent-style-name="Default">
      <style:table-cell-properties fo:background-color="transparent" fo:wrap-option="wrap" fo:border="0.74pt solid #000000" style:rotation-angle="90"/>
      <style:text-properties fo:hyphenate="true"/>
    </style:style>
    <style:style style:name="ce76" style:family="table-cell" style:parent-style-name="Default">
      <style:table-cell-properties fo:background-color="transparent"/>
    </style:style>
    <style:style style:name="ce7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78" style:family="table-cell" style:parent-style-name="Default">
      <style:table-cell-properties fo:background-color="transparent" fo:border="none"/>
    </style:style>
    <style:style style:name="ce79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</style:style>
    <style:style style:name="ce8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81" style:family="table-cell" style:parent-style-name="Default">
      <style:table-cell-properties fo:wrap-option="wrap" fo:border="0.74pt solid #000000"/>
      <style:text-properties fo:hyphenate="true"/>
    </style:style>
    <style:style style:name="ce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ISEVEN(ROW()))" style:apply-style-name="hellgrau" style:base-cell-address="Notenrechnen.A5"/>
    </style:style>
    <style:style style:name="ce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ISEVEN(ROW()))" style:apply-style-name="hellgrau" style:base-cell-address="Notenrechnen.A36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5" style:family="table-cell" style:parent-style-name="Default">
      <style:table-cell-properties fo:border="0.06pt solid #000000"/>
      <style:map style:condition="is-true-formula(ISEVEN(ROW()))" style:apply-style-name="hellgrau" style:base-cell-address="Notenrechnen.A5"/>
    </style:style>
    <style:style style:name="ce86" style:family="table-cell" style:parent-style-name="Default">
      <style:table-cell-properties fo:border="0.06pt solid #000000"/>
      <style:map style:condition="is-true-formula(ISEVEN(ROW()))" style:apply-style-name="hellgrau" style:base-cell-address="Notenrechnen.A36"/>
    </style:style>
    <style:style style:name="ce87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88" style:family="table-cell" style:parent-style-name="Default">
      <style:table-cell-properties fo:border-bottom="none" fo:background-color="#ffffff" fo:border-left="0.06pt solid #000000" fo:border-right="0.06pt solid #000000" fo:border-top="0.06pt solid #000000"/>
      <style:text-properties fo:font-size="14pt" style:font-size-asian="14pt" style:font-size-complex="14pt"/>
    </style:style>
    <style:style style:name="ce89" style:family="table-cell" style:parent-style-name="Default">
      <style:table-cell-properties fo:border-bottom="none" fo:background-color="#ffffff" fo:border-left="0.06pt solid #000000" fo:border-right="0.06pt solid #000000" fo:border-top="none"/>
    </style:style>
    <style:style style:name="ce90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91" style:family="table-cell" style:parent-style-name="Default">
      <style:table-cell-properties style:text-align-source="fix" style:repeat-content="false" fo:wrap-option="wrap" fo:border="0.06pt solid #000000" style:rotation-angle="90"/>
      <style:paragraph-properties fo:text-align="center" fo:margin-left="0mm"/>
    </style:style>
    <style:style style:name="ce92" style:family="table-cell" style:parent-style-name="Default">
      <style:table-cell-properties style:text-align-source="fix" style:repeat-content="false" fo:wrap-option="wrap" fo:border="0.06pt solid #000000" style:rotation-angle="90" style:vertical-align="middle"/>
      <style:paragraph-properties fo:text-align="center" fo:margin-left="0mm"/>
    </style:style>
    <style:style style:name="ce93" style:family="table-cell" style:parent-style-name="Default">
      <style:text-properties fo:font-weight="bold" style:font-weight-asian="bold" style:font-weight-complex="bold"/>
    </style:style>
    <style:style style:name="ce94" style:family="table-cell" style:parent-style-name="Default">
      <style:table-cell-properties fo:background-color="#ffffff" fo:border="none"/>
      <style:text-properties fo:font-size="14pt" style:font-size-asian="14pt" style:font-size-complex="14pt"/>
    </style:style>
    <style:style style:name="ce95" style:family="table-cell" style:parent-style-name="Default">
      <style:table-cell-properties fo:border-bottom="none" fo:background-color="#ffffff" fo:border-left="0.06pt solid #000000" fo:border-right="none" fo:border-top="0.06pt solid #000000"/>
    </style:style>
    <style:style style:name="ce96" style:family="table-cell" style:parent-style-name="Default">
      <style:table-cell-properties fo:border-bottom="none" fo:background-color="#ffffff" fo:border-left="0.06pt solid #000000" fo:border-right="none" fo:border-top="none"/>
    </style:style>
    <style:style style:name="ce97" style:family="table-cell" style:parent-style-name="Default">
      <style:table-cell-properties fo:border-bottom="0.06pt solid #000000" fo:border-left="0.06pt solid #000000" fo:border-right="none" fo:border-top="none"/>
    </style:style>
    <style:style style:name="ce98" style:family="table-cell" style:parent-style-name="Default" style:data-style-name="N30">
      <style:table-cell-properties style:text-align-source="fix" style:repeat-content="false" fo:border="0.06pt solid #000000" style:rotation-angle="0" style:vertical-align="middle"/>
      <style:paragraph-properties fo:text-align="center"/>
      <style:text-properties fo:font-weight="bold" style:font-weight-asian="bold" style:font-weight-complex="bold"/>
    </style:style>
    <style:style style:name="ce99" style:family="table-cell" style:parent-style-name="Default" style:data-style-name="N30">
      <style:table-cell-properties style:text-align-source="fix" style:repeat-content="false" fo:border="0.06pt solid #000000" style:rotation-angle="0" style:vertical-align="middle"/>
      <style:paragraph-properties fo:text-align="center"/>
    </style:style>
    <style:style style:name="ce100" style:family="table-cell" style:parent-style-name="Default" style:data-style-name="N30">
      <style:table-cell-properties style:text-align-source="fix" style:repeat-content="false" fo:border="0.06pt solid #000000" style:rotation-angle="0"/>
      <style:paragraph-properties fo:text-align="center" fo:margin-left="0mm"/>
    </style:style>
    <style:style style:name="ce101" style:family="table-cell" style:parent-style-name="Default" style:data-style-name="N1">
      <style:table-cell-properties style:cell-protect="none" style:print-content="true" style:text-align-source="fix" style:repeat-content="false" fo:border="0.06pt solid #000000" fo:padding="1.5mm" style:vertical-align="middle"/>
      <style:paragraph-properties fo:text-align="center" fo:margin-left="0mm"/>
      <style:map style:condition="is-true-formula(ISEVEN(ROW()))" style:apply-style-name="hellgrau" style:base-cell-address="Notenrechnen.A5"/>
    </style:style>
    <style:style style:name="ce102" style:family="table-cell" style:parent-style-name="Default" style:data-style-name="N1">
      <style:table-cell-properties style:cell-protect="none" style:print-content="true" style:text-align-source="fix" style:repeat-content="false" fo:border="0.06pt solid #000000" fo:padding="1.5mm" style:vertical-align="middle"/>
      <style:paragraph-properties fo:text-align="center" fo:margin-left="0mm"/>
      <style:map style:condition="is-true-formula(ISEVEN(ROW()))" style:apply-style-name="hellgrau" style:base-cell-address="Notenrechnen.A36"/>
    </style:style>
    <style:style style:name="ce103" style:family="table-cell" style:parent-style-name="Default">
      <style:table-cell-properties style:cell-protect="none" style:print-content="true" fo:border="0.06pt solid #000000" fo:padding="1.5mm"/>
      <style:map style:condition="is-true-formula(ISEVEN(ROW()))" style:apply-style-name="hellgrau" style:base-cell-address="Notenrechnen.A36"/>
    </style:style>
    <style:style style:name="ce104" style:family="table-cell" style:parent-style-name="Default">
      <style:table-cell-properties style:cell-protect="none" style:print-content="true" fo:border="none" fo:padding="1.5mm"/>
    </style:style>
    <style:style style:name="ce10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#ffffff" fo:border="none"/>
    </style:style>
    <style:style style:name="ce107" style:family="table-cell" style:parent-style-name="Default">
      <style:table-cell-properties fo:border-bottom="none" fo:background-color="#ffffff" fo:border-left="none" fo:border-right="none" fo:border-top="0.06pt solid #000000"/>
      <style:text-properties fo:color="#00cc33" fo:font-weight="bold" style:font-weight-asian="bold" style:font-weight-complex="bold"/>
    </style:style>
    <style:style style:name="ce108" style:family="table-cell" style:parent-style-name="Default">
      <style:table-cell-properties fo:background-color="#ffffff"/>
    </style:style>
    <style:style style:name="ce109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110" style:family="table-cell" style:parent-style-name="Default" style:data-style-name="N30">
      <style:table-cell-properties fo:border="0.06pt solid #000000" style:rotation-angle="0"/>
    </style:style>
    <style:style style:name="ce111" style:family="table-cell" style:parent-style-name="Default" style:data-style-name="N1">
      <style:table-cell-properties style:cell-protect="none" style:print-content="true" fo:border="none" fo:padding="1.5mm"/>
    </style:style>
    <style:style style:name="ce112" style:family="table-cell" style:parent-style-name="Default">
      <style:table-cell-properties fo:border-bottom="none" fo:background-color="#ffffff" fo:border-left="none" fo:border-right="none" fo:border-top="0.06pt solid #000000"/>
      <style:text-properties fo:font-weight="bold" style:font-weight-asian="bold" style:font-weight-complex="bold"/>
    </style:style>
    <style:style style:name="ce113" style:family="table-cell" style:parent-style-name="Default" style:data-style-name="N30">
      <style:table-cell-properties fo:border-bottom="0.26pt solid #000000" style:text-align-source="fix" style:repeat-content="false" fo:border-left="2.01pt solid #000000" fo:border-right="2.01pt solid #000000" style:rotation-angle="0" fo:border-top="2.01pt solid #000000"/>
      <style:paragraph-properties fo:text-align="center" fo:margin-left="0mm"/>
    </style:style>
    <style:style style:name="ce114" style:family="table-cell" style:parent-style-name="Default" style:data-style-name="N1">
      <style:table-cell-properties fo:border-bottom="0.06pt solid #000000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mm"/>
      <style:map style:condition="is-true-formula(ISEVEN(ROW()))" style:apply-style-name="hellgrau" style:base-cell-address="Notenrechnen.G5"/>
    </style:style>
    <style:style style:name="ce115" style:family="table-cell" style:parent-style-name="Default" style:data-style-name="N1">
      <style:table-cell-properties fo:border-bottom="0.06pt solid #000000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mm"/>
      <style:map style:condition="is-true-formula(ISEVEN(ROW()))" style:apply-style-name="hellgrau" style:base-cell-address="Notenrechnen.G36"/>
    </style:style>
    <style:style style:name="ce116" style:family="table-cell" style:parent-style-name="Default">
      <style:table-cell-properties fo:border-bottom="0.26pt solid #000000" style:cell-protect="none" style:print-content="true" fo:border-left="2.01pt solid #000000" fo:padding="1.5mm" fo:border-right="2.01pt solid #000000" fo:border-top="0.26pt solid #000000"/>
      <style:map style:condition="is-true-formula(ISEVEN(ROW()))" style:apply-style-name="hellgrau" style:base-cell-address="Notenrechnen.A36"/>
    </style:style>
    <style:style style:name="ce117" style:family="table-cell" style:parent-style-name="Default">
      <style:table-cell-properties fo:border-bottom="2.01pt solid #000000" style:cell-protect="none" style:print-content="true" fo:border-left="2.01pt solid #000000" fo:padding="1.5mm" fo:border-right="2.01pt solid #000000" fo:border-top="0.26pt solid #000000"/>
      <style:map style:condition="is-true-formula(ISEVEN(ROW()))" style:apply-style-name="hellgrau" style:base-cell-address="Notenrechnen.A36"/>
    </style:style>
    <style:style style:name="ce118" style:family="table-cell" style:parent-style-name="Default" style:data-style-name="N2">
      <style:table-cell-properties style:cell-protect="none" style:print-content="true" style:text-align-source="fix" style:repeat-content="false" fo:border="0.06pt solid #000000" fo:padding="1.5mm" style:vertical-align="middle"/>
      <style:paragraph-properties fo:text-align="center" fo:margin-left="0mm"/>
      <style:map style:condition="is-true-formula(ISEVEN(ROW()))" style:apply-style-name="hellgrau" style:base-cell-address="Notenrechnen.A5"/>
    </style:style>
    <style:style style:name="ce119" style:family="table-cell" style:parent-style-name="Default" style:data-style-name="N2">
      <style:table-cell-properties style:cell-protect="none" style:print-content="true" style:text-align-source="fix" style:repeat-content="false" fo:border="0.06pt solid #000000" fo:padding="1.5mm" style:vertical-align="middle"/>
      <style:paragraph-properties fo:text-align="center" fo:margin-left="0mm"/>
      <style:map style:condition="is-true-formula(ISEVEN(ROW()))" style:apply-style-name="hellgrau" style:base-cell-address="Notenrechnen.A36"/>
    </style:style>
    <style:style style:name="ce120" style:family="table-cell" style:parent-style-name="Default" style:data-style-name="N1">
      <style:table-cell-properties style:cell-protect="none" style:print-content="true" style:text-align-source="fix" style:repeat-content="false" fo:border="0.06pt solid #000000" fo:padding="1.5mm"/>
      <style:paragraph-properties fo:text-align="center" fo:margin-left="0mm"/>
      <style:map style:condition="is-true-formula(ISEVEN(ROW()))" style:apply-style-name="hellgrau" style:base-cell-address="Notenrechnen.A36"/>
    </style:style>
    <style:style style:name="ce121" style:family="table-cell" style:parent-style-name="Default">
      <style:table-cell-properties fo:border-bottom="none" fo:background-color="#ffffff" fo:border-left="none" fo:border-right="none" fo:border-top="0.06pt solid #000000"/>
      <style:text-properties fo:color="#ff3333" fo:font-weight="bold" style:font-weight-asian="bold" style:font-weight-complex="bold"/>
    </style:style>
    <style:style style:name="ce122" style:family="table-cell" style:parent-style-name="Default">
      <style:table-cell-properties fo:border-bottom="none" fo:background-color="#ffffff" fo:border-left="none" fo:border-right="0.06pt solid #000000" fo:border-top="0.06pt solid #000000"/>
      <style:text-properties fo:color="#ff3333" fo:font-weight="bold" style:font-weight-asian="bold" style:font-weight-complex="bold"/>
    </style:style>
    <style:style style:name="ce123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124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ce125" style:family="table-cell" style:parent-style-name="Default">
      <style:table-cell-properties fo:border="0.06pt solid #000000" style:rotation-angle="0"/>
    </style:style>
    <style:style style:name="ce126" style:family="table-cell" style:parent-style-name="Default">
      <style:table-cell-properties fo:border-bottom="0.06pt solid #000000" style:text-align-source="fix" style:repeat-content="false" fo:border-left="2.01pt solid #000000" fo:border-right="2.01pt solid #000000" style:rotation-angle="0" fo:border-top="2.01pt solid #000000"/>
      <style:paragraph-properties fo:text-align="center" fo:margin-left="0mm"/>
    </style:style>
    <style:style style:name="ce127" style:family="table-cell" style:parent-style-name="Default" style:data-style-name="N1">
      <style:table-cell-properties fo:border-bottom="0.06pt solid #000000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mm"/>
      <style:map style:condition="is-true-formula(ISEVEN(ROW()))" style:apply-style-name="hellgrau" style:base-cell-address="Notenrechnen.A5"/>
    </style:style>
    <style:style style:name="ce128" style:family="table-cell" style:parent-style-name="Default" style:data-style-name="N1">
      <style:table-cell-properties fo:border-bottom="0.06pt solid #000000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mm"/>
      <style:map style:condition="is-true-formula(ISEVEN(ROW()))" style:apply-style-name="hellgrau" style:base-cell-address="Notenrechnen.A36"/>
    </style:style>
    <style:style style:name="ce129" style:family="table-cell" style:parent-style-name="Default">
      <style:table-cell-properties fo:border-bottom="0.06pt solid #000000" fo:border-left="2.01pt solid #000000" fo:border-right="2.01pt solid #000000" fo:border-top="0.06pt solid #000000"/>
      <style:map style:condition="is-true-formula(ISEVEN(ROW()))" style:apply-style-name="hellgrau" style:base-cell-address="Notenrechnen.A36"/>
    </style:style>
    <style:style style:name="ce130" style:family="table-cell" style:parent-style-name="Default">
      <style:table-cell-properties fo:border-bottom="2.01pt solid #000000" fo:border-left="2.01pt solid #000000" fo:border-right="2.01pt solid #000000" fo:border-top="0.06pt solid #000000"/>
      <style:map style:condition="is-true-formula(ISEVEN(ROW()))" style:apply-style-name="hellgrau" style:base-cell-address="Notenrechnen.A36"/>
    </style:style>
    <style:style style:name="ce131" style:family="table-cell" style:parent-style-name="Default">
      <style:table-cell-properties fo:border-bottom="0.06pt solid #000000" style:text-align-source="fix" style:repeat-content="false" fo:border-left="2.01pt solid #000000" fo:border-right="2.01pt solid #000000" style:rotation-angle="90" fo:border-top="2.01pt solid #000000" style:vertical-align="middle"/>
      <style:paragraph-properties fo:text-align="center"/>
    </style:style>
    <style:style style:name="ce132" style:family="table-cell" style:parent-style-name="Default">
      <style:table-cell-properties fo:border-bottom="0.06pt solid #000000" style:text-align-source="fix" style:repeat-content="false" fo:border-left="2.01pt solid #000000" fo:border-right="2.01pt solid #000000" fo:border-top="0.06pt solid #000000"/>
      <style:paragraph-properties fo:text-align="center" fo:margin-left="0mm"/>
    </style:style>
    <style:style style:name="ce133" style:family="table-cell" style:parent-style-name="Default" style:data-style-name="N1">
      <style:table-cell-properties fo:border-bottom="0.06pt solid #000000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mm"/>
      <style:map style:condition="is-true-formula(ISEVEN(ROW()))" style:apply-style-name="hellgrau" style:base-cell-address="Notenrechnen.K5"/>
    </style:style>
    <style:style style:name="ce134" style:family="table-cell" style:parent-style-name="Default" style:data-style-name="N1">
      <style:table-cell-properties fo:border-bottom="0.06pt solid #000000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mm"/>
      <style:map style:condition="is-true-formula(ISEVEN(ROW()))" style:apply-style-name="hellgrau" style:base-cell-address="Notenrechnen.K36"/>
    </style:style>
    <style:style style:name="ce135" style:family="table-cell" style:parent-style-name="Default" style:data-style-name="N2">
      <style:table-cell-properties fo:border-bottom="0.06pt solid #000000" fo:border-left="2.01pt solid #000000" fo:border-right="2.01pt solid #000000" fo:border-top="0.06pt solid #000000"/>
      <style:map style:condition="is-true-formula(ISEVEN(ROW()))" style:apply-style-name="hellgrau" style:base-cell-address="Notenrechnen.A36"/>
    </style:style>
    <style:style style:name="ce136" style:family="table-cell" style:parent-style-name="Default" style:data-style-name="N2">
      <style:table-cell-properties fo:border-bottom="2.01pt solid #000000" fo:border-left="2.01pt solid #000000" fo:border-right="2.01pt solid #000000" fo:border-top="0.06pt solid #000000"/>
      <style:map style:condition="is-true-formula(ISEVEN(ROW()))" style:apply-style-name="hellgrau" style:base-cell-address="Notenrechnen.A36"/>
    </style:style>
    <style:style style:name="ce137" style:family="table-cell" style:parent-style-name="Default" style:data-style-name="N2"/>
    <style:style style:name="ce138" style:family="table-cell" style:parent-style-name="Default">
      <style:table-cell-properties fo:background-color="#ffffff" fo:border="none"/>
      <style:text-properties fo:color="#ff3333" fo:font-weight="bold" style:font-weight-asian="bold" style:font-weight-complex="bold"/>
    </style:style>
    <style:style style:name="ce139" style:family="table-cell" style:parent-style-name="Default">
      <style:table-cell-properties style:text-align-source="fix" style:repeat-content="false" fo:wrap-option="wrap" fo:border="0.06pt solid #000000" style:rotation-angle="0" style:vertical-align="middle"/>
      <style:paragraph-properties fo:text-align="center"/>
    </style:style>
    <style:style style:name="ce140" style:family="table-cell" style:parent-style-name="Default">
      <style:table-cell-properties style:text-align-source="fix" style:repeat-content="false" fo:wrap-option="wrap" fo:border="0.06pt solid #000000" style:rotation-angle="0"/>
      <style:paragraph-properties fo:text-align="center" fo:margin-left="0mm"/>
    </style:style>
    <style:style style:name="ce14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map style:condition="is-true-formula(ISEVEN(ROW()))" style:apply-style-name="hellgrau" style:base-cell-address="Notenrechnen.M5"/>
    </style:style>
    <style:style style:name="ce14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map style:condition="is-true-formula(ISEVEN(ROW()))" style:apply-style-name="hellgrau" style:base-cell-address="Notenrechnen.M6"/>
    </style:style>
    <style:style style:name="ce14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map style:condition="is-true-formula(ISEVEN(ROW()))" style:apply-style-name="hellgrau" style:base-cell-address="Notenrechnen.M7"/>
    </style:style>
    <style:style style:name="ce1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map style:condition="is-true-formula(ISEVEN(ROW()))" style:apply-style-name="hellgrau" style:base-cell-address="Notenrechnen.M8"/>
    </style:style>
    <style:style style:name="ce14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map style:condition="is-true-formula(ISEVEN(ROW()))" style:apply-style-name="hellgrau" style:base-cell-address="Notenrechnen.M9"/>
    </style:style>
    <style:style style:name="ce14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map style:condition="is-true-formula(ISEVEN(ROW()))" style:apply-style-name="hellgrau" style:base-cell-address="Notenrechnen.M10"/>
    </style:style>
    <style:style style:name="ce14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map style:condition="is-true-formula(ISEVEN(ROW()))" style:apply-style-name="hellgrau" style:base-cell-address="Notenrechnen.M11"/>
    </style:style>
    <style:style style:name="ce14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map style:condition="is-true-formula(ISEVEN(ROW()))" style:apply-style-name="hellgrau" style:base-cell-address="Notenrechnen.M12"/>
    </style:style>
    <style:style style:name="ce14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map style:condition="is-true-formula(ISEVEN(ROW()))" style:apply-style-name="hellgrau" style:base-cell-address="Notenrechnen.M13"/>
    </style:style>
    <style:style style:name="ce15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map style:condition="is-true-formula(ISEVEN(ROW()))" style:apply-style-name="hellgrau" style:base-cell-address="Notenrechnen.M14"/>
    </style:style>
    <style:style style:name="ce15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map style:condition="is-true-formula(ISEVEN(ROW()))" style:apply-style-name="hellgrau" style:base-cell-address="Notenrechnen.M15"/>
    </style:style>
    <style:style style:name="ce1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map style:condition="is-true-formula(ISEVEN(ROW()))" style:apply-style-name="hellgrau" style:base-cell-address="Notenrechnen.M16"/>
    </style:style>
    <style:style style:name="ce15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map style:condition="is-true-formula(ISEVEN(ROW()))" style:apply-style-name="hellgrau" style:base-cell-address="Notenrechnen.M17"/>
    </style:style>
    <style:style style:name="ce15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map style:condition="is-true-formula(ISEVEN(ROW()))" style:apply-style-name="hellgrau" style:base-cell-address="Notenrechnen.M18"/>
    </style:style>
    <style:style style:name="ce15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map style:condition="is-true-formula(ISEVEN(ROW()))" style:apply-style-name="hellgrau" style:base-cell-address="Notenrechnen.M19"/>
    </style:style>
    <style:style style:name="ce15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map style:condition="is-true-formula(ISEVEN(ROW()))" style:apply-style-name="hellgrau" style:base-cell-address="Notenrechnen.M20"/>
    </style:style>
    <style:style style:name="ce15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map style:condition="is-true-formula(ISEVEN(ROW()))" style:apply-style-name="hellgrau" style:base-cell-address="Notenrechnen.M21"/>
    </style:style>
    <style:style style:name="ce15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map style:condition="is-true-formula(ISEVEN(ROW()))" style:apply-style-name="hellgrau" style:base-cell-address="Notenrechnen.M22"/>
    </style:style>
    <style:style style:name="ce1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map style:condition="is-true-formula(ISEVEN(ROW()))" style:apply-style-name="hellgrau" style:base-cell-address="Notenrechnen.M23"/>
    </style:style>
    <style:style style:name="ce16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map style:condition="is-true-formula(ISEVEN(ROW()))" style:apply-style-name="hellgrau" style:base-cell-address="Notenrechnen.M24"/>
    </style:style>
    <style:style style:name="ce16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map style:condition="is-true-formula(ISEVEN(ROW()))" style:apply-style-name="hellgrau" style:base-cell-address="Notenrechnen.M25"/>
    </style:style>
    <style:style style:name="ce16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map style:condition="is-true-formula(ISEVEN(ROW()))" style:apply-style-name="hellgrau" style:base-cell-address="Notenrechnen.M26"/>
    </style:style>
    <style:style style:name="ce16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map style:condition="is-true-formula(ISEVEN(ROW()))" style:apply-style-name="hellgrau" style:base-cell-address="Notenrechnen.M27"/>
    </style:style>
    <style:style style:name="ce16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map style:condition="is-true-formula(ISEVEN(ROW()))" style:apply-style-name="hellgrau" style:base-cell-address="Notenrechnen.M28"/>
    </style:style>
    <style:style style:name="ce16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map style:condition="is-true-formula(ISEVEN(ROW()))" style:apply-style-name="hellgrau" style:base-cell-address="Notenrechnen.M29"/>
    </style:style>
    <style:style style:name="ce17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map style:condition="is-true-formula(ISEVEN(ROW()))" style:apply-style-name="hellgrau" style:base-cell-address="Notenrechnen.M30"/>
    </style:style>
    <style:style style:name="ce17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map style:condition="is-true-formula(ISEVEN(ROW()))" style:apply-style-name="hellgrau" style:base-cell-address="Notenrechnen.M31"/>
    </style:style>
    <style:style style:name="ce17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map style:condition="is-true-formula(ISEVEN(ROW()))" style:apply-style-name="hellgrau" style:base-cell-address="Notenrechnen.M32"/>
    </style:style>
    <style:style style:name="ce17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map style:condition="is-true-formula(ISEVEN(ROW()))" style:apply-style-name="hellgrau" style:base-cell-address="Notenrechnen.M33"/>
    </style:style>
    <style:style style:name="ce17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map style:condition="is-true-formula(ISEVEN(ROW()))" style:apply-style-name="hellgrau" style:base-cell-address="Notenrechnen.M34"/>
    </style:style>
    <style:style style:name="ce17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map style:condition="is-true-formula(ISEVEN(ROW()))" style:apply-style-name="hellgrau" style:base-cell-address="Notenrechnen.M35"/>
    </style:style>
    <style:style style:name="ce17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map style:condition="is-true-formula(ISEVEN(ROW()))" style:apply-style-name="hellgrau" style:base-cell-address="Notenrechnen.M36"/>
    </style:style>
    <style:style style:name="ce177" style:family="table-cell" style:parent-style-name="Default">
      <style:table-cell-properties fo:background-color="transparent" fo:border="0.06pt solid #000000"/>
      <style:map style:condition="is-true-formula(ISEVEN(ROW()))" style:apply-style-name="hellgrau" style:base-cell-address="Notenrechnen.A36"/>
    </style:style>
    <style:style style:name="ce178" style:family="table-cell" style:parent-style-name="Default">
      <style:table-cell-properties fo:wrap-option="wrap" fo:border="0.06pt solid #000000" style:rotation-angle="65"/>
    </style:style>
    <style:style style:name="ce179" style:family="table-cell" style:parent-style-name="Default">
      <style:table-cell-properties fo:wrap-option="wrap" fo:border="0.06pt solid #000000" style:rotation-angle="0"/>
    </style:style>
    <style:style style:name="ce18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Liberation Sans" style:font-name-asian="Droid Sans Fallback" style:font-name-complex="Droid Sans Devanagari"/>
      <style:map style:condition="is-true-formula(ISEVEN(ROW()))" style:apply-style-name="hellgrau" style:base-cell-address="Notenrechnen.N5"/>
    </style:style>
    <style:style style:name="ce1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Liberation Sans" style:font-name-asian="Droid Sans Fallback" style:font-name-complex="Droid Sans Devanagari"/>
      <style:map style:condition="is-true-formula(ISEVEN(ROW()))" style:apply-style-name="hellgrau" style:base-cell-address="Notenrechnen.N6"/>
    </style:style>
    <style:style style:name="ce18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Liberation Sans" style:font-name-asian="Droid Sans Fallback" style:font-name-complex="Droid Sans Devanagari"/>
      <style:map style:condition="is-true-formula(ISEVEN(ROW()))" style:apply-style-name="hellgrau" style:base-cell-address="Notenrechnen.N7"/>
    </style:style>
    <style:style style:name="ce18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Liberation Sans" style:font-name-asian="Droid Sans Fallback" style:font-name-complex="Droid Sans Devanagari"/>
      <style:map style:condition="is-true-formula(ISEVEN(ROW()))" style:apply-style-name="hellgrau" style:base-cell-address="Notenrechnen.N8"/>
    </style:style>
    <style:style style:name="ce18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Liberation Sans" style:font-name-asian="Droid Sans Fallback" style:font-name-complex="Droid Sans Devanagari"/>
      <style:map style:condition="is-true-formula(ISEVEN(ROW()))" style:apply-style-name="hellgrau" style:base-cell-address="Notenrechnen.N9"/>
    </style:style>
    <style:style style:name="ce18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Liberation Sans" style:font-name-asian="Droid Sans Fallback" style:font-name-complex="Droid Sans Devanagari"/>
      <style:map style:condition="is-true-formula(ISEVEN(ROW()))" style:apply-style-name="hellgrau" style:base-cell-address="Notenrechnen.N10"/>
    </style:style>
    <style:style style:name="ce1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Liberation Sans" style:font-name-asian="Droid Sans Fallback" style:font-name-complex="Droid Sans Devanagari"/>
      <style:map style:condition="is-true-formula(ISEVEN(ROW()))" style:apply-style-name="hellgrau" style:base-cell-address="Notenrechnen.N11"/>
    </style:style>
    <style:style style:name="ce18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Liberation Sans" style:font-name-asian="Droid Sans Fallback" style:font-name-complex="Droid Sans Devanagari"/>
      <style:map style:condition="is-true-formula(ISEVEN(ROW()))" style:apply-style-name="hellgrau" style:base-cell-address="Notenrechnen.N12"/>
    </style:style>
    <style:style style:name="ce18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Liberation Sans" style:font-name-asian="Droid Sans Fallback" style:font-name-complex="Droid Sans Devanagari"/>
      <style:map style:condition="is-true-formula(ISEVEN(ROW()))" style:apply-style-name="hellgrau" style:base-cell-address="Notenrechnen.N13"/>
    </style:style>
    <style:style style:name="ce18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Liberation Sans" style:font-name-asian="Droid Sans Fallback" style:font-name-complex="Droid Sans Devanagari"/>
      <style:map style:condition="is-true-formula(ISEVEN(ROW()))" style:apply-style-name="hellgrau" style:base-cell-address="Notenrechnen.N14"/>
    </style:style>
    <style:style style:name="ce1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Liberation Sans" style:font-name-asian="Droid Sans Fallback" style:font-name-complex="Droid Sans Devanagari"/>
      <style:map style:condition="is-true-formula(ISEVEN(ROW()))" style:apply-style-name="hellgrau" style:base-cell-address="Notenrechnen.N15"/>
    </style:style>
    <style:style style:name="ce19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Liberation Sans" style:font-name-asian="Droid Sans Fallback" style:font-name-complex="Droid Sans Devanagari"/>
      <style:map style:condition="is-true-formula(ISEVEN(ROW()))" style:apply-style-name="hellgrau" style:base-cell-address="Notenrechnen.N16"/>
    </style:style>
    <style:style style:name="ce19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Liberation Sans" style:font-name-asian="Droid Sans Fallback" style:font-name-complex="Droid Sans Devanagari"/>
      <style:map style:condition="is-true-formula(ISEVEN(ROW()))" style:apply-style-name="hellgrau" style:base-cell-address="Notenrechnen.N17"/>
    </style:style>
    <style:style style:name="ce19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Liberation Sans" style:font-name-asian="Droid Sans Fallback" style:font-name-complex="Droid Sans Devanagari"/>
      <style:map style:condition="is-true-formula(ISEVEN(ROW()))" style:apply-style-name="hellgrau" style:base-cell-address="Notenrechnen.N18"/>
    </style:style>
    <style:style style:name="ce19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Liberation Sans" style:font-name-asian="Droid Sans Fallback" style:font-name-complex="Droid Sans Devanagari"/>
      <style:map style:condition="is-true-formula(ISEVEN(ROW()))" style:apply-style-name="hellgrau" style:base-cell-address="Notenrechnen.N19"/>
    </style:style>
    <style:style style:name="ce19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Liberation Sans" style:font-name-asian="Droid Sans Fallback" style:font-name-complex="Droid Sans Devanagari"/>
      <style:map style:condition="is-true-formula(ISEVEN(ROW()))" style:apply-style-name="hellgrau" style:base-cell-address="Notenrechnen.N20"/>
    </style:style>
    <style:style style:name="ce19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Liberation Sans" style:font-name-asian="Droid Sans Fallback" style:font-name-complex="Droid Sans Devanagari"/>
      <style:map style:condition="is-true-formula(ISEVEN(ROW()))" style:apply-style-name="hellgrau" style:base-cell-address="Notenrechnen.N21"/>
    </style:style>
    <style:style style:name="ce19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Liberation Sans" style:font-name-asian="Droid Sans Fallback" style:font-name-complex="Droid Sans Devanagari"/>
      <style:map style:condition="is-true-formula(ISEVEN(ROW()))" style:apply-style-name="hellgrau" style:base-cell-address="Notenrechnen.N22"/>
    </style:style>
    <style:style style:name="ce19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Liberation Sans" style:font-name-asian="Droid Sans Fallback" style:font-name-complex="Droid Sans Devanagari"/>
      <style:map style:condition="is-true-formula(ISEVEN(ROW()))" style:apply-style-name="hellgrau" style:base-cell-address="Notenrechnen.N23"/>
    </style:style>
    <style:style style:name="ce19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Liberation Sans" style:font-name-asian="Droid Sans Fallback" style:font-name-complex="Droid Sans Devanagari"/>
      <style:map style:condition="is-true-formula(ISEVEN(ROW()))" style:apply-style-name="hellgrau" style:base-cell-address="Notenrechnen.N24"/>
    </style:style>
    <style:style style:name="ce20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Liberation Sans" style:font-name-asian="Droid Sans Fallback" style:font-name-complex="Droid Sans Devanagari"/>
      <style:map style:condition="is-true-formula(ISEVEN(ROW()))" style:apply-style-name="hellgrau" style:base-cell-address="Notenrechnen.N25"/>
    </style:style>
    <style:style style:name="ce20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Liberation Sans" style:font-name-asian="Droid Sans Fallback" style:font-name-complex="Droid Sans Devanagari"/>
      <style:map style:condition="is-true-formula(ISEVEN(ROW()))" style:apply-style-name="hellgrau" style:base-cell-address="Notenrechnen.N26"/>
    </style:style>
    <style:style style:name="ce20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Liberation Sans" style:font-name-asian="Droid Sans Fallback" style:font-name-complex="Droid Sans Devanagari"/>
      <style:map style:condition="is-true-formula(ISEVEN(ROW()))" style:apply-style-name="hellgrau" style:base-cell-address="Notenrechnen.N27"/>
    </style:style>
    <style:style style:name="ce20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Liberation Sans" style:font-name-asian="Droid Sans Fallback" style:font-name-complex="Droid Sans Devanagari"/>
      <style:map style:condition="is-true-formula(ISEVEN(ROW()))" style:apply-style-name="hellgrau" style:base-cell-address="Notenrechnen.N28"/>
    </style:style>
    <style:style style:name="ce20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Liberation Sans" style:font-name-asian="Droid Sans Fallback" style:font-name-complex="Droid Sans Devanagari"/>
      <style:map style:condition="is-true-formula(ISEVEN(ROW()))" style:apply-style-name="hellgrau" style:base-cell-address="Notenrechnen.N29"/>
    </style:style>
    <style:style style:name="ce20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Liberation Sans" style:font-name-asian="Droid Sans Fallback" style:font-name-complex="Droid Sans Devanagari"/>
      <style:map style:condition="is-true-formula(ISEVEN(ROW()))" style:apply-style-name="hellgrau" style:base-cell-address="Notenrechnen.N30"/>
    </style:style>
    <style:style style:name="ce20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Liberation Sans" style:font-name-asian="Droid Sans Fallback" style:font-name-complex="Droid Sans Devanagari"/>
      <style:map style:condition="is-true-formula(ISEVEN(ROW()))" style:apply-style-name="hellgrau" style:base-cell-address="Notenrechnen.N31"/>
    </style:style>
    <style:style style:name="ce20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Liberation Sans" style:font-name-asian="Droid Sans Fallback" style:font-name-complex="Droid Sans Devanagari"/>
      <style:map style:condition="is-true-formula(ISEVEN(ROW()))" style:apply-style-name="hellgrau" style:base-cell-address="Notenrechnen.N32"/>
    </style:style>
    <style:style style:name="ce20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Liberation Sans" style:font-name-asian="Droid Sans Fallback" style:font-name-complex="Droid Sans Devanagari"/>
      <style:map style:condition="is-true-formula(ISEVEN(ROW()))" style:apply-style-name="hellgrau" style:base-cell-address="Notenrechnen.N33"/>
    </style:style>
    <style:style style:name="ce2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Liberation Sans" style:font-name-asian="Droid Sans Fallback" style:font-name-complex="Droid Sans Devanagari"/>
      <style:map style:condition="is-true-formula(ISEVEN(ROW()))" style:apply-style-name="hellgrau" style:base-cell-address="Notenrechnen.N34"/>
    </style:style>
    <style:style style:name="ce21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Liberation Sans" style:font-name-asian="Droid Sans Fallback" style:font-name-complex="Droid Sans Devanagari"/>
      <style:map style:condition="is-true-formula(ISEVEN(ROW()))" style:apply-style-name="hellgrau" style:base-cell-address="Notenrechnen.N35"/>
    </style:style>
    <style:style style:name="ce2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Liberation Sans" style:font-name-asian="Droid Sans Fallback" style:font-name-complex="Droid Sans Devanagari"/>
      <style:map style:condition="is-true-formula(ISEVEN(ROW()))" style:apply-style-name="hellgrau" style:base-cell-address="Notenrechnen.N36"/>
    </style:style>
    <style:style style:name="ce212" style:family="table-cell" style:parent-style-name="Default">
      <style:table-cell-properties fo:background-color="transparent" fo:border="0.06pt solid #000000"/>
      <style:text-properties style:font-name="Liberation Sans" style:font-name-asian="Droid Sans Fallback" style:font-name-complex="Droid Sans Devanagari"/>
      <style:map style:condition="is-true-formula(ISEVEN(ROW()))" style:apply-style-name="hellgrau" style:base-cell-address="Notenrechnen.A36"/>
    </style:style>
    <style:style style:name="ce2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map style:condition="is-true-formula(ISEVEN(ROW()))" style:apply-style-name="hellgrau" style:base-cell-address="Notenrechnen.A5"/>
    </style:style>
    <style:style style:name="ce2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map style:condition="is-true-formula(ISEVEN(ROW()))" style:apply-style-name="hellgrau" style:base-cell-address="Notenrechnen.A36"/>
    </style:style>
    <style:style style:name="ce2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Liberation Sans" style:font-name-asian="Droid Sans Fallback" style:font-name-complex="Droid Sans Devanagari"/>
      <style:map style:condition="is-true-formula(ISEVEN(ROW()))" style:apply-style-name="hellgrau" style:base-cell-address="Notenrechnen.A5"/>
    </style:style>
    <style:style style:name="ce2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Liberation Sans" style:font-name-asian="Droid Sans Fallback" style:font-name-complex="Droid Sans Devanagari"/>
      <style:map style:condition="is-true-formula(ISEVEN(ROW()))" style:apply-style-name="hellgrau" style:base-cell-address="Notenrechnen.A36"/>
    </style:style>
    <style:style style:name="ce217" style:family="table-cell" style:parent-style-name="Default">
      <style:table-cell-properties style:shrink-to-fit="true"/>
    </style:style>
    <style:style style:name="ce218" style:family="table-cell" style:parent-style-name="Default">
      <style:table-cell-properties style:cell-protect="none" style:print-content="true"/>
      <style:text-properties style:font-name="Liberation Sans" style:font-name-asian="Droid Sans Fallback" style:font-name-complex="Droid Sans Devanagari"/>
    </style:style>
    <style:style style:name="ce219" style:family="table-cell" style:parent-style-name="Default">
      <style:table-cell-properties style:cell-protect="none" style:print-content="true"/>
    </style:style>
    <style:style style:name="ce22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21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font-size="7pt" style:font-size-asian="7pt" style:font-size-complex="7pt"/>
    </style:style>
    <style:style style:name="ce222" style:family="table-cell" style:parent-style-name="Default" style:data-style-name="N30">
      <style:table-cell-properties style:rotation-angle="65"/>
    </style:style>
    <style:style style:name="ce223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22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7pt" style:font-size-asian="7pt" style:font-size-complex="7pt"/>
    </style:style>
    <style:style style:name="ce225" style:family="table-cell" style:parent-style-name="Default" style:data-style-name="N30"/>
    <style:style style:name="ce226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2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28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29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230" style:family="table-cell" style:parent-style-name="Default">
      <style:table-cell-properties fo:background-color="#dddddd" fo:border="0.74pt solid #000000" style:rotation-angle="0" style:rotation-align="none" style:vertical-align="middle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31" style:family="table-cell" style:parent-style-name="Default" style:data-style-name="N0">
      <style:table-cell-properties fo:background-color="#dddddd" style:text-align-source="fix" style:repeat-content="false" fo:border="0.74pt solid #000000" style:rotation-angle="0" style:rotation-align="none" style:vertical-align="middle"/>
      <style:paragraph-properties fo:text-align="center" fo:margin-left="0mm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32" style:family="table-cell" style:parent-style-name="Default" style:data-style-name="N0">
      <style:table-cell-properties fo:border="0.74pt solid #000000" style:rotation-angle="0" style:rotation-align="none" style:vertical-align="middle"/>
      <style:text-properties fo:font-size="10pt" style:font-size-asian="10pt" style:font-size-complex="10pt"/>
    </style:style>
    <style:style style:name="ce233" style:family="table-cell" style:parent-style-name="Default">
      <style:table-cell-properties fo:border="0.74pt solid #000000" style:rotation-angle="0" style:rotation-align="none" style:vertical-align="middle"/>
      <style:text-properties style:font-name="Liberation Sans" fo:font-size="10pt" style:font-name-asian="Droid Sans Fallback" style:font-size-asian="10pt" style:font-name-complex="Droid Sans Devanagari" style:font-size-complex="10pt"/>
    </style:style>
    <style:style style:name="ce234" style:family="table-cell" style:parent-style-name="Default">
      <style:table-cell-properties fo:border="0.74pt solid #000000" style:rotation-angle="0" style:rotation-align="none" style:vertical-align="middle"/>
      <style:text-properties fo:font-size="10pt" style:font-size-asian="10pt" style:font-size-complex="10pt"/>
    </style:style>
  </office:automatic-styles>
  <office:body>
    <office:spreadsheet>
      <table:table table:name="Kursliste" table:style-name="ta1">
        <table:table-column table:style-name="co4" table:default-cell-style-name="ce9"/>
        <table:table-column table:style-name="co5" table:default-cell-style-name="ce14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row table:style-name="ro1">
          <table:table-cell table:style-name="ce5"/>
          <table:table-cell table:style-name="ce10" table:formula="of:=[Klausur1.B1]" office:value-type="string" office:string-value="KURSNAME" calcext:value-type="string" table:number-columns-spanned="1" table:number-rows-spanned="3">
            <text:p>KURSNAME</text:p>
          </table:table-cell>
          <table:table-cell table:style-name="Default" table:number-columns-repeated="3"/>
        </table:table-row>
        <table:table-row table:style-name="ro1">
          <table:table-cell table:style-name="ce6" office:value-type="string" calcext:value-type="string" table:number-columns-spanned="1" table:number-rows-spanned="3">
            <text:p>Lfd- Nummer</text:p>
          </table:table-cell>
          <table:covered-table-cell table:style-name="ce11"/>
          <table:table-cell table:style-name="Default" table:number-columns-repeated="3"/>
        </table:table-row>
        <table:table-row table:style-name="ro1">
          <table:covered-table-cell table:style-name="ce6"/>
          <table:covered-table-cell table:style-name="ce11"/>
          <table:table-cell table:style-name="Default" table:number-columns-repeated="3"/>
        </table:table-row>
        <table:table-row table:style-name="ro1">
          <table:covered-table-cell table:style-name="ce7"/>
          <table:table-cell table:style-name="ce12" office:value-type="string" calcext:value-type="string">
            <text:p>Vorname</text:p>
          </table:table-cell>
          <table:table-cell table:style-name="Default" office:value-type="string" calcext:value-type="string">
            <text:p>Nachname</text:p>
          </table:table-cell>
          <table:table-cell table:style-name="Default" office:value-type="string" calcext:value-type="string">
            <text:p>Matrikel-Nr.</text:p>
          </table:table-cell>
          <table:table-cell table:style-name="Default" office:value-type="string" calcext:value-type="string">
            <text:p>E-Mail</text:p>
          </table:table-cell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style-name="ce13" office:value-type="string" calcext:value-type="string">
            <text:p>Max</text:p>
          </table:table-cell>
          <table:table-cell table:style-name="Default" office:value-type="string" calcext:value-type="string">
            <text:p>Mustermann</text:p>
          </table:table-cell>
          <table:table-cell table:style-name="Default" office:value-type="float" office:value="553213" calcext:value-type="float">
            <text:p>553213</text:p>
          </table:table-cell>
          <table:table-cell table:style-name="Default" office:value-type="string" calcext:value-type="string">
            <text:p><text:a xlink:href="mailto:max.mustermann@test.de" xlink:type="simple">max.mustermann@test.de</text:a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imo</text:p>
          </table:table-cell>
          <table:table-cell office:value-type="string" calcext:value-type="string">
            <text:p>Test</text:p>
          </table:table-cell>
          <table:table-cell office:value-type="float" office:value="632145" calcext:value-type="float">
            <text:p>63214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Versuch</text:p>
          </table:table-cell>
          <table:table-cell/>
          <table:table-cell office:value-type="string" calcext:value-type="string">
            <text:p>vici0815@versuch.co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/>
        </table:table-row>
        <calcext:conditional-formats>
          <calcext:conditional-format calcext:target-range-address="Kursliste.A6:Kursliste.E36 Kursliste.A5:Kursliste.B36">
            <calcext:condition calcext:apply-style-name="hellgrau" calcext:value="formula-is(ISEVEN(ROW()))" calcext:base-cell-address="Kursliste.A5"/>
          </calcext:conditional-format>
        </calcext:conditional-formats>
      </table:table>
      <table:table table:name="SoMi-Liste" table:style-name="ta1" table:print-ranges="'SoMi-Liste'.A1:'SoMi-Liste'.AC37 'SoMi-Liste'.AD1:'SoMi-Liste'.BE37 'SoMi-Liste'.B43:'SoMi-Liste'.E45"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number-columns-repeated="13" table:default-cell-style-name="ce5"/>
        <table:table-column table:style-name="co12" table:default-cell-style-name="ce46"/>
        <table:table-column table:style-name="co12" table:number-columns-repeated="8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8" table:number-columns-repeated="23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24" table:number-columns-repeated="2" table:default-cell-style-name="ce5"/>
        <table:table-column table:style-name="co25" table:default-cell-style-name="ce5"/>
        <table:table-column table:style-name="co26" table:default-cell-style-name="ce5"/>
        <table:table-column table:style-name="co7" table:number-columns-repeated="960" table:default-cell-style-name="ce5"/>
        <table:table-row table:style-name="ro3">
          <table:table-cell/>
          <table:table-cell table:style-name="ce15" office:value-type="string" calcext:value-type="string">
            <text:p>KURSNAME</text:p>
          </table:table-cell>
          <table:table-cell table:style-name="ce22" office:value-type="date" office:date-value="2016-08-26" calcext:value-type="date">
            <text:p>26.08.16</text:p>
          </table:table-cell>
          <table:table-cell table:style-name="ce22" office:value-type="date" office:date-value="2016-08-30" calcext:value-type="date">
            <text:p>30.08.16</text:p>
          </table:table-cell>
          <table:table-cell table:style-name="ce22" table:formula="of:=[.C1]+7" office:value-type="date" office:date-value="2016-09-02" calcext:value-type="date">
            <text:p>02.09.16</text:p>
          </table:table-cell>
          <table:table-cell table:style-name="ce22" table:formula="of:=[.D1]+7" office:value-type="date" office:date-value="2016-09-06" calcext:value-type="date">
            <text:p>06.09.16</text:p>
          </table:table-cell>
          <table:table-cell table:style-name="ce22" table:formula="of:=[.E1]+7" office:value-type="date" office:date-value="2016-09-09" calcext:value-type="date">
            <text:p>09.09.16</text:p>
          </table:table-cell>
          <table:table-cell table:style-name="ce22" table:formula="of:=[.F1]+7" office:value-type="date" office:date-value="2016-09-13" calcext:value-type="date">
            <text:p>13.09.16</text:p>
          </table:table-cell>
          <table:table-cell table:style-name="ce22" table:formula="of:=[.G1]+7" office:value-type="date" office:date-value="2016-09-16" calcext:value-type="date">
            <text:p>16.09.16</text:p>
          </table:table-cell>
          <table:table-cell table:style-name="ce22" table:formula="of:=[.H1]+7" office:value-type="date" office:date-value="2016-09-20" calcext:value-type="date">
            <text:p>20.09.16</text:p>
          </table:table-cell>
          <table:table-cell table:style-name="ce22" table:formula="of:=[.I1]+7" office:value-type="date" office:date-value="2016-09-23" calcext:value-type="date">
            <text:p>23.09.16</text:p>
          </table:table-cell>
          <table:table-cell table:style-name="ce22" table:formula="of:=[.J1]+7" office:value-type="date" office:date-value="2016-09-27" calcext:value-type="date">
            <text:p>27.09.16</text:p>
          </table:table-cell>
          <table:table-cell table:style-name="ce22" table:formula="of:=[.K1]+7" office:value-type="date" office:date-value="2016-09-30" calcext:value-type="date">
            <text:p>30.09.16</text:p>
          </table:table-cell>
          <table:table-cell table:style-name="ce22" table:formula="of:=[.L1]+7" office:value-type="date" office:date-value="2016-10-04" calcext:value-type="date">
            <text:p>04.10.16</text:p>
          </table:table-cell>
          <table:table-cell table:style-name="ce22" table:formula="of:=[.M1]+7" office:value-type="date" office:date-value="2016-10-07" calcext:value-type="date">
            <text:p>07.10.16</text:p>
          </table:table-cell>
          <table:table-cell table:style-name="ce22" table:formula="of:=[.N1]+7" office:value-type="date" office:date-value="2016-10-11" calcext:value-type="date">
            <text:p>11.10.16</text:p>
          </table:table-cell>
          <table:table-cell table:style-name="ce22" table:formula="of:=[.O1]+7" office:value-type="date" office:date-value="2016-10-14" calcext:value-type="date">
            <text:p>14.10.16</text:p>
          </table:table-cell>
          <table:table-cell table:style-name="ce22" table:formula="of:=[.P1]+7" office:value-type="date" office:date-value="2016-10-18" calcext:value-type="date">
            <text:p>18.10.16</text:p>
          </table:table-cell>
          <table:table-cell table:style-name="ce22" table:formula="of:=[.Q1]+7" office:value-type="date" office:date-value="2016-10-21" calcext:value-type="date">
            <text:p>21.10.16</text:p>
          </table:table-cell>
          <table:table-cell table:style-name="ce22" table:formula="of:=[.R1]+7" office:value-type="date" office:date-value="2016-10-25" calcext:value-type="date">
            <text:p>25.10.16</text:p>
          </table:table-cell>
          <table:table-cell table:style-name="ce22" table:formula="of:=[.S1]+7" office:value-type="date" office:date-value="2016-10-28" calcext:value-type="date">
            <text:p>28.10.16</text:p>
          </table:table-cell>
          <table:table-cell table:style-name="ce22" table:formula="of:=[.T1]+7" office:value-type="date" office:date-value="2016-11-01" calcext:value-type="date">
            <text:p>01.11.16</text:p>
          </table:table-cell>
          <table:table-cell table:style-name="ce22" table:formula="of:=[.U1]+7" office:value-type="date" office:date-value="2016-11-04" calcext:value-type="date">
            <text:p>04.11.16</text:p>
          </table:table-cell>
          <table:table-cell table:style-name="ce22"/>
          <table:table-cell table:style-name="ce53" office:value-type="string" calcext:value-type="string" table:number-columns-spanned="3" table:number-rows-spanned="1">
            <text:p>Anm.</text:p>
          </table:table-cell>
          <table:covered-table-cell table:style-name="ce22"/>
          <table:covered-table-cell table:style-name="ce60"/>
          <table:table-cell table:style-name="ce60" office:value-type="string" calcext:value-type="string">
            <text:p>S/M?</text:p>
          </table:table-cell>
          <table:table-cell table:style-name="ce60" office:value-type="string" calcext:value-type="string">
            <text:p>Somi Q1</text:p>
          </table:table-cell>
          <table:table-cell table:style-name="ce67" table:formula="of:=[.B1]" office:value-type="string" office:string-value="KURSNAME" calcext:value-type="string">
            <text:p>KURSNAME</text:p>
          </table:table-cell>
          <table:table-cell table:style-name="ce69" office:value-type="date" office:date-value="2016-11-08" calcext:value-type="date">
            <text:p>08.11.16</text:p>
          </table:table-cell>
          <table:table-cell table:style-name="ce69" table:formula="of:=[.AE1]+3" office:value-type="date" office:date-value="2016-11-11" calcext:value-type="date">
            <text:p>11.11.16</text:p>
          </table:table-cell>
          <table:table-cell table:style-name="ce69" table:formula="of:=[.AE1]+7" office:value-type="date" office:date-value="2016-11-15" calcext:value-type="date">
            <text:p>15.11.16</text:p>
          </table:table-cell>
          <table:table-cell table:style-name="ce69" table:formula="of:=[.AF1]+7" office:value-type="date" office:date-value="2016-11-18" calcext:value-type="date">
            <text:p>18.11.16</text:p>
          </table:table-cell>
          <table:table-cell table:style-name="ce69" table:formula="of:=[.AG1]+7" office:value-type="date" office:date-value="2016-11-22" calcext:value-type="date">
            <text:p>22.11.16</text:p>
          </table:table-cell>
          <table:table-cell table:style-name="ce69" table:formula="of:=[.AH1]+7" office:value-type="date" office:date-value="2016-11-25" calcext:value-type="date">
            <text:p>25.11.16</text:p>
          </table:table-cell>
          <table:table-cell table:style-name="ce69" table:formula="of:=[.AI1]+7" office:value-type="date" office:date-value="2016-11-29" calcext:value-type="date">
            <text:p>29.11.16</text:p>
          </table:table-cell>
          <table:table-cell table:style-name="ce69" table:formula="of:=[.AJ1]+7" office:value-type="date" office:date-value="2016-12-02" calcext:value-type="date">
            <text:p>02.12.16</text:p>
          </table:table-cell>
          <table:table-cell table:style-name="ce69" table:formula="of:=[.AK1]+7" office:value-type="date" office:date-value="2016-12-06" calcext:value-type="date">
            <text:p>06.12.16</text:p>
          </table:table-cell>
          <table:table-cell table:style-name="ce69" table:formula="of:=[.AL1]+7" office:value-type="date" office:date-value="2016-12-09" calcext:value-type="date">
            <text:p>09.12.16</text:p>
          </table:table-cell>
          <table:table-cell table:style-name="ce69" table:formula="of:=[.AM1]+7" office:value-type="date" office:date-value="2016-12-13" calcext:value-type="date">
            <text:p>13.12.16</text:p>
          </table:table-cell>
          <table:table-cell table:style-name="ce69" table:formula="of:=[.AN1]+7" office:value-type="date" office:date-value="2016-12-16" calcext:value-type="date">
            <text:p>16.12.16</text:p>
          </table:table-cell>
          <table:table-cell table:style-name="ce69" table:formula="of:=[.AO1]+7" office:value-type="date" office:date-value="2016-12-20" calcext:value-type="date">
            <text:p>20.12.16</text:p>
          </table:table-cell>
          <table:table-cell table:style-name="ce69" office:value-type="date" office:date-value="2017-01-10" calcext:value-type="date">
            <text:p>10.01.17</text:p>
          </table:table-cell>
          <table:table-cell table:style-name="ce69" office:value-type="date" office:date-value="2017-01-13" calcext:value-type="date">
            <text:p>13.01.17</text:p>
          </table:table-cell>
          <table:table-cell table:style-name="ce69" table:formula="of:=[.AR1]+7" office:value-type="date" office:date-value="2017-01-17" calcext:value-type="date">
            <text:p>17.01.17</text:p>
          </table:table-cell>
          <table:table-cell table:style-name="ce69" table:formula="of:=[.AS1]+7" office:value-type="date" office:date-value="2017-01-20" calcext:value-type="date">
            <text:p>20.01.17</text:p>
          </table:table-cell>
          <table:table-cell table:style-name="ce69" table:formula="of:=[.AT1]+7" office:value-type="date" office:date-value="2017-01-24" calcext:value-type="date">
            <text:p>24.01.17</text:p>
          </table:table-cell>
          <table:table-cell table:style-name="ce69" table:formula="of:=[.AU1]+7" office:value-type="date" office:date-value="2017-01-27" calcext:value-type="date">
            <text:p>27.01.17</text:p>
          </table:table-cell>
          <table:table-cell table:style-name="ce69" table:formula="of:=[.AV1]+7" office:value-type="date" office:date-value="2017-01-31" calcext:value-type="date">
            <text:p>31.01.17</text:p>
          </table:table-cell>
          <table:table-cell table:style-name="ce69" table:formula="of:=[.AW1]+7" office:value-type="date" office:date-value="2017-02-03" calcext:value-type="date">
            <text:p>03.02.17</text:p>
          </table:table-cell>
          <table:table-cell table:style-name="ce69" table:number-columns-repeated="3"/>
          <table:table-cell table:style-name="ce60" office:value-type="string" calcext:value-type="string">
            <text:p>Anm.</text:p>
          </table:table-cell>
          <table:table-cell table:style-name="ce60" office:value-type="string" calcext:value-type="string">
            <text:p>S/M?</text:p>
          </table:table-cell>
          <table:table-cell table:style-name="ce60" office:value-type="string" calcext:value-type="string">
            <text:p>Somi Q2</text:p>
          </table:table-cell>
          <table:table-cell table:number-columns-repeated="965"/>
        </table:table-row>
        <table:table-row table:style-name="ro4">
          <table:table-cell office:value-type="string" calcext:value-type="string">
            <text:p>Nr</text:p>
          </table:table-cell>
          <table:table-cell table:style-name="ce16" office:value-type="string" calcext:value-type="string">
            <text:p>Einzelstunde/Doppelstunde?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54" table:number-columns-spanned="3" table:number-rows-spanned="1"/>
          <table:covered-table-cell table:style-name="ce57"/>
          <table:covered-table-cell table:style-name="ce61"/>
          <table:table-cell table:style-name="ce63" table:number-columns-repeated="2"/>
          <table:table-cell table:style-name="ce68" office:value-type="string" calcext:value-type="string">
            <text:p>Einzelstunde/Doppelstunde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2" table:style-name="ce70" office:value-type="float" office:value="2" calcext:value-type="float">
            <text:p>2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1" calcext:value-type="float">
            <text:p>1</text:p>
          </table:table-cell>
          <table:table-cell table:style-name="ce70" table:number-columns-repeated="3"/>
          <table:table-cell table:style-name="ce62" table:number-columns-repeated="3"/>
          <table:table-cell table:number-columns-repeated="965"/>
        </table:table-row>
        <table:table-row table:style-name="ro5">
          <table:table-cell office:value-type="string" calcext:value-type="string">
            <text:p>1.</text:p>
          </table:table-cell>
          <table:table-cell table:style-name="ce17" table:formula="of:=IF(AND([Kursliste.B5]=&quot;&quot;;[Kursliste.C5]=&quot;&quot;);&quot;&quot;;CONCATENATE([Kursliste.B5];&quot; &quot;;[Kursliste.C5]))" office:value-type="string" office:string-value="Max Mustermann" calcext:value-type="string">
            <text:p>Max Mustermann</text:p>
          </table:table-cell>
          <table:table-cell table:number-columns-repeated="3" table:style-name="ce24" office:value-type="float" office:value="3" calcext:value-type="float">
            <text:p>3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e</text:p>
          </table:table-cell>
          <table:table-cell table:number-columns-repeated="2" table:style-name="ce36" office:value-type="string" calcext:value-type="string">
            <text:p>f</text:p>
          </table:table-cell>
          <table:table-cell table:style-name="ce36" office:value-type="string" calcext:value-type="string">
            <text:p>e</text:p>
          </table:table-cell>
          <table:table-cell table:style-name="ce36" office:value-type="float" office:value="2" calcext:value-type="float">
            <text:p>2</text:p>
          </table:table-cell>
          <table:table-cell table:style-name="ce36" table:number-columns-repeated="10"/>
          <table:table-cell table:style-name="ce49"/>
          <table:table-cell table:style-name="ce49" table:number-columns-spanned="3" table:number-rows-spanned="1"/>
          <table:covered-table-cell table:number-columns-repeated="2" table:style-name="ce17"/>
          <table:table-cell table:style-name="ce17"/>
          <table:table-cell table:style-name="ce65" table:formula="of:=IF(SUM([.C3:.Y3])&gt;0;SUM([.C3:.Y3])/COUNT([.C3:.X3]);0)" office:value-type="float" office:value="2.57142857142857" calcext:value-type="float">
            <text:p>2,57</text:p>
          </table:table-cell>
          <table:table-cell table:style-name="ce17" table:formula="of:=[.B3]" office:value-type="string" office:string-value="Max Mustermann" calcext:value-type="string">
            <text:p>Max Mustermann</text:p>
          </table:table-cell>
          <table:table-cell table:style-name="ce71" table:number-columns-repeated="2"/>
          <table:table-cell table:style-name="ce73" table:number-columns-repeated="9"/>
          <table:table-cell table:style-name="ce71" table:number-columns-repeated="15"/>
          <table:table-cell table:style-name="ce65" table:formula="of:=IF(SUM([.AE3:.BB3])&gt;0;SUM([.AE3:.BB3])/COUNT([.AE3:.BB3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2.</text:p>
          </table:table-cell>
          <table:table-cell table:style-name="ce17" table:formula="of:=IF(AND([Kursliste.B6]=&quot;&quot;;[Kursliste.C6]=&quot;&quot;);&quot;&quot;;CONCATENATE([Kursliste.B6];&quot; &quot;;[Kursliste.C6]))" office:value-type="string" office:string-value="Timo Test" calcext:value-type="string">
            <text:p>Timo Test</text:p>
          </table:table-cell>
          <table:table-cell table:style-name="ce24" office:value-type="string" calcext:value-type="string">
            <text:p>f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x</text:p>
          </table:table-cell>
          <table:table-cell table:number-columns-repeated="3" table:style-name="ce36" office:value-type="string" calcext:value-type="string">
            <text:p>x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10" table:style-name="ce36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table:style-name="ce55" table:number-columns-spanned="3" table:number-rows-spanned="1"/>
          <table:covered-table-cell table:number-columns-repeated="2" table:style-name="ce17"/>
          <table:table-cell table:style-name="ce17"/>
          <table:table-cell table:style-name="ce65" table:formula="of:=IF(SUM([.C4:.Y4])&gt;0;SUM([.C4:.Y4])/COUNT([.C4:.X4]);0)" office:value-type="float" office:value="1.52941176470588" calcext:value-type="float">
            <text:p>1,53</text:p>
          </table:table-cell>
          <table:table-cell table:style-name="ce17" table:formula="of:=[.B4]" office:value-type="string" office:string-value="Timo Test" calcext:value-type="string">
            <text:p>Timo Test</text:p>
          </table:table-cell>
          <table:table-cell table:style-name="ce71" table:number-columns-repeated="2"/>
          <table:table-cell table:style-name="ce73" table:number-columns-repeated="9"/>
          <table:table-cell table:style-name="ce71" table:number-columns-repeated="15"/>
          <table:table-cell table:style-name="ce65" table:formula="of:=IF(SUM([.AE4:.BB4])&gt;0;SUM([.AE4:.BB4])/COUNT([.AE4:.BB4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3.</text:p>
          </table:table-cell>
          <table:table-cell table:style-name="ce17" table:formula="of:=IF(AND([Kursliste.B7]=&quot;&quot;;[Kursliste.C7]=&quot;&quot;);&quot;&quot;;CONCATENATE([Kursliste.B7];&quot; &quot;;[Kursliste.C7]))" office:value-type="string" office:string-value="Victor Versuch" calcext:value-type="string">
            <text:p>Victor Versuch</text:p>
          </table:table-cell>
          <table:table-cell table:style-name="ce24"/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style-name="ce24" office:value-type="float" office:value="4" calcext:value-type="float">
            <text:p>4</text:p>
          </table:table-cell>
          <table:table-cell table:style-name="ce24" table:number-columns-repeated="2"/>
          <table:table-cell table:style-name="ce36" table:number-columns-repeated="3"/>
          <table:table-cell table:style-name="ce36" office:value-type="float" office:value="2" calcext:value-type="float">
            <text:p>2</text:p>
          </table:table-cell>
          <table:table-cell table:style-name="ce36"/>
          <table:table-cell table:number-columns-repeated="2" table:style-name="ce36" office:value-type="float" office:value="2" calcext:value-type="float">
            <text:p>2</text:p>
          </table:table-cell>
          <table:table-cell table:style-name="ce36" table:number-columns-repeated="7"/>
          <table:table-cell table:style-name="ce49"/>
          <table:table-cell table:style-name="ce49" table:number-columns-spanned="3" table:number-rows-spanned="1"/>
          <table:covered-table-cell table:number-columns-repeated="2" table:style-name="ce17"/>
          <table:table-cell table:style-name="ce17"/>
          <table:table-cell table:style-name="ce65" table:formula="of:=IF(SUM([.C5:.Y5])&gt;0;SUM([.C5:.Y5])/COUNT([.C5:.X5]);0)" office:value-type="float" office:value="2.6" calcext:value-type="float">
            <text:p>2,60</text:p>
          </table:table-cell>
          <table:table-cell table:style-name="ce17" table:formula="of:=[.B5]" office:value-type="string" office:string-value="Victor Versuch" calcext:value-type="string">
            <text:p>Victor Versuch</text:p>
          </table:table-cell>
          <table:table-cell table:style-name="ce71" table:number-columns-repeated="2"/>
          <table:table-cell table:style-name="ce73" table:number-columns-repeated="9"/>
          <table:table-cell table:style-name="ce71" table:number-columns-repeated="15"/>
          <table:table-cell table:style-name="ce65" table:formula="of:=IF(SUM([.AE5:.BB5])&gt;0;SUM([.AE5:.BB5])/COUNT([.AE5:.BB5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4.</text:p>
          </table:table-cell>
          <table:table-cell table:style-name="ce17" table:formula="of:=IF(AND([Kursliste.B8]=&quot;&quot;;[Kursliste.C8]=&quot;&quot;);&quot;&quot;;CONCATENATE([Kursliste.B8];&quot; &quot;;[Kursliste.C8]))">
            <text:p/>
          </table:table-cell>
          <table:table-cell table:style-name="ce24" table:number-columns-repeated="7"/>
          <table:table-cell table:style-name="ce36" table:number-columns-repeated="14"/>
          <table:table-cell table:style-name="ce49"/>
          <table:table-cell table:style-name="ce49" table:number-columns-spanned="3" table:number-rows-spanned="1"/>
          <table:covered-table-cell table:number-columns-repeated="2" table:style-name="ce17"/>
          <table:table-cell table:style-name="ce17"/>
          <table:table-cell table:style-name="ce65" table:formula="of:=IF(SUM([.C6:.Y6])&gt;0;SUM([.C6:.Y6])/COUNT([.C6:.X6]);0)" office:value-type="float" office:value="0" calcext:value-type="float">
            <text:p>0,00</text:p>
          </table:table-cell>
          <table:table-cell table:style-name="ce17" table:formula="of:=[.B6]">
            <text:p/>
          </table:table-cell>
          <table:table-cell table:style-name="ce71" table:number-columns-repeated="2"/>
          <table:table-cell table:style-name="ce73" table:number-columns-repeated="9"/>
          <table:table-cell table:style-name="ce71" table:number-columns-repeated="15"/>
          <table:table-cell table:style-name="ce65" table:formula="of:=IF(SUM([.AE6:.BB6])&gt;0;SUM([.AE6:.BB6])/COUNT([.AE6:.BB6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5.</text:p>
          </table:table-cell>
          <table:table-cell table:style-name="ce17" table:formula="of:=IF(AND([Kursliste.B9]=&quot;&quot;;[Kursliste.C9]=&quot;&quot;);&quot;&quot;;CONCATENATE([Kursliste.B9];&quot; &quot;;[Kursliste.C9]))">
            <text:p/>
          </table:table-cell>
          <table:table-cell table:style-name="ce24" table:number-columns-repeated="7"/>
          <table:table-cell table:style-name="ce36" table:number-columns-repeated="14"/>
          <table:table-cell table:style-name="ce49"/>
          <table:table-cell table:style-name="ce49" table:number-columns-spanned="3" table:number-rows-spanned="1"/>
          <table:covered-table-cell table:number-columns-repeated="2" table:style-name="ce17"/>
          <table:table-cell table:style-name="ce17"/>
          <table:table-cell table:style-name="ce65" table:formula="of:=IF(SUM([.C7:.Y7])&gt;0;SUM([.C7:.Y7])/COUNT([.C7:.X7]);0)" office:value-type="float" office:value="0" calcext:value-type="float">
            <text:p>0,00</text:p>
          </table:table-cell>
          <table:table-cell table:style-name="ce17" table:formula="of:=[.B7]">
            <text:p/>
          </table:table-cell>
          <table:table-cell table:style-name="ce71" table:number-columns-repeated="2"/>
          <table:table-cell table:style-name="ce73" table:number-columns-repeated="9"/>
          <table:table-cell table:style-name="ce71" table:number-columns-repeated="15"/>
          <table:table-cell table:style-name="ce65" table:formula="of:=IF(SUM([.AE7:.BB7])&gt;0;SUM([.AE7:.BB7])/COUNT([.AE7:.BB7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6.</text:p>
          </table:table-cell>
          <table:table-cell table:style-name="ce17" table:formula="of:=IF(AND([Kursliste.B10]=&quot;&quot;;[Kursliste.C10]=&quot;&quot;);&quot;&quot;;CONCATENATE([Kursliste.B10];&quot; &quot;;[Kursliste.C10]))">
            <text:p/>
          </table:table-cell>
          <table:table-cell table:style-name="ce24" table:number-columns-repeated="7"/>
          <table:table-cell table:style-name="ce36" table:number-columns-repeated="14"/>
          <table:table-cell table:style-name="ce49"/>
          <table:table-cell table:style-name="ce49" table:number-columns-spanned="3" table:number-rows-spanned="1"/>
          <table:covered-table-cell table:number-columns-repeated="2" table:style-name="ce17"/>
          <table:table-cell table:style-name="ce17"/>
          <table:table-cell table:style-name="ce65" table:formula="of:=IF(SUM([.C8:.Y8])&gt;0;SUM([.C8:.Y8])/COUNT([.C8:.X8]);0)" office:value-type="float" office:value="0" calcext:value-type="float">
            <text:p>0,00</text:p>
          </table:table-cell>
          <table:table-cell table:style-name="ce17" table:formula="of:=[.B8]">
            <text:p/>
          </table:table-cell>
          <table:table-cell table:style-name="ce71" table:number-columns-repeated="2"/>
          <table:table-cell table:style-name="ce73" table:number-columns-repeated="9"/>
          <table:table-cell table:style-name="ce71" table:number-columns-repeated="15"/>
          <table:table-cell table:style-name="ce65" table:formula="of:=IF(SUM([.AE8:.BB8])&gt;0;SUM([.AE8:.BB8])/COUNT([.AE8:.BB8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7.</text:p>
          </table:table-cell>
          <table:table-cell table:style-name="ce17" table:formula="of:=IF(AND([Kursliste.B11]=&quot;&quot;;[Kursliste.C11]=&quot;&quot;);&quot;&quot;;CONCATENATE([Kursliste.B11];&quot; &quot;;[Kursliste.C11]))">
            <text:p/>
          </table:table-cell>
          <table:table-cell table:style-name="ce24" table:number-columns-repeated="7"/>
          <table:table-cell table:style-name="ce36" table:number-columns-repeated="14"/>
          <table:table-cell table:style-name="ce49"/>
          <table:table-cell table:style-name="ce49" table:number-columns-spanned="3" table:number-rows-spanned="1"/>
          <table:covered-table-cell table:number-columns-repeated="2" table:style-name="ce17"/>
          <table:table-cell table:style-name="ce17"/>
          <table:table-cell table:style-name="ce65" table:formula="of:=IF(SUM([.C9:.Y9])&gt;0;SUM([.C9:.Y9])/COUNT([.C9:.X9]);0)" office:value-type="float" office:value="0" calcext:value-type="float">
            <text:p>0,00</text:p>
          </table:table-cell>
          <table:table-cell table:style-name="ce17" table:formula="of:=[.B9]">
            <text:p/>
          </table:table-cell>
          <table:table-cell table:style-name="ce71" table:number-columns-repeated="2"/>
          <table:table-cell table:style-name="ce73" table:number-columns-repeated="9"/>
          <table:table-cell table:style-name="ce71" table:number-columns-repeated="15"/>
          <table:table-cell table:style-name="ce65" table:formula="of:=IF(SUM([.AE9:.BB9])&gt;0;SUM([.AE9:.BB9])/COUNT([.AE9:.BB9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8.</text:p>
          </table:table-cell>
          <table:table-cell table:style-name="ce17" table:formula="of:=IF(AND([Kursliste.B12]=&quot;&quot;;[Kursliste.C12]=&quot;&quot;);&quot;&quot;;CONCATENATE([Kursliste.B12];&quot; &quot;;[Kursliste.C12]))">
            <text:p/>
          </table:table-cell>
          <table:table-cell table:style-name="ce24" table:number-columns-repeated="7"/>
          <table:table-cell table:style-name="ce36" table:number-columns-repeated="14"/>
          <table:table-cell table:style-name="ce49"/>
          <table:table-cell table:style-name="ce49" table:number-columns-spanned="3" table:number-rows-spanned="1"/>
          <table:covered-table-cell table:number-columns-repeated="2" table:style-name="ce17"/>
          <table:table-cell table:style-name="ce17"/>
          <table:table-cell table:style-name="ce65" table:formula="of:=IF(SUM([.C10:.Y10])&gt;0;SUM([.C10:.Y10])/COUNT([.C10:.X10]);0)" office:value-type="float" office:value="0" calcext:value-type="float">
            <text:p>0,00</text:p>
          </table:table-cell>
          <table:table-cell table:style-name="ce17" table:formula="of:=[.B10]">
            <text:p/>
          </table:table-cell>
          <table:table-cell table:style-name="ce71" table:number-columns-repeated="2"/>
          <table:table-cell table:style-name="ce73" table:number-columns-repeated="9"/>
          <table:table-cell table:style-name="ce71" table:number-columns-repeated="15"/>
          <table:table-cell table:style-name="ce65" table:formula="of:=IF(SUM([.AE10:.BB10])&gt;0;SUM([.AE10:.BB10])/COUNT([.AE10:.BB10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9.</text:p>
          </table:table-cell>
          <table:table-cell table:style-name="ce17" table:formula="of:=IF(AND([Kursliste.B13]=&quot;&quot;;[Kursliste.C13]=&quot;&quot;);&quot;&quot;;CONCATENATE([Kursliste.B13];&quot; &quot;;[Kursliste.C13]))">
            <text:p/>
          </table:table-cell>
          <table:table-cell table:style-name="ce24" table:number-columns-repeated="7"/>
          <table:table-cell table:style-name="ce36" table:number-columns-repeated="14"/>
          <table:table-cell table:style-name="ce49"/>
          <table:table-cell table:style-name="ce49" table:number-columns-spanned="3" table:number-rows-spanned="1"/>
          <table:covered-table-cell table:number-columns-repeated="2" table:style-name="ce17"/>
          <table:table-cell table:style-name="ce17"/>
          <table:table-cell table:style-name="ce65" table:formula="of:=IF(SUM([.C11:.Y11])&gt;0;SUM([.C11:.Y11])/COUNT([.C11:.X11]);0)" office:value-type="float" office:value="0" calcext:value-type="float">
            <text:p>0,00</text:p>
          </table:table-cell>
          <table:table-cell table:style-name="ce17" table:formula="of:=[.B11]">
            <text:p/>
          </table:table-cell>
          <table:table-cell table:style-name="ce71" table:number-columns-repeated="2"/>
          <table:table-cell table:style-name="ce73" table:number-columns-repeated="9"/>
          <table:table-cell table:style-name="ce71" table:number-columns-repeated="15"/>
          <table:table-cell table:style-name="ce65" table:formula="of:=IF(SUM([.AE11:.BB11])&gt;0;SUM([.AE11:.BB11])/COUNT([.AE11:.BB11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10.</text:p>
          </table:table-cell>
          <table:table-cell table:style-name="ce17" table:formula="of:=IF(AND([Kursliste.B14]=&quot;&quot;;[Kursliste.C14]=&quot;&quot;);&quot;&quot;;CONCATENATE([Kursliste.B14];&quot; &quot;;[Kursliste.C14]))">
            <text:p/>
          </table:table-cell>
          <table:table-cell table:style-name="ce24" table:number-columns-repeated="7"/>
          <table:table-cell table:style-name="ce36" table:number-columns-repeated="14"/>
          <table:table-cell table:style-name="ce49"/>
          <table:table-cell table:style-name="ce49" table:number-columns-spanned="3" table:number-rows-spanned="1"/>
          <table:covered-table-cell table:number-columns-repeated="2" table:style-name="ce17"/>
          <table:table-cell table:style-name="ce17"/>
          <table:table-cell table:style-name="ce65" table:formula="of:=IF(SUM([.C12:.Y12])&gt;0;SUM([.C12:.Y12])/COUNT([.C12:.X12]);0)" office:value-type="float" office:value="0" calcext:value-type="float">
            <text:p>0,00</text:p>
          </table:table-cell>
          <table:table-cell table:style-name="ce17" table:formula="of:=[.B12]">
            <text:p/>
          </table:table-cell>
          <table:table-cell table:style-name="ce71" table:number-columns-repeated="2"/>
          <table:table-cell table:style-name="ce73" table:number-columns-repeated="9"/>
          <table:table-cell table:style-name="ce71" table:number-columns-repeated="15"/>
          <table:table-cell table:style-name="ce65" table:formula="of:=IF(SUM([.AE12:.BB12])&gt;0;SUM([.AE12:.BB12])/COUNT([.AE12:.BB12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11.</text:p>
          </table:table-cell>
          <table:table-cell table:style-name="ce17" table:formula="of:=IF(AND([Kursliste.B15]=&quot;&quot;;[Kursliste.C15]=&quot;&quot;);&quot;&quot;;CONCATENATE([Kursliste.B15];&quot; &quot;;[Kursliste.C15]))">
            <text:p/>
          </table:table-cell>
          <table:table-cell table:style-name="ce24" table:number-columns-repeated="7"/>
          <table:table-cell table:style-name="ce36" table:number-columns-repeated="14"/>
          <table:table-cell table:style-name="ce49"/>
          <table:table-cell table:style-name="ce49" table:number-columns-spanned="3" table:number-rows-spanned="1"/>
          <table:covered-table-cell table:number-columns-repeated="2" table:style-name="ce17"/>
          <table:table-cell table:style-name="ce17"/>
          <table:table-cell table:style-name="ce65" table:formula="of:=IF(SUM([.C13:.Y13])&gt;0;SUM([.C13:.Y13])/COUNT([.C13:.X13]);0)" office:value-type="float" office:value="0" calcext:value-type="float">
            <text:p>0,00</text:p>
          </table:table-cell>
          <table:table-cell table:style-name="ce17" table:formula="of:=[.B13]">
            <text:p/>
          </table:table-cell>
          <table:table-cell table:style-name="ce71" table:number-columns-repeated="2"/>
          <table:table-cell table:style-name="ce73" table:number-columns-repeated="9"/>
          <table:table-cell table:style-name="ce71" table:number-columns-repeated="15"/>
          <table:table-cell table:style-name="ce65" table:formula="of:=IF(SUM([.AE13:.BB13])&gt;0;SUM([.AE13:.BB13])/COUNT([.AE13:.BB13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12.</text:p>
          </table:table-cell>
          <table:table-cell table:style-name="ce17" table:formula="of:=IF(AND([Kursliste.B16]=&quot;&quot;;[Kursliste.C16]=&quot;&quot;);&quot;&quot;;CONCATENATE([Kursliste.B16];&quot; &quot;;[Kursliste.C16]))">
            <text:p/>
          </table:table-cell>
          <table:table-cell table:style-name="ce24" table:number-columns-repeated="7"/>
          <table:table-cell table:style-name="ce36" table:number-columns-repeated="14"/>
          <table:table-cell table:style-name="ce49"/>
          <table:table-cell table:style-name="ce49" table:number-columns-spanned="3" table:number-rows-spanned="1"/>
          <table:covered-table-cell table:number-columns-repeated="2" table:style-name="ce17"/>
          <table:table-cell table:style-name="ce17"/>
          <table:table-cell table:style-name="ce65" table:formula="of:=IF(SUM([.C14:.Y14])&gt;0;SUM([.C14:.Y14])/COUNT([.C14:.X14]);0)" office:value-type="float" office:value="0" calcext:value-type="float">
            <text:p>0,00</text:p>
          </table:table-cell>
          <table:table-cell table:style-name="ce17" table:formula="of:=[.B14]">
            <text:p/>
          </table:table-cell>
          <table:table-cell table:style-name="ce71" table:number-columns-repeated="2"/>
          <table:table-cell table:style-name="ce73" table:number-columns-repeated="9"/>
          <table:table-cell table:style-name="ce71" table:number-columns-repeated="15"/>
          <table:table-cell table:style-name="ce65" table:formula="of:=IF(SUM([.AE14:.BB14])&gt;0;SUM([.AE14:.BB14])/COUNT([.AE14:.BB14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13.</text:p>
          </table:table-cell>
          <table:table-cell table:style-name="ce17" table:formula="of:=IF(AND([Kursliste.B17]=&quot;&quot;;[Kursliste.C17]=&quot;&quot;);&quot;&quot;;CONCATENATE([Kursliste.B17];&quot; &quot;;[Kursliste.C17]))">
            <text:p/>
          </table:table-cell>
          <table:table-cell table:style-name="ce24" table:number-columns-repeated="7"/>
          <table:table-cell table:style-name="ce36" table:number-columns-repeated="14"/>
          <table:table-cell table:style-name="ce49"/>
          <table:table-cell table:style-name="ce49" table:number-columns-spanned="3" table:number-rows-spanned="1"/>
          <table:covered-table-cell table:number-columns-repeated="2" table:style-name="ce17"/>
          <table:table-cell table:style-name="ce17"/>
          <table:table-cell table:style-name="ce65" table:formula="of:=IF(SUM([.C15:.Y15])&gt;0;SUM([.C15:.Y15])/COUNT([.C15:.X15]);0)" office:value-type="float" office:value="0" calcext:value-type="float">
            <text:p>0,00</text:p>
          </table:table-cell>
          <table:table-cell table:style-name="ce17" table:formula="of:=[.B15]">
            <text:p/>
          </table:table-cell>
          <table:table-cell table:style-name="ce71" table:number-columns-repeated="2"/>
          <table:table-cell table:style-name="ce73" table:number-columns-repeated="9"/>
          <table:table-cell table:style-name="ce71" table:number-columns-repeated="15"/>
          <table:table-cell table:style-name="ce65" table:formula="of:=IF(SUM([.AE15:.BB15])&gt;0;SUM([.AE15:.BB15])/COUNT([.AE15:.BB15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14.</text:p>
          </table:table-cell>
          <table:table-cell table:style-name="ce17" table:formula="of:=IF(AND([Kursliste.B18]=&quot;&quot;;[Kursliste.C18]=&quot;&quot;);&quot;&quot;;CONCATENATE([Kursliste.B18];&quot; &quot;;[Kursliste.C18]))">
            <text:p/>
          </table:table-cell>
          <table:table-cell table:style-name="ce24" table:number-columns-repeated="7"/>
          <table:table-cell table:style-name="ce36" table:number-columns-repeated="14"/>
          <table:table-cell table:style-name="ce49"/>
          <table:table-cell table:style-name="ce49" table:number-columns-spanned="3" table:number-rows-spanned="1"/>
          <table:covered-table-cell table:number-columns-repeated="2" table:style-name="ce17"/>
          <table:table-cell table:style-name="ce17"/>
          <table:table-cell table:style-name="ce65" table:formula="of:=IF(SUM([.C16:.Y16])&gt;0;SUM([.C16:.Y16])/COUNT([.C16:.X16]);0)" office:value-type="float" office:value="0" calcext:value-type="float">
            <text:p>0,00</text:p>
          </table:table-cell>
          <table:table-cell table:style-name="ce17" table:formula="of:=[.B16]">
            <text:p/>
          </table:table-cell>
          <table:table-cell table:style-name="ce71" table:number-columns-repeated="2"/>
          <table:table-cell table:style-name="ce73" table:number-columns-repeated="9"/>
          <table:table-cell table:style-name="ce71" table:number-columns-repeated="15"/>
          <table:table-cell table:style-name="ce65" table:formula="of:=IF(SUM([.AE16:.BB16])&gt;0;SUM([.AE16:.BB16])/COUNT([.AE16:.BB16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15.</text:p>
          </table:table-cell>
          <table:table-cell table:style-name="ce17" table:formula="of:=IF(AND([Kursliste.B19]=&quot;&quot;;[Kursliste.C19]=&quot;&quot;);&quot;&quot;;CONCATENATE([Kursliste.B19];&quot; &quot;;[Kursliste.C19]))">
            <text:p/>
          </table:table-cell>
          <table:table-cell table:style-name="ce25" table:number-columns-repeated="7"/>
          <table:table-cell table:style-name="ce37" table:number-columns-repeated="14"/>
          <table:table-cell table:style-name="ce50"/>
          <table:table-cell table:style-name="ce50" table:number-columns-spanned="3" table:number-rows-spanned="1"/>
          <table:covered-table-cell table:number-columns-repeated="2" table:style-name="ce58"/>
          <table:table-cell table:style-name="ce58"/>
          <table:table-cell table:style-name="ce65" table:formula="of:=IF(SUM([.C17:.Y17])&gt;0;SUM([.C17:.Y17])/COUNT([.C17:.X17]);0)" office:value-type="float" office:value="0" calcext:value-type="float">
            <text:p>0,00</text:p>
          </table:table-cell>
          <table:table-cell table:style-name="ce58" table:formula="of:=[.B17]">
            <text:p/>
          </table:table-cell>
          <table:table-cell table:style-name="ce51" table:number-columns-repeated="2"/>
          <table:table-cell table:style-name="ce74" table:number-columns-repeated="7"/>
          <table:table-cell table:style-name="ce73" table:number-columns-repeated="2"/>
          <table:table-cell table:style-name="ce71" table:number-columns-repeated="15"/>
          <table:table-cell table:style-name="ce65" table:formula="of:=IF(SUM([.AE17:.BB17])&gt;0;SUM([.AE17:.BB17])/COUNT([.AE17:.BB17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16.</text:p>
          </table:table-cell>
          <table:table-cell table:style-name="ce17" table:formula="of:=IF(AND([Kursliste.B20]=&quot;&quot;;[Kursliste.C20]=&quot;&quot;);&quot;&quot;;CONCATENATE([Kursliste.B20];&quot; &quot;;[Kursliste.C20]))">
            <text:p/>
          </table:table-cell>
          <table:table-cell table:style-name="ce24" table:number-columns-repeated="7"/>
          <table:table-cell table:style-name="ce36" table:number-columns-repeated="14"/>
          <table:table-cell table:style-name="ce49"/>
          <table:table-cell table:style-name="ce49" table:number-columns-spanned="3" table:number-rows-spanned="1"/>
          <table:covered-table-cell table:number-columns-repeated="2" table:style-name="ce17"/>
          <table:table-cell table:style-name="ce17"/>
          <table:table-cell table:style-name="ce65" table:formula="of:=IF(SUM([.C18:.Y18])&gt;0;SUM([.C18:.Y18])/COUNT([.C18:.X18]);0)" office:value-type="float" office:value="0" calcext:value-type="float">
            <text:p>0,00</text:p>
          </table:table-cell>
          <table:table-cell table:style-name="ce17" table:formula="of:=[.B18]">
            <text:p/>
          </table:table-cell>
          <table:table-cell table:style-name="ce71" table:number-columns-repeated="2"/>
          <table:table-cell table:style-name="ce73" table:number-columns-repeated="9"/>
          <table:table-cell table:style-name="ce71" table:number-columns-repeated="15"/>
          <table:table-cell table:style-name="ce65" table:formula="of:=IF(SUM([.AE18:.BB18])&gt;0;SUM([.AE18:.BB18])/COUNT([.AE18:.BB18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17.</text:p>
          </table:table-cell>
          <table:table-cell table:style-name="ce17" table:formula="of:=IF(AND([Kursliste.B21]=&quot;&quot;;[Kursliste.C21]=&quot;&quot;);&quot;&quot;;CONCATENATE([Kursliste.B21];&quot; &quot;;[Kursliste.C21]))">
            <text:p/>
          </table:table-cell>
          <table:table-cell table:style-name="ce24" table:number-columns-repeated="7"/>
          <table:table-cell table:style-name="ce36" table:number-columns-repeated="14"/>
          <table:table-cell table:style-name="ce49"/>
          <table:table-cell table:style-name="ce49" table:number-columns-spanned="3" table:number-rows-spanned="1"/>
          <table:covered-table-cell table:number-columns-repeated="2" table:style-name="ce17"/>
          <table:table-cell table:style-name="ce17"/>
          <table:table-cell table:style-name="ce65" table:formula="of:=IF(SUM([.C19:.Y19])&gt;0;SUM([.C19:.Y19])/COUNT([.C19:.X19]);0)" office:value-type="float" office:value="0" calcext:value-type="float">
            <text:p>0,00</text:p>
          </table:table-cell>
          <table:table-cell table:style-name="ce17" table:formula="of:=[.B19]">
            <text:p/>
          </table:table-cell>
          <table:table-cell table:style-name="ce71" table:number-columns-repeated="2"/>
          <table:table-cell table:style-name="ce73" table:number-columns-repeated="9"/>
          <table:table-cell table:style-name="ce71" table:number-columns-repeated="15"/>
          <table:table-cell table:style-name="ce65" table:formula="of:=IF(SUM([.AE19:.BB19])&gt;0;SUM([.AE19:.BB19])/COUNT([.AE19:.BB19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18.</text:p>
          </table:table-cell>
          <table:table-cell table:style-name="ce17" table:formula="of:=IF(AND([Kursliste.B22]=&quot;&quot;;[Kursliste.C22]=&quot;&quot;);&quot;&quot;;CONCATENATE([Kursliste.B22];&quot; &quot;;[Kursliste.C22]))">
            <text:p/>
          </table:table-cell>
          <table:table-cell table:style-name="ce24" table:number-columns-repeated="7"/>
          <table:table-cell table:style-name="ce36" table:number-columns-repeated="14"/>
          <table:table-cell table:style-name="ce49"/>
          <table:table-cell table:style-name="ce50" table:number-columns-spanned="3" table:number-rows-spanned="1"/>
          <table:covered-table-cell table:number-columns-repeated="2" table:style-name="ce58"/>
          <table:table-cell table:style-name="ce17"/>
          <table:table-cell table:style-name="ce65" table:formula="of:=IF(SUM([.C20:.Y20])&gt;0;SUM([.C20:.Y20])/COUNT([.C20:.X20]);0)" office:value-type="float" office:value="0" calcext:value-type="float">
            <text:p>0,00</text:p>
          </table:table-cell>
          <table:table-cell table:style-name="ce17" table:formula="of:=[.B20]">
            <text:p/>
          </table:table-cell>
          <table:table-cell table:style-name="ce71" table:number-columns-repeated="2"/>
          <table:table-cell table:style-name="ce73" table:number-columns-repeated="9"/>
          <table:table-cell table:style-name="ce71" table:number-columns-repeated="15"/>
          <table:table-cell table:style-name="ce65" table:formula="of:=IF(SUM([.AE20:.BB20])&gt;0;SUM([.AE20:.BB20])/COUNT([.AE20:.BB20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19.</text:p>
          </table:table-cell>
          <table:table-cell table:style-name="ce17" table:formula="of:=IF(AND([Kursliste.B23]=&quot;&quot;;[Kursliste.C23]=&quot;&quot;);&quot;&quot;;CONCATENATE([Kursliste.B23];&quot; &quot;;[Kursliste.C23]))">
            <text:p/>
          </table:table-cell>
          <table:table-cell table:style-name="ce24" table:number-columns-repeated="7"/>
          <table:table-cell table:style-name="ce36" table:number-columns-repeated="14"/>
          <table:table-cell table:style-name="ce49"/>
          <table:table-cell table:style-name="ce49" table:number-columns-spanned="3" table:number-rows-spanned="1"/>
          <table:covered-table-cell table:number-columns-repeated="2" table:style-name="ce17"/>
          <table:table-cell table:style-name="ce17"/>
          <table:table-cell table:style-name="ce65" table:formula="of:=IF(SUM([.C21:.Y21])&gt;0;SUM([.C21:.Y21])/COUNT([.C21:.X21]);0)" office:value-type="float" office:value="0" calcext:value-type="float">
            <text:p>0,00</text:p>
          </table:table-cell>
          <table:table-cell table:style-name="ce17" table:formula="of:=[.B21]">
            <text:p/>
          </table:table-cell>
          <table:table-cell table:style-name="ce71" table:number-columns-repeated="2"/>
          <table:table-cell table:style-name="ce73" table:number-columns-repeated="9"/>
          <table:table-cell table:style-name="ce71" table:number-columns-repeated="15"/>
          <table:table-cell table:style-name="ce65" table:formula="of:=IF(SUM([.AE21:.BB21])&gt;0;SUM([.AE21:.BB21])/COUNT([.AE21:.BB21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20.</text:p>
          </table:table-cell>
          <table:table-cell table:style-name="ce17" table:formula="of:=IF(AND([Kursliste.B24]=&quot;&quot;;[Kursliste.C24]=&quot;&quot;);&quot;&quot;;CONCATENATE([Kursliste.B24];&quot; &quot;;[Kursliste.C24]))">
            <text:p/>
          </table:table-cell>
          <table:table-cell table:style-name="ce24" table:number-columns-repeated="7"/>
          <table:table-cell table:style-name="ce36" table:number-columns-repeated="14"/>
          <table:table-cell table:style-name="ce49"/>
          <table:table-cell table:style-name="ce49" table:number-columns-spanned="3" table:number-rows-spanned="1"/>
          <table:covered-table-cell table:number-columns-repeated="2" table:style-name="ce17"/>
          <table:table-cell table:style-name="ce17"/>
          <table:table-cell table:style-name="ce65" table:formula="of:=IF(SUM([.C22:.Y22])&gt;0;SUM([.C22:.Y22])/COUNT([.C22:.X22]);0)" office:value-type="float" office:value="0" calcext:value-type="float">
            <text:p>0,00</text:p>
          </table:table-cell>
          <table:table-cell table:style-name="ce17" table:formula="of:=[.B22]">
            <text:p/>
          </table:table-cell>
          <table:table-cell table:style-name="ce71" table:number-columns-repeated="2"/>
          <table:table-cell table:style-name="ce73" table:number-columns-repeated="9"/>
          <table:table-cell table:style-name="ce71" table:number-columns-repeated="15"/>
          <table:table-cell table:style-name="ce65" table:formula="of:=IF(SUM([.AE22:.BB22])&gt;0;SUM([.AE22:.BB22])/COUNT([.AE22:.BB22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21.</text:p>
          </table:table-cell>
          <table:table-cell table:style-name="ce17" table:formula="of:=IF(AND([Kursliste.B25]=&quot;&quot;;[Kursliste.C25]=&quot;&quot;);&quot;&quot;;CONCATENATE([Kursliste.B25];&quot; &quot;;[Kursliste.C25]))">
            <text:p/>
          </table:table-cell>
          <table:table-cell table:style-name="ce24" table:number-columns-repeated="7"/>
          <table:table-cell table:style-name="ce36" table:number-columns-repeated="14"/>
          <table:table-cell table:style-name="ce49"/>
          <table:table-cell table:style-name="ce50" table:number-columns-spanned="3" table:number-rows-spanned="1"/>
          <table:covered-table-cell table:number-columns-repeated="2" table:style-name="ce58"/>
          <table:table-cell table:style-name="ce17"/>
          <table:table-cell table:style-name="ce65" table:formula="of:=IF(SUM([.C23:.Y23])&gt;0;SUM([.C23:.Y23])/COUNT([.C23:.X23]);0)" office:value-type="float" office:value="0" calcext:value-type="float">
            <text:p>0,00</text:p>
          </table:table-cell>
          <table:table-cell table:style-name="ce17" table:formula="of:=[.B23]">
            <text:p/>
          </table:table-cell>
          <table:table-cell table:style-name="ce71" table:number-columns-repeated="2"/>
          <table:table-cell table:style-name="ce73" table:number-columns-repeated="9"/>
          <table:table-cell table:style-name="ce71" table:number-columns-repeated="15"/>
          <table:table-cell table:style-name="ce65" table:formula="of:=IF(SUM([.AE23:.BB23])&gt;0;SUM([.AE23:.BB23])/COUNT([.AE23:.BB23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22.</text:p>
          </table:table-cell>
          <table:table-cell table:style-name="ce17" table:formula="of:=IF(AND([Kursliste.B26]=&quot;&quot;;[Kursliste.C26]=&quot;&quot;);&quot;&quot;;CONCATENATE([Kursliste.B26];&quot; &quot;;[Kursliste.C26]))">
            <text:p/>
          </table:table-cell>
          <table:table-cell table:style-name="ce24" table:number-columns-repeated="7"/>
          <table:table-cell table:style-name="ce36" table:number-columns-repeated="14"/>
          <table:table-cell table:style-name="ce49"/>
          <table:table-cell table:style-name="ce49" table:number-columns-spanned="3" table:number-rows-spanned="1"/>
          <table:covered-table-cell table:number-columns-repeated="2" table:style-name="ce17"/>
          <table:table-cell table:style-name="ce17"/>
          <table:table-cell table:style-name="ce65" table:formula="of:=IF(SUM([.C24:.Y24])&gt;0;SUM([.C24:.Y24])/COUNT([.C24:.X24]);0)" office:value-type="float" office:value="0" calcext:value-type="float">
            <text:p>0,00</text:p>
          </table:table-cell>
          <table:table-cell table:style-name="ce17" table:formula="of:=[.B24]">
            <text:p/>
          </table:table-cell>
          <table:table-cell table:style-name="ce71" table:number-columns-repeated="2"/>
          <table:table-cell table:style-name="ce73" table:number-columns-repeated="9"/>
          <table:table-cell table:style-name="ce71" table:number-columns-repeated="15"/>
          <table:table-cell table:style-name="ce65" table:formula="of:=IF(SUM([.AE24:.BB24])&gt;0;SUM([.AE24:.BB24])/COUNT([.AE24:.BB24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23.</text:p>
          </table:table-cell>
          <table:table-cell table:style-name="ce17" table:formula="of:=IF(AND([Kursliste.B27]=&quot;&quot;;[Kursliste.C27]=&quot;&quot;);&quot;&quot;;CONCATENATE([Kursliste.B27];&quot; &quot;;[Kursliste.C27]))">
            <text:p/>
          </table:table-cell>
          <table:table-cell table:style-name="ce24" table:number-columns-repeated="7"/>
          <table:table-cell table:style-name="ce36" table:number-columns-repeated="14"/>
          <table:table-cell table:style-name="ce49"/>
          <table:table-cell table:style-name="ce49" table:number-columns-spanned="3" table:number-rows-spanned="1"/>
          <table:covered-table-cell table:number-columns-repeated="2" table:style-name="ce17"/>
          <table:table-cell table:style-name="ce17"/>
          <table:table-cell table:style-name="ce65" table:formula="of:=IF(SUM([.C25:.Y25])&gt;0;SUM([.C25:.Y25])/COUNT([.C25:.X25]);0)" office:value-type="float" office:value="0" calcext:value-type="float">
            <text:p>0,00</text:p>
          </table:table-cell>
          <table:table-cell table:style-name="ce17" table:formula="of:=[.B25]">
            <text:p/>
          </table:table-cell>
          <table:table-cell table:style-name="ce71" table:number-columns-repeated="2"/>
          <table:table-cell table:style-name="ce73" table:number-columns-repeated="9"/>
          <table:table-cell table:style-name="ce71" table:number-columns-repeated="15"/>
          <table:table-cell table:style-name="ce65" table:formula="of:=IF(SUM([.AE25:.BB25])&gt;0;SUM([.AE25:.BB25])/COUNT([.AE25:.BB25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table:style-name="ce12" office:value-type="string" calcext:value-type="string">
            <text:p>24.</text:p>
          </table:table-cell>
          <table:table-cell table:style-name="ce17" table:formula="of:=IF(AND([Kursliste.B28]=&quot;&quot;;[Kursliste.C28]=&quot;&quot;);&quot;&quot;;CONCATENATE([Kursliste.B28];&quot; &quot;;[Kursliste.C28]))">
            <text:p/>
          </table:table-cell>
          <table:table-cell table:style-name="ce25" table:number-columns-repeated="13"/>
          <table:table-cell table:style-name="ce37" table:number-columns-repeated="8"/>
          <table:table-cell table:style-name="ce51"/>
          <table:table-cell table:style-name="ce56" table:number-columns-spanned="3" table:number-rows-spanned="1"/>
          <table:covered-table-cell table:number-columns-repeated="2" table:style-name="ce58"/>
          <table:table-cell table:style-name="ce64"/>
          <table:table-cell table:style-name="ce65" table:formula="of:=IF(SUM([.C26:.Y26])&gt;0;SUM([.C26:.Y26])/COUNT([.C26:.X26]);0)" office:value-type="float" office:value="0" calcext:value-type="float">
            <text:p>0,00</text:p>
          </table:table-cell>
          <table:table-cell table:style-name="ce17" table:formula="of:=[.B26]">
            <text:p/>
          </table:table-cell>
          <table:table-cell table:style-name="ce71" table:number-columns-repeated="2"/>
          <table:table-cell table:style-name="ce73" table:number-columns-repeated="9"/>
          <table:table-cell table:style-name="ce71" table:number-columns-repeated="15"/>
          <table:table-cell table:style-name="ce65" table:formula="of:=IF(SUM([.AE26:.BB26])&gt;0;SUM([.AE26:.BB26])/COUNT([.AE26:.BB26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25.</text:p>
          </table:table-cell>
          <table:table-cell table:style-name="ce17" table:formula="of:=IF(AND([Kursliste.B29]=&quot;&quot;;[Kursliste.C29]=&quot;&quot;);&quot;&quot;;CONCATENATE([Kursliste.B29];&quot; &quot;;[Kursliste.C29]))">
            <text:p/>
          </table:table-cell>
          <table:table-cell table:style-name="ce24" table:number-columns-repeated="7"/>
          <table:table-cell table:style-name="ce36" table:number-columns-repeated="14"/>
          <table:table-cell table:style-name="ce49"/>
          <table:table-cell table:style-name="ce49" table:number-columns-spanned="3" table:number-rows-spanned="1"/>
          <table:covered-table-cell table:number-columns-repeated="2" table:style-name="ce17"/>
          <table:table-cell table:style-name="ce17"/>
          <table:table-cell table:style-name="ce65" table:formula="of:=IF(SUM([.C27:.Y27])&gt;0;SUM([.C27:.Y27])/COUNT([.C27:.X27]);0)" office:value-type="float" office:value="0" calcext:value-type="float">
            <text:p>0,00</text:p>
          </table:table-cell>
          <table:table-cell table:style-name="ce17" table:formula="of:=[.B27]">
            <text:p/>
          </table:table-cell>
          <table:table-cell table:style-name="ce71" table:number-columns-repeated="2"/>
          <table:table-cell table:style-name="ce73" table:number-columns-repeated="9"/>
          <table:table-cell table:style-name="ce71" table:number-columns-repeated="15"/>
          <table:table-cell table:style-name="ce65" table:formula="of:=IF(SUM([.AE27:.BB27])&gt;0;SUM([.AE27:.BB27])/COUNT([.AE27:.BB27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26.</text:p>
          </table:table-cell>
          <table:table-cell table:style-name="ce17" table:formula="of:=IF(AND([Kursliste.B30]=&quot;&quot;;[Kursliste.C30]=&quot;&quot;);&quot;&quot;;CONCATENATE([Kursliste.B30];&quot; &quot;;[Kursliste.C30]))">
            <text:p/>
          </table:table-cell>
          <table:table-cell table:style-name="ce24" table:number-columns-repeated="7"/>
          <table:table-cell table:style-name="ce36" table:number-columns-repeated="14"/>
          <table:table-cell table:style-name="ce49"/>
          <table:table-cell table:style-name="ce49" table:number-columns-spanned="3" table:number-rows-spanned="1"/>
          <table:covered-table-cell table:number-columns-repeated="2" table:style-name="ce17"/>
          <table:table-cell table:style-name="ce17"/>
          <table:table-cell table:style-name="ce65" table:formula="of:=IF(SUM([.C28:.Y28])&gt;0;SUM([.C28:.Y28])/COUNT([.C28:.X28]);0)" office:value-type="float" office:value="0" calcext:value-type="float">
            <text:p>0,00</text:p>
          </table:table-cell>
          <table:table-cell table:style-name="ce17" table:formula="of:=[.B28]">
            <text:p/>
          </table:table-cell>
          <table:table-cell table:style-name="ce71" table:number-columns-repeated="2"/>
          <table:table-cell table:style-name="ce73" table:number-columns-repeated="9"/>
          <table:table-cell table:style-name="ce71" table:number-columns-repeated="15"/>
          <table:table-cell table:style-name="ce65" table:formula="of:=IF(SUM([.AE28:.BB28])&gt;0;SUM([.AE28:.BB28])/COUNT([.AE28:.BB28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27.</text:p>
          </table:table-cell>
          <table:table-cell table:style-name="ce17" table:formula="of:=IF(AND([Kursliste.B31]=&quot;&quot;;[Kursliste.C31]=&quot;&quot;);&quot;&quot;;CONCATENATE([Kursliste.B31];&quot; &quot;;[Kursliste.C31]))">
            <text:p/>
          </table:table-cell>
          <table:table-cell table:style-name="ce24" table:number-columns-repeated="7"/>
          <table:table-cell table:style-name="ce36" table:number-columns-repeated="14"/>
          <table:table-cell table:style-name="ce49"/>
          <table:table-cell table:style-name="ce49" table:number-columns-spanned="3" table:number-rows-spanned="1"/>
          <table:covered-table-cell table:number-columns-repeated="2" table:style-name="ce17"/>
          <table:table-cell table:style-name="ce17"/>
          <table:table-cell table:style-name="ce65" table:formula="of:=IF(SUM([.C29:.Y29])&gt;0;SUM([.C29:.Y29])/COUNT([.C29:.X29]);0)" office:value-type="float" office:value="0" calcext:value-type="float">
            <text:p>0,00</text:p>
          </table:table-cell>
          <table:table-cell table:style-name="ce17" table:formula="of:=[.B29]">
            <text:p/>
          </table:table-cell>
          <table:table-cell table:style-name="ce71" table:number-columns-repeated="2"/>
          <table:table-cell table:style-name="ce73" table:number-columns-repeated="9"/>
          <table:table-cell table:style-name="ce71" table:number-columns-repeated="15"/>
          <table:table-cell table:style-name="ce65" table:formula="of:=IF(SUM([.AE29:.BB29])&gt;0;SUM([.AE29:.BB29])/COUNT([.AE29:.BB29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28.</text:p>
          </table:table-cell>
          <table:table-cell table:style-name="ce17" table:formula="of:=IF(AND([Kursliste.B32]=&quot;&quot;;[Kursliste.C32]=&quot;&quot;);&quot;&quot;;CONCATENATE([Kursliste.B32];&quot; &quot;;[Kursliste.C32]))">
            <text:p/>
          </table:table-cell>
          <table:table-cell table:style-name="ce24" table:number-columns-repeated="7"/>
          <table:table-cell table:style-name="ce36" table:number-columns-repeated="14"/>
          <table:table-cell table:style-name="ce49"/>
          <table:table-cell table:style-name="ce49" table:number-columns-spanned="3" table:number-rows-spanned="1"/>
          <table:covered-table-cell table:number-columns-repeated="2" table:style-name="ce17"/>
          <table:table-cell table:style-name="ce17"/>
          <table:table-cell table:style-name="ce65" table:formula="of:=IF(SUM([.C30:.Y30])&gt;0;SUM([.C30:.Y30])/COUNT([.C30:.X30]);0)" office:value-type="float" office:value="0" calcext:value-type="float">
            <text:p>0,00</text:p>
          </table:table-cell>
          <table:table-cell table:style-name="ce17" table:formula="of:=[.B30]">
            <text:p/>
          </table:table-cell>
          <table:table-cell table:style-name="ce71" table:number-columns-repeated="2"/>
          <table:table-cell table:style-name="ce73" table:number-columns-repeated="9"/>
          <table:table-cell table:style-name="ce71" table:number-columns-repeated="15"/>
          <table:table-cell table:style-name="ce65" table:formula="of:=IF(SUM([.AE30:.BB30])&gt;0;SUM([.AE30:.BB30])/COUNT([.AE30:.BB30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29.</text:p>
          </table:table-cell>
          <table:table-cell table:style-name="ce17" table:formula="of:=IF(AND([Kursliste.B33]=&quot;&quot;;[Kursliste.C33]=&quot;&quot;);&quot;&quot;;CONCATENATE([Kursliste.B33];&quot; &quot;;[Kursliste.C33]))">
            <text:p/>
          </table:table-cell>
          <table:table-cell table:style-name="ce24" table:number-columns-repeated="7"/>
          <table:table-cell table:style-name="ce36" table:number-columns-repeated="14"/>
          <table:table-cell table:style-name="ce49"/>
          <table:table-cell table:style-name="ce49" table:number-columns-spanned="3" table:number-rows-spanned="1"/>
          <table:covered-table-cell table:number-columns-repeated="2" table:style-name="ce17"/>
          <table:table-cell table:style-name="ce17"/>
          <table:table-cell table:style-name="ce65" table:formula="of:=IF(SUM([.C31:.Y31])&gt;0;SUM([.C31:.Y31])/COUNT([.C31:.X31]);0)" office:value-type="float" office:value="0" calcext:value-type="float">
            <text:p>0,00</text:p>
          </table:table-cell>
          <table:table-cell table:style-name="ce17" table:formula="of:=[.B31]">
            <text:p/>
          </table:table-cell>
          <table:table-cell table:style-name="ce71" table:number-columns-repeated="2"/>
          <table:table-cell table:style-name="ce73" table:number-columns-repeated="9"/>
          <table:table-cell table:style-name="ce71" table:number-columns-repeated="15"/>
          <table:table-cell table:style-name="ce65" table:formula="of:=IF(SUM([.AE31:.BB31])&gt;0;SUM([.AE31:.BB31])/COUNT([.AE31:.BB31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30.</text:p>
          </table:table-cell>
          <table:table-cell table:style-name="ce17" table:formula="of:=IF(AND([Kursliste.B34]=&quot;&quot;;[Kursliste.C34]=&quot;&quot;);&quot;&quot;;CONCATENATE([Kursliste.B34];&quot; &quot;;[Kursliste.C34]))">
            <text:p/>
          </table:table-cell>
          <table:table-cell table:style-name="ce24" table:number-columns-repeated="7"/>
          <table:table-cell table:style-name="ce36" table:number-columns-repeated="14"/>
          <table:table-cell table:style-name="ce49"/>
          <table:table-cell table:style-name="ce49" table:number-columns-spanned="3" table:number-rows-spanned="1"/>
          <table:covered-table-cell table:number-columns-repeated="2" table:style-name="ce17"/>
          <table:table-cell table:style-name="ce17"/>
          <table:table-cell table:style-name="ce65" table:formula="of:=IF(SUM([.C32:.Y32])&gt;0;SUM([.C32:.Y32])/COUNT([.C32:.X32]);0)" office:value-type="float" office:value="0" calcext:value-type="float">
            <text:p>0,00</text:p>
          </table:table-cell>
          <table:table-cell table:style-name="ce17" table:formula="of:=[.B32]">
            <text:p/>
          </table:table-cell>
          <table:table-cell table:style-name="ce71" table:number-columns-repeated="2"/>
          <table:table-cell table:style-name="ce73" table:number-columns-repeated="9"/>
          <table:table-cell table:style-name="ce71" table:number-columns-repeated="15"/>
          <table:table-cell table:style-name="ce65" table:formula="of:=IF(SUM([.AE32:.BB32])&gt;0;SUM([.AE32:.BB32])/COUNT([.AE32:.BB32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31.</text:p>
          </table:table-cell>
          <table:table-cell table:style-name="ce17" table:formula="of:=IF(AND([Kursliste.B35]=&quot;&quot;;[Kursliste.C35]=&quot;&quot;);&quot;&quot;;CONCATENATE([Kursliste.B35];&quot; &quot;;[Kursliste.C35]))">
            <text:p/>
          </table:table-cell>
          <table:table-cell table:style-name="ce24" table:number-columns-repeated="7"/>
          <table:table-cell table:style-name="ce36" table:number-columns-repeated="9"/>
          <table:table-cell table:style-name="ce44"/>
          <table:table-cell table:style-name="ce36" table:number-columns-repeated="4"/>
          <table:table-cell table:style-name="ce49"/>
          <table:table-cell table:style-name="ce49" table:number-columns-spanned="3" table:number-rows-spanned="1"/>
          <table:covered-table-cell table:number-columns-repeated="2" table:style-name="ce17"/>
          <table:table-cell table:style-name="ce17"/>
          <table:table-cell table:style-name="ce65" table:formula="of:=IF(SUM([.C33:.Y33])&gt;0;SUM([.C33:.Y33])/COUNT([.C33:.X33]);0)" office:value-type="float" office:value="0" calcext:value-type="float">
            <text:p>0,00</text:p>
          </table:table-cell>
          <table:table-cell table:style-name="ce17" table:formula="of:=[.B33]">
            <text:p/>
          </table:table-cell>
          <table:table-cell table:style-name="ce71" table:number-columns-repeated="2"/>
          <table:table-cell table:style-name="ce73" table:number-columns-repeated="9"/>
          <table:table-cell table:style-name="ce71" table:number-columns-repeated="15"/>
          <table:table-cell table:style-name="ce65" table:formula="of:=IF(SUM([.AE33:.BB33])&gt;0;SUM([.AE33:.BB33])/COUNT([.AE33:.BB33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32.</text:p>
          </table:table-cell>
          <table:table-cell table:style-name="ce17" table:formula="of:=IF(AND([Kursliste.B36]=&quot;&quot;;[Kursliste.C36]=&quot;&quot;);&quot;&quot;;CONCATENATE([Kursliste.B36];&quot; &quot;;[Kursliste.C36]))">
            <text:p/>
          </table:table-cell>
          <table:table-cell table:style-name="ce24" table:number-columns-repeated="7"/>
          <table:table-cell table:style-name="ce36" table:number-columns-repeated="7"/>
          <table:table-cell table:style-name="ce44"/>
          <table:table-cell table:style-name="ce36" table:number-columns-repeated="6"/>
          <table:table-cell table:style-name="ce49"/>
          <table:table-cell table:style-name="ce49" table:number-columns-spanned="3" table:number-rows-spanned="1"/>
          <table:covered-table-cell table:style-name="ce59"/>
          <table:covered-table-cell table:style-name="ce17"/>
          <table:table-cell table:style-name="ce17"/>
          <table:table-cell table:style-name="ce65" table:formula="of:=IF(SUM([.C34:.Y34])&gt;0;SUM([.C34:.Y34])/COUNT([.C34:.X34]);0)" office:value-type="float" office:value="0" calcext:value-type="float">
            <text:p>0,00</text:p>
          </table:table-cell>
          <table:table-cell table:style-name="ce17" table:formula="of:=[.B34]">
            <text:p/>
          </table:table-cell>
          <table:table-cell table:style-name="ce71" table:number-columns-repeated="2"/>
          <table:table-cell table:style-name="ce73" table:number-columns-repeated="9"/>
          <table:table-cell table:style-name="ce71" table:number-columns-repeated="15"/>
          <table:table-cell table:style-name="ce65" table:formula="of:=IF(SUM([.AE34:.BB34])&gt;0;SUM([.AE34:.BB34])/COUNT([.AE34:.BB34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6">
          <table:table-cell/>
          <table:table-cell table:style-name="ce18" office:value-type="string" calcext:value-type="string">
            <text:p>Stunde</text:p>
          </table:table-cell>
          <table:table-cell table:style-name="ce26" table:number-columns-repeated="5"/>
          <table:table-cell table:style-name="ce34"/>
          <table:table-cell table:style-name="ce35"/>
          <table:table-cell table:style-name="ce38" table:number-columns-repeated="3"/>
          <table:table-cell table:style-name="ce39"/>
          <table:table-cell table:style-name="ce40"/>
          <table:table-cell table:style-name="ce41"/>
          <table:table-cell table:style-name="ce42"/>
          <table:table-cell table:style-name="ce45"/>
          <table:table-cell table:style-name="ce38" table:number-columns-repeated="4"/>
          <table:table-cell table:style-name="ce47"/>
          <table:table-cell table:style-name="ce48"/>
          <table:table-cell table:style-name="ce52"/>
          <table:table-cell table:style-name="ce49" table:number-columns-spanned="3" table:number-rows-spanned="1"/>
          <table:covered-table-cell table:style-name="ce52"/>
          <table:covered-table-cell table:style-name="ce62"/>
          <table:table-cell table:style-name="ce62"/>
          <table:table-cell table:style-name="ce66"/>
          <table:table-cell table:style-name="ce62"/>
          <table:table-cell table:style-name="ce72" table:number-columns-repeated="2"/>
          <table:table-cell table:style-name="ce75" table:number-columns-repeated="9"/>
          <table:table-cell table:style-name="ce72" table:number-columns-repeated="12"/>
          <table:table-cell table:style-name="ce81" table:number-columns-repeated="2"/>
          <table:table-cell table:style-name="ce62"/>
          <table:table-cell table:style-name="ce66"/>
          <table:table-cell table:number-columns-repeated="965"/>
        </table:table-row>
        <table:table-row table:style-name="ro1">
          <table:table-cell/>
          <table:table-cell office:value-type="string" calcext:value-type="string">
            <text:p>Sequenz</text:p>
          </table:table-cell>
          <table:table-cell/>
          <table:table-cell table:style-name="ce30"/>
          <table:table-cell table:number-columns-repeated="2"/>
          <table:table-cell table:style-name="ce30"/>
          <table:table-cell/>
          <table:table-cell table:style-name="ce30"/>
          <table:table-cell/>
          <table:table-cell table:style-name="ce30" table:number-columns-repeated="11"/>
          <table:table-cell table:style-name="ce30" table:number-columns-spanned="2" table:number-rows-spanned="1"/>
          <table:covered-table-cell table:style-name="Default"/>
          <table:table-cell table:number-columns-repeated="7"/>
          <table:table-cell table:style-name="Default"/>
          <table:table-cell/>
          <table:table-cell table:style-name="ce76"/>
          <table:table-cell table:style-name="ce77"/>
          <table:table-cell table:style-name="ce78" table:number-columns-repeated="2"/>
          <table:table-cell table:style-name="ce79"/>
          <table:table-cell table:style-name="ce78" table:number-columns-repeated="4"/>
          <table:table-cell table:number-columns-repeated="981"/>
        </table:table-row>
        <table:table-row table:style-name="ro1">
          <table:table-cell/>
          <table:table-cell office:value-type="string" calcext:value-type="string">
            <text:p>Reihe</text:p>
          </table:table-cell>
          <table:table-cell/>
          <table:table-cell table:style-name="ce30"/>
          <table:table-cell table:number-columns-repeated="12"/>
          <table:table-cell table:style-name="ce5"/>
          <table:table-cell table:number-columns-repeated="18"/>
          <table:table-cell table:style-name="Default"/>
          <table:table-cell/>
          <table:table-cell table:style-name="Default" table:number-columns-repeated="4"/>
          <table:table-cell table:style-name="ce80" table:number-columns-spanned="10" table:number-rows-spanned="1"/>
          <table:covered-table-cell table:style-name="Default"/>
          <table:covered-table-cell table:style-name="ce30"/>
          <table:covered-table-cell table:number-columns-repeated="7"/>
          <table:table-cell table:number-columns-repeated="971"/>
        </table:table-row>
        <table:table-row table:style-name="ro7">
          <table:table-cell/>
          <table:table-cell table:style-name="Default" table:number-columns-repeated="4"/>
          <table:table-cell table:number-columns-repeated="10"/>
          <table:table-cell table:style-name="ce43" table:number-columns-spanned="4" table:number-rows-spanned="1"/>
          <table:covered-table-cell table:number-columns-repeated="3"/>
          <table:table-cell table:number-columns-repeated="1003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1011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/>
          <table:table-cell table:style-name="ce19" office:value-type="string" calcext:value-type="string">
            <text:p>Legende:</text:p>
          </table:table-cell>
          <table:table-cell table:style-name="ce27" office:value-type="string" calcext:value-type="string">
            <text:p>f</text:p>
          </table:table-cell>
          <table:table-cell table:style-name="ce27" office:value-type="string" calcext:value-type="string">
            <text:p>fehlt</text:p>
          </table:table-cell>
          <table:table-cell table:style-name="ce31"/>
          <table:table-cell table:number-columns-repeated="1017"/>
        </table:table-row>
        <table:table-row table:style-name="ro1">
          <table:table-cell/>
          <table:table-cell table:style-name="ce20"/>
          <table:table-cell table:style-name="ce28" office:value-type="string" calcext:value-type="string">
            <text:p>e</text:p>
          </table:table-cell>
          <table:table-cell table:style-name="ce28" office:value-type="string" calcext:value-type="string">
            <text:p>entschuldigt</text:p>
          </table:table-cell>
          <table:table-cell table:style-name="ce32"/>
          <table:table-cell table:number-columns-repeated="1017"/>
        </table:table-row>
        <table:table-row table:style-name="ro1">
          <table:table-cell/>
          <table:table-cell table:style-name="ce21"/>
          <table:table-cell table:style-name="ce29" office:value-type="string" calcext:value-type="string">
            <text:p>x</text:p>
          </table:table-cell>
          <table:table-cell table:style-name="ce29" office:value-type="string" calcext:value-type="string">
            <text:p>keine Note</text:p>
          </table:table-cell>
          <table:table-cell table:style-name="ce33"/>
          <table:table-cell table:number-columns-repeated="1017"/>
        </table:table-row>
        <table:table-row table:style-name="ro1" table:number-rows-repeated="1048530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Notenrechnen" table:style-name="ta1" table:print-ranges="Notenrechnen.A1:Notenrechnen.P36">
        <table:table-column table:style-name="co27" table:default-cell-style-name="Default"/>
        <table:table-column table:style-name="co10" table:default-cell-style-name="Default"/>
        <table:table-column table:style-name="co28" table:default-cell-style-name="Default"/>
        <table:table-column table:style-name="co12" table:number-columns-repeated="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2" table:default-cell-style-name="Default"/>
        <table:table-column table:style-name="co31" table:default-cell-style-name="Default"/>
        <table:table-column table:style-name="co32" table:number-columns-repeated="3" table:default-cell-style-name="Default"/>
        <table:table-column table:style-name="co12" table:default-cell-style-name="Default"/>
        <table:table-column table:style-name="co33" table:default-cell-style-name="ce217"/>
        <table:table-column table:style-name="co34" table:default-cell-style-name="Default"/>
        <table:table-column table:style-name="co12" table:number-columns-repeated="7" table:default-cell-style-name="Default"/>
        <table:table-column table:style-name="co7" table:number-columns-repeated="2" table:default-cell-style-name="Default"/>
        <table:table-column table:style-name="co35" table:default-cell-style-name="Default"/>
        <table:table-column table:style-name="co7" table:default-cell-style-name="Default"/>
        <table:table-column table:style-name="co36" table:default-cell-style-name="Default"/>
        <table:table-column table:style-name="co12" table:number-columns-repeated="23" table:default-cell-style-name="Default"/>
        <table:table-column table:style-name="co37" table:default-cell-style-name="Default"/>
        <table:table-column table:style-name="co24" table:number-columns-repeated="9" table:default-cell-style-name="Default"/>
        <table:table-row table:style-name="ro8">
          <table:table-cell table:style-name="ce5"/>
          <table:table-cell table:style-name="ce10" table:formula="of:=['SoMi-Liste'.B1]" office:value-type="string" office:string-value="KURSNAME" calcext:value-type="string" table:number-columns-spanned="1" table:number-rows-spanned="3">
            <text:p>KURSNAME</text:p>
          </table:table-cell>
          <table:table-cell table:style-name="ce91"/>
          <table:table-cell table:style-name="ce98" office:value-type="string" calcext:value-type="string" table:number-columns-spanned="13" table:number-rows-spanned="1">
            <text:p>1. Kurshalbjahr</text:p>
          </table:table-cell>
          <table:covered-table-cell table:style-name="ce98"/>
          <table:covered-table-cell table:number-columns-repeated="4" table:style-name="ce110"/>
          <table:covered-table-cell table:style-name="ce125"/>
          <table:covered-table-cell table:number-columns-repeated="2" table:style-name="ce12"/>
          <table:covered-table-cell table:style-name="ce139"/>
          <table:covered-table-cell table:number-columns-repeated="3" table:style-name="ce178"/>
          <table:table-cell/>
          <table:table-cell table:style-name="ce93" table:number-columns-repeated="2"/>
          <table:table-cell table:number-columns-repeated="45"/>
        </table:table-row>
        <table:table-row table:style-name="ro9">
          <table:table-cell table:style-name="ce6" office:value-type="string" calcext:value-type="string" table:number-columns-spanned="1" table:number-rows-spanned="3">
            <text:p>Lfd- Nummer</text:p>
          </table:table-cell>
          <table:covered-table-cell table:style-name="ce11"/>
          <table:table-cell table:style-name="ce92" office:value-type="string" calcext:value-type="string" table:number-columns-spanned="1" table:number-rows-spanned="3">
            <text:p>Klausurfach</text:p>
          </table:table-cell>
          <table:table-cell table:style-name="ce99" office:value-type="string" calcext:value-type="string" table:number-columns-spanned="6" table:number-rows-spanned="1">
            <text:p>Leistungen</text:p>
          </table:table-cell>
          <table:covered-table-cell table:style-name="ce99"/>
          <table:covered-table-cell table:number-columns-repeated="4" table:style-name="ce110"/>
          <table:table-cell table:style-name="ce125"/>
          <table:table-cell table:style-name="ce12" table:number-columns-repeated="2"/>
          <table:table-cell table:style-name="ce139" office:value-type="string" calcext:value-type="string" table:number-columns-spanned="4" table:number-rows-spanned="1">
            <text:p>Abwesenheit</text:p>
          </table:table-cell>
          <table:covered-table-cell table:number-columns-repeated="3" table:style-name="ce178"/>
          <table:table-cell/>
          <table:table-cell table:style-name="ce93" table:number-columns-repeated="2"/>
          <table:table-cell table:number-columns-repeated="45"/>
        </table:table-row>
        <table:table-row table:style-name="ro10">
          <table:covered-table-cell table:style-name="ce6"/>
          <table:covered-table-cell table:style-name="ce11"/>
          <table:covered-table-cell table:style-name="ce92"/>
          <table:table-cell table:style-name="ce99" office:value-type="string" calcext:value-type="string" table:number-columns-spanned="4" table:number-rows-spanned="1">
            <text:p>Klausuren</text:p>
          </table:table-cell>
          <table:covered-table-cell table:style-name="ce99"/>
          <table:covered-table-cell table:number-columns-repeated="2" table:style-name="ce110"/>
          <table:table-cell table:style-name="ce99" office:value-type="string" calcext:value-type="string" table:number-columns-spanned="3" table:number-rows-spanned="1">
            <text:p>Sonstige Mitarbeit</text:p>
          </table:table-cell>
          <table:covered-table-cell table:style-name="ce110"/>
          <table:covered-table-cell table:style-name="ce125"/>
          <table:table-cell table:style-name="ce131" office:value-type="string" calcext:value-type="string" table:number-columns-spanned="1" table:number-rows-spanned="2">
            <text:p>Zensur</text:p>
          </table:table-cell>
          <table:table-cell table:style-name="ce131" office:value-type="string" calcext:value-type="string" table:number-columns-spanned="1" table:number-rows-spanned="2">
            <text:p>Punkte</text:p>
          </table:table-cell>
          <table:table-cell table:style-name="ce139" office:value-type="string" calcext:value-type="string" table:number-columns-spanned="2" table:number-rows-spanned="1">
            <text:p>1. Abschnitt</text:p>
          </table:table-cell>
          <table:covered-table-cell table:style-name="ce179"/>
          <table:table-cell table:style-name="ce139" office:value-type="string" calcext:value-type="string" table:number-columns-spanned="2" table:number-rows-spanned="1">
            <text:p>2. Abschnitt</text:p>
          </table:table-cell>
          <table:covered-table-cell table:style-name="ce179"/>
          <table:table-cell/>
          <table:table-cell table:style-name="ce93" table:number-columns-repeated="2"/>
          <table:table-cell table:number-columns-repeated="45"/>
        </table:table-row>
        <table:table-row table:style-name="ro11">
          <table:covered-table-cell table:style-name="ce7"/>
          <table:table-cell table:style-name="ce12" office:value-type="string" calcext:value-type="string">
            <text:p>Name, Vorname</text:p>
          </table:table-cell>
          <table:covered-table-cell table:style-name="ce91"/>
          <table:table-cell table:style-name="ce100" office:value-type="string" calcext:value-type="string">
            <text:p>K1</text:p>
          </table:table-cell>
          <table:table-cell table:style-name="ce100" office:value-type="string" calcext:value-type="string">
            <text:p>K2</text:p>
          </table:table-cell>
          <table:table-cell table:style-name="ce100" office:value-type="string" calcext:value-type="string">
            <text:p>K3</text:p>
          </table:table-cell>
          <table:table-cell table:style-name="ce113" office:value-type="string" calcext:value-type="string">
            <text:p>G</text:p>
          </table:table-cell>
          <table:table-cell table:style-name="ce100" office:value-type="string" calcext:value-type="string">
            <text:p>Q1</text:p>
          </table:table-cell>
          <table:table-cell table:style-name="ce100" office:value-type="string" calcext:value-type="string">
            <text:p>Q2</text:p>
          </table:table-cell>
          <table:table-cell table:style-name="ce126" office:value-type="string" calcext:value-type="string">
            <text:p>G</text:p>
          </table:table-cell>
          <table:covered-table-cell table:number-columns-repeated="2" table:style-name="ce132"/>
          <table:table-cell table:style-name="ce140" office:value-type="string" calcext:value-type="string">
            <text:p>Fehlstunden</text:p>
          </table:table-cell>
          <table:table-cell table:style-name="ce140" office:value-type="string" calcext:value-type="string">
            <text:p>davon n. e.</text:p>
          </table:table-cell>
          <table:table-cell table:style-name="ce140" office:value-type="string" calcext:value-type="string">
            <text:p>Fehlstunden</text:p>
          </table:table-cell>
          <table:table-cell table:style-name="ce140" office:value-type="string" calcext:value-type="string">
            <text:p>davon n.e.</text:p>
          </table:table-cell>
          <table:table-cell/>
          <table:table-cell table:style-name="ce93" office:value-type="string" calcext:value-type="string">
            <text:p>Kommentar Q1</text:p>
          </table:table-cell>
          <table:table-cell table:style-name="ce93" office:value-type="string" calcext:value-type="string">
            <text:p>Kommentar Q2</text:p>
          </table:table-cell>
          <table:table-cell table:number-columns-repeated="45"/>
        </table:table-row>
        <table:table-row table:style-name="ro12">
          <table:table-cell table:style-name="ce82" office:value-type="float" office:value="1" calcext:value-type="float">
            <text:p>1</text:p>
          </table:table-cell>
          <table:table-cell table:style-name="ce85" table:formula="of:=['SoMi-Liste'.B3]" office:value-type="string" office:string-value="Max Mustermann" calcext:value-type="string">
            <text:p>Max Mustermann</text:p>
          </table:table-cell>
          <table:table-cell table:style-name="ce82" table:formula="of:=IF(['SoMi-Liste'.AB3]=&quot;m&quot;;&quot;m&quot;;&quot;s&quot;)" office:value-type="string" office:string-value="s" calcext:value-type="string">
            <text:p>s</text:p>
          </table:table-cell>
          <table:table-cell table:style-name="ce101" office:value-type="float" office:value="1" calcext:value-type="float">
            <text:p>1</text:p>
          </table:table-cell>
          <table:table-cell table:style-name="ce101" office:value-type="float" office:value="3" calcext:value-type="float">
            <text:p>3</text:p>
          </table:table-cell>
          <table:table-cell table:style-name="ce101"/>
          <table:table-cell table:style-name="ce114" table:formula="of:=N(IF(SUM([.D5:.F5])&gt;0;SUM([.D5:.F5])/COUNT([.D5:.F5]);&quot;&quot;))" office:value-type="float" office:value="2" calcext:value-type="float">
            <text:p>2</text:p>
          </table:table-cell>
          <table:table-cell table:style-name="ce118" table:formula="of:=IF(['SoMi-Liste'.AC3]=0;&quot;&quot;;ROUND(['SoMi-Liste'.AC3];2))" office:value-type="float" office:value="2.57" calcext:value-type="float">
            <text:p>2,57</text:p>
          </table:table-cell>
          <table:table-cell table:style-name="ce118" table:formula="of:=IF(['SoMi-Liste'.BE3]=0;&quot;&quot;;['SoMi-Liste'.BE3])">
            <text:p/>
          </table:table-cell>
          <table:table-cell table:style-name="ce127" table:formula="of:=IF(SUM([.H5:.I5])&gt;0;SUM([.H5:.I5])/COUNT([.H5:.I5]);&quot;&quot;)" office:value-type="float" office:value="2.57" calcext:value-type="float">
            <text:p>3</text:p>
          </table:table-cell>
          <table:table-cell table:style-name="ce133" table:formula="of:=IF([.G5]=0;[.J5];IF(([.G5]+[.J5])&gt;0;([.G5]+[.J5])/COUNT([.G5];[.J5]);&quot;&quot;))" office:value-type="float" office:value="2.285" calcext:value-type="float">
            <text:p>2</text:p>
          </table:table-cell>
          <table:table-cell table:style-name="ce127" table:formula="of:= IF([.K5]&gt;=['KMK Punkte'.$B$16];['KMK Punkte'.$A$17]; IF([.K5]&gt;=['KMK Punkte'.$B$15];['KMK Punkte'.$A$16]; IF([.K5]&gt;=['KMK Punkte'.$B$14];['KMK Punkte'.$A$15]; IF([.K5]&gt;=['KMK Punkte'.$B$13];['KMK Punkte'.$A$14]; IF([.K5]&gt;=['KMK Punkte'.$B$12];['KMK Punkte'.$A$13]; IF([.K5]&gt;=['KMK Punkte'.$B$11];['KMK Punkte'.$A$12]; IF([.K5]&gt;=['KMK Punkte'.$B$10];['KMK Punkte'.$A$11]; IF([.K5]&gt;=['KMK Punkte'.$B$9];['KMK Punkte'.$A$10]; IF([.K5]&gt;=['KMK Punkte'.$B$8];['KMK Punkte'.$A$9]; IF([.K5]&gt;=['KMK Punkte'.$B$7];['KMK Punkte'.$A$8]; IF([.K5]&gt;=['KMK Punkte'.$B$6];['KMK Punkte'.$A$7]; IF([.K5]&gt;=['KMK Punkte'.$B$5];['KMK Punkte'.$A$6]; IF([.K5]&gt;=['KMK Punkte'.$B$4];['KMK Punkte'.$A$5]; IF([.K5]&gt;=['KMK Punkte'.$B$3];['KMK Punkte'.$A$4]; IF([.K5]&gt;=['KMK Punkte'.$B$2];['KMK Punkte'.$A$3];['KMK Punkte'.$A$2]) ))))))))))))))" office:value-type="float" office:value="11" calcext:value-type="float">
            <text:p>11</text:p>
          </table:table-cell>
          <table:table-cell table:style-name="ce141" table:formula="of:=IF([.B5]&lt;&gt;&quot;&quot;;SUMIF(['SoMi-Liste'.C3:.X3];&quot;f&quot;;['SoMi-Liste'.C$2:.X$2])+[.N5];&quot;&quot;)" office:value-type="float" office:value="6" calcext:value-type="float">
            <text:p>6</text:p>
          </table:table-cell>
          <table:table-cell table:style-name="ce180" table:formula="of:=IF([.B5]&lt;&gt;&quot;&quot;;SUMIF(['SoMi-Liste'.C3:.X3];&quot;e&quot;;['SoMi-Liste'.C$2:.X$2]);&quot;&quot;)" office:value-type="float" office:value="3" calcext:value-type="float">
            <text:p>3</text:p>
          </table:table-cell>
          <table:table-cell table:style-name="ce213" table:formula="of:=IF(['-Fehlstundenberechnung-'.AY5]=0;&quot;&quot;;['-Fehlstundenberechnung-'.AY5])">
            <text:p/>
          </table:table-cell>
          <table:table-cell table:style-name="ce215" table:formula="of:=IF(['-Fehlstundenberechnung-'.AY5]=0;&quot;&quot;;['-Fehlstundenberechnung-'.AY5]-['-Fehlstundenberechnung-'.AY44])">
            <text:p/>
          </table:table-cell>
          <table:table-cell/>
          <table:table-cell table:style-name="ce218" office:value-type="string" calcext:value-type="string">
            <text:p>Netter Kerl</text:p>
          </table:table-cell>
          <table:table-cell table:style-name="ce219"/>
          <table:table-cell table:number-columns-repeated="45"/>
        </table:table-row>
        <table:table-row table:style-name="ro12">
          <table:table-cell table:style-name="ce82" office:value-type="float" office:value="2" calcext:value-type="float">
            <text:p>2</text:p>
          </table:table-cell>
          <table:table-cell table:style-name="ce85" table:formula="of:=['SoMi-Liste'.B4]" office:value-type="string" office:string-value="Timo Test" calcext:value-type="string">
            <text:p>Timo Test</text:p>
          </table:table-cell>
          <table:table-cell table:style-name="ce82" table:formula="of:=IF(['SoMi-Liste'.AB4]=&quot;m&quot;;&quot;m&quot;;&quot;s&quot;)" office:value-type="string" office:string-value="s" calcext:value-type="string">
            <text:p>s</text:p>
          </table:table-cell>
          <table:table-cell table:style-name="ce101" table:number-columns-repeated="3"/>
          <table:table-cell table:style-name="ce114" table:formula="of:=N(IF(SUM([.D6:.F6])&gt;0;SUM([.D6:.F6])/COUNT([.D6:.F6]);&quot;&quot;))" office:value-type="float" office:value="0" calcext:value-type="float">
            <text:p>0</text:p>
          </table:table-cell>
          <table:table-cell table:style-name="ce118" table:formula="of:=IF(['SoMi-Liste'.AC4]=0;&quot;&quot;;ROUND(['SoMi-Liste'.AC4];2))" office:value-type="float" office:value="1.53" calcext:value-type="float">
            <text:p>1,53</text:p>
          </table:table-cell>
          <table:table-cell table:style-name="ce118" table:formula="of:=IF(['SoMi-Liste'.BE4]=0;&quot;&quot;;['SoMi-Liste'.BE4])">
            <text:p/>
          </table:table-cell>
          <table:table-cell table:style-name="ce127" table:formula="of:=IF(SUM([.H6:.I6])&gt;0;SUM([.H6:.I6])/COUNT([.H6:.I6]);&quot;&quot;)" office:value-type="float" office:value="1.53" calcext:value-type="float">
            <text:p>2</text:p>
          </table:table-cell>
          <table:table-cell table:style-name="ce133" table:formula="of:=IF([.G6]=0;[.J6];IF(([.G6]+[.J6])&gt;0;([.G6]+[.J6])/COUNT([.G6];[.J6]);&quot;&quot;))" office:value-type="float" office:value="1.53" calcext:value-type="float">
            <text:p>2</text:p>
          </table:table-cell>
          <table:table-cell table:style-name="ce127" table:formula="of:= IF([.K6]&gt;=['KMK Punkte'.$B$16];['KMK Punkte'.$A$17]; IF([.K6]&gt;=['KMK Punkte'.$B$15];['KMK Punkte'.$A$16]; IF([.K6]&gt;=['KMK Punkte'.$B$14];['KMK Punkte'.$A$15]; IF([.K6]&gt;=['KMK Punkte'.$B$13];['KMK Punkte'.$A$14]; IF([.K6]&gt;=['KMK Punkte'.$B$12];['KMK Punkte'.$A$13]; IF([.K6]&gt;=['KMK Punkte'.$B$11];['KMK Punkte'.$A$12]; IF([.K6]&gt;=['KMK Punkte'.$B$10];['KMK Punkte'.$A$11]; IF([.K6]&gt;=['KMK Punkte'.$B$9];['KMK Punkte'.$A$10]; IF([.K6]&gt;=['KMK Punkte'.$B$8];['KMK Punkte'.$A$9]; IF([.K6]&gt;=['KMK Punkte'.$B$7];['KMK Punkte'.$A$8]; IF([.K6]&gt;=['KMK Punkte'.$B$6];['KMK Punkte'.$A$7]; IF([.K6]&gt;=['KMK Punkte'.$B$5];['KMK Punkte'.$A$6]; IF([.K6]&gt;=['KMK Punkte'.$B$4];['KMK Punkte'.$A$5]; IF([.K6]&gt;=['KMK Punkte'.$B$3];['KMK Punkte'.$A$4]; IF([.K6]&gt;=['KMK Punkte'.$B$2];['KMK Punkte'.$A$3];['KMK Punkte'.$A$2]) ))))))))))))))" office:value-type="float" office:value="13" calcext:value-type="float">
            <text:p>13</text:p>
          </table:table-cell>
          <table:table-cell table:style-name="ce142" table:formula="of:=IF([.B6]&lt;&gt;&quot;&quot;;SUMIF(['SoMi-Liste'.C4:.X4];&quot;f&quot;;['SoMi-Liste'.C$2:.X$2])+[.N6];&quot;&quot;)" office:value-type="float" office:value="1" calcext:value-type="float">
            <text:p>1</text:p>
          </table:table-cell>
          <table:table-cell table:style-name="ce181" table:formula="of:=IF([.B6]&lt;&gt;&quot;&quot;;SUMIF(['SoMi-Liste'.C4:.X4];&quot;e&quot;;['SoMi-Liste'.C$2:.X$2]);&quot;&quot;)" office:value-type="float" office:value="0" calcext:value-type="float">
            <text:p>0</text:p>
          </table:table-cell>
          <table:table-cell table:style-name="ce213" table:formula="of:=IF(['-Fehlstundenberechnung-'.AY6]=0;&quot;&quot;;['-Fehlstundenberechnung-'.AY6])">
            <text:p/>
          </table:table-cell>
          <table:table-cell table:style-name="ce215" table:formula="of:=IF(['-Fehlstundenberechnung-'.AY6]=0;&quot;&quot;;['-Fehlstundenberechnung-'.AY6]-['-Fehlstundenberechnung-'.AY45])">
            <text:p/>
          </table:table-cell>
          <table:table-cell/>
          <table:table-cell table:style-name="ce219" table:number-columns-repeated="2"/>
          <table:table-cell table:number-columns-repeated="45"/>
        </table:table-row>
        <table:table-row table:style-name="ro12">
          <table:table-cell table:style-name="ce82" office:value-type="float" office:value="3" calcext:value-type="float">
            <text:p>3</text:p>
          </table:table-cell>
          <table:table-cell table:style-name="ce85" table:formula="of:=['SoMi-Liste'.B5]" office:value-type="string" office:string-value="Victor Versuch" calcext:value-type="string">
            <text:p>Victor Versuch</text:p>
          </table:table-cell>
          <table:table-cell table:style-name="ce82" table:formula="of:=IF(['SoMi-Liste'.AB5]=&quot;m&quot;;&quot;m&quot;;&quot;s&quot;)" office:value-type="string" office:string-value="s" calcext:value-type="string">
            <text:p>s</text:p>
          </table:table-cell>
          <table:table-cell table:style-name="ce101" table:number-columns-repeated="3"/>
          <table:table-cell table:style-name="ce114" table:formula="of:=N(IF(SUM([.D7:.F7])&gt;0;SUM([.D7:.F7])/COUNT([.D7:.F7]);&quot;&quot;))" office:value-type="float" office:value="0" calcext:value-type="float">
            <text:p>0</text:p>
          </table:table-cell>
          <table:table-cell table:style-name="ce118" table:formula="of:=IF(['SoMi-Liste'.AC5]=0;&quot;&quot;;ROUND(['SoMi-Liste'.AC5];2))" office:value-type="float" office:value="2.6" calcext:value-type="float">
            <text:p>2,60</text:p>
          </table:table-cell>
          <table:table-cell table:style-name="ce118" table:formula="of:=IF(['SoMi-Liste'.BE5]=0;&quot;&quot;;['SoMi-Liste'.BE5])">
            <text:p/>
          </table:table-cell>
          <table:table-cell table:style-name="ce127" table:formula="of:=IF(SUM([.H7:.I7])&gt;0;SUM([.H7:.I7])/COUNT([.H7:.I7]);&quot;&quot;)" office:value-type="float" office:value="2.6" calcext:value-type="float">
            <text:p>3</text:p>
          </table:table-cell>
          <table:table-cell table:style-name="ce133" table:formula="of:=IF([.G7]=0;[.J7];IF(([.G7]+[.J7])&gt;0;([.G7]+[.J7])/COUNT([.G7];[.J7]);&quot;&quot;))" office:value-type="float" office:value="2.6" calcext:value-type="float">
            <text:p>3</text:p>
          </table:table-cell>
          <table:table-cell table:style-name="ce127" table:formula="of:= IF([.K7]&gt;=['KMK Punkte'.$B$16];['KMK Punkte'.$A$17]; IF([.K7]&gt;=['KMK Punkte'.$B$15];['KMK Punkte'.$A$16]; IF([.K7]&gt;=['KMK Punkte'.$B$14];['KMK Punkte'.$A$15]; IF([.K7]&gt;=['KMK Punkte'.$B$13];['KMK Punkte'.$A$14]; IF([.K7]&gt;=['KMK Punkte'.$B$12];['KMK Punkte'.$A$13]; IF([.K7]&gt;=['KMK Punkte'.$B$11];['KMK Punkte'.$A$12]; IF([.K7]&gt;=['KMK Punkte'.$B$10];['KMK Punkte'.$A$11]; IF([.K7]&gt;=['KMK Punkte'.$B$9];['KMK Punkte'.$A$10]; IF([.K7]&gt;=['KMK Punkte'.$B$8];['KMK Punkte'.$A$9]; IF([.K7]&gt;=['KMK Punkte'.$B$7];['KMK Punkte'.$A$8]; IF([.K7]&gt;=['KMK Punkte'.$B$6];['KMK Punkte'.$A$7]; IF([.K7]&gt;=['KMK Punkte'.$B$5];['KMK Punkte'.$A$6]; IF([.K7]&gt;=['KMK Punkte'.$B$4];['KMK Punkte'.$A$5]; IF([.K7]&gt;=['KMK Punkte'.$B$3];['KMK Punkte'.$A$4]; IF([.K7]&gt;=['KMK Punkte'.$B$2];['KMK Punkte'.$A$3];['KMK Punkte'.$A$2]) ))))))))))))))" office:value-type="float" office:value="10" calcext:value-type="float">
            <text:p>10</text:p>
          </table:table-cell>
          <table:table-cell table:style-name="ce143" table:formula="of:=IF([.B7]&lt;&gt;&quot;&quot;;SUMIF(['SoMi-Liste'.C5:.X5];&quot;f&quot;;['SoMi-Liste'.C$2:.X$2])+[.N7];&quot;&quot;)" office:value-type="float" office:value="0" calcext:value-type="float">
            <text:p>0</text:p>
          </table:table-cell>
          <table:table-cell table:style-name="ce182" table:formula="of:=IF([.B7]&lt;&gt;&quot;&quot;;SUMIF(['SoMi-Liste'.C5:.X5];&quot;e&quot;;['SoMi-Liste'.C$2:.X$2]);&quot;&quot;)" office:value-type="float" office:value="0" calcext:value-type="float">
            <text:p>0</text:p>
          </table:table-cell>
          <table:table-cell table:style-name="ce213" table:formula="of:=IF(['-Fehlstundenberechnung-'.AY7]=0;&quot;&quot;;['-Fehlstundenberechnung-'.AY7])">
            <text:p/>
          </table:table-cell>
          <table:table-cell table:style-name="ce215" table:formula="of:=IF(['-Fehlstundenberechnung-'.AY7]=0;&quot;&quot;;['-Fehlstundenberechnung-'.AY7]-['-Fehlstundenberechnung-'.AY46])">
            <text:p/>
          </table:table-cell>
          <table:table-cell/>
          <table:table-cell table:style-name="ce219" table:number-columns-repeated="2"/>
          <table:table-cell table:number-columns-repeated="45"/>
        </table:table-row>
        <table:table-row table:style-name="ro12">
          <table:table-cell table:style-name="ce82" office:value-type="float" office:value="4" calcext:value-type="float">
            <text:p>4</text:p>
          </table:table-cell>
          <table:table-cell table:style-name="ce85" table:formula="of:=['SoMi-Liste'.B6]">
            <text:p/>
          </table:table-cell>
          <table:table-cell table:style-name="ce82" table:formula="of:=IF(['SoMi-Liste'.AB6]=&quot;m&quot;;&quot;m&quot;;&quot;s&quot;)" office:value-type="string" office:string-value="s" calcext:value-type="string">
            <text:p>s</text:p>
          </table:table-cell>
          <table:table-cell table:style-name="ce101" table:number-columns-repeated="3"/>
          <table:table-cell table:style-name="ce114" table:formula="of:=N(IF(SUM([.D8:.F8])&gt;0;SUM([.D8:.F8])/COUNT([.D8:.F8]);&quot;&quot;))" office:value-type="float" office:value="0" calcext:value-type="float">
            <text:p>0</text:p>
          </table:table-cell>
          <table:table-cell table:style-name="ce118" table:formula="of:=IF(['SoMi-Liste'.AC6]=0;&quot;&quot;;ROUND(['SoMi-Liste'.AC6];2))">
            <text:p/>
          </table:table-cell>
          <table:table-cell table:style-name="ce118" table:formula="of:=IF(['SoMi-Liste'.BE6]=0;&quot;&quot;;['SoMi-Liste'.BE6])">
            <text:p/>
          </table:table-cell>
          <table:table-cell table:style-name="ce127" table:formula="of:=IF(SUM([.H8:.I8])&gt;0;SUM([.H8:.I8])/COUNT([.H8:.I8]);&quot;&quot;)">
            <text:p/>
          </table:table-cell>
          <table:table-cell table:style-name="ce133" table:formula="of:=IF([.G8]=0;[.J8];IF(([.G8]+[.J8])&gt;0;([.G8]+[.J8])/COUNT([.G8];[.J8]);&quot;&quot;))">
            <text:p/>
          </table:table-cell>
          <table:table-cell table:style-name="ce127" table:formula="of:= IF([.K8]&gt;=['KMK Punkte'.$B$16];['KMK Punkte'.$A$17]; IF([.K8]&gt;=['KMK Punkte'.$B$15];['KMK Punkte'.$A$16]; IF([.K8]&gt;=['KMK Punkte'.$B$14];['KMK Punkte'.$A$15]; IF([.K8]&gt;=['KMK Punkte'.$B$13];['KMK Punkte'.$A$14]; IF([.K8]&gt;=['KMK Punkte'.$B$12];['KMK Punkte'.$A$13]; IF([.K8]&gt;=['KMK Punkte'.$B$11];['KMK Punkte'.$A$12]; IF([.K8]&gt;=['KMK Punkte'.$B$10];['KMK Punkte'.$A$11]; IF([.K8]&gt;=['KMK Punkte'.$B$9];['KMK Punkte'.$A$10]; IF([.K8]&gt;=['KMK Punkte'.$B$8];['KMK Punkte'.$A$9]; IF([.K8]&gt;=['KMK Punkte'.$B$7];['KMK Punkte'.$A$8]; IF([.K8]&gt;=['KMK Punkte'.$B$6];['KMK Punkte'.$A$7]; IF([.K8]&gt;=['KMK Punkte'.$B$5];['KMK Punkte'.$A$6]; IF([.K8]&gt;=['KMK Punkte'.$B$4];['KMK Punkte'.$A$5]; IF([.K8]&gt;=['KMK Punkte'.$B$3];['KMK Punkte'.$A$4]; IF([.K8]&gt;=['KMK Punkte'.$B$2];['KMK Punkte'.$A$3];['KMK Punkte'.$A$2]) ))))))))))))))" office:value-type="float" office:value="0" calcext:value-type="float">
            <text:p>0</text:p>
          </table:table-cell>
          <table:table-cell table:style-name="ce144" table:formula="of:=IF([.B8]&lt;&gt;&quot;&quot;;SUMIF(['SoMi-Liste'.C6:.X6];&quot;f&quot;;['SoMi-Liste'.C$2:.X$2])+[.N8];&quot;&quot;)">
            <text:p/>
          </table:table-cell>
          <table:table-cell table:style-name="ce183" table:formula="of:=IF([.B8]&lt;&gt;&quot;&quot;;SUMIF(['SoMi-Liste'.C6:.X6];&quot;e&quot;;['SoMi-Liste'.C$2:.X$2]);&quot;&quot;)">
            <text:p/>
          </table:table-cell>
          <table:table-cell table:style-name="ce213" table:formula="of:=IF(['-Fehlstundenberechnung-'.AY8]=0;&quot;&quot;;['-Fehlstundenberechnung-'.AY8])">
            <text:p/>
          </table:table-cell>
          <table:table-cell table:style-name="ce215" table:formula="of:=IF(['-Fehlstundenberechnung-'.AY8]=0;&quot;&quot;;['-Fehlstundenberechnung-'.AY8]-['-Fehlstundenberechnung-'.AY47])">
            <text:p/>
          </table:table-cell>
          <table:table-cell/>
          <table:table-cell table:style-name="ce219" table:number-columns-repeated="2"/>
          <table:table-cell table:number-columns-repeated="45"/>
        </table:table-row>
        <table:table-row table:style-name="ro12">
          <table:table-cell table:style-name="ce82" office:value-type="float" office:value="5" calcext:value-type="float">
            <text:p>5</text:p>
          </table:table-cell>
          <table:table-cell table:style-name="ce85" table:formula="of:=['SoMi-Liste'.B7]">
            <text:p/>
          </table:table-cell>
          <table:table-cell table:style-name="ce82" table:formula="of:=IF(['SoMi-Liste'.AB7]=&quot;m&quot;;&quot;m&quot;;&quot;s&quot;)" office:value-type="string" office:string-value="s" calcext:value-type="string">
            <text:p>s</text:p>
          </table:table-cell>
          <table:table-cell table:style-name="ce101" table:number-columns-repeated="3"/>
          <table:table-cell table:style-name="ce114" table:formula="of:=N(IF(SUM([.D9:.F9])&gt;0;SUM([.D9:.F9])/COUNT([.D9:.F9]);&quot;&quot;))" office:value-type="float" office:value="0" calcext:value-type="float">
            <text:p>0</text:p>
          </table:table-cell>
          <table:table-cell table:style-name="ce118" table:formula="of:=IF(['SoMi-Liste'.AC7]=0;&quot;&quot;;ROUND(['SoMi-Liste'.AC7];2))">
            <text:p/>
          </table:table-cell>
          <table:table-cell table:style-name="ce118" table:formula="of:=IF(['SoMi-Liste'.BE7]=0;&quot;&quot;;['SoMi-Liste'.BE7])">
            <text:p/>
          </table:table-cell>
          <table:table-cell table:style-name="ce127" table:formula="of:=IF(SUM([.H9:.I9])&gt;0;SUM([.H9:.I9])/COUNT([.H9:.I9]);&quot;&quot;)">
            <text:p/>
          </table:table-cell>
          <table:table-cell table:style-name="ce133" table:formula="of:=IF([.G9]=0;[.J9];IF(([.G9]+[.J9])&gt;0;([.G9]+[.J9])/COUNT([.G9];[.J9]);&quot;&quot;))">
            <text:p/>
          </table:table-cell>
          <table:table-cell table:style-name="ce127" table:formula="of:= IF([.K9]&gt;=['KMK Punkte'.$B$16];['KMK Punkte'.$A$17]; IF([.K9]&gt;=['KMK Punkte'.$B$15];['KMK Punkte'.$A$16]; IF([.K9]&gt;=['KMK Punkte'.$B$14];['KMK Punkte'.$A$15]; IF([.K9]&gt;=['KMK Punkte'.$B$13];['KMK Punkte'.$A$14]; IF([.K9]&gt;=['KMK Punkte'.$B$12];['KMK Punkte'.$A$13]; IF([.K9]&gt;=['KMK Punkte'.$B$11];['KMK Punkte'.$A$12]; IF([.K9]&gt;=['KMK Punkte'.$B$10];['KMK Punkte'.$A$11]; IF([.K9]&gt;=['KMK Punkte'.$B$9];['KMK Punkte'.$A$10]; IF([.K9]&gt;=['KMK Punkte'.$B$8];['KMK Punkte'.$A$9]; IF([.K9]&gt;=['KMK Punkte'.$B$7];['KMK Punkte'.$A$8]; IF([.K9]&gt;=['KMK Punkte'.$B$6];['KMK Punkte'.$A$7]; IF([.K9]&gt;=['KMK Punkte'.$B$5];['KMK Punkte'.$A$6]; IF([.K9]&gt;=['KMK Punkte'.$B$4];['KMK Punkte'.$A$5]; IF([.K9]&gt;=['KMK Punkte'.$B$3];['KMK Punkte'.$A$4]; IF([.K9]&gt;=['KMK Punkte'.$B$2];['KMK Punkte'.$A$3];['KMK Punkte'.$A$2]) ))))))))))))))" office:value-type="float" office:value="0" calcext:value-type="float">
            <text:p>0</text:p>
          </table:table-cell>
          <table:table-cell table:style-name="ce145" table:formula="of:=IF([.B9]&lt;&gt;&quot;&quot;;SUMIF(['SoMi-Liste'.C7:.X7];&quot;f&quot;;['SoMi-Liste'.C$2:.X$2])+[.N9];&quot;&quot;)">
            <text:p/>
          </table:table-cell>
          <table:table-cell table:style-name="ce184" table:formula="of:=IF([.B9]&lt;&gt;&quot;&quot;;SUMIF(['SoMi-Liste'.C7:.X7];&quot;e&quot;;['SoMi-Liste'.C$2:.X$2]);&quot;&quot;)">
            <text:p/>
          </table:table-cell>
          <table:table-cell table:style-name="ce213" table:formula="of:=IF(['-Fehlstundenberechnung-'.AY9]=0;&quot;&quot;;['-Fehlstundenberechnung-'.AY9])">
            <text:p/>
          </table:table-cell>
          <table:table-cell table:style-name="ce215" table:formula="of:=IF(['-Fehlstundenberechnung-'.AY9]=0;&quot;&quot;;['-Fehlstundenberechnung-'.AY9]-['-Fehlstundenberechnung-'.AY48])">
            <text:p/>
          </table:table-cell>
          <table:table-cell/>
          <table:table-cell table:style-name="ce219" table:number-columns-repeated="2"/>
          <table:table-cell table:number-columns-repeated="45"/>
        </table:table-row>
        <table:table-row table:style-name="ro12">
          <table:table-cell table:style-name="ce82" office:value-type="float" office:value="6" calcext:value-type="float">
            <text:p>6</text:p>
          </table:table-cell>
          <table:table-cell table:style-name="ce85" table:formula="of:=['SoMi-Liste'.B8]">
            <text:p/>
          </table:table-cell>
          <table:table-cell table:style-name="ce82" table:formula="of:=IF(['SoMi-Liste'.AB8]=&quot;m&quot;;&quot;m&quot;;&quot;s&quot;)" office:value-type="string" office:string-value="s" calcext:value-type="string">
            <text:p>s</text:p>
          </table:table-cell>
          <table:table-cell table:style-name="ce101" table:number-columns-repeated="3"/>
          <table:table-cell table:style-name="ce114" table:formula="of:=N(IF(SUM([.D10:.F10])&gt;0;SUM([.D10:.F10])/COUNT([.D10:.F10]);&quot;&quot;))" office:value-type="float" office:value="0" calcext:value-type="float">
            <text:p>0</text:p>
          </table:table-cell>
          <table:table-cell table:style-name="ce118" table:formula="of:=IF(['SoMi-Liste'.AC8]=0;&quot;&quot;;ROUND(['SoMi-Liste'.AC8];2))">
            <text:p/>
          </table:table-cell>
          <table:table-cell table:style-name="ce118" table:formula="of:=IF(['SoMi-Liste'.BE8]=0;&quot;&quot;;['SoMi-Liste'.BE8])">
            <text:p/>
          </table:table-cell>
          <table:table-cell table:style-name="ce127" table:formula="of:=IF(SUM([.H10:.I10])&gt;0;SUM([.H10:.I10])/COUNT([.H10:.I10]);&quot;&quot;)">
            <text:p/>
          </table:table-cell>
          <table:table-cell table:style-name="ce133" table:formula="of:=IF([.G10]=0;[.J10];IF(([.G10]+[.J10])&gt;0;([.G10]+[.J10])/COUNT([.G10];[.J10]);&quot;&quot;))">
            <text:p/>
          </table:table-cell>
          <table:table-cell table:style-name="ce127" table:formula="of:= IF([.K10]&gt;=['KMK Punkte'.$B$16];['KMK Punkte'.$A$17]; IF([.K10]&gt;=['KMK Punkte'.$B$15];['KMK Punkte'.$A$16]; IF([.K10]&gt;=['KMK Punkte'.$B$14];['KMK Punkte'.$A$15]; IF([.K10]&gt;=['KMK Punkte'.$B$13];['KMK Punkte'.$A$14]; IF([.K10]&gt;=['KMK Punkte'.$B$12];['KMK Punkte'.$A$13]; IF([.K10]&gt;=['KMK Punkte'.$B$11];['KMK Punkte'.$A$12]; IF([.K10]&gt;=['KMK Punkte'.$B$10];['KMK Punkte'.$A$11]; IF([.K10]&gt;=['KMK Punkte'.$B$9];['KMK Punkte'.$A$10]; IF([.K10]&gt;=['KMK Punkte'.$B$8];['KMK Punkte'.$A$9]; IF([.K10]&gt;=['KMK Punkte'.$B$7];['KMK Punkte'.$A$8]; IF([.K10]&gt;=['KMK Punkte'.$B$6];['KMK Punkte'.$A$7]; IF([.K10]&gt;=['KMK Punkte'.$B$5];['KMK Punkte'.$A$6]; IF([.K10]&gt;=['KMK Punkte'.$B$4];['KMK Punkte'.$A$5]; IF([.K10]&gt;=['KMK Punkte'.$B$3];['KMK Punkte'.$A$4]; IF([.K10]&gt;=['KMK Punkte'.$B$2];['KMK Punkte'.$A$3];['KMK Punkte'.$A$2]) ))))))))))))))" office:value-type="float" office:value="0" calcext:value-type="float">
            <text:p>0</text:p>
          </table:table-cell>
          <table:table-cell table:style-name="ce146" table:formula="of:=IF([.B10]&lt;&gt;&quot;&quot;;SUMIF(['SoMi-Liste'.C8:.X8];&quot;f&quot;;['SoMi-Liste'.C$2:.X$2])+[.N10];&quot;&quot;)">
            <text:p/>
          </table:table-cell>
          <table:table-cell table:style-name="ce185" table:formula="of:=IF([.B10]&lt;&gt;&quot;&quot;;SUMIF(['SoMi-Liste'.C8:.X8];&quot;e&quot;;['SoMi-Liste'.C$2:.X$2]);&quot;&quot;)">
            <text:p/>
          </table:table-cell>
          <table:table-cell table:style-name="ce213" table:formula="of:=IF(['-Fehlstundenberechnung-'.AY10]=0;&quot;&quot;;['-Fehlstundenberechnung-'.AY10])">
            <text:p/>
          </table:table-cell>
          <table:table-cell table:style-name="ce215" table:formula="of:=IF(['-Fehlstundenberechnung-'.AY10]=0;&quot;&quot;;['-Fehlstundenberechnung-'.AY10]-['-Fehlstundenberechnung-'.AY49])">
            <text:p/>
          </table:table-cell>
          <table:table-cell/>
          <table:table-cell table:style-name="ce219" table:number-columns-repeated="2"/>
          <table:table-cell table:number-columns-repeated="45"/>
        </table:table-row>
        <table:table-row table:style-name="ro12">
          <table:table-cell table:style-name="ce82" office:value-type="float" office:value="7" calcext:value-type="float">
            <text:p>7</text:p>
          </table:table-cell>
          <table:table-cell table:style-name="ce85" table:formula="of:=['SoMi-Liste'.B9]">
            <text:p/>
          </table:table-cell>
          <table:table-cell table:style-name="ce82" table:formula="of:=IF(['SoMi-Liste'.AB9]=&quot;m&quot;;&quot;m&quot;;&quot;s&quot;)" office:value-type="string" office:string-value="s" calcext:value-type="string">
            <text:p>s</text:p>
          </table:table-cell>
          <table:table-cell table:style-name="ce101" table:number-columns-repeated="3"/>
          <table:table-cell table:style-name="ce114" table:formula="of:=N(IF(SUM([.D11:.F11])&gt;0;SUM([.D11:.F11])/COUNT([.D11:.F11]);&quot;&quot;))" office:value-type="float" office:value="0" calcext:value-type="float">
            <text:p>0</text:p>
          </table:table-cell>
          <table:table-cell table:style-name="ce118" table:formula="of:=IF(['SoMi-Liste'.AC9]=0;&quot;&quot;;ROUND(['SoMi-Liste'.AC9];2))">
            <text:p/>
          </table:table-cell>
          <table:table-cell table:style-name="ce118" table:formula="of:=IF(['SoMi-Liste'.BE9]=0;&quot;&quot;;['SoMi-Liste'.BE9])">
            <text:p/>
          </table:table-cell>
          <table:table-cell table:style-name="ce127" table:formula="of:=IF(SUM([.H11:.I11])&gt;0;SUM([.H11:.I11])/COUNT([.H11:.I11]);&quot;&quot;)">
            <text:p/>
          </table:table-cell>
          <table:table-cell table:style-name="ce133" table:formula="of:=IF([.G11]=0;[.J11];IF(([.G11]+[.J11])&gt;0;([.G11]+[.J11])/COUNT([.G11];[.J11]);&quot;&quot;))">
            <text:p/>
          </table:table-cell>
          <table:table-cell table:style-name="ce127" table:formula="of:= IF([.K11]&gt;=['KMK Punkte'.$B$16];['KMK Punkte'.$A$17]; IF([.K11]&gt;=['KMK Punkte'.$B$15];['KMK Punkte'.$A$16]; IF([.K11]&gt;=['KMK Punkte'.$B$14];['KMK Punkte'.$A$15]; IF([.K11]&gt;=['KMK Punkte'.$B$13];['KMK Punkte'.$A$14]; IF([.K11]&gt;=['KMK Punkte'.$B$12];['KMK Punkte'.$A$13]; IF([.K11]&gt;=['KMK Punkte'.$B$11];['KMK Punkte'.$A$12]; IF([.K11]&gt;=['KMK Punkte'.$B$10];['KMK Punkte'.$A$11]; IF([.K11]&gt;=['KMK Punkte'.$B$9];['KMK Punkte'.$A$10]; IF([.K11]&gt;=['KMK Punkte'.$B$8];['KMK Punkte'.$A$9]; IF([.K11]&gt;=['KMK Punkte'.$B$7];['KMK Punkte'.$A$8]; IF([.K11]&gt;=['KMK Punkte'.$B$6];['KMK Punkte'.$A$7]; IF([.K11]&gt;=['KMK Punkte'.$B$5];['KMK Punkte'.$A$6]; IF([.K11]&gt;=['KMK Punkte'.$B$4];['KMK Punkte'.$A$5]; IF([.K11]&gt;=['KMK Punkte'.$B$3];['KMK Punkte'.$A$4]; IF([.K11]&gt;=['KMK Punkte'.$B$2];['KMK Punkte'.$A$3];['KMK Punkte'.$A$2]) ))))))))))))))" office:value-type="float" office:value="0" calcext:value-type="float">
            <text:p>0</text:p>
          </table:table-cell>
          <table:table-cell table:style-name="ce147" table:formula="of:=IF([.B11]&lt;&gt;&quot;&quot;;SUMIF(['SoMi-Liste'.C9:.X9];&quot;f&quot;;['SoMi-Liste'.C$2:.X$2])+[.N11];&quot;&quot;)">
            <text:p/>
          </table:table-cell>
          <table:table-cell table:style-name="ce186" table:formula="of:=IF([.B11]&lt;&gt;&quot;&quot;;SUMIF(['SoMi-Liste'.C9:.X9];&quot;e&quot;;['SoMi-Liste'.C$2:.X$2]);&quot;&quot;)">
            <text:p/>
          </table:table-cell>
          <table:table-cell table:style-name="ce213" table:formula="of:=IF(['-Fehlstundenberechnung-'.AY11]=0;&quot;&quot;;['-Fehlstundenberechnung-'.AY11])">
            <text:p/>
          </table:table-cell>
          <table:table-cell table:style-name="ce215" table:formula="of:=IF(['-Fehlstundenberechnung-'.AY11]=0;&quot;&quot;;['-Fehlstundenberechnung-'.AY11]-['-Fehlstundenberechnung-'.AY50])">
            <text:p/>
          </table:table-cell>
          <table:table-cell/>
          <table:table-cell table:style-name="ce219" table:number-columns-repeated="2"/>
          <table:table-cell table:number-columns-repeated="45"/>
        </table:table-row>
        <table:table-row table:style-name="ro12">
          <table:table-cell table:style-name="ce82" office:value-type="float" office:value="8" calcext:value-type="float">
            <text:p>8</text:p>
          </table:table-cell>
          <table:table-cell table:style-name="ce85" table:formula="of:=['SoMi-Liste'.B10]">
            <text:p/>
          </table:table-cell>
          <table:table-cell table:style-name="ce82" table:formula="of:=IF(['SoMi-Liste'.AB10]=&quot;m&quot;;&quot;m&quot;;&quot;s&quot;)" office:value-type="string" office:string-value="s" calcext:value-type="string">
            <text:p>s</text:p>
          </table:table-cell>
          <table:table-cell table:style-name="ce101" table:number-columns-repeated="3"/>
          <table:table-cell table:style-name="ce114" table:formula="of:=N(IF(SUM([.D12:.F12])&gt;0;SUM([.D12:.F12])/COUNT([.D12:.F12]);&quot;&quot;))" office:value-type="float" office:value="0" calcext:value-type="float">
            <text:p>0</text:p>
          </table:table-cell>
          <table:table-cell table:style-name="ce118" table:formula="of:=IF(['SoMi-Liste'.AC10]=0;&quot;&quot;;ROUND(['SoMi-Liste'.AC10];2))">
            <text:p/>
          </table:table-cell>
          <table:table-cell table:style-name="ce118" table:formula="of:=IF(['SoMi-Liste'.BE10]=0;&quot;&quot;;['SoMi-Liste'.BE10])">
            <text:p/>
          </table:table-cell>
          <table:table-cell table:style-name="ce127" table:formula="of:=IF(SUM([.H12:.I12])&gt;0;SUM([.H12:.I12])/COUNT([.H12:.I12]);&quot;&quot;)">
            <text:p/>
          </table:table-cell>
          <table:table-cell table:style-name="ce133" table:formula="of:=IF([.G12]=0;[.J12];IF(([.G12]+[.J12])&gt;0;([.G12]+[.J12])/COUNT([.G12];[.J12]);&quot;&quot;))">
            <text:p/>
          </table:table-cell>
          <table:table-cell table:style-name="ce127" table:formula="of:= IF([.K12]&gt;=['KMK Punkte'.$B$16];['KMK Punkte'.$A$17]; IF([.K12]&gt;=['KMK Punkte'.$B$15];['KMK Punkte'.$A$16]; IF([.K12]&gt;=['KMK Punkte'.$B$14];['KMK Punkte'.$A$15]; IF([.K12]&gt;=['KMK Punkte'.$B$13];['KMK Punkte'.$A$14]; IF([.K12]&gt;=['KMK Punkte'.$B$12];['KMK Punkte'.$A$13]; IF([.K12]&gt;=['KMK Punkte'.$B$11];['KMK Punkte'.$A$12]; IF([.K12]&gt;=['KMK Punkte'.$B$10];['KMK Punkte'.$A$11]; IF([.K12]&gt;=['KMK Punkte'.$B$9];['KMK Punkte'.$A$10]; IF([.K12]&gt;=['KMK Punkte'.$B$8];['KMK Punkte'.$A$9]; IF([.K12]&gt;=['KMK Punkte'.$B$7];['KMK Punkte'.$A$8]; IF([.K12]&gt;=['KMK Punkte'.$B$6];['KMK Punkte'.$A$7]; IF([.K12]&gt;=['KMK Punkte'.$B$5];['KMK Punkte'.$A$6]; IF([.K12]&gt;=['KMK Punkte'.$B$4];['KMK Punkte'.$A$5]; IF([.K12]&gt;=['KMK Punkte'.$B$3];['KMK Punkte'.$A$4]; IF([.K12]&gt;=['KMK Punkte'.$B$2];['KMK Punkte'.$A$3];['KMK Punkte'.$A$2]) ))))))))))))))" office:value-type="float" office:value="0" calcext:value-type="float">
            <text:p>0</text:p>
          </table:table-cell>
          <table:table-cell table:style-name="ce148" table:formula="of:=IF([.B12]&lt;&gt;&quot;&quot;;SUMIF(['SoMi-Liste'.C10:.X10];&quot;f&quot;;['SoMi-Liste'.C$2:.X$2])+[.N12];&quot;&quot;)">
            <text:p/>
          </table:table-cell>
          <table:table-cell table:style-name="ce187" table:formula="of:=IF([.B12]&lt;&gt;&quot;&quot;;SUMIF(['SoMi-Liste'.C10:.X10];&quot;e&quot;;['SoMi-Liste'.C$2:.X$2]);&quot;&quot;)">
            <text:p/>
          </table:table-cell>
          <table:table-cell table:style-name="ce213" table:formula="of:=IF(['-Fehlstundenberechnung-'.AY12]=0;&quot;&quot;;['-Fehlstundenberechnung-'.AY12])">
            <text:p/>
          </table:table-cell>
          <table:table-cell table:style-name="ce215" table:formula="of:=IF(['-Fehlstundenberechnung-'.AY12]=0;&quot;&quot;;['-Fehlstundenberechnung-'.AY12]-['-Fehlstundenberechnung-'.AY51])">
            <text:p/>
          </table:table-cell>
          <table:table-cell/>
          <table:table-cell table:style-name="ce219" table:number-columns-repeated="2"/>
          <table:table-cell table:number-columns-repeated="45"/>
        </table:table-row>
        <table:table-row table:style-name="ro12">
          <table:table-cell table:style-name="ce82" office:value-type="float" office:value="9" calcext:value-type="float">
            <text:p>9</text:p>
          </table:table-cell>
          <table:table-cell table:style-name="ce85" table:formula="of:=['SoMi-Liste'.B11]">
            <text:p/>
          </table:table-cell>
          <table:table-cell table:style-name="ce82" table:formula="of:=IF(['SoMi-Liste'.AB11]=&quot;m&quot;;&quot;m&quot;;&quot;s&quot;)" office:value-type="string" office:string-value="s" calcext:value-type="string">
            <text:p>s</text:p>
          </table:table-cell>
          <table:table-cell table:style-name="ce101" table:number-columns-repeated="3"/>
          <table:table-cell table:style-name="ce114" table:formula="of:=N(IF(SUM([.D13:.F13])&gt;0;SUM([.D13:.F13])/COUNT([.D13:.F13]);&quot;&quot;))" office:value-type="float" office:value="0" calcext:value-type="float">
            <text:p>0</text:p>
          </table:table-cell>
          <table:table-cell table:style-name="ce118" table:formula="of:=IF(['SoMi-Liste'.AC11]=0;&quot;&quot;;ROUND(['SoMi-Liste'.AC11];2))">
            <text:p/>
          </table:table-cell>
          <table:table-cell table:style-name="ce118" table:formula="of:=IF(['SoMi-Liste'.BE11]=0;&quot;&quot;;['SoMi-Liste'.BE11])">
            <text:p/>
          </table:table-cell>
          <table:table-cell table:style-name="ce127" table:formula="of:=IF(SUM([.H13:.I13])&gt;0;SUM([.H13:.I13])/COUNT([.H13:.I13]);&quot;&quot;)">
            <text:p/>
          </table:table-cell>
          <table:table-cell table:style-name="ce133" table:formula="of:=IF([.G13]=0;[.J13];IF(([.G13]+[.J13])&gt;0;([.G13]+[.J13])/COUNT([.G13];[.J13]);&quot;&quot;))">
            <text:p/>
          </table:table-cell>
          <table:table-cell table:style-name="ce127" table:formula="of:= IF([.K13]&gt;=['KMK Punkte'.$B$16];['KMK Punkte'.$A$17]; IF([.K13]&gt;=['KMK Punkte'.$B$15];['KMK Punkte'.$A$16]; IF([.K13]&gt;=['KMK Punkte'.$B$14];['KMK Punkte'.$A$15]; IF([.K13]&gt;=['KMK Punkte'.$B$13];['KMK Punkte'.$A$14]; IF([.K13]&gt;=['KMK Punkte'.$B$12];['KMK Punkte'.$A$13]; IF([.K13]&gt;=['KMK Punkte'.$B$11];['KMK Punkte'.$A$12]; IF([.K13]&gt;=['KMK Punkte'.$B$10];['KMK Punkte'.$A$11]; IF([.K13]&gt;=['KMK Punkte'.$B$9];['KMK Punkte'.$A$10]; IF([.K13]&gt;=['KMK Punkte'.$B$8];['KMK Punkte'.$A$9]; IF([.K13]&gt;=['KMK Punkte'.$B$7];['KMK Punkte'.$A$8]; IF([.K13]&gt;=['KMK Punkte'.$B$6];['KMK Punkte'.$A$7]; IF([.K13]&gt;=['KMK Punkte'.$B$5];['KMK Punkte'.$A$6]; IF([.K13]&gt;=['KMK Punkte'.$B$4];['KMK Punkte'.$A$5]; IF([.K13]&gt;=['KMK Punkte'.$B$3];['KMK Punkte'.$A$4]; IF([.K13]&gt;=['KMK Punkte'.$B$2];['KMK Punkte'.$A$3];['KMK Punkte'.$A$2]) ))))))))))))))" office:value-type="float" office:value="0" calcext:value-type="float">
            <text:p>0</text:p>
          </table:table-cell>
          <table:table-cell table:style-name="ce149" table:formula="of:=IF([.B13]&lt;&gt;&quot;&quot;;SUMIF(['SoMi-Liste'.C11:.X11];&quot;f&quot;;['SoMi-Liste'.C$2:.X$2])+[.N13];&quot;&quot;)">
            <text:p/>
          </table:table-cell>
          <table:table-cell table:style-name="ce188" table:formula="of:=IF([.B13]&lt;&gt;&quot;&quot;;SUMIF(['SoMi-Liste'.C11:.X11];&quot;e&quot;;['SoMi-Liste'.C$2:.X$2]);&quot;&quot;)">
            <text:p/>
          </table:table-cell>
          <table:table-cell table:style-name="ce213" table:formula="of:=IF(['-Fehlstundenberechnung-'.AY13]=0;&quot;&quot;;['-Fehlstundenberechnung-'.AY13])">
            <text:p/>
          </table:table-cell>
          <table:table-cell table:style-name="ce215" table:formula="of:=IF(['-Fehlstundenberechnung-'.AY13]=0;&quot;&quot;;['-Fehlstundenberechnung-'.AY13]-['-Fehlstundenberechnung-'.AY52])">
            <text:p/>
          </table:table-cell>
          <table:table-cell/>
          <table:table-cell table:style-name="ce219" table:number-columns-repeated="2"/>
          <table:table-cell table:number-columns-repeated="45"/>
        </table:table-row>
        <table:table-row table:style-name="ro12">
          <table:table-cell table:style-name="ce82" office:value-type="float" office:value="10" calcext:value-type="float">
            <text:p>10</text:p>
          </table:table-cell>
          <table:table-cell table:style-name="ce85" table:formula="of:=['SoMi-Liste'.B12]">
            <text:p/>
          </table:table-cell>
          <table:table-cell table:style-name="ce82" table:formula="of:=IF(['SoMi-Liste'.AB12]=&quot;m&quot;;&quot;m&quot;;&quot;s&quot;)" office:value-type="string" office:string-value="s" calcext:value-type="string">
            <text:p>s</text:p>
          </table:table-cell>
          <table:table-cell table:style-name="ce101" table:number-columns-repeated="3"/>
          <table:table-cell table:style-name="ce114" table:formula="of:=N(IF(SUM([.D14:.F14])&gt;0;SUM([.D14:.F14])/COUNT([.D14:.F14]);&quot;&quot;))" office:value-type="float" office:value="0" calcext:value-type="float">
            <text:p>0</text:p>
          </table:table-cell>
          <table:table-cell table:style-name="ce118" table:formula="of:=IF(['SoMi-Liste'.AC12]=0;&quot;&quot;;ROUND(['SoMi-Liste'.AC12];2))">
            <text:p/>
          </table:table-cell>
          <table:table-cell table:style-name="ce118" table:formula="of:=IF(['SoMi-Liste'.BE12]=0;&quot;&quot;;['SoMi-Liste'.BE12])">
            <text:p/>
          </table:table-cell>
          <table:table-cell table:style-name="ce127" table:formula="of:=IF(SUM([.H14:.I14])&gt;0;SUM([.H14:.I14])/COUNT([.H14:.I14]);&quot;&quot;)">
            <text:p/>
          </table:table-cell>
          <table:table-cell table:style-name="ce133" table:formula="of:=IF([.G14]=0;[.J14];IF(([.G14]+[.J14])&gt;0;([.G14]+[.J14])/COUNT([.G14];[.J14]);&quot;&quot;))">
            <text:p/>
          </table:table-cell>
          <table:table-cell table:style-name="ce127" table:formula="of:= IF([.K14]&gt;=['KMK Punkte'.$B$16];['KMK Punkte'.$A$17]; IF([.K14]&gt;=['KMK Punkte'.$B$15];['KMK Punkte'.$A$16]; IF([.K14]&gt;=['KMK Punkte'.$B$14];['KMK Punkte'.$A$15]; IF([.K14]&gt;=['KMK Punkte'.$B$13];['KMK Punkte'.$A$14]; IF([.K14]&gt;=['KMK Punkte'.$B$12];['KMK Punkte'.$A$13]; IF([.K14]&gt;=['KMK Punkte'.$B$11];['KMK Punkte'.$A$12]; IF([.K14]&gt;=['KMK Punkte'.$B$10];['KMK Punkte'.$A$11]; IF([.K14]&gt;=['KMK Punkte'.$B$9];['KMK Punkte'.$A$10]; IF([.K14]&gt;=['KMK Punkte'.$B$8];['KMK Punkte'.$A$9]; IF([.K14]&gt;=['KMK Punkte'.$B$7];['KMK Punkte'.$A$8]; IF([.K14]&gt;=['KMK Punkte'.$B$6];['KMK Punkte'.$A$7]; IF([.K14]&gt;=['KMK Punkte'.$B$5];['KMK Punkte'.$A$6]; IF([.K14]&gt;=['KMK Punkte'.$B$4];['KMK Punkte'.$A$5]; IF([.K14]&gt;=['KMK Punkte'.$B$3];['KMK Punkte'.$A$4]; IF([.K14]&gt;=['KMK Punkte'.$B$2];['KMK Punkte'.$A$3];['KMK Punkte'.$A$2]) ))))))))))))))" office:value-type="float" office:value="0" calcext:value-type="float">
            <text:p>0</text:p>
          </table:table-cell>
          <table:table-cell table:style-name="ce150" table:formula="of:=IF([.B14]&lt;&gt;&quot;&quot;;SUMIF(['SoMi-Liste'.C12:.X12];&quot;f&quot;;['SoMi-Liste'.C$2:.X$2])+[.N14];&quot;&quot;)">
            <text:p/>
          </table:table-cell>
          <table:table-cell table:style-name="ce189" table:formula="of:=IF([.B14]&lt;&gt;&quot;&quot;;SUMIF(['SoMi-Liste'.C12:.X12];&quot;e&quot;;['SoMi-Liste'.C$2:.X$2]);&quot;&quot;)">
            <text:p/>
          </table:table-cell>
          <table:table-cell table:style-name="ce213" table:formula="of:=IF(['-Fehlstundenberechnung-'.AY14]=0;&quot;&quot;;['-Fehlstundenberechnung-'.AY14])">
            <text:p/>
          </table:table-cell>
          <table:table-cell table:style-name="ce215" table:formula="of:=IF(['-Fehlstundenberechnung-'.AY14]=0;&quot;&quot;;['-Fehlstundenberechnung-'.AY14]-['-Fehlstundenberechnung-'.AY53])">
            <text:p/>
          </table:table-cell>
          <table:table-cell/>
          <table:table-cell table:style-name="ce219" table:number-columns-repeated="2"/>
          <table:table-cell table:number-columns-repeated="45"/>
        </table:table-row>
        <table:table-row table:style-name="ro12">
          <table:table-cell table:style-name="ce82" office:value-type="float" office:value="11" calcext:value-type="float">
            <text:p>11</text:p>
          </table:table-cell>
          <table:table-cell table:style-name="ce85" table:formula="of:=['SoMi-Liste'.B13]">
            <text:p/>
          </table:table-cell>
          <table:table-cell table:style-name="ce82" table:formula="of:=IF(['SoMi-Liste'.AB13]=&quot;m&quot;;&quot;m&quot;;&quot;s&quot;)" office:value-type="string" office:string-value="s" calcext:value-type="string">
            <text:p>s</text:p>
          </table:table-cell>
          <table:table-cell table:style-name="ce101" table:number-columns-repeated="3"/>
          <table:table-cell table:style-name="ce114" table:formula="of:=N(IF(SUM([.D15:.F15])&gt;0;SUM([.D15:.F15])/COUNT([.D15:.F15]);&quot;&quot;))" office:value-type="float" office:value="0" calcext:value-type="float">
            <text:p>0</text:p>
          </table:table-cell>
          <table:table-cell table:style-name="ce118" table:formula="of:=IF(['SoMi-Liste'.AC13]=0;&quot;&quot;;ROUND(['SoMi-Liste'.AC13];2))">
            <text:p/>
          </table:table-cell>
          <table:table-cell table:style-name="ce118" table:formula="of:=IF(['SoMi-Liste'.BE13]=0;&quot;&quot;;['SoMi-Liste'.BE13])">
            <text:p/>
          </table:table-cell>
          <table:table-cell table:style-name="ce127" table:formula="of:=IF(SUM([.H15:.I15])&gt;0;SUM([.H15:.I15])/COUNT([.H15:.I15]);&quot;&quot;)">
            <text:p/>
          </table:table-cell>
          <table:table-cell table:style-name="ce133" table:formula="of:=IF([.G15]=0;[.J15];IF(([.G15]+[.J15])&gt;0;([.G15]+[.J15])/COUNT([.G15];[.J15]);&quot;&quot;))">
            <text:p/>
          </table:table-cell>
          <table:table-cell table:style-name="ce127" table:formula="of:= IF([.K15]&gt;=['KMK Punkte'.$B$16];['KMK Punkte'.$A$17]; IF([.K15]&gt;=['KMK Punkte'.$B$15];['KMK Punkte'.$A$16]; IF([.K15]&gt;=['KMK Punkte'.$B$14];['KMK Punkte'.$A$15]; IF([.K15]&gt;=['KMK Punkte'.$B$13];['KMK Punkte'.$A$14]; IF([.K15]&gt;=['KMK Punkte'.$B$12];['KMK Punkte'.$A$13]; IF([.K15]&gt;=['KMK Punkte'.$B$11];['KMK Punkte'.$A$12]; IF([.K15]&gt;=['KMK Punkte'.$B$10];['KMK Punkte'.$A$11]; IF([.K15]&gt;=['KMK Punkte'.$B$9];['KMK Punkte'.$A$10]; IF([.K15]&gt;=['KMK Punkte'.$B$8];['KMK Punkte'.$A$9]; IF([.K15]&gt;=['KMK Punkte'.$B$7];['KMK Punkte'.$A$8]; IF([.K15]&gt;=['KMK Punkte'.$B$6];['KMK Punkte'.$A$7]; IF([.K15]&gt;=['KMK Punkte'.$B$5];['KMK Punkte'.$A$6]; IF([.K15]&gt;=['KMK Punkte'.$B$4];['KMK Punkte'.$A$5]; IF([.K15]&gt;=['KMK Punkte'.$B$3];['KMK Punkte'.$A$4]; IF([.K15]&gt;=['KMK Punkte'.$B$2];['KMK Punkte'.$A$3];['KMK Punkte'.$A$2]) ))))))))))))))" office:value-type="float" office:value="0" calcext:value-type="float">
            <text:p>0</text:p>
          </table:table-cell>
          <table:table-cell table:style-name="ce151" table:formula="of:=IF([.B15]&lt;&gt;&quot;&quot;;SUMIF(['SoMi-Liste'.C13:.X13];&quot;f&quot;;['SoMi-Liste'.C$2:.X$2])+[.N15];&quot;&quot;)">
            <text:p/>
          </table:table-cell>
          <table:table-cell table:style-name="ce190" table:formula="of:=IF([.B15]&lt;&gt;&quot;&quot;;SUMIF(['SoMi-Liste'.C13:.X13];&quot;e&quot;;['SoMi-Liste'.C$2:.X$2]);&quot;&quot;)">
            <text:p/>
          </table:table-cell>
          <table:table-cell table:style-name="ce213" table:formula="of:=IF(['-Fehlstundenberechnung-'.AY15]=0;&quot;&quot;;['-Fehlstundenberechnung-'.AY15])">
            <text:p/>
          </table:table-cell>
          <table:table-cell table:style-name="ce215" table:formula="of:=IF(['-Fehlstundenberechnung-'.AY15]=0;&quot;&quot;;['-Fehlstundenberechnung-'.AY15]-['-Fehlstundenberechnung-'.AY54])">
            <text:p/>
          </table:table-cell>
          <table:table-cell/>
          <table:table-cell table:style-name="ce219" table:number-columns-repeated="2"/>
          <table:table-cell table:number-columns-repeated="45"/>
        </table:table-row>
        <table:table-row table:style-name="ro12">
          <table:table-cell table:style-name="ce82" office:value-type="float" office:value="12" calcext:value-type="float">
            <text:p>12</text:p>
          </table:table-cell>
          <table:table-cell table:style-name="ce85" table:formula="of:=['SoMi-Liste'.B14]">
            <text:p/>
          </table:table-cell>
          <table:table-cell table:style-name="ce82" table:formula="of:=IF(['SoMi-Liste'.AB14]=&quot;m&quot;;&quot;m&quot;;&quot;s&quot;)" office:value-type="string" office:string-value="s" calcext:value-type="string">
            <text:p>s</text:p>
          </table:table-cell>
          <table:table-cell table:style-name="ce101" table:number-columns-repeated="3"/>
          <table:table-cell table:style-name="ce114" table:formula="of:=N(IF(SUM([.D16:.F16])&gt;0;SUM([.D16:.F16])/COUNT([.D16:.F16]);&quot;&quot;))" office:value-type="float" office:value="0" calcext:value-type="float">
            <text:p>0</text:p>
          </table:table-cell>
          <table:table-cell table:style-name="ce118" table:formula="of:=IF(['SoMi-Liste'.AC14]=0;&quot;&quot;;ROUND(['SoMi-Liste'.AC14];2))">
            <text:p/>
          </table:table-cell>
          <table:table-cell table:style-name="ce118" table:formula="of:=IF(['SoMi-Liste'.BE14]=0;&quot;&quot;;['SoMi-Liste'.BE14])">
            <text:p/>
          </table:table-cell>
          <table:table-cell table:style-name="ce127" table:formula="of:=IF(SUM([.H16:.I16])&gt;0;SUM([.H16:.I16])/COUNT([.H16:.I16]);&quot;&quot;)">
            <text:p/>
          </table:table-cell>
          <table:table-cell table:style-name="ce133" table:formula="of:=IF([.G16]=0;[.J16];IF(([.G16]+[.J16])&gt;0;([.G16]+[.J16])/COUNT([.G16];[.J16]);&quot;&quot;))">
            <text:p/>
          </table:table-cell>
          <table:table-cell table:style-name="ce127" table:formula="of:= IF([.K16]&gt;=['KMK Punkte'.$B$16];['KMK Punkte'.$A$17]; IF([.K16]&gt;=['KMK Punkte'.$B$15];['KMK Punkte'.$A$16]; IF([.K16]&gt;=['KMK Punkte'.$B$14];['KMK Punkte'.$A$15]; IF([.K16]&gt;=['KMK Punkte'.$B$13];['KMK Punkte'.$A$14]; IF([.K16]&gt;=['KMK Punkte'.$B$12];['KMK Punkte'.$A$13]; IF([.K16]&gt;=['KMK Punkte'.$B$11];['KMK Punkte'.$A$12]; IF([.K16]&gt;=['KMK Punkte'.$B$10];['KMK Punkte'.$A$11]; IF([.K16]&gt;=['KMK Punkte'.$B$9];['KMK Punkte'.$A$10]; IF([.K16]&gt;=['KMK Punkte'.$B$8];['KMK Punkte'.$A$9]; IF([.K16]&gt;=['KMK Punkte'.$B$7];['KMK Punkte'.$A$8]; IF([.K16]&gt;=['KMK Punkte'.$B$6];['KMK Punkte'.$A$7]; IF([.K16]&gt;=['KMK Punkte'.$B$5];['KMK Punkte'.$A$6]; IF([.K16]&gt;=['KMK Punkte'.$B$4];['KMK Punkte'.$A$5]; IF([.K16]&gt;=['KMK Punkte'.$B$3];['KMK Punkte'.$A$4]; IF([.K16]&gt;=['KMK Punkte'.$B$2];['KMK Punkte'.$A$3];['KMK Punkte'.$A$2]) ))))))))))))))" office:value-type="float" office:value="0" calcext:value-type="float">
            <text:p>0</text:p>
          </table:table-cell>
          <table:table-cell table:style-name="ce152" table:formula="of:=IF([.B16]&lt;&gt;&quot;&quot;;SUMIF(['SoMi-Liste'.C14:.X14];&quot;f&quot;;['SoMi-Liste'.C$2:.X$2])+[.N16];&quot;&quot;)">
            <text:p/>
          </table:table-cell>
          <table:table-cell table:style-name="ce191" table:formula="of:=IF([.B16]&lt;&gt;&quot;&quot;;SUMIF(['SoMi-Liste'.C14:.X14];&quot;e&quot;;['SoMi-Liste'.C$2:.X$2]);&quot;&quot;)">
            <text:p/>
          </table:table-cell>
          <table:table-cell table:style-name="ce213" table:formula="of:=IF(['-Fehlstundenberechnung-'.AY16]=0;&quot;&quot;;['-Fehlstundenberechnung-'.AY16])">
            <text:p/>
          </table:table-cell>
          <table:table-cell table:style-name="ce215" table:formula="of:=IF(['-Fehlstundenberechnung-'.AY16]=0;&quot;&quot;;['-Fehlstundenberechnung-'.AY16]-['-Fehlstundenberechnung-'.AY55])">
            <text:p/>
          </table:table-cell>
          <table:table-cell/>
          <table:table-cell table:style-name="ce219" table:number-columns-repeated="2"/>
          <table:table-cell table:number-columns-repeated="45"/>
        </table:table-row>
        <table:table-row table:style-name="ro12">
          <table:table-cell table:style-name="ce82" office:value-type="float" office:value="13" calcext:value-type="float">
            <text:p>13</text:p>
          </table:table-cell>
          <table:table-cell table:style-name="ce85" table:formula="of:=['SoMi-Liste'.B15]">
            <text:p/>
          </table:table-cell>
          <table:table-cell table:style-name="ce82" table:formula="of:=IF(['SoMi-Liste'.AB15]=&quot;m&quot;;&quot;m&quot;;&quot;s&quot;)" office:value-type="string" office:string-value="s" calcext:value-type="string">
            <text:p>s</text:p>
          </table:table-cell>
          <table:table-cell table:style-name="ce101" table:number-columns-repeated="3"/>
          <table:table-cell table:style-name="ce114" table:formula="of:=N(IF(SUM([.D17:.F17])&gt;0;SUM([.D17:.F17])/COUNT([.D17:.F17]);&quot;&quot;))" office:value-type="float" office:value="0" calcext:value-type="float">
            <text:p>0</text:p>
          </table:table-cell>
          <table:table-cell table:style-name="ce118" table:formula="of:=IF(['SoMi-Liste'.AC15]=0;&quot;&quot;;ROUND(['SoMi-Liste'.AC15];2))">
            <text:p/>
          </table:table-cell>
          <table:table-cell table:style-name="ce118" table:formula="of:=IF(['SoMi-Liste'.BE15]=0;&quot;&quot;;['SoMi-Liste'.BE15])">
            <text:p/>
          </table:table-cell>
          <table:table-cell table:style-name="ce127" table:formula="of:=IF(SUM([.H17:.I17])&gt;0;SUM([.H17:.I17])/COUNT([.H17:.I17]);&quot;&quot;)">
            <text:p/>
          </table:table-cell>
          <table:table-cell table:style-name="ce133" table:formula="of:=IF([.G17]=0;[.J17];IF(([.G17]+[.J17])&gt;0;([.G17]+[.J17])/COUNT([.G17];[.J17]);&quot;&quot;))">
            <text:p/>
          </table:table-cell>
          <table:table-cell table:style-name="ce127" table:formula="of:= IF([.K17]&gt;=['KMK Punkte'.$B$16];['KMK Punkte'.$A$17]; IF([.K17]&gt;=['KMK Punkte'.$B$15];['KMK Punkte'.$A$16]; IF([.K17]&gt;=['KMK Punkte'.$B$14];['KMK Punkte'.$A$15]; IF([.K17]&gt;=['KMK Punkte'.$B$13];['KMK Punkte'.$A$14]; IF([.K17]&gt;=['KMK Punkte'.$B$12];['KMK Punkte'.$A$13]; IF([.K17]&gt;=['KMK Punkte'.$B$11];['KMK Punkte'.$A$12]; IF([.K17]&gt;=['KMK Punkte'.$B$10];['KMK Punkte'.$A$11]; IF([.K17]&gt;=['KMK Punkte'.$B$9];['KMK Punkte'.$A$10]; IF([.K17]&gt;=['KMK Punkte'.$B$8];['KMK Punkte'.$A$9]; IF([.K17]&gt;=['KMK Punkte'.$B$7];['KMK Punkte'.$A$8]; IF([.K17]&gt;=['KMK Punkte'.$B$6];['KMK Punkte'.$A$7]; IF([.K17]&gt;=['KMK Punkte'.$B$5];['KMK Punkte'.$A$6]; IF([.K17]&gt;=['KMK Punkte'.$B$4];['KMK Punkte'.$A$5]; IF([.K17]&gt;=['KMK Punkte'.$B$3];['KMK Punkte'.$A$4]; IF([.K17]&gt;=['KMK Punkte'.$B$2];['KMK Punkte'.$A$3];['KMK Punkte'.$A$2]) ))))))))))))))" office:value-type="float" office:value="0" calcext:value-type="float">
            <text:p>0</text:p>
          </table:table-cell>
          <table:table-cell table:style-name="ce153" table:formula="of:=IF([.B17]&lt;&gt;&quot;&quot;;SUMIF(['SoMi-Liste'.C15:.X15];&quot;f&quot;;['SoMi-Liste'.C$2:.X$2])+[.N17];&quot;&quot;)">
            <text:p/>
          </table:table-cell>
          <table:table-cell table:style-name="ce192" table:formula="of:=IF([.B17]&lt;&gt;&quot;&quot;;SUMIF(['SoMi-Liste'.C15:.X15];&quot;e&quot;;['SoMi-Liste'.C$2:.X$2]);&quot;&quot;)">
            <text:p/>
          </table:table-cell>
          <table:table-cell table:style-name="ce213" table:formula="of:=IF(['-Fehlstundenberechnung-'.AY17]=0;&quot;&quot;;['-Fehlstundenberechnung-'.AY17])">
            <text:p/>
          </table:table-cell>
          <table:table-cell table:style-name="ce215" table:formula="of:=IF(['-Fehlstundenberechnung-'.AY17]=0;&quot;&quot;;['-Fehlstundenberechnung-'.AY17]-['-Fehlstundenberechnung-'.AY56])">
            <text:p/>
          </table:table-cell>
          <table:table-cell/>
          <table:table-cell table:style-name="ce219" table:number-columns-repeated="2"/>
          <table:table-cell table:number-columns-repeated="45"/>
        </table:table-row>
        <table:table-row table:style-name="ro12">
          <table:table-cell table:style-name="ce82" office:value-type="float" office:value="14" calcext:value-type="float">
            <text:p>14</text:p>
          </table:table-cell>
          <table:table-cell table:style-name="ce85" table:formula="of:=['SoMi-Liste'.B16]">
            <text:p/>
          </table:table-cell>
          <table:table-cell table:style-name="ce82" table:formula="of:=IF(['SoMi-Liste'.AB16]=&quot;m&quot;;&quot;m&quot;;&quot;s&quot;)" office:value-type="string" office:string-value="s" calcext:value-type="string">
            <text:p>s</text:p>
          </table:table-cell>
          <table:table-cell table:style-name="ce101" table:number-columns-repeated="3"/>
          <table:table-cell table:style-name="ce114" table:formula="of:=N(IF(SUM([.D18:.F18])&gt;0;SUM([.D18:.F18])/COUNT([.D18:.F18]);&quot;&quot;))" office:value-type="float" office:value="0" calcext:value-type="float">
            <text:p>0</text:p>
          </table:table-cell>
          <table:table-cell table:style-name="ce118" table:formula="of:=IF(['SoMi-Liste'.AC16]=0;&quot;&quot;;ROUND(['SoMi-Liste'.AC16];2))">
            <text:p/>
          </table:table-cell>
          <table:table-cell table:style-name="ce118" table:formula="of:=IF(['SoMi-Liste'.BE16]=0;&quot;&quot;;['SoMi-Liste'.BE16])">
            <text:p/>
          </table:table-cell>
          <table:table-cell table:style-name="ce127" table:formula="of:=IF(SUM([.H18:.I18])&gt;0;SUM([.H18:.I18])/COUNT([.H18:.I18]);&quot;&quot;)">
            <text:p/>
          </table:table-cell>
          <table:table-cell table:style-name="ce133" table:formula="of:=IF([.G18]=0;[.J18];IF(([.G18]+[.J18])&gt;0;([.G18]+[.J18])/COUNT([.G18];[.J18]);&quot;&quot;))">
            <text:p/>
          </table:table-cell>
          <table:table-cell table:style-name="ce127" table:formula="of:= IF([.K18]&gt;=['KMK Punkte'.$B$16];['KMK Punkte'.$A$17]; IF([.K18]&gt;=['KMK Punkte'.$B$15];['KMK Punkte'.$A$16]; IF([.K18]&gt;=['KMK Punkte'.$B$14];['KMK Punkte'.$A$15]; IF([.K18]&gt;=['KMK Punkte'.$B$13];['KMK Punkte'.$A$14]; IF([.K18]&gt;=['KMK Punkte'.$B$12];['KMK Punkte'.$A$13]; IF([.K18]&gt;=['KMK Punkte'.$B$11];['KMK Punkte'.$A$12]; IF([.K18]&gt;=['KMK Punkte'.$B$10];['KMK Punkte'.$A$11]; IF([.K18]&gt;=['KMK Punkte'.$B$9];['KMK Punkte'.$A$10]; IF([.K18]&gt;=['KMK Punkte'.$B$8];['KMK Punkte'.$A$9]; IF([.K18]&gt;=['KMK Punkte'.$B$7];['KMK Punkte'.$A$8]; IF([.K18]&gt;=['KMK Punkte'.$B$6];['KMK Punkte'.$A$7]; IF([.K18]&gt;=['KMK Punkte'.$B$5];['KMK Punkte'.$A$6]; IF([.K18]&gt;=['KMK Punkte'.$B$4];['KMK Punkte'.$A$5]; IF([.K18]&gt;=['KMK Punkte'.$B$3];['KMK Punkte'.$A$4]; IF([.K18]&gt;=['KMK Punkte'.$B$2];['KMK Punkte'.$A$3];['KMK Punkte'.$A$2]) ))))))))))))))" office:value-type="float" office:value="0" calcext:value-type="float">
            <text:p>0</text:p>
          </table:table-cell>
          <table:table-cell table:style-name="ce154" table:formula="of:=IF([.B18]&lt;&gt;&quot;&quot;;SUMIF(['SoMi-Liste'.C16:.X16];&quot;f&quot;;['SoMi-Liste'.C$2:.X$2])+[.N18];&quot;&quot;)">
            <text:p/>
          </table:table-cell>
          <table:table-cell table:style-name="ce193" table:formula="of:=IF([.B18]&lt;&gt;&quot;&quot;;SUMIF(['SoMi-Liste'.C16:.X16];&quot;e&quot;;['SoMi-Liste'.C$2:.X$2]);&quot;&quot;)">
            <text:p/>
          </table:table-cell>
          <table:table-cell table:style-name="ce213" table:formula="of:=IF(['-Fehlstundenberechnung-'.AY18]=0;&quot;&quot;;['-Fehlstundenberechnung-'.AY18])">
            <text:p/>
          </table:table-cell>
          <table:table-cell table:style-name="ce215" table:formula="of:=IF(['-Fehlstundenberechnung-'.AY18]=0;&quot;&quot;;['-Fehlstundenberechnung-'.AY18]-['-Fehlstundenberechnung-'.AY57])">
            <text:p/>
          </table:table-cell>
          <table:table-cell/>
          <table:table-cell table:style-name="ce219" table:number-columns-repeated="2"/>
          <table:table-cell table:number-columns-repeated="45"/>
        </table:table-row>
        <table:table-row table:style-name="ro12">
          <table:table-cell table:style-name="ce82" office:value-type="float" office:value="15" calcext:value-type="float">
            <text:p>15</text:p>
          </table:table-cell>
          <table:table-cell table:style-name="ce85" table:formula="of:=['SoMi-Liste'.B17]">
            <text:p/>
          </table:table-cell>
          <table:table-cell table:style-name="ce82" table:formula="of:=IF(['SoMi-Liste'.AB17]=&quot;m&quot;;&quot;m&quot;;&quot;s&quot;)" office:value-type="string" office:string-value="s" calcext:value-type="string">
            <text:p>s</text:p>
          </table:table-cell>
          <table:table-cell table:style-name="ce101" table:number-columns-repeated="3"/>
          <table:table-cell table:style-name="ce114" table:formula="of:=N(IF(SUM([.D19:.F19])&gt;0;SUM([.D19:.F19])/COUNT([.D19:.F19]);&quot;&quot;))" office:value-type="float" office:value="0" calcext:value-type="float">
            <text:p>0</text:p>
          </table:table-cell>
          <table:table-cell table:style-name="ce118" table:formula="of:=IF(['SoMi-Liste'.AC17]=0;&quot;&quot;;ROUND(['SoMi-Liste'.AC17];2))">
            <text:p/>
          </table:table-cell>
          <table:table-cell table:style-name="ce118" table:formula="of:=IF(['SoMi-Liste'.BE17]=0;&quot;&quot;;['SoMi-Liste'.BE17])">
            <text:p/>
          </table:table-cell>
          <table:table-cell table:style-name="ce127" table:formula="of:=IF(SUM([.H19:.I19])&gt;0;SUM([.H19:.I19])/COUNT([.H19:.I19]);&quot;&quot;)">
            <text:p/>
          </table:table-cell>
          <table:table-cell table:style-name="ce133" table:formula="of:=IF([.G19]=0;[.J19];IF(([.G19]+[.J19])&gt;0;([.G19]+[.J19])/COUNT([.G19];[.J19]);&quot;&quot;))">
            <text:p/>
          </table:table-cell>
          <table:table-cell table:style-name="ce127" table:formula="of:= IF([.K19]&gt;=['KMK Punkte'.$B$16];['KMK Punkte'.$A$17]; IF([.K19]&gt;=['KMK Punkte'.$B$15];['KMK Punkte'.$A$16]; IF([.K19]&gt;=['KMK Punkte'.$B$14];['KMK Punkte'.$A$15]; IF([.K19]&gt;=['KMK Punkte'.$B$13];['KMK Punkte'.$A$14]; IF([.K19]&gt;=['KMK Punkte'.$B$12];['KMK Punkte'.$A$13]; IF([.K19]&gt;=['KMK Punkte'.$B$11];['KMK Punkte'.$A$12]; IF([.K19]&gt;=['KMK Punkte'.$B$10];['KMK Punkte'.$A$11]; IF([.K19]&gt;=['KMK Punkte'.$B$9];['KMK Punkte'.$A$10]; IF([.K19]&gt;=['KMK Punkte'.$B$8];['KMK Punkte'.$A$9]; IF([.K19]&gt;=['KMK Punkte'.$B$7];['KMK Punkte'.$A$8]; IF([.K19]&gt;=['KMK Punkte'.$B$6];['KMK Punkte'.$A$7]; IF([.K19]&gt;=['KMK Punkte'.$B$5];['KMK Punkte'.$A$6]; IF([.K19]&gt;=['KMK Punkte'.$B$4];['KMK Punkte'.$A$5]; IF([.K19]&gt;=['KMK Punkte'.$B$3];['KMK Punkte'.$A$4]; IF([.K19]&gt;=['KMK Punkte'.$B$2];['KMK Punkte'.$A$3];['KMK Punkte'.$A$2]) ))))))))))))))" office:value-type="float" office:value="0" calcext:value-type="float">
            <text:p>0</text:p>
          </table:table-cell>
          <table:table-cell table:style-name="ce155" table:formula="of:=IF([.B19]&lt;&gt;&quot;&quot;;SUMIF(['SoMi-Liste'.C17:.X17];&quot;f&quot;;['SoMi-Liste'.C$2:.X$2])+[.N19];&quot;&quot;)">
            <text:p/>
          </table:table-cell>
          <table:table-cell table:style-name="ce194" table:formula="of:=IF([.B19]&lt;&gt;&quot;&quot;;SUMIF(['SoMi-Liste'.C17:.X17];&quot;e&quot;;['SoMi-Liste'.C$2:.X$2]);&quot;&quot;)">
            <text:p/>
          </table:table-cell>
          <table:table-cell table:style-name="ce213" table:formula="of:=IF(['-Fehlstundenberechnung-'.AY19]=0;&quot;&quot;;['-Fehlstundenberechnung-'.AY19])">
            <text:p/>
          </table:table-cell>
          <table:table-cell table:style-name="ce215" table:formula="of:=IF(['-Fehlstundenberechnung-'.AY19]=0;&quot;&quot;;['-Fehlstundenberechnung-'.AY19]-['-Fehlstundenberechnung-'.AY58])">
            <text:p/>
          </table:table-cell>
          <table:table-cell/>
          <table:table-cell table:style-name="ce219" table:number-columns-repeated="2"/>
          <table:table-cell table:number-columns-repeated="45"/>
        </table:table-row>
        <table:table-row table:style-name="ro12">
          <table:table-cell table:style-name="ce82" office:value-type="float" office:value="16" calcext:value-type="float">
            <text:p>16</text:p>
          </table:table-cell>
          <table:table-cell table:style-name="ce85" table:formula="of:=['SoMi-Liste'.B18]">
            <text:p/>
          </table:table-cell>
          <table:table-cell table:style-name="ce82" table:formula="of:=IF(['SoMi-Liste'.AB18]=&quot;m&quot;;&quot;m&quot;;&quot;s&quot;)" office:value-type="string" office:string-value="s" calcext:value-type="string">
            <text:p>s</text:p>
          </table:table-cell>
          <table:table-cell table:style-name="ce101" table:number-columns-repeated="3"/>
          <table:table-cell table:style-name="ce114" table:formula="of:=N(IF(SUM([.D20:.F20])&gt;0;SUM([.D20:.F20])/COUNT([.D20:.F20]);&quot;&quot;))" office:value-type="float" office:value="0" calcext:value-type="float">
            <text:p>0</text:p>
          </table:table-cell>
          <table:table-cell table:style-name="ce118" table:formula="of:=IF(['SoMi-Liste'.AC18]=0;&quot;&quot;;ROUND(['SoMi-Liste'.AC18];2))">
            <text:p/>
          </table:table-cell>
          <table:table-cell table:style-name="ce118" table:formula="of:=IF(['SoMi-Liste'.BE18]=0;&quot;&quot;;['SoMi-Liste'.BE18])">
            <text:p/>
          </table:table-cell>
          <table:table-cell table:style-name="ce127" table:formula="of:=IF(SUM([.H20:.I20])&gt;0;SUM([.H20:.I20])/COUNT([.H20:.I20]);&quot;&quot;)">
            <text:p/>
          </table:table-cell>
          <table:table-cell table:style-name="ce133" table:formula="of:=IF([.G20]=0;[.J20];IF(([.G20]+[.J20])&gt;0;([.G20]+[.J20])/COUNT([.G20];[.J20]);&quot;&quot;))">
            <text:p/>
          </table:table-cell>
          <table:table-cell table:style-name="ce127" table:formula="of:= IF([.K20]&gt;=['KMK Punkte'.$B$16];['KMK Punkte'.$A$17]; IF([.K20]&gt;=['KMK Punkte'.$B$15];['KMK Punkte'.$A$16]; IF([.K20]&gt;=['KMK Punkte'.$B$14];['KMK Punkte'.$A$15]; IF([.K20]&gt;=['KMK Punkte'.$B$13];['KMK Punkte'.$A$14]; IF([.K20]&gt;=['KMK Punkte'.$B$12];['KMK Punkte'.$A$13]; IF([.K20]&gt;=['KMK Punkte'.$B$11];['KMK Punkte'.$A$12]; IF([.K20]&gt;=['KMK Punkte'.$B$10];['KMK Punkte'.$A$11]; IF([.K20]&gt;=['KMK Punkte'.$B$9];['KMK Punkte'.$A$10]; IF([.K20]&gt;=['KMK Punkte'.$B$8];['KMK Punkte'.$A$9]; IF([.K20]&gt;=['KMK Punkte'.$B$7];['KMK Punkte'.$A$8]; IF([.K20]&gt;=['KMK Punkte'.$B$6];['KMK Punkte'.$A$7]; IF([.K20]&gt;=['KMK Punkte'.$B$5];['KMK Punkte'.$A$6]; IF([.K20]&gt;=['KMK Punkte'.$B$4];['KMK Punkte'.$A$5]; IF([.K20]&gt;=['KMK Punkte'.$B$3];['KMK Punkte'.$A$4]; IF([.K20]&gt;=['KMK Punkte'.$B$2];['KMK Punkte'.$A$3];['KMK Punkte'.$A$2]) ))))))))))))))" office:value-type="float" office:value="0" calcext:value-type="float">
            <text:p>0</text:p>
          </table:table-cell>
          <table:table-cell table:style-name="ce156" table:formula="of:=IF([.B20]&lt;&gt;&quot;&quot;;SUMIF(['SoMi-Liste'.C18:.X18];&quot;f&quot;;['SoMi-Liste'.C$2:.X$2])+[.N20];&quot;&quot;)">
            <text:p/>
          </table:table-cell>
          <table:table-cell table:style-name="ce195" table:formula="of:=IF([.B20]&lt;&gt;&quot;&quot;;SUMIF(['SoMi-Liste'.C18:.X18];&quot;e&quot;;['SoMi-Liste'.C$2:.X$2]);&quot;&quot;)">
            <text:p/>
          </table:table-cell>
          <table:table-cell table:style-name="ce213" table:formula="of:=IF(['-Fehlstundenberechnung-'.AY20]=0;&quot;&quot;;['-Fehlstundenberechnung-'.AY20])">
            <text:p/>
          </table:table-cell>
          <table:table-cell table:style-name="ce215" table:formula="of:=IF(['-Fehlstundenberechnung-'.AY20]=0;&quot;&quot;;['-Fehlstundenberechnung-'.AY20]-['-Fehlstundenberechnung-'.AY59])">
            <text:p/>
          </table:table-cell>
          <table:table-cell/>
          <table:table-cell table:style-name="ce219" table:number-columns-repeated="2"/>
          <table:table-cell table:number-columns-repeated="45"/>
        </table:table-row>
        <table:table-row table:style-name="ro12">
          <table:table-cell table:style-name="ce82" office:value-type="float" office:value="17" calcext:value-type="float">
            <text:p>17</text:p>
          </table:table-cell>
          <table:table-cell table:style-name="ce85" table:formula="of:=['SoMi-Liste'.B19]">
            <text:p/>
          </table:table-cell>
          <table:table-cell table:style-name="ce82" table:formula="of:=IF(['SoMi-Liste'.AB19]=&quot;m&quot;;&quot;m&quot;;&quot;s&quot;)" office:value-type="string" office:string-value="s" calcext:value-type="string">
            <text:p>s</text:p>
          </table:table-cell>
          <table:table-cell table:style-name="ce101" table:number-columns-repeated="3"/>
          <table:table-cell table:style-name="ce114" table:formula="of:=N(IF(SUM([.D21:.F21])&gt;0;SUM([.D21:.F21])/COUNT([.D21:.F21]);&quot;&quot;))" office:value-type="float" office:value="0" calcext:value-type="float">
            <text:p>0</text:p>
          </table:table-cell>
          <table:table-cell table:style-name="ce118" table:formula="of:=IF(['SoMi-Liste'.AC19]=0;&quot;&quot;;ROUND(['SoMi-Liste'.AC19];2))">
            <text:p/>
          </table:table-cell>
          <table:table-cell table:style-name="ce118" table:formula="of:=IF(['SoMi-Liste'.BE19]=0;&quot;&quot;;['SoMi-Liste'.BE19])">
            <text:p/>
          </table:table-cell>
          <table:table-cell table:style-name="ce127" table:formula="of:=IF(SUM([.H21:.I21])&gt;0;SUM([.H21:.I21])/COUNT([.H21:.I21]);&quot;&quot;)">
            <text:p/>
          </table:table-cell>
          <table:table-cell table:style-name="ce133" table:formula="of:=IF([.G21]=0;[.J21];IF(([.G21]+[.J21])&gt;0;([.G21]+[.J21])/COUNT([.G21];[.J21]);&quot;&quot;))">
            <text:p/>
          </table:table-cell>
          <table:table-cell table:style-name="ce127" table:formula="of:= IF([.K21]&gt;=['KMK Punkte'.$B$16];['KMK Punkte'.$A$17]; IF([.K21]&gt;=['KMK Punkte'.$B$15];['KMK Punkte'.$A$16]; IF([.K21]&gt;=['KMK Punkte'.$B$14];['KMK Punkte'.$A$15]; IF([.K21]&gt;=['KMK Punkte'.$B$13];['KMK Punkte'.$A$14]; IF([.K21]&gt;=['KMK Punkte'.$B$12];['KMK Punkte'.$A$13]; IF([.K21]&gt;=['KMK Punkte'.$B$11];['KMK Punkte'.$A$12]; IF([.K21]&gt;=['KMK Punkte'.$B$10];['KMK Punkte'.$A$11]; IF([.K21]&gt;=['KMK Punkte'.$B$9];['KMK Punkte'.$A$10]; IF([.K21]&gt;=['KMK Punkte'.$B$8];['KMK Punkte'.$A$9]; IF([.K21]&gt;=['KMK Punkte'.$B$7];['KMK Punkte'.$A$8]; IF([.K21]&gt;=['KMK Punkte'.$B$6];['KMK Punkte'.$A$7]; IF([.K21]&gt;=['KMK Punkte'.$B$5];['KMK Punkte'.$A$6]; IF([.K21]&gt;=['KMK Punkte'.$B$4];['KMK Punkte'.$A$5]; IF([.K21]&gt;=['KMK Punkte'.$B$3];['KMK Punkte'.$A$4]; IF([.K21]&gt;=['KMK Punkte'.$B$2];['KMK Punkte'.$A$3];['KMK Punkte'.$A$2]) ))))))))))))))" office:value-type="float" office:value="0" calcext:value-type="float">
            <text:p>0</text:p>
          </table:table-cell>
          <table:table-cell table:style-name="ce157" table:formula="of:=IF([.B21]&lt;&gt;&quot;&quot;;SUMIF(['SoMi-Liste'.C19:.X19];&quot;f&quot;;['SoMi-Liste'.C$2:.X$2])+[.N21];&quot;&quot;)">
            <text:p/>
          </table:table-cell>
          <table:table-cell table:style-name="ce196" table:formula="of:=IF([.B21]&lt;&gt;&quot;&quot;;SUMIF(['SoMi-Liste'.C19:.X19];&quot;e&quot;;['SoMi-Liste'.C$2:.X$2]);&quot;&quot;)">
            <text:p/>
          </table:table-cell>
          <table:table-cell table:style-name="ce213" table:formula="of:=IF(['-Fehlstundenberechnung-'.AY21]=0;&quot;&quot;;['-Fehlstundenberechnung-'.AY21])">
            <text:p/>
          </table:table-cell>
          <table:table-cell table:style-name="ce215" table:formula="of:=IF(['-Fehlstundenberechnung-'.AY21]=0;&quot;&quot;;['-Fehlstundenberechnung-'.AY21]-['-Fehlstundenberechnung-'.AY60])">
            <text:p/>
          </table:table-cell>
          <table:table-cell/>
          <table:table-cell table:style-name="ce219" table:number-columns-repeated="2"/>
          <table:table-cell table:number-columns-repeated="45"/>
        </table:table-row>
        <table:table-row table:style-name="ro12">
          <table:table-cell table:style-name="ce82" office:value-type="float" office:value="18" calcext:value-type="float">
            <text:p>18</text:p>
          </table:table-cell>
          <table:table-cell table:style-name="ce85" table:formula="of:=['SoMi-Liste'.B20]">
            <text:p/>
          </table:table-cell>
          <table:table-cell table:style-name="ce82" table:formula="of:=IF(['SoMi-Liste'.AB20]=&quot;m&quot;;&quot;m&quot;;&quot;s&quot;)" office:value-type="string" office:string-value="s" calcext:value-type="string">
            <text:p>s</text:p>
          </table:table-cell>
          <table:table-cell table:style-name="ce101" table:number-columns-repeated="3"/>
          <table:table-cell table:style-name="ce114" table:formula="of:=N(IF(SUM([.D22:.F22])&gt;0;SUM([.D22:.F22])/COUNT([.D22:.F22]);&quot;&quot;))" office:value-type="float" office:value="0" calcext:value-type="float">
            <text:p>0</text:p>
          </table:table-cell>
          <table:table-cell table:style-name="ce118" table:formula="of:=IF(['SoMi-Liste'.AC20]=0;&quot;&quot;;ROUND(['SoMi-Liste'.AC20];2))">
            <text:p/>
          </table:table-cell>
          <table:table-cell table:style-name="ce118" table:formula="of:=IF(['SoMi-Liste'.BE20]=0;&quot;&quot;;['SoMi-Liste'.BE20])">
            <text:p/>
          </table:table-cell>
          <table:table-cell table:style-name="ce127" table:formula="of:=IF(SUM([.H22:.I22])&gt;0;SUM([.H22:.I22])/COUNT([.H22:.I22]);&quot;&quot;)">
            <text:p/>
          </table:table-cell>
          <table:table-cell table:style-name="ce133" table:formula="of:=IF([.G22]=0;[.J22];IF(([.G22]+[.J22])&gt;0;([.G22]+[.J22])/COUNT([.G22];[.J22]);&quot;&quot;))">
            <text:p/>
          </table:table-cell>
          <table:table-cell table:style-name="ce127" table:formula="of:= IF([.K22]&gt;=['KMK Punkte'.$B$16];['KMK Punkte'.$A$17]; IF([.K22]&gt;=['KMK Punkte'.$B$15];['KMK Punkte'.$A$16]; IF([.K22]&gt;=['KMK Punkte'.$B$14];['KMK Punkte'.$A$15]; IF([.K22]&gt;=['KMK Punkte'.$B$13];['KMK Punkte'.$A$14]; IF([.K22]&gt;=['KMK Punkte'.$B$12];['KMK Punkte'.$A$13]; IF([.K22]&gt;=['KMK Punkte'.$B$11];['KMK Punkte'.$A$12]; IF([.K22]&gt;=['KMK Punkte'.$B$10];['KMK Punkte'.$A$11]; IF([.K22]&gt;=['KMK Punkte'.$B$9];['KMK Punkte'.$A$10]; IF([.K22]&gt;=['KMK Punkte'.$B$8];['KMK Punkte'.$A$9]; IF([.K22]&gt;=['KMK Punkte'.$B$7];['KMK Punkte'.$A$8]; IF([.K22]&gt;=['KMK Punkte'.$B$6];['KMK Punkte'.$A$7]; IF([.K22]&gt;=['KMK Punkte'.$B$5];['KMK Punkte'.$A$6]; IF([.K22]&gt;=['KMK Punkte'.$B$4];['KMK Punkte'.$A$5]; IF([.K22]&gt;=['KMK Punkte'.$B$3];['KMK Punkte'.$A$4]; IF([.K22]&gt;=['KMK Punkte'.$B$2];['KMK Punkte'.$A$3];['KMK Punkte'.$A$2]) ))))))))))))))" office:value-type="float" office:value="0" calcext:value-type="float">
            <text:p>0</text:p>
          </table:table-cell>
          <table:table-cell table:style-name="ce158" table:formula="of:=IF([.B22]&lt;&gt;&quot;&quot;;SUMIF(['SoMi-Liste'.C20:.X20];&quot;f&quot;;['SoMi-Liste'.C$2:.X$2])+[.N22];&quot;&quot;)">
            <text:p/>
          </table:table-cell>
          <table:table-cell table:style-name="ce197" table:formula="of:=IF([.B22]&lt;&gt;&quot;&quot;;SUMIF(['SoMi-Liste'.C20:.X20];&quot;e&quot;;['SoMi-Liste'.C$2:.X$2]);&quot;&quot;)">
            <text:p/>
          </table:table-cell>
          <table:table-cell table:style-name="ce213" table:formula="of:=IF(['-Fehlstundenberechnung-'.AY22]=0;&quot;&quot;;['-Fehlstundenberechnung-'.AY22])">
            <text:p/>
          </table:table-cell>
          <table:table-cell table:style-name="ce215" table:formula="of:=IF(['-Fehlstundenberechnung-'.AY22]=0;&quot;&quot;;['-Fehlstundenberechnung-'.AY22]-['-Fehlstundenberechnung-'.AY61])">
            <text:p/>
          </table:table-cell>
          <table:table-cell/>
          <table:table-cell table:style-name="ce219" table:number-columns-repeated="2"/>
          <table:table-cell table:number-columns-repeated="45"/>
        </table:table-row>
        <table:table-row table:style-name="ro12">
          <table:table-cell table:style-name="ce82" office:value-type="float" office:value="19" calcext:value-type="float">
            <text:p>19</text:p>
          </table:table-cell>
          <table:table-cell table:style-name="ce85" table:formula="of:=['SoMi-Liste'.B21]">
            <text:p/>
          </table:table-cell>
          <table:table-cell table:style-name="ce82" table:formula="of:=IF(['SoMi-Liste'.AB21]=&quot;m&quot;;&quot;m&quot;;&quot;s&quot;)" office:value-type="string" office:string-value="s" calcext:value-type="string">
            <text:p>s</text:p>
          </table:table-cell>
          <table:table-cell table:style-name="ce101" table:number-columns-repeated="3"/>
          <table:table-cell table:style-name="ce114" table:formula="of:=N(IF(SUM([.D23:.F23])&gt;0;SUM([.D23:.F23])/COUNT([.D23:.F23]);&quot;&quot;))" office:value-type="float" office:value="0" calcext:value-type="float">
            <text:p>0</text:p>
          </table:table-cell>
          <table:table-cell table:style-name="ce118" table:formula="of:=IF(['SoMi-Liste'.AC21]=0;&quot;&quot;;ROUND(['SoMi-Liste'.AC21];2))">
            <text:p/>
          </table:table-cell>
          <table:table-cell table:style-name="ce118" table:formula="of:=IF(['SoMi-Liste'.BE21]=0;&quot;&quot;;['SoMi-Liste'.BE21])">
            <text:p/>
          </table:table-cell>
          <table:table-cell table:style-name="ce127" table:formula="of:=IF(SUM([.H23:.I23])&gt;0;SUM([.H23:.I23])/COUNT([.H23:.I23]);&quot;&quot;)">
            <text:p/>
          </table:table-cell>
          <table:table-cell table:style-name="ce133" table:formula="of:=IF([.G23]=0;[.J23];IF(([.G23]+[.J23])&gt;0;([.G23]+[.J23])/COUNT([.G23];[.J23]);&quot;&quot;))">
            <text:p/>
          </table:table-cell>
          <table:table-cell table:style-name="ce127" table:formula="of:= IF([.K23]&gt;=['KMK Punkte'.$B$16];['KMK Punkte'.$A$17]; IF([.K23]&gt;=['KMK Punkte'.$B$15];['KMK Punkte'.$A$16]; IF([.K23]&gt;=['KMK Punkte'.$B$14];['KMK Punkte'.$A$15]; IF([.K23]&gt;=['KMK Punkte'.$B$13];['KMK Punkte'.$A$14]; IF([.K23]&gt;=['KMK Punkte'.$B$12];['KMK Punkte'.$A$13]; IF([.K23]&gt;=['KMK Punkte'.$B$11];['KMK Punkte'.$A$12]; IF([.K23]&gt;=['KMK Punkte'.$B$10];['KMK Punkte'.$A$11]; IF([.K23]&gt;=['KMK Punkte'.$B$9];['KMK Punkte'.$A$10]; IF([.K23]&gt;=['KMK Punkte'.$B$8];['KMK Punkte'.$A$9]; IF([.K23]&gt;=['KMK Punkte'.$B$7];['KMK Punkte'.$A$8]; IF([.K23]&gt;=['KMK Punkte'.$B$6];['KMK Punkte'.$A$7]; IF([.K23]&gt;=['KMK Punkte'.$B$5];['KMK Punkte'.$A$6]; IF([.K23]&gt;=['KMK Punkte'.$B$4];['KMK Punkte'.$A$5]; IF([.K23]&gt;=['KMK Punkte'.$B$3];['KMK Punkte'.$A$4]; IF([.K23]&gt;=['KMK Punkte'.$B$2];['KMK Punkte'.$A$3];['KMK Punkte'.$A$2]) ))))))))))))))" office:value-type="float" office:value="0" calcext:value-type="float">
            <text:p>0</text:p>
          </table:table-cell>
          <table:table-cell table:style-name="ce159" table:formula="of:=IF([.B23]&lt;&gt;&quot;&quot;;SUMIF(['SoMi-Liste'.C21:.X21];&quot;f&quot;;['SoMi-Liste'.C$2:.X$2])+[.N23];&quot;&quot;)">
            <text:p/>
          </table:table-cell>
          <table:table-cell table:style-name="ce198" table:formula="of:=IF([.B23]&lt;&gt;&quot;&quot;;SUMIF(['SoMi-Liste'.C21:.X21];&quot;e&quot;;['SoMi-Liste'.C$2:.X$2]);&quot;&quot;)">
            <text:p/>
          </table:table-cell>
          <table:table-cell table:style-name="ce213" table:formula="of:=IF(['-Fehlstundenberechnung-'.AY23]=0;&quot;&quot;;['-Fehlstundenberechnung-'.AY23])">
            <text:p/>
          </table:table-cell>
          <table:table-cell table:style-name="ce215" table:formula="of:=IF(['-Fehlstundenberechnung-'.AY23]=0;&quot;&quot;;['-Fehlstundenberechnung-'.AY23]-['-Fehlstundenberechnung-'.AY62])">
            <text:p/>
          </table:table-cell>
          <table:table-cell/>
          <table:table-cell table:style-name="ce219" table:number-columns-repeated="2"/>
          <table:table-cell table:number-columns-repeated="45"/>
        </table:table-row>
        <table:table-row table:style-name="ro12">
          <table:table-cell table:style-name="ce82" office:value-type="float" office:value="20" calcext:value-type="float">
            <text:p>20</text:p>
          </table:table-cell>
          <table:table-cell table:style-name="ce85" table:formula="of:=['SoMi-Liste'.B22]">
            <text:p/>
          </table:table-cell>
          <table:table-cell table:style-name="ce82" table:formula="of:=IF(['SoMi-Liste'.AB22]=&quot;m&quot;;&quot;m&quot;;&quot;s&quot;)" office:value-type="string" office:string-value="s" calcext:value-type="string">
            <text:p>s</text:p>
          </table:table-cell>
          <table:table-cell table:style-name="ce101" table:number-columns-repeated="3"/>
          <table:table-cell table:style-name="ce114" table:formula="of:=N(IF(SUM([.D24:.F24])&gt;0;SUM([.D24:.F24])/COUNT([.D24:.F24]);&quot;&quot;))" office:value-type="float" office:value="0" calcext:value-type="float">
            <text:p>0</text:p>
          </table:table-cell>
          <table:table-cell table:style-name="ce118" table:formula="of:=IF(['SoMi-Liste'.AC22]=0;&quot;&quot;;ROUND(['SoMi-Liste'.AC22];2))">
            <text:p/>
          </table:table-cell>
          <table:table-cell table:style-name="ce118" table:formula="of:=IF(['SoMi-Liste'.BE22]=0;&quot;&quot;;['SoMi-Liste'.BE22])">
            <text:p/>
          </table:table-cell>
          <table:table-cell table:style-name="ce127" table:formula="of:=IF(SUM([.H24:.I24])&gt;0;SUM([.H24:.I24])/COUNT([.H24:.I24]);&quot;&quot;)">
            <text:p/>
          </table:table-cell>
          <table:table-cell table:style-name="ce133" table:formula="of:=IF([.G24]=0;[.J24];IF(([.G24]+[.J24])&gt;0;([.G24]+[.J24])/COUNT([.G24];[.J24]);&quot;&quot;))">
            <text:p/>
          </table:table-cell>
          <table:table-cell table:style-name="ce127" table:formula="of:= IF([.K24]&gt;=['KMK Punkte'.$B$16];['KMK Punkte'.$A$17]; IF([.K24]&gt;=['KMK Punkte'.$B$15];['KMK Punkte'.$A$16]; IF([.K24]&gt;=['KMK Punkte'.$B$14];['KMK Punkte'.$A$15]; IF([.K24]&gt;=['KMK Punkte'.$B$13];['KMK Punkte'.$A$14]; IF([.K24]&gt;=['KMK Punkte'.$B$12];['KMK Punkte'.$A$13]; IF([.K24]&gt;=['KMK Punkte'.$B$11];['KMK Punkte'.$A$12]; IF([.K24]&gt;=['KMK Punkte'.$B$10];['KMK Punkte'.$A$11]; IF([.K24]&gt;=['KMK Punkte'.$B$9];['KMK Punkte'.$A$10]; IF([.K24]&gt;=['KMK Punkte'.$B$8];['KMK Punkte'.$A$9]; IF([.K24]&gt;=['KMK Punkte'.$B$7];['KMK Punkte'.$A$8]; IF([.K24]&gt;=['KMK Punkte'.$B$6];['KMK Punkte'.$A$7]; IF([.K24]&gt;=['KMK Punkte'.$B$5];['KMK Punkte'.$A$6]; IF([.K24]&gt;=['KMK Punkte'.$B$4];['KMK Punkte'.$A$5]; IF([.K24]&gt;=['KMK Punkte'.$B$3];['KMK Punkte'.$A$4]; IF([.K24]&gt;=['KMK Punkte'.$B$2];['KMK Punkte'.$A$3];['KMK Punkte'.$A$2]) ))))))))))))))" office:value-type="float" office:value="0" calcext:value-type="float">
            <text:p>0</text:p>
          </table:table-cell>
          <table:table-cell table:style-name="ce164" table:formula="of:=IF([.B24]&lt;&gt;&quot;&quot;;SUMIF(['SoMi-Liste'.C22:.X22];&quot;f&quot;;['SoMi-Liste'.C$2:.X$2])+[.N24];&quot;&quot;)">
            <text:p/>
          </table:table-cell>
          <table:table-cell table:style-name="ce199" table:formula="of:=IF([.B24]&lt;&gt;&quot;&quot;;SUMIF(['SoMi-Liste'.C22:.X22];&quot;e&quot;;['SoMi-Liste'.C$2:.X$2]);&quot;&quot;)">
            <text:p/>
          </table:table-cell>
          <table:table-cell table:style-name="ce213" table:formula="of:=IF(['-Fehlstundenberechnung-'.AY24]=0;&quot;&quot;;['-Fehlstundenberechnung-'.AY24])">
            <text:p/>
          </table:table-cell>
          <table:table-cell table:style-name="ce215" table:formula="of:=IF(['-Fehlstundenberechnung-'.AY24]=0;&quot;&quot;;['-Fehlstundenberechnung-'.AY24]-['-Fehlstundenberechnung-'.AY63])">
            <text:p/>
          </table:table-cell>
          <table:table-cell/>
          <table:table-cell table:style-name="ce219" table:number-columns-repeated="2"/>
          <table:table-cell table:number-columns-repeated="45"/>
        </table:table-row>
        <table:table-row table:style-name="ro12">
          <table:table-cell table:style-name="ce82" office:value-type="float" office:value="21" calcext:value-type="float">
            <text:p>21</text:p>
          </table:table-cell>
          <table:table-cell table:style-name="ce85" table:formula="of:=['SoMi-Liste'.B23]">
            <text:p/>
          </table:table-cell>
          <table:table-cell table:style-name="ce82" table:formula="of:=IF(['SoMi-Liste'.AB23]=&quot;m&quot;;&quot;m&quot;;&quot;s&quot;)" office:value-type="string" office:string-value="s" calcext:value-type="string">
            <text:p>s</text:p>
          </table:table-cell>
          <table:table-cell table:style-name="ce101" table:number-columns-repeated="3"/>
          <table:table-cell table:style-name="ce114" table:formula="of:=N(IF(SUM([.D25:.F25])&gt;0;SUM([.D25:.F25])/COUNT([.D25:.F25]);&quot;&quot;))" office:value-type="float" office:value="0" calcext:value-type="float">
            <text:p>0</text:p>
          </table:table-cell>
          <table:table-cell table:style-name="ce118" table:formula="of:=IF(['SoMi-Liste'.AC23]=0;&quot;&quot;;ROUND(['SoMi-Liste'.AC23];2))">
            <text:p/>
          </table:table-cell>
          <table:table-cell table:style-name="ce118" table:formula="of:=IF(['SoMi-Liste'.BE23]=0;&quot;&quot;;['SoMi-Liste'.BE23])">
            <text:p/>
          </table:table-cell>
          <table:table-cell table:style-name="ce127" table:formula="of:=IF(SUM([.H25:.I25])&gt;0;SUM([.H25:.I25])/COUNT([.H25:.I25]);&quot;&quot;)">
            <text:p/>
          </table:table-cell>
          <table:table-cell table:style-name="ce133" table:formula="of:=IF([.G25]=0;[.J25];IF(([.G25]+[.J25])&gt;0;([.G25]+[.J25])/COUNT([.G25];[.J25]);&quot;&quot;))">
            <text:p/>
          </table:table-cell>
          <table:table-cell table:style-name="ce127" table:formula="of:= IF([.K25]&gt;=['KMK Punkte'.$B$16];['KMK Punkte'.$A$17]; IF([.K25]&gt;=['KMK Punkte'.$B$15];['KMK Punkte'.$A$16]; IF([.K25]&gt;=['KMK Punkte'.$B$14];['KMK Punkte'.$A$15]; IF([.K25]&gt;=['KMK Punkte'.$B$13];['KMK Punkte'.$A$14]; IF([.K25]&gt;=['KMK Punkte'.$B$12];['KMK Punkte'.$A$13]; IF([.K25]&gt;=['KMK Punkte'.$B$11];['KMK Punkte'.$A$12]; IF([.K25]&gt;=['KMK Punkte'.$B$10];['KMK Punkte'.$A$11]; IF([.K25]&gt;=['KMK Punkte'.$B$9];['KMK Punkte'.$A$10]; IF([.K25]&gt;=['KMK Punkte'.$B$8];['KMK Punkte'.$A$9]; IF([.K25]&gt;=['KMK Punkte'.$B$7];['KMK Punkte'.$A$8]; IF([.K25]&gt;=['KMK Punkte'.$B$6];['KMK Punkte'.$A$7]; IF([.K25]&gt;=['KMK Punkte'.$B$5];['KMK Punkte'.$A$6]; IF([.K25]&gt;=['KMK Punkte'.$B$4];['KMK Punkte'.$A$5]; IF([.K25]&gt;=['KMK Punkte'.$B$3];['KMK Punkte'.$A$4]; IF([.K25]&gt;=['KMK Punkte'.$B$2];['KMK Punkte'.$A$3];['KMK Punkte'.$A$2]) ))))))))))))))" office:value-type="float" office:value="0" calcext:value-type="float">
            <text:p>0</text:p>
          </table:table-cell>
          <table:table-cell table:style-name="ce165" table:formula="of:=IF([.B25]&lt;&gt;&quot;&quot;;SUMIF(['SoMi-Liste'.C23:.X23];&quot;f&quot;;['SoMi-Liste'.C$2:.X$2])+[.N25];&quot;&quot;)">
            <text:p/>
          </table:table-cell>
          <table:table-cell table:style-name="ce200" table:formula="of:=IF([.B25]&lt;&gt;&quot;&quot;;SUMIF(['SoMi-Liste'.C23:.X23];&quot;e&quot;;['SoMi-Liste'.C$2:.X$2]);&quot;&quot;)">
            <text:p/>
          </table:table-cell>
          <table:table-cell table:style-name="ce213" table:formula="of:=IF(['-Fehlstundenberechnung-'.AY25]=0;&quot;&quot;;['-Fehlstundenberechnung-'.AY25])">
            <text:p/>
          </table:table-cell>
          <table:table-cell table:style-name="ce215" table:formula="of:=IF(['-Fehlstundenberechnung-'.AY25]=0;&quot;&quot;;['-Fehlstundenberechnung-'.AY25]-['-Fehlstundenberechnung-'.AY64])">
            <text:p/>
          </table:table-cell>
          <table:table-cell/>
          <table:table-cell table:style-name="ce219" table:number-columns-repeated="2"/>
          <table:table-cell table:number-columns-repeated="45"/>
        </table:table-row>
        <table:table-row table:style-name="ro12">
          <table:table-cell table:style-name="ce82" office:value-type="float" office:value="22" calcext:value-type="float">
            <text:p>22</text:p>
          </table:table-cell>
          <table:table-cell table:style-name="ce85" table:formula="of:=['SoMi-Liste'.B24]">
            <text:p/>
          </table:table-cell>
          <table:table-cell table:style-name="ce82" table:formula="of:=IF(['SoMi-Liste'.AB24]=&quot;m&quot;;&quot;m&quot;;&quot;s&quot;)" office:value-type="string" office:string-value="s" calcext:value-type="string">
            <text:p>s</text:p>
          </table:table-cell>
          <table:table-cell table:style-name="ce101" table:number-columns-repeated="3"/>
          <table:table-cell table:style-name="ce114" table:formula="of:=N(IF(SUM([.D26:.F26])&gt;0;SUM([.D26:.F26])/COUNT([.D26:.F26]);&quot;&quot;))" office:value-type="float" office:value="0" calcext:value-type="float">
            <text:p>0</text:p>
          </table:table-cell>
          <table:table-cell table:style-name="ce118" table:formula="of:=IF(['SoMi-Liste'.AC24]=0;&quot;&quot;;ROUND(['SoMi-Liste'.AC24];2))">
            <text:p/>
          </table:table-cell>
          <table:table-cell table:style-name="ce118" table:formula="of:=IF(['SoMi-Liste'.BE24]=0;&quot;&quot;;['SoMi-Liste'.BE24])">
            <text:p/>
          </table:table-cell>
          <table:table-cell table:style-name="ce127" table:formula="of:=IF(SUM([.H26:.I26])&gt;0;SUM([.H26:.I26])/COUNT([.H26:.I26]);&quot;&quot;)">
            <text:p/>
          </table:table-cell>
          <table:table-cell table:style-name="ce133" table:formula="of:=IF([.G26]=0;[.J26];IF(([.G26]+[.J26])&gt;0;([.G26]+[.J26])/COUNT([.G26];[.J26]);&quot;&quot;))">
            <text:p/>
          </table:table-cell>
          <table:table-cell table:style-name="ce127" table:formula="of:= IF([.K26]&gt;=['KMK Punkte'.$B$16];['KMK Punkte'.$A$17]; IF([.K26]&gt;=['KMK Punkte'.$B$15];['KMK Punkte'.$A$16]; IF([.K26]&gt;=['KMK Punkte'.$B$14];['KMK Punkte'.$A$15]; IF([.K26]&gt;=['KMK Punkte'.$B$13];['KMK Punkte'.$A$14]; IF([.K26]&gt;=['KMK Punkte'.$B$12];['KMK Punkte'.$A$13]; IF([.K26]&gt;=['KMK Punkte'.$B$11];['KMK Punkte'.$A$12]; IF([.K26]&gt;=['KMK Punkte'.$B$10];['KMK Punkte'.$A$11]; IF([.K26]&gt;=['KMK Punkte'.$B$9];['KMK Punkte'.$A$10]; IF([.K26]&gt;=['KMK Punkte'.$B$8];['KMK Punkte'.$A$9]; IF([.K26]&gt;=['KMK Punkte'.$B$7];['KMK Punkte'.$A$8]; IF([.K26]&gt;=['KMK Punkte'.$B$6];['KMK Punkte'.$A$7]; IF([.K26]&gt;=['KMK Punkte'.$B$5];['KMK Punkte'.$A$6]; IF([.K26]&gt;=['KMK Punkte'.$B$4];['KMK Punkte'.$A$5]; IF([.K26]&gt;=['KMK Punkte'.$B$3];['KMK Punkte'.$A$4]; IF([.K26]&gt;=['KMK Punkte'.$B$2];['KMK Punkte'.$A$3];['KMK Punkte'.$A$2]) ))))))))))))))" office:value-type="float" office:value="0" calcext:value-type="float">
            <text:p>0</text:p>
          </table:table-cell>
          <table:table-cell table:style-name="ce166" table:formula="of:=IF([.B26]&lt;&gt;&quot;&quot;;SUMIF(['SoMi-Liste'.C24:.X24];&quot;f&quot;;['SoMi-Liste'.C$2:.X$2])+[.N26];&quot;&quot;)">
            <text:p/>
          </table:table-cell>
          <table:table-cell table:style-name="ce201" table:formula="of:=IF([.B26]&lt;&gt;&quot;&quot;;SUMIF(['SoMi-Liste'.C24:.X24];&quot;e&quot;;['SoMi-Liste'.C$2:.X$2]);&quot;&quot;)">
            <text:p/>
          </table:table-cell>
          <table:table-cell table:style-name="ce213" table:formula="of:=IF(['-Fehlstundenberechnung-'.AY26]=0;&quot;&quot;;['-Fehlstundenberechnung-'.AY26])">
            <text:p/>
          </table:table-cell>
          <table:table-cell table:style-name="ce215" table:formula="of:=IF(['-Fehlstundenberechnung-'.AY26]=0;&quot;&quot;;['-Fehlstundenberechnung-'.AY26]-['-Fehlstundenberechnung-'.AY65])">
            <text:p/>
          </table:table-cell>
          <table:table-cell/>
          <table:table-cell table:style-name="ce219" table:number-columns-repeated="2"/>
          <table:table-cell table:number-columns-repeated="45"/>
        </table:table-row>
        <table:table-row table:style-name="ro12">
          <table:table-cell table:style-name="ce82" office:value-type="float" office:value="23" calcext:value-type="float">
            <text:p>23</text:p>
          </table:table-cell>
          <table:table-cell table:style-name="ce85" table:formula="of:=['SoMi-Liste'.B25]">
            <text:p/>
          </table:table-cell>
          <table:table-cell table:style-name="ce82" table:formula="of:=IF(['SoMi-Liste'.AB25]=&quot;m&quot;;&quot;m&quot;;&quot;s&quot;)" office:value-type="string" office:string-value="s" calcext:value-type="string">
            <text:p>s</text:p>
          </table:table-cell>
          <table:table-cell table:style-name="ce101" table:number-columns-repeated="3"/>
          <table:table-cell table:style-name="ce114" table:formula="of:=N(IF(SUM([.D27:.F27])&gt;0;SUM([.D27:.F27])/COUNT([.D27:.F27]);&quot;&quot;))" office:value-type="float" office:value="0" calcext:value-type="float">
            <text:p>0</text:p>
          </table:table-cell>
          <table:table-cell table:style-name="ce118" table:formula="of:=IF(['SoMi-Liste'.AC25]=0;&quot;&quot;;ROUND(['SoMi-Liste'.AC25];2))">
            <text:p/>
          </table:table-cell>
          <table:table-cell table:style-name="ce118" table:formula="of:=IF(['SoMi-Liste'.BE25]=0;&quot;&quot;;['SoMi-Liste'.BE25])">
            <text:p/>
          </table:table-cell>
          <table:table-cell table:style-name="ce127" table:formula="of:=IF(SUM([.H27:.I27])&gt;0;SUM([.H27:.I27])/COUNT([.H27:.I27]);&quot;&quot;)">
            <text:p/>
          </table:table-cell>
          <table:table-cell table:style-name="ce133" table:formula="of:=IF([.G27]=0;[.J27];IF(([.G27]+[.J27])&gt;0;([.G27]+[.J27])/COUNT([.G27];[.J27]);&quot;&quot;))">
            <text:p/>
          </table:table-cell>
          <table:table-cell table:style-name="ce127" table:formula="of:= IF([.K27]&gt;=['KMK Punkte'.$B$16];['KMK Punkte'.$A$17]; IF([.K27]&gt;=['KMK Punkte'.$B$15];['KMK Punkte'.$A$16]; IF([.K27]&gt;=['KMK Punkte'.$B$14];['KMK Punkte'.$A$15]; IF([.K27]&gt;=['KMK Punkte'.$B$13];['KMK Punkte'.$A$14]; IF([.K27]&gt;=['KMK Punkte'.$B$12];['KMK Punkte'.$A$13]; IF([.K27]&gt;=['KMK Punkte'.$B$11];['KMK Punkte'.$A$12]; IF([.K27]&gt;=['KMK Punkte'.$B$10];['KMK Punkte'.$A$11]; IF([.K27]&gt;=['KMK Punkte'.$B$9];['KMK Punkte'.$A$10]; IF([.K27]&gt;=['KMK Punkte'.$B$8];['KMK Punkte'.$A$9]; IF([.K27]&gt;=['KMK Punkte'.$B$7];['KMK Punkte'.$A$8]; IF([.K27]&gt;=['KMK Punkte'.$B$6];['KMK Punkte'.$A$7]; IF([.K27]&gt;=['KMK Punkte'.$B$5];['KMK Punkte'.$A$6]; IF([.K27]&gt;=['KMK Punkte'.$B$4];['KMK Punkte'.$A$5]; IF([.K27]&gt;=['KMK Punkte'.$B$3];['KMK Punkte'.$A$4]; IF([.K27]&gt;=['KMK Punkte'.$B$2];['KMK Punkte'.$A$3];['KMK Punkte'.$A$2]) ))))))))))))))" office:value-type="float" office:value="0" calcext:value-type="float">
            <text:p>0</text:p>
          </table:table-cell>
          <table:table-cell table:style-name="ce167" table:formula="of:=IF([.B27]&lt;&gt;&quot;&quot;;SUMIF(['SoMi-Liste'.C25:.X25];&quot;f&quot;;['SoMi-Liste'.C$2:.X$2])+[.N27];&quot;&quot;)">
            <text:p/>
          </table:table-cell>
          <table:table-cell table:style-name="ce202" table:formula="of:=IF([.B27]&lt;&gt;&quot;&quot;;SUMIF(['SoMi-Liste'.C25:.X25];&quot;e&quot;;['SoMi-Liste'.C$2:.X$2]);&quot;&quot;)">
            <text:p/>
          </table:table-cell>
          <table:table-cell table:style-name="ce213" table:formula="of:=IF(['-Fehlstundenberechnung-'.AY27]=0;&quot;&quot;;['-Fehlstundenberechnung-'.AY27])">
            <text:p/>
          </table:table-cell>
          <table:table-cell table:style-name="ce215" table:formula="of:=IF(['-Fehlstundenberechnung-'.AY27]=0;&quot;&quot;;['-Fehlstundenberechnung-'.AY27]-['-Fehlstundenberechnung-'.AY66])">
            <text:p/>
          </table:table-cell>
          <table:table-cell/>
          <table:table-cell table:style-name="ce219" table:number-columns-repeated="2"/>
          <table:table-cell table:number-columns-repeated="45"/>
        </table:table-row>
        <table:table-row table:style-name="ro12">
          <table:table-cell table:style-name="ce82" office:value-type="float" office:value="24" calcext:value-type="float">
            <text:p>24</text:p>
          </table:table-cell>
          <table:table-cell table:style-name="ce85" table:formula="of:=['SoMi-Liste'.B26]">
            <text:p/>
          </table:table-cell>
          <table:table-cell table:style-name="ce82" table:formula="of:=IF(['SoMi-Liste'.AB26]=&quot;m&quot;;&quot;m&quot;;&quot;s&quot;)" office:value-type="string" office:string-value="s" calcext:value-type="string">
            <text:p>s</text:p>
          </table:table-cell>
          <table:table-cell table:style-name="ce101" table:number-columns-repeated="3"/>
          <table:table-cell table:style-name="ce114" table:formula="of:=N(IF(SUM([.D28:.F28])&gt;0;SUM([.D28:.F28])/COUNT([.D28:.F28]);&quot;&quot;))" office:value-type="float" office:value="0" calcext:value-type="float">
            <text:p>0</text:p>
          </table:table-cell>
          <table:table-cell table:style-name="ce118" table:formula="of:=IF(['SoMi-Liste'.AC26]=0;&quot;&quot;;ROUND(['SoMi-Liste'.AC26];2))">
            <text:p/>
          </table:table-cell>
          <table:table-cell table:style-name="ce118" table:formula="of:=IF(['SoMi-Liste'.BE26]=0;&quot;&quot;;['SoMi-Liste'.BE26])">
            <text:p/>
          </table:table-cell>
          <table:table-cell table:style-name="ce127" table:formula="of:=IF(SUM([.H28:.I28])&gt;0;SUM([.H28:.I28])/COUNT([.H28:.I28]);&quot;&quot;)">
            <text:p/>
          </table:table-cell>
          <table:table-cell table:style-name="ce133" table:formula="of:=IF([.G28]=0;[.J28];IF(([.G28]+[.J28])&gt;0;([.G28]+[.J28])/COUNT([.G28];[.J28]);&quot;&quot;))">
            <text:p/>
          </table:table-cell>
          <table:table-cell table:style-name="ce127" table:formula="of:= IF([.K28]&gt;=['KMK Punkte'.$B$16];['KMK Punkte'.$A$17]; IF([.K28]&gt;=['KMK Punkte'.$B$15];['KMK Punkte'.$A$16]; IF([.K28]&gt;=['KMK Punkte'.$B$14];['KMK Punkte'.$A$15]; IF([.K28]&gt;=['KMK Punkte'.$B$13];['KMK Punkte'.$A$14]; IF([.K28]&gt;=['KMK Punkte'.$B$12];['KMK Punkte'.$A$13]; IF([.K28]&gt;=['KMK Punkte'.$B$11];['KMK Punkte'.$A$12]; IF([.K28]&gt;=['KMK Punkte'.$B$10];['KMK Punkte'.$A$11]; IF([.K28]&gt;=['KMK Punkte'.$B$9];['KMK Punkte'.$A$10]; IF([.K28]&gt;=['KMK Punkte'.$B$8];['KMK Punkte'.$A$9]; IF([.K28]&gt;=['KMK Punkte'.$B$7];['KMK Punkte'.$A$8]; IF([.K28]&gt;=['KMK Punkte'.$B$6];['KMK Punkte'.$A$7]; IF([.K28]&gt;=['KMK Punkte'.$B$5];['KMK Punkte'.$A$6]; IF([.K28]&gt;=['KMK Punkte'.$B$4];['KMK Punkte'.$A$5]; IF([.K28]&gt;=['KMK Punkte'.$B$3];['KMK Punkte'.$A$4]; IF([.K28]&gt;=['KMK Punkte'.$B$2];['KMK Punkte'.$A$3];['KMK Punkte'.$A$2]) ))))))))))))))" office:value-type="float" office:value="0" calcext:value-type="float">
            <text:p>0</text:p>
          </table:table-cell>
          <table:table-cell table:style-name="ce168" table:formula="of:=IF([.B28]&lt;&gt;&quot;&quot;;SUMIF(['SoMi-Liste'.C26:.X26];&quot;f&quot;;['SoMi-Liste'.C$2:.X$2])+[.N28];&quot;&quot;)">
            <text:p/>
          </table:table-cell>
          <table:table-cell table:style-name="ce203" table:formula="of:=IF([.B28]&lt;&gt;&quot;&quot;;SUMIF(['SoMi-Liste'.C26:.X26];&quot;e&quot;;['SoMi-Liste'.C$2:.X$2]);&quot;&quot;)">
            <text:p/>
          </table:table-cell>
          <table:table-cell table:style-name="ce213" table:formula="of:=IF(['-Fehlstundenberechnung-'.AY28]=0;&quot;&quot;;['-Fehlstundenberechnung-'.AY28])">
            <text:p/>
          </table:table-cell>
          <table:table-cell table:style-name="ce215" table:formula="of:=IF(['-Fehlstundenberechnung-'.AY28]=0;&quot;&quot;;['-Fehlstundenberechnung-'.AY28]-['-Fehlstundenberechnung-'.AY67])">
            <text:p/>
          </table:table-cell>
          <table:table-cell/>
          <table:table-cell table:style-name="ce219" table:number-columns-repeated="2"/>
          <table:table-cell table:number-columns-repeated="45"/>
        </table:table-row>
        <table:table-row table:style-name="ro12">
          <table:table-cell table:style-name="ce82" office:value-type="float" office:value="25" calcext:value-type="float">
            <text:p>25</text:p>
          </table:table-cell>
          <table:table-cell table:style-name="ce85" table:formula="of:=['SoMi-Liste'.B27]">
            <text:p/>
          </table:table-cell>
          <table:table-cell table:style-name="ce82" table:formula="of:=IF(['SoMi-Liste'.AB27]=&quot;m&quot;;&quot;m&quot;;&quot;s&quot;)" office:value-type="string" office:string-value="s" calcext:value-type="string">
            <text:p>s</text:p>
          </table:table-cell>
          <table:table-cell table:style-name="ce101" table:number-columns-repeated="3"/>
          <table:table-cell table:style-name="ce114" table:formula="of:=N(IF(SUM([.D29:.F29])&gt;0;SUM([.D29:.F29])/COUNT([.D29:.F29]);&quot;&quot;))" office:value-type="float" office:value="0" calcext:value-type="float">
            <text:p>0</text:p>
          </table:table-cell>
          <table:table-cell table:style-name="ce118" table:formula="of:=IF(['SoMi-Liste'.AC27]=0;&quot;&quot;;ROUND(['SoMi-Liste'.AC27];2))">
            <text:p/>
          </table:table-cell>
          <table:table-cell table:style-name="ce118" table:formula="of:=IF(['SoMi-Liste'.BE27]=0;&quot;&quot;;['SoMi-Liste'.BE27])">
            <text:p/>
          </table:table-cell>
          <table:table-cell table:style-name="ce127" table:formula="of:=IF(SUM([.H29:.I29])&gt;0;SUM([.H29:.I29])/COUNT([.H29:.I29]);&quot;&quot;)">
            <text:p/>
          </table:table-cell>
          <table:table-cell table:style-name="ce133" table:formula="of:=IF([.G29]=0;[.J29];IF(([.G29]+[.J29])&gt;0;([.G29]+[.J29])/COUNT([.G29];[.J29]);&quot;&quot;))">
            <text:p/>
          </table:table-cell>
          <table:table-cell table:style-name="ce127" table:formula="of:= IF([.K29]&gt;=['KMK Punkte'.$B$16];['KMK Punkte'.$A$17]; IF([.K29]&gt;=['KMK Punkte'.$B$15];['KMK Punkte'.$A$16]; IF([.K29]&gt;=['KMK Punkte'.$B$14];['KMK Punkte'.$A$15]; IF([.K29]&gt;=['KMK Punkte'.$B$13];['KMK Punkte'.$A$14]; IF([.K29]&gt;=['KMK Punkte'.$B$12];['KMK Punkte'.$A$13]; IF([.K29]&gt;=['KMK Punkte'.$B$11];['KMK Punkte'.$A$12]; IF([.K29]&gt;=['KMK Punkte'.$B$10];['KMK Punkte'.$A$11]; IF([.K29]&gt;=['KMK Punkte'.$B$9];['KMK Punkte'.$A$10]; IF([.K29]&gt;=['KMK Punkte'.$B$8];['KMK Punkte'.$A$9]; IF([.K29]&gt;=['KMK Punkte'.$B$7];['KMK Punkte'.$A$8]; IF([.K29]&gt;=['KMK Punkte'.$B$6];['KMK Punkte'.$A$7]; IF([.K29]&gt;=['KMK Punkte'.$B$5];['KMK Punkte'.$A$6]; IF([.K29]&gt;=['KMK Punkte'.$B$4];['KMK Punkte'.$A$5]; IF([.K29]&gt;=['KMK Punkte'.$B$3];['KMK Punkte'.$A$4]; IF([.K29]&gt;=['KMK Punkte'.$B$2];['KMK Punkte'.$A$3];['KMK Punkte'.$A$2]) ))))))))))))))" office:value-type="float" office:value="0" calcext:value-type="float">
            <text:p>0</text:p>
          </table:table-cell>
          <table:table-cell table:style-name="ce169" table:formula="of:=IF([.B29]&lt;&gt;&quot;&quot;;SUMIF(['SoMi-Liste'.C27:.X27];&quot;f&quot;;['SoMi-Liste'.C$2:.X$2])+[.N29];&quot;&quot;)">
            <text:p/>
          </table:table-cell>
          <table:table-cell table:style-name="ce204" table:formula="of:=IF([.B29]&lt;&gt;&quot;&quot;;SUMIF(['SoMi-Liste'.C27:.X27];&quot;e&quot;;['SoMi-Liste'.C$2:.X$2]);&quot;&quot;)">
            <text:p/>
          </table:table-cell>
          <table:table-cell table:style-name="ce213" table:formula="of:=IF(['-Fehlstundenberechnung-'.AY29]=0;&quot;&quot;;['-Fehlstundenberechnung-'.AY29])">
            <text:p/>
          </table:table-cell>
          <table:table-cell table:style-name="ce215" table:formula="of:=IF(['-Fehlstundenberechnung-'.AY29]=0;&quot;&quot;;['-Fehlstundenberechnung-'.AY29]-['-Fehlstundenberechnung-'.AY68])">
            <text:p/>
          </table:table-cell>
          <table:table-cell/>
          <table:table-cell table:style-name="ce219" table:number-columns-repeated="2"/>
          <table:table-cell table:number-columns-repeated="45"/>
        </table:table-row>
        <table:table-row table:style-name="ro12">
          <table:table-cell table:style-name="ce82" office:value-type="float" office:value="26" calcext:value-type="float">
            <text:p>26</text:p>
          </table:table-cell>
          <table:table-cell table:style-name="ce85" table:formula="of:=['SoMi-Liste'.B28]">
            <text:p/>
          </table:table-cell>
          <table:table-cell table:style-name="ce82" table:formula="of:=IF(['SoMi-Liste'.AB28]=&quot;m&quot;;&quot;m&quot;;&quot;s&quot;)" office:value-type="string" office:string-value="s" calcext:value-type="string">
            <text:p>s</text:p>
          </table:table-cell>
          <table:table-cell table:style-name="ce101" table:number-columns-repeated="3"/>
          <table:table-cell table:style-name="ce114" table:formula="of:=N(IF(SUM([.D30:.F30])&gt;0;SUM([.D30:.F30])/COUNT([.D30:.F30]);&quot;&quot;))" office:value-type="float" office:value="0" calcext:value-type="float">
            <text:p>0</text:p>
          </table:table-cell>
          <table:table-cell table:style-name="ce118" table:formula="of:=IF(['SoMi-Liste'.AC28]=0;&quot;&quot;;ROUND(['SoMi-Liste'.AC28];2))">
            <text:p/>
          </table:table-cell>
          <table:table-cell table:style-name="ce118" table:formula="of:=IF(['SoMi-Liste'.BE28]=0;&quot;&quot;;['SoMi-Liste'.BE28])">
            <text:p/>
          </table:table-cell>
          <table:table-cell table:style-name="ce127" table:formula="of:=IF(SUM([.H30:.I30])&gt;0;SUM([.H30:.I30])/COUNT([.H30:.I30]);&quot;&quot;)">
            <text:p/>
          </table:table-cell>
          <table:table-cell table:style-name="ce133" table:formula="of:=IF([.G30]=0;[.J30];IF(([.G30]+[.J30])&gt;0;([.G30]+[.J30])/COUNT([.G30];[.J30]);&quot;&quot;))">
            <text:p/>
          </table:table-cell>
          <table:table-cell table:style-name="ce127" table:formula="of:= IF([.K30]&gt;=['KMK Punkte'.$B$16];['KMK Punkte'.$A$17]; IF([.K30]&gt;=['KMK Punkte'.$B$15];['KMK Punkte'.$A$16]; IF([.K30]&gt;=['KMK Punkte'.$B$14];['KMK Punkte'.$A$15]; IF([.K30]&gt;=['KMK Punkte'.$B$13];['KMK Punkte'.$A$14]; IF([.K30]&gt;=['KMK Punkte'.$B$12];['KMK Punkte'.$A$13]; IF([.K30]&gt;=['KMK Punkte'.$B$11];['KMK Punkte'.$A$12]; IF([.K30]&gt;=['KMK Punkte'.$B$10];['KMK Punkte'.$A$11]; IF([.K30]&gt;=['KMK Punkte'.$B$9];['KMK Punkte'.$A$10]; IF([.K30]&gt;=['KMK Punkte'.$B$8];['KMK Punkte'.$A$9]; IF([.K30]&gt;=['KMK Punkte'.$B$7];['KMK Punkte'.$A$8]; IF([.K30]&gt;=['KMK Punkte'.$B$6];['KMK Punkte'.$A$7]; IF([.K30]&gt;=['KMK Punkte'.$B$5];['KMK Punkte'.$A$6]; IF([.K30]&gt;=['KMK Punkte'.$B$4];['KMK Punkte'.$A$5]; IF([.K30]&gt;=['KMK Punkte'.$B$3];['KMK Punkte'.$A$4]; IF([.K30]&gt;=['KMK Punkte'.$B$2];['KMK Punkte'.$A$3];['KMK Punkte'.$A$2]) ))))))))))))))" office:value-type="float" office:value="0" calcext:value-type="float">
            <text:p>0</text:p>
          </table:table-cell>
          <table:table-cell table:style-name="ce170" table:formula="of:=IF([.B30]&lt;&gt;&quot;&quot;;SUMIF(['SoMi-Liste'.C28:.X28];&quot;f&quot;;['SoMi-Liste'.C$2:.X$2])+[.N30];&quot;&quot;)">
            <text:p/>
          </table:table-cell>
          <table:table-cell table:style-name="ce205" table:formula="of:=IF([.B30]&lt;&gt;&quot;&quot;;SUMIF(['SoMi-Liste'.C28:.X28];&quot;e&quot;;['SoMi-Liste'.C$2:.X$2]);&quot;&quot;)">
            <text:p/>
          </table:table-cell>
          <table:table-cell table:style-name="ce213" table:formula="of:=IF(['-Fehlstundenberechnung-'.AY30]=0;&quot;&quot;;['-Fehlstundenberechnung-'.AY30])">
            <text:p/>
          </table:table-cell>
          <table:table-cell table:style-name="ce215" table:formula="of:=IF(['-Fehlstundenberechnung-'.AY30]=0;&quot;&quot;;['-Fehlstundenberechnung-'.AY30]-['-Fehlstundenberechnung-'.AY69])">
            <text:p/>
          </table:table-cell>
          <table:table-cell/>
          <table:table-cell table:style-name="ce219" table:number-columns-repeated="2"/>
          <table:table-cell table:number-columns-repeated="45"/>
        </table:table-row>
        <table:table-row table:style-name="ro12">
          <table:table-cell table:style-name="ce82" office:value-type="float" office:value="27" calcext:value-type="float">
            <text:p>27</text:p>
          </table:table-cell>
          <table:table-cell table:style-name="ce85" table:formula="of:=['SoMi-Liste'.B29]">
            <text:p/>
          </table:table-cell>
          <table:table-cell table:style-name="ce82" table:formula="of:=IF(['SoMi-Liste'.AB29]=&quot;m&quot;;&quot;m&quot;;&quot;s&quot;)" office:value-type="string" office:string-value="s" calcext:value-type="string">
            <text:p>s</text:p>
          </table:table-cell>
          <table:table-cell table:style-name="ce101" table:number-columns-repeated="3"/>
          <table:table-cell table:style-name="ce114" table:formula="of:=N(IF(SUM([.D31:.F31])&gt;0;SUM([.D31:.F31])/COUNT([.D31:.F31]);&quot;&quot;))" office:value-type="float" office:value="0" calcext:value-type="float">
            <text:p>0</text:p>
          </table:table-cell>
          <table:table-cell table:style-name="ce118" table:formula="of:=IF(['SoMi-Liste'.AC29]=0;&quot;&quot;;ROUND(['SoMi-Liste'.AC29];2))">
            <text:p/>
          </table:table-cell>
          <table:table-cell table:style-name="ce118" table:formula="of:=IF(['SoMi-Liste'.BE29]=0;&quot;&quot;;['SoMi-Liste'.BE29])">
            <text:p/>
          </table:table-cell>
          <table:table-cell table:style-name="ce127" table:formula="of:=IF(SUM([.H31:.I31])&gt;0;SUM([.H31:.I31])/COUNT([.H31:.I31]);&quot;&quot;)">
            <text:p/>
          </table:table-cell>
          <table:table-cell table:style-name="ce133" table:formula="of:=IF([.G31]=0;[.J31];IF(([.G31]+[.J31])&gt;0;([.G31]+[.J31])/COUNT([.G31];[.J31]);&quot;&quot;))">
            <text:p/>
          </table:table-cell>
          <table:table-cell table:style-name="ce127" table:formula="of:= IF([.K31]&gt;=['KMK Punkte'.$B$16];['KMK Punkte'.$A$17]; IF([.K31]&gt;=['KMK Punkte'.$B$15];['KMK Punkte'.$A$16]; IF([.K31]&gt;=['KMK Punkte'.$B$14];['KMK Punkte'.$A$15]; IF([.K31]&gt;=['KMK Punkte'.$B$13];['KMK Punkte'.$A$14]; IF([.K31]&gt;=['KMK Punkte'.$B$12];['KMK Punkte'.$A$13]; IF([.K31]&gt;=['KMK Punkte'.$B$11];['KMK Punkte'.$A$12]; IF([.K31]&gt;=['KMK Punkte'.$B$10];['KMK Punkte'.$A$11]; IF([.K31]&gt;=['KMK Punkte'.$B$9];['KMK Punkte'.$A$10]; IF([.K31]&gt;=['KMK Punkte'.$B$8];['KMK Punkte'.$A$9]; IF([.K31]&gt;=['KMK Punkte'.$B$7];['KMK Punkte'.$A$8]; IF([.K31]&gt;=['KMK Punkte'.$B$6];['KMK Punkte'.$A$7]; IF([.K31]&gt;=['KMK Punkte'.$B$5];['KMK Punkte'.$A$6]; IF([.K31]&gt;=['KMK Punkte'.$B$4];['KMK Punkte'.$A$5]; IF([.K31]&gt;=['KMK Punkte'.$B$3];['KMK Punkte'.$A$4]; IF([.K31]&gt;=['KMK Punkte'.$B$2];['KMK Punkte'.$A$3];['KMK Punkte'.$A$2]) ))))))))))))))" office:value-type="float" office:value="0" calcext:value-type="float">
            <text:p>0</text:p>
          </table:table-cell>
          <table:table-cell table:style-name="ce171" table:formula="of:=IF([.B31]&lt;&gt;&quot;&quot;;SUMIF(['SoMi-Liste'.C29:.X29];&quot;f&quot;;['SoMi-Liste'.C$2:.X$2])+[.N31];&quot;&quot;)">
            <text:p/>
          </table:table-cell>
          <table:table-cell table:style-name="ce206" table:formula="of:=IF([.B31]&lt;&gt;&quot;&quot;;SUMIF(['SoMi-Liste'.C29:.X29];&quot;e&quot;;['SoMi-Liste'.C$2:.X$2]);&quot;&quot;)">
            <text:p/>
          </table:table-cell>
          <table:table-cell table:style-name="ce213" table:formula="of:=IF(['-Fehlstundenberechnung-'.AY31]=0;&quot;&quot;;['-Fehlstundenberechnung-'.AY31])">
            <text:p/>
          </table:table-cell>
          <table:table-cell table:style-name="ce215" table:formula="of:=IF(['-Fehlstundenberechnung-'.AY31]=0;&quot;&quot;;['-Fehlstundenberechnung-'.AY31]-['-Fehlstundenberechnung-'.AY70])">
            <text:p/>
          </table:table-cell>
          <table:table-cell/>
          <table:table-cell table:style-name="ce219" table:number-columns-repeated="2"/>
          <table:table-cell table:number-columns-repeated="45"/>
        </table:table-row>
        <table:table-row table:style-name="ro12">
          <table:table-cell table:style-name="ce82" office:value-type="float" office:value="28" calcext:value-type="float">
            <text:p>28</text:p>
          </table:table-cell>
          <table:table-cell table:style-name="ce85" table:formula="of:=['SoMi-Liste'.B30]">
            <text:p/>
          </table:table-cell>
          <table:table-cell table:style-name="ce82" table:formula="of:=IF(['SoMi-Liste'.AB30]=&quot;m&quot;;&quot;m&quot;;&quot;s&quot;)" office:value-type="string" office:string-value="s" calcext:value-type="string">
            <text:p>s</text:p>
          </table:table-cell>
          <table:table-cell table:style-name="ce101" table:number-columns-repeated="3"/>
          <table:table-cell table:style-name="ce114" table:formula="of:=N(IF(SUM([.D32:.F32])&gt;0;SUM([.D32:.F32])/COUNT([.D32:.F32]);&quot;&quot;))" office:value-type="float" office:value="0" calcext:value-type="float">
            <text:p>0</text:p>
          </table:table-cell>
          <table:table-cell table:style-name="ce118" table:formula="of:=IF(['SoMi-Liste'.AC30]=0;&quot;&quot;;ROUND(['SoMi-Liste'.AC30];2))">
            <text:p/>
          </table:table-cell>
          <table:table-cell table:style-name="ce118" table:formula="of:=IF(['SoMi-Liste'.BE30]=0;&quot;&quot;;['SoMi-Liste'.BE30])">
            <text:p/>
          </table:table-cell>
          <table:table-cell table:style-name="ce127" table:formula="of:=IF(SUM([.H32:.I32])&gt;0;SUM([.H32:.I32])/COUNT([.H32:.I32]);&quot;&quot;)">
            <text:p/>
          </table:table-cell>
          <table:table-cell table:style-name="ce133" table:formula="of:=IF([.G32]=0;[.J32];IF(([.G32]+[.J32])&gt;0;([.G32]+[.J32])/COUNT([.G32];[.J32]);&quot;&quot;))">
            <text:p/>
          </table:table-cell>
          <table:table-cell table:style-name="ce127" table:formula="of:= IF([.K32]&gt;=['KMK Punkte'.$B$16];['KMK Punkte'.$A$17]; IF([.K32]&gt;=['KMK Punkte'.$B$15];['KMK Punkte'.$A$16]; IF([.K32]&gt;=['KMK Punkte'.$B$14];['KMK Punkte'.$A$15]; IF([.K32]&gt;=['KMK Punkte'.$B$13];['KMK Punkte'.$A$14]; IF([.K32]&gt;=['KMK Punkte'.$B$12];['KMK Punkte'.$A$13]; IF([.K32]&gt;=['KMK Punkte'.$B$11];['KMK Punkte'.$A$12]; IF([.K32]&gt;=['KMK Punkte'.$B$10];['KMK Punkte'.$A$11]; IF([.K32]&gt;=['KMK Punkte'.$B$9];['KMK Punkte'.$A$10]; IF([.K32]&gt;=['KMK Punkte'.$B$8];['KMK Punkte'.$A$9]; IF([.K32]&gt;=['KMK Punkte'.$B$7];['KMK Punkte'.$A$8]; IF([.K32]&gt;=['KMK Punkte'.$B$6];['KMK Punkte'.$A$7]; IF([.K32]&gt;=['KMK Punkte'.$B$5];['KMK Punkte'.$A$6]; IF([.K32]&gt;=['KMK Punkte'.$B$4];['KMK Punkte'.$A$5]; IF([.K32]&gt;=['KMK Punkte'.$B$3];['KMK Punkte'.$A$4]; IF([.K32]&gt;=['KMK Punkte'.$B$2];['KMK Punkte'.$A$3];['KMK Punkte'.$A$2]) ))))))))))))))" office:value-type="float" office:value="0" calcext:value-type="float">
            <text:p>0</text:p>
          </table:table-cell>
          <table:table-cell table:style-name="ce172" table:formula="of:=IF([.B32]&lt;&gt;&quot;&quot;;SUMIF(['SoMi-Liste'.C30:.X30];&quot;f&quot;;['SoMi-Liste'.C$2:.X$2])+[.N32];&quot;&quot;)">
            <text:p/>
          </table:table-cell>
          <table:table-cell table:style-name="ce207" table:formula="of:=IF([.B32]&lt;&gt;&quot;&quot;;SUMIF(['SoMi-Liste'.C30:.X30];&quot;e&quot;;['SoMi-Liste'.C$2:.X$2]);&quot;&quot;)">
            <text:p/>
          </table:table-cell>
          <table:table-cell table:style-name="ce213" table:formula="of:=IF(['-Fehlstundenberechnung-'.AY32]=0;&quot;&quot;;['-Fehlstundenberechnung-'.AY32])">
            <text:p/>
          </table:table-cell>
          <table:table-cell table:style-name="ce215" table:formula="of:=IF(['-Fehlstundenberechnung-'.AY32]=0;&quot;&quot;;['-Fehlstundenberechnung-'.AY32]-['-Fehlstundenberechnung-'.AY71])">
            <text:p/>
          </table:table-cell>
          <table:table-cell/>
          <table:table-cell table:style-name="ce219" table:number-columns-repeated="2"/>
          <table:table-cell table:number-columns-repeated="45"/>
        </table:table-row>
        <table:table-row table:style-name="ro12">
          <table:table-cell table:style-name="ce82" office:value-type="float" office:value="29" calcext:value-type="float">
            <text:p>29</text:p>
          </table:table-cell>
          <table:table-cell table:style-name="ce85" table:formula="of:=['SoMi-Liste'.B31]">
            <text:p/>
          </table:table-cell>
          <table:table-cell table:style-name="ce82" table:formula="of:=IF(['SoMi-Liste'.AB31]=&quot;m&quot;;&quot;m&quot;;&quot;s&quot;)" office:value-type="string" office:string-value="s" calcext:value-type="string">
            <text:p>s</text:p>
          </table:table-cell>
          <table:table-cell table:style-name="ce101" table:number-columns-repeated="3"/>
          <table:table-cell table:style-name="ce114" table:formula="of:=N(IF(SUM([.D33:.F33])&gt;0;SUM([.D33:.F33])/COUNT([.D33:.F33]);&quot;&quot;))" office:value-type="float" office:value="0" calcext:value-type="float">
            <text:p>0</text:p>
          </table:table-cell>
          <table:table-cell table:style-name="ce118" table:formula="of:=IF(['SoMi-Liste'.AC31]=0;&quot;&quot;;ROUND(['SoMi-Liste'.AC31];2))">
            <text:p/>
          </table:table-cell>
          <table:table-cell table:style-name="ce118" table:formula="of:=IF(['SoMi-Liste'.BE31]=0;&quot;&quot;;['SoMi-Liste'.BE31])">
            <text:p/>
          </table:table-cell>
          <table:table-cell table:style-name="ce127" table:formula="of:=IF(SUM([.H33:.I33])&gt;0;SUM([.H33:.I33])/COUNT([.H33:.I33]);&quot;&quot;)">
            <text:p/>
          </table:table-cell>
          <table:table-cell table:style-name="ce133" table:formula="of:=IF([.G33]=0;[.J33];IF(([.G33]+[.J33])&gt;0;([.G33]+[.J33])/COUNT([.G33];[.J33]);&quot;&quot;))">
            <text:p/>
          </table:table-cell>
          <table:table-cell table:style-name="ce127" table:formula="of:= IF([.K33]&gt;=['KMK Punkte'.$B$16];['KMK Punkte'.$A$17]; IF([.K33]&gt;=['KMK Punkte'.$B$15];['KMK Punkte'.$A$16]; IF([.K33]&gt;=['KMK Punkte'.$B$14];['KMK Punkte'.$A$15]; IF([.K33]&gt;=['KMK Punkte'.$B$13];['KMK Punkte'.$A$14]; IF([.K33]&gt;=['KMK Punkte'.$B$12];['KMK Punkte'.$A$13]; IF([.K33]&gt;=['KMK Punkte'.$B$11];['KMK Punkte'.$A$12]; IF([.K33]&gt;=['KMK Punkte'.$B$10];['KMK Punkte'.$A$11]; IF([.K33]&gt;=['KMK Punkte'.$B$9];['KMK Punkte'.$A$10]; IF([.K33]&gt;=['KMK Punkte'.$B$8];['KMK Punkte'.$A$9]; IF([.K33]&gt;=['KMK Punkte'.$B$7];['KMK Punkte'.$A$8]; IF([.K33]&gt;=['KMK Punkte'.$B$6];['KMK Punkte'.$A$7]; IF([.K33]&gt;=['KMK Punkte'.$B$5];['KMK Punkte'.$A$6]; IF([.K33]&gt;=['KMK Punkte'.$B$4];['KMK Punkte'.$A$5]; IF([.K33]&gt;=['KMK Punkte'.$B$3];['KMK Punkte'.$A$4]; IF([.K33]&gt;=['KMK Punkte'.$B$2];['KMK Punkte'.$A$3];['KMK Punkte'.$A$2]) ))))))))))))))" office:value-type="float" office:value="0" calcext:value-type="float">
            <text:p>0</text:p>
          </table:table-cell>
          <table:table-cell table:style-name="ce173" table:formula="of:=IF([.B33]&lt;&gt;&quot;&quot;;SUMIF(['SoMi-Liste'.C31:.X31];&quot;f&quot;;['SoMi-Liste'.C$2:.X$2])+[.N33];&quot;&quot;)">
            <text:p/>
          </table:table-cell>
          <table:table-cell table:style-name="ce208" table:formula="of:=IF([.B33]&lt;&gt;&quot;&quot;;SUMIF(['SoMi-Liste'.C31:.X31];&quot;e&quot;;['SoMi-Liste'.C$2:.X$2]);&quot;&quot;)">
            <text:p/>
          </table:table-cell>
          <table:table-cell table:style-name="ce213" table:formula="of:=IF(['-Fehlstundenberechnung-'.AY33]=0;&quot;&quot;;['-Fehlstundenberechnung-'.AY33])">
            <text:p/>
          </table:table-cell>
          <table:table-cell table:style-name="ce215" table:formula="of:=IF(['-Fehlstundenberechnung-'.AY33]=0;&quot;&quot;;['-Fehlstundenberechnung-'.AY33]-['-Fehlstundenberechnung-'.AY72])">
            <text:p/>
          </table:table-cell>
          <table:table-cell/>
          <table:table-cell table:style-name="ce219" table:number-columns-repeated="2"/>
          <table:table-cell table:number-columns-repeated="45"/>
        </table:table-row>
        <table:table-row table:style-name="ro12">
          <table:table-cell table:style-name="ce82" office:value-type="float" office:value="30" calcext:value-type="float">
            <text:p>30</text:p>
          </table:table-cell>
          <table:table-cell table:style-name="ce85" table:formula="of:=['SoMi-Liste'.B32]">
            <text:p/>
          </table:table-cell>
          <table:table-cell table:style-name="ce82" table:formula="of:=IF(['SoMi-Liste'.AB32]=&quot;m&quot;;&quot;m&quot;;&quot;s&quot;)" office:value-type="string" office:string-value="s" calcext:value-type="string">
            <text:p>s</text:p>
          </table:table-cell>
          <table:table-cell table:style-name="ce101" table:number-columns-repeated="3"/>
          <table:table-cell table:style-name="ce114" table:formula="of:=N(IF(SUM([.D34:.F34])&gt;0;SUM([.D34:.F34])/COUNT([.D34:.F34]);&quot;&quot;))" office:value-type="float" office:value="0" calcext:value-type="float">
            <text:p>0</text:p>
          </table:table-cell>
          <table:table-cell table:style-name="ce118" table:formula="of:=IF(['SoMi-Liste'.AC32]=0;&quot;&quot;;ROUND(['SoMi-Liste'.AC32];2))">
            <text:p/>
          </table:table-cell>
          <table:table-cell table:style-name="ce118" table:formula="of:=IF(['SoMi-Liste'.BE32]=0;&quot;&quot;;['SoMi-Liste'.BE32])">
            <text:p/>
          </table:table-cell>
          <table:table-cell table:style-name="ce127" table:formula="of:=IF(SUM([.H34:.I34])&gt;0;SUM([.H34:.I34])/COUNT([.H34:.I34]);&quot;&quot;)">
            <text:p/>
          </table:table-cell>
          <table:table-cell table:style-name="ce133" table:formula="of:=IF([.G34]=0;[.J34];IF(([.G34]+[.J34])&gt;0;([.G34]+[.J34])/COUNT([.G34];[.J34]);&quot;&quot;))">
            <text:p/>
          </table:table-cell>
          <table:table-cell table:style-name="ce127" table:formula="of:= IF([.K34]&gt;=['KMK Punkte'.$B$16];['KMK Punkte'.$A$17]; IF([.K34]&gt;=['KMK Punkte'.$B$15];['KMK Punkte'.$A$16]; IF([.K34]&gt;=['KMK Punkte'.$B$14];['KMK Punkte'.$A$15]; IF([.K34]&gt;=['KMK Punkte'.$B$13];['KMK Punkte'.$A$14]; IF([.K34]&gt;=['KMK Punkte'.$B$12];['KMK Punkte'.$A$13]; IF([.K34]&gt;=['KMK Punkte'.$B$11];['KMK Punkte'.$A$12]; IF([.K34]&gt;=['KMK Punkte'.$B$10];['KMK Punkte'.$A$11]; IF([.K34]&gt;=['KMK Punkte'.$B$9];['KMK Punkte'.$A$10]; IF([.K34]&gt;=['KMK Punkte'.$B$8];['KMK Punkte'.$A$9]; IF([.K34]&gt;=['KMK Punkte'.$B$7];['KMK Punkte'.$A$8]; IF([.K34]&gt;=['KMK Punkte'.$B$6];['KMK Punkte'.$A$7]; IF([.K34]&gt;=['KMK Punkte'.$B$5];['KMK Punkte'.$A$6]; IF([.K34]&gt;=['KMK Punkte'.$B$4];['KMK Punkte'.$A$5]; IF([.K34]&gt;=['KMK Punkte'.$B$3];['KMK Punkte'.$A$4]; IF([.K34]&gt;=['KMK Punkte'.$B$2];['KMK Punkte'.$A$3];['KMK Punkte'.$A$2]) ))))))))))))))" office:value-type="float" office:value="0" calcext:value-type="float">
            <text:p>0</text:p>
          </table:table-cell>
          <table:table-cell table:style-name="ce174" table:formula="of:=IF([.B34]&lt;&gt;&quot;&quot;;SUMIF(['SoMi-Liste'.C32:.X32];&quot;f&quot;;['SoMi-Liste'.C$2:.X$2])+[.N34];&quot;&quot;)">
            <text:p/>
          </table:table-cell>
          <table:table-cell table:style-name="ce209" table:formula="of:=IF([.B34]&lt;&gt;&quot;&quot;;SUMIF(['SoMi-Liste'.C32:.X32];&quot;e&quot;;['SoMi-Liste'.C$2:.X$2]);&quot;&quot;)">
            <text:p/>
          </table:table-cell>
          <table:table-cell table:style-name="ce213" table:formula="of:=IF(['-Fehlstundenberechnung-'.AY34]=0;&quot;&quot;;['-Fehlstundenberechnung-'.AY34])">
            <text:p/>
          </table:table-cell>
          <table:table-cell table:style-name="ce215" table:formula="of:=IF(['-Fehlstundenberechnung-'.AY34]=0;&quot;&quot;;['-Fehlstundenberechnung-'.AY34]-['-Fehlstundenberechnung-'.AY73])">
            <text:p/>
          </table:table-cell>
          <table:table-cell/>
          <table:table-cell table:style-name="ce219" table:number-columns-repeated="2"/>
          <table:table-cell table:number-columns-repeated="45"/>
        </table:table-row>
        <table:table-row table:style-name="ro12">
          <table:table-cell table:style-name="ce82" office:value-type="float" office:value="31" calcext:value-type="float">
            <text:p>31</text:p>
          </table:table-cell>
          <table:table-cell table:style-name="ce85" table:formula="of:=['SoMi-Liste'.B33]">
            <text:p/>
          </table:table-cell>
          <table:table-cell table:style-name="ce82" table:formula="of:=IF(['SoMi-Liste'.AB33]=&quot;m&quot;;&quot;m&quot;;&quot;s&quot;)" office:value-type="string" office:string-value="s" calcext:value-type="string">
            <text:p>s</text:p>
          </table:table-cell>
          <table:table-cell table:style-name="ce101" table:number-columns-repeated="3"/>
          <table:table-cell table:style-name="ce114" table:formula="of:=N(IF(SUM([.D35:.F35])&gt;0;SUM([.D35:.F35])/COUNT([.D35:.F35]);&quot;&quot;))" office:value-type="float" office:value="0" calcext:value-type="float">
            <text:p>0</text:p>
          </table:table-cell>
          <table:table-cell table:style-name="ce118" table:formula="of:=IF(['SoMi-Liste'.AC33]=0;&quot;&quot;;ROUND(['SoMi-Liste'.AC33];2))">
            <text:p/>
          </table:table-cell>
          <table:table-cell table:style-name="ce118" table:formula="of:=IF(['SoMi-Liste'.BE33]=0;&quot;&quot;;['SoMi-Liste'.BE33])">
            <text:p/>
          </table:table-cell>
          <table:table-cell table:style-name="ce127" table:formula="of:=IF(SUM([.H35:.I35])&gt;0;SUM([.H35:.I35])/COUNT([.H35:.I35]);&quot;&quot;)">
            <text:p/>
          </table:table-cell>
          <table:table-cell table:style-name="ce133" table:formula="of:=IF([.G35]=0;[.J35];IF(([.G35]+[.J35])&gt;0;([.G35]+[.J35])/COUNT([.G35];[.J35]);&quot;&quot;))">
            <text:p/>
          </table:table-cell>
          <table:table-cell table:style-name="ce127" table:formula="of:= IF([.K35]&gt;=['KMK Punkte'.$B$16];['KMK Punkte'.$A$17]; IF([.K35]&gt;=['KMK Punkte'.$B$15];['KMK Punkte'.$A$16]; IF([.K35]&gt;=['KMK Punkte'.$B$14];['KMK Punkte'.$A$15]; IF([.K35]&gt;=['KMK Punkte'.$B$13];['KMK Punkte'.$A$14]; IF([.K35]&gt;=['KMK Punkte'.$B$12];['KMK Punkte'.$A$13]; IF([.K35]&gt;=['KMK Punkte'.$B$11];['KMK Punkte'.$A$12]; IF([.K35]&gt;=['KMK Punkte'.$B$10];['KMK Punkte'.$A$11]; IF([.K35]&gt;=['KMK Punkte'.$B$9];['KMK Punkte'.$A$10]; IF([.K35]&gt;=['KMK Punkte'.$B$8];['KMK Punkte'.$A$9]; IF([.K35]&gt;=['KMK Punkte'.$B$7];['KMK Punkte'.$A$8]; IF([.K35]&gt;=['KMK Punkte'.$B$6];['KMK Punkte'.$A$7]; IF([.K35]&gt;=['KMK Punkte'.$B$5];['KMK Punkte'.$A$6]; IF([.K35]&gt;=['KMK Punkte'.$B$4];['KMK Punkte'.$A$5]; IF([.K35]&gt;=['KMK Punkte'.$B$3];['KMK Punkte'.$A$4]; IF([.K35]&gt;=['KMK Punkte'.$B$2];['KMK Punkte'.$A$3];['KMK Punkte'.$A$2]) ))))))))))))))" office:value-type="float" office:value="0" calcext:value-type="float">
            <text:p>0</text:p>
          </table:table-cell>
          <table:table-cell table:style-name="ce175" table:formula="of:=IF([.B35]&lt;&gt;&quot;&quot;;SUMIF(['SoMi-Liste'.C33:.X33];&quot;f&quot;;['SoMi-Liste'.C$2:.X$2])+[.N35];&quot;&quot;)">
            <text:p/>
          </table:table-cell>
          <table:table-cell table:style-name="ce210" table:formula="of:=IF([.B35]&lt;&gt;&quot;&quot;;SUMIF(['SoMi-Liste'.C33:.X33];&quot;e&quot;;['SoMi-Liste'.C$2:.X$2]);&quot;&quot;)">
            <text:p/>
          </table:table-cell>
          <table:table-cell table:style-name="ce213" table:formula="of:=IF(['-Fehlstundenberechnung-'.AY35]=0;&quot;&quot;;['-Fehlstundenberechnung-'.AY35])">
            <text:p/>
          </table:table-cell>
          <table:table-cell table:style-name="ce215" table:formula="of:=IF(['-Fehlstundenberechnung-'.AY35]=0;&quot;&quot;;['-Fehlstundenberechnung-'.AY35]-['-Fehlstundenberechnung-'.AY74])">
            <text:p/>
          </table:table-cell>
          <table:table-cell/>
          <table:table-cell table:style-name="Default"/>
          <table:table-cell table:style-name="ce219"/>
          <table:table-cell table:number-columns-repeated="45"/>
        </table:table-row>
        <table:table-row table:style-name="ro13">
          <table:table-cell table:style-name="ce83" office:value-type="float" office:value="32" calcext:value-type="float">
            <text:p>32</text:p>
          </table:table-cell>
          <table:table-cell table:style-name="ce86" table:formula="of:=['SoMi-Liste'.B34]">
            <text:p/>
          </table:table-cell>
          <table:table-cell table:style-name="ce83" table:formula="of:=IF(['SoMi-Liste'.AB34]=&quot;m&quot;;&quot;m&quot;;&quot;s&quot;)" office:value-type="string" office:string-value="s" calcext:value-type="string">
            <text:p>s</text:p>
          </table:table-cell>
          <table:table-cell table:style-name="ce102" table:number-columns-repeated="3"/>
          <table:table-cell table:style-name="ce115" table:formula="of:=N(IF(SUM([.D36:.F36])&gt;0;SUM([.D36:.F36])/COUNT([.D36:.F36]);&quot;&quot;))" office:value-type="float" office:value="0" calcext:value-type="float">
            <text:p>0</text:p>
          </table:table-cell>
          <table:table-cell table:style-name="ce119" table:formula="of:=IF(['SoMi-Liste'.AC34]=0;&quot;&quot;;ROUND(['SoMi-Liste'.AC34];2))">
            <text:p/>
          </table:table-cell>
          <table:table-cell table:style-name="ce119" table:formula="of:=IF(['SoMi-Liste'.BE34]=0;&quot;&quot;;['SoMi-Liste'.BE34])">
            <text:p/>
          </table:table-cell>
          <table:table-cell table:style-name="ce128" table:formula="of:=IF(SUM([.H36:.I36])&gt;0;SUM([.H36:.I36])/COUNT([.H36:.I36]);&quot;&quot;)">
            <text:p/>
          </table:table-cell>
          <table:table-cell table:style-name="ce134" table:formula="of:=IF([.G36]=0;[.J36];IF(([.G36]+[.J36])&gt;0;([.G36]+[.J36])/COUNT([.G36];[.J36]);&quot;&quot;))">
            <text:p/>
          </table:table-cell>
          <table:table-cell table:style-name="ce128" table:formula="of:= IF([.K36]&gt;=['KMK Punkte'.$B$16];['KMK Punkte'.$A$17]; IF([.K36]&gt;=['KMK Punkte'.$B$15];['KMK Punkte'.$A$16]; IF([.K36]&gt;=['KMK Punkte'.$B$14];['KMK Punkte'.$A$15]; IF([.K36]&gt;=['KMK Punkte'.$B$13];['KMK Punkte'.$A$14]; IF([.K36]&gt;=['KMK Punkte'.$B$12];['KMK Punkte'.$A$13]; IF([.K36]&gt;=['KMK Punkte'.$B$11];['KMK Punkte'.$A$12]; IF([.K36]&gt;=['KMK Punkte'.$B$10];['KMK Punkte'.$A$11]; IF([.K36]&gt;=['KMK Punkte'.$B$9];['KMK Punkte'.$A$10]; IF([.K36]&gt;=['KMK Punkte'.$B$8];['KMK Punkte'.$A$9]; IF([.K36]&gt;=['KMK Punkte'.$B$7];['KMK Punkte'.$A$8]; IF([.K36]&gt;=['KMK Punkte'.$B$6];['KMK Punkte'.$A$7]; IF([.K36]&gt;=['KMK Punkte'.$B$5];['KMK Punkte'.$A$6]; IF([.K36]&gt;=['KMK Punkte'.$B$4];['KMK Punkte'.$A$5]; IF([.K36]&gt;=['KMK Punkte'.$B$3];['KMK Punkte'.$A$4]; IF([.K36]&gt;=['KMK Punkte'.$B$2];['KMK Punkte'.$A$3];['KMK Punkte'.$A$2]) ))))))))))))))" office:value-type="float" office:value="0" calcext:value-type="float">
            <text:p>0</text:p>
          </table:table-cell>
          <table:table-cell table:style-name="ce176" table:formula="of:=IF([.B36]&lt;&gt;&quot;&quot;;SUMIF(['SoMi-Liste'.C34:.X34];&quot;f&quot;;['SoMi-Liste'.C$2:.X$2])+[.N36];&quot;&quot;)">
            <text:p/>
          </table:table-cell>
          <table:table-cell table:style-name="ce211" table:formula="of:=IF([.B36]&lt;&gt;&quot;&quot;;SUMIF(['SoMi-Liste'.C34:.X34];&quot;e&quot;;['SoMi-Liste'.C$2:.X$2]);&quot;&quot;)">
            <text:p/>
          </table:table-cell>
          <table:table-cell table:style-name="ce214" table:formula="of:=IF(['-Fehlstundenberechnung-'.AY36]=0;&quot;&quot;;['-Fehlstundenberechnung-'.AY36])">
            <text:p/>
          </table:table-cell>
          <table:table-cell table:style-name="ce216" table:formula="of:=IF(['-Fehlstundenberechnung-'.AY36]=0;&quot;&quot;;['-Fehlstundenberechnung-'.AY36]-['-Fehlstundenberechnung-'.AY75])">
            <text:p/>
          </table:table-cell>
          <table:table-cell/>
          <table:table-cell table:style-name="ce219" table:number-columns-repeated="2"/>
          <table:table-cell table:number-columns-repeated="45"/>
        </table:table-row>
        <table:table-row table:style-name="ro12" table:number-rows-repeated="2">
          <table:table-cell table:style-name="ce83"/>
          <table:table-cell table:style-name="ce86"/>
          <table:table-cell table:style-name="ce83"/>
          <table:table-cell table:style-name="ce103" table:number-columns-repeated="3"/>
          <table:table-cell table:style-name="ce116"/>
          <table:table-cell table:style-name="ce120"/>
          <table:table-cell table:style-name="ce103"/>
          <table:table-cell table:style-name="ce129"/>
          <table:table-cell table:style-name="ce135" table:number-columns-repeated="2"/>
          <table:table-cell table:style-name="ce177"/>
          <table:table-cell table:style-name="ce212"/>
          <table:table-cell table:style-name="ce177"/>
          <table:table-cell table:style-name="ce212"/>
          <table:table-cell/>
          <table:table-cell table:style-name="ce219" table:number-columns-repeated="2"/>
          <table:table-cell table:number-columns-repeated="45"/>
        </table:table-row>
        <table:table-row table:style-name="ro12">
          <table:table-cell table:style-name="ce83"/>
          <table:table-cell table:style-name="ce86"/>
          <table:table-cell table:style-name="ce83"/>
          <table:table-cell table:style-name="ce103" table:number-columns-repeated="3"/>
          <table:table-cell table:style-name="ce117"/>
          <table:table-cell table:style-name="ce120"/>
          <table:table-cell table:style-name="ce103"/>
          <table:table-cell table:style-name="ce130"/>
          <table:table-cell table:style-name="ce136" table:number-columns-repeated="2"/>
          <table:table-cell table:style-name="ce177"/>
          <table:table-cell table:style-name="ce212"/>
          <table:table-cell table:style-name="ce177"/>
          <table:table-cell table:style-name="ce212"/>
          <table:table-cell/>
          <table:table-cell table:style-name="ce219" table:number-columns-repeated="2"/>
          <table:table-cell table:number-columns-repeated="45"/>
        </table:table-row>
        <table:table-row table:style-name="ro12">
          <table:table-cell table:style-name="ce84"/>
          <table:table-cell table:style-name="ce5" table:number-columns-repeated="2"/>
          <table:table-cell table:style-name="ce104" table:number-columns-repeated="2"/>
          <table:table-cell table:style-name="ce111" table:number-columns-repeated="2"/>
          <table:table-cell table:style-name="ce104" table:number-columns-repeated="2"/>
          <table:table-cell/>
          <table:table-cell table:style-name="ce137" table:number-columns-repeated="2"/>
          <table:table-cell table:number-columns-repeated="5"/>
          <table:table-cell table:style-name="Default"/>
          <table:table-cell table:number-columns-repeated="46"/>
        </table:table-row>
        <table:table-row table:style-name="ro1">
          <table:table-cell/>
          <table:table-cell table:style-name="ce87" office:value-type="string" calcext:value-type="string">
            <text:p>Schnitt</text:p>
          </table:table-cell>
          <table:table-cell table:style-name="ce93"/>
          <table:table-cell table:style-name="ce105" table:formula="of:=IF(COUNT([.D5:.D36])&gt;0;SUM([.D5:.D36])/COUNT([.D5:.D36]);0)" office:value-type="float" office:value="1" calcext:value-type="float">
            <text:p>1</text:p>
          </table:table-cell>
          <table:table-cell table:style-name="ce105" table:formula="of:=IF(COUNT([.E5:.E36])&gt;0;SUM([.E5:.E36])/COUNT([.E5:.E36]);0)" office:value-type="float" office:value="3" calcext:value-type="float">
            <text:p>3</text:p>
          </table:table-cell>
          <table:table-cell table:style-name="ce105" table:formula="of:=IF(COUNT([.F5:.F36])&gt;0;SUM([.F5:.F36])/COUNT([.F5:.F36]);0)" office:value-type="float" office:value="0" calcext:value-type="float">
            <text:p>0</text:p>
          </table:table-cell>
          <table:table-cell table:style-name="ce105"/>
          <table:table-cell table:style-name="ce105" table:formula="of:=IF(COUNT([.H5:.H36])&gt;0;SUM([.H5:.H36])/COUNT([.H5:.H36]);0)" office:value-type="float" office:value="2.23333333333333" calcext:value-type="float">
            <text:p>2,2333333333</text:p>
          </table:table-cell>
          <table:table-cell table:style-name="ce105" table:formula="of:=IF(COUNT([.I5:.I36])&gt;0;SUM([.I5:.I36])/COUNT([.I5:.I36]);0)" office:value-type="float" office:value="0" calcext:value-type="float">
            <text:p>0</text:p>
          </table:table-cell>
          <table:table-cell table:number-columns-repeated="8"/>
          <table:table-cell table:style-name="Default"/>
          <table:table-cell table:number-columns-repeated="46"/>
        </table:table-row>
        <table:table-row table:style-name="ro1" table:number-rows-repeated="2">
          <table:table-cell table:number-columns-repeated="17"/>
          <table:table-cell table:style-name="Default"/>
          <table:table-cell table:number-columns-repeated="46"/>
        </table:table-row>
        <table:table-row table:style-name="ro14">
          <table:table-cell table:number-columns-repeated="2"/>
          <table:table-cell table:style-name="ce94"/>
          <table:table-cell table:style-name="ce106" table:number-columns-repeated="9"/>
          <table:table-cell table:number-columns-repeated="4"/>
          <table:table-cell table:style-name="ce217"/>
          <table:table-cell table:style-name="Default"/>
          <table:table-cell table:number-columns-repeated="46"/>
        </table:table-row>
        <table:table-row table:style-name="ro14">
          <table:table-cell/>
          <table:table-cell table:style-name="ce88" office:value-type="string" calcext:value-type="string">
            <text:p>Notenspiegel</text:p>
          </table:table-cell>
          <table:table-cell table:style-name="ce95"/>
          <table:table-cell table:style-name="ce107" office:value-type="float" office:value="1" calcext:value-type="float">
            <text:p>1</text:p>
          </table:table-cell>
          <table:table-cell table:style-name="ce107" office:value-type="float" office:value="2" calcext:value-type="float">
            <text:p>2</text:p>
          </table:table-cell>
          <table:table-cell table:style-name="ce112" office:value-type="float" office:value="3" calcext:value-type="float">
            <text:p>3</text:p>
          </table:table-cell>
          <table:table-cell table:style-name="ce112" office:value-type="float" office:value="4" calcext:value-type="float">
            <text:p>4</text:p>
          </table:table-cell>
          <table:table-cell table:style-name="ce121" office:value-type="float" office:value="5" calcext:value-type="float">
            <text:p>5</text:p>
          </table:table-cell>
          <table:table-cell table:style-name="ce122" office:value-type="float" office:value="6" calcext:value-type="float">
            <text:p>6</text:p>
          </table:table-cell>
          <table:table-cell table:number-columns-repeated="2"/>
          <table:table-cell table:style-name="ce138"/>
          <table:table-cell table:number-columns-repeated="52"/>
        </table:table-row>
        <table:table-row table:style-name="ro1">
          <table:table-cell/>
          <table:table-cell table:style-name="ce89" office:value-type="string" calcext:value-type="string">
            <text:p>Klausur 1</text:p>
          </table:table-cell>
          <table:table-cell table:style-name="ce96"/>
          <table:table-cell table:style-name="ce108" table:formula="of:=COUNTIF([.$D$5:.$D$36];1)" office:value-type="float" office:value="1" calcext:value-type="float">
            <text:p>1</text:p>
          </table:table-cell>
          <table:table-cell table:style-name="ce108" table:formula="of:=COUNTIF([.$D$5:.$D$36];2)" office:value-type="float" office:value="0" calcext:value-type="float">
            <text:p>0</text:p>
          </table:table-cell>
          <table:table-cell table:style-name="ce108" table:formula="of:=COUNTIF([.$D$5:.$D$36];3)" office:value-type="float" office:value="0" calcext:value-type="float">
            <text:p>0</text:p>
          </table:table-cell>
          <table:table-cell table:style-name="ce108" table:formula="of:=COUNTIF([.$D$5:.$D$36];4)" office:value-type="float" office:value="0" calcext:value-type="float">
            <text:p>0</text:p>
          </table:table-cell>
          <table:table-cell table:style-name="ce108" table:formula="of:=COUNTIF([.$D$5:.$D$36];5)" office:value-type="float" office:value="0" calcext:value-type="float">
            <text:p>0</text:p>
          </table:table-cell>
          <table:table-cell table:style-name="ce123" table:formula="of:=COUNTIF([.$D$5:.$D$36];6)" office:value-type="float" office:value="0" calcext:value-type="float">
            <text:p>0</text:p>
          </table:table-cell>
          <table:table-cell table:number-columns-repeated="2"/>
          <table:table-cell table:style-name="ce106"/>
          <table:table-cell table:number-columns-repeated="52"/>
        </table:table-row>
        <table:table-row table:style-name="ro1">
          <table:table-cell/>
          <table:table-cell table:style-name="ce89" office:value-type="string" calcext:value-type="string">
            <text:p>Klausur 2</text:p>
          </table:table-cell>
          <table:table-cell table:style-name="ce96"/>
          <table:table-cell table:style-name="ce108" table:formula="of:=COUNTIF([.$E$5:.$E$36];1)" office:value-type="float" office:value="0" calcext:value-type="float">
            <text:p>0</text:p>
          </table:table-cell>
          <table:table-cell table:style-name="ce108" table:formula="of:=COUNTIF([.$E$5:.$E$36];2)" office:value-type="float" office:value="0" calcext:value-type="float">
            <text:p>0</text:p>
          </table:table-cell>
          <table:table-cell table:style-name="ce108" table:formula="of:=COUNTIF([.$E$5:.$E$36];3)" office:value-type="float" office:value="1" calcext:value-type="float">
            <text:p>1</text:p>
          </table:table-cell>
          <table:table-cell table:style-name="ce108" table:formula="of:=COUNTIF([.$E$5:.$E$36];4)" office:value-type="float" office:value="0" calcext:value-type="float">
            <text:p>0</text:p>
          </table:table-cell>
          <table:table-cell table:style-name="ce108" table:formula="of:=COUNTIF([.$E$5:.$E$36];5)" office:value-type="float" office:value="0" calcext:value-type="float">
            <text:p>0</text:p>
          </table:table-cell>
          <table:table-cell table:style-name="ce123" table:formula="of:=COUNTIF([.$E$5:.$E$36];6)" office:value-type="float" office:value="0" calcext:value-type="float">
            <text:p>0</text:p>
          </table:table-cell>
          <table:table-cell table:number-columns-repeated="2"/>
          <table:table-cell table:style-name="ce106"/>
          <table:table-cell table:number-columns-repeated="52"/>
        </table:table-row>
        <table:table-row table:style-name="ro1">
          <table:table-cell/>
          <table:table-cell table:style-name="ce90" office:value-type="string" calcext:value-type="string">
            <text:p>Klausur 3</text:p>
          </table:table-cell>
          <table:table-cell table:style-name="ce97"/>
          <table:table-cell table:style-name="ce109" table:formula="of:=COUNTIF([.$F$5:.$F$36];1)" office:value-type="float" office:value="0" calcext:value-type="float">
            <text:p>0</text:p>
          </table:table-cell>
          <table:table-cell table:style-name="ce109" table:formula="of:=COUNTIF([.$F$5:.$F$36];2)" office:value-type="float" office:value="0" calcext:value-type="float">
            <text:p>0</text:p>
          </table:table-cell>
          <table:table-cell table:style-name="ce109" table:formula="of:=COUNTIF([.$F$5:.$F$36];3)" office:value-type="float" office:value="0" calcext:value-type="float">
            <text:p>0</text:p>
          </table:table-cell>
          <table:table-cell table:style-name="ce109" table:formula="of:=COUNTIF([.$F$5:.$F$36];4)" office:value-type="float" office:value="0" calcext:value-type="float">
            <text:p>0</text:p>
          </table:table-cell>
          <table:table-cell table:style-name="ce109" table:formula="of:=COUNTIF([.$D$5:.$F$36];5)" office:value-type="float" office:value="0" calcext:value-type="float">
            <text:p>0</text:p>
          </table:table-cell>
          <table:table-cell table:style-name="ce124" table:formula="of:=COUNTIF([.$D$5:.$F$36];6)" office:value-type="float" office:value="0" calcext:value-type="float">
            <text:p>0</text:p>
          </table:table-cell>
          <table:table-cell table:number-columns-repeated="55"/>
        </table:table-row>
        <table:table-row table:style-name="ro1" table:number-rows-repeated="1048527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Notenrechnen.A5:Notenrechnen.F35 Notenrechnen.H5:Notenrechnen.J35 Notenrechnen.O5:Notenrechnen.P5 Notenrechnen.O8:Notenrechnen.P35 Notenrechnen.L5:Notenrechnen.L35 Notenrechnen.O6:Notenrechnen.P7">
            <calcext:condition calcext:apply-style-name="hellgrau" calcext:value="formula-is(ISEVEN(ROW()))" calcext:base-cell-address="Notenrechnen.A5"/>
          </calcext:conditional-format>
          <calcext:conditional-format calcext:target-range-address="Notenrechnen.G5:Notenrechnen.G35">
            <calcext:condition calcext:apply-style-name="hellgrau" calcext:value="formula-is(ISEVEN(ROW()))" calcext:base-cell-address="Notenrechnen.G5"/>
          </calcext:conditional-format>
          <calcext:conditional-format calcext:target-range-address="Notenrechnen.K5:Notenrechnen.K35">
            <calcext:condition calcext:apply-style-name="hellgrau" calcext:value="formula-is(ISEVEN(ROW()))" calcext:base-cell-address="Notenrechnen.K5"/>
          </calcext:conditional-format>
          <calcext:conditional-format calcext:target-range-address="Notenrechnen.A37:Notenrechnen.P39 Notenrechnen.A36:Notenrechnen.F36 Notenrechnen.H36:Notenrechnen.J36 Notenrechnen.O36:Notenrechnen.P36 Notenrechnen.L36:Notenrechnen.L36">
            <calcext:condition calcext:apply-style-name="hellgrau" calcext:value="formula-is(ISEVEN(ROW()))" calcext:base-cell-address="Notenrechnen.A36"/>
          </calcext:conditional-format>
          <calcext:conditional-format calcext:target-range-address="Notenrechnen.G36:Notenrechnen.G36">
            <calcext:condition calcext:apply-style-name="hellgrau" calcext:value="formula-is(ISEVEN(ROW()))" calcext:base-cell-address="Notenrechnen.G36"/>
          </calcext:conditional-format>
          <calcext:conditional-format calcext:target-range-address="Notenrechnen.K36:Notenrechnen.K36">
            <calcext:condition calcext:apply-style-name="hellgrau" calcext:value="formula-is(ISEVEN(ROW()))" calcext:base-cell-address="Notenrechnen.K36"/>
          </calcext:conditional-format>
          <calcext:conditional-format calcext:target-range-address="Notenrechnen.N5:Notenrechnen.N5">
            <calcext:condition calcext:apply-style-name="hellgrau" calcext:value="formula-is(ISEVEN(ROW()))" calcext:base-cell-address="Notenrechnen.N5"/>
          </calcext:conditional-format>
          <calcext:conditional-format calcext:target-range-address="Notenrechnen.M5:Notenrechnen.M5">
            <calcext:condition calcext:apply-style-name="hellgrau" calcext:value="formula-is(ISEVEN(ROW()))" calcext:base-cell-address="Notenrechnen.M5"/>
          </calcext:conditional-format>
          <calcext:conditional-format calcext:target-range-address="Notenrechnen.M6:Notenrechnen.M6">
            <calcext:condition calcext:apply-style-name="hellgrau" calcext:value="formula-is(ISEVEN(ROW()))" calcext:base-cell-address="Notenrechnen.M6"/>
          </calcext:conditional-format>
          <calcext:conditional-format calcext:target-range-address="Notenrechnen.M7:Notenrechnen.M7">
            <calcext:condition calcext:apply-style-name="hellgrau" calcext:value="formula-is(ISEVEN(ROW()))" calcext:base-cell-address="Notenrechnen.M7"/>
          </calcext:conditional-format>
          <calcext:conditional-format calcext:target-range-address="Notenrechnen.M8:Notenrechnen.M8">
            <calcext:condition calcext:apply-style-name="hellgrau" calcext:value="formula-is(ISEVEN(ROW()))" calcext:base-cell-address="Notenrechnen.M8"/>
          </calcext:conditional-format>
          <calcext:conditional-format calcext:target-range-address="Notenrechnen.M9:Notenrechnen.M9">
            <calcext:condition calcext:apply-style-name="hellgrau" calcext:value="formula-is(ISEVEN(ROW()))" calcext:base-cell-address="Notenrechnen.M9"/>
          </calcext:conditional-format>
          <calcext:conditional-format calcext:target-range-address="Notenrechnen.M10:Notenrechnen.M10">
            <calcext:condition calcext:apply-style-name="hellgrau" calcext:value="formula-is(ISEVEN(ROW()))" calcext:base-cell-address="Notenrechnen.M10"/>
          </calcext:conditional-format>
          <calcext:conditional-format calcext:target-range-address="Notenrechnen.M11:Notenrechnen.M11">
            <calcext:condition calcext:apply-style-name="hellgrau" calcext:value="formula-is(ISEVEN(ROW()))" calcext:base-cell-address="Notenrechnen.M11"/>
          </calcext:conditional-format>
          <calcext:conditional-format calcext:target-range-address="Notenrechnen.M12:Notenrechnen.M12">
            <calcext:condition calcext:apply-style-name="hellgrau" calcext:value="formula-is(ISEVEN(ROW()))" calcext:base-cell-address="Notenrechnen.M12"/>
          </calcext:conditional-format>
          <calcext:conditional-format calcext:target-range-address="Notenrechnen.M13:Notenrechnen.M13">
            <calcext:condition calcext:apply-style-name="hellgrau" calcext:value="formula-is(ISEVEN(ROW()))" calcext:base-cell-address="Notenrechnen.M13"/>
          </calcext:conditional-format>
          <calcext:conditional-format calcext:target-range-address="Notenrechnen.M14:Notenrechnen.M14">
            <calcext:condition calcext:apply-style-name="hellgrau" calcext:value="formula-is(ISEVEN(ROW()))" calcext:base-cell-address="Notenrechnen.M14"/>
          </calcext:conditional-format>
          <calcext:conditional-format calcext:target-range-address="Notenrechnen.M15:Notenrechnen.M15">
            <calcext:condition calcext:apply-style-name="hellgrau" calcext:value="formula-is(ISEVEN(ROW()))" calcext:base-cell-address="Notenrechnen.M15"/>
          </calcext:conditional-format>
          <calcext:conditional-format calcext:target-range-address="Notenrechnen.M16:Notenrechnen.M16">
            <calcext:condition calcext:apply-style-name="hellgrau" calcext:value="formula-is(ISEVEN(ROW()))" calcext:base-cell-address="Notenrechnen.M16"/>
          </calcext:conditional-format>
          <calcext:conditional-format calcext:target-range-address="Notenrechnen.M17:Notenrechnen.M17">
            <calcext:condition calcext:apply-style-name="hellgrau" calcext:value="formula-is(ISEVEN(ROW()))" calcext:base-cell-address="Notenrechnen.M17"/>
          </calcext:conditional-format>
          <calcext:conditional-format calcext:target-range-address="Notenrechnen.M18:Notenrechnen.M18">
            <calcext:condition calcext:apply-style-name="hellgrau" calcext:value="formula-is(ISEVEN(ROW()))" calcext:base-cell-address="Notenrechnen.M18"/>
          </calcext:conditional-format>
          <calcext:conditional-format calcext:target-range-address="Notenrechnen.M19:Notenrechnen.M19">
            <calcext:condition calcext:apply-style-name="hellgrau" calcext:value="formula-is(ISEVEN(ROW()))" calcext:base-cell-address="Notenrechnen.M19"/>
          </calcext:conditional-format>
          <calcext:conditional-format calcext:target-range-address="Notenrechnen.M20:Notenrechnen.M20">
            <calcext:condition calcext:apply-style-name="hellgrau" calcext:value="formula-is(ISEVEN(ROW()))" calcext:base-cell-address="Notenrechnen.M20"/>
          </calcext:conditional-format>
          <calcext:conditional-format calcext:target-range-address="Notenrechnen.M21:Notenrechnen.M21">
            <calcext:condition calcext:apply-style-name="hellgrau" calcext:value="formula-is(ISEVEN(ROW()))" calcext:base-cell-address="Notenrechnen.M21"/>
          </calcext:conditional-format>
          <calcext:conditional-format calcext:target-range-address="Notenrechnen.M22:Notenrechnen.M22">
            <calcext:condition calcext:apply-style-name="hellgrau" calcext:value="formula-is(ISEVEN(ROW()))" calcext:base-cell-address="Notenrechnen.M22"/>
          </calcext:conditional-format>
          <calcext:conditional-format calcext:target-range-address="Notenrechnen.M23:Notenrechnen.M23">
            <calcext:condition calcext:apply-style-name="hellgrau" calcext:value="formula-is(ISEVEN(ROW()))" calcext:base-cell-address="Notenrechnen.M23"/>
          </calcext:conditional-format>
          <calcext:conditional-format calcext:target-range-address="Notenrechnen.M24:Notenrechnen.M24">
            <calcext:condition calcext:apply-style-name="hellgrau" calcext:value="formula-is(ISEVEN(ROW()))" calcext:base-cell-address="Notenrechnen.M24"/>
          </calcext:conditional-format>
          <calcext:conditional-format calcext:target-range-address="Notenrechnen.M25:Notenrechnen.M25">
            <calcext:condition calcext:apply-style-name="hellgrau" calcext:value="formula-is(ISEVEN(ROW()))" calcext:base-cell-address="Notenrechnen.M25"/>
          </calcext:conditional-format>
          <calcext:conditional-format calcext:target-range-address="Notenrechnen.M26:Notenrechnen.M26">
            <calcext:condition calcext:apply-style-name="hellgrau" calcext:value="formula-is(ISEVEN(ROW()))" calcext:base-cell-address="Notenrechnen.M26"/>
          </calcext:conditional-format>
          <calcext:conditional-format calcext:target-range-address="Notenrechnen.M27:Notenrechnen.M27">
            <calcext:condition calcext:apply-style-name="hellgrau" calcext:value="formula-is(ISEVEN(ROW()))" calcext:base-cell-address="Notenrechnen.M27"/>
          </calcext:conditional-format>
          <calcext:conditional-format calcext:target-range-address="Notenrechnen.M28:Notenrechnen.M28">
            <calcext:condition calcext:apply-style-name="hellgrau" calcext:value="formula-is(ISEVEN(ROW()))" calcext:base-cell-address="Notenrechnen.M28"/>
          </calcext:conditional-format>
          <calcext:conditional-format calcext:target-range-address="Notenrechnen.M29:Notenrechnen.M29">
            <calcext:condition calcext:apply-style-name="hellgrau" calcext:value="formula-is(ISEVEN(ROW()))" calcext:base-cell-address="Notenrechnen.M29"/>
          </calcext:conditional-format>
          <calcext:conditional-format calcext:target-range-address="Notenrechnen.M30:Notenrechnen.M30">
            <calcext:condition calcext:apply-style-name="hellgrau" calcext:value="formula-is(ISEVEN(ROW()))" calcext:base-cell-address="Notenrechnen.M30"/>
          </calcext:conditional-format>
          <calcext:conditional-format calcext:target-range-address="Notenrechnen.M31:Notenrechnen.M31">
            <calcext:condition calcext:apply-style-name="hellgrau" calcext:value="formula-is(ISEVEN(ROW()))" calcext:base-cell-address="Notenrechnen.M31"/>
          </calcext:conditional-format>
          <calcext:conditional-format calcext:target-range-address="Notenrechnen.M32:Notenrechnen.M32">
            <calcext:condition calcext:apply-style-name="hellgrau" calcext:value="formula-is(ISEVEN(ROW()))" calcext:base-cell-address="Notenrechnen.M32"/>
          </calcext:conditional-format>
          <calcext:conditional-format calcext:target-range-address="Notenrechnen.M33:Notenrechnen.M33">
            <calcext:condition calcext:apply-style-name="hellgrau" calcext:value="formula-is(ISEVEN(ROW()))" calcext:base-cell-address="Notenrechnen.M33"/>
          </calcext:conditional-format>
          <calcext:conditional-format calcext:target-range-address="Notenrechnen.M34:Notenrechnen.M34">
            <calcext:condition calcext:apply-style-name="hellgrau" calcext:value="formula-is(ISEVEN(ROW()))" calcext:base-cell-address="Notenrechnen.M34"/>
          </calcext:conditional-format>
          <calcext:conditional-format calcext:target-range-address="Notenrechnen.M35:Notenrechnen.M35">
            <calcext:condition calcext:apply-style-name="hellgrau" calcext:value="formula-is(ISEVEN(ROW()))" calcext:base-cell-address="Notenrechnen.M35"/>
          </calcext:conditional-format>
          <calcext:conditional-format calcext:target-range-address="Notenrechnen.M36:Notenrechnen.M36">
            <calcext:condition calcext:apply-style-name="hellgrau" calcext:value="formula-is(ISEVEN(ROW()))" calcext:base-cell-address="Notenrechnen.M36"/>
          </calcext:conditional-format>
          <calcext:conditional-format calcext:target-range-address="Notenrechnen.N6:Notenrechnen.N6">
            <calcext:condition calcext:apply-style-name="hellgrau" calcext:value="formula-is(ISEVEN(ROW()))" calcext:base-cell-address="Notenrechnen.N6"/>
          </calcext:conditional-format>
          <calcext:conditional-format calcext:target-range-address="Notenrechnen.N7:Notenrechnen.N7">
            <calcext:condition calcext:apply-style-name="hellgrau" calcext:value="formula-is(ISEVEN(ROW()))" calcext:base-cell-address="Notenrechnen.N7"/>
          </calcext:conditional-format>
          <calcext:conditional-format calcext:target-range-address="Notenrechnen.N8:Notenrechnen.N8">
            <calcext:condition calcext:apply-style-name="hellgrau" calcext:value="formula-is(ISEVEN(ROW()))" calcext:base-cell-address="Notenrechnen.N8"/>
          </calcext:conditional-format>
          <calcext:conditional-format calcext:target-range-address="Notenrechnen.N9:Notenrechnen.N9">
            <calcext:condition calcext:apply-style-name="hellgrau" calcext:value="formula-is(ISEVEN(ROW()))" calcext:base-cell-address="Notenrechnen.N9"/>
          </calcext:conditional-format>
          <calcext:conditional-format calcext:target-range-address="Notenrechnen.N10:Notenrechnen.N10">
            <calcext:condition calcext:apply-style-name="hellgrau" calcext:value="formula-is(ISEVEN(ROW()))" calcext:base-cell-address="Notenrechnen.N10"/>
          </calcext:conditional-format>
          <calcext:conditional-format calcext:target-range-address="Notenrechnen.N11:Notenrechnen.N11">
            <calcext:condition calcext:apply-style-name="hellgrau" calcext:value="formula-is(ISEVEN(ROW()))" calcext:base-cell-address="Notenrechnen.N11"/>
          </calcext:conditional-format>
          <calcext:conditional-format calcext:target-range-address="Notenrechnen.N12:Notenrechnen.N12">
            <calcext:condition calcext:apply-style-name="hellgrau" calcext:value="formula-is(ISEVEN(ROW()))" calcext:base-cell-address="Notenrechnen.N12"/>
          </calcext:conditional-format>
          <calcext:conditional-format calcext:target-range-address="Notenrechnen.N13:Notenrechnen.N13">
            <calcext:condition calcext:apply-style-name="hellgrau" calcext:value="formula-is(ISEVEN(ROW()))" calcext:base-cell-address="Notenrechnen.N13"/>
          </calcext:conditional-format>
          <calcext:conditional-format calcext:target-range-address="Notenrechnen.N14:Notenrechnen.N14">
            <calcext:condition calcext:apply-style-name="hellgrau" calcext:value="formula-is(ISEVEN(ROW()))" calcext:base-cell-address="Notenrechnen.N14"/>
          </calcext:conditional-format>
          <calcext:conditional-format calcext:target-range-address="Notenrechnen.N15:Notenrechnen.N15">
            <calcext:condition calcext:apply-style-name="hellgrau" calcext:value="formula-is(ISEVEN(ROW()))" calcext:base-cell-address="Notenrechnen.N15"/>
          </calcext:conditional-format>
          <calcext:conditional-format calcext:target-range-address="Notenrechnen.N16:Notenrechnen.N16">
            <calcext:condition calcext:apply-style-name="hellgrau" calcext:value="formula-is(ISEVEN(ROW()))" calcext:base-cell-address="Notenrechnen.N16"/>
          </calcext:conditional-format>
          <calcext:conditional-format calcext:target-range-address="Notenrechnen.N17:Notenrechnen.N17">
            <calcext:condition calcext:apply-style-name="hellgrau" calcext:value="formula-is(ISEVEN(ROW()))" calcext:base-cell-address="Notenrechnen.N17"/>
          </calcext:conditional-format>
          <calcext:conditional-format calcext:target-range-address="Notenrechnen.N18:Notenrechnen.N18">
            <calcext:condition calcext:apply-style-name="hellgrau" calcext:value="formula-is(ISEVEN(ROW()))" calcext:base-cell-address="Notenrechnen.N18"/>
          </calcext:conditional-format>
          <calcext:conditional-format calcext:target-range-address="Notenrechnen.N19:Notenrechnen.N19">
            <calcext:condition calcext:apply-style-name="hellgrau" calcext:value="formula-is(ISEVEN(ROW()))" calcext:base-cell-address="Notenrechnen.N19"/>
          </calcext:conditional-format>
          <calcext:conditional-format calcext:target-range-address="Notenrechnen.N20:Notenrechnen.N20">
            <calcext:condition calcext:apply-style-name="hellgrau" calcext:value="formula-is(ISEVEN(ROW()))" calcext:base-cell-address="Notenrechnen.N20"/>
          </calcext:conditional-format>
          <calcext:conditional-format calcext:target-range-address="Notenrechnen.N21:Notenrechnen.N21">
            <calcext:condition calcext:apply-style-name="hellgrau" calcext:value="formula-is(ISEVEN(ROW()))" calcext:base-cell-address="Notenrechnen.N21"/>
          </calcext:conditional-format>
          <calcext:conditional-format calcext:target-range-address="Notenrechnen.N22:Notenrechnen.N22">
            <calcext:condition calcext:apply-style-name="hellgrau" calcext:value="formula-is(ISEVEN(ROW()))" calcext:base-cell-address="Notenrechnen.N22"/>
          </calcext:conditional-format>
          <calcext:conditional-format calcext:target-range-address="Notenrechnen.N23:Notenrechnen.N23">
            <calcext:condition calcext:apply-style-name="hellgrau" calcext:value="formula-is(ISEVEN(ROW()))" calcext:base-cell-address="Notenrechnen.N23"/>
          </calcext:conditional-format>
          <calcext:conditional-format calcext:target-range-address="Notenrechnen.N24:Notenrechnen.N24">
            <calcext:condition calcext:apply-style-name="hellgrau" calcext:value="formula-is(ISEVEN(ROW()))" calcext:base-cell-address="Notenrechnen.N24"/>
          </calcext:conditional-format>
          <calcext:conditional-format calcext:target-range-address="Notenrechnen.N25:Notenrechnen.N25">
            <calcext:condition calcext:apply-style-name="hellgrau" calcext:value="formula-is(ISEVEN(ROW()))" calcext:base-cell-address="Notenrechnen.N25"/>
          </calcext:conditional-format>
          <calcext:conditional-format calcext:target-range-address="Notenrechnen.N26:Notenrechnen.N26">
            <calcext:condition calcext:apply-style-name="hellgrau" calcext:value="formula-is(ISEVEN(ROW()))" calcext:base-cell-address="Notenrechnen.N26"/>
          </calcext:conditional-format>
          <calcext:conditional-format calcext:target-range-address="Notenrechnen.N27:Notenrechnen.N27">
            <calcext:condition calcext:apply-style-name="hellgrau" calcext:value="formula-is(ISEVEN(ROW()))" calcext:base-cell-address="Notenrechnen.N27"/>
          </calcext:conditional-format>
          <calcext:conditional-format calcext:target-range-address="Notenrechnen.N28:Notenrechnen.N28">
            <calcext:condition calcext:apply-style-name="hellgrau" calcext:value="formula-is(ISEVEN(ROW()))" calcext:base-cell-address="Notenrechnen.N28"/>
          </calcext:conditional-format>
          <calcext:conditional-format calcext:target-range-address="Notenrechnen.N29:Notenrechnen.N29">
            <calcext:condition calcext:apply-style-name="hellgrau" calcext:value="formula-is(ISEVEN(ROW()))" calcext:base-cell-address="Notenrechnen.N29"/>
          </calcext:conditional-format>
          <calcext:conditional-format calcext:target-range-address="Notenrechnen.N30:Notenrechnen.N30">
            <calcext:condition calcext:apply-style-name="hellgrau" calcext:value="formula-is(ISEVEN(ROW()))" calcext:base-cell-address="Notenrechnen.N30"/>
          </calcext:conditional-format>
          <calcext:conditional-format calcext:target-range-address="Notenrechnen.N31:Notenrechnen.N31">
            <calcext:condition calcext:apply-style-name="hellgrau" calcext:value="formula-is(ISEVEN(ROW()))" calcext:base-cell-address="Notenrechnen.N31"/>
          </calcext:conditional-format>
          <calcext:conditional-format calcext:target-range-address="Notenrechnen.N32:Notenrechnen.N32">
            <calcext:condition calcext:apply-style-name="hellgrau" calcext:value="formula-is(ISEVEN(ROW()))" calcext:base-cell-address="Notenrechnen.N32"/>
          </calcext:conditional-format>
          <calcext:conditional-format calcext:target-range-address="Notenrechnen.N33:Notenrechnen.N33">
            <calcext:condition calcext:apply-style-name="hellgrau" calcext:value="formula-is(ISEVEN(ROW()))" calcext:base-cell-address="Notenrechnen.N33"/>
          </calcext:conditional-format>
          <calcext:conditional-format calcext:target-range-address="Notenrechnen.N34:Notenrechnen.N34">
            <calcext:condition calcext:apply-style-name="hellgrau" calcext:value="formula-is(ISEVEN(ROW()))" calcext:base-cell-address="Notenrechnen.N34"/>
          </calcext:conditional-format>
          <calcext:conditional-format calcext:target-range-address="Notenrechnen.N35:Notenrechnen.N35">
            <calcext:condition calcext:apply-style-name="hellgrau" calcext:value="formula-is(ISEVEN(ROW()))" calcext:base-cell-address="Notenrechnen.N35"/>
          </calcext:conditional-format>
          <calcext:conditional-format calcext:target-range-address="Notenrechnen.N36:Notenrechnen.N36">
            <calcext:condition calcext:apply-style-name="hellgrau" calcext:value="formula-is(ISEVEN(ROW()))" calcext:base-cell-address="Notenrechnen.N36"/>
          </calcext:conditional-format>
        </calcext:conditional-formats>
      </table:table>
      <table:table table:name="-Fehlstundenberechnung-" table:style-name="ta1">
        <table:table-column table:style-name="co7" table:default-cell-style-name="Default"/>
        <table:table-column table:style-name="co19" table:default-cell-style-name="ce5"/>
        <table:table-column table:style-name="co38" table:default-cell-style-name="ce5"/>
        <table:table-column table:style-name="co19" table:number-columns-repeated="21" table:default-cell-style-name="ce5"/>
        <table:table-column table:style-name="co42" table:default-cell-style-name="Default"/>
        <table:table-column table:style-name="co43" table:default-cell-style-name="Default"/>
        <table:table-column table:style-name="co19" table:number-columns-repeated="2" table:default-cell-style-name="ce5"/>
        <table:table-column table:style-name="co44" table:default-cell-style-name="ce5"/>
        <table:table-column table:style-name="co19" table:number-columns-repeated="21" table:default-cell-style-name="ce5"/>
        <table:table-column table:style-name="co7" table:number-columns-repeated="2" table:default-cell-style-name="Default"/>
        <table:table-row table:style-name="ro1">
          <table:table-cell/>
          <table:table-cell table:style-name="Default" table:number-columns-repeated="23"/>
          <table:table-cell table:number-columns-repeated="2"/>
          <table:table-cell table:style-name="Default" table:number-columns-repeated="24"/>
          <table:table-cell table:number-columns-repeated="2"/>
        </table:table-row>
        <table:table-row table:style-name="ro14">
          <table:table-cell table:style-name="ce220" office:value-type="string" calcext:value-type="string">
            <text:p>Fehlstunden Q1</text:p>
          </table:table-cell>
          <table:table-cell table:style-name="Default" table:number-columns-repeated="23"/>
          <table:table-cell/>
          <table:table-cell table:style-name="ce220" office:value-type="string" calcext:value-type="string">
            <text:p>Fehlstunden Q2</text:p>
          </table:table-cell>
          <table:table-cell table:style-name="Default" table:number-columns-repeated="24"/>
          <table:table-cell table:number-columns-repeated="2"/>
        </table:table-row>
        <table:table-row table:style-name="ro15">
          <table:table-cell/>
          <table:table-cell table:style-name="ce222" table:formula="of:=['SoMi-Liste'.C1]" office:value-type="date" office:date-value="2016-08-26" calcext:value-type="date">
            <text:p>26.08.16</text:p>
          </table:table-cell>
          <table:table-cell table:style-name="ce222" table:formula="of:=['SoMi-Liste'.D1]" office:value-type="date" office:date-value="2016-08-30" calcext:value-type="date">
            <text:p>30.08.16</text:p>
          </table:table-cell>
          <table:table-cell table:style-name="ce222" table:formula="of:=['SoMi-Liste'.E1]" office:value-type="date" office:date-value="2016-09-02" calcext:value-type="date">
            <text:p>02.09.16</text:p>
          </table:table-cell>
          <table:table-cell table:style-name="ce222" table:formula="of:=['SoMi-Liste'.F1]" office:value-type="date" office:date-value="2016-09-06" calcext:value-type="date">
            <text:p>06.09.16</text:p>
          </table:table-cell>
          <table:table-cell table:style-name="ce222" table:formula="of:=['SoMi-Liste'.G1]" office:value-type="date" office:date-value="2016-09-09" calcext:value-type="date">
            <text:p>09.09.16</text:p>
          </table:table-cell>
          <table:table-cell table:style-name="ce222" table:formula="of:=['SoMi-Liste'.H1]" office:value-type="date" office:date-value="2016-09-13" calcext:value-type="date">
            <text:p>13.09.16</text:p>
          </table:table-cell>
          <table:table-cell table:style-name="ce222" table:formula="of:=['SoMi-Liste'.I1]" office:value-type="date" office:date-value="2016-09-16" calcext:value-type="date">
            <text:p>16.09.16</text:p>
          </table:table-cell>
          <table:table-cell table:style-name="ce222" table:formula="of:=['SoMi-Liste'.J1]" office:value-type="date" office:date-value="2016-09-20" calcext:value-type="date">
            <text:p>20.09.16</text:p>
          </table:table-cell>
          <table:table-cell table:style-name="ce222" table:formula="of:=['SoMi-Liste'.K1]" office:value-type="date" office:date-value="2016-09-23" calcext:value-type="date">
            <text:p>23.09.16</text:p>
          </table:table-cell>
          <table:table-cell table:style-name="ce222" table:formula="of:=['SoMi-Liste'.L1]" office:value-type="date" office:date-value="2016-09-27" calcext:value-type="date">
            <text:p>27.09.16</text:p>
          </table:table-cell>
          <table:table-cell table:style-name="ce222" table:formula="of:=['SoMi-Liste'.M1]" office:value-type="date" office:date-value="2016-09-30" calcext:value-type="date">
            <text:p>30.09.16</text:p>
          </table:table-cell>
          <table:table-cell table:style-name="ce222" table:formula="of:=['SoMi-Liste'.N1]" office:value-type="date" office:date-value="2016-10-04" calcext:value-type="date">
            <text:p>04.10.16</text:p>
          </table:table-cell>
          <table:table-cell table:style-name="ce222" table:formula="of:=['SoMi-Liste'.O1]" office:value-type="date" office:date-value="2016-10-07" calcext:value-type="date">
            <text:p>07.10.16</text:p>
          </table:table-cell>
          <table:table-cell table:style-name="ce222" table:formula="of:=['SoMi-Liste'.P1]" office:value-type="date" office:date-value="2016-10-11" calcext:value-type="date">
            <text:p>11.10.16</text:p>
          </table:table-cell>
          <table:table-cell table:style-name="ce222" table:formula="of:=['SoMi-Liste'.Q1]" office:value-type="date" office:date-value="2016-10-14" calcext:value-type="date">
            <text:p>14.10.16</text:p>
          </table:table-cell>
          <table:table-cell table:style-name="ce222" table:formula="of:=['SoMi-Liste'.R1]" office:value-type="date" office:date-value="2016-10-18" calcext:value-type="date">
            <text:p>18.10.16</text:p>
          </table:table-cell>
          <table:table-cell table:style-name="ce222" table:formula="of:=['SoMi-Liste'.S1]" office:value-type="date" office:date-value="2016-10-21" calcext:value-type="date">
            <text:p>21.10.16</text:p>
          </table:table-cell>
          <table:table-cell table:style-name="ce222" table:formula="of:=['SoMi-Liste'.T1]" office:value-type="date" office:date-value="2016-10-25" calcext:value-type="date">
            <text:p>25.10.16</text:p>
          </table:table-cell>
          <table:table-cell table:style-name="ce222" table:formula="of:=['SoMi-Liste'.U1]" office:value-type="date" office:date-value="2016-10-28" calcext:value-type="date">
            <text:p>28.10.16</text:p>
          </table:table-cell>
          <table:table-cell table:style-name="ce222" table:formula="of:=['SoMi-Liste'.V1]" office:value-type="date" office:date-value="2016-11-01" calcext:value-type="date">
            <text:p>01.11.16</text:p>
          </table:table-cell>
          <table:table-cell table:style-name="ce222" table:formula="of:=['SoMi-Liste'.W1]" office:value-type="date" office:date-value="2016-11-04" calcext:value-type="date">
            <text:p>04.11.16</text:p>
          </table:table-cell>
          <table:table-cell table:style-name="ce222" table:number-columns-repeated="2"/>
          <table:table-cell table:style-name="ce225" office:value-type="string" calcext:value-type="string">
            <text:p>Summe Fehlstunden</text:p>
          </table:table-cell>
          <table:table-cell/>
          <table:table-cell table:style-name="ce222" table:formula="of:=['SoMi-Liste'.AE1]" office:value-type="date" office:date-value="2016-11-08" calcext:value-type="date">
            <text:p>08.11.16</text:p>
          </table:table-cell>
          <table:table-cell table:style-name="ce222" table:formula="of:=['SoMi-Liste'.AF1]" office:value-type="date" office:date-value="2016-11-11" calcext:value-type="date">
            <text:p>11.11.16</text:p>
          </table:table-cell>
          <table:table-cell table:style-name="ce222" table:formula="of:=['SoMi-Liste'.AG1]" office:value-type="date" office:date-value="2016-11-15" calcext:value-type="date">
            <text:p>15.11.16</text:p>
          </table:table-cell>
          <table:table-cell table:style-name="ce222" table:formula="of:=['SoMi-Liste'.AH1]" office:value-type="date" office:date-value="2016-11-18" calcext:value-type="date">
            <text:p>18.11.16</text:p>
          </table:table-cell>
          <table:table-cell table:style-name="ce222" table:formula="of:=['SoMi-Liste'.AI1]" office:value-type="date" office:date-value="2016-11-22" calcext:value-type="date">
            <text:p>22.11.16</text:p>
          </table:table-cell>
          <table:table-cell table:style-name="ce222" table:formula="of:=['SoMi-Liste'.AJ1]" office:value-type="date" office:date-value="2016-11-25" calcext:value-type="date">
            <text:p>25.11.16</text:p>
          </table:table-cell>
          <table:table-cell table:style-name="ce222" table:formula="of:=['SoMi-Liste'.AK1]" office:value-type="date" office:date-value="2016-11-29" calcext:value-type="date">
            <text:p>29.11.16</text:p>
          </table:table-cell>
          <table:table-cell table:style-name="ce222" table:formula="of:=['SoMi-Liste'.AL1]" office:value-type="date" office:date-value="2016-12-02" calcext:value-type="date">
            <text:p>02.12.16</text:p>
          </table:table-cell>
          <table:table-cell table:style-name="ce222" table:formula="of:=['SoMi-Liste'.AM1]" office:value-type="date" office:date-value="2016-12-06" calcext:value-type="date">
            <text:p>06.12.16</text:p>
          </table:table-cell>
          <table:table-cell table:style-name="ce222" table:formula="of:=['SoMi-Liste'.AN1]" office:value-type="date" office:date-value="2016-12-09" calcext:value-type="date">
            <text:p>09.12.16</text:p>
          </table:table-cell>
          <table:table-cell table:style-name="ce222" table:formula="of:=['SoMi-Liste'.AO1]" office:value-type="date" office:date-value="2016-12-13" calcext:value-type="date">
            <text:p>13.12.16</text:p>
          </table:table-cell>
          <table:table-cell table:style-name="ce222" table:formula="of:=['SoMi-Liste'.AP1]" office:value-type="date" office:date-value="2016-12-16" calcext:value-type="date">
            <text:p>16.12.16</text:p>
          </table:table-cell>
          <table:table-cell table:style-name="ce222" table:formula="of:=['SoMi-Liste'.AQ1]" office:value-type="date" office:date-value="2016-12-20" calcext:value-type="date">
            <text:p>20.12.16</text:p>
          </table:table-cell>
          <table:table-cell table:style-name="ce222" table:formula="of:=['SoMi-Liste'.AR1]" office:value-type="date" office:date-value="2017-01-10" calcext:value-type="date">
            <text:p>10.01.17</text:p>
          </table:table-cell>
          <table:table-cell table:style-name="ce222" table:formula="of:=['SoMi-Liste'.AS1]" office:value-type="date" office:date-value="2017-01-13" calcext:value-type="date">
            <text:p>13.01.17</text:p>
          </table:table-cell>
          <table:table-cell table:style-name="ce222" table:formula="of:=['SoMi-Liste'.AT1]" office:value-type="date" office:date-value="2017-01-17" calcext:value-type="date">
            <text:p>17.01.17</text:p>
          </table:table-cell>
          <table:table-cell table:style-name="ce222" table:formula="of:=['SoMi-Liste'.AU1]" office:value-type="date" office:date-value="2017-01-20" calcext:value-type="date">
            <text:p>20.01.17</text:p>
          </table:table-cell>
          <table:table-cell table:style-name="ce222" table:formula="of:=['SoMi-Liste'.AV1]" office:value-type="date" office:date-value="2017-01-24" calcext:value-type="date">
            <text:p>24.01.17</text:p>
          </table:table-cell>
          <table:table-cell table:style-name="ce222" table:formula="of:=['SoMi-Liste'.AW1]" office:value-type="date" office:date-value="2017-01-27" calcext:value-type="date">
            <text:p>27.01.17</text:p>
          </table:table-cell>
          <table:table-cell table:style-name="ce222" table:formula="of:=['SoMi-Liste'.AX1]" office:value-type="date" office:date-value="2017-01-31" calcext:value-type="date">
            <text:p>31.01.17</text:p>
          </table:table-cell>
          <table:table-cell table:style-name="ce222" table:formula="of:=['SoMi-Liste'.AY1]" office:value-type="date" office:date-value="2017-02-03" calcext:value-type="date">
            <text:p>03.02.17</text:p>
          </table:table-cell>
          <table:table-cell table:style-name="ce222" table:number-columns-repeated="3"/>
          <table:table-cell table:style-name="ce225" office:value-type="string" calcext:value-type="string">
            <text:p>Summe Fehlstunden</text:p>
          </table:table-cell>
          <table:table-cell table:style-name="ce222"/>
        </table:table-row>
        <table:table-row table:style-name="ro1">
          <table:table-cell table:style-name="ce221" office:value-type="string" calcext:value-type="string">
            <text:p>E/D</text:p>
          </table:table-cell>
          <table:table-cell table:style-name="ce223" table:formula="of:=['SoMi-Liste'.C2]" office:value-type="float" office:value="1" calcext:value-type="float">
            <text:p>1</text:p>
          </table:table-cell>
          <table:table-cell table:style-name="ce223" table:formula="of:=['SoMi-Liste'.D2]" office:value-type="float" office:value="2" calcext:value-type="float">
            <text:p>2</text:p>
          </table:table-cell>
          <table:table-cell table:style-name="ce223" table:formula="of:=['SoMi-Liste'.E2]" office:value-type="float" office:value="1" calcext:value-type="float">
            <text:p>1</text:p>
          </table:table-cell>
          <table:table-cell table:style-name="ce223" table:formula="of:=['SoMi-Liste'.F2]" office:value-type="float" office:value="2" calcext:value-type="float">
            <text:p>2</text:p>
          </table:table-cell>
          <table:table-cell table:style-name="ce223" table:formula="of:=['SoMi-Liste'.G2]" office:value-type="float" office:value="1" calcext:value-type="float">
            <text:p>1</text:p>
          </table:table-cell>
          <table:table-cell table:style-name="ce223" table:formula="of:=['SoMi-Liste'.H2]" office:value-type="float" office:value="2" calcext:value-type="float">
            <text:p>2</text:p>
          </table:table-cell>
          <table:table-cell table:style-name="ce223" table:formula="of:=['SoMi-Liste'.I2]" office:value-type="float" office:value="1" calcext:value-type="float">
            <text:p>1</text:p>
          </table:table-cell>
          <table:table-cell table:style-name="ce223" table:formula="of:=['SoMi-Liste'.J2]" office:value-type="float" office:value="2" calcext:value-type="float">
            <text:p>2</text:p>
          </table:table-cell>
          <table:table-cell table:style-name="ce223" table:formula="of:=['SoMi-Liste'.K2]" office:value-type="float" office:value="1" calcext:value-type="float">
            <text:p>1</text:p>
          </table:table-cell>
          <table:table-cell table:style-name="ce223" table:formula="of:=['SoMi-Liste'.L2]" office:value-type="float" office:value="2" calcext:value-type="float">
            <text:p>2</text:p>
          </table:table-cell>
          <table:table-cell table:style-name="ce223" table:formula="of:=['SoMi-Liste'.M2]" office:value-type="float" office:value="1" calcext:value-type="float">
            <text:p>1</text:p>
          </table:table-cell>
          <table:table-cell table:style-name="ce223" table:formula="of:=['SoMi-Liste'.N2]" office:value-type="float" office:value="2" calcext:value-type="float">
            <text:p>2</text:p>
          </table:table-cell>
          <table:table-cell table:style-name="ce223" table:formula="of:=['SoMi-Liste'.O2]" office:value-type="float" office:value="1" calcext:value-type="float">
            <text:p>1</text:p>
          </table:table-cell>
          <table:table-cell table:style-name="ce223" table:formula="of:=['SoMi-Liste'.P2]" office:value-type="float" office:value="2" calcext:value-type="float">
            <text:p>2</text:p>
          </table:table-cell>
          <table:table-cell table:style-name="ce223" table:formula="of:=['SoMi-Liste'.Q2]" office:value-type="float" office:value="1" calcext:value-type="float">
            <text:p>1</text:p>
          </table:table-cell>
          <table:table-cell table:style-name="ce223" table:formula="of:=['SoMi-Liste'.R2]" office:value-type="float" office:value="2" calcext:value-type="float">
            <text:p>2</text:p>
          </table:table-cell>
          <table:table-cell table:style-name="ce223" table:formula="of:=['SoMi-Liste'.S2]" office:value-type="float" office:value="1" calcext:value-type="float">
            <text:p>1</text:p>
          </table:table-cell>
          <table:table-cell table:style-name="ce223" table:formula="of:=['SoMi-Liste'.T2]" office:value-type="float" office:value="2" calcext:value-type="float">
            <text:p>2</text:p>
          </table:table-cell>
          <table:table-cell table:style-name="ce223" table:formula="of:=['SoMi-Liste'.U2]" office:value-type="float" office:value="1" calcext:value-type="float">
            <text:p>1</text:p>
          </table:table-cell>
          <table:table-cell table:style-name="ce223" table:formula="of:=['SoMi-Liste'.V2]" office:value-type="float" office:value="2" calcext:value-type="float">
            <text:p>2</text:p>
          </table:table-cell>
          <table:table-cell table:style-name="ce223" table:formula="of:=['SoMi-Liste'.W2]" office:value-type="float" office:value="1" calcext:value-type="float">
            <text:p>1</text:p>
          </table:table-cell>
          <table:table-cell table:style-name="ce223" table:number-columns-repeated="2"/>
          <table:table-cell/>
          <table:table-cell table:style-name="ce221" office:value-type="string" calcext:value-type="string">
            <text:p>E/D</text:p>
          </table:table-cell>
          <table:table-cell table:style-name="ce223" table:formula="of:=['SoMi-Liste'.AE2]" office:value-type="float" office:value="2" calcext:value-type="float">
            <text:p>2</text:p>
          </table:table-cell>
          <table:table-cell table:style-name="ce223" table:formula="of:=['SoMi-Liste'.AF2]" office:value-type="float" office:value="1" calcext:value-type="float">
            <text:p>1</text:p>
          </table:table-cell>
          <table:table-cell table:style-name="ce223" table:formula="of:=['SoMi-Liste'.AG2]" office:value-type="float" office:value="2" calcext:value-type="float">
            <text:p>2</text:p>
          </table:table-cell>
          <table:table-cell table:style-name="ce223" table:formula="of:=['SoMi-Liste'.AH2]" office:value-type="float" office:value="1" calcext:value-type="float">
            <text:p>1</text:p>
          </table:table-cell>
          <table:table-cell table:style-name="ce223" table:formula="of:=['SoMi-Liste'.AI2]" office:value-type="float" office:value="2" calcext:value-type="float">
            <text:p>2</text:p>
          </table:table-cell>
          <table:table-cell table:style-name="ce223" table:formula="of:=['SoMi-Liste'.AJ2]" office:value-type="float" office:value="1" calcext:value-type="float">
            <text:p>1</text:p>
          </table:table-cell>
          <table:table-cell table:style-name="ce223" table:formula="of:=['SoMi-Liste'.AK2]" office:value-type="float" office:value="2" calcext:value-type="float">
            <text:p>2</text:p>
          </table:table-cell>
          <table:table-cell table:style-name="ce223" table:formula="of:=['SoMi-Liste'.AL2]" office:value-type="float" office:value="1" calcext:value-type="float">
            <text:p>1</text:p>
          </table:table-cell>
          <table:table-cell table:style-name="ce223" table:formula="of:=['SoMi-Liste'.AM2]" office:value-type="float" office:value="2" calcext:value-type="float">
            <text:p>2</text:p>
          </table:table-cell>
          <table:table-cell table:style-name="ce223" table:formula="of:=['SoMi-Liste'.AN2]" office:value-type="float" office:value="1" calcext:value-type="float">
            <text:p>1</text:p>
          </table:table-cell>
          <table:table-cell table:style-name="ce223" table:formula="of:=['SoMi-Liste'.AO2]" office:value-type="float" office:value="2" calcext:value-type="float">
            <text:p>2</text:p>
          </table:table-cell>
          <table:table-cell table:style-name="ce223" table:formula="of:=['SoMi-Liste'.AP2]" office:value-type="float" office:value="1" calcext:value-type="float">
            <text:p>1</text:p>
          </table:table-cell>
          <table:table-cell table:style-name="ce223" table:formula="of:=['SoMi-Liste'.AQ2]" office:value-type="float" office:value="2" calcext:value-type="float">
            <text:p>2</text:p>
          </table:table-cell>
          <table:table-cell table:style-name="ce223" table:formula="of:=['SoMi-Liste'.AR2]" office:value-type="float" office:value="2" calcext:value-type="float">
            <text:p>2</text:p>
          </table:table-cell>
          <table:table-cell table:style-name="ce223" table:formula="of:=['SoMi-Liste'.AS2]" office:value-type="float" office:value="1" calcext:value-type="float">
            <text:p>1</text:p>
          </table:table-cell>
          <table:table-cell table:style-name="ce223" table:formula="of:=['SoMi-Liste'.AT2]" office:value-type="float" office:value="2" calcext:value-type="float">
            <text:p>2</text:p>
          </table:table-cell>
          <table:table-cell table:style-name="ce223" table:formula="of:=['SoMi-Liste'.AU2]" office:value-type="float" office:value="1" calcext:value-type="float">
            <text:p>1</text:p>
          </table:table-cell>
          <table:table-cell table:style-name="ce223" table:formula="of:=['SoMi-Liste'.AV2]" office:value-type="float" office:value="2" calcext:value-type="float">
            <text:p>2</text:p>
          </table:table-cell>
          <table:table-cell table:style-name="ce223" table:formula="of:=['SoMi-Liste'.AW2]" office:value-type="float" office:value="1" calcext:value-type="float">
            <text:p>1</text:p>
          </table:table-cell>
          <table:table-cell table:style-name="ce223" table:formula="of:=['SoMi-Liste'.AX2]" office:value-type="float" office:value="2" calcext:value-type="float">
            <text:p>2</text:p>
          </table:table-cell>
          <table:table-cell table:style-name="ce223" table:formula="of:=['SoMi-Liste'.AY2]" office:value-type="float" office:value="1" calcext:value-type="float">
            <text:p>1</text:p>
          </table:table-cell>
          <table:table-cell table:style-name="ce223" table:number-columns-repeated="3"/>
          <table:table-cell table:number-columns-repeated="2"/>
        </table:table-row>
        <table:table-row table:style-name="ro1">
          <table:table-cell table:formula="of:=['SoMi-Liste'.B3]" office:value-type="string" office:string-value="Max Mustermann" calcext:value-type="string">
            <text:p>Max Mustermann</text:p>
          </table:table-cell>
          <table:table-cell table:formula="of:=IF(['SoMi-Liste'.C3]=&quot;f&quot;;['SoMi-Liste'.C$2];IF(['SoMi-Liste'.C3]=&quot;e&quot;;['SoMi-Liste'.C$2];&quot;&quot;))">
            <text:p/>
          </table:table-cell>
          <table:table-cell table:formula="of:=IF(['SoMi-Liste'.D3]=&quot;f&quot;;['SoMi-Liste'.D$2];IF(['SoMi-Liste'.D3]=&quot;e&quot;;['SoMi-Liste'.D$2];&quot;&quot;))">
            <text:p/>
          </table:table-cell>
          <table:table-cell table:formula="of:=IF(['SoMi-Liste'.E3]=&quot;f&quot;;['SoMi-Liste'.E$2];IF(['SoMi-Liste'.E3]=&quot;e&quot;;['SoMi-Liste'.E$2];&quot;&quot;))">
            <text:p/>
          </table:table-cell>
          <table:table-cell table:formula="of:=IF(['SoMi-Liste'.F3]=&quot;f&quot;;['SoMi-Liste'.F$2];IF(['SoMi-Liste'.F3]=&quot;e&quot;;['SoMi-Liste'.F$2];&quot;&quot;))">
            <text:p/>
          </table:table-cell>
          <table:table-cell table:formula="of:=IF(['SoMi-Liste'.G3]=&quot;f&quot;;['SoMi-Liste'.G$2];IF(['SoMi-Liste'.G3]=&quot;e&quot;;['SoMi-Liste'.G$2];&quot;&quot;))">
            <text:p/>
          </table:table-cell>
          <table:table-cell table:formula="of:=IF(['SoMi-Liste'.H3]=&quot;f&quot;;['SoMi-Liste'.H$2];IF(['SoMi-Liste'.H3]=&quot;e&quot;;['SoMi-Liste'.H$2];&quot;&quot;))">
            <text:p/>
          </table:table-cell>
          <table:table-cell table:formula="of:=IF(['SoMi-Liste'.I3]=&quot;f&quot;;['SoMi-Liste'.I$2];IF(['SoMi-Liste'.I3]=&quot;e&quot;;['SoMi-Liste'.I$2];&quot;&quot;))" office:value-type="float" office:value="1" calcext:value-type="float">
            <text:p>1</text:p>
          </table:table-cell>
          <table:table-cell table:formula="of:=IF(['SoMi-Liste'.J3]=&quot;f&quot;;['SoMi-Liste'.J$2];IF(['SoMi-Liste'.J3]=&quot;e&quot;;['SoMi-Liste'.J$2];&quot;&quot;))" office:value-type="float" office:value="2" calcext:value-type="float">
            <text:p>2</text:p>
          </table:table-cell>
          <table:table-cell table:formula="of:=IF(['SoMi-Liste'.K3]=&quot;f&quot;;['SoMi-Liste'.K$2];IF(['SoMi-Liste'.K3]=&quot;e&quot;;['SoMi-Liste'.K$2];&quot;&quot;))" office:value-type="float" office:value="1" calcext:value-type="float">
            <text:p>1</text:p>
          </table:table-cell>
          <table:table-cell table:formula="of:=IF(['SoMi-Liste'.L3]=&quot;f&quot;;['SoMi-Liste'.L$2];IF(['SoMi-Liste'.L3]=&quot;e&quot;;['SoMi-Liste'.L$2];&quot;&quot;))" office:value-type="float" office:value="2" calcext:value-type="float">
            <text:p>2</text:p>
          </table:table-cell>
          <table:table-cell table:formula="of:=IF(['SoMi-Liste'.M3]=&quot;f&quot;;['SoMi-Liste'.M$2];IF(['SoMi-Liste'.M3]=&quot;e&quot;;['SoMi-Liste'.M$2];&quot;&quot;))">
            <text:p/>
          </table:table-cell>
          <table:table-cell table:formula="of:=IF(['SoMi-Liste'.N3]=&quot;f&quot;;['SoMi-Liste'.N$2];IF(['SoMi-Liste'.N3]=&quot;e&quot;;['SoMi-Liste'.N$2];&quot;&quot;))">
            <text:p/>
          </table:table-cell>
          <table:table-cell table:formula="of:=IF(['SoMi-Liste'.O3]=&quot;f&quot;;['SoMi-Liste'.O$2];IF(['SoMi-Liste'.O3]=&quot;e&quot;;['SoMi-Liste'.O$2];&quot;&quot;))">
            <text:p/>
          </table:table-cell>
          <table:table-cell table:formula="of:=IF(['SoMi-Liste'.P3]=&quot;f&quot;;['SoMi-Liste'.P$2];IF(['SoMi-Liste'.P3]=&quot;e&quot;;['SoMi-Liste'.P$2];&quot;&quot;))">
            <text:p/>
          </table:table-cell>
          <table:table-cell table:formula="of:=IF(['SoMi-Liste'.Q3]=&quot;f&quot;;['SoMi-Liste'.Q$2];IF(['SoMi-Liste'.Q3]=&quot;e&quot;;['SoMi-Liste'.Q$2];&quot;&quot;))">
            <text:p/>
          </table:table-cell>
          <table:table-cell table:formula="of:=IF(['SoMi-Liste'.R3]=&quot;f&quot;;['SoMi-Liste'.R$2];IF(['SoMi-Liste'.R3]=&quot;e&quot;;['SoMi-Liste'.R$2];&quot;&quot;))">
            <text:p/>
          </table:table-cell>
          <table:table-cell table:formula="of:=IF(['SoMi-Liste'.S3]=&quot;f&quot;;['SoMi-Liste'.S$2];IF(['SoMi-Liste'.S3]=&quot;e&quot;;['SoMi-Liste'.S$2];&quot;&quot;))">
            <text:p/>
          </table:table-cell>
          <table:table-cell table:formula="of:=IF(['SoMi-Liste'.T3]=&quot;f&quot;;['SoMi-Liste'.T$2];IF(['SoMi-Liste'.T3]=&quot;e&quot;;['SoMi-Liste'.T$2];&quot;&quot;))">
            <text:p/>
          </table:table-cell>
          <table:table-cell table:formula="of:=IF(['SoMi-Liste'.U3]=&quot;f&quot;;['SoMi-Liste'.U$2];IF(['SoMi-Liste'.U3]=&quot;e&quot;;['SoMi-Liste'.U$2];&quot;&quot;))">
            <text:p/>
          </table:table-cell>
          <table:table-cell table:formula="of:=IF(['SoMi-Liste'.V3]=&quot;f&quot;;['SoMi-Liste'.V$2];IF(['SoMi-Liste'.V3]=&quot;e&quot;;['SoMi-Liste'.V$2];&quot;&quot;))">
            <text:p/>
          </table:table-cell>
          <table:table-cell table:formula="of:=IF(['SoMi-Liste'.W3]=&quot;f&quot;;['SoMi-Liste'.W$2];IF(['SoMi-Liste'.W3]=&quot;e&quot;;['SoMi-Liste'.W$2];&quot;&quot;))">
            <text:p/>
          </table:table-cell>
          <table:table-cell table:number-columns-repeated="2"/>
          <table:table-cell table:formula="of:=SUM([.B5:.X5])" office:value-type="float" office:value="6" calcext:value-type="float">
            <text:p>6</text:p>
          </table:table-cell>
          <table:table-cell table:formula="of:=['SoMi-Liste'.AD3]" office:value-type="string" office:string-value="Max Mustermann" calcext:value-type="string">
            <text:p>Max Mustermann</text:p>
          </table:table-cell>
          <table:table-cell table:formula="of:=IF(['SoMi-Liste'.AE3]=&quot;f&quot;;['SoMi-Liste'.AE$2];IF(['SoMi-Liste'.AE3]=&quot;e&quot;;['SoMi-Liste'.AE$2];&quot;&quot;))">
            <text:p/>
          </table:table-cell>
          <table:table-cell table:formula="of:=IF(['SoMi-Liste'.AF3]=&quot;f&quot;;['SoMi-Liste'.AF$2];IF(['SoMi-Liste'.AF3]=&quot;e&quot;;['SoMi-Liste'.AF$2];&quot;&quot;))">
            <text:p/>
          </table:table-cell>
          <table:table-cell table:formula="of:=IF(['SoMi-Liste'.AG3]=&quot;f&quot;;['SoMi-Liste'.AG$2];IF(['SoMi-Liste'.AG3]=&quot;e&quot;;['SoMi-Liste'.AG$2];&quot;&quot;))">
            <text:p/>
          </table:table-cell>
          <table:table-cell table:formula="of:=IF(['SoMi-Liste'.AH3]=&quot;f&quot;;['SoMi-Liste'.AH$2];IF(['SoMi-Liste'.AH3]=&quot;e&quot;;['SoMi-Liste'.AH$2];&quot;&quot;))">
            <text:p/>
          </table:table-cell>
          <table:table-cell table:formula="of:=IF(['SoMi-Liste'.AI3]=&quot;f&quot;;['SoMi-Liste'.AI$2];IF(['SoMi-Liste'.AI3]=&quot;e&quot;;['SoMi-Liste'.AI$2];&quot;&quot;))">
            <text:p/>
          </table:table-cell>
          <table:table-cell table:formula="of:=IF(['SoMi-Liste'.AJ3]=&quot;f&quot;;['SoMi-Liste'.AJ$2];IF(['SoMi-Liste'.AJ3]=&quot;e&quot;;['SoMi-Liste'.AJ$2];&quot;&quot;))">
            <text:p/>
          </table:table-cell>
          <table:table-cell table:formula="of:=IF(['SoMi-Liste'.AK3]=&quot;f&quot;;['SoMi-Liste'.AK$2];IF(['SoMi-Liste'.AK3]=&quot;e&quot;;['SoMi-Liste'.AK$2];&quot;&quot;))">
            <text:p/>
          </table:table-cell>
          <table:table-cell table:formula="of:=IF(['SoMi-Liste'.AL3]=&quot;f&quot;;['SoMi-Liste'.AL$2];IF(['SoMi-Liste'.AL3]=&quot;e&quot;;['SoMi-Liste'.AL$2];&quot;&quot;))">
            <text:p/>
          </table:table-cell>
          <table:table-cell table:formula="of:=IF(['SoMi-Liste'.AM3]=&quot;f&quot;;['SoMi-Liste'.AM$2];IF(['SoMi-Liste'.AM3]=&quot;e&quot;;['SoMi-Liste'.AM$2];&quot;&quot;))">
            <text:p/>
          </table:table-cell>
          <table:table-cell table:formula="of:=IF(['SoMi-Liste'.AN3]=&quot;f&quot;;['SoMi-Liste'.AN$2];IF(['SoMi-Liste'.AN3]=&quot;e&quot;;['SoMi-Liste'.AN$2];&quot;&quot;))">
            <text:p/>
          </table:table-cell>
          <table:table-cell table:formula="of:=IF(['SoMi-Liste'.AO3]=&quot;f&quot;;['SoMi-Liste'.AO$2];IF(['SoMi-Liste'.AO3]=&quot;e&quot;;['SoMi-Liste'.AO$2];&quot;&quot;))">
            <text:p/>
          </table:table-cell>
          <table:table-cell table:formula="of:=IF(['SoMi-Liste'.AP3]=&quot;f&quot;;['SoMi-Liste'.AP$2];IF(['SoMi-Liste'.AP3]=&quot;e&quot;;['SoMi-Liste'.AP$2];&quot;&quot;))">
            <text:p/>
          </table:table-cell>
          <table:table-cell table:formula="of:=IF(['SoMi-Liste'.AQ3]=&quot;f&quot;;['SoMi-Liste'.AQ$2];IF(['SoMi-Liste'.AQ3]=&quot;e&quot;;['SoMi-Liste'.AQ$2];&quot;&quot;))">
            <text:p/>
          </table:table-cell>
          <table:table-cell table:formula="of:=IF(['SoMi-Liste'.AR3]=&quot;f&quot;;['SoMi-Liste'.AR$2];IF(['SoMi-Liste'.AR3]=&quot;e&quot;;['SoMi-Liste'.AR$2];&quot;&quot;))">
            <text:p/>
          </table:table-cell>
          <table:table-cell table:formula="of:=IF(['SoMi-Liste'.AS3]=&quot;f&quot;;['SoMi-Liste'.AS$2];IF(['SoMi-Liste'.AS3]=&quot;e&quot;;['SoMi-Liste'.AS$2];&quot;&quot;))">
            <text:p/>
          </table:table-cell>
          <table:table-cell table:formula="of:=IF(['SoMi-Liste'.AT3]=&quot;f&quot;;['SoMi-Liste'.AT$2];IF(['SoMi-Liste'.AT3]=&quot;e&quot;;['SoMi-Liste'.AT$2];&quot;&quot;))">
            <text:p/>
          </table:table-cell>
          <table:table-cell table:formula="of:=IF(['SoMi-Liste'.AU3]=&quot;f&quot;;['SoMi-Liste'.AU$2];IF(['SoMi-Liste'.AU3]=&quot;e&quot;;['SoMi-Liste'.AU$2];&quot;&quot;))">
            <text:p/>
          </table:table-cell>
          <table:table-cell table:formula="of:=IF(['SoMi-Liste'.AV3]=&quot;f&quot;;['SoMi-Liste'.AV$2];IF(['SoMi-Liste'.AV3]=&quot;e&quot;;['SoMi-Liste'.AV$2];&quot;&quot;))">
            <text:p/>
          </table:table-cell>
          <table:table-cell table:formula="of:=IF(['SoMi-Liste'.AW3]=&quot;f&quot;;['SoMi-Liste'.AW$2];IF(['SoMi-Liste'.AW3]=&quot;e&quot;;['SoMi-Liste'.AW$2];&quot;&quot;))">
            <text:p/>
          </table:table-cell>
          <table:table-cell table:formula="of:=IF(['SoMi-Liste'.AX3]=&quot;f&quot;;['SoMi-Liste'.AX$2];IF(['SoMi-Liste'.AX3]=&quot;e&quot;;['SoMi-Liste'.AX$2];&quot;&quot;))">
            <text:p/>
          </table:table-cell>
          <table:table-cell table:formula="of:=IF(['SoMi-Liste'.AY3]=&quot;f&quot;;['SoMi-Liste'.AY$2];IF(['SoMi-Liste'.AY3]=&quot;e&quot;;['SoMi-Liste'.AY$2];&quot;&quot;))">
            <text:p/>
          </table:table-cell>
          <table:table-cell table:number-columns-repeated="3"/>
          <table:table-cell table:formula="of:=SUM([.AA5:.AX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4]" office:value-type="string" office:string-value="Timo Test" calcext:value-type="string">
            <text:p>Timo Test</text:p>
          </table:table-cell>
          <table:table-cell table:formula="of:=IF(['SoMi-Liste'.C4]=&quot;f&quot;;['SoMi-Liste'.C$2];IF(['SoMi-Liste'.C4]=&quot;e&quot;;['SoMi-Liste'.C$2];&quot;&quot;))" office:value-type="float" office:value="1" calcext:value-type="float">
            <text:p>1</text:p>
          </table:table-cell>
          <table:table-cell table:formula="of:=IF(['SoMi-Liste'.D4]=&quot;f&quot;;['SoMi-Liste'.D$2];IF(['SoMi-Liste'.D4]=&quot;e&quot;;['SoMi-Liste'.D$2];&quot;&quot;))">
            <text:p/>
          </table:table-cell>
          <table:table-cell table:formula="of:=IF(['SoMi-Liste'.E4]=&quot;f&quot;;['SoMi-Liste'.E$2];IF(['SoMi-Liste'.E4]=&quot;e&quot;;['SoMi-Liste'.E$2];&quot;&quot;))">
            <text:p/>
          </table:table-cell>
          <table:table-cell table:formula="of:=IF(['SoMi-Liste'.F4]=&quot;f&quot;;['SoMi-Liste'.F$2];IF(['SoMi-Liste'.F4]=&quot;e&quot;;['SoMi-Liste'.F$2];&quot;&quot;))">
            <text:p/>
          </table:table-cell>
          <table:table-cell table:formula="of:=IF(['SoMi-Liste'.G4]=&quot;f&quot;;['SoMi-Liste'.G$2];IF(['SoMi-Liste'.G4]=&quot;e&quot;;['SoMi-Liste'.G$2];&quot;&quot;))">
            <text:p/>
          </table:table-cell>
          <table:table-cell table:formula="of:=IF(['SoMi-Liste'.H4]=&quot;f&quot;;['SoMi-Liste'.H$2];IF(['SoMi-Liste'.H4]=&quot;e&quot;;['SoMi-Liste'.H$2];&quot;&quot;))">
            <text:p/>
          </table:table-cell>
          <table:table-cell table:formula="of:=IF(['SoMi-Liste'.I4]=&quot;f&quot;;['SoMi-Liste'.I$2];IF(['SoMi-Liste'.I4]=&quot;e&quot;;['SoMi-Liste'.I$2];&quot;&quot;))">
            <text:p/>
          </table:table-cell>
          <table:table-cell table:formula="of:=IF(['SoMi-Liste'.J4]=&quot;f&quot;;['SoMi-Liste'.J$2];IF(['SoMi-Liste'.J4]=&quot;e&quot;;['SoMi-Liste'.J$2];&quot;&quot;))">
            <text:p/>
          </table:table-cell>
          <table:table-cell table:formula="of:=IF(['SoMi-Liste'.K4]=&quot;f&quot;;['SoMi-Liste'.K$2];IF(['SoMi-Liste'.K4]=&quot;e&quot;;['SoMi-Liste'.K$2];&quot;&quot;))">
            <text:p/>
          </table:table-cell>
          <table:table-cell table:formula="of:=IF(['SoMi-Liste'.L4]=&quot;f&quot;;['SoMi-Liste'.L$2];IF(['SoMi-Liste'.L4]=&quot;e&quot;;['SoMi-Liste'.L$2];&quot;&quot;))">
            <text:p/>
          </table:table-cell>
          <table:table-cell table:formula="of:=IF(['SoMi-Liste'.M4]=&quot;f&quot;;['SoMi-Liste'.M$2];IF(['SoMi-Liste'.M4]=&quot;e&quot;;['SoMi-Liste'.M$2];&quot;&quot;))">
            <text:p/>
          </table:table-cell>
          <table:table-cell table:formula="of:=IF(['SoMi-Liste'.N4]=&quot;f&quot;;['SoMi-Liste'.N$2];IF(['SoMi-Liste'.N4]=&quot;e&quot;;['SoMi-Liste'.N$2];&quot;&quot;))">
            <text:p/>
          </table:table-cell>
          <table:table-cell table:formula="of:=IF(['SoMi-Liste'.O4]=&quot;f&quot;;['SoMi-Liste'.O$2];IF(['SoMi-Liste'.O4]=&quot;e&quot;;['SoMi-Liste'.O$2];&quot;&quot;))">
            <text:p/>
          </table:table-cell>
          <table:table-cell table:formula="of:=IF(['SoMi-Liste'.P4]=&quot;f&quot;;['SoMi-Liste'.P$2];IF(['SoMi-Liste'.P4]=&quot;e&quot;;['SoMi-Liste'.P$2];&quot;&quot;))">
            <text:p/>
          </table:table-cell>
          <table:table-cell table:formula="of:=IF(['SoMi-Liste'.Q4]=&quot;f&quot;;['SoMi-Liste'.Q$2];IF(['SoMi-Liste'.Q4]=&quot;e&quot;;['SoMi-Liste'.Q$2];&quot;&quot;))">
            <text:p/>
          </table:table-cell>
          <table:table-cell table:formula="of:=IF(['SoMi-Liste'.R4]=&quot;f&quot;;['SoMi-Liste'.R$2];IF(['SoMi-Liste'.R4]=&quot;e&quot;;['SoMi-Liste'.R$2];&quot;&quot;))">
            <text:p/>
          </table:table-cell>
          <table:table-cell table:formula="of:=IF(['SoMi-Liste'.S4]=&quot;f&quot;;['SoMi-Liste'.S$2];IF(['SoMi-Liste'.S4]=&quot;e&quot;;['SoMi-Liste'.S$2];&quot;&quot;))">
            <text:p/>
          </table:table-cell>
          <table:table-cell table:formula="of:=IF(['SoMi-Liste'.T4]=&quot;f&quot;;['SoMi-Liste'.T$2];IF(['SoMi-Liste'.T4]=&quot;e&quot;;['SoMi-Liste'.T$2];&quot;&quot;))">
            <text:p/>
          </table:table-cell>
          <table:table-cell table:formula="of:=IF(['SoMi-Liste'.U4]=&quot;f&quot;;['SoMi-Liste'.U$2];IF(['SoMi-Liste'.U4]=&quot;e&quot;;['SoMi-Liste'.U$2];&quot;&quot;))">
            <text:p/>
          </table:table-cell>
          <table:table-cell table:formula="of:=IF(['SoMi-Liste'.V4]=&quot;f&quot;;['SoMi-Liste'.V$2];IF(['SoMi-Liste'.V4]=&quot;e&quot;;['SoMi-Liste'.V$2];&quot;&quot;))">
            <text:p/>
          </table:table-cell>
          <table:table-cell table:formula="of:=IF(['SoMi-Liste'.W4]=&quot;f&quot;;['SoMi-Liste'.W$2];IF(['SoMi-Liste'.W4]=&quot;e&quot;;['SoMi-Liste'.W$2];&quot;&quot;))">
            <text:p/>
          </table:table-cell>
          <table:table-cell table:number-columns-repeated="2"/>
          <table:table-cell table:formula="of:=SUM([.B6:.X6])" office:value-type="float" office:value="1" calcext:value-type="float">
            <text:p>1</text:p>
          </table:table-cell>
          <table:table-cell table:formula="of:=['SoMi-Liste'.AD4]" office:value-type="string" office:string-value="Timo Test" calcext:value-type="string">
            <text:p>Timo Test</text:p>
          </table:table-cell>
          <table:table-cell table:formula="of:=IF(['SoMi-Liste'.AE4]=&quot;f&quot;;['SoMi-Liste'.AE$2];IF(['SoMi-Liste'.AE4]=&quot;e&quot;;['SoMi-Liste'.AE$2];&quot;&quot;))">
            <text:p/>
          </table:table-cell>
          <table:table-cell table:formula="of:=IF(['SoMi-Liste'.AF4]=&quot;f&quot;;['SoMi-Liste'.AF$2];IF(['SoMi-Liste'.AF4]=&quot;e&quot;;['SoMi-Liste'.AF$2];&quot;&quot;))">
            <text:p/>
          </table:table-cell>
          <table:table-cell table:formula="of:=IF(['SoMi-Liste'.AG4]=&quot;f&quot;;['SoMi-Liste'.AG$2];IF(['SoMi-Liste'.AG4]=&quot;e&quot;;['SoMi-Liste'.AG$2];&quot;&quot;))">
            <text:p/>
          </table:table-cell>
          <table:table-cell table:formula="of:=IF(['SoMi-Liste'.AH4]=&quot;f&quot;;['SoMi-Liste'.AH$2];IF(['SoMi-Liste'.AH4]=&quot;e&quot;;['SoMi-Liste'.AH$2];&quot;&quot;))">
            <text:p/>
          </table:table-cell>
          <table:table-cell table:formula="of:=IF(['SoMi-Liste'.AI4]=&quot;f&quot;;['SoMi-Liste'.AI$2];IF(['SoMi-Liste'.AI4]=&quot;e&quot;;['SoMi-Liste'.AI$2];&quot;&quot;))">
            <text:p/>
          </table:table-cell>
          <table:table-cell table:formula="of:=IF(['SoMi-Liste'.AJ4]=&quot;f&quot;;['SoMi-Liste'.AJ$2];IF(['SoMi-Liste'.AJ4]=&quot;e&quot;;['SoMi-Liste'.AJ$2];&quot;&quot;))">
            <text:p/>
          </table:table-cell>
          <table:table-cell table:formula="of:=IF(['SoMi-Liste'.AK4]=&quot;f&quot;;['SoMi-Liste'.AK$2];IF(['SoMi-Liste'.AK4]=&quot;e&quot;;['SoMi-Liste'.AK$2];&quot;&quot;))">
            <text:p/>
          </table:table-cell>
          <table:table-cell table:formula="of:=IF(['SoMi-Liste'.AL4]=&quot;f&quot;;['SoMi-Liste'.AL$2];IF(['SoMi-Liste'.AL4]=&quot;e&quot;;['SoMi-Liste'.AL$2];&quot;&quot;))">
            <text:p/>
          </table:table-cell>
          <table:table-cell table:formula="of:=IF(['SoMi-Liste'.AM4]=&quot;f&quot;;['SoMi-Liste'.AM$2];IF(['SoMi-Liste'.AM4]=&quot;e&quot;;['SoMi-Liste'.AM$2];&quot;&quot;))">
            <text:p/>
          </table:table-cell>
          <table:table-cell table:formula="of:=IF(['SoMi-Liste'.AN4]=&quot;f&quot;;['SoMi-Liste'.AN$2];IF(['SoMi-Liste'.AN4]=&quot;e&quot;;['SoMi-Liste'.AN$2];&quot;&quot;))">
            <text:p/>
          </table:table-cell>
          <table:table-cell table:formula="of:=IF(['SoMi-Liste'.AO4]=&quot;f&quot;;['SoMi-Liste'.AO$2];IF(['SoMi-Liste'.AO4]=&quot;e&quot;;['SoMi-Liste'.AO$2];&quot;&quot;))">
            <text:p/>
          </table:table-cell>
          <table:table-cell table:formula="of:=IF(['SoMi-Liste'.AP4]=&quot;f&quot;;['SoMi-Liste'.AP$2];IF(['SoMi-Liste'.AP4]=&quot;e&quot;;['SoMi-Liste'.AP$2];&quot;&quot;))">
            <text:p/>
          </table:table-cell>
          <table:table-cell table:formula="of:=IF(['SoMi-Liste'.AQ4]=&quot;f&quot;;['SoMi-Liste'.AQ$2];IF(['SoMi-Liste'.AQ4]=&quot;e&quot;;['SoMi-Liste'.AQ$2];&quot;&quot;))">
            <text:p/>
          </table:table-cell>
          <table:table-cell table:formula="of:=IF(['SoMi-Liste'.AR4]=&quot;f&quot;;['SoMi-Liste'.AR$2];IF(['SoMi-Liste'.AR4]=&quot;e&quot;;['SoMi-Liste'.AR$2];&quot;&quot;))">
            <text:p/>
          </table:table-cell>
          <table:table-cell table:formula="of:=IF(['SoMi-Liste'.AS4]=&quot;f&quot;;['SoMi-Liste'.AS$2];IF(['SoMi-Liste'.AS4]=&quot;e&quot;;['SoMi-Liste'.AS$2];&quot;&quot;))">
            <text:p/>
          </table:table-cell>
          <table:table-cell table:formula="of:=IF(['SoMi-Liste'.AT4]=&quot;f&quot;;['SoMi-Liste'.AT$2];IF(['SoMi-Liste'.AT4]=&quot;e&quot;;['SoMi-Liste'.AT$2];&quot;&quot;))">
            <text:p/>
          </table:table-cell>
          <table:table-cell table:formula="of:=IF(['SoMi-Liste'.AU4]=&quot;f&quot;;['SoMi-Liste'.AU$2];IF(['SoMi-Liste'.AU4]=&quot;e&quot;;['SoMi-Liste'.AU$2];&quot;&quot;))">
            <text:p/>
          </table:table-cell>
          <table:table-cell table:formula="of:=IF(['SoMi-Liste'.AV4]=&quot;f&quot;;['SoMi-Liste'.AV$2];IF(['SoMi-Liste'.AV4]=&quot;e&quot;;['SoMi-Liste'.AV$2];&quot;&quot;))">
            <text:p/>
          </table:table-cell>
          <table:table-cell table:formula="of:=IF(['SoMi-Liste'.AW4]=&quot;f&quot;;['SoMi-Liste'.AW$2];IF(['SoMi-Liste'.AW4]=&quot;e&quot;;['SoMi-Liste'.AW$2];&quot;&quot;))">
            <text:p/>
          </table:table-cell>
          <table:table-cell table:formula="of:=IF(['SoMi-Liste'.AX4]=&quot;f&quot;;['SoMi-Liste'.AX$2];IF(['SoMi-Liste'.AX4]=&quot;e&quot;;['SoMi-Liste'.AX$2];&quot;&quot;))">
            <text:p/>
          </table:table-cell>
          <table:table-cell table:formula="of:=IF(['SoMi-Liste'.AY4]=&quot;f&quot;;['SoMi-Liste'.AY$2];IF(['SoMi-Liste'.AY4]=&quot;e&quot;;['SoMi-Liste'.AY$2];&quot;&quot;))">
            <text:p/>
          </table:table-cell>
          <table:table-cell table:number-columns-repeated="3"/>
          <table:table-cell table:formula="of:=SUM([.AA6:.AX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5]" office:value-type="string" office:string-value="Victor Versuch" calcext:value-type="string">
            <text:p>Victor Versuch</text:p>
          </table:table-cell>
          <table:table-cell table:formula="of:=IF(['SoMi-Liste'.C5]=&quot;f&quot;;['SoMi-Liste'.C$2];IF(['SoMi-Liste'.C5]=&quot;e&quot;;['SoMi-Liste'.C$2];&quot;&quot;))">
            <text:p/>
          </table:table-cell>
          <table:table-cell table:formula="of:=IF(['SoMi-Liste'.D5]=&quot;f&quot;;['SoMi-Liste'.D$2];IF(['SoMi-Liste'.D5]=&quot;e&quot;;['SoMi-Liste'.D$2];&quot;&quot;))">
            <text:p/>
          </table:table-cell>
          <table:table-cell table:formula="of:=IF(['SoMi-Liste'.E5]=&quot;f&quot;;['SoMi-Liste'.E$2];IF(['SoMi-Liste'.E5]=&quot;e&quot;;['SoMi-Liste'.E$2];&quot;&quot;))">
            <text:p/>
          </table:table-cell>
          <table:table-cell table:formula="of:=IF(['SoMi-Liste'.F5]=&quot;f&quot;;['SoMi-Liste'.F$2];IF(['SoMi-Liste'.F5]=&quot;e&quot;;['SoMi-Liste'.F$2];&quot;&quot;))">
            <text:p/>
          </table:table-cell>
          <table:table-cell table:formula="of:=IF(['SoMi-Liste'.G5]=&quot;f&quot;;['SoMi-Liste'.G$2];IF(['SoMi-Liste'.G5]=&quot;e&quot;;['SoMi-Liste'.G$2];&quot;&quot;))">
            <text:p/>
          </table:table-cell>
          <table:table-cell table:formula="of:=IF(['SoMi-Liste'.H5]=&quot;f&quot;;['SoMi-Liste'.H$2];IF(['SoMi-Liste'.H5]=&quot;e&quot;;['SoMi-Liste'.H$2];&quot;&quot;))">
            <text:p/>
          </table:table-cell>
          <table:table-cell table:formula="of:=IF(['SoMi-Liste'.I5]=&quot;f&quot;;['SoMi-Liste'.I$2];IF(['SoMi-Liste'.I5]=&quot;e&quot;;['SoMi-Liste'.I$2];&quot;&quot;))">
            <text:p/>
          </table:table-cell>
          <table:table-cell table:formula="of:=IF(['SoMi-Liste'.J5]=&quot;f&quot;;['SoMi-Liste'.J$2];IF(['SoMi-Liste'.J5]=&quot;e&quot;;['SoMi-Liste'.J$2];&quot;&quot;))">
            <text:p/>
          </table:table-cell>
          <table:table-cell table:formula="of:=IF(['SoMi-Liste'.K5]=&quot;f&quot;;['SoMi-Liste'.K$2];IF(['SoMi-Liste'.K5]=&quot;e&quot;;['SoMi-Liste'.K$2];&quot;&quot;))">
            <text:p/>
          </table:table-cell>
          <table:table-cell table:formula="of:=IF(['SoMi-Liste'.L5]=&quot;f&quot;;['SoMi-Liste'.L$2];IF(['SoMi-Liste'.L5]=&quot;e&quot;;['SoMi-Liste'.L$2];&quot;&quot;))">
            <text:p/>
          </table:table-cell>
          <table:table-cell table:formula="of:=IF(['SoMi-Liste'.M5]=&quot;f&quot;;['SoMi-Liste'.M$2];IF(['SoMi-Liste'.M5]=&quot;e&quot;;['SoMi-Liste'.M$2];&quot;&quot;))">
            <text:p/>
          </table:table-cell>
          <table:table-cell table:formula="of:=IF(['SoMi-Liste'.N5]=&quot;f&quot;;['SoMi-Liste'.N$2];IF(['SoMi-Liste'.N5]=&quot;e&quot;;['SoMi-Liste'.N$2];&quot;&quot;))">
            <text:p/>
          </table:table-cell>
          <table:table-cell table:formula="of:=IF(['SoMi-Liste'.O5]=&quot;f&quot;;['SoMi-Liste'.O$2];IF(['SoMi-Liste'.O5]=&quot;e&quot;;['SoMi-Liste'.O$2];&quot;&quot;))">
            <text:p/>
          </table:table-cell>
          <table:table-cell table:formula="of:=IF(['SoMi-Liste'.P5]=&quot;f&quot;;['SoMi-Liste'.P$2];IF(['SoMi-Liste'.P5]=&quot;e&quot;;['SoMi-Liste'.P$2];&quot;&quot;))">
            <text:p/>
          </table:table-cell>
          <table:table-cell table:formula="of:=IF(['SoMi-Liste'.Q5]=&quot;f&quot;;['SoMi-Liste'.Q$2];IF(['SoMi-Liste'.Q5]=&quot;e&quot;;['SoMi-Liste'.Q$2];&quot;&quot;))">
            <text:p/>
          </table:table-cell>
          <table:table-cell table:formula="of:=IF(['SoMi-Liste'.R5]=&quot;f&quot;;['SoMi-Liste'.R$2];IF(['SoMi-Liste'.R5]=&quot;e&quot;;['SoMi-Liste'.R$2];&quot;&quot;))">
            <text:p/>
          </table:table-cell>
          <table:table-cell table:formula="of:=IF(['SoMi-Liste'.S5]=&quot;f&quot;;['SoMi-Liste'.S$2];IF(['SoMi-Liste'.S5]=&quot;e&quot;;['SoMi-Liste'.S$2];&quot;&quot;))">
            <text:p/>
          </table:table-cell>
          <table:table-cell table:formula="of:=IF(['SoMi-Liste'.T5]=&quot;f&quot;;['SoMi-Liste'.T$2];IF(['SoMi-Liste'.T5]=&quot;e&quot;;['SoMi-Liste'.T$2];&quot;&quot;))">
            <text:p/>
          </table:table-cell>
          <table:table-cell table:formula="of:=IF(['SoMi-Liste'.U5]=&quot;f&quot;;['SoMi-Liste'.U$2];IF(['SoMi-Liste'.U5]=&quot;e&quot;;['SoMi-Liste'.U$2];&quot;&quot;))">
            <text:p/>
          </table:table-cell>
          <table:table-cell table:formula="of:=IF(['SoMi-Liste'.V5]=&quot;f&quot;;['SoMi-Liste'.V$2];IF(['SoMi-Liste'.V5]=&quot;e&quot;;['SoMi-Liste'.V$2];&quot;&quot;))">
            <text:p/>
          </table:table-cell>
          <table:table-cell table:formula="of:=IF(['SoMi-Liste'.W5]=&quot;f&quot;;['SoMi-Liste'.W$2];IF(['SoMi-Liste'.W5]=&quot;e&quot;;['SoMi-Liste'.W$2];&quot;&quot;))">
            <text:p/>
          </table:table-cell>
          <table:table-cell table:number-columns-repeated="2"/>
          <table:table-cell table:formula="of:=SUM([.B7:.X7])" office:value-type="float" office:value="0" calcext:value-type="float">
            <text:p>0</text:p>
          </table:table-cell>
          <table:table-cell table:formula="of:=['SoMi-Liste'.AD5]" office:value-type="string" office:string-value="Victor Versuch" calcext:value-type="string">
            <text:p>Victor Versuch</text:p>
          </table:table-cell>
          <table:table-cell table:formula="of:=IF(['SoMi-Liste'.AE5]=&quot;f&quot;;['SoMi-Liste'.AE$2];IF(['SoMi-Liste'.AE5]=&quot;e&quot;;['SoMi-Liste'.AE$2];&quot;&quot;))">
            <text:p/>
          </table:table-cell>
          <table:table-cell table:formula="of:=IF(['SoMi-Liste'.AF5]=&quot;f&quot;;['SoMi-Liste'.AF$2];IF(['SoMi-Liste'.AF5]=&quot;e&quot;;['SoMi-Liste'.AF$2];&quot;&quot;))">
            <text:p/>
          </table:table-cell>
          <table:table-cell table:formula="of:=IF(['SoMi-Liste'.AG5]=&quot;f&quot;;['SoMi-Liste'.AG$2];IF(['SoMi-Liste'.AG5]=&quot;e&quot;;['SoMi-Liste'.AG$2];&quot;&quot;))">
            <text:p/>
          </table:table-cell>
          <table:table-cell table:formula="of:=IF(['SoMi-Liste'.AH5]=&quot;f&quot;;['SoMi-Liste'.AH$2];IF(['SoMi-Liste'.AH5]=&quot;e&quot;;['SoMi-Liste'.AH$2];&quot;&quot;))">
            <text:p/>
          </table:table-cell>
          <table:table-cell table:formula="of:=IF(['SoMi-Liste'.AI5]=&quot;f&quot;;['SoMi-Liste'.AI$2];IF(['SoMi-Liste'.AI5]=&quot;e&quot;;['SoMi-Liste'.AI$2];&quot;&quot;))">
            <text:p/>
          </table:table-cell>
          <table:table-cell table:formula="of:=IF(['SoMi-Liste'.AJ5]=&quot;f&quot;;['SoMi-Liste'.AJ$2];IF(['SoMi-Liste'.AJ5]=&quot;e&quot;;['SoMi-Liste'.AJ$2];&quot;&quot;))">
            <text:p/>
          </table:table-cell>
          <table:table-cell table:formula="of:=IF(['SoMi-Liste'.AK5]=&quot;f&quot;;['SoMi-Liste'.AK$2];IF(['SoMi-Liste'.AK5]=&quot;e&quot;;['SoMi-Liste'.AK$2];&quot;&quot;))">
            <text:p/>
          </table:table-cell>
          <table:table-cell table:formula="of:=IF(['SoMi-Liste'.AL5]=&quot;f&quot;;['SoMi-Liste'.AL$2];IF(['SoMi-Liste'.AL5]=&quot;e&quot;;['SoMi-Liste'.AL$2];&quot;&quot;))">
            <text:p/>
          </table:table-cell>
          <table:table-cell table:formula="of:=IF(['SoMi-Liste'.AM5]=&quot;f&quot;;['SoMi-Liste'.AM$2];IF(['SoMi-Liste'.AM5]=&quot;e&quot;;['SoMi-Liste'.AM$2];&quot;&quot;))">
            <text:p/>
          </table:table-cell>
          <table:table-cell table:formula="of:=IF(['SoMi-Liste'.AN5]=&quot;f&quot;;['SoMi-Liste'.AN$2];IF(['SoMi-Liste'.AN5]=&quot;e&quot;;['SoMi-Liste'.AN$2];&quot;&quot;))">
            <text:p/>
          </table:table-cell>
          <table:table-cell table:formula="of:=IF(['SoMi-Liste'.AO5]=&quot;f&quot;;['SoMi-Liste'.AO$2];IF(['SoMi-Liste'.AO5]=&quot;e&quot;;['SoMi-Liste'.AO$2];&quot;&quot;))">
            <text:p/>
          </table:table-cell>
          <table:table-cell table:formula="of:=IF(['SoMi-Liste'.AP5]=&quot;f&quot;;['SoMi-Liste'.AP$2];IF(['SoMi-Liste'.AP5]=&quot;e&quot;;['SoMi-Liste'.AP$2];&quot;&quot;))">
            <text:p/>
          </table:table-cell>
          <table:table-cell table:formula="of:=IF(['SoMi-Liste'.AQ5]=&quot;f&quot;;['SoMi-Liste'.AQ$2];IF(['SoMi-Liste'.AQ5]=&quot;e&quot;;['SoMi-Liste'.AQ$2];&quot;&quot;))">
            <text:p/>
          </table:table-cell>
          <table:table-cell table:formula="of:=IF(['SoMi-Liste'.AR5]=&quot;f&quot;;['SoMi-Liste'.AR$2];IF(['SoMi-Liste'.AR5]=&quot;e&quot;;['SoMi-Liste'.AR$2];&quot;&quot;))">
            <text:p/>
          </table:table-cell>
          <table:table-cell table:formula="of:=IF(['SoMi-Liste'.AS5]=&quot;f&quot;;['SoMi-Liste'.AS$2];IF(['SoMi-Liste'.AS5]=&quot;e&quot;;['SoMi-Liste'.AS$2];&quot;&quot;))">
            <text:p/>
          </table:table-cell>
          <table:table-cell table:formula="of:=IF(['SoMi-Liste'.AT5]=&quot;f&quot;;['SoMi-Liste'.AT$2];IF(['SoMi-Liste'.AT5]=&quot;e&quot;;['SoMi-Liste'.AT$2];&quot;&quot;))">
            <text:p/>
          </table:table-cell>
          <table:table-cell table:formula="of:=IF(['SoMi-Liste'.AU5]=&quot;f&quot;;['SoMi-Liste'.AU$2];IF(['SoMi-Liste'.AU5]=&quot;e&quot;;['SoMi-Liste'.AU$2];&quot;&quot;))">
            <text:p/>
          </table:table-cell>
          <table:table-cell table:formula="of:=IF(['SoMi-Liste'.AV5]=&quot;f&quot;;['SoMi-Liste'.AV$2];IF(['SoMi-Liste'.AV5]=&quot;e&quot;;['SoMi-Liste'.AV$2];&quot;&quot;))">
            <text:p/>
          </table:table-cell>
          <table:table-cell table:formula="of:=IF(['SoMi-Liste'.AW5]=&quot;f&quot;;['SoMi-Liste'.AW$2];IF(['SoMi-Liste'.AW5]=&quot;e&quot;;['SoMi-Liste'.AW$2];&quot;&quot;))">
            <text:p/>
          </table:table-cell>
          <table:table-cell table:formula="of:=IF(['SoMi-Liste'.AX5]=&quot;f&quot;;['SoMi-Liste'.AX$2];IF(['SoMi-Liste'.AX5]=&quot;e&quot;;['SoMi-Liste'.AX$2];&quot;&quot;))">
            <text:p/>
          </table:table-cell>
          <table:table-cell table:formula="of:=IF(['SoMi-Liste'.AY5]=&quot;f&quot;;['SoMi-Liste'.AY$2];IF(['SoMi-Liste'.AY5]=&quot;e&quot;;['SoMi-Liste'.AY$2];&quot;&quot;))">
            <text:p/>
          </table:table-cell>
          <table:table-cell table:number-columns-repeated="3"/>
          <table:table-cell table:formula="of:=SUM([.AA7:.AX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6]">
            <text:p/>
          </table:table-cell>
          <table:table-cell table:formula="of:=IF(['SoMi-Liste'.C6]=&quot;f&quot;;['SoMi-Liste'.C$2];IF(['SoMi-Liste'.C6]=&quot;e&quot;;['SoMi-Liste'.C$2];&quot;&quot;))">
            <text:p/>
          </table:table-cell>
          <table:table-cell table:formula="of:=IF(['SoMi-Liste'.D6]=&quot;f&quot;;['SoMi-Liste'.D$2];IF(['SoMi-Liste'.D6]=&quot;e&quot;;['SoMi-Liste'.D$2];&quot;&quot;))">
            <text:p/>
          </table:table-cell>
          <table:table-cell table:formula="of:=IF(['SoMi-Liste'.E6]=&quot;f&quot;;['SoMi-Liste'.E$2];IF(['SoMi-Liste'.E6]=&quot;e&quot;;['SoMi-Liste'.E$2];&quot;&quot;))">
            <text:p/>
          </table:table-cell>
          <table:table-cell table:formula="of:=IF(['SoMi-Liste'.F6]=&quot;f&quot;;['SoMi-Liste'.F$2];IF(['SoMi-Liste'.F6]=&quot;e&quot;;['SoMi-Liste'.F$2];&quot;&quot;))">
            <text:p/>
          </table:table-cell>
          <table:table-cell table:formula="of:=IF(['SoMi-Liste'.G6]=&quot;f&quot;;['SoMi-Liste'.G$2];IF(['SoMi-Liste'.G6]=&quot;e&quot;;['SoMi-Liste'.G$2];&quot;&quot;))">
            <text:p/>
          </table:table-cell>
          <table:table-cell table:formula="of:=IF(['SoMi-Liste'.H6]=&quot;f&quot;;['SoMi-Liste'.H$2];IF(['SoMi-Liste'.H6]=&quot;e&quot;;['SoMi-Liste'.H$2];&quot;&quot;))">
            <text:p/>
          </table:table-cell>
          <table:table-cell table:formula="of:=IF(['SoMi-Liste'.I6]=&quot;f&quot;;['SoMi-Liste'.I$2];IF(['SoMi-Liste'.I6]=&quot;e&quot;;['SoMi-Liste'.I$2];&quot;&quot;))">
            <text:p/>
          </table:table-cell>
          <table:table-cell table:formula="of:=IF(['SoMi-Liste'.J6]=&quot;f&quot;;['SoMi-Liste'.J$2];IF(['SoMi-Liste'.J6]=&quot;e&quot;;['SoMi-Liste'.J$2];&quot;&quot;))">
            <text:p/>
          </table:table-cell>
          <table:table-cell table:formula="of:=IF(['SoMi-Liste'.K6]=&quot;f&quot;;['SoMi-Liste'.K$2];IF(['SoMi-Liste'.K6]=&quot;e&quot;;['SoMi-Liste'.K$2];&quot;&quot;))">
            <text:p/>
          </table:table-cell>
          <table:table-cell table:formula="of:=IF(['SoMi-Liste'.L6]=&quot;f&quot;;['SoMi-Liste'.L$2];IF(['SoMi-Liste'.L6]=&quot;e&quot;;['SoMi-Liste'.L$2];&quot;&quot;))">
            <text:p/>
          </table:table-cell>
          <table:table-cell table:formula="of:=IF(['SoMi-Liste'.M6]=&quot;f&quot;;['SoMi-Liste'.M$2];IF(['SoMi-Liste'.M6]=&quot;e&quot;;['SoMi-Liste'.M$2];&quot;&quot;))">
            <text:p/>
          </table:table-cell>
          <table:table-cell table:formula="of:=IF(['SoMi-Liste'.N6]=&quot;f&quot;;['SoMi-Liste'.N$2];IF(['SoMi-Liste'.N6]=&quot;e&quot;;['SoMi-Liste'.N$2];&quot;&quot;))">
            <text:p/>
          </table:table-cell>
          <table:table-cell table:formula="of:=IF(['SoMi-Liste'.O6]=&quot;f&quot;;['SoMi-Liste'.O$2];IF(['SoMi-Liste'.O6]=&quot;e&quot;;['SoMi-Liste'.O$2];&quot;&quot;))">
            <text:p/>
          </table:table-cell>
          <table:table-cell table:formula="of:=IF(['SoMi-Liste'.P6]=&quot;f&quot;;['SoMi-Liste'.P$2];IF(['SoMi-Liste'.P6]=&quot;e&quot;;['SoMi-Liste'.P$2];&quot;&quot;))">
            <text:p/>
          </table:table-cell>
          <table:table-cell table:formula="of:=IF(['SoMi-Liste'.Q6]=&quot;f&quot;;['SoMi-Liste'.Q$2];IF(['SoMi-Liste'.Q6]=&quot;e&quot;;['SoMi-Liste'.Q$2];&quot;&quot;))">
            <text:p/>
          </table:table-cell>
          <table:table-cell table:formula="of:=IF(['SoMi-Liste'.R6]=&quot;f&quot;;['SoMi-Liste'.R$2];IF(['SoMi-Liste'.R6]=&quot;e&quot;;['SoMi-Liste'.R$2];&quot;&quot;))">
            <text:p/>
          </table:table-cell>
          <table:table-cell table:formula="of:=IF(['SoMi-Liste'.S6]=&quot;f&quot;;['SoMi-Liste'.S$2];IF(['SoMi-Liste'.S6]=&quot;e&quot;;['SoMi-Liste'.S$2];&quot;&quot;))">
            <text:p/>
          </table:table-cell>
          <table:table-cell table:formula="of:=IF(['SoMi-Liste'.T6]=&quot;f&quot;;['SoMi-Liste'.T$2];IF(['SoMi-Liste'.T6]=&quot;e&quot;;['SoMi-Liste'.T$2];&quot;&quot;))">
            <text:p/>
          </table:table-cell>
          <table:table-cell table:formula="of:=IF(['SoMi-Liste'.U6]=&quot;f&quot;;['SoMi-Liste'.U$2];IF(['SoMi-Liste'.U6]=&quot;e&quot;;['SoMi-Liste'.U$2];&quot;&quot;))">
            <text:p/>
          </table:table-cell>
          <table:table-cell table:formula="of:=IF(['SoMi-Liste'.V6]=&quot;f&quot;;['SoMi-Liste'.V$2];IF(['SoMi-Liste'.V6]=&quot;e&quot;;['SoMi-Liste'.V$2];&quot;&quot;))">
            <text:p/>
          </table:table-cell>
          <table:table-cell table:formula="of:=IF(['SoMi-Liste'.W6]=&quot;f&quot;;['SoMi-Liste'.W$2];IF(['SoMi-Liste'.W6]=&quot;e&quot;;['SoMi-Liste'.W$2];&quot;&quot;))">
            <text:p/>
          </table:table-cell>
          <table:table-cell table:number-columns-repeated="2"/>
          <table:table-cell table:formula="of:=SUM([.B8:.X8])" office:value-type="float" office:value="0" calcext:value-type="float">
            <text:p>0</text:p>
          </table:table-cell>
          <table:table-cell table:formula="of:=['SoMi-Liste'.AD6]">
            <text:p/>
          </table:table-cell>
          <table:table-cell table:formula="of:=IF(['SoMi-Liste'.AE6]=&quot;f&quot;;['SoMi-Liste'.AE$2];IF(['SoMi-Liste'.AE6]=&quot;e&quot;;['SoMi-Liste'.AE$2];&quot;&quot;))">
            <text:p/>
          </table:table-cell>
          <table:table-cell table:formula="of:=IF(['SoMi-Liste'.AF6]=&quot;f&quot;;['SoMi-Liste'.AF$2];IF(['SoMi-Liste'.AF6]=&quot;e&quot;;['SoMi-Liste'.AF$2];&quot;&quot;))">
            <text:p/>
          </table:table-cell>
          <table:table-cell table:formula="of:=IF(['SoMi-Liste'.AG6]=&quot;f&quot;;['SoMi-Liste'.AG$2];IF(['SoMi-Liste'.AG6]=&quot;e&quot;;['SoMi-Liste'.AG$2];&quot;&quot;))">
            <text:p/>
          </table:table-cell>
          <table:table-cell table:formula="of:=IF(['SoMi-Liste'.AH6]=&quot;f&quot;;['SoMi-Liste'.AH$2];IF(['SoMi-Liste'.AH6]=&quot;e&quot;;['SoMi-Liste'.AH$2];&quot;&quot;))">
            <text:p/>
          </table:table-cell>
          <table:table-cell table:formula="of:=IF(['SoMi-Liste'.AI6]=&quot;f&quot;;['SoMi-Liste'.AI$2];IF(['SoMi-Liste'.AI6]=&quot;e&quot;;['SoMi-Liste'.AI$2];&quot;&quot;))">
            <text:p/>
          </table:table-cell>
          <table:table-cell table:formula="of:=IF(['SoMi-Liste'.AJ6]=&quot;f&quot;;['SoMi-Liste'.AJ$2];IF(['SoMi-Liste'.AJ6]=&quot;e&quot;;['SoMi-Liste'.AJ$2];&quot;&quot;))">
            <text:p/>
          </table:table-cell>
          <table:table-cell table:formula="of:=IF(['SoMi-Liste'.AK6]=&quot;f&quot;;['SoMi-Liste'.AK$2];IF(['SoMi-Liste'.AK6]=&quot;e&quot;;['SoMi-Liste'.AK$2];&quot;&quot;))">
            <text:p/>
          </table:table-cell>
          <table:table-cell table:formula="of:=IF(['SoMi-Liste'.AL6]=&quot;f&quot;;['SoMi-Liste'.AL$2];IF(['SoMi-Liste'.AL6]=&quot;e&quot;;['SoMi-Liste'.AL$2];&quot;&quot;))">
            <text:p/>
          </table:table-cell>
          <table:table-cell table:formula="of:=IF(['SoMi-Liste'.AM6]=&quot;f&quot;;['SoMi-Liste'.AM$2];IF(['SoMi-Liste'.AM6]=&quot;e&quot;;['SoMi-Liste'.AM$2];&quot;&quot;))">
            <text:p/>
          </table:table-cell>
          <table:table-cell table:formula="of:=IF(['SoMi-Liste'.AN6]=&quot;f&quot;;['SoMi-Liste'.AN$2];IF(['SoMi-Liste'.AN6]=&quot;e&quot;;['SoMi-Liste'.AN$2];&quot;&quot;))">
            <text:p/>
          </table:table-cell>
          <table:table-cell table:formula="of:=IF(['SoMi-Liste'.AO6]=&quot;f&quot;;['SoMi-Liste'.AO$2];IF(['SoMi-Liste'.AO6]=&quot;e&quot;;['SoMi-Liste'.AO$2];&quot;&quot;))">
            <text:p/>
          </table:table-cell>
          <table:table-cell table:formula="of:=IF(['SoMi-Liste'.AP6]=&quot;f&quot;;['SoMi-Liste'.AP$2];IF(['SoMi-Liste'.AP6]=&quot;e&quot;;['SoMi-Liste'.AP$2];&quot;&quot;))">
            <text:p/>
          </table:table-cell>
          <table:table-cell table:formula="of:=IF(['SoMi-Liste'.AQ6]=&quot;f&quot;;['SoMi-Liste'.AQ$2];IF(['SoMi-Liste'.AQ6]=&quot;e&quot;;['SoMi-Liste'.AQ$2];&quot;&quot;))">
            <text:p/>
          </table:table-cell>
          <table:table-cell table:formula="of:=IF(['SoMi-Liste'.AR6]=&quot;f&quot;;['SoMi-Liste'.AR$2];IF(['SoMi-Liste'.AR6]=&quot;e&quot;;['SoMi-Liste'.AR$2];&quot;&quot;))">
            <text:p/>
          </table:table-cell>
          <table:table-cell table:formula="of:=IF(['SoMi-Liste'.AS6]=&quot;f&quot;;['SoMi-Liste'.AS$2];IF(['SoMi-Liste'.AS6]=&quot;e&quot;;['SoMi-Liste'.AS$2];&quot;&quot;))">
            <text:p/>
          </table:table-cell>
          <table:table-cell table:formula="of:=IF(['SoMi-Liste'.AT6]=&quot;f&quot;;['SoMi-Liste'.AT$2];IF(['SoMi-Liste'.AT6]=&quot;e&quot;;['SoMi-Liste'.AT$2];&quot;&quot;))">
            <text:p/>
          </table:table-cell>
          <table:table-cell table:formula="of:=IF(['SoMi-Liste'.AU6]=&quot;f&quot;;['SoMi-Liste'.AU$2];IF(['SoMi-Liste'.AU6]=&quot;e&quot;;['SoMi-Liste'.AU$2];&quot;&quot;))">
            <text:p/>
          </table:table-cell>
          <table:table-cell table:formula="of:=IF(['SoMi-Liste'.AV6]=&quot;f&quot;;['SoMi-Liste'.AV$2];IF(['SoMi-Liste'.AV6]=&quot;e&quot;;['SoMi-Liste'.AV$2];&quot;&quot;))">
            <text:p/>
          </table:table-cell>
          <table:table-cell table:formula="of:=IF(['SoMi-Liste'.AW6]=&quot;f&quot;;['SoMi-Liste'.AW$2];IF(['SoMi-Liste'.AW6]=&quot;e&quot;;['SoMi-Liste'.AW$2];&quot;&quot;))">
            <text:p/>
          </table:table-cell>
          <table:table-cell table:formula="of:=IF(['SoMi-Liste'.AX6]=&quot;f&quot;;['SoMi-Liste'.AX$2];IF(['SoMi-Liste'.AX6]=&quot;e&quot;;['SoMi-Liste'.AX$2];&quot;&quot;))">
            <text:p/>
          </table:table-cell>
          <table:table-cell table:formula="of:=IF(['SoMi-Liste'.AY6]=&quot;f&quot;;['SoMi-Liste'.AY$2];IF(['SoMi-Liste'.AY6]=&quot;e&quot;;['SoMi-Liste'.AY$2];&quot;&quot;))">
            <text:p/>
          </table:table-cell>
          <table:table-cell table:number-columns-repeated="3"/>
          <table:table-cell table:formula="of:=SUM([.AA8:.AX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7]">
            <text:p/>
          </table:table-cell>
          <table:table-cell table:formula="of:=IF(['SoMi-Liste'.C7]=&quot;f&quot;;['SoMi-Liste'.C$2];IF(['SoMi-Liste'.C7]=&quot;e&quot;;['SoMi-Liste'.C$2];&quot;&quot;))">
            <text:p/>
          </table:table-cell>
          <table:table-cell table:formula="of:=IF(['SoMi-Liste'.D7]=&quot;f&quot;;['SoMi-Liste'.D$2];IF(['SoMi-Liste'.D7]=&quot;e&quot;;['SoMi-Liste'.D$2];&quot;&quot;))">
            <text:p/>
          </table:table-cell>
          <table:table-cell table:formula="of:=IF(['SoMi-Liste'.E7]=&quot;f&quot;;['SoMi-Liste'.E$2];IF(['SoMi-Liste'.E7]=&quot;e&quot;;['SoMi-Liste'.E$2];&quot;&quot;))">
            <text:p/>
          </table:table-cell>
          <table:table-cell table:formula="of:=IF(['SoMi-Liste'.F7]=&quot;f&quot;;['SoMi-Liste'.F$2];IF(['SoMi-Liste'.F7]=&quot;e&quot;;['SoMi-Liste'.F$2];&quot;&quot;))">
            <text:p/>
          </table:table-cell>
          <table:table-cell table:formula="of:=IF(['SoMi-Liste'.G7]=&quot;f&quot;;['SoMi-Liste'.G$2];IF(['SoMi-Liste'.G7]=&quot;e&quot;;['SoMi-Liste'.G$2];&quot;&quot;))">
            <text:p/>
          </table:table-cell>
          <table:table-cell table:formula="of:=IF(['SoMi-Liste'.H7]=&quot;f&quot;;['SoMi-Liste'.H$2];IF(['SoMi-Liste'.H7]=&quot;e&quot;;['SoMi-Liste'.H$2];&quot;&quot;))">
            <text:p/>
          </table:table-cell>
          <table:table-cell table:formula="of:=IF(['SoMi-Liste'.I7]=&quot;f&quot;;['SoMi-Liste'.I$2];IF(['SoMi-Liste'.I7]=&quot;e&quot;;['SoMi-Liste'.I$2];&quot;&quot;))">
            <text:p/>
          </table:table-cell>
          <table:table-cell table:formula="of:=IF(['SoMi-Liste'.J7]=&quot;f&quot;;['SoMi-Liste'.J$2];IF(['SoMi-Liste'.J7]=&quot;e&quot;;['SoMi-Liste'.J$2];&quot;&quot;))">
            <text:p/>
          </table:table-cell>
          <table:table-cell table:formula="of:=IF(['SoMi-Liste'.K7]=&quot;f&quot;;['SoMi-Liste'.K$2];IF(['SoMi-Liste'.K7]=&quot;e&quot;;['SoMi-Liste'.K$2];&quot;&quot;))">
            <text:p/>
          </table:table-cell>
          <table:table-cell table:formula="of:=IF(['SoMi-Liste'.L7]=&quot;f&quot;;['SoMi-Liste'.L$2];IF(['SoMi-Liste'.L7]=&quot;e&quot;;['SoMi-Liste'.L$2];&quot;&quot;))">
            <text:p/>
          </table:table-cell>
          <table:table-cell table:formula="of:=IF(['SoMi-Liste'.M7]=&quot;f&quot;;['SoMi-Liste'.M$2];IF(['SoMi-Liste'.M7]=&quot;e&quot;;['SoMi-Liste'.M$2];&quot;&quot;))">
            <text:p/>
          </table:table-cell>
          <table:table-cell table:formula="of:=IF(['SoMi-Liste'.N7]=&quot;f&quot;;['SoMi-Liste'.N$2];IF(['SoMi-Liste'.N7]=&quot;e&quot;;['SoMi-Liste'.N$2];&quot;&quot;))">
            <text:p/>
          </table:table-cell>
          <table:table-cell table:formula="of:=IF(['SoMi-Liste'.O7]=&quot;f&quot;;['SoMi-Liste'.O$2];IF(['SoMi-Liste'.O7]=&quot;e&quot;;['SoMi-Liste'.O$2];&quot;&quot;))">
            <text:p/>
          </table:table-cell>
          <table:table-cell table:formula="of:=IF(['SoMi-Liste'.P7]=&quot;f&quot;;['SoMi-Liste'.P$2];IF(['SoMi-Liste'.P7]=&quot;e&quot;;['SoMi-Liste'.P$2];&quot;&quot;))">
            <text:p/>
          </table:table-cell>
          <table:table-cell table:formula="of:=IF(['SoMi-Liste'.Q7]=&quot;f&quot;;['SoMi-Liste'.Q$2];IF(['SoMi-Liste'.Q7]=&quot;e&quot;;['SoMi-Liste'.Q$2];&quot;&quot;))">
            <text:p/>
          </table:table-cell>
          <table:table-cell table:formula="of:=IF(['SoMi-Liste'.R7]=&quot;f&quot;;['SoMi-Liste'.R$2];IF(['SoMi-Liste'.R7]=&quot;e&quot;;['SoMi-Liste'.R$2];&quot;&quot;))">
            <text:p/>
          </table:table-cell>
          <table:table-cell table:formula="of:=IF(['SoMi-Liste'.S7]=&quot;f&quot;;['SoMi-Liste'.S$2];IF(['SoMi-Liste'.S7]=&quot;e&quot;;['SoMi-Liste'.S$2];&quot;&quot;))">
            <text:p/>
          </table:table-cell>
          <table:table-cell table:formula="of:=IF(['SoMi-Liste'.T7]=&quot;f&quot;;['SoMi-Liste'.T$2];IF(['SoMi-Liste'.T7]=&quot;e&quot;;['SoMi-Liste'.T$2];&quot;&quot;))">
            <text:p/>
          </table:table-cell>
          <table:table-cell table:formula="of:=IF(['SoMi-Liste'.U7]=&quot;f&quot;;['SoMi-Liste'.U$2];IF(['SoMi-Liste'.U7]=&quot;e&quot;;['SoMi-Liste'.U$2];&quot;&quot;))">
            <text:p/>
          </table:table-cell>
          <table:table-cell table:formula="of:=IF(['SoMi-Liste'.V7]=&quot;f&quot;;['SoMi-Liste'.V$2];IF(['SoMi-Liste'.V7]=&quot;e&quot;;['SoMi-Liste'.V$2];&quot;&quot;))">
            <text:p/>
          </table:table-cell>
          <table:table-cell table:formula="of:=IF(['SoMi-Liste'.W7]=&quot;f&quot;;['SoMi-Liste'.W$2];IF(['SoMi-Liste'.W7]=&quot;e&quot;;['SoMi-Liste'.W$2];&quot;&quot;))">
            <text:p/>
          </table:table-cell>
          <table:table-cell table:number-columns-repeated="2"/>
          <table:table-cell table:formula="of:=SUM([.B9:.X9])" office:value-type="float" office:value="0" calcext:value-type="float">
            <text:p>0</text:p>
          </table:table-cell>
          <table:table-cell table:formula="of:=['SoMi-Liste'.AD7]">
            <text:p/>
          </table:table-cell>
          <table:table-cell table:formula="of:=IF(['SoMi-Liste'.AE7]=&quot;f&quot;;['SoMi-Liste'.AE$2];IF(['SoMi-Liste'.AE7]=&quot;e&quot;;['SoMi-Liste'.AE$2];&quot;&quot;))">
            <text:p/>
          </table:table-cell>
          <table:table-cell table:formula="of:=IF(['SoMi-Liste'.AF7]=&quot;f&quot;;['SoMi-Liste'.AF$2];IF(['SoMi-Liste'.AF7]=&quot;e&quot;;['SoMi-Liste'.AF$2];&quot;&quot;))">
            <text:p/>
          </table:table-cell>
          <table:table-cell table:formula="of:=IF(['SoMi-Liste'.AG7]=&quot;f&quot;;['SoMi-Liste'.AG$2];IF(['SoMi-Liste'.AG7]=&quot;e&quot;;['SoMi-Liste'.AG$2];&quot;&quot;))">
            <text:p/>
          </table:table-cell>
          <table:table-cell table:formula="of:=IF(['SoMi-Liste'.AH7]=&quot;f&quot;;['SoMi-Liste'.AH$2];IF(['SoMi-Liste'.AH7]=&quot;e&quot;;['SoMi-Liste'.AH$2];&quot;&quot;))">
            <text:p/>
          </table:table-cell>
          <table:table-cell table:formula="of:=IF(['SoMi-Liste'.AI7]=&quot;f&quot;;['SoMi-Liste'.AI$2];IF(['SoMi-Liste'.AI7]=&quot;e&quot;;['SoMi-Liste'.AI$2];&quot;&quot;))">
            <text:p/>
          </table:table-cell>
          <table:table-cell table:formula="of:=IF(['SoMi-Liste'.AJ7]=&quot;f&quot;;['SoMi-Liste'.AJ$2];IF(['SoMi-Liste'.AJ7]=&quot;e&quot;;['SoMi-Liste'.AJ$2];&quot;&quot;))">
            <text:p/>
          </table:table-cell>
          <table:table-cell table:formula="of:=IF(['SoMi-Liste'.AK7]=&quot;f&quot;;['SoMi-Liste'.AK$2];IF(['SoMi-Liste'.AK7]=&quot;e&quot;;['SoMi-Liste'.AK$2];&quot;&quot;))">
            <text:p/>
          </table:table-cell>
          <table:table-cell table:formula="of:=IF(['SoMi-Liste'.AL7]=&quot;f&quot;;['SoMi-Liste'.AL$2];IF(['SoMi-Liste'.AL7]=&quot;e&quot;;['SoMi-Liste'.AL$2];&quot;&quot;))">
            <text:p/>
          </table:table-cell>
          <table:table-cell table:formula="of:=IF(['SoMi-Liste'.AM7]=&quot;f&quot;;['SoMi-Liste'.AM$2];IF(['SoMi-Liste'.AM7]=&quot;e&quot;;['SoMi-Liste'.AM$2];&quot;&quot;))">
            <text:p/>
          </table:table-cell>
          <table:table-cell table:formula="of:=IF(['SoMi-Liste'.AN7]=&quot;f&quot;;['SoMi-Liste'.AN$2];IF(['SoMi-Liste'.AN7]=&quot;e&quot;;['SoMi-Liste'.AN$2];&quot;&quot;))">
            <text:p/>
          </table:table-cell>
          <table:table-cell table:formula="of:=IF(['SoMi-Liste'.AO7]=&quot;f&quot;;['SoMi-Liste'.AO$2];IF(['SoMi-Liste'.AO7]=&quot;e&quot;;['SoMi-Liste'.AO$2];&quot;&quot;))">
            <text:p/>
          </table:table-cell>
          <table:table-cell table:formula="of:=IF(['SoMi-Liste'.AP7]=&quot;f&quot;;['SoMi-Liste'.AP$2];IF(['SoMi-Liste'.AP7]=&quot;e&quot;;['SoMi-Liste'.AP$2];&quot;&quot;))">
            <text:p/>
          </table:table-cell>
          <table:table-cell table:formula="of:=IF(['SoMi-Liste'.AQ7]=&quot;f&quot;;['SoMi-Liste'.AQ$2];IF(['SoMi-Liste'.AQ7]=&quot;e&quot;;['SoMi-Liste'.AQ$2];&quot;&quot;))">
            <text:p/>
          </table:table-cell>
          <table:table-cell table:formula="of:=IF(['SoMi-Liste'.AR7]=&quot;f&quot;;['SoMi-Liste'.AR$2];IF(['SoMi-Liste'.AR7]=&quot;e&quot;;['SoMi-Liste'.AR$2];&quot;&quot;))">
            <text:p/>
          </table:table-cell>
          <table:table-cell table:formula="of:=IF(['SoMi-Liste'.AS7]=&quot;f&quot;;['SoMi-Liste'.AS$2];IF(['SoMi-Liste'.AS7]=&quot;e&quot;;['SoMi-Liste'.AS$2];&quot;&quot;))">
            <text:p/>
          </table:table-cell>
          <table:table-cell table:formula="of:=IF(['SoMi-Liste'.AT7]=&quot;f&quot;;['SoMi-Liste'.AT$2];IF(['SoMi-Liste'.AT7]=&quot;e&quot;;['SoMi-Liste'.AT$2];&quot;&quot;))">
            <text:p/>
          </table:table-cell>
          <table:table-cell table:formula="of:=IF(['SoMi-Liste'.AU7]=&quot;f&quot;;['SoMi-Liste'.AU$2];IF(['SoMi-Liste'.AU7]=&quot;e&quot;;['SoMi-Liste'.AU$2];&quot;&quot;))">
            <text:p/>
          </table:table-cell>
          <table:table-cell table:formula="of:=IF(['SoMi-Liste'.AV7]=&quot;f&quot;;['SoMi-Liste'.AV$2];IF(['SoMi-Liste'.AV7]=&quot;e&quot;;['SoMi-Liste'.AV$2];&quot;&quot;))">
            <text:p/>
          </table:table-cell>
          <table:table-cell table:formula="of:=IF(['SoMi-Liste'.AW7]=&quot;f&quot;;['SoMi-Liste'.AW$2];IF(['SoMi-Liste'.AW7]=&quot;e&quot;;['SoMi-Liste'.AW$2];&quot;&quot;))">
            <text:p/>
          </table:table-cell>
          <table:table-cell table:formula="of:=IF(['SoMi-Liste'.AX7]=&quot;f&quot;;['SoMi-Liste'.AX$2];IF(['SoMi-Liste'.AX7]=&quot;e&quot;;['SoMi-Liste'.AX$2];&quot;&quot;))">
            <text:p/>
          </table:table-cell>
          <table:table-cell table:formula="of:=IF(['SoMi-Liste'.AY7]=&quot;f&quot;;['SoMi-Liste'.AY$2];IF(['SoMi-Liste'.AY7]=&quot;e&quot;;['SoMi-Liste'.AY$2];&quot;&quot;))">
            <text:p/>
          </table:table-cell>
          <table:table-cell table:number-columns-repeated="3"/>
          <table:table-cell table:formula="of:=SUM([.AA9:.AX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8]">
            <text:p/>
          </table:table-cell>
          <table:table-cell table:formula="of:=IF(['SoMi-Liste'.C8]=&quot;f&quot;;['SoMi-Liste'.C$2];IF(['SoMi-Liste'.C8]=&quot;e&quot;;['SoMi-Liste'.C$2];&quot;&quot;))">
            <text:p/>
          </table:table-cell>
          <table:table-cell table:formula="of:=IF(['SoMi-Liste'.D8]=&quot;f&quot;;['SoMi-Liste'.D$2];IF(['SoMi-Liste'.D8]=&quot;e&quot;;['SoMi-Liste'.D$2];&quot;&quot;))">
            <text:p/>
          </table:table-cell>
          <table:table-cell table:formula="of:=IF(['SoMi-Liste'.E8]=&quot;f&quot;;['SoMi-Liste'.E$2];IF(['SoMi-Liste'.E8]=&quot;e&quot;;['SoMi-Liste'.E$2];&quot;&quot;))">
            <text:p/>
          </table:table-cell>
          <table:table-cell table:formula="of:=IF(['SoMi-Liste'.F8]=&quot;f&quot;;['SoMi-Liste'.F$2];IF(['SoMi-Liste'.F8]=&quot;e&quot;;['SoMi-Liste'.F$2];&quot;&quot;))">
            <text:p/>
          </table:table-cell>
          <table:table-cell table:formula="of:=IF(['SoMi-Liste'.G8]=&quot;f&quot;;['SoMi-Liste'.G$2];IF(['SoMi-Liste'.G8]=&quot;e&quot;;['SoMi-Liste'.G$2];&quot;&quot;))">
            <text:p/>
          </table:table-cell>
          <table:table-cell table:formula="of:=IF(['SoMi-Liste'.H8]=&quot;f&quot;;['SoMi-Liste'.H$2];IF(['SoMi-Liste'.H8]=&quot;e&quot;;['SoMi-Liste'.H$2];&quot;&quot;))">
            <text:p/>
          </table:table-cell>
          <table:table-cell table:formula="of:=IF(['SoMi-Liste'.I8]=&quot;f&quot;;['SoMi-Liste'.I$2];IF(['SoMi-Liste'.I8]=&quot;e&quot;;['SoMi-Liste'.I$2];&quot;&quot;))">
            <text:p/>
          </table:table-cell>
          <table:table-cell table:formula="of:=IF(['SoMi-Liste'.J8]=&quot;f&quot;;['SoMi-Liste'.J$2];IF(['SoMi-Liste'.J8]=&quot;e&quot;;['SoMi-Liste'.J$2];&quot;&quot;))">
            <text:p/>
          </table:table-cell>
          <table:table-cell table:formula="of:=IF(['SoMi-Liste'.K8]=&quot;f&quot;;['SoMi-Liste'.K$2];IF(['SoMi-Liste'.K8]=&quot;e&quot;;['SoMi-Liste'.K$2];&quot;&quot;))">
            <text:p/>
          </table:table-cell>
          <table:table-cell table:formula="of:=IF(['SoMi-Liste'.L8]=&quot;f&quot;;['SoMi-Liste'.L$2];IF(['SoMi-Liste'.L8]=&quot;e&quot;;['SoMi-Liste'.L$2];&quot;&quot;))">
            <text:p/>
          </table:table-cell>
          <table:table-cell table:formula="of:=IF(['SoMi-Liste'.M8]=&quot;f&quot;;['SoMi-Liste'.M$2];IF(['SoMi-Liste'.M8]=&quot;e&quot;;['SoMi-Liste'.M$2];&quot;&quot;))">
            <text:p/>
          </table:table-cell>
          <table:table-cell table:formula="of:=IF(['SoMi-Liste'.N8]=&quot;f&quot;;['SoMi-Liste'.N$2];IF(['SoMi-Liste'.N8]=&quot;e&quot;;['SoMi-Liste'.N$2];&quot;&quot;))">
            <text:p/>
          </table:table-cell>
          <table:table-cell table:formula="of:=IF(['SoMi-Liste'.O8]=&quot;f&quot;;['SoMi-Liste'.O$2];IF(['SoMi-Liste'.O8]=&quot;e&quot;;['SoMi-Liste'.O$2];&quot;&quot;))">
            <text:p/>
          </table:table-cell>
          <table:table-cell table:formula="of:=IF(['SoMi-Liste'.P8]=&quot;f&quot;;['SoMi-Liste'.P$2];IF(['SoMi-Liste'.P8]=&quot;e&quot;;['SoMi-Liste'.P$2];&quot;&quot;))">
            <text:p/>
          </table:table-cell>
          <table:table-cell table:formula="of:=IF(['SoMi-Liste'.Q8]=&quot;f&quot;;['SoMi-Liste'.Q$2];IF(['SoMi-Liste'.Q8]=&quot;e&quot;;['SoMi-Liste'.Q$2];&quot;&quot;))">
            <text:p/>
          </table:table-cell>
          <table:table-cell table:formula="of:=IF(['SoMi-Liste'.R8]=&quot;f&quot;;['SoMi-Liste'.R$2];IF(['SoMi-Liste'.R8]=&quot;e&quot;;['SoMi-Liste'.R$2];&quot;&quot;))">
            <text:p/>
          </table:table-cell>
          <table:table-cell table:formula="of:=IF(['SoMi-Liste'.S8]=&quot;f&quot;;['SoMi-Liste'.S$2];IF(['SoMi-Liste'.S8]=&quot;e&quot;;['SoMi-Liste'.S$2];&quot;&quot;))">
            <text:p/>
          </table:table-cell>
          <table:table-cell table:formula="of:=IF(['SoMi-Liste'.T8]=&quot;f&quot;;['SoMi-Liste'.T$2];IF(['SoMi-Liste'.T8]=&quot;e&quot;;['SoMi-Liste'.T$2];&quot;&quot;))">
            <text:p/>
          </table:table-cell>
          <table:table-cell table:formula="of:=IF(['SoMi-Liste'.U8]=&quot;f&quot;;['SoMi-Liste'.U$2];IF(['SoMi-Liste'.U8]=&quot;e&quot;;['SoMi-Liste'.U$2];&quot;&quot;))">
            <text:p/>
          </table:table-cell>
          <table:table-cell table:formula="of:=IF(['SoMi-Liste'.V8]=&quot;f&quot;;['SoMi-Liste'.V$2];IF(['SoMi-Liste'.V8]=&quot;e&quot;;['SoMi-Liste'.V$2];&quot;&quot;))">
            <text:p/>
          </table:table-cell>
          <table:table-cell table:formula="of:=IF(['SoMi-Liste'.W8]=&quot;f&quot;;['SoMi-Liste'.W$2];IF(['SoMi-Liste'.W8]=&quot;e&quot;;['SoMi-Liste'.W$2];&quot;&quot;))">
            <text:p/>
          </table:table-cell>
          <table:table-cell table:number-columns-repeated="2"/>
          <table:table-cell table:formula="of:=SUM([.B10:.X10])" office:value-type="float" office:value="0" calcext:value-type="float">
            <text:p>0</text:p>
          </table:table-cell>
          <table:table-cell table:formula="of:=['SoMi-Liste'.AD8]">
            <text:p/>
          </table:table-cell>
          <table:table-cell table:formula="of:=IF(['SoMi-Liste'.AE8]=&quot;f&quot;;['SoMi-Liste'.AE$2];IF(['SoMi-Liste'.AE8]=&quot;e&quot;;['SoMi-Liste'.AE$2];&quot;&quot;))">
            <text:p/>
          </table:table-cell>
          <table:table-cell table:formula="of:=IF(['SoMi-Liste'.AF8]=&quot;f&quot;;['SoMi-Liste'.AF$2];IF(['SoMi-Liste'.AF8]=&quot;e&quot;;['SoMi-Liste'.AF$2];&quot;&quot;))">
            <text:p/>
          </table:table-cell>
          <table:table-cell table:formula="of:=IF(['SoMi-Liste'.AG8]=&quot;f&quot;;['SoMi-Liste'.AG$2];IF(['SoMi-Liste'.AG8]=&quot;e&quot;;['SoMi-Liste'.AG$2];&quot;&quot;))">
            <text:p/>
          </table:table-cell>
          <table:table-cell table:formula="of:=IF(['SoMi-Liste'.AH8]=&quot;f&quot;;['SoMi-Liste'.AH$2];IF(['SoMi-Liste'.AH8]=&quot;e&quot;;['SoMi-Liste'.AH$2];&quot;&quot;))">
            <text:p/>
          </table:table-cell>
          <table:table-cell table:formula="of:=IF(['SoMi-Liste'.AI8]=&quot;f&quot;;['SoMi-Liste'.AI$2];IF(['SoMi-Liste'.AI8]=&quot;e&quot;;['SoMi-Liste'.AI$2];&quot;&quot;))">
            <text:p/>
          </table:table-cell>
          <table:table-cell table:formula="of:=IF(['SoMi-Liste'.AJ8]=&quot;f&quot;;['SoMi-Liste'.AJ$2];IF(['SoMi-Liste'.AJ8]=&quot;e&quot;;['SoMi-Liste'.AJ$2];&quot;&quot;))">
            <text:p/>
          </table:table-cell>
          <table:table-cell table:formula="of:=IF(['SoMi-Liste'.AK8]=&quot;f&quot;;['SoMi-Liste'.AK$2];IF(['SoMi-Liste'.AK8]=&quot;e&quot;;['SoMi-Liste'.AK$2];&quot;&quot;))">
            <text:p/>
          </table:table-cell>
          <table:table-cell table:formula="of:=IF(['SoMi-Liste'.AL8]=&quot;f&quot;;['SoMi-Liste'.AL$2];IF(['SoMi-Liste'.AL8]=&quot;e&quot;;['SoMi-Liste'.AL$2];&quot;&quot;))">
            <text:p/>
          </table:table-cell>
          <table:table-cell table:formula="of:=IF(['SoMi-Liste'.AM8]=&quot;f&quot;;['SoMi-Liste'.AM$2];IF(['SoMi-Liste'.AM8]=&quot;e&quot;;['SoMi-Liste'.AM$2];&quot;&quot;))">
            <text:p/>
          </table:table-cell>
          <table:table-cell table:formula="of:=IF(['SoMi-Liste'.AN8]=&quot;f&quot;;['SoMi-Liste'.AN$2];IF(['SoMi-Liste'.AN8]=&quot;e&quot;;['SoMi-Liste'.AN$2];&quot;&quot;))">
            <text:p/>
          </table:table-cell>
          <table:table-cell table:formula="of:=IF(['SoMi-Liste'.AO8]=&quot;f&quot;;['SoMi-Liste'.AO$2];IF(['SoMi-Liste'.AO8]=&quot;e&quot;;['SoMi-Liste'.AO$2];&quot;&quot;))">
            <text:p/>
          </table:table-cell>
          <table:table-cell table:formula="of:=IF(['SoMi-Liste'.AP8]=&quot;f&quot;;['SoMi-Liste'.AP$2];IF(['SoMi-Liste'.AP8]=&quot;e&quot;;['SoMi-Liste'.AP$2];&quot;&quot;))">
            <text:p/>
          </table:table-cell>
          <table:table-cell table:formula="of:=IF(['SoMi-Liste'.AQ8]=&quot;f&quot;;['SoMi-Liste'.AQ$2];IF(['SoMi-Liste'.AQ8]=&quot;e&quot;;['SoMi-Liste'.AQ$2];&quot;&quot;))">
            <text:p/>
          </table:table-cell>
          <table:table-cell table:formula="of:=IF(['SoMi-Liste'.AR8]=&quot;f&quot;;['SoMi-Liste'.AR$2];IF(['SoMi-Liste'.AR8]=&quot;e&quot;;['SoMi-Liste'.AR$2];&quot;&quot;))">
            <text:p/>
          </table:table-cell>
          <table:table-cell table:formula="of:=IF(['SoMi-Liste'.AS8]=&quot;f&quot;;['SoMi-Liste'.AS$2];IF(['SoMi-Liste'.AS8]=&quot;e&quot;;['SoMi-Liste'.AS$2];&quot;&quot;))">
            <text:p/>
          </table:table-cell>
          <table:table-cell table:formula="of:=IF(['SoMi-Liste'.AT8]=&quot;f&quot;;['SoMi-Liste'.AT$2];IF(['SoMi-Liste'.AT8]=&quot;e&quot;;['SoMi-Liste'.AT$2];&quot;&quot;))">
            <text:p/>
          </table:table-cell>
          <table:table-cell table:formula="of:=IF(['SoMi-Liste'.AU8]=&quot;f&quot;;['SoMi-Liste'.AU$2];IF(['SoMi-Liste'.AU8]=&quot;e&quot;;['SoMi-Liste'.AU$2];&quot;&quot;))">
            <text:p/>
          </table:table-cell>
          <table:table-cell table:formula="of:=IF(['SoMi-Liste'.AV8]=&quot;f&quot;;['SoMi-Liste'.AV$2];IF(['SoMi-Liste'.AV8]=&quot;e&quot;;['SoMi-Liste'.AV$2];&quot;&quot;))">
            <text:p/>
          </table:table-cell>
          <table:table-cell table:formula="of:=IF(['SoMi-Liste'.AW8]=&quot;f&quot;;['SoMi-Liste'.AW$2];IF(['SoMi-Liste'.AW8]=&quot;e&quot;;['SoMi-Liste'.AW$2];&quot;&quot;))">
            <text:p/>
          </table:table-cell>
          <table:table-cell table:formula="of:=IF(['SoMi-Liste'.AX8]=&quot;f&quot;;['SoMi-Liste'.AX$2];IF(['SoMi-Liste'.AX8]=&quot;e&quot;;['SoMi-Liste'.AX$2];&quot;&quot;))">
            <text:p/>
          </table:table-cell>
          <table:table-cell table:formula="of:=IF(['SoMi-Liste'.AY8]=&quot;f&quot;;['SoMi-Liste'.AY$2];IF(['SoMi-Liste'.AY8]=&quot;e&quot;;['SoMi-Liste'.AY$2];&quot;&quot;))">
            <text:p/>
          </table:table-cell>
          <table:table-cell table:number-columns-repeated="3"/>
          <table:table-cell table:formula="of:=SUM([.AA10:.AX1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9]">
            <text:p/>
          </table:table-cell>
          <table:table-cell table:formula="of:=IF(['SoMi-Liste'.C9]=&quot;f&quot;;['SoMi-Liste'.C$2];IF(['SoMi-Liste'.C9]=&quot;e&quot;;['SoMi-Liste'.C$2];&quot;&quot;))">
            <text:p/>
          </table:table-cell>
          <table:table-cell table:formula="of:=IF(['SoMi-Liste'.D9]=&quot;f&quot;;['SoMi-Liste'.D$2];IF(['SoMi-Liste'.D9]=&quot;e&quot;;['SoMi-Liste'.D$2];&quot;&quot;))">
            <text:p/>
          </table:table-cell>
          <table:table-cell table:formula="of:=IF(['SoMi-Liste'.E9]=&quot;f&quot;;['SoMi-Liste'.E$2];IF(['SoMi-Liste'.E9]=&quot;e&quot;;['SoMi-Liste'.E$2];&quot;&quot;))">
            <text:p/>
          </table:table-cell>
          <table:table-cell table:formula="of:=IF(['SoMi-Liste'.F9]=&quot;f&quot;;['SoMi-Liste'.F$2];IF(['SoMi-Liste'.F9]=&quot;e&quot;;['SoMi-Liste'.F$2];&quot;&quot;))">
            <text:p/>
          </table:table-cell>
          <table:table-cell table:formula="of:=IF(['SoMi-Liste'.G9]=&quot;f&quot;;['SoMi-Liste'.G$2];IF(['SoMi-Liste'.G9]=&quot;e&quot;;['SoMi-Liste'.G$2];&quot;&quot;))">
            <text:p/>
          </table:table-cell>
          <table:table-cell table:formula="of:=IF(['SoMi-Liste'.H9]=&quot;f&quot;;['SoMi-Liste'.H$2];IF(['SoMi-Liste'.H9]=&quot;e&quot;;['SoMi-Liste'.H$2];&quot;&quot;))">
            <text:p/>
          </table:table-cell>
          <table:table-cell table:formula="of:=IF(['SoMi-Liste'.I9]=&quot;f&quot;;['SoMi-Liste'.I$2];IF(['SoMi-Liste'.I9]=&quot;e&quot;;['SoMi-Liste'.I$2];&quot;&quot;))">
            <text:p/>
          </table:table-cell>
          <table:table-cell table:formula="of:=IF(['SoMi-Liste'.J9]=&quot;f&quot;;['SoMi-Liste'.J$2];IF(['SoMi-Liste'.J9]=&quot;e&quot;;['SoMi-Liste'.J$2];&quot;&quot;))">
            <text:p/>
          </table:table-cell>
          <table:table-cell table:formula="of:=IF(['SoMi-Liste'.K9]=&quot;f&quot;;['SoMi-Liste'.K$2];IF(['SoMi-Liste'.K9]=&quot;e&quot;;['SoMi-Liste'.K$2];&quot;&quot;))">
            <text:p/>
          </table:table-cell>
          <table:table-cell table:formula="of:=IF(['SoMi-Liste'.L9]=&quot;f&quot;;['SoMi-Liste'.L$2];IF(['SoMi-Liste'.L9]=&quot;e&quot;;['SoMi-Liste'.L$2];&quot;&quot;))">
            <text:p/>
          </table:table-cell>
          <table:table-cell table:formula="of:=IF(['SoMi-Liste'.M9]=&quot;f&quot;;['SoMi-Liste'.M$2];IF(['SoMi-Liste'.M9]=&quot;e&quot;;['SoMi-Liste'.M$2];&quot;&quot;))">
            <text:p/>
          </table:table-cell>
          <table:table-cell table:formula="of:=IF(['SoMi-Liste'.N9]=&quot;f&quot;;['SoMi-Liste'.N$2];IF(['SoMi-Liste'.N9]=&quot;e&quot;;['SoMi-Liste'.N$2];&quot;&quot;))">
            <text:p/>
          </table:table-cell>
          <table:table-cell table:formula="of:=IF(['SoMi-Liste'.O9]=&quot;f&quot;;['SoMi-Liste'.O$2];IF(['SoMi-Liste'.O9]=&quot;e&quot;;['SoMi-Liste'.O$2];&quot;&quot;))">
            <text:p/>
          </table:table-cell>
          <table:table-cell table:formula="of:=IF(['SoMi-Liste'.P9]=&quot;f&quot;;['SoMi-Liste'.P$2];IF(['SoMi-Liste'.P9]=&quot;e&quot;;['SoMi-Liste'.P$2];&quot;&quot;))">
            <text:p/>
          </table:table-cell>
          <table:table-cell table:formula="of:=IF(['SoMi-Liste'.Q9]=&quot;f&quot;;['SoMi-Liste'.Q$2];IF(['SoMi-Liste'.Q9]=&quot;e&quot;;['SoMi-Liste'.Q$2];&quot;&quot;))">
            <text:p/>
          </table:table-cell>
          <table:table-cell table:formula="of:=IF(['SoMi-Liste'.R9]=&quot;f&quot;;['SoMi-Liste'.R$2];IF(['SoMi-Liste'.R9]=&quot;e&quot;;['SoMi-Liste'.R$2];&quot;&quot;))">
            <text:p/>
          </table:table-cell>
          <table:table-cell table:formula="of:=IF(['SoMi-Liste'.S9]=&quot;f&quot;;['SoMi-Liste'.S$2];IF(['SoMi-Liste'.S9]=&quot;e&quot;;['SoMi-Liste'.S$2];&quot;&quot;))">
            <text:p/>
          </table:table-cell>
          <table:table-cell table:formula="of:=IF(['SoMi-Liste'.T9]=&quot;f&quot;;['SoMi-Liste'.T$2];IF(['SoMi-Liste'.T9]=&quot;e&quot;;['SoMi-Liste'.T$2];&quot;&quot;))">
            <text:p/>
          </table:table-cell>
          <table:table-cell table:formula="of:=IF(['SoMi-Liste'.U9]=&quot;f&quot;;['SoMi-Liste'.U$2];IF(['SoMi-Liste'.U9]=&quot;e&quot;;['SoMi-Liste'.U$2];&quot;&quot;))">
            <text:p/>
          </table:table-cell>
          <table:table-cell table:formula="of:=IF(['SoMi-Liste'.V9]=&quot;f&quot;;['SoMi-Liste'.V$2];IF(['SoMi-Liste'.V9]=&quot;e&quot;;['SoMi-Liste'.V$2];&quot;&quot;))">
            <text:p/>
          </table:table-cell>
          <table:table-cell table:formula="of:=IF(['SoMi-Liste'.W9]=&quot;f&quot;;['SoMi-Liste'.W$2];IF(['SoMi-Liste'.W9]=&quot;e&quot;;['SoMi-Liste'.W$2];&quot;&quot;))">
            <text:p/>
          </table:table-cell>
          <table:table-cell table:number-columns-repeated="2"/>
          <table:table-cell table:formula="of:=SUM([.B11:.X11])" office:value-type="float" office:value="0" calcext:value-type="float">
            <text:p>0</text:p>
          </table:table-cell>
          <table:table-cell table:formula="of:=['SoMi-Liste'.AD9]">
            <text:p/>
          </table:table-cell>
          <table:table-cell table:formula="of:=IF(['SoMi-Liste'.AE9]=&quot;f&quot;;['SoMi-Liste'.AE$2];IF(['SoMi-Liste'.AE9]=&quot;e&quot;;['SoMi-Liste'.AE$2];&quot;&quot;))">
            <text:p/>
          </table:table-cell>
          <table:table-cell table:formula="of:=IF(['SoMi-Liste'.AF9]=&quot;f&quot;;['SoMi-Liste'.AF$2];IF(['SoMi-Liste'.AF9]=&quot;e&quot;;['SoMi-Liste'.AF$2];&quot;&quot;))">
            <text:p/>
          </table:table-cell>
          <table:table-cell table:formula="of:=IF(['SoMi-Liste'.AG9]=&quot;f&quot;;['SoMi-Liste'.AG$2];IF(['SoMi-Liste'.AG9]=&quot;e&quot;;['SoMi-Liste'.AG$2];&quot;&quot;))">
            <text:p/>
          </table:table-cell>
          <table:table-cell table:formula="of:=IF(['SoMi-Liste'.AH9]=&quot;f&quot;;['SoMi-Liste'.AH$2];IF(['SoMi-Liste'.AH9]=&quot;e&quot;;['SoMi-Liste'.AH$2];&quot;&quot;))">
            <text:p/>
          </table:table-cell>
          <table:table-cell table:formula="of:=IF(['SoMi-Liste'.AI9]=&quot;f&quot;;['SoMi-Liste'.AI$2];IF(['SoMi-Liste'.AI9]=&quot;e&quot;;['SoMi-Liste'.AI$2];&quot;&quot;))">
            <text:p/>
          </table:table-cell>
          <table:table-cell table:formula="of:=IF(['SoMi-Liste'.AJ9]=&quot;f&quot;;['SoMi-Liste'.AJ$2];IF(['SoMi-Liste'.AJ9]=&quot;e&quot;;['SoMi-Liste'.AJ$2];&quot;&quot;))">
            <text:p/>
          </table:table-cell>
          <table:table-cell table:formula="of:=IF(['SoMi-Liste'.AK9]=&quot;f&quot;;['SoMi-Liste'.AK$2];IF(['SoMi-Liste'.AK9]=&quot;e&quot;;['SoMi-Liste'.AK$2];&quot;&quot;))">
            <text:p/>
          </table:table-cell>
          <table:table-cell table:formula="of:=IF(['SoMi-Liste'.AL9]=&quot;f&quot;;['SoMi-Liste'.AL$2];IF(['SoMi-Liste'.AL9]=&quot;e&quot;;['SoMi-Liste'.AL$2];&quot;&quot;))">
            <text:p/>
          </table:table-cell>
          <table:table-cell table:formula="of:=IF(['SoMi-Liste'.AM9]=&quot;f&quot;;['SoMi-Liste'.AM$2];IF(['SoMi-Liste'.AM9]=&quot;e&quot;;['SoMi-Liste'.AM$2];&quot;&quot;))">
            <text:p/>
          </table:table-cell>
          <table:table-cell table:formula="of:=IF(['SoMi-Liste'.AN9]=&quot;f&quot;;['SoMi-Liste'.AN$2];IF(['SoMi-Liste'.AN9]=&quot;e&quot;;['SoMi-Liste'.AN$2];&quot;&quot;))">
            <text:p/>
          </table:table-cell>
          <table:table-cell table:formula="of:=IF(['SoMi-Liste'.AO9]=&quot;f&quot;;['SoMi-Liste'.AO$2];IF(['SoMi-Liste'.AO9]=&quot;e&quot;;['SoMi-Liste'.AO$2];&quot;&quot;))">
            <text:p/>
          </table:table-cell>
          <table:table-cell table:formula="of:=IF(['SoMi-Liste'.AP9]=&quot;f&quot;;['SoMi-Liste'.AP$2];IF(['SoMi-Liste'.AP9]=&quot;e&quot;;['SoMi-Liste'.AP$2];&quot;&quot;))">
            <text:p/>
          </table:table-cell>
          <table:table-cell table:formula="of:=IF(['SoMi-Liste'.AQ9]=&quot;f&quot;;['SoMi-Liste'.AQ$2];IF(['SoMi-Liste'.AQ9]=&quot;e&quot;;['SoMi-Liste'.AQ$2];&quot;&quot;))">
            <text:p/>
          </table:table-cell>
          <table:table-cell table:formula="of:=IF(['SoMi-Liste'.AR9]=&quot;f&quot;;['SoMi-Liste'.AR$2];IF(['SoMi-Liste'.AR9]=&quot;e&quot;;['SoMi-Liste'.AR$2];&quot;&quot;))">
            <text:p/>
          </table:table-cell>
          <table:table-cell table:formula="of:=IF(['SoMi-Liste'.AS9]=&quot;f&quot;;['SoMi-Liste'.AS$2];IF(['SoMi-Liste'.AS9]=&quot;e&quot;;['SoMi-Liste'.AS$2];&quot;&quot;))">
            <text:p/>
          </table:table-cell>
          <table:table-cell table:formula="of:=IF(['SoMi-Liste'.AT9]=&quot;f&quot;;['SoMi-Liste'.AT$2];IF(['SoMi-Liste'.AT9]=&quot;e&quot;;['SoMi-Liste'.AT$2];&quot;&quot;))">
            <text:p/>
          </table:table-cell>
          <table:table-cell table:formula="of:=IF(['SoMi-Liste'.AU9]=&quot;f&quot;;['SoMi-Liste'.AU$2];IF(['SoMi-Liste'.AU9]=&quot;e&quot;;['SoMi-Liste'.AU$2];&quot;&quot;))">
            <text:p/>
          </table:table-cell>
          <table:table-cell table:formula="of:=IF(['SoMi-Liste'.AV9]=&quot;f&quot;;['SoMi-Liste'.AV$2];IF(['SoMi-Liste'.AV9]=&quot;e&quot;;['SoMi-Liste'.AV$2];&quot;&quot;))">
            <text:p/>
          </table:table-cell>
          <table:table-cell table:formula="of:=IF(['SoMi-Liste'.AW9]=&quot;f&quot;;['SoMi-Liste'.AW$2];IF(['SoMi-Liste'.AW9]=&quot;e&quot;;['SoMi-Liste'.AW$2];&quot;&quot;))">
            <text:p/>
          </table:table-cell>
          <table:table-cell table:formula="of:=IF(['SoMi-Liste'.AX9]=&quot;f&quot;;['SoMi-Liste'.AX$2];IF(['SoMi-Liste'.AX9]=&quot;e&quot;;['SoMi-Liste'.AX$2];&quot;&quot;))">
            <text:p/>
          </table:table-cell>
          <table:table-cell table:formula="of:=IF(['SoMi-Liste'.AY9]=&quot;f&quot;;['SoMi-Liste'.AY$2];IF(['SoMi-Liste'.AY9]=&quot;e&quot;;['SoMi-Liste'.AY$2];&quot;&quot;))">
            <text:p/>
          </table:table-cell>
          <table:table-cell table:number-columns-repeated="3"/>
          <table:table-cell table:formula="of:=SUM([.AA11:.AX1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10]">
            <text:p/>
          </table:table-cell>
          <table:table-cell table:formula="of:=IF(['SoMi-Liste'.C10]=&quot;f&quot;;['SoMi-Liste'.C$2];IF(['SoMi-Liste'.C10]=&quot;e&quot;;['SoMi-Liste'.C$2];&quot;&quot;))">
            <text:p/>
          </table:table-cell>
          <table:table-cell table:formula="of:=IF(['SoMi-Liste'.D10]=&quot;f&quot;;['SoMi-Liste'.D$2];IF(['SoMi-Liste'.D10]=&quot;e&quot;;['SoMi-Liste'.D$2];&quot;&quot;))">
            <text:p/>
          </table:table-cell>
          <table:table-cell table:formula="of:=IF(['SoMi-Liste'.E10]=&quot;f&quot;;['SoMi-Liste'.E$2];IF(['SoMi-Liste'.E10]=&quot;e&quot;;['SoMi-Liste'.E$2];&quot;&quot;))">
            <text:p/>
          </table:table-cell>
          <table:table-cell table:formula="of:=IF(['SoMi-Liste'.F10]=&quot;f&quot;;['SoMi-Liste'.F$2];IF(['SoMi-Liste'.F10]=&quot;e&quot;;['SoMi-Liste'.F$2];&quot;&quot;))">
            <text:p/>
          </table:table-cell>
          <table:table-cell table:formula="of:=IF(['SoMi-Liste'.G10]=&quot;f&quot;;['SoMi-Liste'.G$2];IF(['SoMi-Liste'.G10]=&quot;e&quot;;['SoMi-Liste'.G$2];&quot;&quot;))">
            <text:p/>
          </table:table-cell>
          <table:table-cell table:formula="of:=IF(['SoMi-Liste'.H10]=&quot;f&quot;;['SoMi-Liste'.H$2];IF(['SoMi-Liste'.H10]=&quot;e&quot;;['SoMi-Liste'.H$2];&quot;&quot;))">
            <text:p/>
          </table:table-cell>
          <table:table-cell table:formula="of:=IF(['SoMi-Liste'.I10]=&quot;f&quot;;['SoMi-Liste'.I$2];IF(['SoMi-Liste'.I10]=&quot;e&quot;;['SoMi-Liste'.I$2];&quot;&quot;))">
            <text:p/>
          </table:table-cell>
          <table:table-cell table:formula="of:=IF(['SoMi-Liste'.J10]=&quot;f&quot;;['SoMi-Liste'.J$2];IF(['SoMi-Liste'.J10]=&quot;e&quot;;['SoMi-Liste'.J$2];&quot;&quot;))">
            <text:p/>
          </table:table-cell>
          <table:table-cell table:formula="of:=IF(['SoMi-Liste'.K10]=&quot;f&quot;;['SoMi-Liste'.K$2];IF(['SoMi-Liste'.K10]=&quot;e&quot;;['SoMi-Liste'.K$2];&quot;&quot;))">
            <text:p/>
          </table:table-cell>
          <table:table-cell table:formula="of:=IF(['SoMi-Liste'.L10]=&quot;f&quot;;['SoMi-Liste'.L$2];IF(['SoMi-Liste'.L10]=&quot;e&quot;;['SoMi-Liste'.L$2];&quot;&quot;))">
            <text:p/>
          </table:table-cell>
          <table:table-cell table:formula="of:=IF(['SoMi-Liste'.M10]=&quot;f&quot;;['SoMi-Liste'.M$2];IF(['SoMi-Liste'.M10]=&quot;e&quot;;['SoMi-Liste'.M$2];&quot;&quot;))">
            <text:p/>
          </table:table-cell>
          <table:table-cell table:formula="of:=IF(['SoMi-Liste'.N10]=&quot;f&quot;;['SoMi-Liste'.N$2];IF(['SoMi-Liste'.N10]=&quot;e&quot;;['SoMi-Liste'.N$2];&quot;&quot;))">
            <text:p/>
          </table:table-cell>
          <table:table-cell table:formula="of:=IF(['SoMi-Liste'.O10]=&quot;f&quot;;['SoMi-Liste'.O$2];IF(['SoMi-Liste'.O10]=&quot;e&quot;;['SoMi-Liste'.O$2];&quot;&quot;))">
            <text:p/>
          </table:table-cell>
          <table:table-cell table:formula="of:=IF(['SoMi-Liste'.P10]=&quot;f&quot;;['SoMi-Liste'.P$2];IF(['SoMi-Liste'.P10]=&quot;e&quot;;['SoMi-Liste'.P$2];&quot;&quot;))">
            <text:p/>
          </table:table-cell>
          <table:table-cell table:formula="of:=IF(['SoMi-Liste'.Q10]=&quot;f&quot;;['SoMi-Liste'.Q$2];IF(['SoMi-Liste'.Q10]=&quot;e&quot;;['SoMi-Liste'.Q$2];&quot;&quot;))">
            <text:p/>
          </table:table-cell>
          <table:table-cell table:formula="of:=IF(['SoMi-Liste'.R10]=&quot;f&quot;;['SoMi-Liste'.R$2];IF(['SoMi-Liste'.R10]=&quot;e&quot;;['SoMi-Liste'.R$2];&quot;&quot;))">
            <text:p/>
          </table:table-cell>
          <table:table-cell table:formula="of:=IF(['SoMi-Liste'.S10]=&quot;f&quot;;['SoMi-Liste'.S$2];IF(['SoMi-Liste'.S10]=&quot;e&quot;;['SoMi-Liste'.S$2];&quot;&quot;))">
            <text:p/>
          </table:table-cell>
          <table:table-cell table:formula="of:=IF(['SoMi-Liste'.T10]=&quot;f&quot;;['SoMi-Liste'.T$2];IF(['SoMi-Liste'.T10]=&quot;e&quot;;['SoMi-Liste'.T$2];&quot;&quot;))">
            <text:p/>
          </table:table-cell>
          <table:table-cell table:formula="of:=IF(['SoMi-Liste'.U10]=&quot;f&quot;;['SoMi-Liste'.U$2];IF(['SoMi-Liste'.U10]=&quot;e&quot;;['SoMi-Liste'.U$2];&quot;&quot;))">
            <text:p/>
          </table:table-cell>
          <table:table-cell table:formula="of:=IF(['SoMi-Liste'.V10]=&quot;f&quot;;['SoMi-Liste'.V$2];IF(['SoMi-Liste'.V10]=&quot;e&quot;;['SoMi-Liste'.V$2];&quot;&quot;))">
            <text:p/>
          </table:table-cell>
          <table:table-cell table:formula="of:=IF(['SoMi-Liste'.W10]=&quot;f&quot;;['SoMi-Liste'.W$2];IF(['SoMi-Liste'.W10]=&quot;e&quot;;['SoMi-Liste'.W$2];&quot;&quot;))">
            <text:p/>
          </table:table-cell>
          <table:table-cell table:number-columns-repeated="2"/>
          <table:table-cell table:formula="of:=SUM([.B12:.X12])" office:value-type="float" office:value="0" calcext:value-type="float">
            <text:p>0</text:p>
          </table:table-cell>
          <table:table-cell table:formula="of:=['SoMi-Liste'.AD10]">
            <text:p/>
          </table:table-cell>
          <table:table-cell table:formula="of:=IF(['SoMi-Liste'.AE10]=&quot;f&quot;;['SoMi-Liste'.AE$2];IF(['SoMi-Liste'.AE10]=&quot;e&quot;;['SoMi-Liste'.AE$2];&quot;&quot;))">
            <text:p/>
          </table:table-cell>
          <table:table-cell table:formula="of:=IF(['SoMi-Liste'.AF10]=&quot;f&quot;;['SoMi-Liste'.AF$2];IF(['SoMi-Liste'.AF10]=&quot;e&quot;;['SoMi-Liste'.AF$2];&quot;&quot;))">
            <text:p/>
          </table:table-cell>
          <table:table-cell table:formula="of:=IF(['SoMi-Liste'.AG10]=&quot;f&quot;;['SoMi-Liste'.AG$2];IF(['SoMi-Liste'.AG10]=&quot;e&quot;;['SoMi-Liste'.AG$2];&quot;&quot;))">
            <text:p/>
          </table:table-cell>
          <table:table-cell table:formula="of:=IF(['SoMi-Liste'.AH10]=&quot;f&quot;;['SoMi-Liste'.AH$2];IF(['SoMi-Liste'.AH10]=&quot;e&quot;;['SoMi-Liste'.AH$2];&quot;&quot;))">
            <text:p/>
          </table:table-cell>
          <table:table-cell table:formula="of:=IF(['SoMi-Liste'.AI10]=&quot;f&quot;;['SoMi-Liste'.AI$2];IF(['SoMi-Liste'.AI10]=&quot;e&quot;;['SoMi-Liste'.AI$2];&quot;&quot;))">
            <text:p/>
          </table:table-cell>
          <table:table-cell table:formula="of:=IF(['SoMi-Liste'.AJ10]=&quot;f&quot;;['SoMi-Liste'.AJ$2];IF(['SoMi-Liste'.AJ10]=&quot;e&quot;;['SoMi-Liste'.AJ$2];&quot;&quot;))">
            <text:p/>
          </table:table-cell>
          <table:table-cell table:formula="of:=IF(['SoMi-Liste'.AK10]=&quot;f&quot;;['SoMi-Liste'.AK$2];IF(['SoMi-Liste'.AK10]=&quot;e&quot;;['SoMi-Liste'.AK$2];&quot;&quot;))">
            <text:p/>
          </table:table-cell>
          <table:table-cell table:formula="of:=IF(['SoMi-Liste'.AL10]=&quot;f&quot;;['SoMi-Liste'.AL$2];IF(['SoMi-Liste'.AL10]=&quot;e&quot;;['SoMi-Liste'.AL$2];&quot;&quot;))">
            <text:p/>
          </table:table-cell>
          <table:table-cell table:formula="of:=IF(['SoMi-Liste'.AM10]=&quot;f&quot;;['SoMi-Liste'.AM$2];IF(['SoMi-Liste'.AM10]=&quot;e&quot;;['SoMi-Liste'.AM$2];&quot;&quot;))">
            <text:p/>
          </table:table-cell>
          <table:table-cell table:formula="of:=IF(['SoMi-Liste'.AN10]=&quot;f&quot;;['SoMi-Liste'.AN$2];IF(['SoMi-Liste'.AN10]=&quot;e&quot;;['SoMi-Liste'.AN$2];&quot;&quot;))">
            <text:p/>
          </table:table-cell>
          <table:table-cell table:formula="of:=IF(['SoMi-Liste'.AO10]=&quot;f&quot;;['SoMi-Liste'.AO$2];IF(['SoMi-Liste'.AO10]=&quot;e&quot;;['SoMi-Liste'.AO$2];&quot;&quot;))">
            <text:p/>
          </table:table-cell>
          <table:table-cell table:formula="of:=IF(['SoMi-Liste'.AP10]=&quot;f&quot;;['SoMi-Liste'.AP$2];IF(['SoMi-Liste'.AP10]=&quot;e&quot;;['SoMi-Liste'.AP$2];&quot;&quot;))">
            <text:p/>
          </table:table-cell>
          <table:table-cell table:formula="of:=IF(['SoMi-Liste'.AQ10]=&quot;f&quot;;['SoMi-Liste'.AQ$2];IF(['SoMi-Liste'.AQ10]=&quot;e&quot;;['SoMi-Liste'.AQ$2];&quot;&quot;))">
            <text:p/>
          </table:table-cell>
          <table:table-cell table:formula="of:=IF(['SoMi-Liste'.AR10]=&quot;f&quot;;['SoMi-Liste'.AR$2];IF(['SoMi-Liste'.AR10]=&quot;e&quot;;['SoMi-Liste'.AR$2];&quot;&quot;))">
            <text:p/>
          </table:table-cell>
          <table:table-cell table:formula="of:=IF(['SoMi-Liste'.AS10]=&quot;f&quot;;['SoMi-Liste'.AS$2];IF(['SoMi-Liste'.AS10]=&quot;e&quot;;['SoMi-Liste'.AS$2];&quot;&quot;))">
            <text:p/>
          </table:table-cell>
          <table:table-cell table:formula="of:=IF(['SoMi-Liste'.AT10]=&quot;f&quot;;['SoMi-Liste'.AT$2];IF(['SoMi-Liste'.AT10]=&quot;e&quot;;['SoMi-Liste'.AT$2];&quot;&quot;))">
            <text:p/>
          </table:table-cell>
          <table:table-cell table:formula="of:=IF(['SoMi-Liste'.AU10]=&quot;f&quot;;['SoMi-Liste'.AU$2];IF(['SoMi-Liste'.AU10]=&quot;e&quot;;['SoMi-Liste'.AU$2];&quot;&quot;))">
            <text:p/>
          </table:table-cell>
          <table:table-cell table:formula="of:=IF(['SoMi-Liste'.AV10]=&quot;f&quot;;['SoMi-Liste'.AV$2];IF(['SoMi-Liste'.AV10]=&quot;e&quot;;['SoMi-Liste'.AV$2];&quot;&quot;))">
            <text:p/>
          </table:table-cell>
          <table:table-cell table:formula="of:=IF(['SoMi-Liste'.AW10]=&quot;f&quot;;['SoMi-Liste'.AW$2];IF(['SoMi-Liste'.AW10]=&quot;e&quot;;['SoMi-Liste'.AW$2];&quot;&quot;))">
            <text:p/>
          </table:table-cell>
          <table:table-cell table:formula="of:=IF(['SoMi-Liste'.AX10]=&quot;f&quot;;['SoMi-Liste'.AX$2];IF(['SoMi-Liste'.AX10]=&quot;e&quot;;['SoMi-Liste'.AX$2];&quot;&quot;))">
            <text:p/>
          </table:table-cell>
          <table:table-cell table:formula="of:=IF(['SoMi-Liste'.AY10]=&quot;f&quot;;['SoMi-Liste'.AY$2];IF(['SoMi-Liste'.AY10]=&quot;e&quot;;['SoMi-Liste'.AY$2];&quot;&quot;))">
            <text:p/>
          </table:table-cell>
          <table:table-cell table:number-columns-repeated="3"/>
          <table:table-cell table:formula="of:=SUM([.AA12:.AX1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11]">
            <text:p/>
          </table:table-cell>
          <table:table-cell table:formula="of:=IF(['SoMi-Liste'.C11]=&quot;f&quot;;['SoMi-Liste'.C$2];IF(['SoMi-Liste'.C11]=&quot;e&quot;;['SoMi-Liste'.C$2];&quot;&quot;))">
            <text:p/>
          </table:table-cell>
          <table:table-cell table:formula="of:=IF(['SoMi-Liste'.D11]=&quot;f&quot;;['SoMi-Liste'.D$2];IF(['SoMi-Liste'.D11]=&quot;e&quot;;['SoMi-Liste'.D$2];&quot;&quot;))">
            <text:p/>
          </table:table-cell>
          <table:table-cell table:formula="of:=IF(['SoMi-Liste'.E11]=&quot;f&quot;;['SoMi-Liste'.E$2];IF(['SoMi-Liste'.E11]=&quot;e&quot;;['SoMi-Liste'.E$2];&quot;&quot;))">
            <text:p/>
          </table:table-cell>
          <table:table-cell table:formula="of:=IF(['SoMi-Liste'.F11]=&quot;f&quot;;['SoMi-Liste'.F$2];IF(['SoMi-Liste'.F11]=&quot;e&quot;;['SoMi-Liste'.F$2];&quot;&quot;))">
            <text:p/>
          </table:table-cell>
          <table:table-cell table:formula="of:=IF(['SoMi-Liste'.G11]=&quot;f&quot;;['SoMi-Liste'.G$2];IF(['SoMi-Liste'.G11]=&quot;e&quot;;['SoMi-Liste'.G$2];&quot;&quot;))">
            <text:p/>
          </table:table-cell>
          <table:table-cell table:formula="of:=IF(['SoMi-Liste'.H11]=&quot;f&quot;;['SoMi-Liste'.H$2];IF(['SoMi-Liste'.H11]=&quot;e&quot;;['SoMi-Liste'.H$2];&quot;&quot;))">
            <text:p/>
          </table:table-cell>
          <table:table-cell table:formula="of:=IF(['SoMi-Liste'.I11]=&quot;f&quot;;['SoMi-Liste'.I$2];IF(['SoMi-Liste'.I11]=&quot;e&quot;;['SoMi-Liste'.I$2];&quot;&quot;))">
            <text:p/>
          </table:table-cell>
          <table:table-cell table:formula="of:=IF(['SoMi-Liste'.J11]=&quot;f&quot;;['SoMi-Liste'.J$2];IF(['SoMi-Liste'.J11]=&quot;e&quot;;['SoMi-Liste'.J$2];&quot;&quot;))">
            <text:p/>
          </table:table-cell>
          <table:table-cell table:formula="of:=IF(['SoMi-Liste'.K11]=&quot;f&quot;;['SoMi-Liste'.K$2];IF(['SoMi-Liste'.K11]=&quot;e&quot;;['SoMi-Liste'.K$2];&quot;&quot;))">
            <text:p/>
          </table:table-cell>
          <table:table-cell table:formula="of:=IF(['SoMi-Liste'.L11]=&quot;f&quot;;['SoMi-Liste'.L$2];IF(['SoMi-Liste'.L11]=&quot;e&quot;;['SoMi-Liste'.L$2];&quot;&quot;))">
            <text:p/>
          </table:table-cell>
          <table:table-cell table:formula="of:=IF(['SoMi-Liste'.M11]=&quot;f&quot;;['SoMi-Liste'.M$2];IF(['SoMi-Liste'.M11]=&quot;e&quot;;['SoMi-Liste'.M$2];&quot;&quot;))">
            <text:p/>
          </table:table-cell>
          <table:table-cell table:formula="of:=IF(['SoMi-Liste'.N11]=&quot;f&quot;;['SoMi-Liste'.N$2];IF(['SoMi-Liste'.N11]=&quot;e&quot;;['SoMi-Liste'.N$2];&quot;&quot;))">
            <text:p/>
          </table:table-cell>
          <table:table-cell table:formula="of:=IF(['SoMi-Liste'.O11]=&quot;f&quot;;['SoMi-Liste'.O$2];IF(['SoMi-Liste'.O11]=&quot;e&quot;;['SoMi-Liste'.O$2];&quot;&quot;))">
            <text:p/>
          </table:table-cell>
          <table:table-cell table:formula="of:=IF(['SoMi-Liste'.P11]=&quot;f&quot;;['SoMi-Liste'.P$2];IF(['SoMi-Liste'.P11]=&quot;e&quot;;['SoMi-Liste'.P$2];&quot;&quot;))">
            <text:p/>
          </table:table-cell>
          <table:table-cell table:formula="of:=IF(['SoMi-Liste'.Q11]=&quot;f&quot;;['SoMi-Liste'.Q$2];IF(['SoMi-Liste'.Q11]=&quot;e&quot;;['SoMi-Liste'.Q$2];&quot;&quot;))">
            <text:p/>
          </table:table-cell>
          <table:table-cell table:formula="of:=IF(['SoMi-Liste'.R11]=&quot;f&quot;;['SoMi-Liste'.R$2];IF(['SoMi-Liste'.R11]=&quot;e&quot;;['SoMi-Liste'.R$2];&quot;&quot;))">
            <text:p/>
          </table:table-cell>
          <table:table-cell table:formula="of:=IF(['SoMi-Liste'.S11]=&quot;f&quot;;['SoMi-Liste'.S$2];IF(['SoMi-Liste'.S11]=&quot;e&quot;;['SoMi-Liste'.S$2];&quot;&quot;))">
            <text:p/>
          </table:table-cell>
          <table:table-cell table:formula="of:=IF(['SoMi-Liste'.T11]=&quot;f&quot;;['SoMi-Liste'.T$2];IF(['SoMi-Liste'.T11]=&quot;e&quot;;['SoMi-Liste'.T$2];&quot;&quot;))">
            <text:p/>
          </table:table-cell>
          <table:table-cell table:formula="of:=IF(['SoMi-Liste'.U11]=&quot;f&quot;;['SoMi-Liste'.U$2];IF(['SoMi-Liste'.U11]=&quot;e&quot;;['SoMi-Liste'.U$2];&quot;&quot;))">
            <text:p/>
          </table:table-cell>
          <table:table-cell table:formula="of:=IF(['SoMi-Liste'.V11]=&quot;f&quot;;['SoMi-Liste'.V$2];IF(['SoMi-Liste'.V11]=&quot;e&quot;;['SoMi-Liste'.V$2];&quot;&quot;))">
            <text:p/>
          </table:table-cell>
          <table:table-cell table:formula="of:=IF(['SoMi-Liste'.W11]=&quot;f&quot;;['SoMi-Liste'.W$2];IF(['SoMi-Liste'.W11]=&quot;e&quot;;['SoMi-Liste'.W$2];&quot;&quot;))">
            <text:p/>
          </table:table-cell>
          <table:table-cell table:number-columns-repeated="2"/>
          <table:table-cell table:formula="of:=SUM([.B13:.X13])" office:value-type="float" office:value="0" calcext:value-type="float">
            <text:p>0</text:p>
          </table:table-cell>
          <table:table-cell table:formula="of:=['SoMi-Liste'.AD11]">
            <text:p/>
          </table:table-cell>
          <table:table-cell table:formula="of:=IF(['SoMi-Liste'.AE11]=&quot;f&quot;;['SoMi-Liste'.AE$2];IF(['SoMi-Liste'.AE11]=&quot;e&quot;;['SoMi-Liste'.AE$2];&quot;&quot;))">
            <text:p/>
          </table:table-cell>
          <table:table-cell table:formula="of:=IF(['SoMi-Liste'.AF11]=&quot;f&quot;;['SoMi-Liste'.AF$2];IF(['SoMi-Liste'.AF11]=&quot;e&quot;;['SoMi-Liste'.AF$2];&quot;&quot;))">
            <text:p/>
          </table:table-cell>
          <table:table-cell table:formula="of:=IF(['SoMi-Liste'.AG11]=&quot;f&quot;;['SoMi-Liste'.AG$2];IF(['SoMi-Liste'.AG11]=&quot;e&quot;;['SoMi-Liste'.AG$2];&quot;&quot;))">
            <text:p/>
          </table:table-cell>
          <table:table-cell table:formula="of:=IF(['SoMi-Liste'.AH11]=&quot;f&quot;;['SoMi-Liste'.AH$2];IF(['SoMi-Liste'.AH11]=&quot;e&quot;;['SoMi-Liste'.AH$2];&quot;&quot;))">
            <text:p/>
          </table:table-cell>
          <table:table-cell table:formula="of:=IF(['SoMi-Liste'.AI11]=&quot;f&quot;;['SoMi-Liste'.AI$2];IF(['SoMi-Liste'.AI11]=&quot;e&quot;;['SoMi-Liste'.AI$2];&quot;&quot;))">
            <text:p/>
          </table:table-cell>
          <table:table-cell table:formula="of:=IF(['SoMi-Liste'.AJ11]=&quot;f&quot;;['SoMi-Liste'.AJ$2];IF(['SoMi-Liste'.AJ11]=&quot;e&quot;;['SoMi-Liste'.AJ$2];&quot;&quot;))">
            <text:p/>
          </table:table-cell>
          <table:table-cell table:formula="of:=IF(['SoMi-Liste'.AK11]=&quot;f&quot;;['SoMi-Liste'.AK$2];IF(['SoMi-Liste'.AK11]=&quot;e&quot;;['SoMi-Liste'.AK$2];&quot;&quot;))">
            <text:p/>
          </table:table-cell>
          <table:table-cell table:formula="of:=IF(['SoMi-Liste'.AL11]=&quot;f&quot;;['SoMi-Liste'.AL$2];IF(['SoMi-Liste'.AL11]=&quot;e&quot;;['SoMi-Liste'.AL$2];&quot;&quot;))">
            <text:p/>
          </table:table-cell>
          <table:table-cell table:formula="of:=IF(['SoMi-Liste'.AM11]=&quot;f&quot;;['SoMi-Liste'.AM$2];IF(['SoMi-Liste'.AM11]=&quot;e&quot;;['SoMi-Liste'.AM$2];&quot;&quot;))">
            <text:p/>
          </table:table-cell>
          <table:table-cell table:formula="of:=IF(['SoMi-Liste'.AN11]=&quot;f&quot;;['SoMi-Liste'.AN$2];IF(['SoMi-Liste'.AN11]=&quot;e&quot;;['SoMi-Liste'.AN$2];&quot;&quot;))">
            <text:p/>
          </table:table-cell>
          <table:table-cell table:formula="of:=IF(['SoMi-Liste'.AO11]=&quot;f&quot;;['SoMi-Liste'.AO$2];IF(['SoMi-Liste'.AO11]=&quot;e&quot;;['SoMi-Liste'.AO$2];&quot;&quot;))">
            <text:p/>
          </table:table-cell>
          <table:table-cell table:formula="of:=IF(['SoMi-Liste'.AP11]=&quot;f&quot;;['SoMi-Liste'.AP$2];IF(['SoMi-Liste'.AP11]=&quot;e&quot;;['SoMi-Liste'.AP$2];&quot;&quot;))">
            <text:p/>
          </table:table-cell>
          <table:table-cell table:formula="of:=IF(['SoMi-Liste'.AQ11]=&quot;f&quot;;['SoMi-Liste'.AQ$2];IF(['SoMi-Liste'.AQ11]=&quot;e&quot;;['SoMi-Liste'.AQ$2];&quot;&quot;))">
            <text:p/>
          </table:table-cell>
          <table:table-cell table:formula="of:=IF(['SoMi-Liste'.AR11]=&quot;f&quot;;['SoMi-Liste'.AR$2];IF(['SoMi-Liste'.AR11]=&quot;e&quot;;['SoMi-Liste'.AR$2];&quot;&quot;))">
            <text:p/>
          </table:table-cell>
          <table:table-cell table:formula="of:=IF(['SoMi-Liste'.AS11]=&quot;f&quot;;['SoMi-Liste'.AS$2];IF(['SoMi-Liste'.AS11]=&quot;e&quot;;['SoMi-Liste'.AS$2];&quot;&quot;))">
            <text:p/>
          </table:table-cell>
          <table:table-cell table:formula="of:=IF(['SoMi-Liste'.AT11]=&quot;f&quot;;['SoMi-Liste'.AT$2];IF(['SoMi-Liste'.AT11]=&quot;e&quot;;['SoMi-Liste'.AT$2];&quot;&quot;))">
            <text:p/>
          </table:table-cell>
          <table:table-cell table:formula="of:=IF(['SoMi-Liste'.AU11]=&quot;f&quot;;['SoMi-Liste'.AU$2];IF(['SoMi-Liste'.AU11]=&quot;e&quot;;['SoMi-Liste'.AU$2];&quot;&quot;))">
            <text:p/>
          </table:table-cell>
          <table:table-cell table:formula="of:=IF(['SoMi-Liste'.AV11]=&quot;f&quot;;['SoMi-Liste'.AV$2];IF(['SoMi-Liste'.AV11]=&quot;e&quot;;['SoMi-Liste'.AV$2];&quot;&quot;))">
            <text:p/>
          </table:table-cell>
          <table:table-cell table:formula="of:=IF(['SoMi-Liste'.AW11]=&quot;f&quot;;['SoMi-Liste'.AW$2];IF(['SoMi-Liste'.AW11]=&quot;e&quot;;['SoMi-Liste'.AW$2];&quot;&quot;))">
            <text:p/>
          </table:table-cell>
          <table:table-cell table:formula="of:=IF(['SoMi-Liste'.AX11]=&quot;f&quot;;['SoMi-Liste'.AX$2];IF(['SoMi-Liste'.AX11]=&quot;e&quot;;['SoMi-Liste'.AX$2];&quot;&quot;))">
            <text:p/>
          </table:table-cell>
          <table:table-cell table:formula="of:=IF(['SoMi-Liste'.AY11]=&quot;f&quot;;['SoMi-Liste'.AY$2];IF(['SoMi-Liste'.AY11]=&quot;e&quot;;['SoMi-Liste'.AY$2];&quot;&quot;))">
            <text:p/>
          </table:table-cell>
          <table:table-cell table:number-columns-repeated="3"/>
          <table:table-cell table:formula="of:=SUM([.AA13:.AX1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12]">
            <text:p/>
          </table:table-cell>
          <table:table-cell table:formula="of:=IF(['SoMi-Liste'.C12]=&quot;f&quot;;['SoMi-Liste'.C$2];IF(['SoMi-Liste'.C12]=&quot;e&quot;;['SoMi-Liste'.C$2];&quot;&quot;))">
            <text:p/>
          </table:table-cell>
          <table:table-cell table:formula="of:=IF(['SoMi-Liste'.D12]=&quot;f&quot;;['SoMi-Liste'.D$2];IF(['SoMi-Liste'.D12]=&quot;e&quot;;['SoMi-Liste'.D$2];&quot;&quot;))">
            <text:p/>
          </table:table-cell>
          <table:table-cell table:formula="of:=IF(['SoMi-Liste'.E12]=&quot;f&quot;;['SoMi-Liste'.E$2];IF(['SoMi-Liste'.E12]=&quot;e&quot;;['SoMi-Liste'.E$2];&quot;&quot;))">
            <text:p/>
          </table:table-cell>
          <table:table-cell table:formula="of:=IF(['SoMi-Liste'.F12]=&quot;f&quot;;['SoMi-Liste'.F$2];IF(['SoMi-Liste'.F12]=&quot;e&quot;;['SoMi-Liste'.F$2];&quot;&quot;))">
            <text:p/>
          </table:table-cell>
          <table:table-cell table:formula="of:=IF(['SoMi-Liste'.G12]=&quot;f&quot;;['SoMi-Liste'.G$2];IF(['SoMi-Liste'.G12]=&quot;e&quot;;['SoMi-Liste'.G$2];&quot;&quot;))">
            <text:p/>
          </table:table-cell>
          <table:table-cell table:formula="of:=IF(['SoMi-Liste'.H12]=&quot;f&quot;;['SoMi-Liste'.H$2];IF(['SoMi-Liste'.H12]=&quot;e&quot;;['SoMi-Liste'.H$2];&quot;&quot;))">
            <text:p/>
          </table:table-cell>
          <table:table-cell table:formula="of:=IF(['SoMi-Liste'.I12]=&quot;f&quot;;['SoMi-Liste'.I$2];IF(['SoMi-Liste'.I12]=&quot;e&quot;;['SoMi-Liste'.I$2];&quot;&quot;))">
            <text:p/>
          </table:table-cell>
          <table:table-cell table:formula="of:=IF(['SoMi-Liste'.J12]=&quot;f&quot;;['SoMi-Liste'.J$2];IF(['SoMi-Liste'.J12]=&quot;e&quot;;['SoMi-Liste'.J$2];&quot;&quot;))">
            <text:p/>
          </table:table-cell>
          <table:table-cell table:formula="of:=IF(['SoMi-Liste'.K12]=&quot;f&quot;;['SoMi-Liste'.K$2];IF(['SoMi-Liste'.K12]=&quot;e&quot;;['SoMi-Liste'.K$2];&quot;&quot;))">
            <text:p/>
          </table:table-cell>
          <table:table-cell table:formula="of:=IF(['SoMi-Liste'.L12]=&quot;f&quot;;['SoMi-Liste'.L$2];IF(['SoMi-Liste'.L12]=&quot;e&quot;;['SoMi-Liste'.L$2];&quot;&quot;))">
            <text:p/>
          </table:table-cell>
          <table:table-cell table:formula="of:=IF(['SoMi-Liste'.M12]=&quot;f&quot;;['SoMi-Liste'.M$2];IF(['SoMi-Liste'.M12]=&quot;e&quot;;['SoMi-Liste'.M$2];&quot;&quot;))">
            <text:p/>
          </table:table-cell>
          <table:table-cell table:formula="of:=IF(['SoMi-Liste'.N12]=&quot;f&quot;;['SoMi-Liste'.N$2];IF(['SoMi-Liste'.N12]=&quot;e&quot;;['SoMi-Liste'.N$2];&quot;&quot;))">
            <text:p/>
          </table:table-cell>
          <table:table-cell table:formula="of:=IF(['SoMi-Liste'.O12]=&quot;f&quot;;['SoMi-Liste'.O$2];IF(['SoMi-Liste'.O12]=&quot;e&quot;;['SoMi-Liste'.O$2];&quot;&quot;))">
            <text:p/>
          </table:table-cell>
          <table:table-cell table:formula="of:=IF(['SoMi-Liste'.P12]=&quot;f&quot;;['SoMi-Liste'.P$2];IF(['SoMi-Liste'.P12]=&quot;e&quot;;['SoMi-Liste'.P$2];&quot;&quot;))">
            <text:p/>
          </table:table-cell>
          <table:table-cell table:formula="of:=IF(['SoMi-Liste'.Q12]=&quot;f&quot;;['SoMi-Liste'.Q$2];IF(['SoMi-Liste'.Q12]=&quot;e&quot;;['SoMi-Liste'.Q$2];&quot;&quot;))">
            <text:p/>
          </table:table-cell>
          <table:table-cell table:formula="of:=IF(['SoMi-Liste'.R12]=&quot;f&quot;;['SoMi-Liste'.R$2];IF(['SoMi-Liste'.R12]=&quot;e&quot;;['SoMi-Liste'.R$2];&quot;&quot;))">
            <text:p/>
          </table:table-cell>
          <table:table-cell table:formula="of:=IF(['SoMi-Liste'.S12]=&quot;f&quot;;['SoMi-Liste'.S$2];IF(['SoMi-Liste'.S12]=&quot;e&quot;;['SoMi-Liste'.S$2];&quot;&quot;))">
            <text:p/>
          </table:table-cell>
          <table:table-cell table:formula="of:=IF(['SoMi-Liste'.T12]=&quot;f&quot;;['SoMi-Liste'.T$2];IF(['SoMi-Liste'.T12]=&quot;e&quot;;['SoMi-Liste'.T$2];&quot;&quot;))">
            <text:p/>
          </table:table-cell>
          <table:table-cell table:formula="of:=IF(['SoMi-Liste'.U12]=&quot;f&quot;;['SoMi-Liste'.U$2];IF(['SoMi-Liste'.U12]=&quot;e&quot;;['SoMi-Liste'.U$2];&quot;&quot;))">
            <text:p/>
          </table:table-cell>
          <table:table-cell table:formula="of:=IF(['SoMi-Liste'.V12]=&quot;f&quot;;['SoMi-Liste'.V$2];IF(['SoMi-Liste'.V12]=&quot;e&quot;;['SoMi-Liste'.V$2];&quot;&quot;))">
            <text:p/>
          </table:table-cell>
          <table:table-cell table:formula="of:=IF(['SoMi-Liste'.W12]=&quot;f&quot;;['SoMi-Liste'.W$2];IF(['SoMi-Liste'.W12]=&quot;e&quot;;['SoMi-Liste'.W$2];&quot;&quot;))">
            <text:p/>
          </table:table-cell>
          <table:table-cell table:number-columns-repeated="2"/>
          <table:table-cell table:formula="of:=SUM([.B14:.X14])" office:value-type="float" office:value="0" calcext:value-type="float">
            <text:p>0</text:p>
          </table:table-cell>
          <table:table-cell table:formula="of:=['SoMi-Liste'.AD12]">
            <text:p/>
          </table:table-cell>
          <table:table-cell table:formula="of:=IF(['SoMi-Liste'.AE12]=&quot;f&quot;;['SoMi-Liste'.AE$2];IF(['SoMi-Liste'.AE12]=&quot;e&quot;;['SoMi-Liste'.AE$2];&quot;&quot;))">
            <text:p/>
          </table:table-cell>
          <table:table-cell table:formula="of:=IF(['SoMi-Liste'.AF12]=&quot;f&quot;;['SoMi-Liste'.AF$2];IF(['SoMi-Liste'.AF12]=&quot;e&quot;;['SoMi-Liste'.AF$2];&quot;&quot;))">
            <text:p/>
          </table:table-cell>
          <table:table-cell table:formula="of:=IF(['SoMi-Liste'.AG12]=&quot;f&quot;;['SoMi-Liste'.AG$2];IF(['SoMi-Liste'.AG12]=&quot;e&quot;;['SoMi-Liste'.AG$2];&quot;&quot;))">
            <text:p/>
          </table:table-cell>
          <table:table-cell table:formula="of:=IF(['SoMi-Liste'.AH12]=&quot;f&quot;;['SoMi-Liste'.AH$2];IF(['SoMi-Liste'.AH12]=&quot;e&quot;;['SoMi-Liste'.AH$2];&quot;&quot;))">
            <text:p/>
          </table:table-cell>
          <table:table-cell table:formula="of:=IF(['SoMi-Liste'.AI12]=&quot;f&quot;;['SoMi-Liste'.AI$2];IF(['SoMi-Liste'.AI12]=&quot;e&quot;;['SoMi-Liste'.AI$2];&quot;&quot;))">
            <text:p/>
          </table:table-cell>
          <table:table-cell table:formula="of:=IF(['SoMi-Liste'.AJ12]=&quot;f&quot;;['SoMi-Liste'.AJ$2];IF(['SoMi-Liste'.AJ12]=&quot;e&quot;;['SoMi-Liste'.AJ$2];&quot;&quot;))">
            <text:p/>
          </table:table-cell>
          <table:table-cell table:formula="of:=IF(['SoMi-Liste'.AK12]=&quot;f&quot;;['SoMi-Liste'.AK$2];IF(['SoMi-Liste'.AK12]=&quot;e&quot;;['SoMi-Liste'.AK$2];&quot;&quot;))">
            <text:p/>
          </table:table-cell>
          <table:table-cell table:formula="of:=IF(['SoMi-Liste'.AL12]=&quot;f&quot;;['SoMi-Liste'.AL$2];IF(['SoMi-Liste'.AL12]=&quot;e&quot;;['SoMi-Liste'.AL$2];&quot;&quot;))">
            <text:p/>
          </table:table-cell>
          <table:table-cell table:formula="of:=IF(['SoMi-Liste'.AM12]=&quot;f&quot;;['SoMi-Liste'.AM$2];IF(['SoMi-Liste'.AM12]=&quot;e&quot;;['SoMi-Liste'.AM$2];&quot;&quot;))">
            <text:p/>
          </table:table-cell>
          <table:table-cell table:formula="of:=IF(['SoMi-Liste'.AN12]=&quot;f&quot;;['SoMi-Liste'.AN$2];IF(['SoMi-Liste'.AN12]=&quot;e&quot;;['SoMi-Liste'.AN$2];&quot;&quot;))">
            <text:p/>
          </table:table-cell>
          <table:table-cell table:formula="of:=IF(['SoMi-Liste'.AO12]=&quot;f&quot;;['SoMi-Liste'.AO$2];IF(['SoMi-Liste'.AO12]=&quot;e&quot;;['SoMi-Liste'.AO$2];&quot;&quot;))">
            <text:p/>
          </table:table-cell>
          <table:table-cell table:formula="of:=IF(['SoMi-Liste'.AP12]=&quot;f&quot;;['SoMi-Liste'.AP$2];IF(['SoMi-Liste'.AP12]=&quot;e&quot;;['SoMi-Liste'.AP$2];&quot;&quot;))">
            <text:p/>
          </table:table-cell>
          <table:table-cell table:formula="of:=IF(['SoMi-Liste'.AQ12]=&quot;f&quot;;['SoMi-Liste'.AQ$2];IF(['SoMi-Liste'.AQ12]=&quot;e&quot;;['SoMi-Liste'.AQ$2];&quot;&quot;))">
            <text:p/>
          </table:table-cell>
          <table:table-cell table:formula="of:=IF(['SoMi-Liste'.AR12]=&quot;f&quot;;['SoMi-Liste'.AR$2];IF(['SoMi-Liste'.AR12]=&quot;e&quot;;['SoMi-Liste'.AR$2];&quot;&quot;))">
            <text:p/>
          </table:table-cell>
          <table:table-cell table:formula="of:=IF(['SoMi-Liste'.AS12]=&quot;f&quot;;['SoMi-Liste'.AS$2];IF(['SoMi-Liste'.AS12]=&quot;e&quot;;['SoMi-Liste'.AS$2];&quot;&quot;))">
            <text:p/>
          </table:table-cell>
          <table:table-cell table:formula="of:=IF(['SoMi-Liste'.AT12]=&quot;f&quot;;['SoMi-Liste'.AT$2];IF(['SoMi-Liste'.AT12]=&quot;e&quot;;['SoMi-Liste'.AT$2];&quot;&quot;))">
            <text:p/>
          </table:table-cell>
          <table:table-cell table:formula="of:=IF(['SoMi-Liste'.AU12]=&quot;f&quot;;['SoMi-Liste'.AU$2];IF(['SoMi-Liste'.AU12]=&quot;e&quot;;['SoMi-Liste'.AU$2];&quot;&quot;))">
            <text:p/>
          </table:table-cell>
          <table:table-cell table:formula="of:=IF(['SoMi-Liste'.AV12]=&quot;f&quot;;['SoMi-Liste'.AV$2];IF(['SoMi-Liste'.AV12]=&quot;e&quot;;['SoMi-Liste'.AV$2];&quot;&quot;))">
            <text:p/>
          </table:table-cell>
          <table:table-cell table:formula="of:=IF(['SoMi-Liste'.AW12]=&quot;f&quot;;['SoMi-Liste'.AW$2];IF(['SoMi-Liste'.AW12]=&quot;e&quot;;['SoMi-Liste'.AW$2];&quot;&quot;))">
            <text:p/>
          </table:table-cell>
          <table:table-cell table:formula="of:=IF(['SoMi-Liste'.AX12]=&quot;f&quot;;['SoMi-Liste'.AX$2];IF(['SoMi-Liste'.AX12]=&quot;e&quot;;['SoMi-Liste'.AX$2];&quot;&quot;))">
            <text:p/>
          </table:table-cell>
          <table:table-cell table:formula="of:=IF(['SoMi-Liste'.AY12]=&quot;f&quot;;['SoMi-Liste'.AY$2];IF(['SoMi-Liste'.AY12]=&quot;e&quot;;['SoMi-Liste'.AY$2];&quot;&quot;))">
            <text:p/>
          </table:table-cell>
          <table:table-cell table:number-columns-repeated="3"/>
          <table:table-cell table:formula="of:=SUM([.AA14:.AX1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13]">
            <text:p/>
          </table:table-cell>
          <table:table-cell table:formula="of:=IF(['SoMi-Liste'.C13]=&quot;f&quot;;['SoMi-Liste'.C$2];IF(['SoMi-Liste'.C13]=&quot;e&quot;;['SoMi-Liste'.C$2];&quot;&quot;))">
            <text:p/>
          </table:table-cell>
          <table:table-cell table:formula="of:=IF(['SoMi-Liste'.D13]=&quot;f&quot;;['SoMi-Liste'.D$2];IF(['SoMi-Liste'.D13]=&quot;e&quot;;['SoMi-Liste'.D$2];&quot;&quot;))">
            <text:p/>
          </table:table-cell>
          <table:table-cell table:formula="of:=IF(['SoMi-Liste'.E13]=&quot;f&quot;;['SoMi-Liste'.E$2];IF(['SoMi-Liste'.E13]=&quot;e&quot;;['SoMi-Liste'.E$2];&quot;&quot;))">
            <text:p/>
          </table:table-cell>
          <table:table-cell table:formula="of:=IF(['SoMi-Liste'.F13]=&quot;f&quot;;['SoMi-Liste'.F$2];IF(['SoMi-Liste'.F13]=&quot;e&quot;;['SoMi-Liste'.F$2];&quot;&quot;))">
            <text:p/>
          </table:table-cell>
          <table:table-cell table:formula="of:=IF(['SoMi-Liste'.G13]=&quot;f&quot;;['SoMi-Liste'.G$2];IF(['SoMi-Liste'.G13]=&quot;e&quot;;['SoMi-Liste'.G$2];&quot;&quot;))">
            <text:p/>
          </table:table-cell>
          <table:table-cell table:formula="of:=IF(['SoMi-Liste'.H13]=&quot;f&quot;;['SoMi-Liste'.H$2];IF(['SoMi-Liste'.H13]=&quot;e&quot;;['SoMi-Liste'.H$2];&quot;&quot;))">
            <text:p/>
          </table:table-cell>
          <table:table-cell table:formula="of:=IF(['SoMi-Liste'.I13]=&quot;f&quot;;['SoMi-Liste'.I$2];IF(['SoMi-Liste'.I13]=&quot;e&quot;;['SoMi-Liste'.I$2];&quot;&quot;))">
            <text:p/>
          </table:table-cell>
          <table:table-cell table:formula="of:=IF(['SoMi-Liste'.J13]=&quot;f&quot;;['SoMi-Liste'.J$2];IF(['SoMi-Liste'.J13]=&quot;e&quot;;['SoMi-Liste'.J$2];&quot;&quot;))">
            <text:p/>
          </table:table-cell>
          <table:table-cell table:formula="of:=IF(['SoMi-Liste'.K13]=&quot;f&quot;;['SoMi-Liste'.K$2];IF(['SoMi-Liste'.K13]=&quot;e&quot;;['SoMi-Liste'.K$2];&quot;&quot;))">
            <text:p/>
          </table:table-cell>
          <table:table-cell table:formula="of:=IF(['SoMi-Liste'.L13]=&quot;f&quot;;['SoMi-Liste'.L$2];IF(['SoMi-Liste'.L13]=&quot;e&quot;;['SoMi-Liste'.L$2];&quot;&quot;))">
            <text:p/>
          </table:table-cell>
          <table:table-cell table:formula="of:=IF(['SoMi-Liste'.M13]=&quot;f&quot;;['SoMi-Liste'.M$2];IF(['SoMi-Liste'.M13]=&quot;e&quot;;['SoMi-Liste'.M$2];&quot;&quot;))">
            <text:p/>
          </table:table-cell>
          <table:table-cell table:formula="of:=IF(['SoMi-Liste'.N13]=&quot;f&quot;;['SoMi-Liste'.N$2];IF(['SoMi-Liste'.N13]=&quot;e&quot;;['SoMi-Liste'.N$2];&quot;&quot;))">
            <text:p/>
          </table:table-cell>
          <table:table-cell table:formula="of:=IF(['SoMi-Liste'.O13]=&quot;f&quot;;['SoMi-Liste'.O$2];IF(['SoMi-Liste'.O13]=&quot;e&quot;;['SoMi-Liste'.O$2];&quot;&quot;))">
            <text:p/>
          </table:table-cell>
          <table:table-cell table:formula="of:=IF(['SoMi-Liste'.P13]=&quot;f&quot;;['SoMi-Liste'.P$2];IF(['SoMi-Liste'.P13]=&quot;e&quot;;['SoMi-Liste'.P$2];&quot;&quot;))">
            <text:p/>
          </table:table-cell>
          <table:table-cell table:formula="of:=IF(['SoMi-Liste'.Q13]=&quot;f&quot;;['SoMi-Liste'.Q$2];IF(['SoMi-Liste'.Q13]=&quot;e&quot;;['SoMi-Liste'.Q$2];&quot;&quot;))">
            <text:p/>
          </table:table-cell>
          <table:table-cell table:formula="of:=IF(['SoMi-Liste'.R13]=&quot;f&quot;;['SoMi-Liste'.R$2];IF(['SoMi-Liste'.R13]=&quot;e&quot;;['SoMi-Liste'.R$2];&quot;&quot;))">
            <text:p/>
          </table:table-cell>
          <table:table-cell table:formula="of:=IF(['SoMi-Liste'.S13]=&quot;f&quot;;['SoMi-Liste'.S$2];IF(['SoMi-Liste'.S13]=&quot;e&quot;;['SoMi-Liste'.S$2];&quot;&quot;))">
            <text:p/>
          </table:table-cell>
          <table:table-cell table:formula="of:=IF(['SoMi-Liste'.T13]=&quot;f&quot;;['SoMi-Liste'.T$2];IF(['SoMi-Liste'.T13]=&quot;e&quot;;['SoMi-Liste'.T$2];&quot;&quot;))">
            <text:p/>
          </table:table-cell>
          <table:table-cell table:formula="of:=IF(['SoMi-Liste'.U13]=&quot;f&quot;;['SoMi-Liste'.U$2];IF(['SoMi-Liste'.U13]=&quot;e&quot;;['SoMi-Liste'.U$2];&quot;&quot;))">
            <text:p/>
          </table:table-cell>
          <table:table-cell table:formula="of:=IF(['SoMi-Liste'.V13]=&quot;f&quot;;['SoMi-Liste'.V$2];IF(['SoMi-Liste'.V13]=&quot;e&quot;;['SoMi-Liste'.V$2];&quot;&quot;))">
            <text:p/>
          </table:table-cell>
          <table:table-cell table:formula="of:=IF(['SoMi-Liste'.W13]=&quot;f&quot;;['SoMi-Liste'.W$2];IF(['SoMi-Liste'.W13]=&quot;e&quot;;['SoMi-Liste'.W$2];&quot;&quot;))">
            <text:p/>
          </table:table-cell>
          <table:table-cell table:number-columns-repeated="2"/>
          <table:table-cell table:formula="of:=SUM([.B15:.X15])" office:value-type="float" office:value="0" calcext:value-type="float">
            <text:p>0</text:p>
          </table:table-cell>
          <table:table-cell table:formula="of:=['SoMi-Liste'.AD13]">
            <text:p/>
          </table:table-cell>
          <table:table-cell table:formula="of:=IF(['SoMi-Liste'.AE13]=&quot;f&quot;;['SoMi-Liste'.AE$2];IF(['SoMi-Liste'.AE13]=&quot;e&quot;;['SoMi-Liste'.AE$2];&quot;&quot;))">
            <text:p/>
          </table:table-cell>
          <table:table-cell table:formula="of:=IF(['SoMi-Liste'.AF13]=&quot;f&quot;;['SoMi-Liste'.AF$2];IF(['SoMi-Liste'.AF13]=&quot;e&quot;;['SoMi-Liste'.AF$2];&quot;&quot;))">
            <text:p/>
          </table:table-cell>
          <table:table-cell table:formula="of:=IF(['SoMi-Liste'.AG13]=&quot;f&quot;;['SoMi-Liste'.AG$2];IF(['SoMi-Liste'.AG13]=&quot;e&quot;;['SoMi-Liste'.AG$2];&quot;&quot;))">
            <text:p/>
          </table:table-cell>
          <table:table-cell table:formula="of:=IF(['SoMi-Liste'.AH13]=&quot;f&quot;;['SoMi-Liste'.AH$2];IF(['SoMi-Liste'.AH13]=&quot;e&quot;;['SoMi-Liste'.AH$2];&quot;&quot;))">
            <text:p/>
          </table:table-cell>
          <table:table-cell table:formula="of:=IF(['SoMi-Liste'.AI13]=&quot;f&quot;;['SoMi-Liste'.AI$2];IF(['SoMi-Liste'.AI13]=&quot;e&quot;;['SoMi-Liste'.AI$2];&quot;&quot;))">
            <text:p/>
          </table:table-cell>
          <table:table-cell table:formula="of:=IF(['SoMi-Liste'.AJ13]=&quot;f&quot;;['SoMi-Liste'.AJ$2];IF(['SoMi-Liste'.AJ13]=&quot;e&quot;;['SoMi-Liste'.AJ$2];&quot;&quot;))">
            <text:p/>
          </table:table-cell>
          <table:table-cell table:formula="of:=IF(['SoMi-Liste'.AK13]=&quot;f&quot;;['SoMi-Liste'.AK$2];IF(['SoMi-Liste'.AK13]=&quot;e&quot;;['SoMi-Liste'.AK$2];&quot;&quot;))">
            <text:p/>
          </table:table-cell>
          <table:table-cell table:formula="of:=IF(['SoMi-Liste'.AL13]=&quot;f&quot;;['SoMi-Liste'.AL$2];IF(['SoMi-Liste'.AL13]=&quot;e&quot;;['SoMi-Liste'.AL$2];&quot;&quot;))">
            <text:p/>
          </table:table-cell>
          <table:table-cell table:formula="of:=IF(['SoMi-Liste'.AM13]=&quot;f&quot;;['SoMi-Liste'.AM$2];IF(['SoMi-Liste'.AM13]=&quot;e&quot;;['SoMi-Liste'.AM$2];&quot;&quot;))">
            <text:p/>
          </table:table-cell>
          <table:table-cell table:formula="of:=IF(['SoMi-Liste'.AN13]=&quot;f&quot;;['SoMi-Liste'.AN$2];IF(['SoMi-Liste'.AN13]=&quot;e&quot;;['SoMi-Liste'.AN$2];&quot;&quot;))">
            <text:p/>
          </table:table-cell>
          <table:table-cell table:formula="of:=IF(['SoMi-Liste'.AO13]=&quot;f&quot;;['SoMi-Liste'.AO$2];IF(['SoMi-Liste'.AO13]=&quot;e&quot;;['SoMi-Liste'.AO$2];&quot;&quot;))">
            <text:p/>
          </table:table-cell>
          <table:table-cell table:formula="of:=IF(['SoMi-Liste'.AP13]=&quot;f&quot;;['SoMi-Liste'.AP$2];IF(['SoMi-Liste'.AP13]=&quot;e&quot;;['SoMi-Liste'.AP$2];&quot;&quot;))">
            <text:p/>
          </table:table-cell>
          <table:table-cell table:formula="of:=IF(['SoMi-Liste'.AQ13]=&quot;f&quot;;['SoMi-Liste'.AQ$2];IF(['SoMi-Liste'.AQ13]=&quot;e&quot;;['SoMi-Liste'.AQ$2];&quot;&quot;))">
            <text:p/>
          </table:table-cell>
          <table:table-cell table:formula="of:=IF(['SoMi-Liste'.AR13]=&quot;f&quot;;['SoMi-Liste'.AR$2];IF(['SoMi-Liste'.AR13]=&quot;e&quot;;['SoMi-Liste'.AR$2];&quot;&quot;))">
            <text:p/>
          </table:table-cell>
          <table:table-cell table:formula="of:=IF(['SoMi-Liste'.AS13]=&quot;f&quot;;['SoMi-Liste'.AS$2];IF(['SoMi-Liste'.AS13]=&quot;e&quot;;['SoMi-Liste'.AS$2];&quot;&quot;))">
            <text:p/>
          </table:table-cell>
          <table:table-cell table:formula="of:=IF(['SoMi-Liste'.AT13]=&quot;f&quot;;['SoMi-Liste'.AT$2];IF(['SoMi-Liste'.AT13]=&quot;e&quot;;['SoMi-Liste'.AT$2];&quot;&quot;))">
            <text:p/>
          </table:table-cell>
          <table:table-cell table:formula="of:=IF(['SoMi-Liste'.AU13]=&quot;f&quot;;['SoMi-Liste'.AU$2];IF(['SoMi-Liste'.AU13]=&quot;e&quot;;['SoMi-Liste'.AU$2];&quot;&quot;))">
            <text:p/>
          </table:table-cell>
          <table:table-cell table:formula="of:=IF(['SoMi-Liste'.AV13]=&quot;f&quot;;['SoMi-Liste'.AV$2];IF(['SoMi-Liste'.AV13]=&quot;e&quot;;['SoMi-Liste'.AV$2];&quot;&quot;))">
            <text:p/>
          </table:table-cell>
          <table:table-cell table:formula="of:=IF(['SoMi-Liste'.AW13]=&quot;f&quot;;['SoMi-Liste'.AW$2];IF(['SoMi-Liste'.AW13]=&quot;e&quot;;['SoMi-Liste'.AW$2];&quot;&quot;))">
            <text:p/>
          </table:table-cell>
          <table:table-cell table:formula="of:=IF(['SoMi-Liste'.AX13]=&quot;f&quot;;['SoMi-Liste'.AX$2];IF(['SoMi-Liste'.AX13]=&quot;e&quot;;['SoMi-Liste'.AX$2];&quot;&quot;))">
            <text:p/>
          </table:table-cell>
          <table:table-cell table:formula="of:=IF(['SoMi-Liste'.AY13]=&quot;f&quot;;['SoMi-Liste'.AY$2];IF(['SoMi-Liste'.AY13]=&quot;e&quot;;['SoMi-Liste'.AY$2];&quot;&quot;))">
            <text:p/>
          </table:table-cell>
          <table:table-cell table:number-columns-repeated="3"/>
          <table:table-cell table:formula="of:=SUM([.AA15:.AX1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14]">
            <text:p/>
          </table:table-cell>
          <table:table-cell table:formula="of:=IF(['SoMi-Liste'.C14]=&quot;f&quot;;['SoMi-Liste'.C$2];IF(['SoMi-Liste'.C14]=&quot;e&quot;;['SoMi-Liste'.C$2];&quot;&quot;))">
            <text:p/>
          </table:table-cell>
          <table:table-cell table:formula="of:=IF(['SoMi-Liste'.D14]=&quot;f&quot;;['SoMi-Liste'.D$2];IF(['SoMi-Liste'.D14]=&quot;e&quot;;['SoMi-Liste'.D$2];&quot;&quot;))">
            <text:p/>
          </table:table-cell>
          <table:table-cell table:formula="of:=IF(['SoMi-Liste'.E14]=&quot;f&quot;;['SoMi-Liste'.E$2];IF(['SoMi-Liste'.E14]=&quot;e&quot;;['SoMi-Liste'.E$2];&quot;&quot;))">
            <text:p/>
          </table:table-cell>
          <table:table-cell table:formula="of:=IF(['SoMi-Liste'.F14]=&quot;f&quot;;['SoMi-Liste'.F$2];IF(['SoMi-Liste'.F14]=&quot;e&quot;;['SoMi-Liste'.F$2];&quot;&quot;))">
            <text:p/>
          </table:table-cell>
          <table:table-cell table:formula="of:=IF(['SoMi-Liste'.G14]=&quot;f&quot;;['SoMi-Liste'.G$2];IF(['SoMi-Liste'.G14]=&quot;e&quot;;['SoMi-Liste'.G$2];&quot;&quot;))">
            <text:p/>
          </table:table-cell>
          <table:table-cell table:formula="of:=IF(['SoMi-Liste'.H14]=&quot;f&quot;;['SoMi-Liste'.H$2];IF(['SoMi-Liste'.H14]=&quot;e&quot;;['SoMi-Liste'.H$2];&quot;&quot;))">
            <text:p/>
          </table:table-cell>
          <table:table-cell table:formula="of:=IF(['SoMi-Liste'.I14]=&quot;f&quot;;['SoMi-Liste'.I$2];IF(['SoMi-Liste'.I14]=&quot;e&quot;;['SoMi-Liste'.I$2];&quot;&quot;))">
            <text:p/>
          </table:table-cell>
          <table:table-cell table:formula="of:=IF(['SoMi-Liste'.J14]=&quot;f&quot;;['SoMi-Liste'.J$2];IF(['SoMi-Liste'.J14]=&quot;e&quot;;['SoMi-Liste'.J$2];&quot;&quot;))">
            <text:p/>
          </table:table-cell>
          <table:table-cell table:formula="of:=IF(['SoMi-Liste'.K14]=&quot;f&quot;;['SoMi-Liste'.K$2];IF(['SoMi-Liste'.K14]=&quot;e&quot;;['SoMi-Liste'.K$2];&quot;&quot;))">
            <text:p/>
          </table:table-cell>
          <table:table-cell table:formula="of:=IF(['SoMi-Liste'.L14]=&quot;f&quot;;['SoMi-Liste'.L$2];IF(['SoMi-Liste'.L14]=&quot;e&quot;;['SoMi-Liste'.L$2];&quot;&quot;))">
            <text:p/>
          </table:table-cell>
          <table:table-cell table:formula="of:=IF(['SoMi-Liste'.M14]=&quot;f&quot;;['SoMi-Liste'.M$2];IF(['SoMi-Liste'.M14]=&quot;e&quot;;['SoMi-Liste'.M$2];&quot;&quot;))">
            <text:p/>
          </table:table-cell>
          <table:table-cell table:formula="of:=IF(['SoMi-Liste'.N14]=&quot;f&quot;;['SoMi-Liste'.N$2];IF(['SoMi-Liste'.N14]=&quot;e&quot;;['SoMi-Liste'.N$2];&quot;&quot;))">
            <text:p/>
          </table:table-cell>
          <table:table-cell table:formula="of:=IF(['SoMi-Liste'.O14]=&quot;f&quot;;['SoMi-Liste'.O$2];IF(['SoMi-Liste'.O14]=&quot;e&quot;;['SoMi-Liste'.O$2];&quot;&quot;))">
            <text:p/>
          </table:table-cell>
          <table:table-cell table:formula="of:=IF(['SoMi-Liste'.P14]=&quot;f&quot;;['SoMi-Liste'.P$2];IF(['SoMi-Liste'.P14]=&quot;e&quot;;['SoMi-Liste'.P$2];&quot;&quot;))">
            <text:p/>
          </table:table-cell>
          <table:table-cell table:formula="of:=IF(['SoMi-Liste'.Q14]=&quot;f&quot;;['SoMi-Liste'.Q$2];IF(['SoMi-Liste'.Q14]=&quot;e&quot;;['SoMi-Liste'.Q$2];&quot;&quot;))">
            <text:p/>
          </table:table-cell>
          <table:table-cell table:formula="of:=IF(['SoMi-Liste'.R14]=&quot;f&quot;;['SoMi-Liste'.R$2];IF(['SoMi-Liste'.R14]=&quot;e&quot;;['SoMi-Liste'.R$2];&quot;&quot;))">
            <text:p/>
          </table:table-cell>
          <table:table-cell table:formula="of:=IF(['SoMi-Liste'.S14]=&quot;f&quot;;['SoMi-Liste'.S$2];IF(['SoMi-Liste'.S14]=&quot;e&quot;;['SoMi-Liste'.S$2];&quot;&quot;))">
            <text:p/>
          </table:table-cell>
          <table:table-cell table:formula="of:=IF(['SoMi-Liste'.T14]=&quot;f&quot;;['SoMi-Liste'.T$2];IF(['SoMi-Liste'.T14]=&quot;e&quot;;['SoMi-Liste'.T$2];&quot;&quot;))">
            <text:p/>
          </table:table-cell>
          <table:table-cell table:formula="of:=IF(['SoMi-Liste'.U14]=&quot;f&quot;;['SoMi-Liste'.U$2];IF(['SoMi-Liste'.U14]=&quot;e&quot;;['SoMi-Liste'.U$2];&quot;&quot;))">
            <text:p/>
          </table:table-cell>
          <table:table-cell table:formula="of:=IF(['SoMi-Liste'.V14]=&quot;f&quot;;['SoMi-Liste'.V$2];IF(['SoMi-Liste'.V14]=&quot;e&quot;;['SoMi-Liste'.V$2];&quot;&quot;))">
            <text:p/>
          </table:table-cell>
          <table:table-cell table:formula="of:=IF(['SoMi-Liste'.W14]=&quot;f&quot;;['SoMi-Liste'.W$2];IF(['SoMi-Liste'.W14]=&quot;e&quot;;['SoMi-Liste'.W$2];&quot;&quot;))">
            <text:p/>
          </table:table-cell>
          <table:table-cell table:number-columns-repeated="2"/>
          <table:table-cell table:formula="of:=SUM([.B16:.X16])" office:value-type="float" office:value="0" calcext:value-type="float">
            <text:p>0</text:p>
          </table:table-cell>
          <table:table-cell table:formula="of:=['SoMi-Liste'.AD14]">
            <text:p/>
          </table:table-cell>
          <table:table-cell table:formula="of:=IF(['SoMi-Liste'.AE14]=&quot;f&quot;;['SoMi-Liste'.AE$2];IF(['SoMi-Liste'.AE14]=&quot;e&quot;;['SoMi-Liste'.AE$2];&quot;&quot;))">
            <text:p/>
          </table:table-cell>
          <table:table-cell table:formula="of:=IF(['SoMi-Liste'.AF14]=&quot;f&quot;;['SoMi-Liste'.AF$2];IF(['SoMi-Liste'.AF14]=&quot;e&quot;;['SoMi-Liste'.AF$2];&quot;&quot;))">
            <text:p/>
          </table:table-cell>
          <table:table-cell table:formula="of:=IF(['SoMi-Liste'.AG14]=&quot;f&quot;;['SoMi-Liste'.AG$2];IF(['SoMi-Liste'.AG14]=&quot;e&quot;;['SoMi-Liste'.AG$2];&quot;&quot;))">
            <text:p/>
          </table:table-cell>
          <table:table-cell table:formula="of:=IF(['SoMi-Liste'.AH14]=&quot;f&quot;;['SoMi-Liste'.AH$2];IF(['SoMi-Liste'.AH14]=&quot;e&quot;;['SoMi-Liste'.AH$2];&quot;&quot;))">
            <text:p/>
          </table:table-cell>
          <table:table-cell table:formula="of:=IF(['SoMi-Liste'.AI14]=&quot;f&quot;;['SoMi-Liste'.AI$2];IF(['SoMi-Liste'.AI14]=&quot;e&quot;;['SoMi-Liste'.AI$2];&quot;&quot;))">
            <text:p/>
          </table:table-cell>
          <table:table-cell table:formula="of:=IF(['SoMi-Liste'.AJ14]=&quot;f&quot;;['SoMi-Liste'.AJ$2];IF(['SoMi-Liste'.AJ14]=&quot;e&quot;;['SoMi-Liste'.AJ$2];&quot;&quot;))">
            <text:p/>
          </table:table-cell>
          <table:table-cell table:formula="of:=IF(['SoMi-Liste'.AK14]=&quot;f&quot;;['SoMi-Liste'.AK$2];IF(['SoMi-Liste'.AK14]=&quot;e&quot;;['SoMi-Liste'.AK$2];&quot;&quot;))">
            <text:p/>
          </table:table-cell>
          <table:table-cell table:formula="of:=IF(['SoMi-Liste'.AL14]=&quot;f&quot;;['SoMi-Liste'.AL$2];IF(['SoMi-Liste'.AL14]=&quot;e&quot;;['SoMi-Liste'.AL$2];&quot;&quot;))">
            <text:p/>
          </table:table-cell>
          <table:table-cell table:formula="of:=IF(['SoMi-Liste'.AM14]=&quot;f&quot;;['SoMi-Liste'.AM$2];IF(['SoMi-Liste'.AM14]=&quot;e&quot;;['SoMi-Liste'.AM$2];&quot;&quot;))">
            <text:p/>
          </table:table-cell>
          <table:table-cell table:formula="of:=IF(['SoMi-Liste'.AN14]=&quot;f&quot;;['SoMi-Liste'.AN$2];IF(['SoMi-Liste'.AN14]=&quot;e&quot;;['SoMi-Liste'.AN$2];&quot;&quot;))">
            <text:p/>
          </table:table-cell>
          <table:table-cell table:formula="of:=IF(['SoMi-Liste'.AO14]=&quot;f&quot;;['SoMi-Liste'.AO$2];IF(['SoMi-Liste'.AO14]=&quot;e&quot;;['SoMi-Liste'.AO$2];&quot;&quot;))">
            <text:p/>
          </table:table-cell>
          <table:table-cell table:formula="of:=IF(['SoMi-Liste'.AP14]=&quot;f&quot;;['SoMi-Liste'.AP$2];IF(['SoMi-Liste'.AP14]=&quot;e&quot;;['SoMi-Liste'.AP$2];&quot;&quot;))">
            <text:p/>
          </table:table-cell>
          <table:table-cell table:formula="of:=IF(['SoMi-Liste'.AQ14]=&quot;f&quot;;['SoMi-Liste'.AQ$2];IF(['SoMi-Liste'.AQ14]=&quot;e&quot;;['SoMi-Liste'.AQ$2];&quot;&quot;))">
            <text:p/>
          </table:table-cell>
          <table:table-cell table:formula="of:=IF(['SoMi-Liste'.AR14]=&quot;f&quot;;['SoMi-Liste'.AR$2];IF(['SoMi-Liste'.AR14]=&quot;e&quot;;['SoMi-Liste'.AR$2];&quot;&quot;))">
            <text:p/>
          </table:table-cell>
          <table:table-cell table:formula="of:=IF(['SoMi-Liste'.AS14]=&quot;f&quot;;['SoMi-Liste'.AS$2];IF(['SoMi-Liste'.AS14]=&quot;e&quot;;['SoMi-Liste'.AS$2];&quot;&quot;))">
            <text:p/>
          </table:table-cell>
          <table:table-cell table:formula="of:=IF(['SoMi-Liste'.AT14]=&quot;f&quot;;['SoMi-Liste'.AT$2];IF(['SoMi-Liste'.AT14]=&quot;e&quot;;['SoMi-Liste'.AT$2];&quot;&quot;))">
            <text:p/>
          </table:table-cell>
          <table:table-cell table:formula="of:=IF(['SoMi-Liste'.AU14]=&quot;f&quot;;['SoMi-Liste'.AU$2];IF(['SoMi-Liste'.AU14]=&quot;e&quot;;['SoMi-Liste'.AU$2];&quot;&quot;))">
            <text:p/>
          </table:table-cell>
          <table:table-cell table:formula="of:=IF(['SoMi-Liste'.AV14]=&quot;f&quot;;['SoMi-Liste'.AV$2];IF(['SoMi-Liste'.AV14]=&quot;e&quot;;['SoMi-Liste'.AV$2];&quot;&quot;))">
            <text:p/>
          </table:table-cell>
          <table:table-cell table:formula="of:=IF(['SoMi-Liste'.AW14]=&quot;f&quot;;['SoMi-Liste'.AW$2];IF(['SoMi-Liste'.AW14]=&quot;e&quot;;['SoMi-Liste'.AW$2];&quot;&quot;))">
            <text:p/>
          </table:table-cell>
          <table:table-cell table:formula="of:=IF(['SoMi-Liste'.AX14]=&quot;f&quot;;['SoMi-Liste'.AX$2];IF(['SoMi-Liste'.AX14]=&quot;e&quot;;['SoMi-Liste'.AX$2];&quot;&quot;))">
            <text:p/>
          </table:table-cell>
          <table:table-cell table:formula="of:=IF(['SoMi-Liste'.AY14]=&quot;f&quot;;['SoMi-Liste'.AY$2];IF(['SoMi-Liste'.AY14]=&quot;e&quot;;['SoMi-Liste'.AY$2];&quot;&quot;))">
            <text:p/>
          </table:table-cell>
          <table:table-cell table:number-columns-repeated="3"/>
          <table:table-cell table:formula="of:=SUM([.AA16:.AX1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15]">
            <text:p/>
          </table:table-cell>
          <table:table-cell table:formula="of:=IF(['SoMi-Liste'.C15]=&quot;f&quot;;['SoMi-Liste'.C$2];IF(['SoMi-Liste'.C15]=&quot;e&quot;;['SoMi-Liste'.C$2];&quot;&quot;))">
            <text:p/>
          </table:table-cell>
          <table:table-cell table:formula="of:=IF(['SoMi-Liste'.D15]=&quot;f&quot;;['SoMi-Liste'.D$2];IF(['SoMi-Liste'.D15]=&quot;e&quot;;['SoMi-Liste'.D$2];&quot;&quot;))">
            <text:p/>
          </table:table-cell>
          <table:table-cell table:formula="of:=IF(['SoMi-Liste'.E15]=&quot;f&quot;;['SoMi-Liste'.E$2];IF(['SoMi-Liste'.E15]=&quot;e&quot;;['SoMi-Liste'.E$2];&quot;&quot;))">
            <text:p/>
          </table:table-cell>
          <table:table-cell table:formula="of:=IF(['SoMi-Liste'.F15]=&quot;f&quot;;['SoMi-Liste'.F$2];IF(['SoMi-Liste'.F15]=&quot;e&quot;;['SoMi-Liste'.F$2];&quot;&quot;))">
            <text:p/>
          </table:table-cell>
          <table:table-cell table:formula="of:=IF(['SoMi-Liste'.G15]=&quot;f&quot;;['SoMi-Liste'.G$2];IF(['SoMi-Liste'.G15]=&quot;e&quot;;['SoMi-Liste'.G$2];&quot;&quot;))">
            <text:p/>
          </table:table-cell>
          <table:table-cell table:formula="of:=IF(['SoMi-Liste'.H15]=&quot;f&quot;;['SoMi-Liste'.H$2];IF(['SoMi-Liste'.H15]=&quot;e&quot;;['SoMi-Liste'.H$2];&quot;&quot;))">
            <text:p/>
          </table:table-cell>
          <table:table-cell table:formula="of:=IF(['SoMi-Liste'.I15]=&quot;f&quot;;['SoMi-Liste'.I$2];IF(['SoMi-Liste'.I15]=&quot;e&quot;;['SoMi-Liste'.I$2];&quot;&quot;))">
            <text:p/>
          </table:table-cell>
          <table:table-cell table:formula="of:=IF(['SoMi-Liste'.J15]=&quot;f&quot;;['SoMi-Liste'.J$2];IF(['SoMi-Liste'.J15]=&quot;e&quot;;['SoMi-Liste'.J$2];&quot;&quot;))">
            <text:p/>
          </table:table-cell>
          <table:table-cell table:formula="of:=IF(['SoMi-Liste'.K15]=&quot;f&quot;;['SoMi-Liste'.K$2];IF(['SoMi-Liste'.K15]=&quot;e&quot;;['SoMi-Liste'.K$2];&quot;&quot;))">
            <text:p/>
          </table:table-cell>
          <table:table-cell table:formula="of:=IF(['SoMi-Liste'.L15]=&quot;f&quot;;['SoMi-Liste'.L$2];IF(['SoMi-Liste'.L15]=&quot;e&quot;;['SoMi-Liste'.L$2];&quot;&quot;))">
            <text:p/>
          </table:table-cell>
          <table:table-cell table:formula="of:=IF(['SoMi-Liste'.M15]=&quot;f&quot;;['SoMi-Liste'.M$2];IF(['SoMi-Liste'.M15]=&quot;e&quot;;['SoMi-Liste'.M$2];&quot;&quot;))">
            <text:p/>
          </table:table-cell>
          <table:table-cell table:formula="of:=IF(['SoMi-Liste'.N15]=&quot;f&quot;;['SoMi-Liste'.N$2];IF(['SoMi-Liste'.N15]=&quot;e&quot;;['SoMi-Liste'.N$2];&quot;&quot;))">
            <text:p/>
          </table:table-cell>
          <table:table-cell table:formula="of:=IF(['SoMi-Liste'.O15]=&quot;f&quot;;['SoMi-Liste'.O$2];IF(['SoMi-Liste'.O15]=&quot;e&quot;;['SoMi-Liste'.O$2];&quot;&quot;))">
            <text:p/>
          </table:table-cell>
          <table:table-cell table:formula="of:=IF(['SoMi-Liste'.P15]=&quot;f&quot;;['SoMi-Liste'.P$2];IF(['SoMi-Liste'.P15]=&quot;e&quot;;['SoMi-Liste'.P$2];&quot;&quot;))">
            <text:p/>
          </table:table-cell>
          <table:table-cell table:formula="of:=IF(['SoMi-Liste'.Q15]=&quot;f&quot;;['SoMi-Liste'.Q$2];IF(['SoMi-Liste'.Q15]=&quot;e&quot;;['SoMi-Liste'.Q$2];&quot;&quot;))">
            <text:p/>
          </table:table-cell>
          <table:table-cell table:formula="of:=IF(['SoMi-Liste'.R15]=&quot;f&quot;;['SoMi-Liste'.R$2];IF(['SoMi-Liste'.R15]=&quot;e&quot;;['SoMi-Liste'.R$2];&quot;&quot;))">
            <text:p/>
          </table:table-cell>
          <table:table-cell table:formula="of:=IF(['SoMi-Liste'.S15]=&quot;f&quot;;['SoMi-Liste'.S$2];IF(['SoMi-Liste'.S15]=&quot;e&quot;;['SoMi-Liste'.S$2];&quot;&quot;))">
            <text:p/>
          </table:table-cell>
          <table:table-cell table:formula="of:=IF(['SoMi-Liste'.T15]=&quot;f&quot;;['SoMi-Liste'.T$2];IF(['SoMi-Liste'.T15]=&quot;e&quot;;['SoMi-Liste'.T$2];&quot;&quot;))">
            <text:p/>
          </table:table-cell>
          <table:table-cell table:formula="of:=IF(['SoMi-Liste'.U15]=&quot;f&quot;;['SoMi-Liste'.U$2];IF(['SoMi-Liste'.U15]=&quot;e&quot;;['SoMi-Liste'.U$2];&quot;&quot;))">
            <text:p/>
          </table:table-cell>
          <table:table-cell table:formula="of:=IF(['SoMi-Liste'.V15]=&quot;f&quot;;['SoMi-Liste'.V$2];IF(['SoMi-Liste'.V15]=&quot;e&quot;;['SoMi-Liste'.V$2];&quot;&quot;))">
            <text:p/>
          </table:table-cell>
          <table:table-cell table:formula="of:=IF(['SoMi-Liste'.W15]=&quot;f&quot;;['SoMi-Liste'.W$2];IF(['SoMi-Liste'.W15]=&quot;e&quot;;['SoMi-Liste'.W$2];&quot;&quot;))">
            <text:p/>
          </table:table-cell>
          <table:table-cell table:number-columns-repeated="2"/>
          <table:table-cell table:formula="of:=SUM([.B17:.X17])" office:value-type="float" office:value="0" calcext:value-type="float">
            <text:p>0</text:p>
          </table:table-cell>
          <table:table-cell table:formula="of:=['SoMi-Liste'.AD15]">
            <text:p/>
          </table:table-cell>
          <table:table-cell table:formula="of:=IF(['SoMi-Liste'.AE15]=&quot;f&quot;;['SoMi-Liste'.AE$2];IF(['SoMi-Liste'.AE15]=&quot;e&quot;;['SoMi-Liste'.AE$2];&quot;&quot;))">
            <text:p/>
          </table:table-cell>
          <table:table-cell table:formula="of:=IF(['SoMi-Liste'.AF15]=&quot;f&quot;;['SoMi-Liste'.AF$2];IF(['SoMi-Liste'.AF15]=&quot;e&quot;;['SoMi-Liste'.AF$2];&quot;&quot;))">
            <text:p/>
          </table:table-cell>
          <table:table-cell table:formula="of:=IF(['SoMi-Liste'.AG15]=&quot;f&quot;;['SoMi-Liste'.AG$2];IF(['SoMi-Liste'.AG15]=&quot;e&quot;;['SoMi-Liste'.AG$2];&quot;&quot;))">
            <text:p/>
          </table:table-cell>
          <table:table-cell table:formula="of:=IF(['SoMi-Liste'.AH15]=&quot;f&quot;;['SoMi-Liste'.AH$2];IF(['SoMi-Liste'.AH15]=&quot;e&quot;;['SoMi-Liste'.AH$2];&quot;&quot;))">
            <text:p/>
          </table:table-cell>
          <table:table-cell table:formula="of:=IF(['SoMi-Liste'.AI15]=&quot;f&quot;;['SoMi-Liste'.AI$2];IF(['SoMi-Liste'.AI15]=&quot;e&quot;;['SoMi-Liste'.AI$2];&quot;&quot;))">
            <text:p/>
          </table:table-cell>
          <table:table-cell table:formula="of:=IF(['SoMi-Liste'.AJ15]=&quot;f&quot;;['SoMi-Liste'.AJ$2];IF(['SoMi-Liste'.AJ15]=&quot;e&quot;;['SoMi-Liste'.AJ$2];&quot;&quot;))">
            <text:p/>
          </table:table-cell>
          <table:table-cell table:formula="of:=IF(['SoMi-Liste'.AK15]=&quot;f&quot;;['SoMi-Liste'.AK$2];IF(['SoMi-Liste'.AK15]=&quot;e&quot;;['SoMi-Liste'.AK$2];&quot;&quot;))">
            <text:p/>
          </table:table-cell>
          <table:table-cell table:formula="of:=IF(['SoMi-Liste'.AL15]=&quot;f&quot;;['SoMi-Liste'.AL$2];IF(['SoMi-Liste'.AL15]=&quot;e&quot;;['SoMi-Liste'.AL$2];&quot;&quot;))">
            <text:p/>
          </table:table-cell>
          <table:table-cell table:formula="of:=IF(['SoMi-Liste'.AM15]=&quot;f&quot;;['SoMi-Liste'.AM$2];IF(['SoMi-Liste'.AM15]=&quot;e&quot;;['SoMi-Liste'.AM$2];&quot;&quot;))">
            <text:p/>
          </table:table-cell>
          <table:table-cell table:formula="of:=IF(['SoMi-Liste'.AN15]=&quot;f&quot;;['SoMi-Liste'.AN$2];IF(['SoMi-Liste'.AN15]=&quot;e&quot;;['SoMi-Liste'.AN$2];&quot;&quot;))">
            <text:p/>
          </table:table-cell>
          <table:table-cell table:formula="of:=IF(['SoMi-Liste'.AO15]=&quot;f&quot;;['SoMi-Liste'.AO$2];IF(['SoMi-Liste'.AO15]=&quot;e&quot;;['SoMi-Liste'.AO$2];&quot;&quot;))">
            <text:p/>
          </table:table-cell>
          <table:table-cell table:formula="of:=IF(['SoMi-Liste'.AP15]=&quot;f&quot;;['SoMi-Liste'.AP$2];IF(['SoMi-Liste'.AP15]=&quot;e&quot;;['SoMi-Liste'.AP$2];&quot;&quot;))">
            <text:p/>
          </table:table-cell>
          <table:table-cell table:formula="of:=IF(['SoMi-Liste'.AQ15]=&quot;f&quot;;['SoMi-Liste'.AQ$2];IF(['SoMi-Liste'.AQ15]=&quot;e&quot;;['SoMi-Liste'.AQ$2];&quot;&quot;))">
            <text:p/>
          </table:table-cell>
          <table:table-cell table:formula="of:=IF(['SoMi-Liste'.AR15]=&quot;f&quot;;['SoMi-Liste'.AR$2];IF(['SoMi-Liste'.AR15]=&quot;e&quot;;['SoMi-Liste'.AR$2];&quot;&quot;))">
            <text:p/>
          </table:table-cell>
          <table:table-cell table:formula="of:=IF(['SoMi-Liste'.AS15]=&quot;f&quot;;['SoMi-Liste'.AS$2];IF(['SoMi-Liste'.AS15]=&quot;e&quot;;['SoMi-Liste'.AS$2];&quot;&quot;))">
            <text:p/>
          </table:table-cell>
          <table:table-cell table:formula="of:=IF(['SoMi-Liste'.AT15]=&quot;f&quot;;['SoMi-Liste'.AT$2];IF(['SoMi-Liste'.AT15]=&quot;e&quot;;['SoMi-Liste'.AT$2];&quot;&quot;))">
            <text:p/>
          </table:table-cell>
          <table:table-cell table:formula="of:=IF(['SoMi-Liste'.AU15]=&quot;f&quot;;['SoMi-Liste'.AU$2];IF(['SoMi-Liste'.AU15]=&quot;e&quot;;['SoMi-Liste'.AU$2];&quot;&quot;))">
            <text:p/>
          </table:table-cell>
          <table:table-cell table:formula="of:=IF(['SoMi-Liste'.AV15]=&quot;f&quot;;['SoMi-Liste'.AV$2];IF(['SoMi-Liste'.AV15]=&quot;e&quot;;['SoMi-Liste'.AV$2];&quot;&quot;))">
            <text:p/>
          </table:table-cell>
          <table:table-cell table:formula="of:=IF(['SoMi-Liste'.AW15]=&quot;f&quot;;['SoMi-Liste'.AW$2];IF(['SoMi-Liste'.AW15]=&quot;e&quot;;['SoMi-Liste'.AW$2];&quot;&quot;))">
            <text:p/>
          </table:table-cell>
          <table:table-cell table:formula="of:=IF(['SoMi-Liste'.AX15]=&quot;f&quot;;['SoMi-Liste'.AX$2];IF(['SoMi-Liste'.AX15]=&quot;e&quot;;['SoMi-Liste'.AX$2];&quot;&quot;))">
            <text:p/>
          </table:table-cell>
          <table:table-cell table:formula="of:=IF(['SoMi-Liste'.AY15]=&quot;f&quot;;['SoMi-Liste'.AY$2];IF(['SoMi-Liste'.AY15]=&quot;e&quot;;['SoMi-Liste'.AY$2];&quot;&quot;))">
            <text:p/>
          </table:table-cell>
          <table:table-cell table:number-columns-repeated="3"/>
          <table:table-cell table:formula="of:=SUM([.AA17:.AX1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16]">
            <text:p/>
          </table:table-cell>
          <table:table-cell table:formula="of:=IF(['SoMi-Liste'.C16]=&quot;f&quot;;['SoMi-Liste'.C$2];IF(['SoMi-Liste'.C16]=&quot;e&quot;;['SoMi-Liste'.C$2];&quot;&quot;))">
            <text:p/>
          </table:table-cell>
          <table:table-cell table:formula="of:=IF(['SoMi-Liste'.D16]=&quot;f&quot;;['SoMi-Liste'.D$2];IF(['SoMi-Liste'.D16]=&quot;e&quot;;['SoMi-Liste'.D$2];&quot;&quot;))">
            <text:p/>
          </table:table-cell>
          <table:table-cell table:formula="of:=IF(['SoMi-Liste'.E16]=&quot;f&quot;;['SoMi-Liste'.E$2];IF(['SoMi-Liste'.E16]=&quot;e&quot;;['SoMi-Liste'.E$2];&quot;&quot;))">
            <text:p/>
          </table:table-cell>
          <table:table-cell table:formula="of:=IF(['SoMi-Liste'.F16]=&quot;f&quot;;['SoMi-Liste'.F$2];IF(['SoMi-Liste'.F16]=&quot;e&quot;;['SoMi-Liste'.F$2];&quot;&quot;))">
            <text:p/>
          </table:table-cell>
          <table:table-cell table:formula="of:=IF(['SoMi-Liste'.G16]=&quot;f&quot;;['SoMi-Liste'.G$2];IF(['SoMi-Liste'.G16]=&quot;e&quot;;['SoMi-Liste'.G$2];&quot;&quot;))">
            <text:p/>
          </table:table-cell>
          <table:table-cell table:formula="of:=IF(['SoMi-Liste'.H16]=&quot;f&quot;;['SoMi-Liste'.H$2];IF(['SoMi-Liste'.H16]=&quot;e&quot;;['SoMi-Liste'.H$2];&quot;&quot;))">
            <text:p/>
          </table:table-cell>
          <table:table-cell table:formula="of:=IF(['SoMi-Liste'.I16]=&quot;f&quot;;['SoMi-Liste'.I$2];IF(['SoMi-Liste'.I16]=&quot;e&quot;;['SoMi-Liste'.I$2];&quot;&quot;))">
            <text:p/>
          </table:table-cell>
          <table:table-cell table:formula="of:=IF(['SoMi-Liste'.J16]=&quot;f&quot;;['SoMi-Liste'.J$2];IF(['SoMi-Liste'.J16]=&quot;e&quot;;['SoMi-Liste'.J$2];&quot;&quot;))">
            <text:p/>
          </table:table-cell>
          <table:table-cell table:formula="of:=IF(['SoMi-Liste'.K16]=&quot;f&quot;;['SoMi-Liste'.K$2];IF(['SoMi-Liste'.K16]=&quot;e&quot;;['SoMi-Liste'.K$2];&quot;&quot;))">
            <text:p/>
          </table:table-cell>
          <table:table-cell table:formula="of:=IF(['SoMi-Liste'.L16]=&quot;f&quot;;['SoMi-Liste'.L$2];IF(['SoMi-Liste'.L16]=&quot;e&quot;;['SoMi-Liste'.L$2];&quot;&quot;))">
            <text:p/>
          </table:table-cell>
          <table:table-cell table:formula="of:=IF(['SoMi-Liste'.M16]=&quot;f&quot;;['SoMi-Liste'.M$2];IF(['SoMi-Liste'.M16]=&quot;e&quot;;['SoMi-Liste'.M$2];&quot;&quot;))">
            <text:p/>
          </table:table-cell>
          <table:table-cell table:formula="of:=IF(['SoMi-Liste'.N16]=&quot;f&quot;;['SoMi-Liste'.N$2];IF(['SoMi-Liste'.N16]=&quot;e&quot;;['SoMi-Liste'.N$2];&quot;&quot;))">
            <text:p/>
          </table:table-cell>
          <table:table-cell table:formula="of:=IF(['SoMi-Liste'.O16]=&quot;f&quot;;['SoMi-Liste'.O$2];IF(['SoMi-Liste'.O16]=&quot;e&quot;;['SoMi-Liste'.O$2];&quot;&quot;))">
            <text:p/>
          </table:table-cell>
          <table:table-cell table:formula="of:=IF(['SoMi-Liste'.P16]=&quot;f&quot;;['SoMi-Liste'.P$2];IF(['SoMi-Liste'.P16]=&quot;e&quot;;['SoMi-Liste'.P$2];&quot;&quot;))">
            <text:p/>
          </table:table-cell>
          <table:table-cell table:formula="of:=IF(['SoMi-Liste'.Q16]=&quot;f&quot;;['SoMi-Liste'.Q$2];IF(['SoMi-Liste'.Q16]=&quot;e&quot;;['SoMi-Liste'.Q$2];&quot;&quot;))">
            <text:p/>
          </table:table-cell>
          <table:table-cell table:formula="of:=IF(['SoMi-Liste'.R16]=&quot;f&quot;;['SoMi-Liste'.R$2];IF(['SoMi-Liste'.R16]=&quot;e&quot;;['SoMi-Liste'.R$2];&quot;&quot;))">
            <text:p/>
          </table:table-cell>
          <table:table-cell table:formula="of:=IF(['SoMi-Liste'.S16]=&quot;f&quot;;['SoMi-Liste'.S$2];IF(['SoMi-Liste'.S16]=&quot;e&quot;;['SoMi-Liste'.S$2];&quot;&quot;))">
            <text:p/>
          </table:table-cell>
          <table:table-cell table:formula="of:=IF(['SoMi-Liste'.T16]=&quot;f&quot;;['SoMi-Liste'.T$2];IF(['SoMi-Liste'.T16]=&quot;e&quot;;['SoMi-Liste'.T$2];&quot;&quot;))">
            <text:p/>
          </table:table-cell>
          <table:table-cell table:formula="of:=IF(['SoMi-Liste'.U16]=&quot;f&quot;;['SoMi-Liste'.U$2];IF(['SoMi-Liste'.U16]=&quot;e&quot;;['SoMi-Liste'.U$2];&quot;&quot;))">
            <text:p/>
          </table:table-cell>
          <table:table-cell table:formula="of:=IF(['SoMi-Liste'.V16]=&quot;f&quot;;['SoMi-Liste'.V$2];IF(['SoMi-Liste'.V16]=&quot;e&quot;;['SoMi-Liste'.V$2];&quot;&quot;))">
            <text:p/>
          </table:table-cell>
          <table:table-cell table:formula="of:=IF(['SoMi-Liste'.W16]=&quot;f&quot;;['SoMi-Liste'.W$2];IF(['SoMi-Liste'.W16]=&quot;e&quot;;['SoMi-Liste'.W$2];&quot;&quot;))">
            <text:p/>
          </table:table-cell>
          <table:table-cell table:number-columns-repeated="2"/>
          <table:table-cell table:formula="of:=SUM([.B18:.X18])" office:value-type="float" office:value="0" calcext:value-type="float">
            <text:p>0</text:p>
          </table:table-cell>
          <table:table-cell table:formula="of:=['SoMi-Liste'.AD16]">
            <text:p/>
          </table:table-cell>
          <table:table-cell table:formula="of:=IF(['SoMi-Liste'.AE16]=&quot;f&quot;;['SoMi-Liste'.AE$2];IF(['SoMi-Liste'.AE16]=&quot;e&quot;;['SoMi-Liste'.AE$2];&quot;&quot;))">
            <text:p/>
          </table:table-cell>
          <table:table-cell table:formula="of:=IF(['SoMi-Liste'.AF16]=&quot;f&quot;;['SoMi-Liste'.AF$2];IF(['SoMi-Liste'.AF16]=&quot;e&quot;;['SoMi-Liste'.AF$2];&quot;&quot;))">
            <text:p/>
          </table:table-cell>
          <table:table-cell table:formula="of:=IF(['SoMi-Liste'.AG16]=&quot;f&quot;;['SoMi-Liste'.AG$2];IF(['SoMi-Liste'.AG16]=&quot;e&quot;;['SoMi-Liste'.AG$2];&quot;&quot;))">
            <text:p/>
          </table:table-cell>
          <table:table-cell table:formula="of:=IF(['SoMi-Liste'.AH16]=&quot;f&quot;;['SoMi-Liste'.AH$2];IF(['SoMi-Liste'.AH16]=&quot;e&quot;;['SoMi-Liste'.AH$2];&quot;&quot;))">
            <text:p/>
          </table:table-cell>
          <table:table-cell table:formula="of:=IF(['SoMi-Liste'.AI16]=&quot;f&quot;;['SoMi-Liste'.AI$2];IF(['SoMi-Liste'.AI16]=&quot;e&quot;;['SoMi-Liste'.AI$2];&quot;&quot;))">
            <text:p/>
          </table:table-cell>
          <table:table-cell table:formula="of:=IF(['SoMi-Liste'.AJ16]=&quot;f&quot;;['SoMi-Liste'.AJ$2];IF(['SoMi-Liste'.AJ16]=&quot;e&quot;;['SoMi-Liste'.AJ$2];&quot;&quot;))">
            <text:p/>
          </table:table-cell>
          <table:table-cell table:formula="of:=IF(['SoMi-Liste'.AK16]=&quot;f&quot;;['SoMi-Liste'.AK$2];IF(['SoMi-Liste'.AK16]=&quot;e&quot;;['SoMi-Liste'.AK$2];&quot;&quot;))">
            <text:p/>
          </table:table-cell>
          <table:table-cell table:formula="of:=IF(['SoMi-Liste'.AL16]=&quot;f&quot;;['SoMi-Liste'.AL$2];IF(['SoMi-Liste'.AL16]=&quot;e&quot;;['SoMi-Liste'.AL$2];&quot;&quot;))">
            <text:p/>
          </table:table-cell>
          <table:table-cell table:formula="of:=IF(['SoMi-Liste'.AM16]=&quot;f&quot;;['SoMi-Liste'.AM$2];IF(['SoMi-Liste'.AM16]=&quot;e&quot;;['SoMi-Liste'.AM$2];&quot;&quot;))">
            <text:p/>
          </table:table-cell>
          <table:table-cell table:formula="of:=IF(['SoMi-Liste'.AN16]=&quot;f&quot;;['SoMi-Liste'.AN$2];IF(['SoMi-Liste'.AN16]=&quot;e&quot;;['SoMi-Liste'.AN$2];&quot;&quot;))">
            <text:p/>
          </table:table-cell>
          <table:table-cell table:formula="of:=IF(['SoMi-Liste'.AO16]=&quot;f&quot;;['SoMi-Liste'.AO$2];IF(['SoMi-Liste'.AO16]=&quot;e&quot;;['SoMi-Liste'.AO$2];&quot;&quot;))">
            <text:p/>
          </table:table-cell>
          <table:table-cell table:formula="of:=IF(['SoMi-Liste'.AP16]=&quot;f&quot;;['SoMi-Liste'.AP$2];IF(['SoMi-Liste'.AP16]=&quot;e&quot;;['SoMi-Liste'.AP$2];&quot;&quot;))">
            <text:p/>
          </table:table-cell>
          <table:table-cell table:formula="of:=IF(['SoMi-Liste'.AQ16]=&quot;f&quot;;['SoMi-Liste'.AQ$2];IF(['SoMi-Liste'.AQ16]=&quot;e&quot;;['SoMi-Liste'.AQ$2];&quot;&quot;))">
            <text:p/>
          </table:table-cell>
          <table:table-cell table:formula="of:=IF(['SoMi-Liste'.AR16]=&quot;f&quot;;['SoMi-Liste'.AR$2];IF(['SoMi-Liste'.AR16]=&quot;e&quot;;['SoMi-Liste'.AR$2];&quot;&quot;))">
            <text:p/>
          </table:table-cell>
          <table:table-cell table:formula="of:=IF(['SoMi-Liste'.AS16]=&quot;f&quot;;['SoMi-Liste'.AS$2];IF(['SoMi-Liste'.AS16]=&quot;e&quot;;['SoMi-Liste'.AS$2];&quot;&quot;))">
            <text:p/>
          </table:table-cell>
          <table:table-cell table:formula="of:=IF(['SoMi-Liste'.AT16]=&quot;f&quot;;['SoMi-Liste'.AT$2];IF(['SoMi-Liste'.AT16]=&quot;e&quot;;['SoMi-Liste'.AT$2];&quot;&quot;))">
            <text:p/>
          </table:table-cell>
          <table:table-cell table:formula="of:=IF(['SoMi-Liste'.AU16]=&quot;f&quot;;['SoMi-Liste'.AU$2];IF(['SoMi-Liste'.AU16]=&quot;e&quot;;['SoMi-Liste'.AU$2];&quot;&quot;))">
            <text:p/>
          </table:table-cell>
          <table:table-cell table:formula="of:=IF(['SoMi-Liste'.AV16]=&quot;f&quot;;['SoMi-Liste'.AV$2];IF(['SoMi-Liste'.AV16]=&quot;e&quot;;['SoMi-Liste'.AV$2];&quot;&quot;))">
            <text:p/>
          </table:table-cell>
          <table:table-cell table:formula="of:=IF(['SoMi-Liste'.AW16]=&quot;f&quot;;['SoMi-Liste'.AW$2];IF(['SoMi-Liste'.AW16]=&quot;e&quot;;['SoMi-Liste'.AW$2];&quot;&quot;))">
            <text:p/>
          </table:table-cell>
          <table:table-cell table:formula="of:=IF(['SoMi-Liste'.AX16]=&quot;f&quot;;['SoMi-Liste'.AX$2];IF(['SoMi-Liste'.AX16]=&quot;e&quot;;['SoMi-Liste'.AX$2];&quot;&quot;))">
            <text:p/>
          </table:table-cell>
          <table:table-cell table:formula="of:=IF(['SoMi-Liste'.AY16]=&quot;f&quot;;['SoMi-Liste'.AY$2];IF(['SoMi-Liste'.AY16]=&quot;e&quot;;['SoMi-Liste'.AY$2];&quot;&quot;))">
            <text:p/>
          </table:table-cell>
          <table:table-cell table:number-columns-repeated="3"/>
          <table:table-cell table:formula="of:=SUM([.AA18:.AX1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17]">
            <text:p/>
          </table:table-cell>
          <table:table-cell table:formula="of:=IF(['SoMi-Liste'.C17]=&quot;f&quot;;['SoMi-Liste'.C$2];IF(['SoMi-Liste'.C17]=&quot;e&quot;;['SoMi-Liste'.C$2];&quot;&quot;))">
            <text:p/>
          </table:table-cell>
          <table:table-cell table:formula="of:=IF(['SoMi-Liste'.D17]=&quot;f&quot;;['SoMi-Liste'.D$2];IF(['SoMi-Liste'.D17]=&quot;e&quot;;['SoMi-Liste'.D$2];&quot;&quot;))">
            <text:p/>
          </table:table-cell>
          <table:table-cell table:formula="of:=IF(['SoMi-Liste'.E17]=&quot;f&quot;;['SoMi-Liste'.E$2];IF(['SoMi-Liste'.E17]=&quot;e&quot;;['SoMi-Liste'.E$2];&quot;&quot;))">
            <text:p/>
          </table:table-cell>
          <table:table-cell table:formula="of:=IF(['SoMi-Liste'.F17]=&quot;f&quot;;['SoMi-Liste'.F$2];IF(['SoMi-Liste'.F17]=&quot;e&quot;;['SoMi-Liste'.F$2];&quot;&quot;))">
            <text:p/>
          </table:table-cell>
          <table:table-cell table:formula="of:=IF(['SoMi-Liste'.G17]=&quot;f&quot;;['SoMi-Liste'.G$2];IF(['SoMi-Liste'.G17]=&quot;e&quot;;['SoMi-Liste'.G$2];&quot;&quot;))">
            <text:p/>
          </table:table-cell>
          <table:table-cell table:formula="of:=IF(['SoMi-Liste'.H17]=&quot;f&quot;;['SoMi-Liste'.H$2];IF(['SoMi-Liste'.H17]=&quot;e&quot;;['SoMi-Liste'.H$2];&quot;&quot;))">
            <text:p/>
          </table:table-cell>
          <table:table-cell table:formula="of:=IF(['SoMi-Liste'.I17]=&quot;f&quot;;['SoMi-Liste'.I$2];IF(['SoMi-Liste'.I17]=&quot;e&quot;;['SoMi-Liste'.I$2];&quot;&quot;))">
            <text:p/>
          </table:table-cell>
          <table:table-cell table:formula="of:=IF(['SoMi-Liste'.J17]=&quot;f&quot;;['SoMi-Liste'.J$2];IF(['SoMi-Liste'.J17]=&quot;e&quot;;['SoMi-Liste'.J$2];&quot;&quot;))">
            <text:p/>
          </table:table-cell>
          <table:table-cell table:formula="of:=IF(['SoMi-Liste'.K17]=&quot;f&quot;;['SoMi-Liste'.K$2];IF(['SoMi-Liste'.K17]=&quot;e&quot;;['SoMi-Liste'.K$2];&quot;&quot;))">
            <text:p/>
          </table:table-cell>
          <table:table-cell table:formula="of:=IF(['SoMi-Liste'.L17]=&quot;f&quot;;['SoMi-Liste'.L$2];IF(['SoMi-Liste'.L17]=&quot;e&quot;;['SoMi-Liste'.L$2];&quot;&quot;))">
            <text:p/>
          </table:table-cell>
          <table:table-cell table:formula="of:=IF(['SoMi-Liste'.M17]=&quot;f&quot;;['SoMi-Liste'.M$2];IF(['SoMi-Liste'.M17]=&quot;e&quot;;['SoMi-Liste'.M$2];&quot;&quot;))">
            <text:p/>
          </table:table-cell>
          <table:table-cell table:formula="of:=IF(['SoMi-Liste'.N17]=&quot;f&quot;;['SoMi-Liste'.N$2];IF(['SoMi-Liste'.N17]=&quot;e&quot;;['SoMi-Liste'.N$2];&quot;&quot;))">
            <text:p/>
          </table:table-cell>
          <table:table-cell table:formula="of:=IF(['SoMi-Liste'.O17]=&quot;f&quot;;['SoMi-Liste'.O$2];IF(['SoMi-Liste'.O17]=&quot;e&quot;;['SoMi-Liste'.O$2];&quot;&quot;))">
            <text:p/>
          </table:table-cell>
          <table:table-cell table:formula="of:=IF(['SoMi-Liste'.P17]=&quot;f&quot;;['SoMi-Liste'.P$2];IF(['SoMi-Liste'.P17]=&quot;e&quot;;['SoMi-Liste'.P$2];&quot;&quot;))">
            <text:p/>
          </table:table-cell>
          <table:table-cell table:formula="of:=IF(['SoMi-Liste'.Q17]=&quot;f&quot;;['SoMi-Liste'.Q$2];IF(['SoMi-Liste'.Q17]=&quot;e&quot;;['SoMi-Liste'.Q$2];&quot;&quot;))">
            <text:p/>
          </table:table-cell>
          <table:table-cell table:formula="of:=IF(['SoMi-Liste'.R17]=&quot;f&quot;;['SoMi-Liste'.R$2];IF(['SoMi-Liste'.R17]=&quot;e&quot;;['SoMi-Liste'.R$2];&quot;&quot;))">
            <text:p/>
          </table:table-cell>
          <table:table-cell table:formula="of:=IF(['SoMi-Liste'.S17]=&quot;f&quot;;['SoMi-Liste'.S$2];IF(['SoMi-Liste'.S17]=&quot;e&quot;;['SoMi-Liste'.S$2];&quot;&quot;))">
            <text:p/>
          </table:table-cell>
          <table:table-cell table:formula="of:=IF(['SoMi-Liste'.T17]=&quot;f&quot;;['SoMi-Liste'.T$2];IF(['SoMi-Liste'.T17]=&quot;e&quot;;['SoMi-Liste'.T$2];&quot;&quot;))">
            <text:p/>
          </table:table-cell>
          <table:table-cell table:formula="of:=IF(['SoMi-Liste'.U17]=&quot;f&quot;;['SoMi-Liste'.U$2];IF(['SoMi-Liste'.U17]=&quot;e&quot;;['SoMi-Liste'.U$2];&quot;&quot;))">
            <text:p/>
          </table:table-cell>
          <table:table-cell table:formula="of:=IF(['SoMi-Liste'.V17]=&quot;f&quot;;['SoMi-Liste'.V$2];IF(['SoMi-Liste'.V17]=&quot;e&quot;;['SoMi-Liste'.V$2];&quot;&quot;))">
            <text:p/>
          </table:table-cell>
          <table:table-cell table:formula="of:=IF(['SoMi-Liste'.W17]=&quot;f&quot;;['SoMi-Liste'.W$2];IF(['SoMi-Liste'.W17]=&quot;e&quot;;['SoMi-Liste'.W$2];&quot;&quot;))">
            <text:p/>
          </table:table-cell>
          <table:table-cell table:number-columns-repeated="2"/>
          <table:table-cell table:formula="of:=SUM([.B19:.X19])" office:value-type="float" office:value="0" calcext:value-type="float">
            <text:p>0</text:p>
          </table:table-cell>
          <table:table-cell table:formula="of:=['SoMi-Liste'.AD17]">
            <text:p/>
          </table:table-cell>
          <table:table-cell table:formula="of:=IF(['SoMi-Liste'.AE17]=&quot;f&quot;;['SoMi-Liste'.AE$2];IF(['SoMi-Liste'.AE17]=&quot;e&quot;;['SoMi-Liste'.AE$2];&quot;&quot;))">
            <text:p/>
          </table:table-cell>
          <table:table-cell table:formula="of:=IF(['SoMi-Liste'.AF17]=&quot;f&quot;;['SoMi-Liste'.AF$2];IF(['SoMi-Liste'.AF17]=&quot;e&quot;;['SoMi-Liste'.AF$2];&quot;&quot;))">
            <text:p/>
          </table:table-cell>
          <table:table-cell table:formula="of:=IF(['SoMi-Liste'.AG17]=&quot;f&quot;;['SoMi-Liste'.AG$2];IF(['SoMi-Liste'.AG17]=&quot;e&quot;;['SoMi-Liste'.AG$2];&quot;&quot;))">
            <text:p/>
          </table:table-cell>
          <table:table-cell table:formula="of:=IF(['SoMi-Liste'.AH17]=&quot;f&quot;;['SoMi-Liste'.AH$2];IF(['SoMi-Liste'.AH17]=&quot;e&quot;;['SoMi-Liste'.AH$2];&quot;&quot;))">
            <text:p/>
          </table:table-cell>
          <table:table-cell table:formula="of:=IF(['SoMi-Liste'.AI17]=&quot;f&quot;;['SoMi-Liste'.AI$2];IF(['SoMi-Liste'.AI17]=&quot;e&quot;;['SoMi-Liste'.AI$2];&quot;&quot;))">
            <text:p/>
          </table:table-cell>
          <table:table-cell table:formula="of:=IF(['SoMi-Liste'.AJ17]=&quot;f&quot;;['SoMi-Liste'.AJ$2];IF(['SoMi-Liste'.AJ17]=&quot;e&quot;;['SoMi-Liste'.AJ$2];&quot;&quot;))">
            <text:p/>
          </table:table-cell>
          <table:table-cell table:formula="of:=IF(['SoMi-Liste'.AK17]=&quot;f&quot;;['SoMi-Liste'.AK$2];IF(['SoMi-Liste'.AK17]=&quot;e&quot;;['SoMi-Liste'.AK$2];&quot;&quot;))">
            <text:p/>
          </table:table-cell>
          <table:table-cell table:formula="of:=IF(['SoMi-Liste'.AL17]=&quot;f&quot;;['SoMi-Liste'.AL$2];IF(['SoMi-Liste'.AL17]=&quot;e&quot;;['SoMi-Liste'.AL$2];&quot;&quot;))">
            <text:p/>
          </table:table-cell>
          <table:table-cell table:formula="of:=IF(['SoMi-Liste'.AM17]=&quot;f&quot;;['SoMi-Liste'.AM$2];IF(['SoMi-Liste'.AM17]=&quot;e&quot;;['SoMi-Liste'.AM$2];&quot;&quot;))">
            <text:p/>
          </table:table-cell>
          <table:table-cell table:formula="of:=IF(['SoMi-Liste'.AN17]=&quot;f&quot;;['SoMi-Liste'.AN$2];IF(['SoMi-Liste'.AN17]=&quot;e&quot;;['SoMi-Liste'.AN$2];&quot;&quot;))">
            <text:p/>
          </table:table-cell>
          <table:table-cell table:formula="of:=IF(['SoMi-Liste'.AO17]=&quot;f&quot;;['SoMi-Liste'.AO$2];IF(['SoMi-Liste'.AO17]=&quot;e&quot;;['SoMi-Liste'.AO$2];&quot;&quot;))">
            <text:p/>
          </table:table-cell>
          <table:table-cell table:formula="of:=IF(['SoMi-Liste'.AP17]=&quot;f&quot;;['SoMi-Liste'.AP$2];IF(['SoMi-Liste'.AP17]=&quot;e&quot;;['SoMi-Liste'.AP$2];&quot;&quot;))">
            <text:p/>
          </table:table-cell>
          <table:table-cell table:formula="of:=IF(['SoMi-Liste'.AQ17]=&quot;f&quot;;['SoMi-Liste'.AQ$2];IF(['SoMi-Liste'.AQ17]=&quot;e&quot;;['SoMi-Liste'.AQ$2];&quot;&quot;))">
            <text:p/>
          </table:table-cell>
          <table:table-cell table:formula="of:=IF(['SoMi-Liste'.AR17]=&quot;f&quot;;['SoMi-Liste'.AR$2];IF(['SoMi-Liste'.AR17]=&quot;e&quot;;['SoMi-Liste'.AR$2];&quot;&quot;))">
            <text:p/>
          </table:table-cell>
          <table:table-cell table:formula="of:=IF(['SoMi-Liste'.AS17]=&quot;f&quot;;['SoMi-Liste'.AS$2];IF(['SoMi-Liste'.AS17]=&quot;e&quot;;['SoMi-Liste'.AS$2];&quot;&quot;))">
            <text:p/>
          </table:table-cell>
          <table:table-cell table:formula="of:=IF(['SoMi-Liste'.AT17]=&quot;f&quot;;['SoMi-Liste'.AT$2];IF(['SoMi-Liste'.AT17]=&quot;e&quot;;['SoMi-Liste'.AT$2];&quot;&quot;))">
            <text:p/>
          </table:table-cell>
          <table:table-cell table:formula="of:=IF(['SoMi-Liste'.AU17]=&quot;f&quot;;['SoMi-Liste'.AU$2];IF(['SoMi-Liste'.AU17]=&quot;e&quot;;['SoMi-Liste'.AU$2];&quot;&quot;))">
            <text:p/>
          </table:table-cell>
          <table:table-cell table:formula="of:=IF(['SoMi-Liste'.AV17]=&quot;f&quot;;['SoMi-Liste'.AV$2];IF(['SoMi-Liste'.AV17]=&quot;e&quot;;['SoMi-Liste'.AV$2];&quot;&quot;))">
            <text:p/>
          </table:table-cell>
          <table:table-cell table:formula="of:=IF(['SoMi-Liste'.AW17]=&quot;f&quot;;['SoMi-Liste'.AW$2];IF(['SoMi-Liste'.AW17]=&quot;e&quot;;['SoMi-Liste'.AW$2];&quot;&quot;))">
            <text:p/>
          </table:table-cell>
          <table:table-cell table:formula="of:=IF(['SoMi-Liste'.AX17]=&quot;f&quot;;['SoMi-Liste'.AX$2];IF(['SoMi-Liste'.AX17]=&quot;e&quot;;['SoMi-Liste'.AX$2];&quot;&quot;))">
            <text:p/>
          </table:table-cell>
          <table:table-cell table:formula="of:=IF(['SoMi-Liste'.AY17]=&quot;f&quot;;['SoMi-Liste'.AY$2];IF(['SoMi-Liste'.AY17]=&quot;e&quot;;['SoMi-Liste'.AY$2];&quot;&quot;))">
            <text:p/>
          </table:table-cell>
          <table:table-cell table:number-columns-repeated="3"/>
          <table:table-cell table:formula="of:=SUM([.AA19:.AX1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18]">
            <text:p/>
          </table:table-cell>
          <table:table-cell table:formula="of:=IF(['SoMi-Liste'.C18]=&quot;f&quot;;['SoMi-Liste'.C$2];IF(['SoMi-Liste'.C18]=&quot;e&quot;;['SoMi-Liste'.C$2];&quot;&quot;))">
            <text:p/>
          </table:table-cell>
          <table:table-cell table:formula="of:=IF(['SoMi-Liste'.D18]=&quot;f&quot;;['SoMi-Liste'.D$2];IF(['SoMi-Liste'.D18]=&quot;e&quot;;['SoMi-Liste'.D$2];&quot;&quot;))">
            <text:p/>
          </table:table-cell>
          <table:table-cell table:formula="of:=IF(['SoMi-Liste'.E18]=&quot;f&quot;;['SoMi-Liste'.E$2];IF(['SoMi-Liste'.E18]=&quot;e&quot;;['SoMi-Liste'.E$2];&quot;&quot;))">
            <text:p/>
          </table:table-cell>
          <table:table-cell table:formula="of:=IF(['SoMi-Liste'.F18]=&quot;f&quot;;['SoMi-Liste'.F$2];IF(['SoMi-Liste'.F18]=&quot;e&quot;;['SoMi-Liste'.F$2];&quot;&quot;))">
            <text:p/>
          </table:table-cell>
          <table:table-cell table:formula="of:=IF(['SoMi-Liste'.G18]=&quot;f&quot;;['SoMi-Liste'.G$2];IF(['SoMi-Liste'.G18]=&quot;e&quot;;['SoMi-Liste'.G$2];&quot;&quot;))">
            <text:p/>
          </table:table-cell>
          <table:table-cell table:formula="of:=IF(['SoMi-Liste'.H18]=&quot;f&quot;;['SoMi-Liste'.H$2];IF(['SoMi-Liste'.H18]=&quot;e&quot;;['SoMi-Liste'.H$2];&quot;&quot;))">
            <text:p/>
          </table:table-cell>
          <table:table-cell table:formula="of:=IF(['SoMi-Liste'.I18]=&quot;f&quot;;['SoMi-Liste'.I$2];IF(['SoMi-Liste'.I18]=&quot;e&quot;;['SoMi-Liste'.I$2];&quot;&quot;))">
            <text:p/>
          </table:table-cell>
          <table:table-cell table:formula="of:=IF(['SoMi-Liste'.J18]=&quot;f&quot;;['SoMi-Liste'.J$2];IF(['SoMi-Liste'.J18]=&quot;e&quot;;['SoMi-Liste'.J$2];&quot;&quot;))">
            <text:p/>
          </table:table-cell>
          <table:table-cell table:formula="of:=IF(['SoMi-Liste'.K18]=&quot;f&quot;;['SoMi-Liste'.K$2];IF(['SoMi-Liste'.K18]=&quot;e&quot;;['SoMi-Liste'.K$2];&quot;&quot;))">
            <text:p/>
          </table:table-cell>
          <table:table-cell table:formula="of:=IF(['SoMi-Liste'.L18]=&quot;f&quot;;['SoMi-Liste'.L$2];IF(['SoMi-Liste'.L18]=&quot;e&quot;;['SoMi-Liste'.L$2];&quot;&quot;))">
            <text:p/>
          </table:table-cell>
          <table:table-cell table:formula="of:=IF(['SoMi-Liste'.M18]=&quot;f&quot;;['SoMi-Liste'.M$2];IF(['SoMi-Liste'.M18]=&quot;e&quot;;['SoMi-Liste'.M$2];&quot;&quot;))">
            <text:p/>
          </table:table-cell>
          <table:table-cell table:formula="of:=IF(['SoMi-Liste'.N18]=&quot;f&quot;;['SoMi-Liste'.N$2];IF(['SoMi-Liste'.N18]=&quot;e&quot;;['SoMi-Liste'.N$2];&quot;&quot;))">
            <text:p/>
          </table:table-cell>
          <table:table-cell table:formula="of:=IF(['SoMi-Liste'.O18]=&quot;f&quot;;['SoMi-Liste'.O$2];IF(['SoMi-Liste'.O18]=&quot;e&quot;;['SoMi-Liste'.O$2];&quot;&quot;))">
            <text:p/>
          </table:table-cell>
          <table:table-cell table:formula="of:=IF(['SoMi-Liste'.P18]=&quot;f&quot;;['SoMi-Liste'.P$2];IF(['SoMi-Liste'.P18]=&quot;e&quot;;['SoMi-Liste'.P$2];&quot;&quot;))">
            <text:p/>
          </table:table-cell>
          <table:table-cell table:formula="of:=IF(['SoMi-Liste'.Q18]=&quot;f&quot;;['SoMi-Liste'.Q$2];IF(['SoMi-Liste'.Q18]=&quot;e&quot;;['SoMi-Liste'.Q$2];&quot;&quot;))">
            <text:p/>
          </table:table-cell>
          <table:table-cell table:formula="of:=IF(['SoMi-Liste'.R18]=&quot;f&quot;;['SoMi-Liste'.R$2];IF(['SoMi-Liste'.R18]=&quot;e&quot;;['SoMi-Liste'.R$2];&quot;&quot;))">
            <text:p/>
          </table:table-cell>
          <table:table-cell table:formula="of:=IF(['SoMi-Liste'.S18]=&quot;f&quot;;['SoMi-Liste'.S$2];IF(['SoMi-Liste'.S18]=&quot;e&quot;;['SoMi-Liste'.S$2];&quot;&quot;))">
            <text:p/>
          </table:table-cell>
          <table:table-cell table:formula="of:=IF(['SoMi-Liste'.T18]=&quot;f&quot;;['SoMi-Liste'.T$2];IF(['SoMi-Liste'.T18]=&quot;e&quot;;['SoMi-Liste'.T$2];&quot;&quot;))">
            <text:p/>
          </table:table-cell>
          <table:table-cell table:formula="of:=IF(['SoMi-Liste'.U18]=&quot;f&quot;;['SoMi-Liste'.U$2];IF(['SoMi-Liste'.U18]=&quot;e&quot;;['SoMi-Liste'.U$2];&quot;&quot;))">
            <text:p/>
          </table:table-cell>
          <table:table-cell table:formula="of:=IF(['SoMi-Liste'.V18]=&quot;f&quot;;['SoMi-Liste'.V$2];IF(['SoMi-Liste'.V18]=&quot;e&quot;;['SoMi-Liste'.V$2];&quot;&quot;))">
            <text:p/>
          </table:table-cell>
          <table:table-cell table:formula="of:=IF(['SoMi-Liste'.W18]=&quot;f&quot;;['SoMi-Liste'.W$2];IF(['SoMi-Liste'.W18]=&quot;e&quot;;['SoMi-Liste'.W$2];&quot;&quot;))">
            <text:p/>
          </table:table-cell>
          <table:table-cell table:number-columns-repeated="2"/>
          <table:table-cell table:formula="of:=SUM([.B20:.X20])" office:value-type="float" office:value="0" calcext:value-type="float">
            <text:p>0</text:p>
          </table:table-cell>
          <table:table-cell table:formula="of:=['SoMi-Liste'.AD18]">
            <text:p/>
          </table:table-cell>
          <table:table-cell table:formula="of:=IF(['SoMi-Liste'.AE18]=&quot;f&quot;;['SoMi-Liste'.AE$2];IF(['SoMi-Liste'.AE18]=&quot;e&quot;;['SoMi-Liste'.AE$2];&quot;&quot;))">
            <text:p/>
          </table:table-cell>
          <table:table-cell table:formula="of:=IF(['SoMi-Liste'.AF18]=&quot;f&quot;;['SoMi-Liste'.AF$2];IF(['SoMi-Liste'.AF18]=&quot;e&quot;;['SoMi-Liste'.AF$2];&quot;&quot;))">
            <text:p/>
          </table:table-cell>
          <table:table-cell table:formula="of:=IF(['SoMi-Liste'.AG18]=&quot;f&quot;;['SoMi-Liste'.AG$2];IF(['SoMi-Liste'.AG18]=&quot;e&quot;;['SoMi-Liste'.AG$2];&quot;&quot;))">
            <text:p/>
          </table:table-cell>
          <table:table-cell table:formula="of:=IF(['SoMi-Liste'.AH18]=&quot;f&quot;;['SoMi-Liste'.AH$2];IF(['SoMi-Liste'.AH18]=&quot;e&quot;;['SoMi-Liste'.AH$2];&quot;&quot;))">
            <text:p/>
          </table:table-cell>
          <table:table-cell table:formula="of:=IF(['SoMi-Liste'.AI18]=&quot;f&quot;;['SoMi-Liste'.AI$2];IF(['SoMi-Liste'.AI18]=&quot;e&quot;;['SoMi-Liste'.AI$2];&quot;&quot;))">
            <text:p/>
          </table:table-cell>
          <table:table-cell table:formula="of:=IF(['SoMi-Liste'.AJ18]=&quot;f&quot;;['SoMi-Liste'.AJ$2];IF(['SoMi-Liste'.AJ18]=&quot;e&quot;;['SoMi-Liste'.AJ$2];&quot;&quot;))">
            <text:p/>
          </table:table-cell>
          <table:table-cell table:formula="of:=IF(['SoMi-Liste'.AK18]=&quot;f&quot;;['SoMi-Liste'.AK$2];IF(['SoMi-Liste'.AK18]=&quot;e&quot;;['SoMi-Liste'.AK$2];&quot;&quot;))">
            <text:p/>
          </table:table-cell>
          <table:table-cell table:formula="of:=IF(['SoMi-Liste'.AL18]=&quot;f&quot;;['SoMi-Liste'.AL$2];IF(['SoMi-Liste'.AL18]=&quot;e&quot;;['SoMi-Liste'.AL$2];&quot;&quot;))">
            <text:p/>
          </table:table-cell>
          <table:table-cell table:formula="of:=IF(['SoMi-Liste'.AM18]=&quot;f&quot;;['SoMi-Liste'.AM$2];IF(['SoMi-Liste'.AM18]=&quot;e&quot;;['SoMi-Liste'.AM$2];&quot;&quot;))">
            <text:p/>
          </table:table-cell>
          <table:table-cell table:formula="of:=IF(['SoMi-Liste'.AN18]=&quot;f&quot;;['SoMi-Liste'.AN$2];IF(['SoMi-Liste'.AN18]=&quot;e&quot;;['SoMi-Liste'.AN$2];&quot;&quot;))">
            <text:p/>
          </table:table-cell>
          <table:table-cell table:formula="of:=IF(['SoMi-Liste'.AO18]=&quot;f&quot;;['SoMi-Liste'.AO$2];IF(['SoMi-Liste'.AO18]=&quot;e&quot;;['SoMi-Liste'.AO$2];&quot;&quot;))">
            <text:p/>
          </table:table-cell>
          <table:table-cell table:formula="of:=IF(['SoMi-Liste'.AP18]=&quot;f&quot;;['SoMi-Liste'.AP$2];IF(['SoMi-Liste'.AP18]=&quot;e&quot;;['SoMi-Liste'.AP$2];&quot;&quot;))">
            <text:p/>
          </table:table-cell>
          <table:table-cell table:formula="of:=IF(['SoMi-Liste'.AQ18]=&quot;f&quot;;['SoMi-Liste'.AQ$2];IF(['SoMi-Liste'.AQ18]=&quot;e&quot;;['SoMi-Liste'.AQ$2];&quot;&quot;))">
            <text:p/>
          </table:table-cell>
          <table:table-cell table:formula="of:=IF(['SoMi-Liste'.AR18]=&quot;f&quot;;['SoMi-Liste'.AR$2];IF(['SoMi-Liste'.AR18]=&quot;e&quot;;['SoMi-Liste'.AR$2];&quot;&quot;))">
            <text:p/>
          </table:table-cell>
          <table:table-cell table:formula="of:=IF(['SoMi-Liste'.AS18]=&quot;f&quot;;['SoMi-Liste'.AS$2];IF(['SoMi-Liste'.AS18]=&quot;e&quot;;['SoMi-Liste'.AS$2];&quot;&quot;))">
            <text:p/>
          </table:table-cell>
          <table:table-cell table:formula="of:=IF(['SoMi-Liste'.AT18]=&quot;f&quot;;['SoMi-Liste'.AT$2];IF(['SoMi-Liste'.AT18]=&quot;e&quot;;['SoMi-Liste'.AT$2];&quot;&quot;))">
            <text:p/>
          </table:table-cell>
          <table:table-cell table:formula="of:=IF(['SoMi-Liste'.AU18]=&quot;f&quot;;['SoMi-Liste'.AU$2];IF(['SoMi-Liste'.AU18]=&quot;e&quot;;['SoMi-Liste'.AU$2];&quot;&quot;))">
            <text:p/>
          </table:table-cell>
          <table:table-cell table:formula="of:=IF(['SoMi-Liste'.AV18]=&quot;f&quot;;['SoMi-Liste'.AV$2];IF(['SoMi-Liste'.AV18]=&quot;e&quot;;['SoMi-Liste'.AV$2];&quot;&quot;))">
            <text:p/>
          </table:table-cell>
          <table:table-cell table:formula="of:=IF(['SoMi-Liste'.AW18]=&quot;f&quot;;['SoMi-Liste'.AW$2];IF(['SoMi-Liste'.AW18]=&quot;e&quot;;['SoMi-Liste'.AW$2];&quot;&quot;))">
            <text:p/>
          </table:table-cell>
          <table:table-cell table:formula="of:=IF(['SoMi-Liste'.AX18]=&quot;f&quot;;['SoMi-Liste'.AX$2];IF(['SoMi-Liste'.AX18]=&quot;e&quot;;['SoMi-Liste'.AX$2];&quot;&quot;))">
            <text:p/>
          </table:table-cell>
          <table:table-cell table:formula="of:=IF(['SoMi-Liste'.AY18]=&quot;f&quot;;['SoMi-Liste'.AY$2];IF(['SoMi-Liste'.AY18]=&quot;e&quot;;['SoMi-Liste'.AY$2];&quot;&quot;))">
            <text:p/>
          </table:table-cell>
          <table:table-cell table:number-columns-repeated="3"/>
          <table:table-cell table:formula="of:=SUM([.AA20:.AX2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19]">
            <text:p/>
          </table:table-cell>
          <table:table-cell table:formula="of:=IF(['SoMi-Liste'.C19]=&quot;f&quot;;['SoMi-Liste'.C$2];IF(['SoMi-Liste'.C19]=&quot;e&quot;;['SoMi-Liste'.C$2];&quot;&quot;))">
            <text:p/>
          </table:table-cell>
          <table:table-cell table:formula="of:=IF(['SoMi-Liste'.D19]=&quot;f&quot;;['SoMi-Liste'.D$2];IF(['SoMi-Liste'.D19]=&quot;e&quot;;['SoMi-Liste'.D$2];&quot;&quot;))">
            <text:p/>
          </table:table-cell>
          <table:table-cell table:formula="of:=IF(['SoMi-Liste'.E19]=&quot;f&quot;;['SoMi-Liste'.E$2];IF(['SoMi-Liste'.E19]=&quot;e&quot;;['SoMi-Liste'.E$2];&quot;&quot;))">
            <text:p/>
          </table:table-cell>
          <table:table-cell table:formula="of:=IF(['SoMi-Liste'.F19]=&quot;f&quot;;['SoMi-Liste'.F$2];IF(['SoMi-Liste'.F19]=&quot;e&quot;;['SoMi-Liste'.F$2];&quot;&quot;))">
            <text:p/>
          </table:table-cell>
          <table:table-cell table:formula="of:=IF(['SoMi-Liste'.G19]=&quot;f&quot;;['SoMi-Liste'.G$2];IF(['SoMi-Liste'.G19]=&quot;e&quot;;['SoMi-Liste'.G$2];&quot;&quot;))">
            <text:p/>
          </table:table-cell>
          <table:table-cell table:formula="of:=IF(['SoMi-Liste'.H19]=&quot;f&quot;;['SoMi-Liste'.H$2];IF(['SoMi-Liste'.H19]=&quot;e&quot;;['SoMi-Liste'.H$2];&quot;&quot;))">
            <text:p/>
          </table:table-cell>
          <table:table-cell table:formula="of:=IF(['SoMi-Liste'.I19]=&quot;f&quot;;['SoMi-Liste'.I$2];IF(['SoMi-Liste'.I19]=&quot;e&quot;;['SoMi-Liste'.I$2];&quot;&quot;))">
            <text:p/>
          </table:table-cell>
          <table:table-cell table:formula="of:=IF(['SoMi-Liste'.J19]=&quot;f&quot;;['SoMi-Liste'.J$2];IF(['SoMi-Liste'.J19]=&quot;e&quot;;['SoMi-Liste'.J$2];&quot;&quot;))">
            <text:p/>
          </table:table-cell>
          <table:table-cell table:formula="of:=IF(['SoMi-Liste'.K19]=&quot;f&quot;;['SoMi-Liste'.K$2];IF(['SoMi-Liste'.K19]=&quot;e&quot;;['SoMi-Liste'.K$2];&quot;&quot;))">
            <text:p/>
          </table:table-cell>
          <table:table-cell table:formula="of:=IF(['SoMi-Liste'.L19]=&quot;f&quot;;['SoMi-Liste'.L$2];IF(['SoMi-Liste'.L19]=&quot;e&quot;;['SoMi-Liste'.L$2];&quot;&quot;))">
            <text:p/>
          </table:table-cell>
          <table:table-cell table:formula="of:=IF(['SoMi-Liste'.M19]=&quot;f&quot;;['SoMi-Liste'.M$2];IF(['SoMi-Liste'.M19]=&quot;e&quot;;['SoMi-Liste'.M$2];&quot;&quot;))">
            <text:p/>
          </table:table-cell>
          <table:table-cell table:formula="of:=IF(['SoMi-Liste'.N19]=&quot;f&quot;;['SoMi-Liste'.N$2];IF(['SoMi-Liste'.N19]=&quot;e&quot;;['SoMi-Liste'.N$2];&quot;&quot;))">
            <text:p/>
          </table:table-cell>
          <table:table-cell table:formula="of:=IF(['SoMi-Liste'.O19]=&quot;f&quot;;['SoMi-Liste'.O$2];IF(['SoMi-Liste'.O19]=&quot;e&quot;;['SoMi-Liste'.O$2];&quot;&quot;))">
            <text:p/>
          </table:table-cell>
          <table:table-cell table:formula="of:=IF(['SoMi-Liste'.P19]=&quot;f&quot;;['SoMi-Liste'.P$2];IF(['SoMi-Liste'.P19]=&quot;e&quot;;['SoMi-Liste'.P$2];&quot;&quot;))">
            <text:p/>
          </table:table-cell>
          <table:table-cell table:formula="of:=IF(['SoMi-Liste'.Q19]=&quot;f&quot;;['SoMi-Liste'.Q$2];IF(['SoMi-Liste'.Q19]=&quot;e&quot;;['SoMi-Liste'.Q$2];&quot;&quot;))">
            <text:p/>
          </table:table-cell>
          <table:table-cell table:formula="of:=IF(['SoMi-Liste'.R19]=&quot;f&quot;;['SoMi-Liste'.R$2];IF(['SoMi-Liste'.R19]=&quot;e&quot;;['SoMi-Liste'.R$2];&quot;&quot;))">
            <text:p/>
          </table:table-cell>
          <table:table-cell table:formula="of:=IF(['SoMi-Liste'.S19]=&quot;f&quot;;['SoMi-Liste'.S$2];IF(['SoMi-Liste'.S19]=&quot;e&quot;;['SoMi-Liste'.S$2];&quot;&quot;))">
            <text:p/>
          </table:table-cell>
          <table:table-cell table:formula="of:=IF(['SoMi-Liste'.T19]=&quot;f&quot;;['SoMi-Liste'.T$2];IF(['SoMi-Liste'.T19]=&quot;e&quot;;['SoMi-Liste'.T$2];&quot;&quot;))">
            <text:p/>
          </table:table-cell>
          <table:table-cell table:formula="of:=IF(['SoMi-Liste'.U19]=&quot;f&quot;;['SoMi-Liste'.U$2];IF(['SoMi-Liste'.U19]=&quot;e&quot;;['SoMi-Liste'.U$2];&quot;&quot;))">
            <text:p/>
          </table:table-cell>
          <table:table-cell table:formula="of:=IF(['SoMi-Liste'.V19]=&quot;f&quot;;['SoMi-Liste'.V$2];IF(['SoMi-Liste'.V19]=&quot;e&quot;;['SoMi-Liste'.V$2];&quot;&quot;))">
            <text:p/>
          </table:table-cell>
          <table:table-cell table:formula="of:=IF(['SoMi-Liste'.W19]=&quot;f&quot;;['SoMi-Liste'.W$2];IF(['SoMi-Liste'.W19]=&quot;e&quot;;['SoMi-Liste'.W$2];&quot;&quot;))">
            <text:p/>
          </table:table-cell>
          <table:table-cell table:number-columns-repeated="2"/>
          <table:table-cell table:formula="of:=SUM([.B21:.X21])" office:value-type="float" office:value="0" calcext:value-type="float">
            <text:p>0</text:p>
          </table:table-cell>
          <table:table-cell table:formula="of:=['SoMi-Liste'.AD19]">
            <text:p/>
          </table:table-cell>
          <table:table-cell table:formula="of:=IF(['SoMi-Liste'.AE19]=&quot;f&quot;;['SoMi-Liste'.AE$2];IF(['SoMi-Liste'.AE19]=&quot;e&quot;;['SoMi-Liste'.AE$2];&quot;&quot;))">
            <text:p/>
          </table:table-cell>
          <table:table-cell table:formula="of:=IF(['SoMi-Liste'.AF19]=&quot;f&quot;;['SoMi-Liste'.AF$2];IF(['SoMi-Liste'.AF19]=&quot;e&quot;;['SoMi-Liste'.AF$2];&quot;&quot;))">
            <text:p/>
          </table:table-cell>
          <table:table-cell table:formula="of:=IF(['SoMi-Liste'.AG19]=&quot;f&quot;;['SoMi-Liste'.AG$2];IF(['SoMi-Liste'.AG19]=&quot;e&quot;;['SoMi-Liste'.AG$2];&quot;&quot;))">
            <text:p/>
          </table:table-cell>
          <table:table-cell table:formula="of:=IF(['SoMi-Liste'.AH19]=&quot;f&quot;;['SoMi-Liste'.AH$2];IF(['SoMi-Liste'.AH19]=&quot;e&quot;;['SoMi-Liste'.AH$2];&quot;&quot;))">
            <text:p/>
          </table:table-cell>
          <table:table-cell table:formula="of:=IF(['SoMi-Liste'.AI19]=&quot;f&quot;;['SoMi-Liste'.AI$2];IF(['SoMi-Liste'.AI19]=&quot;e&quot;;['SoMi-Liste'.AI$2];&quot;&quot;))">
            <text:p/>
          </table:table-cell>
          <table:table-cell table:formula="of:=IF(['SoMi-Liste'.AJ19]=&quot;f&quot;;['SoMi-Liste'.AJ$2];IF(['SoMi-Liste'.AJ19]=&quot;e&quot;;['SoMi-Liste'.AJ$2];&quot;&quot;))">
            <text:p/>
          </table:table-cell>
          <table:table-cell table:formula="of:=IF(['SoMi-Liste'.AK19]=&quot;f&quot;;['SoMi-Liste'.AK$2];IF(['SoMi-Liste'.AK19]=&quot;e&quot;;['SoMi-Liste'.AK$2];&quot;&quot;))">
            <text:p/>
          </table:table-cell>
          <table:table-cell table:formula="of:=IF(['SoMi-Liste'.AL19]=&quot;f&quot;;['SoMi-Liste'.AL$2];IF(['SoMi-Liste'.AL19]=&quot;e&quot;;['SoMi-Liste'.AL$2];&quot;&quot;))">
            <text:p/>
          </table:table-cell>
          <table:table-cell table:formula="of:=IF(['SoMi-Liste'.AM19]=&quot;f&quot;;['SoMi-Liste'.AM$2];IF(['SoMi-Liste'.AM19]=&quot;e&quot;;['SoMi-Liste'.AM$2];&quot;&quot;))">
            <text:p/>
          </table:table-cell>
          <table:table-cell table:formula="of:=IF(['SoMi-Liste'.AN19]=&quot;f&quot;;['SoMi-Liste'.AN$2];IF(['SoMi-Liste'.AN19]=&quot;e&quot;;['SoMi-Liste'.AN$2];&quot;&quot;))">
            <text:p/>
          </table:table-cell>
          <table:table-cell table:formula="of:=IF(['SoMi-Liste'.AO19]=&quot;f&quot;;['SoMi-Liste'.AO$2];IF(['SoMi-Liste'.AO19]=&quot;e&quot;;['SoMi-Liste'.AO$2];&quot;&quot;))">
            <text:p/>
          </table:table-cell>
          <table:table-cell table:formula="of:=IF(['SoMi-Liste'.AP19]=&quot;f&quot;;['SoMi-Liste'.AP$2];IF(['SoMi-Liste'.AP19]=&quot;e&quot;;['SoMi-Liste'.AP$2];&quot;&quot;))">
            <text:p/>
          </table:table-cell>
          <table:table-cell table:formula="of:=IF(['SoMi-Liste'.AQ19]=&quot;f&quot;;['SoMi-Liste'.AQ$2];IF(['SoMi-Liste'.AQ19]=&quot;e&quot;;['SoMi-Liste'.AQ$2];&quot;&quot;))">
            <text:p/>
          </table:table-cell>
          <table:table-cell table:formula="of:=IF(['SoMi-Liste'.AR19]=&quot;f&quot;;['SoMi-Liste'.AR$2];IF(['SoMi-Liste'.AR19]=&quot;e&quot;;['SoMi-Liste'.AR$2];&quot;&quot;))">
            <text:p/>
          </table:table-cell>
          <table:table-cell table:formula="of:=IF(['SoMi-Liste'.AS19]=&quot;f&quot;;['SoMi-Liste'.AS$2];IF(['SoMi-Liste'.AS19]=&quot;e&quot;;['SoMi-Liste'.AS$2];&quot;&quot;))">
            <text:p/>
          </table:table-cell>
          <table:table-cell table:formula="of:=IF(['SoMi-Liste'.AT19]=&quot;f&quot;;['SoMi-Liste'.AT$2];IF(['SoMi-Liste'.AT19]=&quot;e&quot;;['SoMi-Liste'.AT$2];&quot;&quot;))">
            <text:p/>
          </table:table-cell>
          <table:table-cell table:formula="of:=IF(['SoMi-Liste'.AU19]=&quot;f&quot;;['SoMi-Liste'.AU$2];IF(['SoMi-Liste'.AU19]=&quot;e&quot;;['SoMi-Liste'.AU$2];&quot;&quot;))">
            <text:p/>
          </table:table-cell>
          <table:table-cell table:formula="of:=IF(['SoMi-Liste'.AV19]=&quot;f&quot;;['SoMi-Liste'.AV$2];IF(['SoMi-Liste'.AV19]=&quot;e&quot;;['SoMi-Liste'.AV$2];&quot;&quot;))">
            <text:p/>
          </table:table-cell>
          <table:table-cell table:formula="of:=IF(['SoMi-Liste'.AW19]=&quot;f&quot;;['SoMi-Liste'.AW$2];IF(['SoMi-Liste'.AW19]=&quot;e&quot;;['SoMi-Liste'.AW$2];&quot;&quot;))">
            <text:p/>
          </table:table-cell>
          <table:table-cell table:formula="of:=IF(['SoMi-Liste'.AX19]=&quot;f&quot;;['SoMi-Liste'.AX$2];IF(['SoMi-Liste'.AX19]=&quot;e&quot;;['SoMi-Liste'.AX$2];&quot;&quot;))">
            <text:p/>
          </table:table-cell>
          <table:table-cell table:formula="of:=IF(['SoMi-Liste'.AY19]=&quot;f&quot;;['SoMi-Liste'.AY$2];IF(['SoMi-Liste'.AY19]=&quot;e&quot;;['SoMi-Liste'.AY$2];&quot;&quot;))">
            <text:p/>
          </table:table-cell>
          <table:table-cell table:number-columns-repeated="3"/>
          <table:table-cell table:formula="of:=SUM([.AA21:.AX2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20]">
            <text:p/>
          </table:table-cell>
          <table:table-cell table:formula="of:=IF(['SoMi-Liste'.C20]=&quot;f&quot;;['SoMi-Liste'.C$2];IF(['SoMi-Liste'.C20]=&quot;e&quot;;['SoMi-Liste'.C$2];&quot;&quot;))">
            <text:p/>
          </table:table-cell>
          <table:table-cell table:formula="of:=IF(['SoMi-Liste'.D20]=&quot;f&quot;;['SoMi-Liste'.D$2];IF(['SoMi-Liste'.D20]=&quot;e&quot;;['SoMi-Liste'.D$2];&quot;&quot;))">
            <text:p/>
          </table:table-cell>
          <table:table-cell table:formula="of:=IF(['SoMi-Liste'.E20]=&quot;f&quot;;['SoMi-Liste'.E$2];IF(['SoMi-Liste'.E20]=&quot;e&quot;;['SoMi-Liste'.E$2];&quot;&quot;))">
            <text:p/>
          </table:table-cell>
          <table:table-cell table:formula="of:=IF(['SoMi-Liste'.F20]=&quot;f&quot;;['SoMi-Liste'.F$2];IF(['SoMi-Liste'.F20]=&quot;e&quot;;['SoMi-Liste'.F$2];&quot;&quot;))">
            <text:p/>
          </table:table-cell>
          <table:table-cell table:formula="of:=IF(['SoMi-Liste'.G20]=&quot;f&quot;;['SoMi-Liste'.G$2];IF(['SoMi-Liste'.G20]=&quot;e&quot;;['SoMi-Liste'.G$2];&quot;&quot;))">
            <text:p/>
          </table:table-cell>
          <table:table-cell table:formula="of:=IF(['SoMi-Liste'.H20]=&quot;f&quot;;['SoMi-Liste'.H$2];IF(['SoMi-Liste'.H20]=&quot;e&quot;;['SoMi-Liste'.H$2];&quot;&quot;))">
            <text:p/>
          </table:table-cell>
          <table:table-cell table:formula="of:=IF(['SoMi-Liste'.I20]=&quot;f&quot;;['SoMi-Liste'.I$2];IF(['SoMi-Liste'.I20]=&quot;e&quot;;['SoMi-Liste'.I$2];&quot;&quot;))">
            <text:p/>
          </table:table-cell>
          <table:table-cell table:formula="of:=IF(['SoMi-Liste'.J20]=&quot;f&quot;;['SoMi-Liste'.J$2];IF(['SoMi-Liste'.J20]=&quot;e&quot;;['SoMi-Liste'.J$2];&quot;&quot;))">
            <text:p/>
          </table:table-cell>
          <table:table-cell table:formula="of:=IF(['SoMi-Liste'.K20]=&quot;f&quot;;['SoMi-Liste'.K$2];IF(['SoMi-Liste'.K20]=&quot;e&quot;;['SoMi-Liste'.K$2];&quot;&quot;))">
            <text:p/>
          </table:table-cell>
          <table:table-cell table:formula="of:=IF(['SoMi-Liste'.L20]=&quot;f&quot;;['SoMi-Liste'.L$2];IF(['SoMi-Liste'.L20]=&quot;e&quot;;['SoMi-Liste'.L$2];&quot;&quot;))">
            <text:p/>
          </table:table-cell>
          <table:table-cell table:formula="of:=IF(['SoMi-Liste'.M20]=&quot;f&quot;;['SoMi-Liste'.M$2];IF(['SoMi-Liste'.M20]=&quot;e&quot;;['SoMi-Liste'.M$2];&quot;&quot;))">
            <text:p/>
          </table:table-cell>
          <table:table-cell table:formula="of:=IF(['SoMi-Liste'.N20]=&quot;f&quot;;['SoMi-Liste'.N$2];IF(['SoMi-Liste'.N20]=&quot;e&quot;;['SoMi-Liste'.N$2];&quot;&quot;))">
            <text:p/>
          </table:table-cell>
          <table:table-cell table:formula="of:=IF(['SoMi-Liste'.O20]=&quot;f&quot;;['SoMi-Liste'.O$2];IF(['SoMi-Liste'.O20]=&quot;e&quot;;['SoMi-Liste'.O$2];&quot;&quot;))">
            <text:p/>
          </table:table-cell>
          <table:table-cell table:formula="of:=IF(['SoMi-Liste'.P20]=&quot;f&quot;;['SoMi-Liste'.P$2];IF(['SoMi-Liste'.P20]=&quot;e&quot;;['SoMi-Liste'.P$2];&quot;&quot;))">
            <text:p/>
          </table:table-cell>
          <table:table-cell table:formula="of:=IF(['SoMi-Liste'.Q20]=&quot;f&quot;;['SoMi-Liste'.Q$2];IF(['SoMi-Liste'.Q20]=&quot;e&quot;;['SoMi-Liste'.Q$2];&quot;&quot;))">
            <text:p/>
          </table:table-cell>
          <table:table-cell table:formula="of:=IF(['SoMi-Liste'.R20]=&quot;f&quot;;['SoMi-Liste'.R$2];IF(['SoMi-Liste'.R20]=&quot;e&quot;;['SoMi-Liste'.R$2];&quot;&quot;))">
            <text:p/>
          </table:table-cell>
          <table:table-cell table:formula="of:=IF(['SoMi-Liste'.S20]=&quot;f&quot;;['SoMi-Liste'.S$2];IF(['SoMi-Liste'.S20]=&quot;e&quot;;['SoMi-Liste'.S$2];&quot;&quot;))">
            <text:p/>
          </table:table-cell>
          <table:table-cell table:formula="of:=IF(['SoMi-Liste'.T20]=&quot;f&quot;;['SoMi-Liste'.T$2];IF(['SoMi-Liste'.T20]=&quot;e&quot;;['SoMi-Liste'.T$2];&quot;&quot;))">
            <text:p/>
          </table:table-cell>
          <table:table-cell table:formula="of:=IF(['SoMi-Liste'.U20]=&quot;f&quot;;['SoMi-Liste'.U$2];IF(['SoMi-Liste'.U20]=&quot;e&quot;;['SoMi-Liste'.U$2];&quot;&quot;))">
            <text:p/>
          </table:table-cell>
          <table:table-cell table:formula="of:=IF(['SoMi-Liste'.V20]=&quot;f&quot;;['SoMi-Liste'.V$2];IF(['SoMi-Liste'.V20]=&quot;e&quot;;['SoMi-Liste'.V$2];&quot;&quot;))">
            <text:p/>
          </table:table-cell>
          <table:table-cell table:formula="of:=IF(['SoMi-Liste'.W20]=&quot;f&quot;;['SoMi-Liste'.W$2];IF(['SoMi-Liste'.W20]=&quot;e&quot;;['SoMi-Liste'.W$2];&quot;&quot;))">
            <text:p/>
          </table:table-cell>
          <table:table-cell table:number-columns-repeated="2"/>
          <table:table-cell table:formula="of:=SUM([.B22:.X22])" office:value-type="float" office:value="0" calcext:value-type="float">
            <text:p>0</text:p>
          </table:table-cell>
          <table:table-cell table:formula="of:=['SoMi-Liste'.AD20]">
            <text:p/>
          </table:table-cell>
          <table:table-cell table:formula="of:=IF(['SoMi-Liste'.AE20]=&quot;f&quot;;['SoMi-Liste'.AE$2];IF(['SoMi-Liste'.AE20]=&quot;e&quot;;['SoMi-Liste'.AE$2];&quot;&quot;))">
            <text:p/>
          </table:table-cell>
          <table:table-cell table:formula="of:=IF(['SoMi-Liste'.AF20]=&quot;f&quot;;['SoMi-Liste'.AF$2];IF(['SoMi-Liste'.AF20]=&quot;e&quot;;['SoMi-Liste'.AF$2];&quot;&quot;))">
            <text:p/>
          </table:table-cell>
          <table:table-cell table:formula="of:=IF(['SoMi-Liste'.AG20]=&quot;f&quot;;['SoMi-Liste'.AG$2];IF(['SoMi-Liste'.AG20]=&quot;e&quot;;['SoMi-Liste'.AG$2];&quot;&quot;))">
            <text:p/>
          </table:table-cell>
          <table:table-cell table:formula="of:=IF(['SoMi-Liste'.AH20]=&quot;f&quot;;['SoMi-Liste'.AH$2];IF(['SoMi-Liste'.AH20]=&quot;e&quot;;['SoMi-Liste'.AH$2];&quot;&quot;))">
            <text:p/>
          </table:table-cell>
          <table:table-cell table:formula="of:=IF(['SoMi-Liste'.AI20]=&quot;f&quot;;['SoMi-Liste'.AI$2];IF(['SoMi-Liste'.AI20]=&quot;e&quot;;['SoMi-Liste'.AI$2];&quot;&quot;))">
            <text:p/>
          </table:table-cell>
          <table:table-cell table:formula="of:=IF(['SoMi-Liste'.AJ20]=&quot;f&quot;;['SoMi-Liste'.AJ$2];IF(['SoMi-Liste'.AJ20]=&quot;e&quot;;['SoMi-Liste'.AJ$2];&quot;&quot;))">
            <text:p/>
          </table:table-cell>
          <table:table-cell table:formula="of:=IF(['SoMi-Liste'.AK20]=&quot;f&quot;;['SoMi-Liste'.AK$2];IF(['SoMi-Liste'.AK20]=&quot;e&quot;;['SoMi-Liste'.AK$2];&quot;&quot;))">
            <text:p/>
          </table:table-cell>
          <table:table-cell table:formula="of:=IF(['SoMi-Liste'.AL20]=&quot;f&quot;;['SoMi-Liste'.AL$2];IF(['SoMi-Liste'.AL20]=&quot;e&quot;;['SoMi-Liste'.AL$2];&quot;&quot;))">
            <text:p/>
          </table:table-cell>
          <table:table-cell table:formula="of:=IF(['SoMi-Liste'.AM20]=&quot;f&quot;;['SoMi-Liste'.AM$2];IF(['SoMi-Liste'.AM20]=&quot;e&quot;;['SoMi-Liste'.AM$2];&quot;&quot;))">
            <text:p/>
          </table:table-cell>
          <table:table-cell table:formula="of:=IF(['SoMi-Liste'.AN20]=&quot;f&quot;;['SoMi-Liste'.AN$2];IF(['SoMi-Liste'.AN20]=&quot;e&quot;;['SoMi-Liste'.AN$2];&quot;&quot;))">
            <text:p/>
          </table:table-cell>
          <table:table-cell table:formula="of:=IF(['SoMi-Liste'.AO20]=&quot;f&quot;;['SoMi-Liste'.AO$2];IF(['SoMi-Liste'.AO20]=&quot;e&quot;;['SoMi-Liste'.AO$2];&quot;&quot;))">
            <text:p/>
          </table:table-cell>
          <table:table-cell table:formula="of:=IF(['SoMi-Liste'.AP20]=&quot;f&quot;;['SoMi-Liste'.AP$2];IF(['SoMi-Liste'.AP20]=&quot;e&quot;;['SoMi-Liste'.AP$2];&quot;&quot;))">
            <text:p/>
          </table:table-cell>
          <table:table-cell table:formula="of:=IF(['SoMi-Liste'.AQ20]=&quot;f&quot;;['SoMi-Liste'.AQ$2];IF(['SoMi-Liste'.AQ20]=&quot;e&quot;;['SoMi-Liste'.AQ$2];&quot;&quot;))">
            <text:p/>
          </table:table-cell>
          <table:table-cell table:formula="of:=IF(['SoMi-Liste'.AR20]=&quot;f&quot;;['SoMi-Liste'.AR$2];IF(['SoMi-Liste'.AR20]=&quot;e&quot;;['SoMi-Liste'.AR$2];&quot;&quot;))">
            <text:p/>
          </table:table-cell>
          <table:table-cell table:formula="of:=IF(['SoMi-Liste'.AS20]=&quot;f&quot;;['SoMi-Liste'.AS$2];IF(['SoMi-Liste'.AS20]=&quot;e&quot;;['SoMi-Liste'.AS$2];&quot;&quot;))">
            <text:p/>
          </table:table-cell>
          <table:table-cell table:formula="of:=IF(['SoMi-Liste'.AT20]=&quot;f&quot;;['SoMi-Liste'.AT$2];IF(['SoMi-Liste'.AT20]=&quot;e&quot;;['SoMi-Liste'.AT$2];&quot;&quot;))">
            <text:p/>
          </table:table-cell>
          <table:table-cell table:formula="of:=IF(['SoMi-Liste'.AU20]=&quot;f&quot;;['SoMi-Liste'.AU$2];IF(['SoMi-Liste'.AU20]=&quot;e&quot;;['SoMi-Liste'.AU$2];&quot;&quot;))">
            <text:p/>
          </table:table-cell>
          <table:table-cell table:formula="of:=IF(['SoMi-Liste'.AV20]=&quot;f&quot;;['SoMi-Liste'.AV$2];IF(['SoMi-Liste'.AV20]=&quot;e&quot;;['SoMi-Liste'.AV$2];&quot;&quot;))">
            <text:p/>
          </table:table-cell>
          <table:table-cell table:formula="of:=IF(['SoMi-Liste'.AW20]=&quot;f&quot;;['SoMi-Liste'.AW$2];IF(['SoMi-Liste'.AW20]=&quot;e&quot;;['SoMi-Liste'.AW$2];&quot;&quot;))">
            <text:p/>
          </table:table-cell>
          <table:table-cell table:formula="of:=IF(['SoMi-Liste'.AX20]=&quot;f&quot;;['SoMi-Liste'.AX$2];IF(['SoMi-Liste'.AX20]=&quot;e&quot;;['SoMi-Liste'.AX$2];&quot;&quot;))">
            <text:p/>
          </table:table-cell>
          <table:table-cell table:formula="of:=IF(['SoMi-Liste'.AY20]=&quot;f&quot;;['SoMi-Liste'.AY$2];IF(['SoMi-Liste'.AY20]=&quot;e&quot;;['SoMi-Liste'.AY$2];&quot;&quot;))">
            <text:p/>
          </table:table-cell>
          <table:table-cell table:number-columns-repeated="3"/>
          <table:table-cell table:formula="of:=SUM([.AA22:.AX2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21]">
            <text:p/>
          </table:table-cell>
          <table:table-cell table:formula="of:=IF(['SoMi-Liste'.C21]=&quot;f&quot;;['SoMi-Liste'.C$2];IF(['SoMi-Liste'.C21]=&quot;e&quot;;['SoMi-Liste'.C$2];&quot;&quot;))">
            <text:p/>
          </table:table-cell>
          <table:table-cell table:formula="of:=IF(['SoMi-Liste'.D21]=&quot;f&quot;;['SoMi-Liste'.D$2];IF(['SoMi-Liste'.D21]=&quot;e&quot;;['SoMi-Liste'.D$2];&quot;&quot;))">
            <text:p/>
          </table:table-cell>
          <table:table-cell table:formula="of:=IF(['SoMi-Liste'.E21]=&quot;f&quot;;['SoMi-Liste'.E$2];IF(['SoMi-Liste'.E21]=&quot;e&quot;;['SoMi-Liste'.E$2];&quot;&quot;))">
            <text:p/>
          </table:table-cell>
          <table:table-cell table:formula="of:=IF(['SoMi-Liste'.F21]=&quot;f&quot;;['SoMi-Liste'.F$2];IF(['SoMi-Liste'.F21]=&quot;e&quot;;['SoMi-Liste'.F$2];&quot;&quot;))">
            <text:p/>
          </table:table-cell>
          <table:table-cell table:formula="of:=IF(['SoMi-Liste'.G21]=&quot;f&quot;;['SoMi-Liste'.G$2];IF(['SoMi-Liste'.G21]=&quot;e&quot;;['SoMi-Liste'.G$2];&quot;&quot;))">
            <text:p/>
          </table:table-cell>
          <table:table-cell table:formula="of:=IF(['SoMi-Liste'.H21]=&quot;f&quot;;['SoMi-Liste'.H$2];IF(['SoMi-Liste'.H21]=&quot;e&quot;;['SoMi-Liste'.H$2];&quot;&quot;))">
            <text:p/>
          </table:table-cell>
          <table:table-cell table:formula="of:=IF(['SoMi-Liste'.I21]=&quot;f&quot;;['SoMi-Liste'.I$2];IF(['SoMi-Liste'.I21]=&quot;e&quot;;['SoMi-Liste'.I$2];&quot;&quot;))">
            <text:p/>
          </table:table-cell>
          <table:table-cell table:formula="of:=IF(['SoMi-Liste'.J21]=&quot;f&quot;;['SoMi-Liste'.J$2];IF(['SoMi-Liste'.J21]=&quot;e&quot;;['SoMi-Liste'.J$2];&quot;&quot;))">
            <text:p/>
          </table:table-cell>
          <table:table-cell table:formula="of:=IF(['SoMi-Liste'.K21]=&quot;f&quot;;['SoMi-Liste'.K$2];IF(['SoMi-Liste'.K21]=&quot;e&quot;;['SoMi-Liste'.K$2];&quot;&quot;))">
            <text:p/>
          </table:table-cell>
          <table:table-cell table:formula="of:=IF(['SoMi-Liste'.L21]=&quot;f&quot;;['SoMi-Liste'.L$2];IF(['SoMi-Liste'.L21]=&quot;e&quot;;['SoMi-Liste'.L$2];&quot;&quot;))">
            <text:p/>
          </table:table-cell>
          <table:table-cell table:formula="of:=IF(['SoMi-Liste'.M21]=&quot;f&quot;;['SoMi-Liste'.M$2];IF(['SoMi-Liste'.M21]=&quot;e&quot;;['SoMi-Liste'.M$2];&quot;&quot;))">
            <text:p/>
          </table:table-cell>
          <table:table-cell table:formula="of:=IF(['SoMi-Liste'.N21]=&quot;f&quot;;['SoMi-Liste'.N$2];IF(['SoMi-Liste'.N21]=&quot;e&quot;;['SoMi-Liste'.N$2];&quot;&quot;))">
            <text:p/>
          </table:table-cell>
          <table:table-cell table:formula="of:=IF(['SoMi-Liste'.O21]=&quot;f&quot;;['SoMi-Liste'.O$2];IF(['SoMi-Liste'.O21]=&quot;e&quot;;['SoMi-Liste'.O$2];&quot;&quot;))">
            <text:p/>
          </table:table-cell>
          <table:table-cell table:formula="of:=IF(['SoMi-Liste'.P21]=&quot;f&quot;;['SoMi-Liste'.P$2];IF(['SoMi-Liste'.P21]=&quot;e&quot;;['SoMi-Liste'.P$2];&quot;&quot;))">
            <text:p/>
          </table:table-cell>
          <table:table-cell table:formula="of:=IF(['SoMi-Liste'.Q21]=&quot;f&quot;;['SoMi-Liste'.Q$2];IF(['SoMi-Liste'.Q21]=&quot;e&quot;;['SoMi-Liste'.Q$2];&quot;&quot;))">
            <text:p/>
          </table:table-cell>
          <table:table-cell table:formula="of:=IF(['SoMi-Liste'.R21]=&quot;f&quot;;['SoMi-Liste'.R$2];IF(['SoMi-Liste'.R21]=&quot;e&quot;;['SoMi-Liste'.R$2];&quot;&quot;))">
            <text:p/>
          </table:table-cell>
          <table:table-cell table:formula="of:=IF(['SoMi-Liste'.S21]=&quot;f&quot;;['SoMi-Liste'.S$2];IF(['SoMi-Liste'.S21]=&quot;e&quot;;['SoMi-Liste'.S$2];&quot;&quot;))">
            <text:p/>
          </table:table-cell>
          <table:table-cell table:formula="of:=IF(['SoMi-Liste'.T21]=&quot;f&quot;;['SoMi-Liste'.T$2];IF(['SoMi-Liste'.T21]=&quot;e&quot;;['SoMi-Liste'.T$2];&quot;&quot;))">
            <text:p/>
          </table:table-cell>
          <table:table-cell table:formula="of:=IF(['SoMi-Liste'.U21]=&quot;f&quot;;['SoMi-Liste'.U$2];IF(['SoMi-Liste'.U21]=&quot;e&quot;;['SoMi-Liste'.U$2];&quot;&quot;))">
            <text:p/>
          </table:table-cell>
          <table:table-cell table:formula="of:=IF(['SoMi-Liste'.V21]=&quot;f&quot;;['SoMi-Liste'.V$2];IF(['SoMi-Liste'.V21]=&quot;e&quot;;['SoMi-Liste'.V$2];&quot;&quot;))">
            <text:p/>
          </table:table-cell>
          <table:table-cell table:formula="of:=IF(['SoMi-Liste'.W21]=&quot;f&quot;;['SoMi-Liste'.W$2];IF(['SoMi-Liste'.W21]=&quot;e&quot;;['SoMi-Liste'.W$2];&quot;&quot;))">
            <text:p/>
          </table:table-cell>
          <table:table-cell table:number-columns-repeated="2"/>
          <table:table-cell table:formula="of:=SUM([.B23:.X23])" office:value-type="float" office:value="0" calcext:value-type="float">
            <text:p>0</text:p>
          </table:table-cell>
          <table:table-cell table:formula="of:=['SoMi-Liste'.AD21]">
            <text:p/>
          </table:table-cell>
          <table:table-cell table:formula="of:=IF(['SoMi-Liste'.AE21]=&quot;f&quot;;['SoMi-Liste'.AE$2];IF(['SoMi-Liste'.AE21]=&quot;e&quot;;['SoMi-Liste'.AE$2];&quot;&quot;))">
            <text:p/>
          </table:table-cell>
          <table:table-cell table:formula="of:=IF(['SoMi-Liste'.AF21]=&quot;f&quot;;['SoMi-Liste'.AF$2];IF(['SoMi-Liste'.AF21]=&quot;e&quot;;['SoMi-Liste'.AF$2];&quot;&quot;))">
            <text:p/>
          </table:table-cell>
          <table:table-cell table:formula="of:=IF(['SoMi-Liste'.AG21]=&quot;f&quot;;['SoMi-Liste'.AG$2];IF(['SoMi-Liste'.AG21]=&quot;e&quot;;['SoMi-Liste'.AG$2];&quot;&quot;))">
            <text:p/>
          </table:table-cell>
          <table:table-cell table:formula="of:=IF(['SoMi-Liste'.AH21]=&quot;f&quot;;['SoMi-Liste'.AH$2];IF(['SoMi-Liste'.AH21]=&quot;e&quot;;['SoMi-Liste'.AH$2];&quot;&quot;))">
            <text:p/>
          </table:table-cell>
          <table:table-cell table:formula="of:=IF(['SoMi-Liste'.AI21]=&quot;f&quot;;['SoMi-Liste'.AI$2];IF(['SoMi-Liste'.AI21]=&quot;e&quot;;['SoMi-Liste'.AI$2];&quot;&quot;))">
            <text:p/>
          </table:table-cell>
          <table:table-cell table:formula="of:=IF(['SoMi-Liste'.AJ21]=&quot;f&quot;;['SoMi-Liste'.AJ$2];IF(['SoMi-Liste'.AJ21]=&quot;e&quot;;['SoMi-Liste'.AJ$2];&quot;&quot;))">
            <text:p/>
          </table:table-cell>
          <table:table-cell table:formula="of:=IF(['SoMi-Liste'.AK21]=&quot;f&quot;;['SoMi-Liste'.AK$2];IF(['SoMi-Liste'.AK21]=&quot;e&quot;;['SoMi-Liste'.AK$2];&quot;&quot;))">
            <text:p/>
          </table:table-cell>
          <table:table-cell table:formula="of:=IF(['SoMi-Liste'.AL21]=&quot;f&quot;;['SoMi-Liste'.AL$2];IF(['SoMi-Liste'.AL21]=&quot;e&quot;;['SoMi-Liste'.AL$2];&quot;&quot;))">
            <text:p/>
          </table:table-cell>
          <table:table-cell table:formula="of:=IF(['SoMi-Liste'.AM21]=&quot;f&quot;;['SoMi-Liste'.AM$2];IF(['SoMi-Liste'.AM21]=&quot;e&quot;;['SoMi-Liste'.AM$2];&quot;&quot;))">
            <text:p/>
          </table:table-cell>
          <table:table-cell table:formula="of:=IF(['SoMi-Liste'.AN21]=&quot;f&quot;;['SoMi-Liste'.AN$2];IF(['SoMi-Liste'.AN21]=&quot;e&quot;;['SoMi-Liste'.AN$2];&quot;&quot;))">
            <text:p/>
          </table:table-cell>
          <table:table-cell table:formula="of:=IF(['SoMi-Liste'.AO21]=&quot;f&quot;;['SoMi-Liste'.AO$2];IF(['SoMi-Liste'.AO21]=&quot;e&quot;;['SoMi-Liste'.AO$2];&quot;&quot;))">
            <text:p/>
          </table:table-cell>
          <table:table-cell table:formula="of:=IF(['SoMi-Liste'.AP21]=&quot;f&quot;;['SoMi-Liste'.AP$2];IF(['SoMi-Liste'.AP21]=&quot;e&quot;;['SoMi-Liste'.AP$2];&quot;&quot;))">
            <text:p/>
          </table:table-cell>
          <table:table-cell table:formula="of:=IF(['SoMi-Liste'.AQ21]=&quot;f&quot;;['SoMi-Liste'.AQ$2];IF(['SoMi-Liste'.AQ21]=&quot;e&quot;;['SoMi-Liste'.AQ$2];&quot;&quot;))">
            <text:p/>
          </table:table-cell>
          <table:table-cell table:formula="of:=IF(['SoMi-Liste'.AR21]=&quot;f&quot;;['SoMi-Liste'.AR$2];IF(['SoMi-Liste'.AR21]=&quot;e&quot;;['SoMi-Liste'.AR$2];&quot;&quot;))">
            <text:p/>
          </table:table-cell>
          <table:table-cell table:formula="of:=IF(['SoMi-Liste'.AS21]=&quot;f&quot;;['SoMi-Liste'.AS$2];IF(['SoMi-Liste'.AS21]=&quot;e&quot;;['SoMi-Liste'.AS$2];&quot;&quot;))">
            <text:p/>
          </table:table-cell>
          <table:table-cell table:formula="of:=IF(['SoMi-Liste'.AT21]=&quot;f&quot;;['SoMi-Liste'.AT$2];IF(['SoMi-Liste'.AT21]=&quot;e&quot;;['SoMi-Liste'.AT$2];&quot;&quot;))">
            <text:p/>
          </table:table-cell>
          <table:table-cell table:formula="of:=IF(['SoMi-Liste'.AU21]=&quot;f&quot;;['SoMi-Liste'.AU$2];IF(['SoMi-Liste'.AU21]=&quot;e&quot;;['SoMi-Liste'.AU$2];&quot;&quot;))">
            <text:p/>
          </table:table-cell>
          <table:table-cell table:formula="of:=IF(['SoMi-Liste'.AV21]=&quot;f&quot;;['SoMi-Liste'.AV$2];IF(['SoMi-Liste'.AV21]=&quot;e&quot;;['SoMi-Liste'.AV$2];&quot;&quot;))">
            <text:p/>
          </table:table-cell>
          <table:table-cell table:formula="of:=IF(['SoMi-Liste'.AW21]=&quot;f&quot;;['SoMi-Liste'.AW$2];IF(['SoMi-Liste'.AW21]=&quot;e&quot;;['SoMi-Liste'.AW$2];&quot;&quot;))">
            <text:p/>
          </table:table-cell>
          <table:table-cell table:formula="of:=IF(['SoMi-Liste'.AX21]=&quot;f&quot;;['SoMi-Liste'.AX$2];IF(['SoMi-Liste'.AX21]=&quot;e&quot;;['SoMi-Liste'.AX$2];&quot;&quot;))">
            <text:p/>
          </table:table-cell>
          <table:table-cell table:formula="of:=IF(['SoMi-Liste'.AY21]=&quot;f&quot;;['SoMi-Liste'.AY$2];IF(['SoMi-Liste'.AY21]=&quot;e&quot;;['SoMi-Liste'.AY$2];&quot;&quot;))">
            <text:p/>
          </table:table-cell>
          <table:table-cell table:number-columns-repeated="3"/>
          <table:table-cell table:formula="of:=SUM([.AA23:.AX2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22]">
            <text:p/>
          </table:table-cell>
          <table:table-cell table:formula="of:=IF(['SoMi-Liste'.C22]=&quot;f&quot;;['SoMi-Liste'.C$2];IF(['SoMi-Liste'.C22]=&quot;e&quot;;['SoMi-Liste'.C$2];&quot;&quot;))">
            <text:p/>
          </table:table-cell>
          <table:table-cell table:formula="of:=IF(['SoMi-Liste'.D22]=&quot;f&quot;;['SoMi-Liste'.D$2];IF(['SoMi-Liste'.D22]=&quot;e&quot;;['SoMi-Liste'.D$2];&quot;&quot;))">
            <text:p/>
          </table:table-cell>
          <table:table-cell table:formula="of:=IF(['SoMi-Liste'.E22]=&quot;f&quot;;['SoMi-Liste'.E$2];IF(['SoMi-Liste'.E22]=&quot;e&quot;;['SoMi-Liste'.E$2];&quot;&quot;))">
            <text:p/>
          </table:table-cell>
          <table:table-cell table:formula="of:=IF(['SoMi-Liste'.F22]=&quot;f&quot;;['SoMi-Liste'.F$2];IF(['SoMi-Liste'.F22]=&quot;e&quot;;['SoMi-Liste'.F$2];&quot;&quot;))">
            <text:p/>
          </table:table-cell>
          <table:table-cell table:formula="of:=IF(['SoMi-Liste'.G22]=&quot;f&quot;;['SoMi-Liste'.G$2];IF(['SoMi-Liste'.G22]=&quot;e&quot;;['SoMi-Liste'.G$2];&quot;&quot;))">
            <text:p/>
          </table:table-cell>
          <table:table-cell table:formula="of:=IF(['SoMi-Liste'.H22]=&quot;f&quot;;['SoMi-Liste'.H$2];IF(['SoMi-Liste'.H22]=&quot;e&quot;;['SoMi-Liste'.H$2];&quot;&quot;))">
            <text:p/>
          </table:table-cell>
          <table:table-cell table:formula="of:=IF(['SoMi-Liste'.I22]=&quot;f&quot;;['SoMi-Liste'.I$2];IF(['SoMi-Liste'.I22]=&quot;e&quot;;['SoMi-Liste'.I$2];&quot;&quot;))">
            <text:p/>
          </table:table-cell>
          <table:table-cell table:formula="of:=IF(['SoMi-Liste'.J22]=&quot;f&quot;;['SoMi-Liste'.J$2];IF(['SoMi-Liste'.J22]=&quot;e&quot;;['SoMi-Liste'.J$2];&quot;&quot;))">
            <text:p/>
          </table:table-cell>
          <table:table-cell table:formula="of:=IF(['SoMi-Liste'.K22]=&quot;f&quot;;['SoMi-Liste'.K$2];IF(['SoMi-Liste'.K22]=&quot;e&quot;;['SoMi-Liste'.K$2];&quot;&quot;))">
            <text:p/>
          </table:table-cell>
          <table:table-cell table:formula="of:=IF(['SoMi-Liste'.L22]=&quot;f&quot;;['SoMi-Liste'.L$2];IF(['SoMi-Liste'.L22]=&quot;e&quot;;['SoMi-Liste'.L$2];&quot;&quot;))">
            <text:p/>
          </table:table-cell>
          <table:table-cell table:formula="of:=IF(['SoMi-Liste'.M22]=&quot;f&quot;;['SoMi-Liste'.M$2];IF(['SoMi-Liste'.M22]=&quot;e&quot;;['SoMi-Liste'.M$2];&quot;&quot;))">
            <text:p/>
          </table:table-cell>
          <table:table-cell table:formula="of:=IF(['SoMi-Liste'.N22]=&quot;f&quot;;['SoMi-Liste'.N$2];IF(['SoMi-Liste'.N22]=&quot;e&quot;;['SoMi-Liste'.N$2];&quot;&quot;))">
            <text:p/>
          </table:table-cell>
          <table:table-cell table:formula="of:=IF(['SoMi-Liste'.O22]=&quot;f&quot;;['SoMi-Liste'.O$2];IF(['SoMi-Liste'.O22]=&quot;e&quot;;['SoMi-Liste'.O$2];&quot;&quot;))">
            <text:p/>
          </table:table-cell>
          <table:table-cell table:formula="of:=IF(['SoMi-Liste'.P22]=&quot;f&quot;;['SoMi-Liste'.P$2];IF(['SoMi-Liste'.P22]=&quot;e&quot;;['SoMi-Liste'.P$2];&quot;&quot;))">
            <text:p/>
          </table:table-cell>
          <table:table-cell table:formula="of:=IF(['SoMi-Liste'.Q22]=&quot;f&quot;;['SoMi-Liste'.Q$2];IF(['SoMi-Liste'.Q22]=&quot;e&quot;;['SoMi-Liste'.Q$2];&quot;&quot;))">
            <text:p/>
          </table:table-cell>
          <table:table-cell table:formula="of:=IF(['SoMi-Liste'.R22]=&quot;f&quot;;['SoMi-Liste'.R$2];IF(['SoMi-Liste'.R22]=&quot;e&quot;;['SoMi-Liste'.R$2];&quot;&quot;))">
            <text:p/>
          </table:table-cell>
          <table:table-cell table:formula="of:=IF(['SoMi-Liste'.S22]=&quot;f&quot;;['SoMi-Liste'.S$2];IF(['SoMi-Liste'.S22]=&quot;e&quot;;['SoMi-Liste'.S$2];&quot;&quot;))">
            <text:p/>
          </table:table-cell>
          <table:table-cell table:formula="of:=IF(['SoMi-Liste'.T22]=&quot;f&quot;;['SoMi-Liste'.T$2];IF(['SoMi-Liste'.T22]=&quot;e&quot;;['SoMi-Liste'.T$2];&quot;&quot;))">
            <text:p/>
          </table:table-cell>
          <table:table-cell table:formula="of:=IF(['SoMi-Liste'.U22]=&quot;f&quot;;['SoMi-Liste'.U$2];IF(['SoMi-Liste'.U22]=&quot;e&quot;;['SoMi-Liste'.U$2];&quot;&quot;))">
            <text:p/>
          </table:table-cell>
          <table:table-cell table:formula="of:=IF(['SoMi-Liste'.V22]=&quot;f&quot;;['SoMi-Liste'.V$2];IF(['SoMi-Liste'.V22]=&quot;e&quot;;['SoMi-Liste'.V$2];&quot;&quot;))">
            <text:p/>
          </table:table-cell>
          <table:table-cell table:formula="of:=IF(['SoMi-Liste'.W22]=&quot;f&quot;;['SoMi-Liste'.W$2];IF(['SoMi-Liste'.W22]=&quot;e&quot;;['SoMi-Liste'.W$2];&quot;&quot;))">
            <text:p/>
          </table:table-cell>
          <table:table-cell table:number-columns-repeated="2"/>
          <table:table-cell table:formula="of:=SUM([.B24:.X24])" office:value-type="float" office:value="0" calcext:value-type="float">
            <text:p>0</text:p>
          </table:table-cell>
          <table:table-cell table:formula="of:=['SoMi-Liste'.AD22]">
            <text:p/>
          </table:table-cell>
          <table:table-cell table:formula="of:=IF(['SoMi-Liste'.AE22]=&quot;f&quot;;['SoMi-Liste'.AE$2];IF(['SoMi-Liste'.AE22]=&quot;e&quot;;['SoMi-Liste'.AE$2];&quot;&quot;))">
            <text:p/>
          </table:table-cell>
          <table:table-cell table:formula="of:=IF(['SoMi-Liste'.AF22]=&quot;f&quot;;['SoMi-Liste'.AF$2];IF(['SoMi-Liste'.AF22]=&quot;e&quot;;['SoMi-Liste'.AF$2];&quot;&quot;))">
            <text:p/>
          </table:table-cell>
          <table:table-cell table:formula="of:=IF(['SoMi-Liste'.AG22]=&quot;f&quot;;['SoMi-Liste'.AG$2];IF(['SoMi-Liste'.AG22]=&quot;e&quot;;['SoMi-Liste'.AG$2];&quot;&quot;))">
            <text:p/>
          </table:table-cell>
          <table:table-cell table:formula="of:=IF(['SoMi-Liste'.AH22]=&quot;f&quot;;['SoMi-Liste'.AH$2];IF(['SoMi-Liste'.AH22]=&quot;e&quot;;['SoMi-Liste'.AH$2];&quot;&quot;))">
            <text:p/>
          </table:table-cell>
          <table:table-cell table:formula="of:=IF(['SoMi-Liste'.AI22]=&quot;f&quot;;['SoMi-Liste'.AI$2];IF(['SoMi-Liste'.AI22]=&quot;e&quot;;['SoMi-Liste'.AI$2];&quot;&quot;))">
            <text:p/>
          </table:table-cell>
          <table:table-cell table:formula="of:=IF(['SoMi-Liste'.AJ22]=&quot;f&quot;;['SoMi-Liste'.AJ$2];IF(['SoMi-Liste'.AJ22]=&quot;e&quot;;['SoMi-Liste'.AJ$2];&quot;&quot;))">
            <text:p/>
          </table:table-cell>
          <table:table-cell table:formula="of:=IF(['SoMi-Liste'.AK22]=&quot;f&quot;;['SoMi-Liste'.AK$2];IF(['SoMi-Liste'.AK22]=&quot;e&quot;;['SoMi-Liste'.AK$2];&quot;&quot;))">
            <text:p/>
          </table:table-cell>
          <table:table-cell table:formula="of:=IF(['SoMi-Liste'.AL22]=&quot;f&quot;;['SoMi-Liste'.AL$2];IF(['SoMi-Liste'.AL22]=&quot;e&quot;;['SoMi-Liste'.AL$2];&quot;&quot;))">
            <text:p/>
          </table:table-cell>
          <table:table-cell table:formula="of:=IF(['SoMi-Liste'.AM22]=&quot;f&quot;;['SoMi-Liste'.AM$2];IF(['SoMi-Liste'.AM22]=&quot;e&quot;;['SoMi-Liste'.AM$2];&quot;&quot;))">
            <text:p/>
          </table:table-cell>
          <table:table-cell table:formula="of:=IF(['SoMi-Liste'.AN22]=&quot;f&quot;;['SoMi-Liste'.AN$2];IF(['SoMi-Liste'.AN22]=&quot;e&quot;;['SoMi-Liste'.AN$2];&quot;&quot;))">
            <text:p/>
          </table:table-cell>
          <table:table-cell table:formula="of:=IF(['SoMi-Liste'.AO22]=&quot;f&quot;;['SoMi-Liste'.AO$2];IF(['SoMi-Liste'.AO22]=&quot;e&quot;;['SoMi-Liste'.AO$2];&quot;&quot;))">
            <text:p/>
          </table:table-cell>
          <table:table-cell table:formula="of:=IF(['SoMi-Liste'.AP22]=&quot;f&quot;;['SoMi-Liste'.AP$2];IF(['SoMi-Liste'.AP22]=&quot;e&quot;;['SoMi-Liste'.AP$2];&quot;&quot;))">
            <text:p/>
          </table:table-cell>
          <table:table-cell table:formula="of:=IF(['SoMi-Liste'.AQ22]=&quot;f&quot;;['SoMi-Liste'.AQ$2];IF(['SoMi-Liste'.AQ22]=&quot;e&quot;;['SoMi-Liste'.AQ$2];&quot;&quot;))">
            <text:p/>
          </table:table-cell>
          <table:table-cell table:formula="of:=IF(['SoMi-Liste'.AR22]=&quot;f&quot;;['SoMi-Liste'.AR$2];IF(['SoMi-Liste'.AR22]=&quot;e&quot;;['SoMi-Liste'.AR$2];&quot;&quot;))">
            <text:p/>
          </table:table-cell>
          <table:table-cell table:formula="of:=IF(['SoMi-Liste'.AS22]=&quot;f&quot;;['SoMi-Liste'.AS$2];IF(['SoMi-Liste'.AS22]=&quot;e&quot;;['SoMi-Liste'.AS$2];&quot;&quot;))">
            <text:p/>
          </table:table-cell>
          <table:table-cell table:formula="of:=IF(['SoMi-Liste'.AT22]=&quot;f&quot;;['SoMi-Liste'.AT$2];IF(['SoMi-Liste'.AT22]=&quot;e&quot;;['SoMi-Liste'.AT$2];&quot;&quot;))">
            <text:p/>
          </table:table-cell>
          <table:table-cell table:formula="of:=IF(['SoMi-Liste'.AU22]=&quot;f&quot;;['SoMi-Liste'.AU$2];IF(['SoMi-Liste'.AU22]=&quot;e&quot;;['SoMi-Liste'.AU$2];&quot;&quot;))">
            <text:p/>
          </table:table-cell>
          <table:table-cell table:formula="of:=IF(['SoMi-Liste'.AV22]=&quot;f&quot;;['SoMi-Liste'.AV$2];IF(['SoMi-Liste'.AV22]=&quot;e&quot;;['SoMi-Liste'.AV$2];&quot;&quot;))">
            <text:p/>
          </table:table-cell>
          <table:table-cell table:formula="of:=IF(['SoMi-Liste'.AW22]=&quot;f&quot;;['SoMi-Liste'.AW$2];IF(['SoMi-Liste'.AW22]=&quot;e&quot;;['SoMi-Liste'.AW$2];&quot;&quot;))">
            <text:p/>
          </table:table-cell>
          <table:table-cell table:formula="of:=IF(['SoMi-Liste'.AX22]=&quot;f&quot;;['SoMi-Liste'.AX$2];IF(['SoMi-Liste'.AX22]=&quot;e&quot;;['SoMi-Liste'.AX$2];&quot;&quot;))">
            <text:p/>
          </table:table-cell>
          <table:table-cell table:formula="of:=IF(['SoMi-Liste'.AY22]=&quot;f&quot;;['SoMi-Liste'.AY$2];IF(['SoMi-Liste'.AY22]=&quot;e&quot;;['SoMi-Liste'.AY$2];&quot;&quot;))">
            <text:p/>
          </table:table-cell>
          <table:table-cell table:number-columns-repeated="3"/>
          <table:table-cell table:formula="of:=SUM([.AA24:.AX2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23]">
            <text:p/>
          </table:table-cell>
          <table:table-cell table:formula="of:=IF(['SoMi-Liste'.C23]=&quot;f&quot;;['SoMi-Liste'.C$2];IF(['SoMi-Liste'.C23]=&quot;e&quot;;['SoMi-Liste'.C$2];&quot;&quot;))">
            <text:p/>
          </table:table-cell>
          <table:table-cell table:formula="of:=IF(['SoMi-Liste'.D23]=&quot;f&quot;;['SoMi-Liste'.D$2];IF(['SoMi-Liste'.D23]=&quot;e&quot;;['SoMi-Liste'.D$2];&quot;&quot;))">
            <text:p/>
          </table:table-cell>
          <table:table-cell table:formula="of:=IF(['SoMi-Liste'.E23]=&quot;f&quot;;['SoMi-Liste'.E$2];IF(['SoMi-Liste'.E23]=&quot;e&quot;;['SoMi-Liste'.E$2];&quot;&quot;))">
            <text:p/>
          </table:table-cell>
          <table:table-cell table:formula="of:=IF(['SoMi-Liste'.F23]=&quot;f&quot;;['SoMi-Liste'.F$2];IF(['SoMi-Liste'.F23]=&quot;e&quot;;['SoMi-Liste'.F$2];&quot;&quot;))">
            <text:p/>
          </table:table-cell>
          <table:table-cell table:formula="of:=IF(['SoMi-Liste'.G23]=&quot;f&quot;;['SoMi-Liste'.G$2];IF(['SoMi-Liste'.G23]=&quot;e&quot;;['SoMi-Liste'.G$2];&quot;&quot;))">
            <text:p/>
          </table:table-cell>
          <table:table-cell table:formula="of:=IF(['SoMi-Liste'.H23]=&quot;f&quot;;['SoMi-Liste'.H$2];IF(['SoMi-Liste'.H23]=&quot;e&quot;;['SoMi-Liste'.H$2];&quot;&quot;))">
            <text:p/>
          </table:table-cell>
          <table:table-cell table:formula="of:=IF(['SoMi-Liste'.I23]=&quot;f&quot;;['SoMi-Liste'.I$2];IF(['SoMi-Liste'.I23]=&quot;e&quot;;['SoMi-Liste'.I$2];&quot;&quot;))">
            <text:p/>
          </table:table-cell>
          <table:table-cell table:formula="of:=IF(['SoMi-Liste'.J23]=&quot;f&quot;;['SoMi-Liste'.J$2];IF(['SoMi-Liste'.J23]=&quot;e&quot;;['SoMi-Liste'.J$2];&quot;&quot;))">
            <text:p/>
          </table:table-cell>
          <table:table-cell table:formula="of:=IF(['SoMi-Liste'.K23]=&quot;f&quot;;['SoMi-Liste'.K$2];IF(['SoMi-Liste'.K23]=&quot;e&quot;;['SoMi-Liste'.K$2];&quot;&quot;))">
            <text:p/>
          </table:table-cell>
          <table:table-cell table:formula="of:=IF(['SoMi-Liste'.L23]=&quot;f&quot;;['SoMi-Liste'.L$2];IF(['SoMi-Liste'.L23]=&quot;e&quot;;['SoMi-Liste'.L$2];&quot;&quot;))">
            <text:p/>
          </table:table-cell>
          <table:table-cell table:formula="of:=IF(['SoMi-Liste'.M23]=&quot;f&quot;;['SoMi-Liste'.M$2];IF(['SoMi-Liste'.M23]=&quot;e&quot;;['SoMi-Liste'.M$2];&quot;&quot;))">
            <text:p/>
          </table:table-cell>
          <table:table-cell table:formula="of:=IF(['SoMi-Liste'.N23]=&quot;f&quot;;['SoMi-Liste'.N$2];IF(['SoMi-Liste'.N23]=&quot;e&quot;;['SoMi-Liste'.N$2];&quot;&quot;))">
            <text:p/>
          </table:table-cell>
          <table:table-cell table:formula="of:=IF(['SoMi-Liste'.O23]=&quot;f&quot;;['SoMi-Liste'.O$2];IF(['SoMi-Liste'.O23]=&quot;e&quot;;['SoMi-Liste'.O$2];&quot;&quot;))">
            <text:p/>
          </table:table-cell>
          <table:table-cell table:formula="of:=IF(['SoMi-Liste'.P23]=&quot;f&quot;;['SoMi-Liste'.P$2];IF(['SoMi-Liste'.P23]=&quot;e&quot;;['SoMi-Liste'.P$2];&quot;&quot;))">
            <text:p/>
          </table:table-cell>
          <table:table-cell table:formula="of:=IF(['SoMi-Liste'.Q23]=&quot;f&quot;;['SoMi-Liste'.Q$2];IF(['SoMi-Liste'.Q23]=&quot;e&quot;;['SoMi-Liste'.Q$2];&quot;&quot;))">
            <text:p/>
          </table:table-cell>
          <table:table-cell table:formula="of:=IF(['SoMi-Liste'.R23]=&quot;f&quot;;['SoMi-Liste'.R$2];IF(['SoMi-Liste'.R23]=&quot;e&quot;;['SoMi-Liste'.R$2];&quot;&quot;))">
            <text:p/>
          </table:table-cell>
          <table:table-cell table:formula="of:=IF(['SoMi-Liste'.S23]=&quot;f&quot;;['SoMi-Liste'.S$2];IF(['SoMi-Liste'.S23]=&quot;e&quot;;['SoMi-Liste'.S$2];&quot;&quot;))">
            <text:p/>
          </table:table-cell>
          <table:table-cell table:formula="of:=IF(['SoMi-Liste'.T23]=&quot;f&quot;;['SoMi-Liste'.T$2];IF(['SoMi-Liste'.T23]=&quot;e&quot;;['SoMi-Liste'.T$2];&quot;&quot;))">
            <text:p/>
          </table:table-cell>
          <table:table-cell table:formula="of:=IF(['SoMi-Liste'.U23]=&quot;f&quot;;['SoMi-Liste'.U$2];IF(['SoMi-Liste'.U23]=&quot;e&quot;;['SoMi-Liste'.U$2];&quot;&quot;))">
            <text:p/>
          </table:table-cell>
          <table:table-cell table:formula="of:=IF(['SoMi-Liste'.V23]=&quot;f&quot;;['SoMi-Liste'.V$2];IF(['SoMi-Liste'.V23]=&quot;e&quot;;['SoMi-Liste'.V$2];&quot;&quot;))">
            <text:p/>
          </table:table-cell>
          <table:table-cell table:formula="of:=IF(['SoMi-Liste'.W23]=&quot;f&quot;;['SoMi-Liste'.W$2];IF(['SoMi-Liste'.W23]=&quot;e&quot;;['SoMi-Liste'.W$2];&quot;&quot;))">
            <text:p/>
          </table:table-cell>
          <table:table-cell table:number-columns-repeated="2"/>
          <table:table-cell table:formula="of:=SUM([.B25:.X25])" office:value-type="float" office:value="0" calcext:value-type="float">
            <text:p>0</text:p>
          </table:table-cell>
          <table:table-cell table:formula="of:=['SoMi-Liste'.AD23]">
            <text:p/>
          </table:table-cell>
          <table:table-cell table:formula="of:=IF(['SoMi-Liste'.AE23]=&quot;f&quot;;['SoMi-Liste'.AE$2];IF(['SoMi-Liste'.AE23]=&quot;e&quot;;['SoMi-Liste'.AE$2];&quot;&quot;))">
            <text:p/>
          </table:table-cell>
          <table:table-cell table:formula="of:=IF(['SoMi-Liste'.AF23]=&quot;f&quot;;['SoMi-Liste'.AF$2];IF(['SoMi-Liste'.AF23]=&quot;e&quot;;['SoMi-Liste'.AF$2];&quot;&quot;))">
            <text:p/>
          </table:table-cell>
          <table:table-cell table:formula="of:=IF(['SoMi-Liste'.AG23]=&quot;f&quot;;['SoMi-Liste'.AG$2];IF(['SoMi-Liste'.AG23]=&quot;e&quot;;['SoMi-Liste'.AG$2];&quot;&quot;))">
            <text:p/>
          </table:table-cell>
          <table:table-cell table:formula="of:=IF(['SoMi-Liste'.AH23]=&quot;f&quot;;['SoMi-Liste'.AH$2];IF(['SoMi-Liste'.AH23]=&quot;e&quot;;['SoMi-Liste'.AH$2];&quot;&quot;))">
            <text:p/>
          </table:table-cell>
          <table:table-cell table:formula="of:=IF(['SoMi-Liste'.AI23]=&quot;f&quot;;['SoMi-Liste'.AI$2];IF(['SoMi-Liste'.AI23]=&quot;e&quot;;['SoMi-Liste'.AI$2];&quot;&quot;))">
            <text:p/>
          </table:table-cell>
          <table:table-cell table:formula="of:=IF(['SoMi-Liste'.AJ23]=&quot;f&quot;;['SoMi-Liste'.AJ$2];IF(['SoMi-Liste'.AJ23]=&quot;e&quot;;['SoMi-Liste'.AJ$2];&quot;&quot;))">
            <text:p/>
          </table:table-cell>
          <table:table-cell table:formula="of:=IF(['SoMi-Liste'.AK23]=&quot;f&quot;;['SoMi-Liste'.AK$2];IF(['SoMi-Liste'.AK23]=&quot;e&quot;;['SoMi-Liste'.AK$2];&quot;&quot;))">
            <text:p/>
          </table:table-cell>
          <table:table-cell table:formula="of:=IF(['SoMi-Liste'.AL23]=&quot;f&quot;;['SoMi-Liste'.AL$2];IF(['SoMi-Liste'.AL23]=&quot;e&quot;;['SoMi-Liste'.AL$2];&quot;&quot;))">
            <text:p/>
          </table:table-cell>
          <table:table-cell table:formula="of:=IF(['SoMi-Liste'.AM23]=&quot;f&quot;;['SoMi-Liste'.AM$2];IF(['SoMi-Liste'.AM23]=&quot;e&quot;;['SoMi-Liste'.AM$2];&quot;&quot;))">
            <text:p/>
          </table:table-cell>
          <table:table-cell table:formula="of:=IF(['SoMi-Liste'.AN23]=&quot;f&quot;;['SoMi-Liste'.AN$2];IF(['SoMi-Liste'.AN23]=&quot;e&quot;;['SoMi-Liste'.AN$2];&quot;&quot;))">
            <text:p/>
          </table:table-cell>
          <table:table-cell table:formula="of:=IF(['SoMi-Liste'.AO23]=&quot;f&quot;;['SoMi-Liste'.AO$2];IF(['SoMi-Liste'.AO23]=&quot;e&quot;;['SoMi-Liste'.AO$2];&quot;&quot;))">
            <text:p/>
          </table:table-cell>
          <table:table-cell table:formula="of:=IF(['SoMi-Liste'.AP23]=&quot;f&quot;;['SoMi-Liste'.AP$2];IF(['SoMi-Liste'.AP23]=&quot;e&quot;;['SoMi-Liste'.AP$2];&quot;&quot;))">
            <text:p/>
          </table:table-cell>
          <table:table-cell table:formula="of:=IF(['SoMi-Liste'.AQ23]=&quot;f&quot;;['SoMi-Liste'.AQ$2];IF(['SoMi-Liste'.AQ23]=&quot;e&quot;;['SoMi-Liste'.AQ$2];&quot;&quot;))">
            <text:p/>
          </table:table-cell>
          <table:table-cell table:formula="of:=IF(['SoMi-Liste'.AR23]=&quot;f&quot;;['SoMi-Liste'.AR$2];IF(['SoMi-Liste'.AR23]=&quot;e&quot;;['SoMi-Liste'.AR$2];&quot;&quot;))">
            <text:p/>
          </table:table-cell>
          <table:table-cell table:formula="of:=IF(['SoMi-Liste'.AS23]=&quot;f&quot;;['SoMi-Liste'.AS$2];IF(['SoMi-Liste'.AS23]=&quot;e&quot;;['SoMi-Liste'.AS$2];&quot;&quot;))">
            <text:p/>
          </table:table-cell>
          <table:table-cell table:formula="of:=IF(['SoMi-Liste'.AT23]=&quot;f&quot;;['SoMi-Liste'.AT$2];IF(['SoMi-Liste'.AT23]=&quot;e&quot;;['SoMi-Liste'.AT$2];&quot;&quot;))">
            <text:p/>
          </table:table-cell>
          <table:table-cell table:formula="of:=IF(['SoMi-Liste'.AU23]=&quot;f&quot;;['SoMi-Liste'.AU$2];IF(['SoMi-Liste'.AU23]=&quot;e&quot;;['SoMi-Liste'.AU$2];&quot;&quot;))">
            <text:p/>
          </table:table-cell>
          <table:table-cell table:formula="of:=IF(['SoMi-Liste'.AV23]=&quot;f&quot;;['SoMi-Liste'.AV$2];IF(['SoMi-Liste'.AV23]=&quot;e&quot;;['SoMi-Liste'.AV$2];&quot;&quot;))">
            <text:p/>
          </table:table-cell>
          <table:table-cell table:formula="of:=IF(['SoMi-Liste'.AW23]=&quot;f&quot;;['SoMi-Liste'.AW$2];IF(['SoMi-Liste'.AW23]=&quot;e&quot;;['SoMi-Liste'.AW$2];&quot;&quot;))">
            <text:p/>
          </table:table-cell>
          <table:table-cell table:formula="of:=IF(['SoMi-Liste'.AX23]=&quot;f&quot;;['SoMi-Liste'.AX$2];IF(['SoMi-Liste'.AX23]=&quot;e&quot;;['SoMi-Liste'.AX$2];&quot;&quot;))">
            <text:p/>
          </table:table-cell>
          <table:table-cell table:formula="of:=IF(['SoMi-Liste'.AY23]=&quot;f&quot;;['SoMi-Liste'.AY$2];IF(['SoMi-Liste'.AY23]=&quot;e&quot;;['SoMi-Liste'.AY$2];&quot;&quot;))">
            <text:p/>
          </table:table-cell>
          <table:table-cell table:number-columns-repeated="3"/>
          <table:table-cell table:formula="of:=SUM([.AA25:.AX2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24]">
            <text:p/>
          </table:table-cell>
          <table:table-cell table:formula="of:=IF(['SoMi-Liste'.C24]=&quot;f&quot;;['SoMi-Liste'.C$2];IF(['SoMi-Liste'.C24]=&quot;e&quot;;['SoMi-Liste'.C$2];&quot;&quot;))">
            <text:p/>
          </table:table-cell>
          <table:table-cell table:formula="of:=IF(['SoMi-Liste'.D24]=&quot;f&quot;;['SoMi-Liste'.D$2];IF(['SoMi-Liste'.D24]=&quot;e&quot;;['SoMi-Liste'.D$2];&quot;&quot;))">
            <text:p/>
          </table:table-cell>
          <table:table-cell table:formula="of:=IF(['SoMi-Liste'.E24]=&quot;f&quot;;['SoMi-Liste'.E$2];IF(['SoMi-Liste'.E24]=&quot;e&quot;;['SoMi-Liste'.E$2];&quot;&quot;))">
            <text:p/>
          </table:table-cell>
          <table:table-cell table:formula="of:=IF(['SoMi-Liste'.F24]=&quot;f&quot;;['SoMi-Liste'.F$2];IF(['SoMi-Liste'.F24]=&quot;e&quot;;['SoMi-Liste'.F$2];&quot;&quot;))">
            <text:p/>
          </table:table-cell>
          <table:table-cell table:formula="of:=IF(['SoMi-Liste'.G24]=&quot;f&quot;;['SoMi-Liste'.G$2];IF(['SoMi-Liste'.G24]=&quot;e&quot;;['SoMi-Liste'.G$2];&quot;&quot;))">
            <text:p/>
          </table:table-cell>
          <table:table-cell table:formula="of:=IF(['SoMi-Liste'.H24]=&quot;f&quot;;['SoMi-Liste'.H$2];IF(['SoMi-Liste'.H24]=&quot;e&quot;;['SoMi-Liste'.H$2];&quot;&quot;))">
            <text:p/>
          </table:table-cell>
          <table:table-cell table:formula="of:=IF(['SoMi-Liste'.I24]=&quot;f&quot;;['SoMi-Liste'.I$2];IF(['SoMi-Liste'.I24]=&quot;e&quot;;['SoMi-Liste'.I$2];&quot;&quot;))">
            <text:p/>
          </table:table-cell>
          <table:table-cell table:formula="of:=IF(['SoMi-Liste'.J24]=&quot;f&quot;;['SoMi-Liste'.J$2];IF(['SoMi-Liste'.J24]=&quot;e&quot;;['SoMi-Liste'.J$2];&quot;&quot;))">
            <text:p/>
          </table:table-cell>
          <table:table-cell table:formula="of:=IF(['SoMi-Liste'.K24]=&quot;f&quot;;['SoMi-Liste'.K$2];IF(['SoMi-Liste'.K24]=&quot;e&quot;;['SoMi-Liste'.K$2];&quot;&quot;))">
            <text:p/>
          </table:table-cell>
          <table:table-cell table:formula="of:=IF(['SoMi-Liste'.L24]=&quot;f&quot;;['SoMi-Liste'.L$2];IF(['SoMi-Liste'.L24]=&quot;e&quot;;['SoMi-Liste'.L$2];&quot;&quot;))">
            <text:p/>
          </table:table-cell>
          <table:table-cell table:formula="of:=IF(['SoMi-Liste'.M24]=&quot;f&quot;;['SoMi-Liste'.M$2];IF(['SoMi-Liste'.M24]=&quot;e&quot;;['SoMi-Liste'.M$2];&quot;&quot;))">
            <text:p/>
          </table:table-cell>
          <table:table-cell table:formula="of:=IF(['SoMi-Liste'.N24]=&quot;f&quot;;['SoMi-Liste'.N$2];IF(['SoMi-Liste'.N24]=&quot;e&quot;;['SoMi-Liste'.N$2];&quot;&quot;))">
            <text:p/>
          </table:table-cell>
          <table:table-cell table:formula="of:=IF(['SoMi-Liste'.O24]=&quot;f&quot;;['SoMi-Liste'.O$2];IF(['SoMi-Liste'.O24]=&quot;e&quot;;['SoMi-Liste'.O$2];&quot;&quot;))">
            <text:p/>
          </table:table-cell>
          <table:table-cell table:formula="of:=IF(['SoMi-Liste'.P24]=&quot;f&quot;;['SoMi-Liste'.P$2];IF(['SoMi-Liste'.P24]=&quot;e&quot;;['SoMi-Liste'.P$2];&quot;&quot;))">
            <text:p/>
          </table:table-cell>
          <table:table-cell table:formula="of:=IF(['SoMi-Liste'.Q24]=&quot;f&quot;;['SoMi-Liste'.Q$2];IF(['SoMi-Liste'.Q24]=&quot;e&quot;;['SoMi-Liste'.Q$2];&quot;&quot;))">
            <text:p/>
          </table:table-cell>
          <table:table-cell table:formula="of:=IF(['SoMi-Liste'.R24]=&quot;f&quot;;['SoMi-Liste'.R$2];IF(['SoMi-Liste'.R24]=&quot;e&quot;;['SoMi-Liste'.R$2];&quot;&quot;))">
            <text:p/>
          </table:table-cell>
          <table:table-cell table:formula="of:=IF(['SoMi-Liste'.S24]=&quot;f&quot;;['SoMi-Liste'.S$2];IF(['SoMi-Liste'.S24]=&quot;e&quot;;['SoMi-Liste'.S$2];&quot;&quot;))">
            <text:p/>
          </table:table-cell>
          <table:table-cell table:formula="of:=IF(['SoMi-Liste'.T24]=&quot;f&quot;;['SoMi-Liste'.T$2];IF(['SoMi-Liste'.T24]=&quot;e&quot;;['SoMi-Liste'.T$2];&quot;&quot;))">
            <text:p/>
          </table:table-cell>
          <table:table-cell table:formula="of:=IF(['SoMi-Liste'.U24]=&quot;f&quot;;['SoMi-Liste'.U$2];IF(['SoMi-Liste'.U24]=&quot;e&quot;;['SoMi-Liste'.U$2];&quot;&quot;))">
            <text:p/>
          </table:table-cell>
          <table:table-cell table:formula="of:=IF(['SoMi-Liste'.V24]=&quot;f&quot;;['SoMi-Liste'.V$2];IF(['SoMi-Liste'.V24]=&quot;e&quot;;['SoMi-Liste'.V$2];&quot;&quot;))">
            <text:p/>
          </table:table-cell>
          <table:table-cell table:formula="of:=IF(['SoMi-Liste'.W24]=&quot;f&quot;;['SoMi-Liste'.W$2];IF(['SoMi-Liste'.W24]=&quot;e&quot;;['SoMi-Liste'.W$2];&quot;&quot;))">
            <text:p/>
          </table:table-cell>
          <table:table-cell table:number-columns-repeated="2"/>
          <table:table-cell table:formula="of:=SUM([.B26:.X26])" office:value-type="float" office:value="0" calcext:value-type="float">
            <text:p>0</text:p>
          </table:table-cell>
          <table:table-cell table:formula="of:=['SoMi-Liste'.AD24]">
            <text:p/>
          </table:table-cell>
          <table:table-cell table:formula="of:=IF(['SoMi-Liste'.AE24]=&quot;f&quot;;['SoMi-Liste'.AE$2];IF(['SoMi-Liste'.AE24]=&quot;e&quot;;['SoMi-Liste'.AE$2];&quot;&quot;))">
            <text:p/>
          </table:table-cell>
          <table:table-cell table:formula="of:=IF(['SoMi-Liste'.AF24]=&quot;f&quot;;['SoMi-Liste'.AF$2];IF(['SoMi-Liste'.AF24]=&quot;e&quot;;['SoMi-Liste'.AF$2];&quot;&quot;))">
            <text:p/>
          </table:table-cell>
          <table:table-cell table:formula="of:=IF(['SoMi-Liste'.AG24]=&quot;f&quot;;['SoMi-Liste'.AG$2];IF(['SoMi-Liste'.AG24]=&quot;e&quot;;['SoMi-Liste'.AG$2];&quot;&quot;))">
            <text:p/>
          </table:table-cell>
          <table:table-cell table:formula="of:=IF(['SoMi-Liste'.AH24]=&quot;f&quot;;['SoMi-Liste'.AH$2];IF(['SoMi-Liste'.AH24]=&quot;e&quot;;['SoMi-Liste'.AH$2];&quot;&quot;))">
            <text:p/>
          </table:table-cell>
          <table:table-cell table:formula="of:=IF(['SoMi-Liste'.AI24]=&quot;f&quot;;['SoMi-Liste'.AI$2];IF(['SoMi-Liste'.AI24]=&quot;e&quot;;['SoMi-Liste'.AI$2];&quot;&quot;))">
            <text:p/>
          </table:table-cell>
          <table:table-cell table:formula="of:=IF(['SoMi-Liste'.AJ24]=&quot;f&quot;;['SoMi-Liste'.AJ$2];IF(['SoMi-Liste'.AJ24]=&quot;e&quot;;['SoMi-Liste'.AJ$2];&quot;&quot;))">
            <text:p/>
          </table:table-cell>
          <table:table-cell table:formula="of:=IF(['SoMi-Liste'.AK24]=&quot;f&quot;;['SoMi-Liste'.AK$2];IF(['SoMi-Liste'.AK24]=&quot;e&quot;;['SoMi-Liste'.AK$2];&quot;&quot;))">
            <text:p/>
          </table:table-cell>
          <table:table-cell table:formula="of:=IF(['SoMi-Liste'.AL24]=&quot;f&quot;;['SoMi-Liste'.AL$2];IF(['SoMi-Liste'.AL24]=&quot;e&quot;;['SoMi-Liste'.AL$2];&quot;&quot;))">
            <text:p/>
          </table:table-cell>
          <table:table-cell table:formula="of:=IF(['SoMi-Liste'.AM24]=&quot;f&quot;;['SoMi-Liste'.AM$2];IF(['SoMi-Liste'.AM24]=&quot;e&quot;;['SoMi-Liste'.AM$2];&quot;&quot;))">
            <text:p/>
          </table:table-cell>
          <table:table-cell table:formula="of:=IF(['SoMi-Liste'.AN24]=&quot;f&quot;;['SoMi-Liste'.AN$2];IF(['SoMi-Liste'.AN24]=&quot;e&quot;;['SoMi-Liste'.AN$2];&quot;&quot;))">
            <text:p/>
          </table:table-cell>
          <table:table-cell table:formula="of:=IF(['SoMi-Liste'.AO24]=&quot;f&quot;;['SoMi-Liste'.AO$2];IF(['SoMi-Liste'.AO24]=&quot;e&quot;;['SoMi-Liste'.AO$2];&quot;&quot;))">
            <text:p/>
          </table:table-cell>
          <table:table-cell table:formula="of:=IF(['SoMi-Liste'.AP24]=&quot;f&quot;;['SoMi-Liste'.AP$2];IF(['SoMi-Liste'.AP24]=&quot;e&quot;;['SoMi-Liste'.AP$2];&quot;&quot;))">
            <text:p/>
          </table:table-cell>
          <table:table-cell table:formula="of:=IF(['SoMi-Liste'.AQ24]=&quot;f&quot;;['SoMi-Liste'.AQ$2];IF(['SoMi-Liste'.AQ24]=&quot;e&quot;;['SoMi-Liste'.AQ$2];&quot;&quot;))">
            <text:p/>
          </table:table-cell>
          <table:table-cell table:formula="of:=IF(['SoMi-Liste'.AR24]=&quot;f&quot;;['SoMi-Liste'.AR$2];IF(['SoMi-Liste'.AR24]=&quot;e&quot;;['SoMi-Liste'.AR$2];&quot;&quot;))">
            <text:p/>
          </table:table-cell>
          <table:table-cell table:formula="of:=IF(['SoMi-Liste'.AS24]=&quot;f&quot;;['SoMi-Liste'.AS$2];IF(['SoMi-Liste'.AS24]=&quot;e&quot;;['SoMi-Liste'.AS$2];&quot;&quot;))">
            <text:p/>
          </table:table-cell>
          <table:table-cell table:formula="of:=IF(['SoMi-Liste'.AT24]=&quot;f&quot;;['SoMi-Liste'.AT$2];IF(['SoMi-Liste'.AT24]=&quot;e&quot;;['SoMi-Liste'.AT$2];&quot;&quot;))">
            <text:p/>
          </table:table-cell>
          <table:table-cell table:formula="of:=IF(['SoMi-Liste'.AU24]=&quot;f&quot;;['SoMi-Liste'.AU$2];IF(['SoMi-Liste'.AU24]=&quot;e&quot;;['SoMi-Liste'.AU$2];&quot;&quot;))">
            <text:p/>
          </table:table-cell>
          <table:table-cell table:formula="of:=IF(['SoMi-Liste'.AV24]=&quot;f&quot;;['SoMi-Liste'.AV$2];IF(['SoMi-Liste'.AV24]=&quot;e&quot;;['SoMi-Liste'.AV$2];&quot;&quot;))">
            <text:p/>
          </table:table-cell>
          <table:table-cell table:formula="of:=IF(['SoMi-Liste'.AW24]=&quot;f&quot;;['SoMi-Liste'.AW$2];IF(['SoMi-Liste'.AW24]=&quot;e&quot;;['SoMi-Liste'.AW$2];&quot;&quot;))">
            <text:p/>
          </table:table-cell>
          <table:table-cell table:formula="of:=IF(['SoMi-Liste'.AX24]=&quot;f&quot;;['SoMi-Liste'.AX$2];IF(['SoMi-Liste'.AX24]=&quot;e&quot;;['SoMi-Liste'.AX$2];&quot;&quot;))">
            <text:p/>
          </table:table-cell>
          <table:table-cell table:formula="of:=IF(['SoMi-Liste'.AY24]=&quot;f&quot;;['SoMi-Liste'.AY$2];IF(['SoMi-Liste'.AY24]=&quot;e&quot;;['SoMi-Liste'.AY$2];&quot;&quot;))">
            <text:p/>
          </table:table-cell>
          <table:table-cell table:number-columns-repeated="3"/>
          <table:table-cell table:formula="of:=SUM([.AA26:.AX2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25]">
            <text:p/>
          </table:table-cell>
          <table:table-cell table:formula="of:=IF(['SoMi-Liste'.C25]=&quot;f&quot;;['SoMi-Liste'.C$2];IF(['SoMi-Liste'.C25]=&quot;e&quot;;['SoMi-Liste'.C$2];&quot;&quot;))">
            <text:p/>
          </table:table-cell>
          <table:table-cell table:formula="of:=IF(['SoMi-Liste'.D25]=&quot;f&quot;;['SoMi-Liste'.D$2];IF(['SoMi-Liste'.D25]=&quot;e&quot;;['SoMi-Liste'.D$2];&quot;&quot;))">
            <text:p/>
          </table:table-cell>
          <table:table-cell table:formula="of:=IF(['SoMi-Liste'.E25]=&quot;f&quot;;['SoMi-Liste'.E$2];IF(['SoMi-Liste'.E25]=&quot;e&quot;;['SoMi-Liste'.E$2];&quot;&quot;))">
            <text:p/>
          </table:table-cell>
          <table:table-cell table:formula="of:=IF(['SoMi-Liste'.F25]=&quot;f&quot;;['SoMi-Liste'.F$2];IF(['SoMi-Liste'.F25]=&quot;e&quot;;['SoMi-Liste'.F$2];&quot;&quot;))">
            <text:p/>
          </table:table-cell>
          <table:table-cell table:formula="of:=IF(['SoMi-Liste'.G25]=&quot;f&quot;;['SoMi-Liste'.G$2];IF(['SoMi-Liste'.G25]=&quot;e&quot;;['SoMi-Liste'.G$2];&quot;&quot;))">
            <text:p/>
          </table:table-cell>
          <table:table-cell table:formula="of:=IF(['SoMi-Liste'.H25]=&quot;f&quot;;['SoMi-Liste'.H$2];IF(['SoMi-Liste'.H25]=&quot;e&quot;;['SoMi-Liste'.H$2];&quot;&quot;))">
            <text:p/>
          </table:table-cell>
          <table:table-cell table:formula="of:=IF(['SoMi-Liste'.I25]=&quot;f&quot;;['SoMi-Liste'.I$2];IF(['SoMi-Liste'.I25]=&quot;e&quot;;['SoMi-Liste'.I$2];&quot;&quot;))">
            <text:p/>
          </table:table-cell>
          <table:table-cell table:formula="of:=IF(['SoMi-Liste'.J25]=&quot;f&quot;;['SoMi-Liste'.J$2];IF(['SoMi-Liste'.J25]=&quot;e&quot;;['SoMi-Liste'.J$2];&quot;&quot;))">
            <text:p/>
          </table:table-cell>
          <table:table-cell table:formula="of:=IF(['SoMi-Liste'.K25]=&quot;f&quot;;['SoMi-Liste'.K$2];IF(['SoMi-Liste'.K25]=&quot;e&quot;;['SoMi-Liste'.K$2];&quot;&quot;))">
            <text:p/>
          </table:table-cell>
          <table:table-cell table:formula="of:=IF(['SoMi-Liste'.L25]=&quot;f&quot;;['SoMi-Liste'.L$2];IF(['SoMi-Liste'.L25]=&quot;e&quot;;['SoMi-Liste'.L$2];&quot;&quot;))">
            <text:p/>
          </table:table-cell>
          <table:table-cell table:formula="of:=IF(['SoMi-Liste'.M25]=&quot;f&quot;;['SoMi-Liste'.M$2];IF(['SoMi-Liste'.M25]=&quot;e&quot;;['SoMi-Liste'.M$2];&quot;&quot;))">
            <text:p/>
          </table:table-cell>
          <table:table-cell table:formula="of:=IF(['SoMi-Liste'.N25]=&quot;f&quot;;['SoMi-Liste'.N$2];IF(['SoMi-Liste'.N25]=&quot;e&quot;;['SoMi-Liste'.N$2];&quot;&quot;))">
            <text:p/>
          </table:table-cell>
          <table:table-cell table:formula="of:=IF(['SoMi-Liste'.O25]=&quot;f&quot;;['SoMi-Liste'.O$2];IF(['SoMi-Liste'.O25]=&quot;e&quot;;['SoMi-Liste'.O$2];&quot;&quot;))">
            <text:p/>
          </table:table-cell>
          <table:table-cell table:formula="of:=IF(['SoMi-Liste'.P25]=&quot;f&quot;;['SoMi-Liste'.P$2];IF(['SoMi-Liste'.P25]=&quot;e&quot;;['SoMi-Liste'.P$2];&quot;&quot;))">
            <text:p/>
          </table:table-cell>
          <table:table-cell table:formula="of:=IF(['SoMi-Liste'.Q25]=&quot;f&quot;;['SoMi-Liste'.Q$2];IF(['SoMi-Liste'.Q25]=&quot;e&quot;;['SoMi-Liste'.Q$2];&quot;&quot;))">
            <text:p/>
          </table:table-cell>
          <table:table-cell table:formula="of:=IF(['SoMi-Liste'.R25]=&quot;f&quot;;['SoMi-Liste'.R$2];IF(['SoMi-Liste'.R25]=&quot;e&quot;;['SoMi-Liste'.R$2];&quot;&quot;))">
            <text:p/>
          </table:table-cell>
          <table:table-cell table:formula="of:=IF(['SoMi-Liste'.S25]=&quot;f&quot;;['SoMi-Liste'.S$2];IF(['SoMi-Liste'.S25]=&quot;e&quot;;['SoMi-Liste'.S$2];&quot;&quot;))">
            <text:p/>
          </table:table-cell>
          <table:table-cell table:formula="of:=IF(['SoMi-Liste'.T25]=&quot;f&quot;;['SoMi-Liste'.T$2];IF(['SoMi-Liste'.T25]=&quot;e&quot;;['SoMi-Liste'.T$2];&quot;&quot;))">
            <text:p/>
          </table:table-cell>
          <table:table-cell table:formula="of:=IF(['SoMi-Liste'.U25]=&quot;f&quot;;['SoMi-Liste'.U$2];IF(['SoMi-Liste'.U25]=&quot;e&quot;;['SoMi-Liste'.U$2];&quot;&quot;))">
            <text:p/>
          </table:table-cell>
          <table:table-cell table:formula="of:=IF(['SoMi-Liste'.V25]=&quot;f&quot;;['SoMi-Liste'.V$2];IF(['SoMi-Liste'.V25]=&quot;e&quot;;['SoMi-Liste'.V$2];&quot;&quot;))">
            <text:p/>
          </table:table-cell>
          <table:table-cell table:formula="of:=IF(['SoMi-Liste'.W25]=&quot;f&quot;;['SoMi-Liste'.W$2];IF(['SoMi-Liste'.W25]=&quot;e&quot;;['SoMi-Liste'.W$2];&quot;&quot;))">
            <text:p/>
          </table:table-cell>
          <table:table-cell table:number-columns-repeated="2"/>
          <table:table-cell table:formula="of:=SUM([.B27:.X27])" office:value-type="float" office:value="0" calcext:value-type="float">
            <text:p>0</text:p>
          </table:table-cell>
          <table:table-cell table:formula="of:=['SoMi-Liste'.AD25]">
            <text:p/>
          </table:table-cell>
          <table:table-cell table:formula="of:=IF(['SoMi-Liste'.AE25]=&quot;f&quot;;['SoMi-Liste'.AE$2];IF(['SoMi-Liste'.AE25]=&quot;e&quot;;['SoMi-Liste'.AE$2];&quot;&quot;))">
            <text:p/>
          </table:table-cell>
          <table:table-cell table:formula="of:=IF(['SoMi-Liste'.AF25]=&quot;f&quot;;['SoMi-Liste'.AF$2];IF(['SoMi-Liste'.AF25]=&quot;e&quot;;['SoMi-Liste'.AF$2];&quot;&quot;))">
            <text:p/>
          </table:table-cell>
          <table:table-cell table:formula="of:=IF(['SoMi-Liste'.AG25]=&quot;f&quot;;['SoMi-Liste'.AG$2];IF(['SoMi-Liste'.AG25]=&quot;e&quot;;['SoMi-Liste'.AG$2];&quot;&quot;))">
            <text:p/>
          </table:table-cell>
          <table:table-cell table:formula="of:=IF(['SoMi-Liste'.AH25]=&quot;f&quot;;['SoMi-Liste'.AH$2];IF(['SoMi-Liste'.AH25]=&quot;e&quot;;['SoMi-Liste'.AH$2];&quot;&quot;))">
            <text:p/>
          </table:table-cell>
          <table:table-cell table:formula="of:=IF(['SoMi-Liste'.AI25]=&quot;f&quot;;['SoMi-Liste'.AI$2];IF(['SoMi-Liste'.AI25]=&quot;e&quot;;['SoMi-Liste'.AI$2];&quot;&quot;))">
            <text:p/>
          </table:table-cell>
          <table:table-cell table:formula="of:=IF(['SoMi-Liste'.AJ25]=&quot;f&quot;;['SoMi-Liste'.AJ$2];IF(['SoMi-Liste'.AJ25]=&quot;e&quot;;['SoMi-Liste'.AJ$2];&quot;&quot;))">
            <text:p/>
          </table:table-cell>
          <table:table-cell table:formula="of:=IF(['SoMi-Liste'.AK25]=&quot;f&quot;;['SoMi-Liste'.AK$2];IF(['SoMi-Liste'.AK25]=&quot;e&quot;;['SoMi-Liste'.AK$2];&quot;&quot;))">
            <text:p/>
          </table:table-cell>
          <table:table-cell table:formula="of:=IF(['SoMi-Liste'.AL25]=&quot;f&quot;;['SoMi-Liste'.AL$2];IF(['SoMi-Liste'.AL25]=&quot;e&quot;;['SoMi-Liste'.AL$2];&quot;&quot;))">
            <text:p/>
          </table:table-cell>
          <table:table-cell table:formula="of:=IF(['SoMi-Liste'.AM25]=&quot;f&quot;;['SoMi-Liste'.AM$2];IF(['SoMi-Liste'.AM25]=&quot;e&quot;;['SoMi-Liste'.AM$2];&quot;&quot;))">
            <text:p/>
          </table:table-cell>
          <table:table-cell table:formula="of:=IF(['SoMi-Liste'.AN25]=&quot;f&quot;;['SoMi-Liste'.AN$2];IF(['SoMi-Liste'.AN25]=&quot;e&quot;;['SoMi-Liste'.AN$2];&quot;&quot;))">
            <text:p/>
          </table:table-cell>
          <table:table-cell table:formula="of:=IF(['SoMi-Liste'.AO25]=&quot;f&quot;;['SoMi-Liste'.AO$2];IF(['SoMi-Liste'.AO25]=&quot;e&quot;;['SoMi-Liste'.AO$2];&quot;&quot;))">
            <text:p/>
          </table:table-cell>
          <table:table-cell table:formula="of:=IF(['SoMi-Liste'.AP25]=&quot;f&quot;;['SoMi-Liste'.AP$2];IF(['SoMi-Liste'.AP25]=&quot;e&quot;;['SoMi-Liste'.AP$2];&quot;&quot;))">
            <text:p/>
          </table:table-cell>
          <table:table-cell table:formula="of:=IF(['SoMi-Liste'.AQ25]=&quot;f&quot;;['SoMi-Liste'.AQ$2];IF(['SoMi-Liste'.AQ25]=&quot;e&quot;;['SoMi-Liste'.AQ$2];&quot;&quot;))">
            <text:p/>
          </table:table-cell>
          <table:table-cell table:formula="of:=IF(['SoMi-Liste'.AR25]=&quot;f&quot;;['SoMi-Liste'.AR$2];IF(['SoMi-Liste'.AR25]=&quot;e&quot;;['SoMi-Liste'.AR$2];&quot;&quot;))">
            <text:p/>
          </table:table-cell>
          <table:table-cell table:formula="of:=IF(['SoMi-Liste'.AS25]=&quot;f&quot;;['SoMi-Liste'.AS$2];IF(['SoMi-Liste'.AS25]=&quot;e&quot;;['SoMi-Liste'.AS$2];&quot;&quot;))">
            <text:p/>
          </table:table-cell>
          <table:table-cell table:formula="of:=IF(['SoMi-Liste'.AT25]=&quot;f&quot;;['SoMi-Liste'.AT$2];IF(['SoMi-Liste'.AT25]=&quot;e&quot;;['SoMi-Liste'.AT$2];&quot;&quot;))">
            <text:p/>
          </table:table-cell>
          <table:table-cell table:formula="of:=IF(['SoMi-Liste'.AU25]=&quot;f&quot;;['SoMi-Liste'.AU$2];IF(['SoMi-Liste'.AU25]=&quot;e&quot;;['SoMi-Liste'.AU$2];&quot;&quot;))">
            <text:p/>
          </table:table-cell>
          <table:table-cell table:formula="of:=IF(['SoMi-Liste'.AV25]=&quot;f&quot;;['SoMi-Liste'.AV$2];IF(['SoMi-Liste'.AV25]=&quot;e&quot;;['SoMi-Liste'.AV$2];&quot;&quot;))">
            <text:p/>
          </table:table-cell>
          <table:table-cell table:formula="of:=IF(['SoMi-Liste'.AW25]=&quot;f&quot;;['SoMi-Liste'.AW$2];IF(['SoMi-Liste'.AW25]=&quot;e&quot;;['SoMi-Liste'.AW$2];&quot;&quot;))">
            <text:p/>
          </table:table-cell>
          <table:table-cell table:formula="of:=IF(['SoMi-Liste'.AX25]=&quot;f&quot;;['SoMi-Liste'.AX$2];IF(['SoMi-Liste'.AX25]=&quot;e&quot;;['SoMi-Liste'.AX$2];&quot;&quot;))">
            <text:p/>
          </table:table-cell>
          <table:table-cell table:formula="of:=IF(['SoMi-Liste'.AY25]=&quot;f&quot;;['SoMi-Liste'.AY$2];IF(['SoMi-Liste'.AY25]=&quot;e&quot;;['SoMi-Liste'.AY$2];&quot;&quot;))">
            <text:p/>
          </table:table-cell>
          <table:table-cell table:number-columns-repeated="3"/>
          <table:table-cell table:formula="of:=SUM([.AA27:.AX2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26]">
            <text:p/>
          </table:table-cell>
          <table:table-cell table:formula="of:=IF(['SoMi-Liste'.C26]=&quot;f&quot;;['SoMi-Liste'.C$2];IF(['SoMi-Liste'.C26]=&quot;e&quot;;['SoMi-Liste'.C$2];&quot;&quot;))">
            <text:p/>
          </table:table-cell>
          <table:table-cell table:formula="of:=IF(['SoMi-Liste'.D26]=&quot;f&quot;;['SoMi-Liste'.D$2];IF(['SoMi-Liste'.D26]=&quot;e&quot;;['SoMi-Liste'.D$2];&quot;&quot;))">
            <text:p/>
          </table:table-cell>
          <table:table-cell table:formula="of:=IF(['SoMi-Liste'.E26]=&quot;f&quot;;['SoMi-Liste'.E$2];IF(['SoMi-Liste'.E26]=&quot;e&quot;;['SoMi-Liste'.E$2];&quot;&quot;))">
            <text:p/>
          </table:table-cell>
          <table:table-cell table:formula="of:=IF(['SoMi-Liste'.F26]=&quot;f&quot;;['SoMi-Liste'.F$2];IF(['SoMi-Liste'.F26]=&quot;e&quot;;['SoMi-Liste'.F$2];&quot;&quot;))">
            <text:p/>
          </table:table-cell>
          <table:table-cell table:formula="of:=IF(['SoMi-Liste'.G26]=&quot;f&quot;;['SoMi-Liste'.G$2];IF(['SoMi-Liste'.G26]=&quot;e&quot;;['SoMi-Liste'.G$2];&quot;&quot;))">
            <text:p/>
          </table:table-cell>
          <table:table-cell table:formula="of:=IF(['SoMi-Liste'.H26]=&quot;f&quot;;['SoMi-Liste'.H$2];IF(['SoMi-Liste'.H26]=&quot;e&quot;;['SoMi-Liste'.H$2];&quot;&quot;))">
            <text:p/>
          </table:table-cell>
          <table:table-cell table:formula="of:=IF(['SoMi-Liste'.I26]=&quot;f&quot;;['SoMi-Liste'.I$2];IF(['SoMi-Liste'.I26]=&quot;e&quot;;['SoMi-Liste'.I$2];&quot;&quot;))">
            <text:p/>
          </table:table-cell>
          <table:table-cell table:formula="of:=IF(['SoMi-Liste'.J26]=&quot;f&quot;;['SoMi-Liste'.J$2];IF(['SoMi-Liste'.J26]=&quot;e&quot;;['SoMi-Liste'.J$2];&quot;&quot;))">
            <text:p/>
          </table:table-cell>
          <table:table-cell table:formula="of:=IF(['SoMi-Liste'.K26]=&quot;f&quot;;['SoMi-Liste'.K$2];IF(['SoMi-Liste'.K26]=&quot;e&quot;;['SoMi-Liste'.K$2];&quot;&quot;))">
            <text:p/>
          </table:table-cell>
          <table:table-cell table:formula="of:=IF(['SoMi-Liste'.L26]=&quot;f&quot;;['SoMi-Liste'.L$2];IF(['SoMi-Liste'.L26]=&quot;e&quot;;['SoMi-Liste'.L$2];&quot;&quot;))">
            <text:p/>
          </table:table-cell>
          <table:table-cell table:formula="of:=IF(['SoMi-Liste'.M26]=&quot;f&quot;;['SoMi-Liste'.M$2];IF(['SoMi-Liste'.M26]=&quot;e&quot;;['SoMi-Liste'.M$2];&quot;&quot;))">
            <text:p/>
          </table:table-cell>
          <table:table-cell table:formula="of:=IF(['SoMi-Liste'.N26]=&quot;f&quot;;['SoMi-Liste'.N$2];IF(['SoMi-Liste'.N26]=&quot;e&quot;;['SoMi-Liste'.N$2];&quot;&quot;))">
            <text:p/>
          </table:table-cell>
          <table:table-cell table:formula="of:=IF(['SoMi-Liste'.O26]=&quot;f&quot;;['SoMi-Liste'.O$2];IF(['SoMi-Liste'.O26]=&quot;e&quot;;['SoMi-Liste'.O$2];&quot;&quot;))">
            <text:p/>
          </table:table-cell>
          <table:table-cell table:formula="of:=IF(['SoMi-Liste'.P26]=&quot;f&quot;;['SoMi-Liste'.P$2];IF(['SoMi-Liste'.P26]=&quot;e&quot;;['SoMi-Liste'.P$2];&quot;&quot;))">
            <text:p/>
          </table:table-cell>
          <table:table-cell table:formula="of:=IF(['SoMi-Liste'.Q26]=&quot;f&quot;;['SoMi-Liste'.Q$2];IF(['SoMi-Liste'.Q26]=&quot;e&quot;;['SoMi-Liste'.Q$2];&quot;&quot;))">
            <text:p/>
          </table:table-cell>
          <table:table-cell table:formula="of:=IF(['SoMi-Liste'.R26]=&quot;f&quot;;['SoMi-Liste'.R$2];IF(['SoMi-Liste'.R26]=&quot;e&quot;;['SoMi-Liste'.R$2];&quot;&quot;))">
            <text:p/>
          </table:table-cell>
          <table:table-cell table:formula="of:=IF(['SoMi-Liste'.S26]=&quot;f&quot;;['SoMi-Liste'.S$2];IF(['SoMi-Liste'.S26]=&quot;e&quot;;['SoMi-Liste'.S$2];&quot;&quot;))">
            <text:p/>
          </table:table-cell>
          <table:table-cell table:formula="of:=IF(['SoMi-Liste'.T26]=&quot;f&quot;;['SoMi-Liste'.T$2];IF(['SoMi-Liste'.T26]=&quot;e&quot;;['SoMi-Liste'.T$2];&quot;&quot;))">
            <text:p/>
          </table:table-cell>
          <table:table-cell table:formula="of:=IF(['SoMi-Liste'.U26]=&quot;f&quot;;['SoMi-Liste'.U$2];IF(['SoMi-Liste'.U26]=&quot;e&quot;;['SoMi-Liste'.U$2];&quot;&quot;))">
            <text:p/>
          </table:table-cell>
          <table:table-cell table:formula="of:=IF(['SoMi-Liste'.V26]=&quot;f&quot;;['SoMi-Liste'.V$2];IF(['SoMi-Liste'.V26]=&quot;e&quot;;['SoMi-Liste'.V$2];&quot;&quot;))">
            <text:p/>
          </table:table-cell>
          <table:table-cell table:formula="of:=IF(['SoMi-Liste'.W26]=&quot;f&quot;;['SoMi-Liste'.W$2];IF(['SoMi-Liste'.W26]=&quot;e&quot;;['SoMi-Liste'.W$2];&quot;&quot;))">
            <text:p/>
          </table:table-cell>
          <table:table-cell table:number-columns-repeated="2"/>
          <table:table-cell table:formula="of:=SUM([.B28:.X28])" office:value-type="float" office:value="0" calcext:value-type="float">
            <text:p>0</text:p>
          </table:table-cell>
          <table:table-cell table:formula="of:=['SoMi-Liste'.AD26]">
            <text:p/>
          </table:table-cell>
          <table:table-cell table:formula="of:=IF(['SoMi-Liste'.AE26]=&quot;f&quot;;['SoMi-Liste'.AE$2];IF(['SoMi-Liste'.AE26]=&quot;e&quot;;['SoMi-Liste'.AE$2];&quot;&quot;))">
            <text:p/>
          </table:table-cell>
          <table:table-cell table:formula="of:=IF(['SoMi-Liste'.AF26]=&quot;f&quot;;['SoMi-Liste'.AF$2];IF(['SoMi-Liste'.AF26]=&quot;e&quot;;['SoMi-Liste'.AF$2];&quot;&quot;))">
            <text:p/>
          </table:table-cell>
          <table:table-cell table:formula="of:=IF(['SoMi-Liste'.AG26]=&quot;f&quot;;['SoMi-Liste'.AG$2];IF(['SoMi-Liste'.AG26]=&quot;e&quot;;['SoMi-Liste'.AG$2];&quot;&quot;))">
            <text:p/>
          </table:table-cell>
          <table:table-cell table:formula="of:=IF(['SoMi-Liste'.AH26]=&quot;f&quot;;['SoMi-Liste'.AH$2];IF(['SoMi-Liste'.AH26]=&quot;e&quot;;['SoMi-Liste'.AH$2];&quot;&quot;))">
            <text:p/>
          </table:table-cell>
          <table:table-cell table:formula="of:=IF(['SoMi-Liste'.AI26]=&quot;f&quot;;['SoMi-Liste'.AI$2];IF(['SoMi-Liste'.AI26]=&quot;e&quot;;['SoMi-Liste'.AI$2];&quot;&quot;))">
            <text:p/>
          </table:table-cell>
          <table:table-cell table:formula="of:=IF(['SoMi-Liste'.AJ26]=&quot;f&quot;;['SoMi-Liste'.AJ$2];IF(['SoMi-Liste'.AJ26]=&quot;e&quot;;['SoMi-Liste'.AJ$2];&quot;&quot;))">
            <text:p/>
          </table:table-cell>
          <table:table-cell table:formula="of:=IF(['SoMi-Liste'.AK26]=&quot;f&quot;;['SoMi-Liste'.AK$2];IF(['SoMi-Liste'.AK26]=&quot;e&quot;;['SoMi-Liste'.AK$2];&quot;&quot;))">
            <text:p/>
          </table:table-cell>
          <table:table-cell table:formula="of:=IF(['SoMi-Liste'.AL26]=&quot;f&quot;;['SoMi-Liste'.AL$2];IF(['SoMi-Liste'.AL26]=&quot;e&quot;;['SoMi-Liste'.AL$2];&quot;&quot;))">
            <text:p/>
          </table:table-cell>
          <table:table-cell table:formula="of:=IF(['SoMi-Liste'.AM26]=&quot;f&quot;;['SoMi-Liste'.AM$2];IF(['SoMi-Liste'.AM26]=&quot;e&quot;;['SoMi-Liste'.AM$2];&quot;&quot;))">
            <text:p/>
          </table:table-cell>
          <table:table-cell table:formula="of:=IF(['SoMi-Liste'.AN26]=&quot;f&quot;;['SoMi-Liste'.AN$2];IF(['SoMi-Liste'.AN26]=&quot;e&quot;;['SoMi-Liste'.AN$2];&quot;&quot;))">
            <text:p/>
          </table:table-cell>
          <table:table-cell table:formula="of:=IF(['SoMi-Liste'.AO26]=&quot;f&quot;;['SoMi-Liste'.AO$2];IF(['SoMi-Liste'.AO26]=&quot;e&quot;;['SoMi-Liste'.AO$2];&quot;&quot;))">
            <text:p/>
          </table:table-cell>
          <table:table-cell table:formula="of:=IF(['SoMi-Liste'.AP26]=&quot;f&quot;;['SoMi-Liste'.AP$2];IF(['SoMi-Liste'.AP26]=&quot;e&quot;;['SoMi-Liste'.AP$2];&quot;&quot;))">
            <text:p/>
          </table:table-cell>
          <table:table-cell table:formula="of:=IF(['SoMi-Liste'.AQ26]=&quot;f&quot;;['SoMi-Liste'.AQ$2];IF(['SoMi-Liste'.AQ26]=&quot;e&quot;;['SoMi-Liste'.AQ$2];&quot;&quot;))">
            <text:p/>
          </table:table-cell>
          <table:table-cell table:formula="of:=IF(['SoMi-Liste'.AR26]=&quot;f&quot;;['SoMi-Liste'.AR$2];IF(['SoMi-Liste'.AR26]=&quot;e&quot;;['SoMi-Liste'.AR$2];&quot;&quot;))">
            <text:p/>
          </table:table-cell>
          <table:table-cell table:formula="of:=IF(['SoMi-Liste'.AS26]=&quot;f&quot;;['SoMi-Liste'.AS$2];IF(['SoMi-Liste'.AS26]=&quot;e&quot;;['SoMi-Liste'.AS$2];&quot;&quot;))">
            <text:p/>
          </table:table-cell>
          <table:table-cell table:formula="of:=IF(['SoMi-Liste'.AT26]=&quot;f&quot;;['SoMi-Liste'.AT$2];IF(['SoMi-Liste'.AT26]=&quot;e&quot;;['SoMi-Liste'.AT$2];&quot;&quot;))">
            <text:p/>
          </table:table-cell>
          <table:table-cell table:formula="of:=IF(['SoMi-Liste'.AU26]=&quot;f&quot;;['SoMi-Liste'.AU$2];IF(['SoMi-Liste'.AU26]=&quot;e&quot;;['SoMi-Liste'.AU$2];&quot;&quot;))">
            <text:p/>
          </table:table-cell>
          <table:table-cell table:formula="of:=IF(['SoMi-Liste'.AV26]=&quot;f&quot;;['SoMi-Liste'.AV$2];IF(['SoMi-Liste'.AV26]=&quot;e&quot;;['SoMi-Liste'.AV$2];&quot;&quot;))">
            <text:p/>
          </table:table-cell>
          <table:table-cell table:formula="of:=IF(['SoMi-Liste'.AW26]=&quot;f&quot;;['SoMi-Liste'.AW$2];IF(['SoMi-Liste'.AW26]=&quot;e&quot;;['SoMi-Liste'.AW$2];&quot;&quot;))">
            <text:p/>
          </table:table-cell>
          <table:table-cell table:formula="of:=IF(['SoMi-Liste'.AX26]=&quot;f&quot;;['SoMi-Liste'.AX$2];IF(['SoMi-Liste'.AX26]=&quot;e&quot;;['SoMi-Liste'.AX$2];&quot;&quot;))">
            <text:p/>
          </table:table-cell>
          <table:table-cell table:formula="of:=IF(['SoMi-Liste'.AY26]=&quot;f&quot;;['SoMi-Liste'.AY$2];IF(['SoMi-Liste'.AY26]=&quot;e&quot;;['SoMi-Liste'.AY$2];&quot;&quot;))">
            <text:p/>
          </table:table-cell>
          <table:table-cell table:number-columns-repeated="3"/>
          <table:table-cell table:formula="of:=SUM([.AA28:.AX2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27]">
            <text:p/>
          </table:table-cell>
          <table:table-cell table:formula="of:=IF(['SoMi-Liste'.C27]=&quot;f&quot;;['SoMi-Liste'.C$2];IF(['SoMi-Liste'.C27]=&quot;e&quot;;['SoMi-Liste'.C$2];&quot;&quot;))">
            <text:p/>
          </table:table-cell>
          <table:table-cell table:formula="of:=IF(['SoMi-Liste'.D27]=&quot;f&quot;;['SoMi-Liste'.D$2];IF(['SoMi-Liste'.D27]=&quot;e&quot;;['SoMi-Liste'.D$2];&quot;&quot;))">
            <text:p/>
          </table:table-cell>
          <table:table-cell table:formula="of:=IF(['SoMi-Liste'.E27]=&quot;f&quot;;['SoMi-Liste'.E$2];IF(['SoMi-Liste'.E27]=&quot;e&quot;;['SoMi-Liste'.E$2];&quot;&quot;))">
            <text:p/>
          </table:table-cell>
          <table:table-cell table:formula="of:=IF(['SoMi-Liste'.F27]=&quot;f&quot;;['SoMi-Liste'.F$2];IF(['SoMi-Liste'.F27]=&quot;e&quot;;['SoMi-Liste'.F$2];&quot;&quot;))">
            <text:p/>
          </table:table-cell>
          <table:table-cell table:formula="of:=IF(['SoMi-Liste'.G27]=&quot;f&quot;;['SoMi-Liste'.G$2];IF(['SoMi-Liste'.G27]=&quot;e&quot;;['SoMi-Liste'.G$2];&quot;&quot;))">
            <text:p/>
          </table:table-cell>
          <table:table-cell table:formula="of:=IF(['SoMi-Liste'.H27]=&quot;f&quot;;['SoMi-Liste'.H$2];IF(['SoMi-Liste'.H27]=&quot;e&quot;;['SoMi-Liste'.H$2];&quot;&quot;))">
            <text:p/>
          </table:table-cell>
          <table:table-cell table:formula="of:=IF(['SoMi-Liste'.I27]=&quot;f&quot;;['SoMi-Liste'.I$2];IF(['SoMi-Liste'.I27]=&quot;e&quot;;['SoMi-Liste'.I$2];&quot;&quot;))">
            <text:p/>
          </table:table-cell>
          <table:table-cell table:formula="of:=IF(['SoMi-Liste'.J27]=&quot;f&quot;;['SoMi-Liste'.J$2];IF(['SoMi-Liste'.J27]=&quot;e&quot;;['SoMi-Liste'.J$2];&quot;&quot;))">
            <text:p/>
          </table:table-cell>
          <table:table-cell table:formula="of:=IF(['SoMi-Liste'.K27]=&quot;f&quot;;['SoMi-Liste'.K$2];IF(['SoMi-Liste'.K27]=&quot;e&quot;;['SoMi-Liste'.K$2];&quot;&quot;))">
            <text:p/>
          </table:table-cell>
          <table:table-cell table:formula="of:=IF(['SoMi-Liste'.L27]=&quot;f&quot;;['SoMi-Liste'.L$2];IF(['SoMi-Liste'.L27]=&quot;e&quot;;['SoMi-Liste'.L$2];&quot;&quot;))">
            <text:p/>
          </table:table-cell>
          <table:table-cell table:formula="of:=IF(['SoMi-Liste'.M27]=&quot;f&quot;;['SoMi-Liste'.M$2];IF(['SoMi-Liste'.M27]=&quot;e&quot;;['SoMi-Liste'.M$2];&quot;&quot;))">
            <text:p/>
          </table:table-cell>
          <table:table-cell table:formula="of:=IF(['SoMi-Liste'.N27]=&quot;f&quot;;['SoMi-Liste'.N$2];IF(['SoMi-Liste'.N27]=&quot;e&quot;;['SoMi-Liste'.N$2];&quot;&quot;))">
            <text:p/>
          </table:table-cell>
          <table:table-cell table:formula="of:=IF(['SoMi-Liste'.O27]=&quot;f&quot;;['SoMi-Liste'.O$2];IF(['SoMi-Liste'.O27]=&quot;e&quot;;['SoMi-Liste'.O$2];&quot;&quot;))">
            <text:p/>
          </table:table-cell>
          <table:table-cell table:formula="of:=IF(['SoMi-Liste'.P27]=&quot;f&quot;;['SoMi-Liste'.P$2];IF(['SoMi-Liste'.P27]=&quot;e&quot;;['SoMi-Liste'.P$2];&quot;&quot;))">
            <text:p/>
          </table:table-cell>
          <table:table-cell table:formula="of:=IF(['SoMi-Liste'.Q27]=&quot;f&quot;;['SoMi-Liste'.Q$2];IF(['SoMi-Liste'.Q27]=&quot;e&quot;;['SoMi-Liste'.Q$2];&quot;&quot;))">
            <text:p/>
          </table:table-cell>
          <table:table-cell table:formula="of:=IF(['SoMi-Liste'.R27]=&quot;f&quot;;['SoMi-Liste'.R$2];IF(['SoMi-Liste'.R27]=&quot;e&quot;;['SoMi-Liste'.R$2];&quot;&quot;))">
            <text:p/>
          </table:table-cell>
          <table:table-cell table:formula="of:=IF(['SoMi-Liste'.S27]=&quot;f&quot;;['SoMi-Liste'.S$2];IF(['SoMi-Liste'.S27]=&quot;e&quot;;['SoMi-Liste'.S$2];&quot;&quot;))">
            <text:p/>
          </table:table-cell>
          <table:table-cell table:formula="of:=IF(['SoMi-Liste'.T27]=&quot;f&quot;;['SoMi-Liste'.T$2];IF(['SoMi-Liste'.T27]=&quot;e&quot;;['SoMi-Liste'.T$2];&quot;&quot;))">
            <text:p/>
          </table:table-cell>
          <table:table-cell table:formula="of:=IF(['SoMi-Liste'.U27]=&quot;f&quot;;['SoMi-Liste'.U$2];IF(['SoMi-Liste'.U27]=&quot;e&quot;;['SoMi-Liste'.U$2];&quot;&quot;))">
            <text:p/>
          </table:table-cell>
          <table:table-cell table:formula="of:=IF(['SoMi-Liste'.V27]=&quot;f&quot;;['SoMi-Liste'.V$2];IF(['SoMi-Liste'.V27]=&quot;e&quot;;['SoMi-Liste'.V$2];&quot;&quot;))">
            <text:p/>
          </table:table-cell>
          <table:table-cell table:formula="of:=IF(['SoMi-Liste'.W27]=&quot;f&quot;;['SoMi-Liste'.W$2];IF(['SoMi-Liste'.W27]=&quot;e&quot;;['SoMi-Liste'.W$2];&quot;&quot;))">
            <text:p/>
          </table:table-cell>
          <table:table-cell table:number-columns-repeated="2"/>
          <table:table-cell table:formula="of:=SUM([.B29:.X29])" office:value-type="float" office:value="0" calcext:value-type="float">
            <text:p>0</text:p>
          </table:table-cell>
          <table:table-cell table:formula="of:=['SoMi-Liste'.AD27]">
            <text:p/>
          </table:table-cell>
          <table:table-cell table:formula="of:=IF(['SoMi-Liste'.AE27]=&quot;f&quot;;['SoMi-Liste'.AE$2];IF(['SoMi-Liste'.AE27]=&quot;e&quot;;['SoMi-Liste'.AE$2];&quot;&quot;))">
            <text:p/>
          </table:table-cell>
          <table:table-cell table:formula="of:=IF(['SoMi-Liste'.AF27]=&quot;f&quot;;['SoMi-Liste'.AF$2];IF(['SoMi-Liste'.AF27]=&quot;e&quot;;['SoMi-Liste'.AF$2];&quot;&quot;))">
            <text:p/>
          </table:table-cell>
          <table:table-cell table:formula="of:=IF(['SoMi-Liste'.AG27]=&quot;f&quot;;['SoMi-Liste'.AG$2];IF(['SoMi-Liste'.AG27]=&quot;e&quot;;['SoMi-Liste'.AG$2];&quot;&quot;))">
            <text:p/>
          </table:table-cell>
          <table:table-cell table:formula="of:=IF(['SoMi-Liste'.AH27]=&quot;f&quot;;['SoMi-Liste'.AH$2];IF(['SoMi-Liste'.AH27]=&quot;e&quot;;['SoMi-Liste'.AH$2];&quot;&quot;))">
            <text:p/>
          </table:table-cell>
          <table:table-cell table:formula="of:=IF(['SoMi-Liste'.AI27]=&quot;f&quot;;['SoMi-Liste'.AI$2];IF(['SoMi-Liste'.AI27]=&quot;e&quot;;['SoMi-Liste'.AI$2];&quot;&quot;))">
            <text:p/>
          </table:table-cell>
          <table:table-cell table:formula="of:=IF(['SoMi-Liste'.AJ27]=&quot;f&quot;;['SoMi-Liste'.AJ$2];IF(['SoMi-Liste'.AJ27]=&quot;e&quot;;['SoMi-Liste'.AJ$2];&quot;&quot;))">
            <text:p/>
          </table:table-cell>
          <table:table-cell table:formula="of:=IF(['SoMi-Liste'.AK27]=&quot;f&quot;;['SoMi-Liste'.AK$2];IF(['SoMi-Liste'.AK27]=&quot;e&quot;;['SoMi-Liste'.AK$2];&quot;&quot;))">
            <text:p/>
          </table:table-cell>
          <table:table-cell table:formula="of:=IF(['SoMi-Liste'.AL27]=&quot;f&quot;;['SoMi-Liste'.AL$2];IF(['SoMi-Liste'.AL27]=&quot;e&quot;;['SoMi-Liste'.AL$2];&quot;&quot;))">
            <text:p/>
          </table:table-cell>
          <table:table-cell table:formula="of:=IF(['SoMi-Liste'.AM27]=&quot;f&quot;;['SoMi-Liste'.AM$2];IF(['SoMi-Liste'.AM27]=&quot;e&quot;;['SoMi-Liste'.AM$2];&quot;&quot;))">
            <text:p/>
          </table:table-cell>
          <table:table-cell table:formula="of:=IF(['SoMi-Liste'.AN27]=&quot;f&quot;;['SoMi-Liste'.AN$2];IF(['SoMi-Liste'.AN27]=&quot;e&quot;;['SoMi-Liste'.AN$2];&quot;&quot;))">
            <text:p/>
          </table:table-cell>
          <table:table-cell table:formula="of:=IF(['SoMi-Liste'.AO27]=&quot;f&quot;;['SoMi-Liste'.AO$2];IF(['SoMi-Liste'.AO27]=&quot;e&quot;;['SoMi-Liste'.AO$2];&quot;&quot;))">
            <text:p/>
          </table:table-cell>
          <table:table-cell table:formula="of:=IF(['SoMi-Liste'.AP27]=&quot;f&quot;;['SoMi-Liste'.AP$2];IF(['SoMi-Liste'.AP27]=&quot;e&quot;;['SoMi-Liste'.AP$2];&quot;&quot;))">
            <text:p/>
          </table:table-cell>
          <table:table-cell table:formula="of:=IF(['SoMi-Liste'.AQ27]=&quot;f&quot;;['SoMi-Liste'.AQ$2];IF(['SoMi-Liste'.AQ27]=&quot;e&quot;;['SoMi-Liste'.AQ$2];&quot;&quot;))">
            <text:p/>
          </table:table-cell>
          <table:table-cell table:formula="of:=IF(['SoMi-Liste'.AR27]=&quot;f&quot;;['SoMi-Liste'.AR$2];IF(['SoMi-Liste'.AR27]=&quot;e&quot;;['SoMi-Liste'.AR$2];&quot;&quot;))">
            <text:p/>
          </table:table-cell>
          <table:table-cell table:formula="of:=IF(['SoMi-Liste'.AS27]=&quot;f&quot;;['SoMi-Liste'.AS$2];IF(['SoMi-Liste'.AS27]=&quot;e&quot;;['SoMi-Liste'.AS$2];&quot;&quot;))">
            <text:p/>
          </table:table-cell>
          <table:table-cell table:formula="of:=IF(['SoMi-Liste'.AT27]=&quot;f&quot;;['SoMi-Liste'.AT$2];IF(['SoMi-Liste'.AT27]=&quot;e&quot;;['SoMi-Liste'.AT$2];&quot;&quot;))">
            <text:p/>
          </table:table-cell>
          <table:table-cell table:formula="of:=IF(['SoMi-Liste'.AU27]=&quot;f&quot;;['SoMi-Liste'.AU$2];IF(['SoMi-Liste'.AU27]=&quot;e&quot;;['SoMi-Liste'.AU$2];&quot;&quot;))">
            <text:p/>
          </table:table-cell>
          <table:table-cell table:formula="of:=IF(['SoMi-Liste'.AV27]=&quot;f&quot;;['SoMi-Liste'.AV$2];IF(['SoMi-Liste'.AV27]=&quot;e&quot;;['SoMi-Liste'.AV$2];&quot;&quot;))">
            <text:p/>
          </table:table-cell>
          <table:table-cell table:formula="of:=IF(['SoMi-Liste'.AW27]=&quot;f&quot;;['SoMi-Liste'.AW$2];IF(['SoMi-Liste'.AW27]=&quot;e&quot;;['SoMi-Liste'.AW$2];&quot;&quot;))">
            <text:p/>
          </table:table-cell>
          <table:table-cell table:formula="of:=IF(['SoMi-Liste'.AX27]=&quot;f&quot;;['SoMi-Liste'.AX$2];IF(['SoMi-Liste'.AX27]=&quot;e&quot;;['SoMi-Liste'.AX$2];&quot;&quot;))">
            <text:p/>
          </table:table-cell>
          <table:table-cell table:formula="of:=IF(['SoMi-Liste'.AY27]=&quot;f&quot;;['SoMi-Liste'.AY$2];IF(['SoMi-Liste'.AY27]=&quot;e&quot;;['SoMi-Liste'.AY$2];&quot;&quot;))">
            <text:p/>
          </table:table-cell>
          <table:table-cell table:number-columns-repeated="3"/>
          <table:table-cell table:formula="of:=SUM([.AA29:.AX2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28]">
            <text:p/>
          </table:table-cell>
          <table:table-cell table:formula="of:=IF(['SoMi-Liste'.C28]=&quot;f&quot;;['SoMi-Liste'.C$2];IF(['SoMi-Liste'.C28]=&quot;e&quot;;['SoMi-Liste'.C$2];&quot;&quot;))">
            <text:p/>
          </table:table-cell>
          <table:table-cell table:formula="of:=IF(['SoMi-Liste'.D28]=&quot;f&quot;;['SoMi-Liste'.D$2];IF(['SoMi-Liste'.D28]=&quot;e&quot;;['SoMi-Liste'.D$2];&quot;&quot;))">
            <text:p/>
          </table:table-cell>
          <table:table-cell table:formula="of:=IF(['SoMi-Liste'.E28]=&quot;f&quot;;['SoMi-Liste'.E$2];IF(['SoMi-Liste'.E28]=&quot;e&quot;;['SoMi-Liste'.E$2];&quot;&quot;))">
            <text:p/>
          </table:table-cell>
          <table:table-cell table:formula="of:=IF(['SoMi-Liste'.F28]=&quot;f&quot;;['SoMi-Liste'.F$2];IF(['SoMi-Liste'.F28]=&quot;e&quot;;['SoMi-Liste'.F$2];&quot;&quot;))">
            <text:p/>
          </table:table-cell>
          <table:table-cell table:formula="of:=IF(['SoMi-Liste'.G28]=&quot;f&quot;;['SoMi-Liste'.G$2];IF(['SoMi-Liste'.G28]=&quot;e&quot;;['SoMi-Liste'.G$2];&quot;&quot;))">
            <text:p/>
          </table:table-cell>
          <table:table-cell table:formula="of:=IF(['SoMi-Liste'.H28]=&quot;f&quot;;['SoMi-Liste'.H$2];IF(['SoMi-Liste'.H28]=&quot;e&quot;;['SoMi-Liste'.H$2];&quot;&quot;))">
            <text:p/>
          </table:table-cell>
          <table:table-cell table:formula="of:=IF(['SoMi-Liste'.I28]=&quot;f&quot;;['SoMi-Liste'.I$2];IF(['SoMi-Liste'.I28]=&quot;e&quot;;['SoMi-Liste'.I$2];&quot;&quot;))">
            <text:p/>
          </table:table-cell>
          <table:table-cell table:formula="of:=IF(['SoMi-Liste'.J28]=&quot;f&quot;;['SoMi-Liste'.J$2];IF(['SoMi-Liste'.J28]=&quot;e&quot;;['SoMi-Liste'.J$2];&quot;&quot;))">
            <text:p/>
          </table:table-cell>
          <table:table-cell table:formula="of:=IF(['SoMi-Liste'.K28]=&quot;f&quot;;['SoMi-Liste'.K$2];IF(['SoMi-Liste'.K28]=&quot;e&quot;;['SoMi-Liste'.K$2];&quot;&quot;))">
            <text:p/>
          </table:table-cell>
          <table:table-cell table:formula="of:=IF(['SoMi-Liste'.L28]=&quot;f&quot;;['SoMi-Liste'.L$2];IF(['SoMi-Liste'.L28]=&quot;e&quot;;['SoMi-Liste'.L$2];&quot;&quot;))">
            <text:p/>
          </table:table-cell>
          <table:table-cell table:formula="of:=IF(['SoMi-Liste'.M28]=&quot;f&quot;;['SoMi-Liste'.M$2];IF(['SoMi-Liste'.M28]=&quot;e&quot;;['SoMi-Liste'.M$2];&quot;&quot;))">
            <text:p/>
          </table:table-cell>
          <table:table-cell table:formula="of:=IF(['SoMi-Liste'.N28]=&quot;f&quot;;['SoMi-Liste'.N$2];IF(['SoMi-Liste'.N28]=&quot;e&quot;;['SoMi-Liste'.N$2];&quot;&quot;))">
            <text:p/>
          </table:table-cell>
          <table:table-cell table:formula="of:=IF(['SoMi-Liste'.O28]=&quot;f&quot;;['SoMi-Liste'.O$2];IF(['SoMi-Liste'.O28]=&quot;e&quot;;['SoMi-Liste'.O$2];&quot;&quot;))">
            <text:p/>
          </table:table-cell>
          <table:table-cell table:formula="of:=IF(['SoMi-Liste'.P28]=&quot;f&quot;;['SoMi-Liste'.P$2];IF(['SoMi-Liste'.P28]=&quot;e&quot;;['SoMi-Liste'.P$2];&quot;&quot;))">
            <text:p/>
          </table:table-cell>
          <table:table-cell table:formula="of:=IF(['SoMi-Liste'.Q28]=&quot;f&quot;;['SoMi-Liste'.Q$2];IF(['SoMi-Liste'.Q28]=&quot;e&quot;;['SoMi-Liste'.Q$2];&quot;&quot;))">
            <text:p/>
          </table:table-cell>
          <table:table-cell table:formula="of:=IF(['SoMi-Liste'.R28]=&quot;f&quot;;['SoMi-Liste'.R$2];IF(['SoMi-Liste'.R28]=&quot;e&quot;;['SoMi-Liste'.R$2];&quot;&quot;))">
            <text:p/>
          </table:table-cell>
          <table:table-cell table:formula="of:=IF(['SoMi-Liste'.S28]=&quot;f&quot;;['SoMi-Liste'.S$2];IF(['SoMi-Liste'.S28]=&quot;e&quot;;['SoMi-Liste'.S$2];&quot;&quot;))">
            <text:p/>
          </table:table-cell>
          <table:table-cell table:formula="of:=IF(['SoMi-Liste'.T28]=&quot;f&quot;;['SoMi-Liste'.T$2];IF(['SoMi-Liste'.T28]=&quot;e&quot;;['SoMi-Liste'.T$2];&quot;&quot;))">
            <text:p/>
          </table:table-cell>
          <table:table-cell table:formula="of:=IF(['SoMi-Liste'.U28]=&quot;f&quot;;['SoMi-Liste'.U$2];IF(['SoMi-Liste'.U28]=&quot;e&quot;;['SoMi-Liste'.U$2];&quot;&quot;))">
            <text:p/>
          </table:table-cell>
          <table:table-cell table:formula="of:=IF(['SoMi-Liste'.V28]=&quot;f&quot;;['SoMi-Liste'.V$2];IF(['SoMi-Liste'.V28]=&quot;e&quot;;['SoMi-Liste'.V$2];&quot;&quot;))">
            <text:p/>
          </table:table-cell>
          <table:table-cell table:formula="of:=IF(['SoMi-Liste'.W28]=&quot;f&quot;;['SoMi-Liste'.W$2];IF(['SoMi-Liste'.W28]=&quot;e&quot;;['SoMi-Liste'.W$2];&quot;&quot;))">
            <text:p/>
          </table:table-cell>
          <table:table-cell table:number-columns-repeated="2"/>
          <table:table-cell table:formula="of:=SUM([.B30:.X30])" office:value-type="float" office:value="0" calcext:value-type="float">
            <text:p>0</text:p>
          </table:table-cell>
          <table:table-cell table:formula="of:=['SoMi-Liste'.AD28]">
            <text:p/>
          </table:table-cell>
          <table:table-cell table:formula="of:=IF(['SoMi-Liste'.AE28]=&quot;f&quot;;['SoMi-Liste'.AE$2];IF(['SoMi-Liste'.AE28]=&quot;e&quot;;['SoMi-Liste'.AE$2];&quot;&quot;))">
            <text:p/>
          </table:table-cell>
          <table:table-cell table:formula="of:=IF(['SoMi-Liste'.AF28]=&quot;f&quot;;['SoMi-Liste'.AF$2];IF(['SoMi-Liste'.AF28]=&quot;e&quot;;['SoMi-Liste'.AF$2];&quot;&quot;))">
            <text:p/>
          </table:table-cell>
          <table:table-cell table:formula="of:=IF(['SoMi-Liste'.AG28]=&quot;f&quot;;['SoMi-Liste'.AG$2];IF(['SoMi-Liste'.AG28]=&quot;e&quot;;['SoMi-Liste'.AG$2];&quot;&quot;))">
            <text:p/>
          </table:table-cell>
          <table:table-cell table:formula="of:=IF(['SoMi-Liste'.AH28]=&quot;f&quot;;['SoMi-Liste'.AH$2];IF(['SoMi-Liste'.AH28]=&quot;e&quot;;['SoMi-Liste'.AH$2];&quot;&quot;))">
            <text:p/>
          </table:table-cell>
          <table:table-cell table:formula="of:=IF(['SoMi-Liste'.AI28]=&quot;f&quot;;['SoMi-Liste'.AI$2];IF(['SoMi-Liste'.AI28]=&quot;e&quot;;['SoMi-Liste'.AI$2];&quot;&quot;))">
            <text:p/>
          </table:table-cell>
          <table:table-cell table:formula="of:=IF(['SoMi-Liste'.AJ28]=&quot;f&quot;;['SoMi-Liste'.AJ$2];IF(['SoMi-Liste'.AJ28]=&quot;e&quot;;['SoMi-Liste'.AJ$2];&quot;&quot;))">
            <text:p/>
          </table:table-cell>
          <table:table-cell table:formula="of:=IF(['SoMi-Liste'.AK28]=&quot;f&quot;;['SoMi-Liste'.AK$2];IF(['SoMi-Liste'.AK28]=&quot;e&quot;;['SoMi-Liste'.AK$2];&quot;&quot;))">
            <text:p/>
          </table:table-cell>
          <table:table-cell table:formula="of:=IF(['SoMi-Liste'.AL28]=&quot;f&quot;;['SoMi-Liste'.AL$2];IF(['SoMi-Liste'.AL28]=&quot;e&quot;;['SoMi-Liste'.AL$2];&quot;&quot;))">
            <text:p/>
          </table:table-cell>
          <table:table-cell table:formula="of:=IF(['SoMi-Liste'.AM28]=&quot;f&quot;;['SoMi-Liste'.AM$2];IF(['SoMi-Liste'.AM28]=&quot;e&quot;;['SoMi-Liste'.AM$2];&quot;&quot;))">
            <text:p/>
          </table:table-cell>
          <table:table-cell table:formula="of:=IF(['SoMi-Liste'.AN28]=&quot;f&quot;;['SoMi-Liste'.AN$2];IF(['SoMi-Liste'.AN28]=&quot;e&quot;;['SoMi-Liste'.AN$2];&quot;&quot;))">
            <text:p/>
          </table:table-cell>
          <table:table-cell table:formula="of:=IF(['SoMi-Liste'.AO28]=&quot;f&quot;;['SoMi-Liste'.AO$2];IF(['SoMi-Liste'.AO28]=&quot;e&quot;;['SoMi-Liste'.AO$2];&quot;&quot;))">
            <text:p/>
          </table:table-cell>
          <table:table-cell table:formula="of:=IF(['SoMi-Liste'.AP28]=&quot;f&quot;;['SoMi-Liste'.AP$2];IF(['SoMi-Liste'.AP28]=&quot;e&quot;;['SoMi-Liste'.AP$2];&quot;&quot;))">
            <text:p/>
          </table:table-cell>
          <table:table-cell table:formula="of:=IF(['SoMi-Liste'.AQ28]=&quot;f&quot;;['SoMi-Liste'.AQ$2];IF(['SoMi-Liste'.AQ28]=&quot;e&quot;;['SoMi-Liste'.AQ$2];&quot;&quot;))">
            <text:p/>
          </table:table-cell>
          <table:table-cell table:formula="of:=IF(['SoMi-Liste'.AR28]=&quot;f&quot;;['SoMi-Liste'.AR$2];IF(['SoMi-Liste'.AR28]=&quot;e&quot;;['SoMi-Liste'.AR$2];&quot;&quot;))">
            <text:p/>
          </table:table-cell>
          <table:table-cell table:formula="of:=IF(['SoMi-Liste'.AS28]=&quot;f&quot;;['SoMi-Liste'.AS$2];IF(['SoMi-Liste'.AS28]=&quot;e&quot;;['SoMi-Liste'.AS$2];&quot;&quot;))">
            <text:p/>
          </table:table-cell>
          <table:table-cell table:formula="of:=IF(['SoMi-Liste'.AT28]=&quot;f&quot;;['SoMi-Liste'.AT$2];IF(['SoMi-Liste'.AT28]=&quot;e&quot;;['SoMi-Liste'.AT$2];&quot;&quot;))">
            <text:p/>
          </table:table-cell>
          <table:table-cell table:formula="of:=IF(['SoMi-Liste'.AU28]=&quot;f&quot;;['SoMi-Liste'.AU$2];IF(['SoMi-Liste'.AU28]=&quot;e&quot;;['SoMi-Liste'.AU$2];&quot;&quot;))">
            <text:p/>
          </table:table-cell>
          <table:table-cell table:formula="of:=IF(['SoMi-Liste'.AV28]=&quot;f&quot;;['SoMi-Liste'.AV$2];IF(['SoMi-Liste'.AV28]=&quot;e&quot;;['SoMi-Liste'.AV$2];&quot;&quot;))">
            <text:p/>
          </table:table-cell>
          <table:table-cell table:formula="of:=IF(['SoMi-Liste'.AW28]=&quot;f&quot;;['SoMi-Liste'.AW$2];IF(['SoMi-Liste'.AW28]=&quot;e&quot;;['SoMi-Liste'.AW$2];&quot;&quot;))">
            <text:p/>
          </table:table-cell>
          <table:table-cell table:formula="of:=IF(['SoMi-Liste'.AX28]=&quot;f&quot;;['SoMi-Liste'.AX$2];IF(['SoMi-Liste'.AX28]=&quot;e&quot;;['SoMi-Liste'.AX$2];&quot;&quot;))">
            <text:p/>
          </table:table-cell>
          <table:table-cell table:formula="of:=IF(['SoMi-Liste'.AY28]=&quot;f&quot;;['SoMi-Liste'.AY$2];IF(['SoMi-Liste'.AY28]=&quot;e&quot;;['SoMi-Liste'.AY$2];&quot;&quot;))">
            <text:p/>
          </table:table-cell>
          <table:table-cell table:number-columns-repeated="3"/>
          <table:table-cell table:formula="of:=SUM([.AA30:.AX3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29]">
            <text:p/>
          </table:table-cell>
          <table:table-cell table:formula="of:=IF(['SoMi-Liste'.C29]=&quot;f&quot;;['SoMi-Liste'.C$2];IF(['SoMi-Liste'.C29]=&quot;e&quot;;['SoMi-Liste'.C$2];&quot;&quot;))">
            <text:p/>
          </table:table-cell>
          <table:table-cell table:formula="of:=IF(['SoMi-Liste'.D29]=&quot;f&quot;;['SoMi-Liste'.D$2];IF(['SoMi-Liste'.D29]=&quot;e&quot;;['SoMi-Liste'.D$2];&quot;&quot;))">
            <text:p/>
          </table:table-cell>
          <table:table-cell table:formula="of:=IF(['SoMi-Liste'.E29]=&quot;f&quot;;['SoMi-Liste'.E$2];IF(['SoMi-Liste'.E29]=&quot;e&quot;;['SoMi-Liste'.E$2];&quot;&quot;))">
            <text:p/>
          </table:table-cell>
          <table:table-cell table:formula="of:=IF(['SoMi-Liste'.F29]=&quot;f&quot;;['SoMi-Liste'.F$2];IF(['SoMi-Liste'.F29]=&quot;e&quot;;['SoMi-Liste'.F$2];&quot;&quot;))">
            <text:p/>
          </table:table-cell>
          <table:table-cell table:formula="of:=IF(['SoMi-Liste'.G29]=&quot;f&quot;;['SoMi-Liste'.G$2];IF(['SoMi-Liste'.G29]=&quot;e&quot;;['SoMi-Liste'.G$2];&quot;&quot;))">
            <text:p/>
          </table:table-cell>
          <table:table-cell table:formula="of:=IF(['SoMi-Liste'.H29]=&quot;f&quot;;['SoMi-Liste'.H$2];IF(['SoMi-Liste'.H29]=&quot;e&quot;;['SoMi-Liste'.H$2];&quot;&quot;))">
            <text:p/>
          </table:table-cell>
          <table:table-cell table:formula="of:=IF(['SoMi-Liste'.I29]=&quot;f&quot;;['SoMi-Liste'.I$2];IF(['SoMi-Liste'.I29]=&quot;e&quot;;['SoMi-Liste'.I$2];&quot;&quot;))">
            <text:p/>
          </table:table-cell>
          <table:table-cell table:formula="of:=IF(['SoMi-Liste'.J29]=&quot;f&quot;;['SoMi-Liste'.J$2];IF(['SoMi-Liste'.J29]=&quot;e&quot;;['SoMi-Liste'.J$2];&quot;&quot;))">
            <text:p/>
          </table:table-cell>
          <table:table-cell table:formula="of:=IF(['SoMi-Liste'.K29]=&quot;f&quot;;['SoMi-Liste'.K$2];IF(['SoMi-Liste'.K29]=&quot;e&quot;;['SoMi-Liste'.K$2];&quot;&quot;))">
            <text:p/>
          </table:table-cell>
          <table:table-cell table:formula="of:=IF(['SoMi-Liste'.L29]=&quot;f&quot;;['SoMi-Liste'.L$2];IF(['SoMi-Liste'.L29]=&quot;e&quot;;['SoMi-Liste'.L$2];&quot;&quot;))">
            <text:p/>
          </table:table-cell>
          <table:table-cell table:formula="of:=IF(['SoMi-Liste'.M29]=&quot;f&quot;;['SoMi-Liste'.M$2];IF(['SoMi-Liste'.M29]=&quot;e&quot;;['SoMi-Liste'.M$2];&quot;&quot;))">
            <text:p/>
          </table:table-cell>
          <table:table-cell table:formula="of:=IF(['SoMi-Liste'.N29]=&quot;f&quot;;['SoMi-Liste'.N$2];IF(['SoMi-Liste'.N29]=&quot;e&quot;;['SoMi-Liste'.N$2];&quot;&quot;))">
            <text:p/>
          </table:table-cell>
          <table:table-cell table:formula="of:=IF(['SoMi-Liste'.O29]=&quot;f&quot;;['SoMi-Liste'.O$2];IF(['SoMi-Liste'.O29]=&quot;e&quot;;['SoMi-Liste'.O$2];&quot;&quot;))">
            <text:p/>
          </table:table-cell>
          <table:table-cell table:formula="of:=IF(['SoMi-Liste'.P29]=&quot;f&quot;;['SoMi-Liste'.P$2];IF(['SoMi-Liste'.P29]=&quot;e&quot;;['SoMi-Liste'.P$2];&quot;&quot;))">
            <text:p/>
          </table:table-cell>
          <table:table-cell table:formula="of:=IF(['SoMi-Liste'.Q29]=&quot;f&quot;;['SoMi-Liste'.Q$2];IF(['SoMi-Liste'.Q29]=&quot;e&quot;;['SoMi-Liste'.Q$2];&quot;&quot;))">
            <text:p/>
          </table:table-cell>
          <table:table-cell table:formula="of:=IF(['SoMi-Liste'.R29]=&quot;f&quot;;['SoMi-Liste'.R$2];IF(['SoMi-Liste'.R29]=&quot;e&quot;;['SoMi-Liste'.R$2];&quot;&quot;))">
            <text:p/>
          </table:table-cell>
          <table:table-cell table:formula="of:=IF(['SoMi-Liste'.S29]=&quot;f&quot;;['SoMi-Liste'.S$2];IF(['SoMi-Liste'.S29]=&quot;e&quot;;['SoMi-Liste'.S$2];&quot;&quot;))">
            <text:p/>
          </table:table-cell>
          <table:table-cell table:formula="of:=IF(['SoMi-Liste'.T29]=&quot;f&quot;;['SoMi-Liste'.T$2];IF(['SoMi-Liste'.T29]=&quot;e&quot;;['SoMi-Liste'.T$2];&quot;&quot;))">
            <text:p/>
          </table:table-cell>
          <table:table-cell table:formula="of:=IF(['SoMi-Liste'.U29]=&quot;f&quot;;['SoMi-Liste'.U$2];IF(['SoMi-Liste'.U29]=&quot;e&quot;;['SoMi-Liste'.U$2];&quot;&quot;))">
            <text:p/>
          </table:table-cell>
          <table:table-cell table:formula="of:=IF(['SoMi-Liste'.V29]=&quot;f&quot;;['SoMi-Liste'.V$2];IF(['SoMi-Liste'.V29]=&quot;e&quot;;['SoMi-Liste'.V$2];&quot;&quot;))">
            <text:p/>
          </table:table-cell>
          <table:table-cell table:formula="of:=IF(['SoMi-Liste'.W29]=&quot;f&quot;;['SoMi-Liste'.W$2];IF(['SoMi-Liste'.W29]=&quot;e&quot;;['SoMi-Liste'.W$2];&quot;&quot;))">
            <text:p/>
          </table:table-cell>
          <table:table-cell table:number-columns-repeated="2"/>
          <table:table-cell table:formula="of:=SUM([.B31:.X31])" office:value-type="float" office:value="0" calcext:value-type="float">
            <text:p>0</text:p>
          </table:table-cell>
          <table:table-cell table:formula="of:=['SoMi-Liste'.AD29]">
            <text:p/>
          </table:table-cell>
          <table:table-cell table:formula="of:=IF(['SoMi-Liste'.AE29]=&quot;f&quot;;['SoMi-Liste'.AE$2];IF(['SoMi-Liste'.AE29]=&quot;e&quot;;['SoMi-Liste'.AE$2];&quot;&quot;))">
            <text:p/>
          </table:table-cell>
          <table:table-cell table:formula="of:=IF(['SoMi-Liste'.AF29]=&quot;f&quot;;['SoMi-Liste'.AF$2];IF(['SoMi-Liste'.AF29]=&quot;e&quot;;['SoMi-Liste'.AF$2];&quot;&quot;))">
            <text:p/>
          </table:table-cell>
          <table:table-cell table:formula="of:=IF(['SoMi-Liste'.AG29]=&quot;f&quot;;['SoMi-Liste'.AG$2];IF(['SoMi-Liste'.AG29]=&quot;e&quot;;['SoMi-Liste'.AG$2];&quot;&quot;))">
            <text:p/>
          </table:table-cell>
          <table:table-cell table:formula="of:=IF(['SoMi-Liste'.AH29]=&quot;f&quot;;['SoMi-Liste'.AH$2];IF(['SoMi-Liste'.AH29]=&quot;e&quot;;['SoMi-Liste'.AH$2];&quot;&quot;))">
            <text:p/>
          </table:table-cell>
          <table:table-cell table:formula="of:=IF(['SoMi-Liste'.AI29]=&quot;f&quot;;['SoMi-Liste'.AI$2];IF(['SoMi-Liste'.AI29]=&quot;e&quot;;['SoMi-Liste'.AI$2];&quot;&quot;))">
            <text:p/>
          </table:table-cell>
          <table:table-cell table:formula="of:=IF(['SoMi-Liste'.AJ29]=&quot;f&quot;;['SoMi-Liste'.AJ$2];IF(['SoMi-Liste'.AJ29]=&quot;e&quot;;['SoMi-Liste'.AJ$2];&quot;&quot;))">
            <text:p/>
          </table:table-cell>
          <table:table-cell table:formula="of:=IF(['SoMi-Liste'.AK29]=&quot;f&quot;;['SoMi-Liste'.AK$2];IF(['SoMi-Liste'.AK29]=&quot;e&quot;;['SoMi-Liste'.AK$2];&quot;&quot;))">
            <text:p/>
          </table:table-cell>
          <table:table-cell table:formula="of:=IF(['SoMi-Liste'.AL29]=&quot;f&quot;;['SoMi-Liste'.AL$2];IF(['SoMi-Liste'.AL29]=&quot;e&quot;;['SoMi-Liste'.AL$2];&quot;&quot;))">
            <text:p/>
          </table:table-cell>
          <table:table-cell table:formula="of:=IF(['SoMi-Liste'.AM29]=&quot;f&quot;;['SoMi-Liste'.AM$2];IF(['SoMi-Liste'.AM29]=&quot;e&quot;;['SoMi-Liste'.AM$2];&quot;&quot;))">
            <text:p/>
          </table:table-cell>
          <table:table-cell table:formula="of:=IF(['SoMi-Liste'.AN29]=&quot;f&quot;;['SoMi-Liste'.AN$2];IF(['SoMi-Liste'.AN29]=&quot;e&quot;;['SoMi-Liste'.AN$2];&quot;&quot;))">
            <text:p/>
          </table:table-cell>
          <table:table-cell table:formula="of:=IF(['SoMi-Liste'.AO29]=&quot;f&quot;;['SoMi-Liste'.AO$2];IF(['SoMi-Liste'.AO29]=&quot;e&quot;;['SoMi-Liste'.AO$2];&quot;&quot;))">
            <text:p/>
          </table:table-cell>
          <table:table-cell table:formula="of:=IF(['SoMi-Liste'.AP29]=&quot;f&quot;;['SoMi-Liste'.AP$2];IF(['SoMi-Liste'.AP29]=&quot;e&quot;;['SoMi-Liste'.AP$2];&quot;&quot;))">
            <text:p/>
          </table:table-cell>
          <table:table-cell table:formula="of:=IF(['SoMi-Liste'.AQ29]=&quot;f&quot;;['SoMi-Liste'.AQ$2];IF(['SoMi-Liste'.AQ29]=&quot;e&quot;;['SoMi-Liste'.AQ$2];&quot;&quot;))">
            <text:p/>
          </table:table-cell>
          <table:table-cell table:formula="of:=IF(['SoMi-Liste'.AR29]=&quot;f&quot;;['SoMi-Liste'.AR$2];IF(['SoMi-Liste'.AR29]=&quot;e&quot;;['SoMi-Liste'.AR$2];&quot;&quot;))">
            <text:p/>
          </table:table-cell>
          <table:table-cell table:formula="of:=IF(['SoMi-Liste'.AS29]=&quot;f&quot;;['SoMi-Liste'.AS$2];IF(['SoMi-Liste'.AS29]=&quot;e&quot;;['SoMi-Liste'.AS$2];&quot;&quot;))">
            <text:p/>
          </table:table-cell>
          <table:table-cell table:formula="of:=IF(['SoMi-Liste'.AT29]=&quot;f&quot;;['SoMi-Liste'.AT$2];IF(['SoMi-Liste'.AT29]=&quot;e&quot;;['SoMi-Liste'.AT$2];&quot;&quot;))">
            <text:p/>
          </table:table-cell>
          <table:table-cell table:formula="of:=IF(['SoMi-Liste'.AU29]=&quot;f&quot;;['SoMi-Liste'.AU$2];IF(['SoMi-Liste'.AU29]=&quot;e&quot;;['SoMi-Liste'.AU$2];&quot;&quot;))">
            <text:p/>
          </table:table-cell>
          <table:table-cell table:formula="of:=IF(['SoMi-Liste'.AV29]=&quot;f&quot;;['SoMi-Liste'.AV$2];IF(['SoMi-Liste'.AV29]=&quot;e&quot;;['SoMi-Liste'.AV$2];&quot;&quot;))">
            <text:p/>
          </table:table-cell>
          <table:table-cell table:formula="of:=IF(['SoMi-Liste'.AW29]=&quot;f&quot;;['SoMi-Liste'.AW$2];IF(['SoMi-Liste'.AW29]=&quot;e&quot;;['SoMi-Liste'.AW$2];&quot;&quot;))">
            <text:p/>
          </table:table-cell>
          <table:table-cell table:formula="of:=IF(['SoMi-Liste'.AX29]=&quot;f&quot;;['SoMi-Liste'.AX$2];IF(['SoMi-Liste'.AX29]=&quot;e&quot;;['SoMi-Liste'.AX$2];&quot;&quot;))">
            <text:p/>
          </table:table-cell>
          <table:table-cell table:formula="of:=IF(['SoMi-Liste'.AY29]=&quot;f&quot;;['SoMi-Liste'.AY$2];IF(['SoMi-Liste'.AY29]=&quot;e&quot;;['SoMi-Liste'.AY$2];&quot;&quot;))">
            <text:p/>
          </table:table-cell>
          <table:table-cell table:number-columns-repeated="3"/>
          <table:table-cell table:formula="of:=SUM([.AA31:.AX3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30]">
            <text:p/>
          </table:table-cell>
          <table:table-cell table:formula="of:=IF(['SoMi-Liste'.C30]=&quot;f&quot;;['SoMi-Liste'.C$2];IF(['SoMi-Liste'.C30]=&quot;e&quot;;['SoMi-Liste'.C$2];&quot;&quot;))">
            <text:p/>
          </table:table-cell>
          <table:table-cell table:formula="of:=IF(['SoMi-Liste'.D30]=&quot;f&quot;;['SoMi-Liste'.D$2];IF(['SoMi-Liste'.D30]=&quot;e&quot;;['SoMi-Liste'.D$2];&quot;&quot;))">
            <text:p/>
          </table:table-cell>
          <table:table-cell table:formula="of:=IF(['SoMi-Liste'.E30]=&quot;f&quot;;['SoMi-Liste'.E$2];IF(['SoMi-Liste'.E30]=&quot;e&quot;;['SoMi-Liste'.E$2];&quot;&quot;))">
            <text:p/>
          </table:table-cell>
          <table:table-cell table:formula="of:=IF(['SoMi-Liste'.F30]=&quot;f&quot;;['SoMi-Liste'.F$2];IF(['SoMi-Liste'.F30]=&quot;e&quot;;['SoMi-Liste'.F$2];&quot;&quot;))">
            <text:p/>
          </table:table-cell>
          <table:table-cell table:formula="of:=IF(['SoMi-Liste'.G30]=&quot;f&quot;;['SoMi-Liste'.G$2];IF(['SoMi-Liste'.G30]=&quot;e&quot;;['SoMi-Liste'.G$2];&quot;&quot;))">
            <text:p/>
          </table:table-cell>
          <table:table-cell table:formula="of:=IF(['SoMi-Liste'.H30]=&quot;f&quot;;['SoMi-Liste'.H$2];IF(['SoMi-Liste'.H30]=&quot;e&quot;;['SoMi-Liste'.H$2];&quot;&quot;))">
            <text:p/>
          </table:table-cell>
          <table:table-cell table:formula="of:=IF(['SoMi-Liste'.I30]=&quot;f&quot;;['SoMi-Liste'.I$2];IF(['SoMi-Liste'.I30]=&quot;e&quot;;['SoMi-Liste'.I$2];&quot;&quot;))">
            <text:p/>
          </table:table-cell>
          <table:table-cell table:formula="of:=IF(['SoMi-Liste'.J30]=&quot;f&quot;;['SoMi-Liste'.J$2];IF(['SoMi-Liste'.J30]=&quot;e&quot;;['SoMi-Liste'.J$2];&quot;&quot;))">
            <text:p/>
          </table:table-cell>
          <table:table-cell table:formula="of:=IF(['SoMi-Liste'.K30]=&quot;f&quot;;['SoMi-Liste'.K$2];IF(['SoMi-Liste'.K30]=&quot;e&quot;;['SoMi-Liste'.K$2];&quot;&quot;))">
            <text:p/>
          </table:table-cell>
          <table:table-cell table:formula="of:=IF(['SoMi-Liste'.L30]=&quot;f&quot;;['SoMi-Liste'.L$2];IF(['SoMi-Liste'.L30]=&quot;e&quot;;['SoMi-Liste'.L$2];&quot;&quot;))">
            <text:p/>
          </table:table-cell>
          <table:table-cell table:formula="of:=IF(['SoMi-Liste'.M30]=&quot;f&quot;;['SoMi-Liste'.M$2];IF(['SoMi-Liste'.M30]=&quot;e&quot;;['SoMi-Liste'.M$2];&quot;&quot;))">
            <text:p/>
          </table:table-cell>
          <table:table-cell table:formula="of:=IF(['SoMi-Liste'.N30]=&quot;f&quot;;['SoMi-Liste'.N$2];IF(['SoMi-Liste'.N30]=&quot;e&quot;;['SoMi-Liste'.N$2];&quot;&quot;))">
            <text:p/>
          </table:table-cell>
          <table:table-cell table:formula="of:=IF(['SoMi-Liste'.O30]=&quot;f&quot;;['SoMi-Liste'.O$2];IF(['SoMi-Liste'.O30]=&quot;e&quot;;['SoMi-Liste'.O$2];&quot;&quot;))">
            <text:p/>
          </table:table-cell>
          <table:table-cell table:formula="of:=IF(['SoMi-Liste'.P30]=&quot;f&quot;;['SoMi-Liste'.P$2];IF(['SoMi-Liste'.P30]=&quot;e&quot;;['SoMi-Liste'.P$2];&quot;&quot;))">
            <text:p/>
          </table:table-cell>
          <table:table-cell table:formula="of:=IF(['SoMi-Liste'.Q30]=&quot;f&quot;;['SoMi-Liste'.Q$2];IF(['SoMi-Liste'.Q30]=&quot;e&quot;;['SoMi-Liste'.Q$2];&quot;&quot;))">
            <text:p/>
          </table:table-cell>
          <table:table-cell table:formula="of:=IF(['SoMi-Liste'.R30]=&quot;f&quot;;['SoMi-Liste'.R$2];IF(['SoMi-Liste'.R30]=&quot;e&quot;;['SoMi-Liste'.R$2];&quot;&quot;))">
            <text:p/>
          </table:table-cell>
          <table:table-cell table:formula="of:=IF(['SoMi-Liste'.S30]=&quot;f&quot;;['SoMi-Liste'.S$2];IF(['SoMi-Liste'.S30]=&quot;e&quot;;['SoMi-Liste'.S$2];&quot;&quot;))">
            <text:p/>
          </table:table-cell>
          <table:table-cell table:formula="of:=IF(['SoMi-Liste'.T30]=&quot;f&quot;;['SoMi-Liste'.T$2];IF(['SoMi-Liste'.T30]=&quot;e&quot;;['SoMi-Liste'.T$2];&quot;&quot;))">
            <text:p/>
          </table:table-cell>
          <table:table-cell table:formula="of:=IF(['SoMi-Liste'.U30]=&quot;f&quot;;['SoMi-Liste'.U$2];IF(['SoMi-Liste'.U30]=&quot;e&quot;;['SoMi-Liste'.U$2];&quot;&quot;))">
            <text:p/>
          </table:table-cell>
          <table:table-cell table:formula="of:=IF(['SoMi-Liste'.V30]=&quot;f&quot;;['SoMi-Liste'.V$2];IF(['SoMi-Liste'.V30]=&quot;e&quot;;['SoMi-Liste'.V$2];&quot;&quot;))">
            <text:p/>
          </table:table-cell>
          <table:table-cell table:formula="of:=IF(['SoMi-Liste'.W30]=&quot;f&quot;;['SoMi-Liste'.W$2];IF(['SoMi-Liste'.W30]=&quot;e&quot;;['SoMi-Liste'.W$2];&quot;&quot;))">
            <text:p/>
          </table:table-cell>
          <table:table-cell table:number-columns-repeated="2"/>
          <table:table-cell table:formula="of:=SUM([.B32:.X32])" office:value-type="float" office:value="0" calcext:value-type="float">
            <text:p>0</text:p>
          </table:table-cell>
          <table:table-cell table:formula="of:=['SoMi-Liste'.AD30]">
            <text:p/>
          </table:table-cell>
          <table:table-cell table:formula="of:=IF(['SoMi-Liste'.AE30]=&quot;f&quot;;['SoMi-Liste'.AE$2];IF(['SoMi-Liste'.AE30]=&quot;e&quot;;['SoMi-Liste'.AE$2];&quot;&quot;))">
            <text:p/>
          </table:table-cell>
          <table:table-cell table:formula="of:=IF(['SoMi-Liste'.AF30]=&quot;f&quot;;['SoMi-Liste'.AF$2];IF(['SoMi-Liste'.AF30]=&quot;e&quot;;['SoMi-Liste'.AF$2];&quot;&quot;))">
            <text:p/>
          </table:table-cell>
          <table:table-cell table:formula="of:=IF(['SoMi-Liste'.AG30]=&quot;f&quot;;['SoMi-Liste'.AG$2];IF(['SoMi-Liste'.AG30]=&quot;e&quot;;['SoMi-Liste'.AG$2];&quot;&quot;))">
            <text:p/>
          </table:table-cell>
          <table:table-cell table:formula="of:=IF(['SoMi-Liste'.AH30]=&quot;f&quot;;['SoMi-Liste'.AH$2];IF(['SoMi-Liste'.AH30]=&quot;e&quot;;['SoMi-Liste'.AH$2];&quot;&quot;))">
            <text:p/>
          </table:table-cell>
          <table:table-cell table:formula="of:=IF(['SoMi-Liste'.AI30]=&quot;f&quot;;['SoMi-Liste'.AI$2];IF(['SoMi-Liste'.AI30]=&quot;e&quot;;['SoMi-Liste'.AI$2];&quot;&quot;))">
            <text:p/>
          </table:table-cell>
          <table:table-cell table:formula="of:=IF(['SoMi-Liste'.AJ30]=&quot;f&quot;;['SoMi-Liste'.AJ$2];IF(['SoMi-Liste'.AJ30]=&quot;e&quot;;['SoMi-Liste'.AJ$2];&quot;&quot;))">
            <text:p/>
          </table:table-cell>
          <table:table-cell table:formula="of:=IF(['SoMi-Liste'.AK30]=&quot;f&quot;;['SoMi-Liste'.AK$2];IF(['SoMi-Liste'.AK30]=&quot;e&quot;;['SoMi-Liste'.AK$2];&quot;&quot;))">
            <text:p/>
          </table:table-cell>
          <table:table-cell table:formula="of:=IF(['SoMi-Liste'.AL30]=&quot;f&quot;;['SoMi-Liste'.AL$2];IF(['SoMi-Liste'.AL30]=&quot;e&quot;;['SoMi-Liste'.AL$2];&quot;&quot;))">
            <text:p/>
          </table:table-cell>
          <table:table-cell table:formula="of:=IF(['SoMi-Liste'.AM30]=&quot;f&quot;;['SoMi-Liste'.AM$2];IF(['SoMi-Liste'.AM30]=&quot;e&quot;;['SoMi-Liste'.AM$2];&quot;&quot;))">
            <text:p/>
          </table:table-cell>
          <table:table-cell table:formula="of:=IF(['SoMi-Liste'.AN30]=&quot;f&quot;;['SoMi-Liste'.AN$2];IF(['SoMi-Liste'.AN30]=&quot;e&quot;;['SoMi-Liste'.AN$2];&quot;&quot;))">
            <text:p/>
          </table:table-cell>
          <table:table-cell table:formula="of:=IF(['SoMi-Liste'.AO30]=&quot;f&quot;;['SoMi-Liste'.AO$2];IF(['SoMi-Liste'.AO30]=&quot;e&quot;;['SoMi-Liste'.AO$2];&quot;&quot;))">
            <text:p/>
          </table:table-cell>
          <table:table-cell table:formula="of:=IF(['SoMi-Liste'.AP30]=&quot;f&quot;;['SoMi-Liste'.AP$2];IF(['SoMi-Liste'.AP30]=&quot;e&quot;;['SoMi-Liste'.AP$2];&quot;&quot;))">
            <text:p/>
          </table:table-cell>
          <table:table-cell table:formula="of:=IF(['SoMi-Liste'.AQ30]=&quot;f&quot;;['SoMi-Liste'.AQ$2];IF(['SoMi-Liste'.AQ30]=&quot;e&quot;;['SoMi-Liste'.AQ$2];&quot;&quot;))">
            <text:p/>
          </table:table-cell>
          <table:table-cell table:formula="of:=IF(['SoMi-Liste'.AR30]=&quot;f&quot;;['SoMi-Liste'.AR$2];IF(['SoMi-Liste'.AR30]=&quot;e&quot;;['SoMi-Liste'.AR$2];&quot;&quot;))">
            <text:p/>
          </table:table-cell>
          <table:table-cell table:formula="of:=IF(['SoMi-Liste'.AS30]=&quot;f&quot;;['SoMi-Liste'.AS$2];IF(['SoMi-Liste'.AS30]=&quot;e&quot;;['SoMi-Liste'.AS$2];&quot;&quot;))">
            <text:p/>
          </table:table-cell>
          <table:table-cell table:formula="of:=IF(['SoMi-Liste'.AT30]=&quot;f&quot;;['SoMi-Liste'.AT$2];IF(['SoMi-Liste'.AT30]=&quot;e&quot;;['SoMi-Liste'.AT$2];&quot;&quot;))">
            <text:p/>
          </table:table-cell>
          <table:table-cell table:formula="of:=IF(['SoMi-Liste'.AU30]=&quot;f&quot;;['SoMi-Liste'.AU$2];IF(['SoMi-Liste'.AU30]=&quot;e&quot;;['SoMi-Liste'.AU$2];&quot;&quot;))">
            <text:p/>
          </table:table-cell>
          <table:table-cell table:formula="of:=IF(['SoMi-Liste'.AV30]=&quot;f&quot;;['SoMi-Liste'.AV$2];IF(['SoMi-Liste'.AV30]=&quot;e&quot;;['SoMi-Liste'.AV$2];&quot;&quot;))">
            <text:p/>
          </table:table-cell>
          <table:table-cell table:formula="of:=IF(['SoMi-Liste'.AW30]=&quot;f&quot;;['SoMi-Liste'.AW$2];IF(['SoMi-Liste'.AW30]=&quot;e&quot;;['SoMi-Liste'.AW$2];&quot;&quot;))">
            <text:p/>
          </table:table-cell>
          <table:table-cell table:formula="of:=IF(['SoMi-Liste'.AX30]=&quot;f&quot;;['SoMi-Liste'.AX$2];IF(['SoMi-Liste'.AX30]=&quot;e&quot;;['SoMi-Liste'.AX$2];&quot;&quot;))">
            <text:p/>
          </table:table-cell>
          <table:table-cell table:formula="of:=IF(['SoMi-Liste'.AY30]=&quot;f&quot;;['SoMi-Liste'.AY$2];IF(['SoMi-Liste'.AY30]=&quot;e&quot;;['SoMi-Liste'.AY$2];&quot;&quot;))">
            <text:p/>
          </table:table-cell>
          <table:table-cell table:number-columns-repeated="3"/>
          <table:table-cell table:formula="of:=SUM([.AA32:.AX3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31]">
            <text:p/>
          </table:table-cell>
          <table:table-cell table:formula="of:=IF(['SoMi-Liste'.C31]=&quot;f&quot;;['SoMi-Liste'.C$2];IF(['SoMi-Liste'.C31]=&quot;e&quot;;['SoMi-Liste'.C$2];&quot;&quot;))">
            <text:p/>
          </table:table-cell>
          <table:table-cell table:formula="of:=IF(['SoMi-Liste'.D31]=&quot;f&quot;;['SoMi-Liste'.D$2];IF(['SoMi-Liste'.D31]=&quot;e&quot;;['SoMi-Liste'.D$2];&quot;&quot;))">
            <text:p/>
          </table:table-cell>
          <table:table-cell table:formula="of:=IF(['SoMi-Liste'.E31]=&quot;f&quot;;['SoMi-Liste'.E$2];IF(['SoMi-Liste'.E31]=&quot;e&quot;;['SoMi-Liste'.E$2];&quot;&quot;))">
            <text:p/>
          </table:table-cell>
          <table:table-cell table:formula="of:=IF(['SoMi-Liste'.F31]=&quot;f&quot;;['SoMi-Liste'.F$2];IF(['SoMi-Liste'.F31]=&quot;e&quot;;['SoMi-Liste'.F$2];&quot;&quot;))">
            <text:p/>
          </table:table-cell>
          <table:table-cell table:formula="of:=IF(['SoMi-Liste'.G31]=&quot;f&quot;;['SoMi-Liste'.G$2];IF(['SoMi-Liste'.G31]=&quot;e&quot;;['SoMi-Liste'.G$2];&quot;&quot;))">
            <text:p/>
          </table:table-cell>
          <table:table-cell table:formula="of:=IF(['SoMi-Liste'.H31]=&quot;f&quot;;['SoMi-Liste'.H$2];IF(['SoMi-Liste'.H31]=&quot;e&quot;;['SoMi-Liste'.H$2];&quot;&quot;))">
            <text:p/>
          </table:table-cell>
          <table:table-cell table:formula="of:=IF(['SoMi-Liste'.I31]=&quot;f&quot;;['SoMi-Liste'.I$2];IF(['SoMi-Liste'.I31]=&quot;e&quot;;['SoMi-Liste'.I$2];&quot;&quot;))">
            <text:p/>
          </table:table-cell>
          <table:table-cell table:formula="of:=IF(['SoMi-Liste'.J31]=&quot;f&quot;;['SoMi-Liste'.J$2];IF(['SoMi-Liste'.J31]=&quot;e&quot;;['SoMi-Liste'.J$2];&quot;&quot;))">
            <text:p/>
          </table:table-cell>
          <table:table-cell table:formula="of:=IF(['SoMi-Liste'.K31]=&quot;f&quot;;['SoMi-Liste'.K$2];IF(['SoMi-Liste'.K31]=&quot;e&quot;;['SoMi-Liste'.K$2];&quot;&quot;))">
            <text:p/>
          </table:table-cell>
          <table:table-cell table:formula="of:=IF(['SoMi-Liste'.L31]=&quot;f&quot;;['SoMi-Liste'.L$2];IF(['SoMi-Liste'.L31]=&quot;e&quot;;['SoMi-Liste'.L$2];&quot;&quot;))">
            <text:p/>
          </table:table-cell>
          <table:table-cell table:formula="of:=IF(['SoMi-Liste'.M31]=&quot;f&quot;;['SoMi-Liste'.M$2];IF(['SoMi-Liste'.M31]=&quot;e&quot;;['SoMi-Liste'.M$2];&quot;&quot;))">
            <text:p/>
          </table:table-cell>
          <table:table-cell table:formula="of:=IF(['SoMi-Liste'.N31]=&quot;f&quot;;['SoMi-Liste'.N$2];IF(['SoMi-Liste'.N31]=&quot;e&quot;;['SoMi-Liste'.N$2];&quot;&quot;))">
            <text:p/>
          </table:table-cell>
          <table:table-cell table:formula="of:=IF(['SoMi-Liste'.O31]=&quot;f&quot;;['SoMi-Liste'.O$2];IF(['SoMi-Liste'.O31]=&quot;e&quot;;['SoMi-Liste'.O$2];&quot;&quot;))">
            <text:p/>
          </table:table-cell>
          <table:table-cell table:formula="of:=IF(['SoMi-Liste'.P31]=&quot;f&quot;;['SoMi-Liste'.P$2];IF(['SoMi-Liste'.P31]=&quot;e&quot;;['SoMi-Liste'.P$2];&quot;&quot;))">
            <text:p/>
          </table:table-cell>
          <table:table-cell table:formula="of:=IF(['SoMi-Liste'.Q31]=&quot;f&quot;;['SoMi-Liste'.Q$2];IF(['SoMi-Liste'.Q31]=&quot;e&quot;;['SoMi-Liste'.Q$2];&quot;&quot;))">
            <text:p/>
          </table:table-cell>
          <table:table-cell table:formula="of:=IF(['SoMi-Liste'.R31]=&quot;f&quot;;['SoMi-Liste'.R$2];IF(['SoMi-Liste'.R31]=&quot;e&quot;;['SoMi-Liste'.R$2];&quot;&quot;))">
            <text:p/>
          </table:table-cell>
          <table:table-cell table:formula="of:=IF(['SoMi-Liste'.S31]=&quot;f&quot;;['SoMi-Liste'.S$2];IF(['SoMi-Liste'.S31]=&quot;e&quot;;['SoMi-Liste'.S$2];&quot;&quot;))">
            <text:p/>
          </table:table-cell>
          <table:table-cell table:formula="of:=IF(['SoMi-Liste'.T31]=&quot;f&quot;;['SoMi-Liste'.T$2];IF(['SoMi-Liste'.T31]=&quot;e&quot;;['SoMi-Liste'.T$2];&quot;&quot;))">
            <text:p/>
          </table:table-cell>
          <table:table-cell table:formula="of:=IF(['SoMi-Liste'.U31]=&quot;f&quot;;['SoMi-Liste'.U$2];IF(['SoMi-Liste'.U31]=&quot;e&quot;;['SoMi-Liste'.U$2];&quot;&quot;))">
            <text:p/>
          </table:table-cell>
          <table:table-cell table:formula="of:=IF(['SoMi-Liste'.V31]=&quot;f&quot;;['SoMi-Liste'.V$2];IF(['SoMi-Liste'.V31]=&quot;e&quot;;['SoMi-Liste'.V$2];&quot;&quot;))">
            <text:p/>
          </table:table-cell>
          <table:table-cell table:formula="of:=IF(['SoMi-Liste'.W31]=&quot;f&quot;;['SoMi-Liste'.W$2];IF(['SoMi-Liste'.W31]=&quot;e&quot;;['SoMi-Liste'.W$2];&quot;&quot;))">
            <text:p/>
          </table:table-cell>
          <table:table-cell table:number-columns-repeated="2"/>
          <table:table-cell table:formula="of:=SUM([.B33:.X33])" office:value-type="float" office:value="0" calcext:value-type="float">
            <text:p>0</text:p>
          </table:table-cell>
          <table:table-cell table:formula="of:=['SoMi-Liste'.AD31]">
            <text:p/>
          </table:table-cell>
          <table:table-cell table:formula="of:=IF(['SoMi-Liste'.AE31]=&quot;f&quot;;['SoMi-Liste'.AE$2];IF(['SoMi-Liste'.AE31]=&quot;e&quot;;['SoMi-Liste'.AE$2];&quot;&quot;))">
            <text:p/>
          </table:table-cell>
          <table:table-cell table:formula="of:=IF(['SoMi-Liste'.AF31]=&quot;f&quot;;['SoMi-Liste'.AF$2];IF(['SoMi-Liste'.AF31]=&quot;e&quot;;['SoMi-Liste'.AF$2];&quot;&quot;))">
            <text:p/>
          </table:table-cell>
          <table:table-cell table:formula="of:=IF(['SoMi-Liste'.AG31]=&quot;f&quot;;['SoMi-Liste'.AG$2];IF(['SoMi-Liste'.AG31]=&quot;e&quot;;['SoMi-Liste'.AG$2];&quot;&quot;))">
            <text:p/>
          </table:table-cell>
          <table:table-cell table:formula="of:=IF(['SoMi-Liste'.AH31]=&quot;f&quot;;['SoMi-Liste'.AH$2];IF(['SoMi-Liste'.AH31]=&quot;e&quot;;['SoMi-Liste'.AH$2];&quot;&quot;))">
            <text:p/>
          </table:table-cell>
          <table:table-cell table:formula="of:=IF(['SoMi-Liste'.AI31]=&quot;f&quot;;['SoMi-Liste'.AI$2];IF(['SoMi-Liste'.AI31]=&quot;e&quot;;['SoMi-Liste'.AI$2];&quot;&quot;))">
            <text:p/>
          </table:table-cell>
          <table:table-cell table:formula="of:=IF(['SoMi-Liste'.AJ31]=&quot;f&quot;;['SoMi-Liste'.AJ$2];IF(['SoMi-Liste'.AJ31]=&quot;e&quot;;['SoMi-Liste'.AJ$2];&quot;&quot;))">
            <text:p/>
          </table:table-cell>
          <table:table-cell table:formula="of:=IF(['SoMi-Liste'.AK31]=&quot;f&quot;;['SoMi-Liste'.AK$2];IF(['SoMi-Liste'.AK31]=&quot;e&quot;;['SoMi-Liste'.AK$2];&quot;&quot;))">
            <text:p/>
          </table:table-cell>
          <table:table-cell table:formula="of:=IF(['SoMi-Liste'.AL31]=&quot;f&quot;;['SoMi-Liste'.AL$2];IF(['SoMi-Liste'.AL31]=&quot;e&quot;;['SoMi-Liste'.AL$2];&quot;&quot;))">
            <text:p/>
          </table:table-cell>
          <table:table-cell table:formula="of:=IF(['SoMi-Liste'.AM31]=&quot;f&quot;;['SoMi-Liste'.AM$2];IF(['SoMi-Liste'.AM31]=&quot;e&quot;;['SoMi-Liste'.AM$2];&quot;&quot;))">
            <text:p/>
          </table:table-cell>
          <table:table-cell table:formula="of:=IF(['SoMi-Liste'.AN31]=&quot;f&quot;;['SoMi-Liste'.AN$2];IF(['SoMi-Liste'.AN31]=&quot;e&quot;;['SoMi-Liste'.AN$2];&quot;&quot;))">
            <text:p/>
          </table:table-cell>
          <table:table-cell table:formula="of:=IF(['SoMi-Liste'.AO31]=&quot;f&quot;;['SoMi-Liste'.AO$2];IF(['SoMi-Liste'.AO31]=&quot;e&quot;;['SoMi-Liste'.AO$2];&quot;&quot;))">
            <text:p/>
          </table:table-cell>
          <table:table-cell table:formula="of:=IF(['SoMi-Liste'.AP31]=&quot;f&quot;;['SoMi-Liste'.AP$2];IF(['SoMi-Liste'.AP31]=&quot;e&quot;;['SoMi-Liste'.AP$2];&quot;&quot;))">
            <text:p/>
          </table:table-cell>
          <table:table-cell table:formula="of:=IF(['SoMi-Liste'.AQ31]=&quot;f&quot;;['SoMi-Liste'.AQ$2];IF(['SoMi-Liste'.AQ31]=&quot;e&quot;;['SoMi-Liste'.AQ$2];&quot;&quot;))">
            <text:p/>
          </table:table-cell>
          <table:table-cell table:formula="of:=IF(['SoMi-Liste'.AR31]=&quot;f&quot;;['SoMi-Liste'.AR$2];IF(['SoMi-Liste'.AR31]=&quot;e&quot;;['SoMi-Liste'.AR$2];&quot;&quot;))">
            <text:p/>
          </table:table-cell>
          <table:table-cell table:formula="of:=IF(['SoMi-Liste'.AS31]=&quot;f&quot;;['SoMi-Liste'.AS$2];IF(['SoMi-Liste'.AS31]=&quot;e&quot;;['SoMi-Liste'.AS$2];&quot;&quot;))">
            <text:p/>
          </table:table-cell>
          <table:table-cell table:formula="of:=IF(['SoMi-Liste'.AT31]=&quot;f&quot;;['SoMi-Liste'.AT$2];IF(['SoMi-Liste'.AT31]=&quot;e&quot;;['SoMi-Liste'.AT$2];&quot;&quot;))">
            <text:p/>
          </table:table-cell>
          <table:table-cell table:formula="of:=IF(['SoMi-Liste'.AU31]=&quot;f&quot;;['SoMi-Liste'.AU$2];IF(['SoMi-Liste'.AU31]=&quot;e&quot;;['SoMi-Liste'.AU$2];&quot;&quot;))">
            <text:p/>
          </table:table-cell>
          <table:table-cell table:formula="of:=IF(['SoMi-Liste'.AV31]=&quot;f&quot;;['SoMi-Liste'.AV$2];IF(['SoMi-Liste'.AV31]=&quot;e&quot;;['SoMi-Liste'.AV$2];&quot;&quot;))">
            <text:p/>
          </table:table-cell>
          <table:table-cell table:formula="of:=IF(['SoMi-Liste'.AW31]=&quot;f&quot;;['SoMi-Liste'.AW$2];IF(['SoMi-Liste'.AW31]=&quot;e&quot;;['SoMi-Liste'.AW$2];&quot;&quot;))">
            <text:p/>
          </table:table-cell>
          <table:table-cell table:formula="of:=IF(['SoMi-Liste'.AX31]=&quot;f&quot;;['SoMi-Liste'.AX$2];IF(['SoMi-Liste'.AX31]=&quot;e&quot;;['SoMi-Liste'.AX$2];&quot;&quot;))">
            <text:p/>
          </table:table-cell>
          <table:table-cell table:formula="of:=IF(['SoMi-Liste'.AY31]=&quot;f&quot;;['SoMi-Liste'.AY$2];IF(['SoMi-Liste'.AY31]=&quot;e&quot;;['SoMi-Liste'.AY$2];&quot;&quot;))">
            <text:p/>
          </table:table-cell>
          <table:table-cell table:number-columns-repeated="3"/>
          <table:table-cell table:formula="of:=SUM([.AA33:.AX3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32]">
            <text:p/>
          </table:table-cell>
          <table:table-cell table:formula="of:=IF(['SoMi-Liste'.C32]=&quot;f&quot;;['SoMi-Liste'.C$2];IF(['SoMi-Liste'.C32]=&quot;e&quot;;['SoMi-Liste'.C$2];&quot;&quot;))">
            <text:p/>
          </table:table-cell>
          <table:table-cell table:formula="of:=IF(['SoMi-Liste'.D32]=&quot;f&quot;;['SoMi-Liste'.D$2];IF(['SoMi-Liste'.D32]=&quot;e&quot;;['SoMi-Liste'.D$2];&quot;&quot;))">
            <text:p/>
          </table:table-cell>
          <table:table-cell table:formula="of:=IF(['SoMi-Liste'.E32]=&quot;f&quot;;['SoMi-Liste'.E$2];IF(['SoMi-Liste'.E32]=&quot;e&quot;;['SoMi-Liste'.E$2];&quot;&quot;))">
            <text:p/>
          </table:table-cell>
          <table:table-cell table:formula="of:=IF(['SoMi-Liste'.F32]=&quot;f&quot;;['SoMi-Liste'.F$2];IF(['SoMi-Liste'.F32]=&quot;e&quot;;['SoMi-Liste'.F$2];&quot;&quot;))">
            <text:p/>
          </table:table-cell>
          <table:table-cell table:formula="of:=IF(['SoMi-Liste'.G32]=&quot;f&quot;;['SoMi-Liste'.G$2];IF(['SoMi-Liste'.G32]=&quot;e&quot;;['SoMi-Liste'.G$2];&quot;&quot;))">
            <text:p/>
          </table:table-cell>
          <table:table-cell table:formula="of:=IF(['SoMi-Liste'.H32]=&quot;f&quot;;['SoMi-Liste'.H$2];IF(['SoMi-Liste'.H32]=&quot;e&quot;;['SoMi-Liste'.H$2];&quot;&quot;))">
            <text:p/>
          </table:table-cell>
          <table:table-cell table:formula="of:=IF(['SoMi-Liste'.I32]=&quot;f&quot;;['SoMi-Liste'.I$2];IF(['SoMi-Liste'.I32]=&quot;e&quot;;['SoMi-Liste'.I$2];&quot;&quot;))">
            <text:p/>
          </table:table-cell>
          <table:table-cell table:formula="of:=IF(['SoMi-Liste'.J32]=&quot;f&quot;;['SoMi-Liste'.J$2];IF(['SoMi-Liste'.J32]=&quot;e&quot;;['SoMi-Liste'.J$2];&quot;&quot;))">
            <text:p/>
          </table:table-cell>
          <table:table-cell table:formula="of:=IF(['SoMi-Liste'.K32]=&quot;f&quot;;['SoMi-Liste'.K$2];IF(['SoMi-Liste'.K32]=&quot;e&quot;;['SoMi-Liste'.K$2];&quot;&quot;))">
            <text:p/>
          </table:table-cell>
          <table:table-cell table:formula="of:=IF(['SoMi-Liste'.L32]=&quot;f&quot;;['SoMi-Liste'.L$2];IF(['SoMi-Liste'.L32]=&quot;e&quot;;['SoMi-Liste'.L$2];&quot;&quot;))">
            <text:p/>
          </table:table-cell>
          <table:table-cell table:formula="of:=IF(['SoMi-Liste'.M32]=&quot;f&quot;;['SoMi-Liste'.M$2];IF(['SoMi-Liste'.M32]=&quot;e&quot;;['SoMi-Liste'.M$2];&quot;&quot;))">
            <text:p/>
          </table:table-cell>
          <table:table-cell table:formula="of:=IF(['SoMi-Liste'.N32]=&quot;f&quot;;['SoMi-Liste'.N$2];IF(['SoMi-Liste'.N32]=&quot;e&quot;;['SoMi-Liste'.N$2];&quot;&quot;))">
            <text:p/>
          </table:table-cell>
          <table:table-cell table:formula="of:=IF(['SoMi-Liste'.O32]=&quot;f&quot;;['SoMi-Liste'.O$2];IF(['SoMi-Liste'.O32]=&quot;e&quot;;['SoMi-Liste'.O$2];&quot;&quot;))">
            <text:p/>
          </table:table-cell>
          <table:table-cell table:formula="of:=IF(['SoMi-Liste'.P32]=&quot;f&quot;;['SoMi-Liste'.P$2];IF(['SoMi-Liste'.P32]=&quot;e&quot;;['SoMi-Liste'.P$2];&quot;&quot;))">
            <text:p/>
          </table:table-cell>
          <table:table-cell table:formula="of:=IF(['SoMi-Liste'.Q32]=&quot;f&quot;;['SoMi-Liste'.Q$2];IF(['SoMi-Liste'.Q32]=&quot;e&quot;;['SoMi-Liste'.Q$2];&quot;&quot;))">
            <text:p/>
          </table:table-cell>
          <table:table-cell table:formula="of:=IF(['SoMi-Liste'.R32]=&quot;f&quot;;['SoMi-Liste'.R$2];IF(['SoMi-Liste'.R32]=&quot;e&quot;;['SoMi-Liste'.R$2];&quot;&quot;))">
            <text:p/>
          </table:table-cell>
          <table:table-cell table:formula="of:=IF(['SoMi-Liste'.S32]=&quot;f&quot;;['SoMi-Liste'.S$2];IF(['SoMi-Liste'.S32]=&quot;e&quot;;['SoMi-Liste'.S$2];&quot;&quot;))">
            <text:p/>
          </table:table-cell>
          <table:table-cell table:formula="of:=IF(['SoMi-Liste'.T32]=&quot;f&quot;;['SoMi-Liste'.T$2];IF(['SoMi-Liste'.T32]=&quot;e&quot;;['SoMi-Liste'.T$2];&quot;&quot;))">
            <text:p/>
          </table:table-cell>
          <table:table-cell table:formula="of:=IF(['SoMi-Liste'.U32]=&quot;f&quot;;['SoMi-Liste'.U$2];IF(['SoMi-Liste'.U32]=&quot;e&quot;;['SoMi-Liste'.U$2];&quot;&quot;))">
            <text:p/>
          </table:table-cell>
          <table:table-cell table:formula="of:=IF(['SoMi-Liste'.V32]=&quot;f&quot;;['SoMi-Liste'.V$2];IF(['SoMi-Liste'.V32]=&quot;e&quot;;['SoMi-Liste'.V$2];&quot;&quot;))">
            <text:p/>
          </table:table-cell>
          <table:table-cell table:formula="of:=IF(['SoMi-Liste'.W32]=&quot;f&quot;;['SoMi-Liste'.W$2];IF(['SoMi-Liste'.W32]=&quot;e&quot;;['SoMi-Liste'.W$2];&quot;&quot;))">
            <text:p/>
          </table:table-cell>
          <table:table-cell table:number-columns-repeated="2"/>
          <table:table-cell table:formula="of:=SUM([.B34:.X34])" office:value-type="float" office:value="0" calcext:value-type="float">
            <text:p>0</text:p>
          </table:table-cell>
          <table:table-cell table:formula="of:=['SoMi-Liste'.AD32]">
            <text:p/>
          </table:table-cell>
          <table:table-cell table:formula="of:=IF(['SoMi-Liste'.AE32]=&quot;f&quot;;['SoMi-Liste'.AE$2];IF(['SoMi-Liste'.AE32]=&quot;e&quot;;['SoMi-Liste'.AE$2];&quot;&quot;))">
            <text:p/>
          </table:table-cell>
          <table:table-cell table:formula="of:=IF(['SoMi-Liste'.AF32]=&quot;f&quot;;['SoMi-Liste'.AF$2];IF(['SoMi-Liste'.AF32]=&quot;e&quot;;['SoMi-Liste'.AF$2];&quot;&quot;))">
            <text:p/>
          </table:table-cell>
          <table:table-cell table:formula="of:=IF(['SoMi-Liste'.AG32]=&quot;f&quot;;['SoMi-Liste'.AG$2];IF(['SoMi-Liste'.AG32]=&quot;e&quot;;['SoMi-Liste'.AG$2];&quot;&quot;))">
            <text:p/>
          </table:table-cell>
          <table:table-cell table:formula="of:=IF(['SoMi-Liste'.AH32]=&quot;f&quot;;['SoMi-Liste'.AH$2];IF(['SoMi-Liste'.AH32]=&quot;e&quot;;['SoMi-Liste'.AH$2];&quot;&quot;))">
            <text:p/>
          </table:table-cell>
          <table:table-cell table:formula="of:=IF(['SoMi-Liste'.AI32]=&quot;f&quot;;['SoMi-Liste'.AI$2];IF(['SoMi-Liste'.AI32]=&quot;e&quot;;['SoMi-Liste'.AI$2];&quot;&quot;))">
            <text:p/>
          </table:table-cell>
          <table:table-cell table:formula="of:=IF(['SoMi-Liste'.AJ32]=&quot;f&quot;;['SoMi-Liste'.AJ$2];IF(['SoMi-Liste'.AJ32]=&quot;e&quot;;['SoMi-Liste'.AJ$2];&quot;&quot;))">
            <text:p/>
          </table:table-cell>
          <table:table-cell table:formula="of:=IF(['SoMi-Liste'.AK32]=&quot;f&quot;;['SoMi-Liste'.AK$2];IF(['SoMi-Liste'.AK32]=&quot;e&quot;;['SoMi-Liste'.AK$2];&quot;&quot;))">
            <text:p/>
          </table:table-cell>
          <table:table-cell table:formula="of:=IF(['SoMi-Liste'.AL32]=&quot;f&quot;;['SoMi-Liste'.AL$2];IF(['SoMi-Liste'.AL32]=&quot;e&quot;;['SoMi-Liste'.AL$2];&quot;&quot;))">
            <text:p/>
          </table:table-cell>
          <table:table-cell table:formula="of:=IF(['SoMi-Liste'.AM32]=&quot;f&quot;;['SoMi-Liste'.AM$2];IF(['SoMi-Liste'.AM32]=&quot;e&quot;;['SoMi-Liste'.AM$2];&quot;&quot;))">
            <text:p/>
          </table:table-cell>
          <table:table-cell table:formula="of:=IF(['SoMi-Liste'.AN32]=&quot;f&quot;;['SoMi-Liste'.AN$2];IF(['SoMi-Liste'.AN32]=&quot;e&quot;;['SoMi-Liste'.AN$2];&quot;&quot;))">
            <text:p/>
          </table:table-cell>
          <table:table-cell table:formula="of:=IF(['SoMi-Liste'.AO32]=&quot;f&quot;;['SoMi-Liste'.AO$2];IF(['SoMi-Liste'.AO32]=&quot;e&quot;;['SoMi-Liste'.AO$2];&quot;&quot;))">
            <text:p/>
          </table:table-cell>
          <table:table-cell table:formula="of:=IF(['SoMi-Liste'.AP32]=&quot;f&quot;;['SoMi-Liste'.AP$2];IF(['SoMi-Liste'.AP32]=&quot;e&quot;;['SoMi-Liste'.AP$2];&quot;&quot;))">
            <text:p/>
          </table:table-cell>
          <table:table-cell table:formula="of:=IF(['SoMi-Liste'.AQ32]=&quot;f&quot;;['SoMi-Liste'.AQ$2];IF(['SoMi-Liste'.AQ32]=&quot;e&quot;;['SoMi-Liste'.AQ$2];&quot;&quot;))">
            <text:p/>
          </table:table-cell>
          <table:table-cell table:formula="of:=IF(['SoMi-Liste'.AR32]=&quot;f&quot;;['SoMi-Liste'.AR$2];IF(['SoMi-Liste'.AR32]=&quot;e&quot;;['SoMi-Liste'.AR$2];&quot;&quot;))">
            <text:p/>
          </table:table-cell>
          <table:table-cell table:formula="of:=IF(['SoMi-Liste'.AS32]=&quot;f&quot;;['SoMi-Liste'.AS$2];IF(['SoMi-Liste'.AS32]=&quot;e&quot;;['SoMi-Liste'.AS$2];&quot;&quot;))">
            <text:p/>
          </table:table-cell>
          <table:table-cell table:formula="of:=IF(['SoMi-Liste'.AT32]=&quot;f&quot;;['SoMi-Liste'.AT$2];IF(['SoMi-Liste'.AT32]=&quot;e&quot;;['SoMi-Liste'.AT$2];&quot;&quot;))">
            <text:p/>
          </table:table-cell>
          <table:table-cell table:formula="of:=IF(['SoMi-Liste'.AU32]=&quot;f&quot;;['SoMi-Liste'.AU$2];IF(['SoMi-Liste'.AU32]=&quot;e&quot;;['SoMi-Liste'.AU$2];&quot;&quot;))">
            <text:p/>
          </table:table-cell>
          <table:table-cell table:formula="of:=IF(['SoMi-Liste'.AV32]=&quot;f&quot;;['SoMi-Liste'.AV$2];IF(['SoMi-Liste'.AV32]=&quot;e&quot;;['SoMi-Liste'.AV$2];&quot;&quot;))">
            <text:p/>
          </table:table-cell>
          <table:table-cell table:formula="of:=IF(['SoMi-Liste'.AW32]=&quot;f&quot;;['SoMi-Liste'.AW$2];IF(['SoMi-Liste'.AW32]=&quot;e&quot;;['SoMi-Liste'.AW$2];&quot;&quot;))">
            <text:p/>
          </table:table-cell>
          <table:table-cell table:formula="of:=IF(['SoMi-Liste'.AX32]=&quot;f&quot;;['SoMi-Liste'.AX$2];IF(['SoMi-Liste'.AX32]=&quot;e&quot;;['SoMi-Liste'.AX$2];&quot;&quot;))">
            <text:p/>
          </table:table-cell>
          <table:table-cell table:formula="of:=IF(['SoMi-Liste'.AY32]=&quot;f&quot;;['SoMi-Liste'.AY$2];IF(['SoMi-Liste'.AY32]=&quot;e&quot;;['SoMi-Liste'.AY$2];&quot;&quot;))">
            <text:p/>
          </table:table-cell>
          <table:table-cell table:number-columns-repeated="3"/>
          <table:table-cell table:formula="of:=SUM([.AA34:.AX3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33]">
            <text:p/>
          </table:table-cell>
          <table:table-cell table:formula="of:=IF(['SoMi-Liste'.C33]=&quot;f&quot;;['SoMi-Liste'.C$2];IF(['SoMi-Liste'.C33]=&quot;e&quot;;['SoMi-Liste'.C$2];&quot;&quot;))">
            <text:p/>
          </table:table-cell>
          <table:table-cell table:formula="of:=IF(['SoMi-Liste'.D33]=&quot;f&quot;;['SoMi-Liste'.D$2];IF(['SoMi-Liste'.D33]=&quot;e&quot;;['SoMi-Liste'.D$2];&quot;&quot;))">
            <text:p/>
          </table:table-cell>
          <table:table-cell table:formula="of:=IF(['SoMi-Liste'.E33]=&quot;f&quot;;['SoMi-Liste'.E$2];IF(['SoMi-Liste'.E33]=&quot;e&quot;;['SoMi-Liste'.E$2];&quot;&quot;))">
            <text:p/>
          </table:table-cell>
          <table:table-cell table:formula="of:=IF(['SoMi-Liste'.F33]=&quot;f&quot;;['SoMi-Liste'.F$2];IF(['SoMi-Liste'.F33]=&quot;e&quot;;['SoMi-Liste'.F$2];&quot;&quot;))">
            <text:p/>
          </table:table-cell>
          <table:table-cell table:formula="of:=IF(['SoMi-Liste'.G33]=&quot;f&quot;;['SoMi-Liste'.G$2];IF(['SoMi-Liste'.G33]=&quot;e&quot;;['SoMi-Liste'.G$2];&quot;&quot;))">
            <text:p/>
          </table:table-cell>
          <table:table-cell table:formula="of:=IF(['SoMi-Liste'.H33]=&quot;f&quot;;['SoMi-Liste'.H$2];IF(['SoMi-Liste'.H33]=&quot;e&quot;;['SoMi-Liste'.H$2];&quot;&quot;))">
            <text:p/>
          </table:table-cell>
          <table:table-cell table:formula="of:=IF(['SoMi-Liste'.I33]=&quot;f&quot;;['SoMi-Liste'.I$2];IF(['SoMi-Liste'.I33]=&quot;e&quot;;['SoMi-Liste'.I$2];&quot;&quot;))">
            <text:p/>
          </table:table-cell>
          <table:table-cell table:formula="of:=IF(['SoMi-Liste'.J33]=&quot;f&quot;;['SoMi-Liste'.J$2];IF(['SoMi-Liste'.J33]=&quot;e&quot;;['SoMi-Liste'.J$2];&quot;&quot;))">
            <text:p/>
          </table:table-cell>
          <table:table-cell table:formula="of:=IF(['SoMi-Liste'.K33]=&quot;f&quot;;['SoMi-Liste'.K$2];IF(['SoMi-Liste'.K33]=&quot;e&quot;;['SoMi-Liste'.K$2];&quot;&quot;))">
            <text:p/>
          </table:table-cell>
          <table:table-cell table:formula="of:=IF(['SoMi-Liste'.L33]=&quot;f&quot;;['SoMi-Liste'.L$2];IF(['SoMi-Liste'.L33]=&quot;e&quot;;['SoMi-Liste'.L$2];&quot;&quot;))">
            <text:p/>
          </table:table-cell>
          <table:table-cell table:formula="of:=IF(['SoMi-Liste'.M33]=&quot;f&quot;;['SoMi-Liste'.M$2];IF(['SoMi-Liste'.M33]=&quot;e&quot;;['SoMi-Liste'.M$2];&quot;&quot;))">
            <text:p/>
          </table:table-cell>
          <table:table-cell table:formula="of:=IF(['SoMi-Liste'.N33]=&quot;f&quot;;['SoMi-Liste'.N$2];IF(['SoMi-Liste'.N33]=&quot;e&quot;;['SoMi-Liste'.N$2];&quot;&quot;))">
            <text:p/>
          </table:table-cell>
          <table:table-cell table:formula="of:=IF(['SoMi-Liste'.O33]=&quot;f&quot;;['SoMi-Liste'.O$2];IF(['SoMi-Liste'.O33]=&quot;e&quot;;['SoMi-Liste'.O$2];&quot;&quot;))">
            <text:p/>
          </table:table-cell>
          <table:table-cell table:formula="of:=IF(['SoMi-Liste'.P33]=&quot;f&quot;;['SoMi-Liste'.P$2];IF(['SoMi-Liste'.P33]=&quot;e&quot;;['SoMi-Liste'.P$2];&quot;&quot;))">
            <text:p/>
          </table:table-cell>
          <table:table-cell table:formula="of:=IF(['SoMi-Liste'.Q33]=&quot;f&quot;;['SoMi-Liste'.Q$2];IF(['SoMi-Liste'.Q33]=&quot;e&quot;;['SoMi-Liste'.Q$2];&quot;&quot;))">
            <text:p/>
          </table:table-cell>
          <table:table-cell table:formula="of:=IF(['SoMi-Liste'.R33]=&quot;f&quot;;['SoMi-Liste'.R$2];IF(['SoMi-Liste'.R33]=&quot;e&quot;;['SoMi-Liste'.R$2];&quot;&quot;))">
            <text:p/>
          </table:table-cell>
          <table:table-cell table:formula="of:=IF(['SoMi-Liste'.S33]=&quot;f&quot;;['SoMi-Liste'.S$2];IF(['SoMi-Liste'.S33]=&quot;e&quot;;['SoMi-Liste'.S$2];&quot;&quot;))">
            <text:p/>
          </table:table-cell>
          <table:table-cell table:formula="of:=IF(['SoMi-Liste'.T33]=&quot;f&quot;;['SoMi-Liste'.T$2];IF(['SoMi-Liste'.T33]=&quot;e&quot;;['SoMi-Liste'.T$2];&quot;&quot;))">
            <text:p/>
          </table:table-cell>
          <table:table-cell table:formula="of:=IF(['SoMi-Liste'.U33]=&quot;f&quot;;['SoMi-Liste'.U$2];IF(['SoMi-Liste'.U33]=&quot;e&quot;;['SoMi-Liste'.U$2];&quot;&quot;))">
            <text:p/>
          </table:table-cell>
          <table:table-cell table:formula="of:=IF(['SoMi-Liste'.V33]=&quot;f&quot;;['SoMi-Liste'.V$2];IF(['SoMi-Liste'.V33]=&quot;e&quot;;['SoMi-Liste'.V$2];&quot;&quot;))">
            <text:p/>
          </table:table-cell>
          <table:table-cell table:formula="of:=IF(['SoMi-Liste'.W33]=&quot;f&quot;;['SoMi-Liste'.W$2];IF(['SoMi-Liste'.W33]=&quot;e&quot;;['SoMi-Liste'.W$2];&quot;&quot;))">
            <text:p/>
          </table:table-cell>
          <table:table-cell table:number-columns-repeated="2"/>
          <table:table-cell table:formula="of:=SUM([.B35:.X35])" office:value-type="float" office:value="0" calcext:value-type="float">
            <text:p>0</text:p>
          </table:table-cell>
          <table:table-cell table:formula="of:=['SoMi-Liste'.AD33]">
            <text:p/>
          </table:table-cell>
          <table:table-cell table:formula="of:=IF(['SoMi-Liste'.AE33]=&quot;f&quot;;['SoMi-Liste'.AE$2];IF(['SoMi-Liste'.AE33]=&quot;e&quot;;['SoMi-Liste'.AE$2];&quot;&quot;))">
            <text:p/>
          </table:table-cell>
          <table:table-cell table:formula="of:=IF(['SoMi-Liste'.AF33]=&quot;f&quot;;['SoMi-Liste'.AF$2];IF(['SoMi-Liste'.AF33]=&quot;e&quot;;['SoMi-Liste'.AF$2];&quot;&quot;))">
            <text:p/>
          </table:table-cell>
          <table:table-cell table:formula="of:=IF(['SoMi-Liste'.AG33]=&quot;f&quot;;['SoMi-Liste'.AG$2];IF(['SoMi-Liste'.AG33]=&quot;e&quot;;['SoMi-Liste'.AG$2];&quot;&quot;))">
            <text:p/>
          </table:table-cell>
          <table:table-cell table:formula="of:=IF(['SoMi-Liste'.AH33]=&quot;f&quot;;['SoMi-Liste'.AH$2];IF(['SoMi-Liste'.AH33]=&quot;e&quot;;['SoMi-Liste'.AH$2];&quot;&quot;))">
            <text:p/>
          </table:table-cell>
          <table:table-cell table:formula="of:=IF(['SoMi-Liste'.AI33]=&quot;f&quot;;['SoMi-Liste'.AI$2];IF(['SoMi-Liste'.AI33]=&quot;e&quot;;['SoMi-Liste'.AI$2];&quot;&quot;))">
            <text:p/>
          </table:table-cell>
          <table:table-cell table:formula="of:=IF(['SoMi-Liste'.AJ33]=&quot;f&quot;;['SoMi-Liste'.AJ$2];IF(['SoMi-Liste'.AJ33]=&quot;e&quot;;['SoMi-Liste'.AJ$2];&quot;&quot;))">
            <text:p/>
          </table:table-cell>
          <table:table-cell table:formula="of:=IF(['SoMi-Liste'.AK33]=&quot;f&quot;;['SoMi-Liste'.AK$2];IF(['SoMi-Liste'.AK33]=&quot;e&quot;;['SoMi-Liste'.AK$2];&quot;&quot;))">
            <text:p/>
          </table:table-cell>
          <table:table-cell table:formula="of:=IF(['SoMi-Liste'.AL33]=&quot;f&quot;;['SoMi-Liste'.AL$2];IF(['SoMi-Liste'.AL33]=&quot;e&quot;;['SoMi-Liste'.AL$2];&quot;&quot;))">
            <text:p/>
          </table:table-cell>
          <table:table-cell table:formula="of:=IF(['SoMi-Liste'.AM33]=&quot;f&quot;;['SoMi-Liste'.AM$2];IF(['SoMi-Liste'.AM33]=&quot;e&quot;;['SoMi-Liste'.AM$2];&quot;&quot;))">
            <text:p/>
          </table:table-cell>
          <table:table-cell table:formula="of:=IF(['SoMi-Liste'.AN33]=&quot;f&quot;;['SoMi-Liste'.AN$2];IF(['SoMi-Liste'.AN33]=&quot;e&quot;;['SoMi-Liste'.AN$2];&quot;&quot;))">
            <text:p/>
          </table:table-cell>
          <table:table-cell table:formula="of:=IF(['SoMi-Liste'.AO33]=&quot;f&quot;;['SoMi-Liste'.AO$2];IF(['SoMi-Liste'.AO33]=&quot;e&quot;;['SoMi-Liste'.AO$2];&quot;&quot;))">
            <text:p/>
          </table:table-cell>
          <table:table-cell table:formula="of:=IF(['SoMi-Liste'.AP33]=&quot;f&quot;;['SoMi-Liste'.AP$2];IF(['SoMi-Liste'.AP33]=&quot;e&quot;;['SoMi-Liste'.AP$2];&quot;&quot;))">
            <text:p/>
          </table:table-cell>
          <table:table-cell table:formula="of:=IF(['SoMi-Liste'.AQ33]=&quot;f&quot;;['SoMi-Liste'.AQ$2];IF(['SoMi-Liste'.AQ33]=&quot;e&quot;;['SoMi-Liste'.AQ$2];&quot;&quot;))">
            <text:p/>
          </table:table-cell>
          <table:table-cell table:formula="of:=IF(['SoMi-Liste'.AR33]=&quot;f&quot;;['SoMi-Liste'.AR$2];IF(['SoMi-Liste'.AR33]=&quot;e&quot;;['SoMi-Liste'.AR$2];&quot;&quot;))">
            <text:p/>
          </table:table-cell>
          <table:table-cell table:formula="of:=IF(['SoMi-Liste'.AS33]=&quot;f&quot;;['SoMi-Liste'.AS$2];IF(['SoMi-Liste'.AS33]=&quot;e&quot;;['SoMi-Liste'.AS$2];&quot;&quot;))">
            <text:p/>
          </table:table-cell>
          <table:table-cell table:formula="of:=IF(['SoMi-Liste'.AT33]=&quot;f&quot;;['SoMi-Liste'.AT$2];IF(['SoMi-Liste'.AT33]=&quot;e&quot;;['SoMi-Liste'.AT$2];&quot;&quot;))">
            <text:p/>
          </table:table-cell>
          <table:table-cell table:formula="of:=IF(['SoMi-Liste'.AU33]=&quot;f&quot;;['SoMi-Liste'.AU$2];IF(['SoMi-Liste'.AU33]=&quot;e&quot;;['SoMi-Liste'.AU$2];&quot;&quot;))">
            <text:p/>
          </table:table-cell>
          <table:table-cell table:formula="of:=IF(['SoMi-Liste'.AV33]=&quot;f&quot;;['SoMi-Liste'.AV$2];IF(['SoMi-Liste'.AV33]=&quot;e&quot;;['SoMi-Liste'.AV$2];&quot;&quot;))">
            <text:p/>
          </table:table-cell>
          <table:table-cell table:formula="of:=IF(['SoMi-Liste'.AW33]=&quot;f&quot;;['SoMi-Liste'.AW$2];IF(['SoMi-Liste'.AW33]=&quot;e&quot;;['SoMi-Liste'.AW$2];&quot;&quot;))">
            <text:p/>
          </table:table-cell>
          <table:table-cell table:formula="of:=IF(['SoMi-Liste'.AX33]=&quot;f&quot;;['SoMi-Liste'.AX$2];IF(['SoMi-Liste'.AX33]=&quot;e&quot;;['SoMi-Liste'.AX$2];&quot;&quot;))">
            <text:p/>
          </table:table-cell>
          <table:table-cell table:formula="of:=IF(['SoMi-Liste'.AY33]=&quot;f&quot;;['SoMi-Liste'.AY$2];IF(['SoMi-Liste'.AY33]=&quot;e&quot;;['SoMi-Liste'.AY$2];&quot;&quot;))">
            <text:p/>
          </table:table-cell>
          <table:table-cell table:number-columns-repeated="3"/>
          <table:table-cell table:formula="of:=SUM([.AA35:.AX3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34]">
            <text:p/>
          </table:table-cell>
          <table:table-cell table:formula="of:=IF(['SoMi-Liste'.C34]=&quot;f&quot;;['SoMi-Liste'.C$2];IF(['SoMi-Liste'.C34]=&quot;e&quot;;['SoMi-Liste'.C$2];&quot;&quot;))">
            <text:p/>
          </table:table-cell>
          <table:table-cell table:formula="of:=IF(['SoMi-Liste'.D34]=&quot;f&quot;;['SoMi-Liste'.D$2];IF(['SoMi-Liste'.D34]=&quot;e&quot;;['SoMi-Liste'.D$2];&quot;&quot;))">
            <text:p/>
          </table:table-cell>
          <table:table-cell table:formula="of:=IF(['SoMi-Liste'.E34]=&quot;f&quot;;['SoMi-Liste'.E$2];IF(['SoMi-Liste'.E34]=&quot;e&quot;;['SoMi-Liste'.E$2];&quot;&quot;))">
            <text:p/>
          </table:table-cell>
          <table:table-cell table:formula="of:=IF(['SoMi-Liste'.F34]=&quot;f&quot;;['SoMi-Liste'.F$2];IF(['SoMi-Liste'.F34]=&quot;e&quot;;['SoMi-Liste'.F$2];&quot;&quot;))">
            <text:p/>
          </table:table-cell>
          <table:table-cell table:formula="of:=IF(['SoMi-Liste'.G34]=&quot;f&quot;;['SoMi-Liste'.G$2];IF(['SoMi-Liste'.G34]=&quot;e&quot;;['SoMi-Liste'.G$2];&quot;&quot;))">
            <text:p/>
          </table:table-cell>
          <table:table-cell table:formula="of:=IF(['SoMi-Liste'.H34]=&quot;f&quot;;['SoMi-Liste'.H$2];IF(['SoMi-Liste'.H34]=&quot;e&quot;;['SoMi-Liste'.H$2];&quot;&quot;))">
            <text:p/>
          </table:table-cell>
          <table:table-cell table:formula="of:=IF(['SoMi-Liste'.I34]=&quot;f&quot;;['SoMi-Liste'.I$2];IF(['SoMi-Liste'.I34]=&quot;e&quot;;['SoMi-Liste'.I$2];&quot;&quot;))">
            <text:p/>
          </table:table-cell>
          <table:table-cell table:formula="of:=IF(['SoMi-Liste'.J34]=&quot;f&quot;;['SoMi-Liste'.J$2];IF(['SoMi-Liste'.J34]=&quot;e&quot;;['SoMi-Liste'.J$2];&quot;&quot;))">
            <text:p/>
          </table:table-cell>
          <table:table-cell table:formula="of:=IF(['SoMi-Liste'.K34]=&quot;f&quot;;['SoMi-Liste'.K$2];IF(['SoMi-Liste'.K34]=&quot;e&quot;;['SoMi-Liste'.K$2];&quot;&quot;))">
            <text:p/>
          </table:table-cell>
          <table:table-cell table:formula="of:=IF(['SoMi-Liste'.L34]=&quot;f&quot;;['SoMi-Liste'.L$2];IF(['SoMi-Liste'.L34]=&quot;e&quot;;['SoMi-Liste'.L$2];&quot;&quot;))">
            <text:p/>
          </table:table-cell>
          <table:table-cell table:formula="of:=IF(['SoMi-Liste'.M34]=&quot;f&quot;;['SoMi-Liste'.M$2];IF(['SoMi-Liste'.M34]=&quot;e&quot;;['SoMi-Liste'.M$2];&quot;&quot;))">
            <text:p/>
          </table:table-cell>
          <table:table-cell table:formula="of:=IF(['SoMi-Liste'.N34]=&quot;f&quot;;['SoMi-Liste'.N$2];IF(['SoMi-Liste'.N34]=&quot;e&quot;;['SoMi-Liste'.N$2];&quot;&quot;))">
            <text:p/>
          </table:table-cell>
          <table:table-cell table:formula="of:=IF(['SoMi-Liste'.O34]=&quot;f&quot;;['SoMi-Liste'.O$2];IF(['SoMi-Liste'.O34]=&quot;e&quot;;['SoMi-Liste'.O$2];&quot;&quot;))">
            <text:p/>
          </table:table-cell>
          <table:table-cell table:formula="of:=IF(['SoMi-Liste'.P34]=&quot;f&quot;;['SoMi-Liste'.P$2];IF(['SoMi-Liste'.P34]=&quot;e&quot;;['SoMi-Liste'.P$2];&quot;&quot;))">
            <text:p/>
          </table:table-cell>
          <table:table-cell table:formula="of:=IF(['SoMi-Liste'.Q34]=&quot;f&quot;;['SoMi-Liste'.Q$2];IF(['SoMi-Liste'.Q34]=&quot;e&quot;;['SoMi-Liste'.Q$2];&quot;&quot;))">
            <text:p/>
          </table:table-cell>
          <table:table-cell table:formula="of:=IF(['SoMi-Liste'.R34]=&quot;f&quot;;['SoMi-Liste'.R$2];IF(['SoMi-Liste'.R34]=&quot;e&quot;;['SoMi-Liste'.R$2];&quot;&quot;))">
            <text:p/>
          </table:table-cell>
          <table:table-cell table:formula="of:=IF(['SoMi-Liste'.S34]=&quot;f&quot;;['SoMi-Liste'.S$2];IF(['SoMi-Liste'.S34]=&quot;e&quot;;['SoMi-Liste'.S$2];&quot;&quot;))">
            <text:p/>
          </table:table-cell>
          <table:table-cell table:formula="of:=IF(['SoMi-Liste'.T34]=&quot;f&quot;;['SoMi-Liste'.T$2];IF(['SoMi-Liste'.T34]=&quot;e&quot;;['SoMi-Liste'.T$2];&quot;&quot;))">
            <text:p/>
          </table:table-cell>
          <table:table-cell table:formula="of:=IF(['SoMi-Liste'.U34]=&quot;f&quot;;['SoMi-Liste'.U$2];IF(['SoMi-Liste'.U34]=&quot;e&quot;;['SoMi-Liste'.U$2];&quot;&quot;))">
            <text:p/>
          </table:table-cell>
          <table:table-cell table:formula="of:=IF(['SoMi-Liste'.V34]=&quot;f&quot;;['SoMi-Liste'.V$2];IF(['SoMi-Liste'.V34]=&quot;e&quot;;['SoMi-Liste'.V$2];&quot;&quot;))">
            <text:p/>
          </table:table-cell>
          <table:table-cell table:formula="of:=IF(['SoMi-Liste'.W34]=&quot;f&quot;;['SoMi-Liste'.W$2];IF(['SoMi-Liste'.W34]=&quot;e&quot;;['SoMi-Liste'.W$2];&quot;&quot;))">
            <text:p/>
          </table:table-cell>
          <table:table-cell table:number-columns-repeated="2"/>
          <table:table-cell table:formula="of:=SUM([.B36:.X36])" office:value-type="float" office:value="0" calcext:value-type="float">
            <text:p>0</text:p>
          </table:table-cell>
          <table:table-cell table:formula="of:=['SoMi-Liste'.AD34]">
            <text:p/>
          </table:table-cell>
          <table:table-cell table:formula="of:=IF(['SoMi-Liste'.AE34]=&quot;f&quot;;['SoMi-Liste'.AE$2];IF(['SoMi-Liste'.AE34]=&quot;e&quot;;['SoMi-Liste'.AE$2];&quot;&quot;))">
            <text:p/>
          </table:table-cell>
          <table:table-cell table:formula="of:=IF(['SoMi-Liste'.AF34]=&quot;f&quot;;['SoMi-Liste'.AF$2];IF(['SoMi-Liste'.AF34]=&quot;e&quot;;['SoMi-Liste'.AF$2];&quot;&quot;))">
            <text:p/>
          </table:table-cell>
          <table:table-cell table:formula="of:=IF(['SoMi-Liste'.AG34]=&quot;f&quot;;['SoMi-Liste'.AG$2];IF(['SoMi-Liste'.AG34]=&quot;e&quot;;['SoMi-Liste'.AG$2];&quot;&quot;))">
            <text:p/>
          </table:table-cell>
          <table:table-cell table:formula="of:=IF(['SoMi-Liste'.AH34]=&quot;f&quot;;['SoMi-Liste'.AH$2];IF(['SoMi-Liste'.AH34]=&quot;e&quot;;['SoMi-Liste'.AH$2];&quot;&quot;))">
            <text:p/>
          </table:table-cell>
          <table:table-cell table:formula="of:=IF(['SoMi-Liste'.AI34]=&quot;f&quot;;['SoMi-Liste'.AI$2];IF(['SoMi-Liste'.AI34]=&quot;e&quot;;['SoMi-Liste'.AI$2];&quot;&quot;))">
            <text:p/>
          </table:table-cell>
          <table:table-cell table:formula="of:=IF(['SoMi-Liste'.AJ34]=&quot;f&quot;;['SoMi-Liste'.AJ$2];IF(['SoMi-Liste'.AJ34]=&quot;e&quot;;['SoMi-Liste'.AJ$2];&quot;&quot;))">
            <text:p/>
          </table:table-cell>
          <table:table-cell table:formula="of:=IF(['SoMi-Liste'.AK34]=&quot;f&quot;;['SoMi-Liste'.AK$2];IF(['SoMi-Liste'.AK34]=&quot;e&quot;;['SoMi-Liste'.AK$2];&quot;&quot;))">
            <text:p/>
          </table:table-cell>
          <table:table-cell table:formula="of:=IF(['SoMi-Liste'.AL34]=&quot;f&quot;;['SoMi-Liste'.AL$2];IF(['SoMi-Liste'.AL34]=&quot;e&quot;;['SoMi-Liste'.AL$2];&quot;&quot;))">
            <text:p/>
          </table:table-cell>
          <table:table-cell table:formula="of:=IF(['SoMi-Liste'.AM34]=&quot;f&quot;;['SoMi-Liste'.AM$2];IF(['SoMi-Liste'.AM34]=&quot;e&quot;;['SoMi-Liste'.AM$2];&quot;&quot;))">
            <text:p/>
          </table:table-cell>
          <table:table-cell table:formula="of:=IF(['SoMi-Liste'.AN34]=&quot;f&quot;;['SoMi-Liste'.AN$2];IF(['SoMi-Liste'.AN34]=&quot;e&quot;;['SoMi-Liste'.AN$2];&quot;&quot;))">
            <text:p/>
          </table:table-cell>
          <table:table-cell table:formula="of:=IF(['SoMi-Liste'.AO34]=&quot;f&quot;;['SoMi-Liste'.AO$2];IF(['SoMi-Liste'.AO34]=&quot;e&quot;;['SoMi-Liste'.AO$2];&quot;&quot;))">
            <text:p/>
          </table:table-cell>
          <table:table-cell table:formula="of:=IF(['SoMi-Liste'.AP34]=&quot;f&quot;;['SoMi-Liste'.AP$2];IF(['SoMi-Liste'.AP34]=&quot;e&quot;;['SoMi-Liste'.AP$2];&quot;&quot;))">
            <text:p/>
          </table:table-cell>
          <table:table-cell table:formula="of:=IF(['SoMi-Liste'.AQ34]=&quot;f&quot;;['SoMi-Liste'.AQ$2];IF(['SoMi-Liste'.AQ34]=&quot;e&quot;;['SoMi-Liste'.AQ$2];&quot;&quot;))">
            <text:p/>
          </table:table-cell>
          <table:table-cell table:formula="of:=IF(['SoMi-Liste'.AR34]=&quot;f&quot;;['SoMi-Liste'.AR$2];IF(['SoMi-Liste'.AR34]=&quot;e&quot;;['SoMi-Liste'.AR$2];&quot;&quot;))">
            <text:p/>
          </table:table-cell>
          <table:table-cell table:formula="of:=IF(['SoMi-Liste'.AS34]=&quot;f&quot;;['SoMi-Liste'.AS$2];IF(['SoMi-Liste'.AS34]=&quot;e&quot;;['SoMi-Liste'.AS$2];&quot;&quot;))">
            <text:p/>
          </table:table-cell>
          <table:table-cell table:formula="of:=IF(['SoMi-Liste'.AT34]=&quot;f&quot;;['SoMi-Liste'.AT$2];IF(['SoMi-Liste'.AT34]=&quot;e&quot;;['SoMi-Liste'.AT$2];&quot;&quot;))">
            <text:p/>
          </table:table-cell>
          <table:table-cell table:formula="of:=IF(['SoMi-Liste'.AU34]=&quot;f&quot;;['SoMi-Liste'.AU$2];IF(['SoMi-Liste'.AU34]=&quot;e&quot;;['SoMi-Liste'.AU$2];&quot;&quot;))">
            <text:p/>
          </table:table-cell>
          <table:table-cell table:formula="of:=IF(['SoMi-Liste'.AV34]=&quot;f&quot;;['SoMi-Liste'.AV$2];IF(['SoMi-Liste'.AV34]=&quot;e&quot;;['SoMi-Liste'.AV$2];&quot;&quot;))">
            <text:p/>
          </table:table-cell>
          <table:table-cell table:formula="of:=IF(['SoMi-Liste'.AW34]=&quot;f&quot;;['SoMi-Liste'.AW$2];IF(['SoMi-Liste'.AW34]=&quot;e&quot;;['SoMi-Liste'.AW$2];&quot;&quot;))">
            <text:p/>
          </table:table-cell>
          <table:table-cell table:formula="of:=IF(['SoMi-Liste'.AX34]=&quot;f&quot;;['SoMi-Liste'.AX$2];IF(['SoMi-Liste'.AX34]=&quot;e&quot;;['SoMi-Liste'.AX$2];&quot;&quot;))">
            <text:p/>
          </table:table-cell>
          <table:table-cell table:formula="of:=IF(['SoMi-Liste'.AY34]=&quot;f&quot;;['SoMi-Liste'.AY$2];IF(['SoMi-Liste'.AY34]=&quot;e&quot;;['SoMi-Liste'.AY$2];&quot;&quot;))">
            <text:p/>
          </table:table-cell>
          <table:table-cell table:number-columns-repeated="3"/>
          <table:table-cell table:formula="of:=SUM([.AA36:.AX3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IF(#REF!=&quot;f&quot;;['SoMi-Liste'.C$2];IF(#REF!=&quot;e&quot;;['SoMi-Liste'.C$2];&quot;&quot;))" office:value-type="string" office:string-value="" calcext:value-type="error">
            <text:p>Err:504</text:p>
          </table:table-cell>
          <table:table-cell table:formula="of:=IF(#REF!=&quot;f&quot;;['SoMi-Liste'.D$2];IF(#REF!=&quot;e&quot;;['SoMi-Liste'.D$2];&quot;&quot;))" office:value-type="string" office:string-value="" calcext:value-type="error">
            <text:p>Err:504</text:p>
          </table:table-cell>
          <table:table-cell table:formula="of:=IF(#REF!=&quot;f&quot;;['SoMi-Liste'.E$2];IF(#REF!=&quot;e&quot;;['SoMi-Liste'.E$2];&quot;&quot;))" office:value-type="string" office:string-value="" calcext:value-type="error">
            <text:p>Err:504</text:p>
          </table:table-cell>
          <table:table-cell table:formula="of:=IF(#REF!=&quot;f&quot;;['SoMi-Liste'.F$2];IF(#REF!=&quot;e&quot;;['SoMi-Liste'.F$2];&quot;&quot;))" office:value-type="string" office:string-value="" calcext:value-type="error">
            <text:p>Err:504</text:p>
          </table:table-cell>
          <table:table-cell table:formula="of:=IF(#REF!=&quot;f&quot;;['SoMi-Liste'.G$2];IF(#REF!=&quot;e&quot;;['SoMi-Liste'.G$2];&quot;&quot;))" office:value-type="string" office:string-value="" calcext:value-type="error">
            <text:p>Err:504</text:p>
          </table:table-cell>
          <table:table-cell table:formula="of:=IF(#REF!=&quot;f&quot;;['SoMi-Liste'.H$2];IF(#REF!=&quot;e&quot;;['SoMi-Liste'.H$2];&quot;&quot;))" office:value-type="string" office:string-value="" calcext:value-type="error">
            <text:p>Err:504</text:p>
          </table:table-cell>
          <table:table-cell table:formula="of:=IF(#REF!=&quot;f&quot;;['SoMi-Liste'.I$2];IF(#REF!=&quot;e&quot;;['SoMi-Liste'.I$2];&quot;&quot;))" office:value-type="string" office:string-value="" calcext:value-type="error">
            <text:p>Err:504</text:p>
          </table:table-cell>
          <table:table-cell table:formula="of:=IF(#REF!=&quot;f&quot;;['SoMi-Liste'.J$2];IF(#REF!=&quot;e&quot;;['SoMi-Liste'.J$2];&quot;&quot;))" office:value-type="string" office:string-value="" calcext:value-type="error">
            <text:p>Err:504</text:p>
          </table:table-cell>
          <table:table-cell table:formula="of:=IF(#REF!=&quot;f&quot;;['SoMi-Liste'.K$2];IF(#REF!=&quot;e&quot;;['SoMi-Liste'.K$2];&quot;&quot;))" office:value-type="string" office:string-value="" calcext:value-type="error">
            <text:p>Err:504</text:p>
          </table:table-cell>
          <table:table-cell table:formula="of:=IF(#REF!=&quot;f&quot;;['SoMi-Liste'.L$2];IF(#REF!=&quot;e&quot;;['SoMi-Liste'.L$2];&quot;&quot;))" office:value-type="string" office:string-value="" calcext:value-type="error">
            <text:p>Err:504</text:p>
          </table:table-cell>
          <table:table-cell table:formula="of:=IF(#REF!=&quot;f&quot;;['SoMi-Liste'.M$2];IF(#REF!=&quot;e&quot;;['SoMi-Liste'.M$2];&quot;&quot;))" office:value-type="string" office:string-value="" calcext:value-type="error">
            <text:p>Err:504</text:p>
          </table:table-cell>
          <table:table-cell table:formula="of:=IF(#REF!=&quot;f&quot;;['SoMi-Liste'.N$2];IF(#REF!=&quot;e&quot;;['SoMi-Liste'.N$2];&quot;&quot;))" office:value-type="string" office:string-value="" calcext:value-type="error">
            <text:p>Err:504</text:p>
          </table:table-cell>
          <table:table-cell table:formula="of:=IF(#REF!=&quot;f&quot;;['SoMi-Liste'.O$2];IF(#REF!=&quot;e&quot;;['SoMi-Liste'.O$2];&quot;&quot;))" office:value-type="string" office:string-value="" calcext:value-type="error">
            <text:p>Err:504</text:p>
          </table:table-cell>
          <table:table-cell table:formula="of:=IF(#REF!=&quot;f&quot;;['SoMi-Liste'.P$2];IF(#REF!=&quot;e&quot;;['SoMi-Liste'.P$2];&quot;&quot;))" office:value-type="string" office:string-value="" calcext:value-type="error">
            <text:p>Err:504</text:p>
          </table:table-cell>
          <table:table-cell table:formula="of:=IF(#REF!=&quot;f&quot;;['SoMi-Liste'.Q$2];IF(#REF!=&quot;e&quot;;['SoMi-Liste'.Q$2];&quot;&quot;))" office:value-type="string" office:string-value="" calcext:value-type="error">
            <text:p>Err:504</text:p>
          </table:table-cell>
          <table:table-cell table:formula="of:=IF(#REF!=&quot;f&quot;;['SoMi-Liste'.R$2];IF(#REF!=&quot;e&quot;;['SoMi-Liste'.R$2];&quot;&quot;))" office:value-type="string" office:string-value="" calcext:value-type="error">
            <text:p>Err:504</text:p>
          </table:table-cell>
          <table:table-cell table:formula="of:=IF(#REF!=&quot;f&quot;;['SoMi-Liste'.S$2];IF(#REF!=&quot;e&quot;;['SoMi-Liste'.S$2];&quot;&quot;))" office:value-type="string" office:string-value="" calcext:value-type="error">
            <text:p>Err:504</text:p>
          </table:table-cell>
          <table:table-cell table:formula="of:=IF(#REF!=&quot;f&quot;;['SoMi-Liste'.T$2];IF(#REF!=&quot;e&quot;;['SoMi-Liste'.T$2];&quot;&quot;))" office:value-type="string" office:string-value="" calcext:value-type="error">
            <text:p>Err:504</text:p>
          </table:table-cell>
          <table:table-cell table:formula="of:=IF(#REF!=&quot;f&quot;;['SoMi-Liste'.U$2];IF(#REF!=&quot;e&quot;;['SoMi-Liste'.U$2];&quot;&quot;))" office:value-type="string" office:string-value="" calcext:value-type="error">
            <text:p>Err:504</text:p>
          </table:table-cell>
          <table:table-cell table:formula="of:=IF(#REF!=&quot;f&quot;;['SoMi-Liste'.V$2];IF(#REF!=&quot;e&quot;;['SoMi-Liste'.V$2];&quot;&quot;))" office:value-type="string" office:string-value="" calcext:value-type="error">
            <text:p>Err:504</text:p>
          </table:table-cell>
          <table:table-cell table:formula="of:=IF(#REF!=&quot;f&quot;;['SoMi-Liste'.W$2];IF(#REF!=&quot;e&quot;;['SoMi-Liste'.W$2];&quot;&quot;))" office:value-type="string" office:string-value="" calcext:value-type="error">
            <text:p>Err:504</text:p>
          </table:table-cell>
          <table:table-cell table:number-columns-repeated="2"/>
          <table:table-cell table:formula="of:=SUM([.B37:.X37])" office:value-type="string" office:string-value="" calcext:value-type="error">
            <text:p>Err:504</text:p>
          </table:table-cell>
          <table:table-cell table:formula="of:=['SoMi-Liste'.AD35]" office:value-type="float" office:value="0" calcext:value-type="float">
            <text:p>0</text:p>
          </table:table-cell>
          <table:table-cell table:formula="of:=IF(['SoMi-Liste'.AE35]=&quot;f&quot;;['SoMi-Liste'.AE$2];IF(['SoMi-Liste'.AE35]=&quot;e&quot;;['SoMi-Liste'.AE$2];&quot;&quot;))">
            <text:p/>
          </table:table-cell>
          <table:table-cell table:formula="of:=IF(['SoMi-Liste'.AF35]=&quot;f&quot;;['SoMi-Liste'.AF$2];IF(['SoMi-Liste'.AF35]=&quot;e&quot;;['SoMi-Liste'.AF$2];&quot;&quot;))">
            <text:p/>
          </table:table-cell>
          <table:table-cell table:formula="of:=IF(['SoMi-Liste'.AG35]=&quot;f&quot;;['SoMi-Liste'.AG$2];IF(['SoMi-Liste'.AG35]=&quot;e&quot;;['SoMi-Liste'.AG$2];&quot;&quot;))">
            <text:p/>
          </table:table-cell>
          <table:table-cell table:formula="of:=IF(['SoMi-Liste'.AI35]=&quot;f&quot;;['SoMi-Liste'.AH$2];IF(['SoMi-Liste'.AI35]=&quot;e&quot;;['SoMi-Liste'.AH$2];&quot;&quot;))">
            <text:p/>
          </table:table-cell>
          <table:table-cell table:formula="of:=IF(['SoMi-Liste'.AI35]=&quot;f&quot;;['SoMi-Liste'.AI$2];IF(['SoMi-Liste'.AI35]=&quot;e&quot;;['SoMi-Liste'.AI$2];&quot;&quot;))">
            <text:p/>
          </table:table-cell>
          <table:table-cell table:formula="of:=IF(['SoMi-Liste'.AJ35]=&quot;f&quot;;['SoMi-Liste'.AJ$2];IF(['SoMi-Liste'.AJ35]=&quot;e&quot;;['SoMi-Liste'.AJ$2];&quot;&quot;))">
            <text:p/>
          </table:table-cell>
          <table:table-cell table:formula="of:=IF(['SoMi-Liste'.AK35]=&quot;f&quot;;['SoMi-Liste'.AK$2];IF(['SoMi-Liste'.AK35]=&quot;e&quot;;['SoMi-Liste'.AK$2];&quot;&quot;))">
            <text:p/>
          </table:table-cell>
          <table:table-cell table:formula="of:=IF(['SoMi-Liste'.AL35]=&quot;f&quot;;['SoMi-Liste'.AL$2];IF(['SoMi-Liste'.AL35]=&quot;e&quot;;['SoMi-Liste'.AL$2];&quot;&quot;))">
            <text:p/>
          </table:table-cell>
          <table:table-cell table:formula="of:=IF(['SoMi-Liste'.AM35]=&quot;f&quot;;['SoMi-Liste'.AM$2];IF(['SoMi-Liste'.AM35]=&quot;e&quot;;['SoMi-Liste'.AM$2];&quot;&quot;))">
            <text:p/>
          </table:table-cell>
          <table:table-cell table:formula="of:=IF(['SoMi-Liste'.AN35]=&quot;f&quot;;['SoMi-Liste'.AN$2];IF(['SoMi-Liste'.AN35]=&quot;e&quot;;['SoMi-Liste'.AN$2];&quot;&quot;))">
            <text:p/>
          </table:table-cell>
          <table:table-cell table:formula="of:=IF(['SoMi-Liste'.AO35]=&quot;f&quot;;['SoMi-Liste'.AO$2];IF(['SoMi-Liste'.AO35]=&quot;e&quot;;['SoMi-Liste'.AO$2];&quot;&quot;))">
            <text:p/>
          </table:table-cell>
          <table:table-cell table:formula="of:=IF(['SoMi-Liste'.AP35]=&quot;f&quot;;['SoMi-Liste'.AP$2];IF(['SoMi-Liste'.AP35]=&quot;e&quot;;['SoMi-Liste'.AP$2];&quot;&quot;))">
            <text:p/>
          </table:table-cell>
          <table:table-cell table:formula="of:=IF(['SoMi-Liste'.AQ35]=&quot;f&quot;;['SoMi-Liste'.AQ$2];IF(['SoMi-Liste'.AQ35]=&quot;e&quot;;['SoMi-Liste'.AQ$2];&quot;&quot;))">
            <text:p/>
          </table:table-cell>
          <table:table-cell table:formula="of:=IF(['SoMi-Liste'.AR35]=&quot;f&quot;;['SoMi-Liste'.AR$2];IF(['SoMi-Liste'.AR35]=&quot;e&quot;;['SoMi-Liste'.AR$2];&quot;&quot;))">
            <text:p/>
          </table:table-cell>
          <table:table-cell table:formula="of:=IF(['SoMi-Liste'.AS35]=&quot;f&quot;;['SoMi-Liste'.AS$2];IF(['SoMi-Liste'.AS35]=&quot;e&quot;;['SoMi-Liste'.AS$2];&quot;&quot;))">
            <text:p/>
          </table:table-cell>
          <table:table-cell table:formula="of:=IF(['SoMi-Liste'.AT35]=&quot;f&quot;;['SoMi-Liste'.AT$2];IF(['SoMi-Liste'.AT35]=&quot;e&quot;;['SoMi-Liste'.AT$2];&quot;&quot;))">
            <text:p/>
          </table:table-cell>
          <table:table-cell table:formula="of:=IF(['SoMi-Liste'.AU35]=&quot;f&quot;;['SoMi-Liste'.AU$2];IF(['SoMi-Liste'.AU35]=&quot;e&quot;;['SoMi-Liste'.AU$2];&quot;&quot;))">
            <text:p/>
          </table:table-cell>
          <table:table-cell table:formula="of:=IF(['SoMi-Liste'.AV35]=&quot;f&quot;;['SoMi-Liste'.AV$2];IF(['SoMi-Liste'.AV35]=&quot;e&quot;;['SoMi-Liste'.AV$2];&quot;&quot;))">
            <text:p/>
          </table:table-cell>
          <table:table-cell table:formula="of:=IF(['SoMi-Liste'.AW35]=&quot;f&quot;;['SoMi-Liste'.AW$2];IF(['SoMi-Liste'.AW35]=&quot;e&quot;;['SoMi-Liste'.AW$2];&quot;&quot;))">
            <text:p/>
          </table:table-cell>
          <table:table-cell table:formula="of:=IF(['SoMi-Liste'.AX35]=&quot;f&quot;;['SoMi-Liste'.AX$2];IF(['SoMi-Liste'.AX35]=&quot;e&quot;;['SoMi-Liste'.AX$2];&quot;&quot;))">
            <text:p/>
          </table:table-cell>
          <table:table-cell table:formula="of:=IF(['SoMi-Liste'.AY35]=&quot;f&quot;;['SoMi-Liste'.AY$2];IF(['SoMi-Liste'.AY35]=&quot;e&quot;;['SoMi-Liste'.AY$2];&quot;&quot;))">
            <text:p/>
          </table:table-cell>
          <table:table-cell table:number-columns-repeated="3"/>
          <table:table-cell table:formula="of:=SUM([.AA37:.AX3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IF(#REF!=&quot;f&quot;;['SoMi-Liste'.C$2];IF(#REF!=&quot;e&quot;;['SoMi-Liste'.C$2];&quot;&quot;))" office:value-type="string" office:string-value="" calcext:value-type="error">
            <text:p>Err:504</text:p>
          </table:table-cell>
          <table:table-cell table:formula="of:=IF(#REF!=&quot;f&quot;;['SoMi-Liste'.D$2];IF(#REF!=&quot;e&quot;;['SoMi-Liste'.D$2];&quot;&quot;))" office:value-type="string" office:string-value="" calcext:value-type="error">
            <text:p>Err:504</text:p>
          </table:table-cell>
          <table:table-cell table:formula="of:=IF(#REF!=&quot;f&quot;;['SoMi-Liste'.E$2];IF(#REF!=&quot;e&quot;;['SoMi-Liste'.E$2];&quot;&quot;))" office:value-type="string" office:string-value="" calcext:value-type="error">
            <text:p>Err:504</text:p>
          </table:table-cell>
          <table:table-cell table:formula="of:=IF(#REF!=&quot;f&quot;;['SoMi-Liste'.F$2];IF(#REF!=&quot;e&quot;;['SoMi-Liste'.F$2];&quot;&quot;))" office:value-type="string" office:string-value="" calcext:value-type="error">
            <text:p>Err:504</text:p>
          </table:table-cell>
          <table:table-cell table:formula="of:=IF(#REF!=&quot;f&quot;;['SoMi-Liste'.G$2];IF(#REF!=&quot;e&quot;;['SoMi-Liste'.G$2];&quot;&quot;))" office:value-type="string" office:string-value="" calcext:value-type="error">
            <text:p>Err:504</text:p>
          </table:table-cell>
          <table:table-cell table:formula="of:=IF(#REF!=&quot;f&quot;;['SoMi-Liste'.H$2];IF(#REF!=&quot;e&quot;;['SoMi-Liste'.H$2];&quot;&quot;))" office:value-type="string" office:string-value="" calcext:value-type="error">
            <text:p>Err:504</text:p>
          </table:table-cell>
          <table:table-cell table:formula="of:=IF(#REF!=&quot;f&quot;;['SoMi-Liste'.I$2];IF(#REF!=&quot;e&quot;;['SoMi-Liste'.I$2];&quot;&quot;))" office:value-type="string" office:string-value="" calcext:value-type="error">
            <text:p>Err:504</text:p>
          </table:table-cell>
          <table:table-cell table:formula="of:=IF(#REF!=&quot;f&quot;;['SoMi-Liste'.J$2];IF(#REF!=&quot;e&quot;;['SoMi-Liste'.J$2];&quot;&quot;))" office:value-type="string" office:string-value="" calcext:value-type="error">
            <text:p>Err:504</text:p>
          </table:table-cell>
          <table:table-cell table:formula="of:=IF(#REF!=&quot;f&quot;;['SoMi-Liste'.K$2];IF(#REF!=&quot;e&quot;;['SoMi-Liste'.K$2];&quot;&quot;))" office:value-type="string" office:string-value="" calcext:value-type="error">
            <text:p>Err:504</text:p>
          </table:table-cell>
          <table:table-cell table:formula="of:=IF(#REF!=&quot;f&quot;;['SoMi-Liste'.L$2];IF(#REF!=&quot;e&quot;;['SoMi-Liste'.L$2];&quot;&quot;))" office:value-type="string" office:string-value="" calcext:value-type="error">
            <text:p>Err:504</text:p>
          </table:table-cell>
          <table:table-cell table:formula="of:=IF(#REF!=&quot;f&quot;;['SoMi-Liste'.M$2];IF(#REF!=&quot;e&quot;;['SoMi-Liste'.M$2];&quot;&quot;))" office:value-type="string" office:string-value="" calcext:value-type="error">
            <text:p>Err:504</text:p>
          </table:table-cell>
          <table:table-cell table:formula="of:=IF(#REF!=&quot;f&quot;;['SoMi-Liste'.N$2];IF(#REF!=&quot;e&quot;;['SoMi-Liste'.N$2];&quot;&quot;))" office:value-type="string" office:string-value="" calcext:value-type="error">
            <text:p>Err:504</text:p>
          </table:table-cell>
          <table:table-cell table:formula="of:=IF(#REF!=&quot;f&quot;;['SoMi-Liste'.O$2];IF(#REF!=&quot;e&quot;;['SoMi-Liste'.O$2];&quot;&quot;))" office:value-type="string" office:string-value="" calcext:value-type="error">
            <text:p>Err:504</text:p>
          </table:table-cell>
          <table:table-cell table:formula="of:=IF(#REF!=&quot;f&quot;;['SoMi-Liste'.P$2];IF(#REF!=&quot;e&quot;;['SoMi-Liste'.P$2];&quot;&quot;))" office:value-type="string" office:string-value="" calcext:value-type="error">
            <text:p>Err:504</text:p>
          </table:table-cell>
          <table:table-cell table:formula="of:=IF(#REF!=&quot;f&quot;;['SoMi-Liste'.Q$2];IF(#REF!=&quot;e&quot;;['SoMi-Liste'.Q$2];&quot;&quot;))" office:value-type="string" office:string-value="" calcext:value-type="error">
            <text:p>Err:504</text:p>
          </table:table-cell>
          <table:table-cell table:formula="of:=IF(#REF!=&quot;f&quot;;['SoMi-Liste'.R$2];IF(#REF!=&quot;e&quot;;['SoMi-Liste'.R$2];&quot;&quot;))" office:value-type="string" office:string-value="" calcext:value-type="error">
            <text:p>Err:504</text:p>
          </table:table-cell>
          <table:table-cell table:formula="of:=IF(#REF!=&quot;f&quot;;['SoMi-Liste'.S$2];IF(#REF!=&quot;e&quot;;['SoMi-Liste'.S$2];&quot;&quot;))" office:value-type="string" office:string-value="" calcext:value-type="error">
            <text:p>Err:504</text:p>
          </table:table-cell>
          <table:table-cell table:formula="of:=IF(#REF!=&quot;f&quot;;['SoMi-Liste'.T$2];IF(#REF!=&quot;e&quot;;['SoMi-Liste'.T$2];&quot;&quot;))" office:value-type="string" office:string-value="" calcext:value-type="error">
            <text:p>Err:504</text:p>
          </table:table-cell>
          <table:table-cell table:formula="of:=IF(#REF!=&quot;f&quot;;['SoMi-Liste'.U$2];IF(#REF!=&quot;e&quot;;['SoMi-Liste'.U$2];&quot;&quot;))" office:value-type="string" office:string-value="" calcext:value-type="error">
            <text:p>Err:504</text:p>
          </table:table-cell>
          <table:table-cell table:formula="of:=IF(#REF!=&quot;f&quot;;['SoMi-Liste'.V$2];IF(#REF!=&quot;e&quot;;['SoMi-Liste'.V$2];&quot;&quot;))" office:value-type="string" office:string-value="" calcext:value-type="error">
            <text:p>Err:504</text:p>
          </table:table-cell>
          <table:table-cell table:formula="of:=IF(#REF!=&quot;f&quot;;['SoMi-Liste'.W$2];IF(#REF!=&quot;e&quot;;['SoMi-Liste'.W$2];&quot;&quot;))" office:value-type="string" office:string-value="" calcext:value-type="error">
            <text:p>Err:504</text:p>
          </table:table-cell>
          <table:table-cell table:number-columns-repeated="2"/>
          <table:table-cell table:formula="of:=SUM([.B38:.X38])" office:value-type="string" office:string-value="" calcext:value-type="error">
            <text:p>Err:50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#REF!=&quot;f&quot;;['SoMi-Liste'.AE$2];IF(#REF!=&quot;e&quot;;['SoMi-Liste'.AE$2];&quot;&quot;))" office:value-type="string" office:string-value="" calcext:value-type="error">
            <text:p>Err:504</text:p>
          </table:table-cell>
          <table:table-cell table:formula="of:=IF(#REF!=&quot;f&quot;;['SoMi-Liste'.AF$2];IF(#REF!=&quot;e&quot;;['SoMi-Liste'.AF$2];&quot;&quot;))" office:value-type="string" office:string-value="" calcext:value-type="error">
            <text:p>Err:504</text:p>
          </table:table-cell>
          <table:table-cell table:formula="of:=IF(#REF!=&quot;f&quot;;['SoMi-Liste'.AG$2];IF(#REF!=&quot;e&quot;;['SoMi-Liste'.AG$2];&quot;&quot;))" office:value-type="string" office:string-value="" calcext:value-type="error">
            <text:p>Err:504</text:p>
          </table:table-cell>
          <table:table-cell table:formula="of:=IF(#REF!=&quot;f&quot;;['SoMi-Liste'.AH$2];IF(#REF!=&quot;e&quot;;['SoMi-Liste'.AH$2];&quot;&quot;))" office:value-type="string" office:string-value="" calcext:value-type="error">
            <text:p>Err:504</text:p>
          </table:table-cell>
          <table:table-cell table:formula="of:=IF(#REF!=&quot;f&quot;;['SoMi-Liste'.AI$2];IF(#REF!=&quot;e&quot;;['SoMi-Liste'.AI$2];&quot;&quot;))" office:value-type="string" office:string-value="" calcext:value-type="error">
            <text:p>Err:504</text:p>
          </table:table-cell>
          <table:table-cell table:formula="of:=IF(#REF!=&quot;f&quot;;['SoMi-Liste'.AJ$2];IF(#REF!=&quot;e&quot;;['SoMi-Liste'.AJ$2];&quot;&quot;))" office:value-type="string" office:string-value="" calcext:value-type="error">
            <text:p>Err:504</text:p>
          </table:table-cell>
          <table:table-cell table:formula="of:=IF(#REF!=&quot;f&quot;;['SoMi-Liste'.AK$2];IF(#REF!=&quot;e&quot;;['SoMi-Liste'.AK$2];&quot;&quot;))" office:value-type="string" office:string-value="" calcext:value-type="error">
            <text:p>Err:504</text:p>
          </table:table-cell>
          <table:table-cell table:formula="of:=IF(#REF!=&quot;f&quot;;['SoMi-Liste'.AL$2];IF(#REF!=&quot;e&quot;;['SoMi-Liste'.AL$2];&quot;&quot;))" office:value-type="string" office:string-value="" calcext:value-type="error">
            <text:p>Err:504</text:p>
          </table:table-cell>
          <table:table-cell table:formula="of:=IF(#REF!=&quot;f&quot;;['SoMi-Liste'.AM$2];IF(#REF!=&quot;e&quot;;['SoMi-Liste'.AM$2];&quot;&quot;))" office:value-type="string" office:string-value="" calcext:value-type="error">
            <text:p>Err:504</text:p>
          </table:table-cell>
          <table:table-cell table:formula="of:=IF(#REF!=&quot;f&quot;;['SoMi-Liste'.AN$2];IF(#REF!=&quot;e&quot;;['SoMi-Liste'.AN$2];&quot;&quot;))" office:value-type="string" office:string-value="" calcext:value-type="error">
            <text:p>Err:504</text:p>
          </table:table-cell>
          <table:table-cell table:formula="of:=IF(#REF!=&quot;f&quot;;['SoMi-Liste'.AO$2];IF(#REF!=&quot;e&quot;;['SoMi-Liste'.AO$2];&quot;&quot;))" office:value-type="string" office:string-value="" calcext:value-type="error">
            <text:p>Err:504</text:p>
          </table:table-cell>
          <table:table-cell table:formula="of:=IF(#REF!=&quot;f&quot;;['SoMi-Liste'.AP$2];IF(#REF!=&quot;e&quot;;['SoMi-Liste'.AP$2];&quot;&quot;))" office:value-type="string" office:string-value="" calcext:value-type="error">
            <text:p>Err:504</text:p>
          </table:table-cell>
          <table:table-cell table:formula="of:=IF(#REF!=&quot;f&quot;;['SoMi-Liste'.AQ$2];IF(#REF!=&quot;e&quot;;['SoMi-Liste'.AQ$2];&quot;&quot;))" office:value-type="string" office:string-value="" calcext:value-type="error">
            <text:p>Err:504</text:p>
          </table:table-cell>
          <table:table-cell table:formula="of:=IF(#REF!=&quot;f&quot;;['SoMi-Liste'.AR$2];IF(#REF!=&quot;e&quot;;['SoMi-Liste'.AR$2];&quot;&quot;))" office:value-type="string" office:string-value="" calcext:value-type="error">
            <text:p>Err:504</text:p>
          </table:table-cell>
          <table:table-cell table:formula="of:=IF(#REF!=&quot;f&quot;;['SoMi-Liste'.AS$2];IF(#REF!=&quot;e&quot;;['SoMi-Liste'.AS$2];&quot;&quot;))" office:value-type="string" office:string-value="" calcext:value-type="error">
            <text:p>Err:504</text:p>
          </table:table-cell>
          <table:table-cell table:formula="of:=IF(#REF!=&quot;f&quot;;['SoMi-Liste'.AT$2];IF(#REF!=&quot;e&quot;;['SoMi-Liste'.AT$2];&quot;&quot;))" office:value-type="string" office:string-value="" calcext:value-type="error">
            <text:p>Err:504</text:p>
          </table:table-cell>
          <table:table-cell table:formula="of:=IF(#REF!=&quot;f&quot;;['SoMi-Liste'.AU$2];IF(#REF!=&quot;e&quot;;['SoMi-Liste'.AU$2];&quot;&quot;))" office:value-type="string" office:string-value="" calcext:value-type="error">
            <text:p>Err:504</text:p>
          </table:table-cell>
          <table:table-cell table:formula="of:=IF(#REF!=&quot;f&quot;;['SoMi-Liste'.AV$2];IF(#REF!=&quot;e&quot;;['SoMi-Liste'.AV$2];&quot;&quot;))" office:value-type="string" office:string-value="" calcext:value-type="error">
            <text:p>Err:504</text:p>
          </table:table-cell>
          <table:table-cell table:formula="of:=IF(#REF!=&quot;f&quot;;['SoMi-Liste'.AW$2];IF(#REF!=&quot;e&quot;;['SoMi-Liste'.AW$2];&quot;&quot;))" office:value-type="string" office:string-value="" calcext:value-type="error">
            <text:p>Err:504</text:p>
          </table:table-cell>
          <table:table-cell table:formula="of:=IF(#REF!=&quot;f&quot;;['SoMi-Liste'.AX$2];IF(#REF!=&quot;e&quot;;['SoMi-Liste'.AX$2];&quot;&quot;))" office:value-type="string" office:string-value="" calcext:value-type="error">
            <text:p>Err:504</text:p>
          </table:table-cell>
          <table:table-cell table:formula="of:=IF(#REF!=&quot;f&quot;;['SoMi-Liste'.AY$2];IF(#REF!=&quot;e&quot;;['SoMi-Liste'.AY$2];&quot;&quot;))" office:value-type="string" office:string-value="" calcext:value-type="error">
            <text:p>Err:504</text:p>
          </table:table-cell>
          <table:table-cell table:number-columns-repeated="3"/>
          <table:table-cell table:formula="of:=SUM([.AA38:.AX38])" office:value-type="string" office:string-value="" calcext:value-type="error">
            <text:p>Err:504</text:p>
          </table:table-cell>
          <table:table-cell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IF(#REF!=&quot;f&quot;;['SoMi-Liste'.C$2];IF(#REF!=&quot;e&quot;;['SoMi-Liste'.C$2];&quot;&quot;))" office:value-type="string" office:string-value="" calcext:value-type="error">
            <text:p>Err:504</text:p>
          </table:table-cell>
          <table:table-cell table:formula="of:=IF(#REF!=&quot;f&quot;;['SoMi-Liste'.D$2];IF(#REF!=&quot;e&quot;;['SoMi-Liste'.D$2];&quot;&quot;))" office:value-type="string" office:string-value="" calcext:value-type="error">
            <text:p>Err:504</text:p>
          </table:table-cell>
          <table:table-cell table:formula="of:=IF(#REF!=&quot;f&quot;;['SoMi-Liste'.E$2];IF(#REF!=&quot;e&quot;;['SoMi-Liste'.E$2];&quot;&quot;))" office:value-type="string" office:string-value="" calcext:value-type="error">
            <text:p>Err:504</text:p>
          </table:table-cell>
          <table:table-cell table:formula="of:=IF(#REF!=&quot;f&quot;;['SoMi-Liste'.F$2];IF(#REF!=&quot;e&quot;;['SoMi-Liste'.F$2];&quot;&quot;))" office:value-type="string" office:string-value="" calcext:value-type="error">
            <text:p>Err:504</text:p>
          </table:table-cell>
          <table:table-cell table:formula="of:=IF(#REF!=&quot;f&quot;;['SoMi-Liste'.G$2];IF(#REF!=&quot;e&quot;;['SoMi-Liste'.G$2];&quot;&quot;))" office:value-type="string" office:string-value="" calcext:value-type="error">
            <text:p>Err:504</text:p>
          </table:table-cell>
          <table:table-cell table:formula="of:=IF(#REF!=&quot;f&quot;;['SoMi-Liste'.H$2];IF(#REF!=&quot;e&quot;;['SoMi-Liste'.H$2];&quot;&quot;))" office:value-type="string" office:string-value="" calcext:value-type="error">
            <text:p>Err:504</text:p>
          </table:table-cell>
          <table:table-cell table:formula="of:=IF(#REF!=&quot;f&quot;;['SoMi-Liste'.I$2];IF(#REF!=&quot;e&quot;;['SoMi-Liste'.I$2];&quot;&quot;))" office:value-type="string" office:string-value="" calcext:value-type="error">
            <text:p>Err:504</text:p>
          </table:table-cell>
          <table:table-cell table:formula="of:=IF(#REF!=&quot;f&quot;;['SoMi-Liste'.J$2];IF(#REF!=&quot;e&quot;;['SoMi-Liste'.J$2];&quot;&quot;))" office:value-type="string" office:string-value="" calcext:value-type="error">
            <text:p>Err:504</text:p>
          </table:table-cell>
          <table:table-cell table:formula="of:=IF(#REF!=&quot;f&quot;;['SoMi-Liste'.K$2];IF(#REF!=&quot;e&quot;;['SoMi-Liste'.K$2];&quot;&quot;))" office:value-type="string" office:string-value="" calcext:value-type="error">
            <text:p>Err:504</text:p>
          </table:table-cell>
          <table:table-cell table:formula="of:=IF(#REF!=&quot;f&quot;;['SoMi-Liste'.L$2];IF(#REF!=&quot;e&quot;;['SoMi-Liste'.L$2];&quot;&quot;))" office:value-type="string" office:string-value="" calcext:value-type="error">
            <text:p>Err:504</text:p>
          </table:table-cell>
          <table:table-cell table:formula="of:=IF(#REF!=&quot;f&quot;;['SoMi-Liste'.M$2];IF(#REF!=&quot;e&quot;;['SoMi-Liste'.M$2];&quot;&quot;))" office:value-type="string" office:string-value="" calcext:value-type="error">
            <text:p>Err:504</text:p>
          </table:table-cell>
          <table:table-cell table:formula="of:=IF(#REF!=&quot;f&quot;;['SoMi-Liste'.N$2];IF(#REF!=&quot;e&quot;;['SoMi-Liste'.N$2];&quot;&quot;))" office:value-type="string" office:string-value="" calcext:value-type="error">
            <text:p>Err:504</text:p>
          </table:table-cell>
          <table:table-cell table:formula="of:=IF(#REF!=&quot;f&quot;;['SoMi-Liste'.O$2];IF(#REF!=&quot;e&quot;;['SoMi-Liste'.O$2];&quot;&quot;))" office:value-type="string" office:string-value="" calcext:value-type="error">
            <text:p>Err:504</text:p>
          </table:table-cell>
          <table:table-cell table:formula="of:=IF(#REF!=&quot;f&quot;;['SoMi-Liste'.P$2];IF(#REF!=&quot;e&quot;;['SoMi-Liste'.P$2];&quot;&quot;))" office:value-type="string" office:string-value="" calcext:value-type="error">
            <text:p>Err:504</text:p>
          </table:table-cell>
          <table:table-cell table:formula="of:=IF(#REF!=&quot;f&quot;;['SoMi-Liste'.Q$2];IF(#REF!=&quot;e&quot;;['SoMi-Liste'.Q$2];&quot;&quot;))" office:value-type="string" office:string-value="" calcext:value-type="error">
            <text:p>Err:504</text:p>
          </table:table-cell>
          <table:table-cell table:formula="of:=IF(#REF!=&quot;f&quot;;['SoMi-Liste'.R$2];IF(#REF!=&quot;e&quot;;['SoMi-Liste'.R$2];&quot;&quot;))" office:value-type="string" office:string-value="" calcext:value-type="error">
            <text:p>Err:504</text:p>
          </table:table-cell>
          <table:table-cell table:formula="of:=IF(#REF!=&quot;f&quot;;['SoMi-Liste'.S$2];IF(#REF!=&quot;e&quot;;['SoMi-Liste'.S$2];&quot;&quot;))" office:value-type="string" office:string-value="" calcext:value-type="error">
            <text:p>Err:504</text:p>
          </table:table-cell>
          <table:table-cell table:formula="of:=IF(#REF!=&quot;f&quot;;['SoMi-Liste'.T$2];IF(#REF!=&quot;e&quot;;['SoMi-Liste'.T$2];&quot;&quot;))" office:value-type="string" office:string-value="" calcext:value-type="error">
            <text:p>Err:504</text:p>
          </table:table-cell>
          <table:table-cell table:formula="of:=IF(#REF!=&quot;f&quot;;['SoMi-Liste'.U$2];IF(#REF!=&quot;e&quot;;['SoMi-Liste'.U$2];&quot;&quot;))" office:value-type="string" office:string-value="" calcext:value-type="error">
            <text:p>Err:504</text:p>
          </table:table-cell>
          <table:table-cell table:formula="of:=IF(#REF!=&quot;f&quot;;['SoMi-Liste'.V$2];IF(#REF!=&quot;e&quot;;['SoMi-Liste'.V$2];&quot;&quot;))" office:value-type="string" office:string-value="" calcext:value-type="error">
            <text:p>Err:504</text:p>
          </table:table-cell>
          <table:table-cell table:formula="of:=IF(#REF!=&quot;f&quot;;['SoMi-Liste'.W$2];IF(#REF!=&quot;e&quot;;['SoMi-Liste'.W$2];&quot;&quot;))" office:value-type="string" office:string-value="" calcext:value-type="error">
            <text:p>Err:504</text:p>
          </table:table-cell>
          <table:table-cell table:number-columns-repeated="2"/>
          <table:table-cell table:formula="of:=SUM([.B39:.X39])" office:value-type="string" office:string-value="" calcext:value-type="error">
            <text:p>Err:50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#REF!=&quot;f&quot;;['SoMi-Liste'.AE$2];IF(#REF!=&quot;e&quot;;['SoMi-Liste'.AE$2];&quot;&quot;))" office:value-type="string" office:string-value="" calcext:value-type="error">
            <text:p>Err:504</text:p>
          </table:table-cell>
          <table:table-cell table:formula="of:=IF(#REF!=&quot;f&quot;;['SoMi-Liste'.AF$2];IF(#REF!=&quot;e&quot;;['SoMi-Liste'.AF$2];&quot;&quot;))" office:value-type="string" office:string-value="" calcext:value-type="error">
            <text:p>Err:504</text:p>
          </table:table-cell>
          <table:table-cell table:formula="of:=IF(#REF!=&quot;f&quot;;['SoMi-Liste'.AG$2];IF(#REF!=&quot;e&quot;;['SoMi-Liste'.AG$2];&quot;&quot;))" office:value-type="string" office:string-value="" calcext:value-type="error">
            <text:p>Err:504</text:p>
          </table:table-cell>
          <table:table-cell table:formula="of:=IF(#REF!=&quot;f&quot;;['SoMi-Liste'.AH$2];IF(#REF!=&quot;e&quot;;['SoMi-Liste'.AH$2];&quot;&quot;))" office:value-type="string" office:string-value="" calcext:value-type="error">
            <text:p>Err:504</text:p>
          </table:table-cell>
          <table:table-cell table:formula="of:=IF(#REF!=&quot;f&quot;;['SoMi-Liste'.AI$2];IF(#REF!=&quot;e&quot;;['SoMi-Liste'.AI$2];&quot;&quot;))" office:value-type="string" office:string-value="" calcext:value-type="error">
            <text:p>Err:504</text:p>
          </table:table-cell>
          <table:table-cell table:formula="of:=IF(#REF!=&quot;f&quot;;['SoMi-Liste'.AJ$2];IF(#REF!=&quot;e&quot;;['SoMi-Liste'.AJ$2];&quot;&quot;))" office:value-type="string" office:string-value="" calcext:value-type="error">
            <text:p>Err:504</text:p>
          </table:table-cell>
          <table:table-cell table:formula="of:=IF(#REF!=&quot;f&quot;;['SoMi-Liste'.AK$2];IF(#REF!=&quot;e&quot;;['SoMi-Liste'.AK$2];&quot;&quot;))" office:value-type="string" office:string-value="" calcext:value-type="error">
            <text:p>Err:504</text:p>
          </table:table-cell>
          <table:table-cell table:formula="of:=IF(#REF!=&quot;f&quot;;['SoMi-Liste'.AL$2];IF(#REF!=&quot;e&quot;;['SoMi-Liste'.AL$2];&quot;&quot;))" office:value-type="string" office:string-value="" calcext:value-type="error">
            <text:p>Err:504</text:p>
          </table:table-cell>
          <table:table-cell table:formula="of:=IF(#REF!=&quot;f&quot;;['SoMi-Liste'.AM$2];IF(#REF!=&quot;e&quot;;['SoMi-Liste'.AM$2];&quot;&quot;))" office:value-type="string" office:string-value="" calcext:value-type="error">
            <text:p>Err:504</text:p>
          </table:table-cell>
          <table:table-cell table:formula="of:=IF(#REF!=&quot;f&quot;;['SoMi-Liste'.AN$2];IF(#REF!=&quot;e&quot;;['SoMi-Liste'.AN$2];&quot;&quot;))" office:value-type="string" office:string-value="" calcext:value-type="error">
            <text:p>Err:504</text:p>
          </table:table-cell>
          <table:table-cell table:formula="of:=IF(#REF!=&quot;f&quot;;['SoMi-Liste'.AO$2];IF(#REF!=&quot;e&quot;;['SoMi-Liste'.AO$2];&quot;&quot;))" office:value-type="string" office:string-value="" calcext:value-type="error">
            <text:p>Err:504</text:p>
          </table:table-cell>
          <table:table-cell table:formula="of:=IF(#REF!=&quot;f&quot;;['SoMi-Liste'.AP$2];IF(#REF!=&quot;e&quot;;['SoMi-Liste'.AP$2];&quot;&quot;))" office:value-type="string" office:string-value="" calcext:value-type="error">
            <text:p>Err:504</text:p>
          </table:table-cell>
          <table:table-cell table:formula="of:=IF(#REF!=&quot;f&quot;;['SoMi-Liste'.AQ$2];IF(#REF!=&quot;e&quot;;['SoMi-Liste'.AQ$2];&quot;&quot;))" office:value-type="string" office:string-value="" calcext:value-type="error">
            <text:p>Err:504</text:p>
          </table:table-cell>
          <table:table-cell table:formula="of:=IF(#REF!=&quot;f&quot;;['SoMi-Liste'.AR$2];IF(#REF!=&quot;e&quot;;['SoMi-Liste'.AR$2];&quot;&quot;))" office:value-type="string" office:string-value="" calcext:value-type="error">
            <text:p>Err:504</text:p>
          </table:table-cell>
          <table:table-cell table:formula="of:=IF(#REF!=&quot;f&quot;;['SoMi-Liste'.AS$2];IF(#REF!=&quot;e&quot;;['SoMi-Liste'.AS$2];&quot;&quot;))" office:value-type="string" office:string-value="" calcext:value-type="error">
            <text:p>Err:504</text:p>
          </table:table-cell>
          <table:table-cell table:formula="of:=IF(#REF!=&quot;f&quot;;['SoMi-Liste'.AT$2];IF(#REF!=&quot;e&quot;;['SoMi-Liste'.AT$2];&quot;&quot;))" office:value-type="string" office:string-value="" calcext:value-type="error">
            <text:p>Err:504</text:p>
          </table:table-cell>
          <table:table-cell table:formula="of:=IF(#REF!=&quot;f&quot;;['SoMi-Liste'.AU$2];IF(#REF!=&quot;e&quot;;['SoMi-Liste'.AU$2];&quot;&quot;))" office:value-type="string" office:string-value="" calcext:value-type="error">
            <text:p>Err:504</text:p>
          </table:table-cell>
          <table:table-cell table:formula="of:=IF(#REF!=&quot;f&quot;;['SoMi-Liste'.AV$2];IF(#REF!=&quot;e&quot;;['SoMi-Liste'.AV$2];&quot;&quot;))" office:value-type="string" office:string-value="" calcext:value-type="error">
            <text:p>Err:504</text:p>
          </table:table-cell>
          <table:table-cell table:formula="of:=IF(#REF!=&quot;f&quot;;['SoMi-Liste'.AW$2];IF(#REF!=&quot;e&quot;;['SoMi-Liste'.AW$2];&quot;&quot;))" office:value-type="string" office:string-value="" calcext:value-type="error">
            <text:p>Err:504</text:p>
          </table:table-cell>
          <table:table-cell table:formula="of:=IF(#REF!=&quot;f&quot;;['SoMi-Liste'.AX$2];IF(#REF!=&quot;e&quot;;['SoMi-Liste'.AX$2];&quot;&quot;))" office:value-type="string" office:string-value="" calcext:value-type="error">
            <text:p>Err:504</text:p>
          </table:table-cell>
          <table:table-cell table:formula="of:=IF(#REF!=&quot;f&quot;;['SoMi-Liste'.AY$2];IF(#REF!=&quot;e&quot;;['SoMi-Liste'.AY$2];&quot;&quot;))" office:value-type="string" office:string-value="" calcext:value-type="error">
            <text:p>Err:504</text:p>
          </table:table-cell>
          <table:table-cell table:number-columns-repeated="3"/>
          <table:table-cell table:formula="of:=SUM([.AA39:.AX39])" office:value-type="string" office:string-value="" calcext:value-type="error">
            <text:p>Err:504</text:p>
          </table:table-cell>
          <table:table-cell/>
        </table:table-row>
        <table:table-row table:style-name="ro1">
          <table:table-cell/>
          <table:table-cell table:style-name="Default" table:number-columns-repeated="23"/>
          <table:table-cell table:number-columns-repeated="2"/>
          <table:table-cell table:style-name="Default" table:number-columns-repeated="24"/>
          <table:table-cell table:number-columns-repeated="2"/>
        </table:table-row>
        <table:table-row table:style-name="ro16">
          <table:table-cell table:style-name="ce220" office:value-type="string" calcext:value-type="string">
            <text:p>Entschuldigte Stunden Q1</text:p>
          </table:table-cell>
          <table:table-cell table:style-name="Default" table:number-columns-repeated="23"/>
          <table:table-cell/>
          <table:table-cell table:style-name="ce220" office:value-type="string" calcext:value-type="string">
            <text:p>Entschuldigte Stunden Q2</text:p>
          </table:table-cell>
          <table:table-cell table:style-name="Default" table:number-columns-repeated="24"/>
          <table:table-cell table:number-columns-repeated="2"/>
        </table:table-row>
        <table:table-row table:style-name="ro17">
          <table:table-cell/>
          <table:table-cell table:style-name="ce222" table:formula="of:=[.B3]" office:value-type="date" office:date-value="2016-08-26" calcext:value-type="date">
            <text:p>26.08.16</text:p>
          </table:table-cell>
          <table:table-cell table:style-name="ce222" table:formula="of:=[.C3]" office:value-type="date" office:date-value="2016-08-30" calcext:value-type="date">
            <text:p>30.08.16</text:p>
          </table:table-cell>
          <table:table-cell table:style-name="ce222" table:formula="of:=[.D3]" office:value-type="date" office:date-value="2016-09-02" calcext:value-type="date">
            <text:p>02.09.16</text:p>
          </table:table-cell>
          <table:table-cell table:style-name="ce222" table:formula="of:=[.E3]" office:value-type="date" office:date-value="2016-09-06" calcext:value-type="date">
            <text:p>06.09.16</text:p>
          </table:table-cell>
          <table:table-cell table:style-name="ce222" table:formula="of:=[.F3]" office:value-type="date" office:date-value="2016-09-09" calcext:value-type="date">
            <text:p>09.09.16</text:p>
          </table:table-cell>
          <table:table-cell table:style-name="ce222" table:formula="of:=[.G3]" office:value-type="date" office:date-value="2016-09-13" calcext:value-type="date">
            <text:p>13.09.16</text:p>
          </table:table-cell>
          <table:table-cell table:style-name="ce222" table:formula="of:=[.H3]" office:value-type="date" office:date-value="2016-09-16" calcext:value-type="date">
            <text:p>16.09.16</text:p>
          </table:table-cell>
          <table:table-cell table:style-name="ce222" table:formula="of:=[.I3]" office:value-type="date" office:date-value="2016-09-20" calcext:value-type="date">
            <text:p>20.09.16</text:p>
          </table:table-cell>
          <table:table-cell table:style-name="ce222" table:formula="of:=[.J3]" office:value-type="date" office:date-value="2016-09-23" calcext:value-type="date">
            <text:p>23.09.16</text:p>
          </table:table-cell>
          <table:table-cell table:style-name="ce222" table:formula="of:=[.K3]" office:value-type="date" office:date-value="2016-09-27" calcext:value-type="date">
            <text:p>27.09.16</text:p>
          </table:table-cell>
          <table:table-cell table:style-name="ce222" table:formula="of:=[.L3]" office:value-type="date" office:date-value="2016-09-30" calcext:value-type="date">
            <text:p>30.09.16</text:p>
          </table:table-cell>
          <table:table-cell table:style-name="ce222" table:formula="of:=[.M3]" office:value-type="date" office:date-value="2016-10-04" calcext:value-type="date">
            <text:p>04.10.16</text:p>
          </table:table-cell>
          <table:table-cell table:style-name="ce222" table:formula="of:=[.N3]" office:value-type="date" office:date-value="2016-10-07" calcext:value-type="date">
            <text:p>07.10.16</text:p>
          </table:table-cell>
          <table:table-cell table:style-name="ce222" table:formula="of:=[.O3]" office:value-type="date" office:date-value="2016-10-11" calcext:value-type="date">
            <text:p>11.10.16</text:p>
          </table:table-cell>
          <table:table-cell table:style-name="ce222" table:formula="of:=[.P3]" office:value-type="date" office:date-value="2016-10-14" calcext:value-type="date">
            <text:p>14.10.16</text:p>
          </table:table-cell>
          <table:table-cell table:style-name="ce222" table:formula="of:=[.Q3]" office:value-type="date" office:date-value="2016-10-18" calcext:value-type="date">
            <text:p>18.10.16</text:p>
          </table:table-cell>
          <table:table-cell table:style-name="ce222" table:formula="of:=[.R3]" office:value-type="date" office:date-value="2016-10-21" calcext:value-type="date">
            <text:p>21.10.16</text:p>
          </table:table-cell>
          <table:table-cell table:style-name="ce222" table:formula="of:=[.S3]" office:value-type="date" office:date-value="2016-10-25" calcext:value-type="date">
            <text:p>25.10.16</text:p>
          </table:table-cell>
          <table:table-cell table:style-name="ce222" table:formula="of:=[.T3]" office:value-type="date" office:date-value="2016-10-28" calcext:value-type="date">
            <text:p>28.10.16</text:p>
          </table:table-cell>
          <table:table-cell table:style-name="ce222" table:formula="of:=[.U3]" office:value-type="date" office:date-value="2016-11-01" calcext:value-type="date">
            <text:p>01.11.16</text:p>
          </table:table-cell>
          <table:table-cell table:style-name="ce222" table:formula="of:=[.V3]" office:value-type="date" office:date-value="2016-11-04" calcext:value-type="date">
            <text:p>04.11.16</text:p>
          </table:table-cell>
          <table:table-cell table:style-name="ce222" table:number-columns-repeated="2"/>
          <table:table-cell table:style-name="ce225" office:value-type="string" calcext:value-type="string">
            <text:p>Summe Entschuldigt</text:p>
          </table:table-cell>
          <table:table-cell/>
          <table:table-cell table:style-name="ce222" table:formula="of:=[.AA3]" office:value-type="date" office:date-value="2016-11-08" calcext:value-type="date">
            <text:p>08.11.16</text:p>
          </table:table-cell>
          <table:table-cell table:style-name="ce222" table:formula="of:=[.AB3]" office:value-type="date" office:date-value="2016-11-11" calcext:value-type="date">
            <text:p>11.11.16</text:p>
          </table:table-cell>
          <table:table-cell table:style-name="ce222" table:formula="of:=[.AC3]" office:value-type="date" office:date-value="2016-11-15" calcext:value-type="date">
            <text:p>15.11.16</text:p>
          </table:table-cell>
          <table:table-cell table:style-name="ce222" table:formula="of:=[.AD3]" office:value-type="date" office:date-value="2016-11-18" calcext:value-type="date">
            <text:p>18.11.16</text:p>
          </table:table-cell>
          <table:table-cell table:style-name="ce222" table:formula="of:=[.AE3]" office:value-type="date" office:date-value="2016-11-22" calcext:value-type="date">
            <text:p>22.11.16</text:p>
          </table:table-cell>
          <table:table-cell table:style-name="ce222" table:formula="of:=[.AF3]" office:value-type="date" office:date-value="2016-11-25" calcext:value-type="date">
            <text:p>25.11.16</text:p>
          </table:table-cell>
          <table:table-cell table:style-name="ce222" table:formula="of:=[.AG3]" office:value-type="date" office:date-value="2016-11-29" calcext:value-type="date">
            <text:p>29.11.16</text:p>
          </table:table-cell>
          <table:table-cell table:style-name="ce222" table:formula="of:=[.AH3]" office:value-type="date" office:date-value="2016-12-02" calcext:value-type="date">
            <text:p>02.12.16</text:p>
          </table:table-cell>
          <table:table-cell table:style-name="ce222" table:formula="of:=[.AI3]" office:value-type="date" office:date-value="2016-12-06" calcext:value-type="date">
            <text:p>06.12.16</text:p>
          </table:table-cell>
          <table:table-cell table:style-name="ce222" table:formula="of:=[.AJ3]" office:value-type="date" office:date-value="2016-12-09" calcext:value-type="date">
            <text:p>09.12.16</text:p>
          </table:table-cell>
          <table:table-cell table:style-name="ce222" table:formula="of:=[.AK3]" office:value-type="date" office:date-value="2016-12-13" calcext:value-type="date">
            <text:p>13.12.16</text:p>
          </table:table-cell>
          <table:table-cell table:style-name="ce222" table:formula="of:=[.AL3]" office:value-type="date" office:date-value="2016-12-16" calcext:value-type="date">
            <text:p>16.12.16</text:p>
          </table:table-cell>
          <table:table-cell table:style-name="ce222" table:formula="of:=[.AM3]" office:value-type="date" office:date-value="2016-12-20" calcext:value-type="date">
            <text:p>20.12.16</text:p>
          </table:table-cell>
          <table:table-cell table:style-name="ce222" table:formula="of:=[.AN3]" office:value-type="date" office:date-value="2017-01-10" calcext:value-type="date">
            <text:p>10.01.17</text:p>
          </table:table-cell>
          <table:table-cell table:style-name="ce222" table:formula="of:=[.AO3]" office:value-type="date" office:date-value="2017-01-13" calcext:value-type="date">
            <text:p>13.01.17</text:p>
          </table:table-cell>
          <table:table-cell table:style-name="ce222" table:formula="of:=[.AP3]" office:value-type="date" office:date-value="2017-01-17" calcext:value-type="date">
            <text:p>17.01.17</text:p>
          </table:table-cell>
          <table:table-cell table:style-name="ce222" table:formula="of:=[.AQ3]" office:value-type="date" office:date-value="2017-01-20" calcext:value-type="date">
            <text:p>20.01.17</text:p>
          </table:table-cell>
          <table:table-cell table:style-name="ce222" table:formula="of:=[.AR3]" office:value-type="date" office:date-value="2017-01-24" calcext:value-type="date">
            <text:p>24.01.17</text:p>
          </table:table-cell>
          <table:table-cell table:style-name="ce222" table:formula="of:=[.AS3]" office:value-type="date" office:date-value="2017-01-27" calcext:value-type="date">
            <text:p>27.01.17</text:p>
          </table:table-cell>
          <table:table-cell table:style-name="ce222" table:formula="of:=[.AT3]" office:value-type="date" office:date-value="2017-01-31" calcext:value-type="date">
            <text:p>31.01.17</text:p>
          </table:table-cell>
          <table:table-cell table:style-name="ce222" table:formula="of:=[.AU3]" office:value-type="date" office:date-value="2017-02-03" calcext:value-type="date">
            <text:p>03.02.17</text:p>
          </table:table-cell>
          <table:table-cell table:style-name="ce222" table:number-columns-repeated="3"/>
          <table:table-cell table:style-name="ce225" office:value-type="string" calcext:value-type="string">
            <text:p>Summe Entschuldigt</text:p>
          </table:table-cell>
          <table:table-cell/>
        </table:table-row>
        <table:table-row table:style-name="ro1">
          <table:table-cell office:value-type="string" calcext:value-type="string">
            <text:p>E/D</text:p>
          </table:table-cell>
          <table:table-cell table:style-name="ce224" table:formula="of:=[.B4]" office:value-type="float" office:value="1" calcext:value-type="float">
            <text:p>1</text:p>
          </table:table-cell>
          <table:table-cell table:style-name="ce224" table:formula="of:=[.C4]" office:value-type="float" office:value="2" calcext:value-type="float">
            <text:p>2</text:p>
          </table:table-cell>
          <table:table-cell table:style-name="ce224" table:formula="of:=[.D4]" office:value-type="float" office:value="1" calcext:value-type="float">
            <text:p>1</text:p>
          </table:table-cell>
          <table:table-cell table:style-name="ce224" table:formula="of:=[.E4]" office:value-type="float" office:value="2" calcext:value-type="float">
            <text:p>2</text:p>
          </table:table-cell>
          <table:table-cell table:style-name="ce224" table:formula="of:=[.F4]" office:value-type="float" office:value="1" calcext:value-type="float">
            <text:p>1</text:p>
          </table:table-cell>
          <table:table-cell table:style-name="ce224" table:formula="of:=[.G4]" office:value-type="float" office:value="2" calcext:value-type="float">
            <text:p>2</text:p>
          </table:table-cell>
          <table:table-cell table:style-name="ce224" table:formula="of:=[.H4]" office:value-type="float" office:value="1" calcext:value-type="float">
            <text:p>1</text:p>
          </table:table-cell>
          <table:table-cell table:style-name="ce224" table:formula="of:=[.I4]" office:value-type="float" office:value="2" calcext:value-type="float">
            <text:p>2</text:p>
          </table:table-cell>
          <table:table-cell table:style-name="ce224" table:formula="of:=[.J4]" office:value-type="float" office:value="1" calcext:value-type="float">
            <text:p>1</text:p>
          </table:table-cell>
          <table:table-cell table:style-name="ce224" table:formula="of:=[.K4]" office:value-type="float" office:value="2" calcext:value-type="float">
            <text:p>2</text:p>
          </table:table-cell>
          <table:table-cell table:style-name="ce224" table:formula="of:=[.L4]" office:value-type="float" office:value="1" calcext:value-type="float">
            <text:p>1</text:p>
          </table:table-cell>
          <table:table-cell table:style-name="ce224" table:formula="of:=[.M4]" office:value-type="float" office:value="2" calcext:value-type="float">
            <text:p>2</text:p>
          </table:table-cell>
          <table:table-cell table:style-name="ce224" table:formula="of:=[.N4]" office:value-type="float" office:value="1" calcext:value-type="float">
            <text:p>1</text:p>
          </table:table-cell>
          <table:table-cell table:style-name="ce224" table:formula="of:=[.O4]" office:value-type="float" office:value="2" calcext:value-type="float">
            <text:p>2</text:p>
          </table:table-cell>
          <table:table-cell table:style-name="ce224" table:formula="of:=[.P4]" office:value-type="float" office:value="1" calcext:value-type="float">
            <text:p>1</text:p>
          </table:table-cell>
          <table:table-cell table:style-name="ce224" table:formula="of:=[.Q4]" office:value-type="float" office:value="2" calcext:value-type="float">
            <text:p>2</text:p>
          </table:table-cell>
          <table:table-cell table:style-name="ce224" table:formula="of:=[.R4]" office:value-type="float" office:value="1" calcext:value-type="float">
            <text:p>1</text:p>
          </table:table-cell>
          <table:table-cell table:style-name="ce224" table:formula="of:=[.S4]" office:value-type="float" office:value="2" calcext:value-type="float">
            <text:p>2</text:p>
          </table:table-cell>
          <table:table-cell table:style-name="ce224" table:formula="of:=[.T4]" office:value-type="float" office:value="1" calcext:value-type="float">
            <text:p>1</text:p>
          </table:table-cell>
          <table:table-cell table:style-name="ce224" table:formula="of:=[.U4]" office:value-type="float" office:value="2" calcext:value-type="float">
            <text:p>2</text:p>
          </table:table-cell>
          <table:table-cell table:style-name="ce224" table:formula="of:=[.V4]" office:value-type="float" office:value="1" calcext:value-type="float">
            <text:p>1</text:p>
          </table:table-cell>
          <table:table-cell table:style-name="ce224" table:number-columns-repeated="2"/>
          <table:table-cell/>
          <table:table-cell table:style-name="ce221" office:value-type="string" calcext:value-type="string">
            <text:p>E/D</text:p>
          </table:table-cell>
          <table:table-cell table:style-name="ce223" table:formula="of:=['SoMi-Liste'.AE39]" office:value-type="float" office:value="0" calcext:value-type="float">
            <text:p>0</text:p>
          </table:table-cell>
          <table:table-cell table:style-name="ce223" table:formula="of:=['SoMi-Liste'.AF39]" office:value-type="float" office:value="0" calcext:value-type="float">
            <text:p>0</text:p>
          </table:table-cell>
          <table:table-cell table:style-name="ce223" table:formula="of:=['SoMi-Liste'.AG39]" office:value-type="float" office:value="0" calcext:value-type="float">
            <text:p>0</text:p>
          </table:table-cell>
          <table:table-cell table:style-name="ce223" table:formula="of:=['SoMi-Liste'.AH39]" office:value-type="float" office:value="0" calcext:value-type="float">
            <text:p>0</text:p>
          </table:table-cell>
          <table:table-cell table:style-name="ce223" table:formula="of:=['SoMi-Liste'.AI39]" office:value-type="float" office:value="0" calcext:value-type="float">
            <text:p>0</text:p>
          </table:table-cell>
          <table:table-cell table:style-name="ce223" table:formula="of:=['SoMi-Liste'.AJ39]" office:value-type="float" office:value="0" calcext:value-type="float">
            <text:p>0</text:p>
          </table:table-cell>
          <table:table-cell table:style-name="ce223" table:formula="of:=['SoMi-Liste'.AK39]" office:value-type="float" office:value="0" calcext:value-type="float">
            <text:p>0</text:p>
          </table:table-cell>
          <table:table-cell table:style-name="ce223" table:formula="of:=['SoMi-Liste'.AL39]" office:value-type="float" office:value="0" calcext:value-type="float">
            <text:p>0</text:p>
          </table:table-cell>
          <table:table-cell table:style-name="ce223" table:formula="of:=['SoMi-Liste'.AM39]" office:value-type="float" office:value="0" calcext:value-type="float">
            <text:p>0</text:p>
          </table:table-cell>
          <table:table-cell table:style-name="ce223" table:formula="of:=['SoMi-Liste'.AN39]" office:value-type="float" office:value="0" calcext:value-type="float">
            <text:p>0</text:p>
          </table:table-cell>
          <table:table-cell table:style-name="ce223" table:formula="of:=['SoMi-Liste'.AO39]" office:value-type="float" office:value="0" calcext:value-type="float">
            <text:p>0</text:p>
          </table:table-cell>
          <table:table-cell table:style-name="ce223" table:formula="of:=['SoMi-Liste'.AP39]" office:value-type="float" office:value="0" calcext:value-type="float">
            <text:p>0</text:p>
          </table:table-cell>
          <table:table-cell table:style-name="ce223" table:formula="of:=['SoMi-Liste'.AQ39]" office:value-type="float" office:value="0" calcext:value-type="float">
            <text:p>0</text:p>
          </table:table-cell>
          <table:table-cell table:style-name="ce223" table:formula="of:=['SoMi-Liste'.AR39]" office:value-type="float" office:value="0" calcext:value-type="float">
            <text:p>0</text:p>
          </table:table-cell>
          <table:table-cell table:style-name="ce223" table:formula="of:=['SoMi-Liste'.AS39]" office:value-type="float" office:value="0" calcext:value-type="float">
            <text:p>0</text:p>
          </table:table-cell>
          <table:table-cell table:style-name="ce223" table:formula="of:=['SoMi-Liste'.AT39]" office:value-type="float" office:value="0" calcext:value-type="float">
            <text:p>0</text:p>
          </table:table-cell>
          <table:table-cell table:style-name="ce223" table:formula="of:=['SoMi-Liste'.AU39]" office:value-type="float" office:value="0" calcext:value-type="float">
            <text:p>0</text:p>
          </table:table-cell>
          <table:table-cell table:style-name="ce223" table:formula="of:=['SoMi-Liste'.AV39]" office:value-type="float" office:value="0" calcext:value-type="float">
            <text:p>0</text:p>
          </table:table-cell>
          <table:table-cell table:style-name="ce223" table:formula="of:=['SoMi-Liste'.AW39]" office:value-type="float" office:value="0" calcext:value-type="float">
            <text:p>0</text:p>
          </table:table-cell>
          <table:table-cell table:style-name="ce223" table:formula="of:=['SoMi-Liste'.AX39]" office:value-type="float" office:value="0" calcext:value-type="float">
            <text:p>0</text:p>
          </table:table-cell>
          <table:table-cell table:style-name="ce223" table:formula="of:=['SoMi-Liste'.AY39]" office:value-type="float" office:value="0" calcext:value-type="float">
            <text:p>0</text:p>
          </table:table-cell>
          <table:table-cell table:style-name="ce223" table:number-columns-repeated="3"/>
          <table:table-cell table:number-columns-repeated="2"/>
        </table:table-row>
        <table:table-row table:style-name="ro1">
          <table:table-cell table:formula="of:=['SoMi-Liste'.B3]" office:value-type="string" office:string-value="Max Mustermann" calcext:value-type="string">
            <text:p>Max Mustermann</text:p>
          </table:table-cell>
          <table:table-cell table:formula="of:=IF(['SoMi-Liste'.C3]=&quot;e&quot;;['SoMi-Liste'.C$2];&quot;&quot;)">
            <text:p/>
          </table:table-cell>
          <table:table-cell table:formula="of:=IF(['SoMi-Liste'.D3]=&quot;e&quot;;['SoMi-Liste'.D$2];&quot;&quot;)">
            <text:p/>
          </table:table-cell>
          <table:table-cell table:formula="of:=IF(['SoMi-Liste'.E3]=&quot;e&quot;;['SoMi-Liste'.E$2];&quot;&quot;)">
            <text:p/>
          </table:table-cell>
          <table:table-cell table:formula="of:=IF(['SoMi-Liste'.F3]=&quot;e&quot;;['SoMi-Liste'.F$2];&quot;&quot;)">
            <text:p/>
          </table:table-cell>
          <table:table-cell table:formula="of:=IF(['SoMi-Liste'.G3]=&quot;e&quot;;['SoMi-Liste'.G$2];&quot;&quot;)">
            <text:p/>
          </table:table-cell>
          <table:table-cell table:formula="of:=IF(['SoMi-Liste'.H3]=&quot;e&quot;;['SoMi-Liste'.H$2];&quot;&quot;)">
            <text:p/>
          </table:table-cell>
          <table:table-cell table:formula="of:=IF(['SoMi-Liste'.I3]=&quot;e&quot;;['SoMi-Liste'.I$2];&quot;&quot;)" office:value-type="float" office:value="1" calcext:value-type="float">
            <text:p>1</text:p>
          </table:table-cell>
          <table:table-cell table:formula="of:=IF(['SoMi-Liste'.J3]=&quot;e&quot;;['SoMi-Liste'.J$2];&quot;&quot;)">
            <text:p/>
          </table:table-cell>
          <table:table-cell table:formula="of:=IF(['SoMi-Liste'.K3]=&quot;e&quot;;['SoMi-Liste'.K$2];&quot;&quot;)">
            <text:p/>
          </table:table-cell>
          <table:table-cell table:formula="of:=IF(['SoMi-Liste'.L3]=&quot;e&quot;;['SoMi-Liste'.L$2];&quot;&quot;)" office:value-type="float" office:value="2" calcext:value-type="float">
            <text:p>2</text:p>
          </table:table-cell>
          <table:table-cell table:formula="of:=IF(['SoMi-Liste'.M3]=&quot;e&quot;;['SoMi-Liste'.M$2];&quot;&quot;)">
            <text:p/>
          </table:table-cell>
          <table:table-cell table:formula="of:=IF(['SoMi-Liste'.N3]=&quot;e&quot;;['SoMi-Liste'.N$2];&quot;&quot;)">
            <text:p/>
          </table:table-cell>
          <table:table-cell table:formula="of:=IF(['SoMi-Liste'.O3]=&quot;e&quot;;['SoMi-Liste'.O$2];&quot;&quot;)">
            <text:p/>
          </table:table-cell>
          <table:table-cell table:formula="of:=IF(['SoMi-Liste'.P3]=&quot;e&quot;;['SoMi-Liste'.P$2];&quot;&quot;)">
            <text:p/>
          </table:table-cell>
          <table:table-cell table:formula="of:=IF(['SoMi-Liste'.Q3]=&quot;e&quot;;['SoMi-Liste'.Q$2];&quot;&quot;)">
            <text:p/>
          </table:table-cell>
          <table:table-cell table:formula="of:=IF(['SoMi-Liste'.R3]=&quot;e&quot;;['SoMi-Liste'.R$2];&quot;&quot;)">
            <text:p/>
          </table:table-cell>
          <table:table-cell table:formula="of:=IF(['SoMi-Liste'.S3]=&quot;e&quot;;['SoMi-Liste'.S$2];&quot;&quot;)">
            <text:p/>
          </table:table-cell>
          <table:table-cell table:formula="of:=IF(['SoMi-Liste'.T3]=&quot;e&quot;;['SoMi-Liste'.T$2];&quot;&quot;)">
            <text:p/>
          </table:table-cell>
          <table:table-cell table:formula="of:=IF(['SoMi-Liste'.U3]=&quot;e&quot;;['SoMi-Liste'.U$2];&quot;&quot;)">
            <text:p/>
          </table:table-cell>
          <table:table-cell table:formula="of:=IF(['SoMi-Liste'.V3]=&quot;e&quot;;['SoMi-Liste'.V$2];&quot;&quot;)">
            <text:p/>
          </table:table-cell>
          <table:table-cell table:formula="of:=IF(['SoMi-Liste'.W3]=&quot;e&quot;;['SoMi-Liste'.W$2];&quot;&quot;)">
            <text:p/>
          </table:table-cell>
          <table:table-cell table:number-columns-repeated="2"/>
          <table:table-cell table:formula="of:=SUM([.B44:.X44])" office:value-type="float" office:value="3" calcext:value-type="float">
            <text:p>3</text:p>
          </table:table-cell>
          <table:table-cell table:formula="of:=['SoMi-Liste'.AD3]" office:value-type="string" office:string-value="Max Mustermann" calcext:value-type="string">
            <text:p>Max Mustermann</text:p>
          </table:table-cell>
          <table:table-cell table:formula="of:=IF(['SoMi-Liste'.AE3]=&quot;e&quot;;['SoMi-Liste'.AE$2];&quot;&quot;)">
            <text:p/>
          </table:table-cell>
          <table:table-cell table:formula="of:=IF(['SoMi-Liste'.AF3]=&quot;e&quot;;['SoMi-Liste'.AF$2];&quot;&quot;)">
            <text:p/>
          </table:table-cell>
          <table:table-cell table:formula="of:=IF(['SoMi-Liste'.AG3]=&quot;e&quot;;['SoMi-Liste'.AG$2];&quot;&quot;)">
            <text:p/>
          </table:table-cell>
          <table:table-cell table:formula="of:=IF(['SoMi-Liste'.AH3]=&quot;e&quot;;['SoMi-Liste'.AH$2];&quot;&quot;)">
            <text:p/>
          </table:table-cell>
          <table:table-cell table:formula="of:=IF(['SoMi-Liste'.AI3]=&quot;e&quot;;['SoMi-Liste'.AI$2];&quot;&quot;)">
            <text:p/>
          </table:table-cell>
          <table:table-cell table:formula="of:=IF(['SoMi-Liste'.AJ3]=&quot;e&quot;;['SoMi-Liste'.AJ$2];&quot;&quot;)">
            <text:p/>
          </table:table-cell>
          <table:table-cell table:formula="of:=IF(['SoMi-Liste'.AK3]=&quot;e&quot;;['SoMi-Liste'.AK$2];&quot;&quot;)">
            <text:p/>
          </table:table-cell>
          <table:table-cell table:formula="of:=IF(['SoMi-Liste'.AL3]=&quot;e&quot;;['SoMi-Liste'.AL$2];&quot;&quot;)">
            <text:p/>
          </table:table-cell>
          <table:table-cell table:formula="of:=IF(['SoMi-Liste'.AM3]=&quot;e&quot;;['SoMi-Liste'.AM$2];&quot;&quot;)">
            <text:p/>
          </table:table-cell>
          <table:table-cell table:formula="of:=IF(['SoMi-Liste'.AN3]=&quot;e&quot;;['SoMi-Liste'.AN$2];&quot;&quot;)">
            <text:p/>
          </table:table-cell>
          <table:table-cell table:formula="of:=IF(['SoMi-Liste'.AO3]=&quot;e&quot;;['SoMi-Liste'.AO$2];&quot;&quot;)">
            <text:p/>
          </table:table-cell>
          <table:table-cell table:formula="of:=IF(['SoMi-Liste'.AP3]=&quot;e&quot;;['SoMi-Liste'.AP$2];&quot;&quot;)">
            <text:p/>
          </table:table-cell>
          <table:table-cell table:formula="of:=IF(['SoMi-Liste'.AQ3]=&quot;e&quot;;['SoMi-Liste'.AQ$2];&quot;&quot;)">
            <text:p/>
          </table:table-cell>
          <table:table-cell table:formula="of:=IF(['SoMi-Liste'.AR3]=&quot;e&quot;;['SoMi-Liste'.AR$2];&quot;&quot;)">
            <text:p/>
          </table:table-cell>
          <table:table-cell table:formula="of:=IF(['SoMi-Liste'.AS3]=&quot;e&quot;;['SoMi-Liste'.AS$2];&quot;&quot;)">
            <text:p/>
          </table:table-cell>
          <table:table-cell table:formula="of:=IF(['SoMi-Liste'.AT3]=&quot;e&quot;;['SoMi-Liste'.AT$2];&quot;&quot;)">
            <text:p/>
          </table:table-cell>
          <table:table-cell table:formula="of:=IF(['SoMi-Liste'.AU3]=&quot;e&quot;;['SoMi-Liste'.AU$2];&quot;&quot;)">
            <text:p/>
          </table:table-cell>
          <table:table-cell table:formula="of:=IF(['SoMi-Liste'.AV3]=&quot;e&quot;;['SoMi-Liste'.AV$2];&quot;&quot;)">
            <text:p/>
          </table:table-cell>
          <table:table-cell table:formula="of:=IF(['SoMi-Liste'.AW3]=&quot;e&quot;;['SoMi-Liste'.AW$2];&quot;&quot;)">
            <text:p/>
          </table:table-cell>
          <table:table-cell table:formula="of:=IF(['SoMi-Liste'.AX3]=&quot;e&quot;;['SoMi-Liste'.AX$2];&quot;&quot;)">
            <text:p/>
          </table:table-cell>
          <table:table-cell table:formula="of:=IF(['SoMi-Liste'.AY3]=&quot;e&quot;;['SoMi-Liste'.AY$2];&quot;&quot;)">
            <text:p/>
          </table:table-cell>
          <table:table-cell table:number-columns-repeated="3"/>
          <table:table-cell table:formula="of:=SUM([.AA44:.AX4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4]" office:value-type="string" office:string-value="Timo Test" calcext:value-type="string">
            <text:p>Timo Test</text:p>
          </table:table-cell>
          <table:table-cell table:formula="of:=IF(['SoMi-Liste'.C4]=&quot;e&quot;;['SoMi-Liste'.C$2];&quot;&quot;)">
            <text:p/>
          </table:table-cell>
          <table:table-cell table:formula="of:=IF(['SoMi-Liste'.D4]=&quot;e&quot;;['SoMi-Liste'.D$2];&quot;&quot;)">
            <text:p/>
          </table:table-cell>
          <table:table-cell table:formula="of:=IF(['SoMi-Liste'.E4]=&quot;e&quot;;['SoMi-Liste'.E$2];&quot;&quot;)">
            <text:p/>
          </table:table-cell>
          <table:table-cell table:formula="of:=IF(['SoMi-Liste'.F4]=&quot;e&quot;;['SoMi-Liste'.F$2];&quot;&quot;)">
            <text:p/>
          </table:table-cell>
          <table:table-cell table:formula="of:=IF(['SoMi-Liste'.G4]=&quot;e&quot;;['SoMi-Liste'.G$2];&quot;&quot;)">
            <text:p/>
          </table:table-cell>
          <table:table-cell table:formula="of:=IF(['SoMi-Liste'.H4]=&quot;e&quot;;['SoMi-Liste'.H$2];&quot;&quot;)">
            <text:p/>
          </table:table-cell>
          <table:table-cell table:formula="of:=IF(['SoMi-Liste'.I4]=&quot;e&quot;;['SoMi-Liste'.I$2];&quot;&quot;)">
            <text:p/>
          </table:table-cell>
          <table:table-cell table:formula="of:=IF(['SoMi-Liste'.J4]=&quot;e&quot;;['SoMi-Liste'.J$2];&quot;&quot;)">
            <text:p/>
          </table:table-cell>
          <table:table-cell table:formula="of:=IF(['SoMi-Liste'.K4]=&quot;e&quot;;['SoMi-Liste'.K$2];&quot;&quot;)">
            <text:p/>
          </table:table-cell>
          <table:table-cell table:formula="of:=IF(['SoMi-Liste'.L4]=&quot;e&quot;;['SoMi-Liste'.L$2];&quot;&quot;)">
            <text:p/>
          </table:table-cell>
          <table:table-cell table:formula="of:=IF(['SoMi-Liste'.M4]=&quot;e&quot;;['SoMi-Liste'.M$2];&quot;&quot;)">
            <text:p/>
          </table:table-cell>
          <table:table-cell table:formula="of:=IF(['SoMi-Liste'.N4]=&quot;e&quot;;['SoMi-Liste'.N$2];&quot;&quot;)">
            <text:p/>
          </table:table-cell>
          <table:table-cell table:formula="of:=IF(['SoMi-Liste'.O4]=&quot;e&quot;;['SoMi-Liste'.O$2];&quot;&quot;)">
            <text:p/>
          </table:table-cell>
          <table:table-cell table:formula="of:=IF(['SoMi-Liste'.P4]=&quot;e&quot;;['SoMi-Liste'.P$2];&quot;&quot;)">
            <text:p/>
          </table:table-cell>
          <table:table-cell table:formula="of:=IF(['SoMi-Liste'.Q4]=&quot;e&quot;;['SoMi-Liste'.Q$2];&quot;&quot;)">
            <text:p/>
          </table:table-cell>
          <table:table-cell table:formula="of:=IF(['SoMi-Liste'.R4]=&quot;e&quot;;['SoMi-Liste'.R$2];&quot;&quot;)">
            <text:p/>
          </table:table-cell>
          <table:table-cell table:formula="of:=IF(['SoMi-Liste'.S4]=&quot;e&quot;;['SoMi-Liste'.S$2];&quot;&quot;)">
            <text:p/>
          </table:table-cell>
          <table:table-cell table:formula="of:=IF(['SoMi-Liste'.T4]=&quot;e&quot;;['SoMi-Liste'.T$2];&quot;&quot;)">
            <text:p/>
          </table:table-cell>
          <table:table-cell table:formula="of:=IF(['SoMi-Liste'.U4]=&quot;e&quot;;['SoMi-Liste'.U$2];&quot;&quot;)">
            <text:p/>
          </table:table-cell>
          <table:table-cell table:formula="of:=IF(['SoMi-Liste'.V4]=&quot;e&quot;;['SoMi-Liste'.V$2];&quot;&quot;)">
            <text:p/>
          </table:table-cell>
          <table:table-cell table:formula="of:=IF(['SoMi-Liste'.W4]=&quot;e&quot;;['SoMi-Liste'.W$2];&quot;&quot;)">
            <text:p/>
          </table:table-cell>
          <table:table-cell table:number-columns-repeated="2"/>
          <table:table-cell table:formula="of:=SUM([.B45:.X45])" office:value-type="float" office:value="0" calcext:value-type="float">
            <text:p>0</text:p>
          </table:table-cell>
          <table:table-cell table:formula="of:=['SoMi-Liste'.AD4]" office:value-type="string" office:string-value="Timo Test" calcext:value-type="string">
            <text:p>Timo Test</text:p>
          </table:table-cell>
          <table:table-cell table:formula="of:=IF(['SoMi-Liste'.AE4]=&quot;e&quot;;['SoMi-Liste'.AE$2];&quot;&quot;)">
            <text:p/>
          </table:table-cell>
          <table:table-cell table:formula="of:=IF(['SoMi-Liste'.AF4]=&quot;e&quot;;['SoMi-Liste'.AF$2];&quot;&quot;)">
            <text:p/>
          </table:table-cell>
          <table:table-cell table:formula="of:=IF(['SoMi-Liste'.AG4]=&quot;e&quot;;['SoMi-Liste'.AG$2];&quot;&quot;)">
            <text:p/>
          </table:table-cell>
          <table:table-cell table:formula="of:=IF(['SoMi-Liste'.AH4]=&quot;e&quot;;['SoMi-Liste'.AH$2];&quot;&quot;)">
            <text:p/>
          </table:table-cell>
          <table:table-cell table:formula="of:=IF(['SoMi-Liste'.AI4]=&quot;e&quot;;['SoMi-Liste'.AI$2];&quot;&quot;)">
            <text:p/>
          </table:table-cell>
          <table:table-cell table:formula="of:=IF(['SoMi-Liste'.AJ4]=&quot;e&quot;;['SoMi-Liste'.AJ$2];&quot;&quot;)">
            <text:p/>
          </table:table-cell>
          <table:table-cell table:formula="of:=IF(['SoMi-Liste'.AK4]=&quot;e&quot;;['SoMi-Liste'.AK$2];&quot;&quot;)">
            <text:p/>
          </table:table-cell>
          <table:table-cell table:formula="of:=IF(['SoMi-Liste'.AL4]=&quot;e&quot;;['SoMi-Liste'.AL$2];&quot;&quot;)">
            <text:p/>
          </table:table-cell>
          <table:table-cell table:formula="of:=IF(['SoMi-Liste'.AM4]=&quot;e&quot;;['SoMi-Liste'.AM$2];&quot;&quot;)">
            <text:p/>
          </table:table-cell>
          <table:table-cell table:formula="of:=IF(['SoMi-Liste'.AN4]=&quot;e&quot;;['SoMi-Liste'.AN$2];&quot;&quot;)">
            <text:p/>
          </table:table-cell>
          <table:table-cell table:formula="of:=IF(['SoMi-Liste'.AO4]=&quot;e&quot;;['SoMi-Liste'.AO$2];&quot;&quot;)">
            <text:p/>
          </table:table-cell>
          <table:table-cell table:formula="of:=IF(['SoMi-Liste'.AP4]=&quot;e&quot;;['SoMi-Liste'.AP$2];&quot;&quot;)">
            <text:p/>
          </table:table-cell>
          <table:table-cell table:formula="of:=IF(['SoMi-Liste'.AQ4]=&quot;e&quot;;['SoMi-Liste'.AQ$2];&quot;&quot;)">
            <text:p/>
          </table:table-cell>
          <table:table-cell table:formula="of:=IF(['SoMi-Liste'.AR4]=&quot;e&quot;;['SoMi-Liste'.AR$2];&quot;&quot;)">
            <text:p/>
          </table:table-cell>
          <table:table-cell table:formula="of:=IF(['SoMi-Liste'.AS4]=&quot;e&quot;;['SoMi-Liste'.AS$2];&quot;&quot;)">
            <text:p/>
          </table:table-cell>
          <table:table-cell table:formula="of:=IF(['SoMi-Liste'.AT4]=&quot;e&quot;;['SoMi-Liste'.AT$2];&quot;&quot;)">
            <text:p/>
          </table:table-cell>
          <table:table-cell table:formula="of:=IF(['SoMi-Liste'.AU4]=&quot;e&quot;;['SoMi-Liste'.AU$2];&quot;&quot;)">
            <text:p/>
          </table:table-cell>
          <table:table-cell table:formula="of:=IF(['SoMi-Liste'.AV4]=&quot;e&quot;;['SoMi-Liste'.AV$2];&quot;&quot;)">
            <text:p/>
          </table:table-cell>
          <table:table-cell table:formula="of:=IF(['SoMi-Liste'.AW4]=&quot;e&quot;;['SoMi-Liste'.AW$2];&quot;&quot;)">
            <text:p/>
          </table:table-cell>
          <table:table-cell table:formula="of:=IF(['SoMi-Liste'.AX4]=&quot;e&quot;;['SoMi-Liste'.AX$2];&quot;&quot;)">
            <text:p/>
          </table:table-cell>
          <table:table-cell table:formula="of:=IF(['SoMi-Liste'.AY4]=&quot;e&quot;;['SoMi-Liste'.AY$2];&quot;&quot;)">
            <text:p/>
          </table:table-cell>
          <table:table-cell table:number-columns-repeated="3"/>
          <table:table-cell table:formula="of:=SUM([.AA45:.AX4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5]" office:value-type="string" office:string-value="Victor Versuch" calcext:value-type="string">
            <text:p>Victor Versuch</text:p>
          </table:table-cell>
          <table:table-cell table:formula="of:=IF(['SoMi-Liste'.C5]=&quot;e&quot;;['SoMi-Liste'.C$2];&quot;&quot;)">
            <text:p/>
          </table:table-cell>
          <table:table-cell table:formula="of:=IF(['SoMi-Liste'.D5]=&quot;e&quot;;['SoMi-Liste'.D$2];&quot;&quot;)">
            <text:p/>
          </table:table-cell>
          <table:table-cell table:formula="of:=IF(['SoMi-Liste'.E5]=&quot;e&quot;;['SoMi-Liste'.E$2];&quot;&quot;)">
            <text:p/>
          </table:table-cell>
          <table:table-cell table:formula="of:=IF(['SoMi-Liste'.F5]=&quot;e&quot;;['SoMi-Liste'.F$2];&quot;&quot;)">
            <text:p/>
          </table:table-cell>
          <table:table-cell table:formula="of:=IF(['SoMi-Liste'.G5]=&quot;e&quot;;['SoMi-Liste'.G$2];&quot;&quot;)">
            <text:p/>
          </table:table-cell>
          <table:table-cell table:formula="of:=IF(['SoMi-Liste'.H5]=&quot;e&quot;;['SoMi-Liste'.H$2];&quot;&quot;)">
            <text:p/>
          </table:table-cell>
          <table:table-cell table:formula="of:=IF(['SoMi-Liste'.I5]=&quot;e&quot;;['SoMi-Liste'.I$2];&quot;&quot;)">
            <text:p/>
          </table:table-cell>
          <table:table-cell table:formula="of:=IF(['SoMi-Liste'.J5]=&quot;e&quot;;['SoMi-Liste'.J$2];&quot;&quot;)">
            <text:p/>
          </table:table-cell>
          <table:table-cell table:formula="of:=IF(['SoMi-Liste'.K5]=&quot;e&quot;;['SoMi-Liste'.K$2];&quot;&quot;)">
            <text:p/>
          </table:table-cell>
          <table:table-cell table:formula="of:=IF(['SoMi-Liste'.L5]=&quot;e&quot;;['SoMi-Liste'.L$2];&quot;&quot;)">
            <text:p/>
          </table:table-cell>
          <table:table-cell table:formula="of:=IF(['SoMi-Liste'.M5]=&quot;e&quot;;['SoMi-Liste'.M$2];&quot;&quot;)">
            <text:p/>
          </table:table-cell>
          <table:table-cell table:formula="of:=IF(['SoMi-Liste'.N5]=&quot;e&quot;;['SoMi-Liste'.N$2];&quot;&quot;)">
            <text:p/>
          </table:table-cell>
          <table:table-cell table:formula="of:=IF(['SoMi-Liste'.O5]=&quot;e&quot;;['SoMi-Liste'.O$2];&quot;&quot;)">
            <text:p/>
          </table:table-cell>
          <table:table-cell table:formula="of:=IF(['SoMi-Liste'.P5]=&quot;e&quot;;['SoMi-Liste'.P$2];&quot;&quot;)">
            <text:p/>
          </table:table-cell>
          <table:table-cell table:formula="of:=IF(['SoMi-Liste'.Q5]=&quot;e&quot;;['SoMi-Liste'.Q$2];&quot;&quot;)">
            <text:p/>
          </table:table-cell>
          <table:table-cell table:formula="of:=IF(['SoMi-Liste'.R5]=&quot;e&quot;;['SoMi-Liste'.R$2];&quot;&quot;)">
            <text:p/>
          </table:table-cell>
          <table:table-cell table:formula="of:=IF(['SoMi-Liste'.S5]=&quot;e&quot;;['SoMi-Liste'.S$2];&quot;&quot;)">
            <text:p/>
          </table:table-cell>
          <table:table-cell table:formula="of:=IF(['SoMi-Liste'.T5]=&quot;e&quot;;['SoMi-Liste'.T$2];&quot;&quot;)">
            <text:p/>
          </table:table-cell>
          <table:table-cell table:formula="of:=IF(['SoMi-Liste'.U5]=&quot;e&quot;;['SoMi-Liste'.U$2];&quot;&quot;)">
            <text:p/>
          </table:table-cell>
          <table:table-cell table:formula="of:=IF(['SoMi-Liste'.V5]=&quot;e&quot;;['SoMi-Liste'.V$2];&quot;&quot;)">
            <text:p/>
          </table:table-cell>
          <table:table-cell table:formula="of:=IF(['SoMi-Liste'.W5]=&quot;e&quot;;['SoMi-Liste'.W$2];&quot;&quot;)">
            <text:p/>
          </table:table-cell>
          <table:table-cell table:number-columns-repeated="2"/>
          <table:table-cell table:formula="of:=SUM([.B46:.X46])" office:value-type="float" office:value="0" calcext:value-type="float">
            <text:p>0</text:p>
          </table:table-cell>
          <table:table-cell table:formula="of:=['SoMi-Liste'.AD5]" office:value-type="string" office:string-value="Victor Versuch" calcext:value-type="string">
            <text:p>Victor Versuch</text:p>
          </table:table-cell>
          <table:table-cell table:formula="of:=IF(['SoMi-Liste'.AE5]=&quot;e&quot;;['SoMi-Liste'.AE$2];&quot;&quot;)">
            <text:p/>
          </table:table-cell>
          <table:table-cell table:formula="of:=IF(['SoMi-Liste'.AF5]=&quot;e&quot;;['SoMi-Liste'.AF$2];&quot;&quot;)">
            <text:p/>
          </table:table-cell>
          <table:table-cell table:formula="of:=IF(['SoMi-Liste'.AG5]=&quot;e&quot;;['SoMi-Liste'.AG$2];&quot;&quot;)">
            <text:p/>
          </table:table-cell>
          <table:table-cell table:formula="of:=IF(['SoMi-Liste'.AH5]=&quot;e&quot;;['SoMi-Liste'.AH$2];&quot;&quot;)">
            <text:p/>
          </table:table-cell>
          <table:table-cell table:formula="of:=IF(['SoMi-Liste'.AI5]=&quot;e&quot;;['SoMi-Liste'.AI$2];&quot;&quot;)">
            <text:p/>
          </table:table-cell>
          <table:table-cell table:formula="of:=IF(['SoMi-Liste'.AJ5]=&quot;e&quot;;['SoMi-Liste'.AJ$2];&quot;&quot;)">
            <text:p/>
          </table:table-cell>
          <table:table-cell table:formula="of:=IF(['SoMi-Liste'.AK5]=&quot;e&quot;;['SoMi-Liste'.AK$2];&quot;&quot;)">
            <text:p/>
          </table:table-cell>
          <table:table-cell table:formula="of:=IF(['SoMi-Liste'.AL5]=&quot;e&quot;;['SoMi-Liste'.AL$2];&quot;&quot;)">
            <text:p/>
          </table:table-cell>
          <table:table-cell table:formula="of:=IF(['SoMi-Liste'.AM5]=&quot;e&quot;;['SoMi-Liste'.AM$2];&quot;&quot;)">
            <text:p/>
          </table:table-cell>
          <table:table-cell table:formula="of:=IF(['SoMi-Liste'.AN5]=&quot;e&quot;;['SoMi-Liste'.AN$2];&quot;&quot;)">
            <text:p/>
          </table:table-cell>
          <table:table-cell table:formula="of:=IF(['SoMi-Liste'.AO5]=&quot;e&quot;;['SoMi-Liste'.AO$2];&quot;&quot;)">
            <text:p/>
          </table:table-cell>
          <table:table-cell table:formula="of:=IF(['SoMi-Liste'.AP5]=&quot;e&quot;;['SoMi-Liste'.AP$2];&quot;&quot;)">
            <text:p/>
          </table:table-cell>
          <table:table-cell table:formula="of:=IF(['SoMi-Liste'.AQ5]=&quot;e&quot;;['SoMi-Liste'.AQ$2];&quot;&quot;)">
            <text:p/>
          </table:table-cell>
          <table:table-cell table:formula="of:=IF(['SoMi-Liste'.AR5]=&quot;e&quot;;['SoMi-Liste'.AR$2];&quot;&quot;)">
            <text:p/>
          </table:table-cell>
          <table:table-cell table:formula="of:=IF(['SoMi-Liste'.AS5]=&quot;e&quot;;['SoMi-Liste'.AS$2];&quot;&quot;)">
            <text:p/>
          </table:table-cell>
          <table:table-cell table:formula="of:=IF(['SoMi-Liste'.AT5]=&quot;e&quot;;['SoMi-Liste'.AT$2];&quot;&quot;)">
            <text:p/>
          </table:table-cell>
          <table:table-cell table:formula="of:=IF(['SoMi-Liste'.AU5]=&quot;e&quot;;['SoMi-Liste'.AU$2];&quot;&quot;)">
            <text:p/>
          </table:table-cell>
          <table:table-cell table:formula="of:=IF(['SoMi-Liste'.AV5]=&quot;e&quot;;['SoMi-Liste'.AV$2];&quot;&quot;)">
            <text:p/>
          </table:table-cell>
          <table:table-cell table:formula="of:=IF(['SoMi-Liste'.AW5]=&quot;e&quot;;['SoMi-Liste'.AW$2];&quot;&quot;)">
            <text:p/>
          </table:table-cell>
          <table:table-cell table:formula="of:=IF(['SoMi-Liste'.AX5]=&quot;e&quot;;['SoMi-Liste'.AX$2];&quot;&quot;)">
            <text:p/>
          </table:table-cell>
          <table:table-cell table:formula="of:=IF(['SoMi-Liste'.AY5]=&quot;e&quot;;['SoMi-Liste'.AY$2];&quot;&quot;)">
            <text:p/>
          </table:table-cell>
          <table:table-cell table:number-columns-repeated="3"/>
          <table:table-cell table:formula="of:=SUM([.AA46:.AX4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6]">
            <text:p/>
          </table:table-cell>
          <table:table-cell table:formula="of:=IF(['SoMi-Liste'.C6]=&quot;e&quot;;['SoMi-Liste'.C$2];&quot;&quot;)">
            <text:p/>
          </table:table-cell>
          <table:table-cell table:formula="of:=IF(['SoMi-Liste'.D6]=&quot;e&quot;;['SoMi-Liste'.D$2];&quot;&quot;)">
            <text:p/>
          </table:table-cell>
          <table:table-cell table:formula="of:=IF(['SoMi-Liste'.E6]=&quot;e&quot;;['SoMi-Liste'.E$2];&quot;&quot;)">
            <text:p/>
          </table:table-cell>
          <table:table-cell table:formula="of:=IF(['SoMi-Liste'.F6]=&quot;e&quot;;['SoMi-Liste'.F$2];&quot;&quot;)">
            <text:p/>
          </table:table-cell>
          <table:table-cell table:formula="of:=IF(['SoMi-Liste'.G6]=&quot;e&quot;;['SoMi-Liste'.G$2];&quot;&quot;)">
            <text:p/>
          </table:table-cell>
          <table:table-cell table:formula="of:=IF(['SoMi-Liste'.H6]=&quot;e&quot;;['SoMi-Liste'.H$2];&quot;&quot;)">
            <text:p/>
          </table:table-cell>
          <table:table-cell table:formula="of:=IF(['SoMi-Liste'.I6]=&quot;e&quot;;['SoMi-Liste'.I$2];&quot;&quot;)">
            <text:p/>
          </table:table-cell>
          <table:table-cell table:formula="of:=IF(['SoMi-Liste'.J6]=&quot;e&quot;;['SoMi-Liste'.J$2];&quot;&quot;)">
            <text:p/>
          </table:table-cell>
          <table:table-cell table:formula="of:=IF(['SoMi-Liste'.K6]=&quot;e&quot;;['SoMi-Liste'.K$2];&quot;&quot;)">
            <text:p/>
          </table:table-cell>
          <table:table-cell table:formula="of:=IF(['SoMi-Liste'.L6]=&quot;e&quot;;['SoMi-Liste'.L$2];&quot;&quot;)">
            <text:p/>
          </table:table-cell>
          <table:table-cell table:formula="of:=IF(['SoMi-Liste'.M6]=&quot;e&quot;;['SoMi-Liste'.M$2];&quot;&quot;)">
            <text:p/>
          </table:table-cell>
          <table:table-cell table:formula="of:=IF(['SoMi-Liste'.N6]=&quot;e&quot;;['SoMi-Liste'.N$2];&quot;&quot;)">
            <text:p/>
          </table:table-cell>
          <table:table-cell table:formula="of:=IF(['SoMi-Liste'.O6]=&quot;e&quot;;['SoMi-Liste'.O$2];&quot;&quot;)">
            <text:p/>
          </table:table-cell>
          <table:table-cell table:formula="of:=IF(['SoMi-Liste'.P6]=&quot;e&quot;;['SoMi-Liste'.P$2];&quot;&quot;)">
            <text:p/>
          </table:table-cell>
          <table:table-cell table:formula="of:=IF(['SoMi-Liste'.Q6]=&quot;e&quot;;['SoMi-Liste'.Q$2];&quot;&quot;)">
            <text:p/>
          </table:table-cell>
          <table:table-cell table:formula="of:=IF(['SoMi-Liste'.R6]=&quot;e&quot;;['SoMi-Liste'.R$2];&quot;&quot;)">
            <text:p/>
          </table:table-cell>
          <table:table-cell table:formula="of:=IF(['SoMi-Liste'.S6]=&quot;e&quot;;['SoMi-Liste'.S$2];&quot;&quot;)">
            <text:p/>
          </table:table-cell>
          <table:table-cell table:formula="of:=IF(['SoMi-Liste'.T6]=&quot;e&quot;;['SoMi-Liste'.T$2];&quot;&quot;)">
            <text:p/>
          </table:table-cell>
          <table:table-cell table:formula="of:=IF(['SoMi-Liste'.U6]=&quot;e&quot;;['SoMi-Liste'.U$2];&quot;&quot;)">
            <text:p/>
          </table:table-cell>
          <table:table-cell table:formula="of:=IF(['SoMi-Liste'.V6]=&quot;e&quot;;['SoMi-Liste'.V$2];&quot;&quot;)">
            <text:p/>
          </table:table-cell>
          <table:table-cell table:formula="of:=IF(['SoMi-Liste'.W6]=&quot;e&quot;;['SoMi-Liste'.W$2];&quot;&quot;)">
            <text:p/>
          </table:table-cell>
          <table:table-cell table:number-columns-repeated="2"/>
          <table:table-cell table:formula="of:=SUM([.B47:.X47])" office:value-type="float" office:value="0" calcext:value-type="float">
            <text:p>0</text:p>
          </table:table-cell>
          <table:table-cell table:formula="of:=['SoMi-Liste'.AD6]">
            <text:p/>
          </table:table-cell>
          <table:table-cell table:formula="of:=IF(['SoMi-Liste'.AE6]=&quot;e&quot;;['SoMi-Liste'.AE$2];&quot;&quot;)">
            <text:p/>
          </table:table-cell>
          <table:table-cell table:formula="of:=IF(['SoMi-Liste'.AF6]=&quot;e&quot;;['SoMi-Liste'.AF$2];&quot;&quot;)">
            <text:p/>
          </table:table-cell>
          <table:table-cell table:formula="of:=IF(['SoMi-Liste'.AG6]=&quot;e&quot;;['SoMi-Liste'.AG$2];&quot;&quot;)">
            <text:p/>
          </table:table-cell>
          <table:table-cell table:formula="of:=IF(['SoMi-Liste'.AH6]=&quot;e&quot;;['SoMi-Liste'.AH$2];&quot;&quot;)">
            <text:p/>
          </table:table-cell>
          <table:table-cell table:formula="of:=IF(['SoMi-Liste'.AI6]=&quot;e&quot;;['SoMi-Liste'.AI$2];&quot;&quot;)">
            <text:p/>
          </table:table-cell>
          <table:table-cell table:formula="of:=IF(['SoMi-Liste'.AJ6]=&quot;e&quot;;['SoMi-Liste'.AJ$2];&quot;&quot;)">
            <text:p/>
          </table:table-cell>
          <table:table-cell table:formula="of:=IF(['SoMi-Liste'.AK6]=&quot;e&quot;;['SoMi-Liste'.AK$2];&quot;&quot;)">
            <text:p/>
          </table:table-cell>
          <table:table-cell table:formula="of:=IF(['SoMi-Liste'.AL6]=&quot;e&quot;;['SoMi-Liste'.AL$2];&quot;&quot;)">
            <text:p/>
          </table:table-cell>
          <table:table-cell table:formula="of:=IF(['SoMi-Liste'.AM6]=&quot;e&quot;;['SoMi-Liste'.AM$2];&quot;&quot;)">
            <text:p/>
          </table:table-cell>
          <table:table-cell table:formula="of:=IF(['SoMi-Liste'.AN6]=&quot;e&quot;;['SoMi-Liste'.AN$2];&quot;&quot;)">
            <text:p/>
          </table:table-cell>
          <table:table-cell table:formula="of:=IF(['SoMi-Liste'.AO6]=&quot;e&quot;;['SoMi-Liste'.AO$2];&quot;&quot;)">
            <text:p/>
          </table:table-cell>
          <table:table-cell table:formula="of:=IF(['SoMi-Liste'.AP6]=&quot;e&quot;;['SoMi-Liste'.AP$2];&quot;&quot;)">
            <text:p/>
          </table:table-cell>
          <table:table-cell table:formula="of:=IF(['SoMi-Liste'.AQ6]=&quot;e&quot;;['SoMi-Liste'.AQ$2];&quot;&quot;)">
            <text:p/>
          </table:table-cell>
          <table:table-cell table:formula="of:=IF(['SoMi-Liste'.AR6]=&quot;e&quot;;['SoMi-Liste'.AR$2];&quot;&quot;)">
            <text:p/>
          </table:table-cell>
          <table:table-cell table:formula="of:=IF(['SoMi-Liste'.AS6]=&quot;e&quot;;['SoMi-Liste'.AS$2];&quot;&quot;)">
            <text:p/>
          </table:table-cell>
          <table:table-cell table:formula="of:=IF(['SoMi-Liste'.AT6]=&quot;e&quot;;['SoMi-Liste'.AT$2];&quot;&quot;)">
            <text:p/>
          </table:table-cell>
          <table:table-cell table:formula="of:=IF(['SoMi-Liste'.AU6]=&quot;e&quot;;['SoMi-Liste'.AU$2];&quot;&quot;)">
            <text:p/>
          </table:table-cell>
          <table:table-cell table:formula="of:=IF(['SoMi-Liste'.AV6]=&quot;e&quot;;['SoMi-Liste'.AV$2];&quot;&quot;)">
            <text:p/>
          </table:table-cell>
          <table:table-cell table:formula="of:=IF(['SoMi-Liste'.AW6]=&quot;e&quot;;['SoMi-Liste'.AW$2];&quot;&quot;)">
            <text:p/>
          </table:table-cell>
          <table:table-cell table:formula="of:=IF(['SoMi-Liste'.AX6]=&quot;e&quot;;['SoMi-Liste'.AX$2];&quot;&quot;)">
            <text:p/>
          </table:table-cell>
          <table:table-cell table:formula="of:=IF(['SoMi-Liste'.AY6]=&quot;e&quot;;['SoMi-Liste'.AY$2];&quot;&quot;)">
            <text:p/>
          </table:table-cell>
          <table:table-cell table:number-columns-repeated="3"/>
          <table:table-cell table:formula="of:=SUM([.AA47:.AX4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7]">
            <text:p/>
          </table:table-cell>
          <table:table-cell table:formula="of:=IF(['SoMi-Liste'.C7]=&quot;e&quot;;['SoMi-Liste'.C$2];&quot;&quot;)">
            <text:p/>
          </table:table-cell>
          <table:table-cell table:formula="of:=IF(['SoMi-Liste'.D7]=&quot;e&quot;;['SoMi-Liste'.D$2];&quot;&quot;)">
            <text:p/>
          </table:table-cell>
          <table:table-cell table:formula="of:=IF(['SoMi-Liste'.E7]=&quot;e&quot;;['SoMi-Liste'.E$2];&quot;&quot;)">
            <text:p/>
          </table:table-cell>
          <table:table-cell table:formula="of:=IF(['SoMi-Liste'.F7]=&quot;e&quot;;['SoMi-Liste'.F$2];&quot;&quot;)">
            <text:p/>
          </table:table-cell>
          <table:table-cell table:formula="of:=IF(['SoMi-Liste'.G7]=&quot;e&quot;;['SoMi-Liste'.G$2];&quot;&quot;)">
            <text:p/>
          </table:table-cell>
          <table:table-cell table:formula="of:=IF(['SoMi-Liste'.H7]=&quot;e&quot;;['SoMi-Liste'.H$2];&quot;&quot;)">
            <text:p/>
          </table:table-cell>
          <table:table-cell table:formula="of:=IF(['SoMi-Liste'.I7]=&quot;e&quot;;['SoMi-Liste'.I$2];&quot;&quot;)">
            <text:p/>
          </table:table-cell>
          <table:table-cell table:formula="of:=IF(['SoMi-Liste'.J7]=&quot;e&quot;;['SoMi-Liste'.J$2];&quot;&quot;)">
            <text:p/>
          </table:table-cell>
          <table:table-cell table:formula="of:=IF(['SoMi-Liste'.K7]=&quot;e&quot;;['SoMi-Liste'.K$2];&quot;&quot;)">
            <text:p/>
          </table:table-cell>
          <table:table-cell table:formula="of:=IF(['SoMi-Liste'.L7]=&quot;e&quot;;['SoMi-Liste'.L$2];&quot;&quot;)">
            <text:p/>
          </table:table-cell>
          <table:table-cell table:formula="of:=IF(['SoMi-Liste'.M7]=&quot;e&quot;;['SoMi-Liste'.M$2];&quot;&quot;)">
            <text:p/>
          </table:table-cell>
          <table:table-cell table:formula="of:=IF(['SoMi-Liste'.N7]=&quot;e&quot;;['SoMi-Liste'.N$2];&quot;&quot;)">
            <text:p/>
          </table:table-cell>
          <table:table-cell table:formula="of:=IF(['SoMi-Liste'.O7]=&quot;e&quot;;['SoMi-Liste'.O$2];&quot;&quot;)">
            <text:p/>
          </table:table-cell>
          <table:table-cell table:formula="of:=IF(['SoMi-Liste'.P7]=&quot;e&quot;;['SoMi-Liste'.P$2];&quot;&quot;)">
            <text:p/>
          </table:table-cell>
          <table:table-cell table:formula="of:=IF(['SoMi-Liste'.Q7]=&quot;e&quot;;['SoMi-Liste'.Q$2];&quot;&quot;)">
            <text:p/>
          </table:table-cell>
          <table:table-cell table:formula="of:=IF(['SoMi-Liste'.R7]=&quot;e&quot;;['SoMi-Liste'.R$2];&quot;&quot;)">
            <text:p/>
          </table:table-cell>
          <table:table-cell table:formula="of:=IF(['SoMi-Liste'.S7]=&quot;e&quot;;['SoMi-Liste'.S$2];&quot;&quot;)">
            <text:p/>
          </table:table-cell>
          <table:table-cell table:formula="of:=IF(['SoMi-Liste'.T7]=&quot;e&quot;;['SoMi-Liste'.T$2];&quot;&quot;)">
            <text:p/>
          </table:table-cell>
          <table:table-cell table:formula="of:=IF(['SoMi-Liste'.U7]=&quot;e&quot;;['SoMi-Liste'.U$2];&quot;&quot;)">
            <text:p/>
          </table:table-cell>
          <table:table-cell table:formula="of:=IF(['SoMi-Liste'.V7]=&quot;e&quot;;['SoMi-Liste'.V$2];&quot;&quot;)">
            <text:p/>
          </table:table-cell>
          <table:table-cell table:formula="of:=IF(['SoMi-Liste'.W7]=&quot;e&quot;;['SoMi-Liste'.W$2];&quot;&quot;)">
            <text:p/>
          </table:table-cell>
          <table:table-cell table:number-columns-repeated="2"/>
          <table:table-cell table:formula="of:=SUM([.B48:.X48])" office:value-type="float" office:value="0" calcext:value-type="float">
            <text:p>0</text:p>
          </table:table-cell>
          <table:table-cell table:formula="of:=['SoMi-Liste'.AD7]">
            <text:p/>
          </table:table-cell>
          <table:table-cell table:formula="of:=IF(['SoMi-Liste'.AE7]=&quot;e&quot;;['SoMi-Liste'.AE$2];&quot;&quot;)">
            <text:p/>
          </table:table-cell>
          <table:table-cell table:formula="of:=IF(['SoMi-Liste'.AF7]=&quot;e&quot;;['SoMi-Liste'.AF$2];&quot;&quot;)">
            <text:p/>
          </table:table-cell>
          <table:table-cell table:formula="of:=IF(['SoMi-Liste'.AG7]=&quot;e&quot;;['SoMi-Liste'.AG$2];&quot;&quot;)">
            <text:p/>
          </table:table-cell>
          <table:table-cell table:formula="of:=IF(['SoMi-Liste'.AH7]=&quot;e&quot;;['SoMi-Liste'.AH$2];&quot;&quot;)">
            <text:p/>
          </table:table-cell>
          <table:table-cell table:formula="of:=IF(['SoMi-Liste'.AI7]=&quot;e&quot;;['SoMi-Liste'.AI$2];&quot;&quot;)">
            <text:p/>
          </table:table-cell>
          <table:table-cell table:formula="of:=IF(['SoMi-Liste'.AJ7]=&quot;e&quot;;['SoMi-Liste'.AJ$2];&quot;&quot;)">
            <text:p/>
          </table:table-cell>
          <table:table-cell table:formula="of:=IF(['SoMi-Liste'.AK7]=&quot;e&quot;;['SoMi-Liste'.AK$2];&quot;&quot;)">
            <text:p/>
          </table:table-cell>
          <table:table-cell table:formula="of:=IF(['SoMi-Liste'.AL7]=&quot;e&quot;;['SoMi-Liste'.AL$2];&quot;&quot;)">
            <text:p/>
          </table:table-cell>
          <table:table-cell table:formula="of:=IF(['SoMi-Liste'.AM7]=&quot;e&quot;;['SoMi-Liste'.AM$2];&quot;&quot;)">
            <text:p/>
          </table:table-cell>
          <table:table-cell table:formula="of:=IF(['SoMi-Liste'.AN7]=&quot;e&quot;;['SoMi-Liste'.AN$2];&quot;&quot;)">
            <text:p/>
          </table:table-cell>
          <table:table-cell table:formula="of:=IF(['SoMi-Liste'.AO7]=&quot;e&quot;;['SoMi-Liste'.AO$2];&quot;&quot;)">
            <text:p/>
          </table:table-cell>
          <table:table-cell table:formula="of:=IF(['SoMi-Liste'.AP7]=&quot;e&quot;;['SoMi-Liste'.AP$2];&quot;&quot;)">
            <text:p/>
          </table:table-cell>
          <table:table-cell table:formula="of:=IF(['SoMi-Liste'.AQ7]=&quot;e&quot;;['SoMi-Liste'.AQ$2];&quot;&quot;)">
            <text:p/>
          </table:table-cell>
          <table:table-cell table:formula="of:=IF(['SoMi-Liste'.AR7]=&quot;e&quot;;['SoMi-Liste'.AR$2];&quot;&quot;)">
            <text:p/>
          </table:table-cell>
          <table:table-cell table:formula="of:=IF(['SoMi-Liste'.AS7]=&quot;e&quot;;['SoMi-Liste'.AS$2];&quot;&quot;)">
            <text:p/>
          </table:table-cell>
          <table:table-cell table:formula="of:=IF(['SoMi-Liste'.AT7]=&quot;e&quot;;['SoMi-Liste'.AT$2];&quot;&quot;)">
            <text:p/>
          </table:table-cell>
          <table:table-cell table:formula="of:=IF(['SoMi-Liste'.AU7]=&quot;e&quot;;['SoMi-Liste'.AU$2];&quot;&quot;)">
            <text:p/>
          </table:table-cell>
          <table:table-cell table:formula="of:=IF(['SoMi-Liste'.AV7]=&quot;e&quot;;['SoMi-Liste'.AV$2];&quot;&quot;)">
            <text:p/>
          </table:table-cell>
          <table:table-cell table:formula="of:=IF(['SoMi-Liste'.AW7]=&quot;e&quot;;['SoMi-Liste'.AW$2];&quot;&quot;)">
            <text:p/>
          </table:table-cell>
          <table:table-cell table:formula="of:=IF(['SoMi-Liste'.AX7]=&quot;e&quot;;['SoMi-Liste'.AX$2];&quot;&quot;)">
            <text:p/>
          </table:table-cell>
          <table:table-cell table:formula="of:=IF(['SoMi-Liste'.AY7]=&quot;e&quot;;['SoMi-Liste'.AY$2];&quot;&quot;)">
            <text:p/>
          </table:table-cell>
          <table:table-cell table:number-columns-repeated="3"/>
          <table:table-cell table:formula="of:=SUM([.AA48:.AX4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8]">
            <text:p/>
          </table:table-cell>
          <table:table-cell table:formula="of:=IF(['SoMi-Liste'.C8]=&quot;e&quot;;['SoMi-Liste'.C$2];&quot;&quot;)">
            <text:p/>
          </table:table-cell>
          <table:table-cell table:formula="of:=IF(['SoMi-Liste'.D8]=&quot;e&quot;;['SoMi-Liste'.D$2];&quot;&quot;)">
            <text:p/>
          </table:table-cell>
          <table:table-cell table:formula="of:=IF(['SoMi-Liste'.E8]=&quot;e&quot;;['SoMi-Liste'.E$2];&quot;&quot;)">
            <text:p/>
          </table:table-cell>
          <table:table-cell table:formula="of:=IF(['SoMi-Liste'.F8]=&quot;e&quot;;['SoMi-Liste'.F$2];&quot;&quot;)">
            <text:p/>
          </table:table-cell>
          <table:table-cell table:formula="of:=IF(['SoMi-Liste'.G8]=&quot;e&quot;;['SoMi-Liste'.G$2];&quot;&quot;)">
            <text:p/>
          </table:table-cell>
          <table:table-cell table:formula="of:=IF(['SoMi-Liste'.H8]=&quot;e&quot;;['SoMi-Liste'.H$2];&quot;&quot;)">
            <text:p/>
          </table:table-cell>
          <table:table-cell table:formula="of:=IF(['SoMi-Liste'.I8]=&quot;e&quot;;['SoMi-Liste'.I$2];&quot;&quot;)">
            <text:p/>
          </table:table-cell>
          <table:table-cell table:formula="of:=IF(['SoMi-Liste'.J8]=&quot;e&quot;;['SoMi-Liste'.J$2];&quot;&quot;)">
            <text:p/>
          </table:table-cell>
          <table:table-cell table:formula="of:=IF(['SoMi-Liste'.K8]=&quot;e&quot;;['SoMi-Liste'.K$2];&quot;&quot;)">
            <text:p/>
          </table:table-cell>
          <table:table-cell table:formula="of:=IF(['SoMi-Liste'.L8]=&quot;e&quot;;['SoMi-Liste'.L$2];&quot;&quot;)">
            <text:p/>
          </table:table-cell>
          <table:table-cell table:formula="of:=IF(['SoMi-Liste'.M8]=&quot;e&quot;;['SoMi-Liste'.M$2];&quot;&quot;)">
            <text:p/>
          </table:table-cell>
          <table:table-cell table:formula="of:=IF(['SoMi-Liste'.N8]=&quot;e&quot;;['SoMi-Liste'.N$2];&quot;&quot;)">
            <text:p/>
          </table:table-cell>
          <table:table-cell table:formula="of:=IF(['SoMi-Liste'.O8]=&quot;e&quot;;['SoMi-Liste'.O$2];&quot;&quot;)">
            <text:p/>
          </table:table-cell>
          <table:table-cell table:formula="of:=IF(['SoMi-Liste'.P8]=&quot;e&quot;;['SoMi-Liste'.P$2];&quot;&quot;)">
            <text:p/>
          </table:table-cell>
          <table:table-cell table:formula="of:=IF(['SoMi-Liste'.Q8]=&quot;e&quot;;['SoMi-Liste'.Q$2];&quot;&quot;)">
            <text:p/>
          </table:table-cell>
          <table:table-cell table:formula="of:=IF(['SoMi-Liste'.R8]=&quot;e&quot;;['SoMi-Liste'.R$2];&quot;&quot;)">
            <text:p/>
          </table:table-cell>
          <table:table-cell table:formula="of:=IF(['SoMi-Liste'.S8]=&quot;e&quot;;['SoMi-Liste'.S$2];&quot;&quot;)">
            <text:p/>
          </table:table-cell>
          <table:table-cell table:formula="of:=IF(['SoMi-Liste'.T8]=&quot;e&quot;;['SoMi-Liste'.T$2];&quot;&quot;)">
            <text:p/>
          </table:table-cell>
          <table:table-cell table:formula="of:=IF(['SoMi-Liste'.U8]=&quot;e&quot;;['SoMi-Liste'.U$2];&quot;&quot;)">
            <text:p/>
          </table:table-cell>
          <table:table-cell table:formula="of:=IF(['SoMi-Liste'.V8]=&quot;e&quot;;['SoMi-Liste'.V$2];&quot;&quot;)">
            <text:p/>
          </table:table-cell>
          <table:table-cell table:formula="of:=IF(['SoMi-Liste'.W8]=&quot;e&quot;;['SoMi-Liste'.W$2];&quot;&quot;)">
            <text:p/>
          </table:table-cell>
          <table:table-cell table:number-columns-repeated="2"/>
          <table:table-cell table:formula="of:=SUM([.B49:.X49])" office:value-type="float" office:value="0" calcext:value-type="float">
            <text:p>0</text:p>
          </table:table-cell>
          <table:table-cell table:formula="of:=['SoMi-Liste'.AD8]">
            <text:p/>
          </table:table-cell>
          <table:table-cell table:formula="of:=IF(['SoMi-Liste'.AE8]=&quot;e&quot;;['SoMi-Liste'.AE$2];&quot;&quot;)">
            <text:p/>
          </table:table-cell>
          <table:table-cell table:formula="of:=IF(['SoMi-Liste'.AF8]=&quot;e&quot;;['SoMi-Liste'.AF$2];&quot;&quot;)">
            <text:p/>
          </table:table-cell>
          <table:table-cell table:formula="of:=IF(['SoMi-Liste'.AG8]=&quot;e&quot;;['SoMi-Liste'.AG$2];&quot;&quot;)">
            <text:p/>
          </table:table-cell>
          <table:table-cell table:formula="of:=IF(['SoMi-Liste'.AH8]=&quot;e&quot;;['SoMi-Liste'.AH$2];&quot;&quot;)">
            <text:p/>
          </table:table-cell>
          <table:table-cell table:formula="of:=IF(['SoMi-Liste'.AI8]=&quot;e&quot;;['SoMi-Liste'.AI$2];&quot;&quot;)">
            <text:p/>
          </table:table-cell>
          <table:table-cell table:formula="of:=IF(['SoMi-Liste'.AJ8]=&quot;e&quot;;['SoMi-Liste'.AJ$2];&quot;&quot;)">
            <text:p/>
          </table:table-cell>
          <table:table-cell table:formula="of:=IF(['SoMi-Liste'.AK8]=&quot;e&quot;;['SoMi-Liste'.AK$2];&quot;&quot;)">
            <text:p/>
          </table:table-cell>
          <table:table-cell table:formula="of:=IF(['SoMi-Liste'.AL8]=&quot;e&quot;;['SoMi-Liste'.AL$2];&quot;&quot;)">
            <text:p/>
          </table:table-cell>
          <table:table-cell table:formula="of:=IF(['SoMi-Liste'.AM8]=&quot;e&quot;;['SoMi-Liste'.AM$2];&quot;&quot;)">
            <text:p/>
          </table:table-cell>
          <table:table-cell table:formula="of:=IF(['SoMi-Liste'.AN8]=&quot;e&quot;;['SoMi-Liste'.AN$2];&quot;&quot;)">
            <text:p/>
          </table:table-cell>
          <table:table-cell table:formula="of:=IF(['SoMi-Liste'.AO8]=&quot;e&quot;;['SoMi-Liste'.AO$2];&quot;&quot;)">
            <text:p/>
          </table:table-cell>
          <table:table-cell table:formula="of:=IF(['SoMi-Liste'.AP8]=&quot;e&quot;;['SoMi-Liste'.AP$2];&quot;&quot;)">
            <text:p/>
          </table:table-cell>
          <table:table-cell table:formula="of:=IF(['SoMi-Liste'.AQ8]=&quot;e&quot;;['SoMi-Liste'.AQ$2];&quot;&quot;)">
            <text:p/>
          </table:table-cell>
          <table:table-cell table:formula="of:=IF(['SoMi-Liste'.AR8]=&quot;e&quot;;['SoMi-Liste'.AR$2];&quot;&quot;)">
            <text:p/>
          </table:table-cell>
          <table:table-cell table:formula="of:=IF(['SoMi-Liste'.AS8]=&quot;e&quot;;['SoMi-Liste'.AS$2];&quot;&quot;)">
            <text:p/>
          </table:table-cell>
          <table:table-cell table:formula="of:=IF(['SoMi-Liste'.AT8]=&quot;e&quot;;['SoMi-Liste'.AT$2];&quot;&quot;)">
            <text:p/>
          </table:table-cell>
          <table:table-cell table:formula="of:=IF(['SoMi-Liste'.AU8]=&quot;e&quot;;['SoMi-Liste'.AU$2];&quot;&quot;)">
            <text:p/>
          </table:table-cell>
          <table:table-cell table:formula="of:=IF(['SoMi-Liste'.AV8]=&quot;e&quot;;['SoMi-Liste'.AV$2];&quot;&quot;)">
            <text:p/>
          </table:table-cell>
          <table:table-cell table:formula="of:=IF(['SoMi-Liste'.AW8]=&quot;e&quot;;['SoMi-Liste'.AW$2];&quot;&quot;)">
            <text:p/>
          </table:table-cell>
          <table:table-cell table:formula="of:=IF(['SoMi-Liste'.AX8]=&quot;e&quot;;['SoMi-Liste'.AX$2];&quot;&quot;)">
            <text:p/>
          </table:table-cell>
          <table:table-cell table:formula="of:=IF(['SoMi-Liste'.AY8]=&quot;e&quot;;['SoMi-Liste'.AY$2];&quot;&quot;)">
            <text:p/>
          </table:table-cell>
          <table:table-cell table:number-columns-repeated="3"/>
          <table:table-cell table:formula="of:=SUM([.AA49:.AX4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9]">
            <text:p/>
          </table:table-cell>
          <table:table-cell table:formula="of:=IF(['SoMi-Liste'.C9]=&quot;e&quot;;['SoMi-Liste'.C$2];&quot;&quot;)">
            <text:p/>
          </table:table-cell>
          <table:table-cell table:formula="of:=IF(['SoMi-Liste'.D9]=&quot;e&quot;;['SoMi-Liste'.D$2];&quot;&quot;)">
            <text:p/>
          </table:table-cell>
          <table:table-cell table:formula="of:=IF(['SoMi-Liste'.E9]=&quot;e&quot;;['SoMi-Liste'.E$2];&quot;&quot;)">
            <text:p/>
          </table:table-cell>
          <table:table-cell table:formula="of:=IF(['SoMi-Liste'.F9]=&quot;e&quot;;['SoMi-Liste'.F$2];&quot;&quot;)">
            <text:p/>
          </table:table-cell>
          <table:table-cell table:formula="of:=IF(['SoMi-Liste'.G9]=&quot;e&quot;;['SoMi-Liste'.G$2];&quot;&quot;)">
            <text:p/>
          </table:table-cell>
          <table:table-cell table:formula="of:=IF(['SoMi-Liste'.H9]=&quot;e&quot;;['SoMi-Liste'.H$2];&quot;&quot;)">
            <text:p/>
          </table:table-cell>
          <table:table-cell table:formula="of:=IF(['SoMi-Liste'.I9]=&quot;e&quot;;['SoMi-Liste'.I$2];&quot;&quot;)">
            <text:p/>
          </table:table-cell>
          <table:table-cell table:formula="of:=IF(['SoMi-Liste'.J9]=&quot;e&quot;;['SoMi-Liste'.J$2];&quot;&quot;)">
            <text:p/>
          </table:table-cell>
          <table:table-cell table:formula="of:=IF(['SoMi-Liste'.K9]=&quot;e&quot;;['SoMi-Liste'.K$2];&quot;&quot;)">
            <text:p/>
          </table:table-cell>
          <table:table-cell table:formula="of:=IF(['SoMi-Liste'.L9]=&quot;e&quot;;['SoMi-Liste'.L$2];&quot;&quot;)">
            <text:p/>
          </table:table-cell>
          <table:table-cell table:formula="of:=IF(['SoMi-Liste'.M9]=&quot;e&quot;;['SoMi-Liste'.M$2];&quot;&quot;)">
            <text:p/>
          </table:table-cell>
          <table:table-cell table:formula="of:=IF(['SoMi-Liste'.N9]=&quot;e&quot;;['SoMi-Liste'.N$2];&quot;&quot;)">
            <text:p/>
          </table:table-cell>
          <table:table-cell table:formula="of:=IF(['SoMi-Liste'.O9]=&quot;e&quot;;['SoMi-Liste'.O$2];&quot;&quot;)">
            <text:p/>
          </table:table-cell>
          <table:table-cell table:formula="of:=IF(['SoMi-Liste'.P9]=&quot;e&quot;;['SoMi-Liste'.P$2];&quot;&quot;)">
            <text:p/>
          </table:table-cell>
          <table:table-cell table:formula="of:=IF(['SoMi-Liste'.Q9]=&quot;e&quot;;['SoMi-Liste'.Q$2];&quot;&quot;)">
            <text:p/>
          </table:table-cell>
          <table:table-cell table:formula="of:=IF(['SoMi-Liste'.R9]=&quot;e&quot;;['SoMi-Liste'.R$2];&quot;&quot;)">
            <text:p/>
          </table:table-cell>
          <table:table-cell table:formula="of:=IF(['SoMi-Liste'.S9]=&quot;e&quot;;['SoMi-Liste'.S$2];&quot;&quot;)">
            <text:p/>
          </table:table-cell>
          <table:table-cell table:formula="of:=IF(['SoMi-Liste'.T9]=&quot;e&quot;;['SoMi-Liste'.T$2];&quot;&quot;)">
            <text:p/>
          </table:table-cell>
          <table:table-cell table:formula="of:=IF(['SoMi-Liste'.U9]=&quot;e&quot;;['SoMi-Liste'.U$2];&quot;&quot;)">
            <text:p/>
          </table:table-cell>
          <table:table-cell table:formula="of:=IF(['SoMi-Liste'.V9]=&quot;e&quot;;['SoMi-Liste'.V$2];&quot;&quot;)">
            <text:p/>
          </table:table-cell>
          <table:table-cell table:formula="of:=IF(['SoMi-Liste'.W9]=&quot;e&quot;;['SoMi-Liste'.W$2];&quot;&quot;)">
            <text:p/>
          </table:table-cell>
          <table:table-cell table:number-columns-repeated="2"/>
          <table:table-cell table:formula="of:=SUM([.B50:.X50])" office:value-type="float" office:value="0" calcext:value-type="float">
            <text:p>0</text:p>
          </table:table-cell>
          <table:table-cell table:formula="of:=['SoMi-Liste'.AD9]">
            <text:p/>
          </table:table-cell>
          <table:table-cell table:formula="of:=IF(['SoMi-Liste'.AE9]=&quot;e&quot;;['SoMi-Liste'.AE$2];&quot;&quot;)">
            <text:p/>
          </table:table-cell>
          <table:table-cell table:formula="of:=IF(['SoMi-Liste'.AF9]=&quot;e&quot;;['SoMi-Liste'.AF$2];&quot;&quot;)">
            <text:p/>
          </table:table-cell>
          <table:table-cell table:formula="of:=IF(['SoMi-Liste'.AG9]=&quot;e&quot;;['SoMi-Liste'.AG$2];&quot;&quot;)">
            <text:p/>
          </table:table-cell>
          <table:table-cell table:formula="of:=IF(['SoMi-Liste'.AH9]=&quot;e&quot;;['SoMi-Liste'.AH$2];&quot;&quot;)">
            <text:p/>
          </table:table-cell>
          <table:table-cell table:formula="of:=IF(['SoMi-Liste'.AI9]=&quot;e&quot;;['SoMi-Liste'.AI$2];&quot;&quot;)">
            <text:p/>
          </table:table-cell>
          <table:table-cell table:formula="of:=IF(['SoMi-Liste'.AJ9]=&quot;e&quot;;['SoMi-Liste'.AJ$2];&quot;&quot;)">
            <text:p/>
          </table:table-cell>
          <table:table-cell table:formula="of:=IF(['SoMi-Liste'.AK9]=&quot;e&quot;;['SoMi-Liste'.AK$2];&quot;&quot;)">
            <text:p/>
          </table:table-cell>
          <table:table-cell table:formula="of:=IF(['SoMi-Liste'.AL9]=&quot;e&quot;;['SoMi-Liste'.AL$2];&quot;&quot;)">
            <text:p/>
          </table:table-cell>
          <table:table-cell table:formula="of:=IF(['SoMi-Liste'.AM9]=&quot;e&quot;;['SoMi-Liste'.AM$2];&quot;&quot;)">
            <text:p/>
          </table:table-cell>
          <table:table-cell table:formula="of:=IF(['SoMi-Liste'.AN9]=&quot;e&quot;;['SoMi-Liste'.AN$2];&quot;&quot;)">
            <text:p/>
          </table:table-cell>
          <table:table-cell table:formula="of:=IF(['SoMi-Liste'.AO9]=&quot;e&quot;;['SoMi-Liste'.AO$2];&quot;&quot;)">
            <text:p/>
          </table:table-cell>
          <table:table-cell table:formula="of:=IF(['SoMi-Liste'.AP9]=&quot;e&quot;;['SoMi-Liste'.AP$2];&quot;&quot;)">
            <text:p/>
          </table:table-cell>
          <table:table-cell table:formula="of:=IF(['SoMi-Liste'.AQ9]=&quot;e&quot;;['SoMi-Liste'.AQ$2];&quot;&quot;)">
            <text:p/>
          </table:table-cell>
          <table:table-cell table:formula="of:=IF(['SoMi-Liste'.AR9]=&quot;e&quot;;['SoMi-Liste'.AR$2];&quot;&quot;)">
            <text:p/>
          </table:table-cell>
          <table:table-cell table:formula="of:=IF(['SoMi-Liste'.AS9]=&quot;e&quot;;['SoMi-Liste'.AS$2];&quot;&quot;)">
            <text:p/>
          </table:table-cell>
          <table:table-cell table:formula="of:=IF(['SoMi-Liste'.AT9]=&quot;e&quot;;['SoMi-Liste'.AT$2];&quot;&quot;)">
            <text:p/>
          </table:table-cell>
          <table:table-cell table:formula="of:=IF(['SoMi-Liste'.AU9]=&quot;e&quot;;['SoMi-Liste'.AU$2];&quot;&quot;)">
            <text:p/>
          </table:table-cell>
          <table:table-cell table:formula="of:=IF(['SoMi-Liste'.AV9]=&quot;e&quot;;['SoMi-Liste'.AV$2];&quot;&quot;)">
            <text:p/>
          </table:table-cell>
          <table:table-cell table:formula="of:=IF(['SoMi-Liste'.AW9]=&quot;e&quot;;['SoMi-Liste'.AW$2];&quot;&quot;)">
            <text:p/>
          </table:table-cell>
          <table:table-cell table:formula="of:=IF(['SoMi-Liste'.AX9]=&quot;e&quot;;['SoMi-Liste'.AX$2];&quot;&quot;)">
            <text:p/>
          </table:table-cell>
          <table:table-cell table:formula="of:=IF(['SoMi-Liste'.AY9]=&quot;e&quot;;['SoMi-Liste'.AY$2];&quot;&quot;)">
            <text:p/>
          </table:table-cell>
          <table:table-cell table:number-columns-repeated="3"/>
          <table:table-cell table:formula="of:=SUM([.AA50:.AX5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10]">
            <text:p/>
          </table:table-cell>
          <table:table-cell table:formula="of:=IF(['SoMi-Liste'.C10]=&quot;e&quot;;['SoMi-Liste'.C$2];&quot;&quot;)">
            <text:p/>
          </table:table-cell>
          <table:table-cell table:formula="of:=IF(['SoMi-Liste'.D10]=&quot;e&quot;;['SoMi-Liste'.D$2];&quot;&quot;)">
            <text:p/>
          </table:table-cell>
          <table:table-cell table:formula="of:=IF(['SoMi-Liste'.E10]=&quot;e&quot;;['SoMi-Liste'.E$2];&quot;&quot;)">
            <text:p/>
          </table:table-cell>
          <table:table-cell table:formula="of:=IF(['SoMi-Liste'.F10]=&quot;e&quot;;['SoMi-Liste'.F$2];&quot;&quot;)">
            <text:p/>
          </table:table-cell>
          <table:table-cell table:formula="of:=IF(['SoMi-Liste'.G10]=&quot;e&quot;;['SoMi-Liste'.G$2];&quot;&quot;)">
            <text:p/>
          </table:table-cell>
          <table:table-cell table:formula="of:=IF(['SoMi-Liste'.H10]=&quot;e&quot;;['SoMi-Liste'.H$2];&quot;&quot;)">
            <text:p/>
          </table:table-cell>
          <table:table-cell table:formula="of:=IF(['SoMi-Liste'.I10]=&quot;e&quot;;['SoMi-Liste'.I$2];&quot;&quot;)">
            <text:p/>
          </table:table-cell>
          <table:table-cell table:formula="of:=IF(['SoMi-Liste'.J10]=&quot;e&quot;;['SoMi-Liste'.J$2];&quot;&quot;)">
            <text:p/>
          </table:table-cell>
          <table:table-cell table:formula="of:=IF(['SoMi-Liste'.K10]=&quot;e&quot;;['SoMi-Liste'.K$2];&quot;&quot;)">
            <text:p/>
          </table:table-cell>
          <table:table-cell table:formula="of:=IF(['SoMi-Liste'.L10]=&quot;e&quot;;['SoMi-Liste'.L$2];&quot;&quot;)">
            <text:p/>
          </table:table-cell>
          <table:table-cell table:formula="of:=IF(['SoMi-Liste'.M10]=&quot;e&quot;;['SoMi-Liste'.M$2];&quot;&quot;)">
            <text:p/>
          </table:table-cell>
          <table:table-cell table:formula="of:=IF(['SoMi-Liste'.N10]=&quot;e&quot;;['SoMi-Liste'.N$2];&quot;&quot;)">
            <text:p/>
          </table:table-cell>
          <table:table-cell table:formula="of:=IF(['SoMi-Liste'.O10]=&quot;e&quot;;['SoMi-Liste'.O$2];&quot;&quot;)">
            <text:p/>
          </table:table-cell>
          <table:table-cell table:formula="of:=IF(['SoMi-Liste'.P10]=&quot;e&quot;;['SoMi-Liste'.P$2];&quot;&quot;)">
            <text:p/>
          </table:table-cell>
          <table:table-cell table:formula="of:=IF(['SoMi-Liste'.Q10]=&quot;e&quot;;['SoMi-Liste'.Q$2];&quot;&quot;)">
            <text:p/>
          </table:table-cell>
          <table:table-cell table:formula="of:=IF(['SoMi-Liste'.R10]=&quot;e&quot;;['SoMi-Liste'.R$2];&quot;&quot;)">
            <text:p/>
          </table:table-cell>
          <table:table-cell table:formula="of:=IF(['SoMi-Liste'.S10]=&quot;e&quot;;['SoMi-Liste'.S$2];&quot;&quot;)">
            <text:p/>
          </table:table-cell>
          <table:table-cell table:formula="of:=IF(['SoMi-Liste'.T10]=&quot;e&quot;;['SoMi-Liste'.T$2];&quot;&quot;)">
            <text:p/>
          </table:table-cell>
          <table:table-cell table:formula="of:=IF(['SoMi-Liste'.U10]=&quot;e&quot;;['SoMi-Liste'.U$2];&quot;&quot;)">
            <text:p/>
          </table:table-cell>
          <table:table-cell table:formula="of:=IF(['SoMi-Liste'.V10]=&quot;e&quot;;['SoMi-Liste'.V$2];&quot;&quot;)">
            <text:p/>
          </table:table-cell>
          <table:table-cell table:formula="of:=IF(['SoMi-Liste'.W10]=&quot;e&quot;;['SoMi-Liste'.W$2];&quot;&quot;)">
            <text:p/>
          </table:table-cell>
          <table:table-cell table:number-columns-repeated="2"/>
          <table:table-cell table:formula="of:=SUM([.B51:.X51])" office:value-type="float" office:value="0" calcext:value-type="float">
            <text:p>0</text:p>
          </table:table-cell>
          <table:table-cell table:formula="of:=['SoMi-Liste'.AD10]">
            <text:p/>
          </table:table-cell>
          <table:table-cell table:formula="of:=IF(['SoMi-Liste'.AE10]=&quot;e&quot;;['SoMi-Liste'.AE$2];&quot;&quot;)">
            <text:p/>
          </table:table-cell>
          <table:table-cell table:formula="of:=IF(['SoMi-Liste'.AF10]=&quot;e&quot;;['SoMi-Liste'.AF$2];&quot;&quot;)">
            <text:p/>
          </table:table-cell>
          <table:table-cell table:formula="of:=IF(['SoMi-Liste'.AG10]=&quot;e&quot;;['SoMi-Liste'.AG$2];&quot;&quot;)">
            <text:p/>
          </table:table-cell>
          <table:table-cell table:formula="of:=IF(['SoMi-Liste'.AH10]=&quot;e&quot;;['SoMi-Liste'.AH$2];&quot;&quot;)">
            <text:p/>
          </table:table-cell>
          <table:table-cell table:formula="of:=IF(['SoMi-Liste'.AI10]=&quot;e&quot;;['SoMi-Liste'.AI$2];&quot;&quot;)">
            <text:p/>
          </table:table-cell>
          <table:table-cell table:formula="of:=IF(['SoMi-Liste'.AJ10]=&quot;e&quot;;['SoMi-Liste'.AJ$2];&quot;&quot;)">
            <text:p/>
          </table:table-cell>
          <table:table-cell table:formula="of:=IF(['SoMi-Liste'.AK10]=&quot;e&quot;;['SoMi-Liste'.AK$2];&quot;&quot;)">
            <text:p/>
          </table:table-cell>
          <table:table-cell table:formula="of:=IF(['SoMi-Liste'.AL10]=&quot;e&quot;;['SoMi-Liste'.AL$2];&quot;&quot;)">
            <text:p/>
          </table:table-cell>
          <table:table-cell table:formula="of:=IF(['SoMi-Liste'.AM10]=&quot;e&quot;;['SoMi-Liste'.AM$2];&quot;&quot;)">
            <text:p/>
          </table:table-cell>
          <table:table-cell table:formula="of:=IF(['SoMi-Liste'.AN10]=&quot;e&quot;;['SoMi-Liste'.AN$2];&quot;&quot;)">
            <text:p/>
          </table:table-cell>
          <table:table-cell table:formula="of:=IF(['SoMi-Liste'.AO10]=&quot;e&quot;;['SoMi-Liste'.AO$2];&quot;&quot;)">
            <text:p/>
          </table:table-cell>
          <table:table-cell table:formula="of:=IF(['SoMi-Liste'.AP10]=&quot;e&quot;;['SoMi-Liste'.AP$2];&quot;&quot;)">
            <text:p/>
          </table:table-cell>
          <table:table-cell table:formula="of:=IF(['SoMi-Liste'.AQ10]=&quot;e&quot;;['SoMi-Liste'.AQ$2];&quot;&quot;)">
            <text:p/>
          </table:table-cell>
          <table:table-cell table:formula="of:=IF(['SoMi-Liste'.AR10]=&quot;e&quot;;['SoMi-Liste'.AR$2];&quot;&quot;)">
            <text:p/>
          </table:table-cell>
          <table:table-cell table:formula="of:=IF(['SoMi-Liste'.AS10]=&quot;e&quot;;['SoMi-Liste'.AS$2];&quot;&quot;)">
            <text:p/>
          </table:table-cell>
          <table:table-cell table:formula="of:=IF(['SoMi-Liste'.AT10]=&quot;e&quot;;['SoMi-Liste'.AT$2];&quot;&quot;)">
            <text:p/>
          </table:table-cell>
          <table:table-cell table:formula="of:=IF(['SoMi-Liste'.AU10]=&quot;e&quot;;['SoMi-Liste'.AU$2];&quot;&quot;)">
            <text:p/>
          </table:table-cell>
          <table:table-cell table:formula="of:=IF(['SoMi-Liste'.AV10]=&quot;e&quot;;['SoMi-Liste'.AV$2];&quot;&quot;)">
            <text:p/>
          </table:table-cell>
          <table:table-cell table:formula="of:=IF(['SoMi-Liste'.AW10]=&quot;e&quot;;['SoMi-Liste'.AW$2];&quot;&quot;)">
            <text:p/>
          </table:table-cell>
          <table:table-cell table:formula="of:=IF(['SoMi-Liste'.AX10]=&quot;e&quot;;['SoMi-Liste'.AX$2];&quot;&quot;)">
            <text:p/>
          </table:table-cell>
          <table:table-cell table:formula="of:=IF(['SoMi-Liste'.AY10]=&quot;e&quot;;['SoMi-Liste'.AY$2];&quot;&quot;)">
            <text:p/>
          </table:table-cell>
          <table:table-cell table:number-columns-repeated="3"/>
          <table:table-cell table:formula="of:=SUM([.AA51:.AX5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11]">
            <text:p/>
          </table:table-cell>
          <table:table-cell table:formula="of:=IF(['SoMi-Liste'.C11]=&quot;e&quot;;['SoMi-Liste'.C$2];&quot;&quot;)">
            <text:p/>
          </table:table-cell>
          <table:table-cell table:formula="of:=IF(['SoMi-Liste'.D11]=&quot;e&quot;;['SoMi-Liste'.D$2];&quot;&quot;)">
            <text:p/>
          </table:table-cell>
          <table:table-cell table:formula="of:=IF(['SoMi-Liste'.E11]=&quot;e&quot;;['SoMi-Liste'.E$2];&quot;&quot;)">
            <text:p/>
          </table:table-cell>
          <table:table-cell table:formula="of:=IF(['SoMi-Liste'.F11]=&quot;e&quot;;['SoMi-Liste'.F$2];&quot;&quot;)">
            <text:p/>
          </table:table-cell>
          <table:table-cell table:formula="of:=IF(['SoMi-Liste'.G11]=&quot;e&quot;;['SoMi-Liste'.G$2];&quot;&quot;)">
            <text:p/>
          </table:table-cell>
          <table:table-cell table:formula="of:=IF(['SoMi-Liste'.H11]=&quot;e&quot;;['SoMi-Liste'.H$2];&quot;&quot;)">
            <text:p/>
          </table:table-cell>
          <table:table-cell table:formula="of:=IF(['SoMi-Liste'.I11]=&quot;e&quot;;['SoMi-Liste'.I$2];&quot;&quot;)">
            <text:p/>
          </table:table-cell>
          <table:table-cell table:formula="of:=IF(['SoMi-Liste'.J11]=&quot;e&quot;;['SoMi-Liste'.J$2];&quot;&quot;)">
            <text:p/>
          </table:table-cell>
          <table:table-cell table:formula="of:=IF(['SoMi-Liste'.K11]=&quot;e&quot;;['SoMi-Liste'.K$2];&quot;&quot;)">
            <text:p/>
          </table:table-cell>
          <table:table-cell table:formula="of:=IF(['SoMi-Liste'.L11]=&quot;e&quot;;['SoMi-Liste'.L$2];&quot;&quot;)">
            <text:p/>
          </table:table-cell>
          <table:table-cell table:formula="of:=IF(['SoMi-Liste'.M11]=&quot;e&quot;;['SoMi-Liste'.M$2];&quot;&quot;)">
            <text:p/>
          </table:table-cell>
          <table:table-cell table:formula="of:=IF(['SoMi-Liste'.N11]=&quot;e&quot;;['SoMi-Liste'.N$2];&quot;&quot;)">
            <text:p/>
          </table:table-cell>
          <table:table-cell table:formula="of:=IF(['SoMi-Liste'.O11]=&quot;e&quot;;['SoMi-Liste'.O$2];&quot;&quot;)">
            <text:p/>
          </table:table-cell>
          <table:table-cell table:formula="of:=IF(['SoMi-Liste'.P11]=&quot;e&quot;;['SoMi-Liste'.P$2];&quot;&quot;)">
            <text:p/>
          </table:table-cell>
          <table:table-cell table:formula="of:=IF(['SoMi-Liste'.Q11]=&quot;e&quot;;['SoMi-Liste'.Q$2];&quot;&quot;)">
            <text:p/>
          </table:table-cell>
          <table:table-cell table:formula="of:=IF(['SoMi-Liste'.R11]=&quot;e&quot;;['SoMi-Liste'.R$2];&quot;&quot;)">
            <text:p/>
          </table:table-cell>
          <table:table-cell table:formula="of:=IF(['SoMi-Liste'.S11]=&quot;e&quot;;['SoMi-Liste'.S$2];&quot;&quot;)">
            <text:p/>
          </table:table-cell>
          <table:table-cell table:formula="of:=IF(['SoMi-Liste'.T11]=&quot;e&quot;;['SoMi-Liste'.T$2];&quot;&quot;)">
            <text:p/>
          </table:table-cell>
          <table:table-cell table:formula="of:=IF(['SoMi-Liste'.U11]=&quot;e&quot;;['SoMi-Liste'.U$2];&quot;&quot;)">
            <text:p/>
          </table:table-cell>
          <table:table-cell table:formula="of:=IF(['SoMi-Liste'.V11]=&quot;e&quot;;['SoMi-Liste'.V$2];&quot;&quot;)">
            <text:p/>
          </table:table-cell>
          <table:table-cell table:formula="of:=IF(['SoMi-Liste'.W11]=&quot;e&quot;;['SoMi-Liste'.W$2];&quot;&quot;)">
            <text:p/>
          </table:table-cell>
          <table:table-cell table:number-columns-repeated="2"/>
          <table:table-cell table:formula="of:=SUM([.B52:.X52])" office:value-type="float" office:value="0" calcext:value-type="float">
            <text:p>0</text:p>
          </table:table-cell>
          <table:table-cell table:formula="of:=['SoMi-Liste'.AD11]">
            <text:p/>
          </table:table-cell>
          <table:table-cell table:formula="of:=IF(['SoMi-Liste'.AE11]=&quot;e&quot;;['SoMi-Liste'.AE$2];&quot;&quot;)">
            <text:p/>
          </table:table-cell>
          <table:table-cell table:formula="of:=IF(['SoMi-Liste'.AF11]=&quot;e&quot;;['SoMi-Liste'.AF$2];&quot;&quot;)">
            <text:p/>
          </table:table-cell>
          <table:table-cell table:formula="of:=IF(['SoMi-Liste'.AG11]=&quot;e&quot;;['SoMi-Liste'.AG$2];&quot;&quot;)">
            <text:p/>
          </table:table-cell>
          <table:table-cell table:formula="of:=IF(['SoMi-Liste'.AH11]=&quot;e&quot;;['SoMi-Liste'.AH$2];&quot;&quot;)">
            <text:p/>
          </table:table-cell>
          <table:table-cell table:formula="of:=IF(['SoMi-Liste'.AI11]=&quot;e&quot;;['SoMi-Liste'.AI$2];&quot;&quot;)">
            <text:p/>
          </table:table-cell>
          <table:table-cell table:formula="of:=IF(['SoMi-Liste'.AJ11]=&quot;e&quot;;['SoMi-Liste'.AJ$2];&quot;&quot;)">
            <text:p/>
          </table:table-cell>
          <table:table-cell table:formula="of:=IF(['SoMi-Liste'.AK11]=&quot;e&quot;;['SoMi-Liste'.AK$2];&quot;&quot;)">
            <text:p/>
          </table:table-cell>
          <table:table-cell table:formula="of:=IF(['SoMi-Liste'.AL11]=&quot;e&quot;;['SoMi-Liste'.AL$2];&quot;&quot;)">
            <text:p/>
          </table:table-cell>
          <table:table-cell table:formula="of:=IF(['SoMi-Liste'.AM11]=&quot;e&quot;;['SoMi-Liste'.AM$2];&quot;&quot;)">
            <text:p/>
          </table:table-cell>
          <table:table-cell table:formula="of:=IF(['SoMi-Liste'.AN11]=&quot;e&quot;;['SoMi-Liste'.AN$2];&quot;&quot;)">
            <text:p/>
          </table:table-cell>
          <table:table-cell table:formula="of:=IF(['SoMi-Liste'.AO11]=&quot;e&quot;;['SoMi-Liste'.AO$2];&quot;&quot;)">
            <text:p/>
          </table:table-cell>
          <table:table-cell table:formula="of:=IF(['SoMi-Liste'.AP11]=&quot;e&quot;;['SoMi-Liste'.AP$2];&quot;&quot;)">
            <text:p/>
          </table:table-cell>
          <table:table-cell table:formula="of:=IF(['SoMi-Liste'.AQ11]=&quot;e&quot;;['SoMi-Liste'.AQ$2];&quot;&quot;)">
            <text:p/>
          </table:table-cell>
          <table:table-cell table:formula="of:=IF(['SoMi-Liste'.AR11]=&quot;e&quot;;['SoMi-Liste'.AR$2];&quot;&quot;)">
            <text:p/>
          </table:table-cell>
          <table:table-cell table:formula="of:=IF(['SoMi-Liste'.AS11]=&quot;e&quot;;['SoMi-Liste'.AS$2];&quot;&quot;)">
            <text:p/>
          </table:table-cell>
          <table:table-cell table:formula="of:=IF(['SoMi-Liste'.AT11]=&quot;e&quot;;['SoMi-Liste'.AT$2];&quot;&quot;)">
            <text:p/>
          </table:table-cell>
          <table:table-cell table:formula="of:=IF(['SoMi-Liste'.AU11]=&quot;e&quot;;['SoMi-Liste'.AU$2];&quot;&quot;)">
            <text:p/>
          </table:table-cell>
          <table:table-cell table:formula="of:=IF(['SoMi-Liste'.AV11]=&quot;e&quot;;['SoMi-Liste'.AV$2];&quot;&quot;)">
            <text:p/>
          </table:table-cell>
          <table:table-cell table:formula="of:=IF(['SoMi-Liste'.AW11]=&quot;e&quot;;['SoMi-Liste'.AW$2];&quot;&quot;)">
            <text:p/>
          </table:table-cell>
          <table:table-cell table:formula="of:=IF(['SoMi-Liste'.AX11]=&quot;e&quot;;['SoMi-Liste'.AX$2];&quot;&quot;)">
            <text:p/>
          </table:table-cell>
          <table:table-cell table:formula="of:=IF(['SoMi-Liste'.AY11]=&quot;e&quot;;['SoMi-Liste'.AY$2];&quot;&quot;)">
            <text:p/>
          </table:table-cell>
          <table:table-cell table:number-columns-repeated="3"/>
          <table:table-cell table:formula="of:=SUM([.AA52:.AX5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12]">
            <text:p/>
          </table:table-cell>
          <table:table-cell table:formula="of:=IF(['SoMi-Liste'.C12]=&quot;e&quot;;['SoMi-Liste'.C$2];&quot;&quot;)">
            <text:p/>
          </table:table-cell>
          <table:table-cell table:formula="of:=IF(['SoMi-Liste'.D12]=&quot;e&quot;;['SoMi-Liste'.D$2];&quot;&quot;)">
            <text:p/>
          </table:table-cell>
          <table:table-cell table:formula="of:=IF(['SoMi-Liste'.E12]=&quot;e&quot;;['SoMi-Liste'.E$2];&quot;&quot;)">
            <text:p/>
          </table:table-cell>
          <table:table-cell table:formula="of:=IF(['SoMi-Liste'.F12]=&quot;e&quot;;['SoMi-Liste'.F$2];&quot;&quot;)">
            <text:p/>
          </table:table-cell>
          <table:table-cell table:formula="of:=IF(['SoMi-Liste'.G12]=&quot;e&quot;;['SoMi-Liste'.G$2];&quot;&quot;)">
            <text:p/>
          </table:table-cell>
          <table:table-cell table:formula="of:=IF(['SoMi-Liste'.H12]=&quot;e&quot;;['SoMi-Liste'.H$2];&quot;&quot;)">
            <text:p/>
          </table:table-cell>
          <table:table-cell table:formula="of:=IF(['SoMi-Liste'.I12]=&quot;e&quot;;['SoMi-Liste'.I$2];&quot;&quot;)">
            <text:p/>
          </table:table-cell>
          <table:table-cell table:formula="of:=IF(['SoMi-Liste'.J12]=&quot;e&quot;;['SoMi-Liste'.J$2];&quot;&quot;)">
            <text:p/>
          </table:table-cell>
          <table:table-cell table:formula="of:=IF(['SoMi-Liste'.K12]=&quot;e&quot;;['SoMi-Liste'.K$2];&quot;&quot;)">
            <text:p/>
          </table:table-cell>
          <table:table-cell table:formula="of:=IF(['SoMi-Liste'.L12]=&quot;e&quot;;['SoMi-Liste'.L$2];&quot;&quot;)">
            <text:p/>
          </table:table-cell>
          <table:table-cell table:formula="of:=IF(['SoMi-Liste'.M12]=&quot;e&quot;;['SoMi-Liste'.M$2];&quot;&quot;)">
            <text:p/>
          </table:table-cell>
          <table:table-cell table:formula="of:=IF(['SoMi-Liste'.N12]=&quot;e&quot;;['SoMi-Liste'.N$2];&quot;&quot;)">
            <text:p/>
          </table:table-cell>
          <table:table-cell table:formula="of:=IF(['SoMi-Liste'.O12]=&quot;e&quot;;['SoMi-Liste'.O$2];&quot;&quot;)">
            <text:p/>
          </table:table-cell>
          <table:table-cell table:formula="of:=IF(['SoMi-Liste'.P12]=&quot;e&quot;;['SoMi-Liste'.P$2];&quot;&quot;)">
            <text:p/>
          </table:table-cell>
          <table:table-cell table:formula="of:=IF(['SoMi-Liste'.Q12]=&quot;e&quot;;['SoMi-Liste'.Q$2];&quot;&quot;)">
            <text:p/>
          </table:table-cell>
          <table:table-cell table:formula="of:=IF(['SoMi-Liste'.R12]=&quot;e&quot;;['SoMi-Liste'.R$2];&quot;&quot;)">
            <text:p/>
          </table:table-cell>
          <table:table-cell table:formula="of:=IF(['SoMi-Liste'.S12]=&quot;e&quot;;['SoMi-Liste'.S$2];&quot;&quot;)">
            <text:p/>
          </table:table-cell>
          <table:table-cell table:formula="of:=IF(['SoMi-Liste'.T12]=&quot;e&quot;;['SoMi-Liste'.T$2];&quot;&quot;)">
            <text:p/>
          </table:table-cell>
          <table:table-cell table:formula="of:=IF(['SoMi-Liste'.U12]=&quot;e&quot;;['SoMi-Liste'.U$2];&quot;&quot;)">
            <text:p/>
          </table:table-cell>
          <table:table-cell table:formula="of:=IF(['SoMi-Liste'.V12]=&quot;e&quot;;['SoMi-Liste'.V$2];&quot;&quot;)">
            <text:p/>
          </table:table-cell>
          <table:table-cell table:formula="of:=IF(['SoMi-Liste'.W12]=&quot;e&quot;;['SoMi-Liste'.W$2];&quot;&quot;)">
            <text:p/>
          </table:table-cell>
          <table:table-cell table:number-columns-repeated="2"/>
          <table:table-cell table:formula="of:=SUM([.B53:.X53])" office:value-type="float" office:value="0" calcext:value-type="float">
            <text:p>0</text:p>
          </table:table-cell>
          <table:table-cell table:formula="of:=['SoMi-Liste'.AD12]">
            <text:p/>
          </table:table-cell>
          <table:table-cell table:formula="of:=IF(['SoMi-Liste'.AE12]=&quot;e&quot;;['SoMi-Liste'.AE$2];&quot;&quot;)">
            <text:p/>
          </table:table-cell>
          <table:table-cell table:formula="of:=IF(['SoMi-Liste'.AF12]=&quot;e&quot;;['SoMi-Liste'.AF$2];&quot;&quot;)">
            <text:p/>
          </table:table-cell>
          <table:table-cell table:formula="of:=IF(['SoMi-Liste'.AG12]=&quot;e&quot;;['SoMi-Liste'.AG$2];&quot;&quot;)">
            <text:p/>
          </table:table-cell>
          <table:table-cell table:formula="of:=IF(['SoMi-Liste'.AH12]=&quot;e&quot;;['SoMi-Liste'.AH$2];&quot;&quot;)">
            <text:p/>
          </table:table-cell>
          <table:table-cell table:formula="of:=IF(['SoMi-Liste'.AI12]=&quot;e&quot;;['SoMi-Liste'.AI$2];&quot;&quot;)">
            <text:p/>
          </table:table-cell>
          <table:table-cell table:formula="of:=IF(['SoMi-Liste'.AJ12]=&quot;e&quot;;['SoMi-Liste'.AJ$2];&quot;&quot;)">
            <text:p/>
          </table:table-cell>
          <table:table-cell table:formula="of:=IF(['SoMi-Liste'.AK12]=&quot;e&quot;;['SoMi-Liste'.AK$2];&quot;&quot;)">
            <text:p/>
          </table:table-cell>
          <table:table-cell table:formula="of:=IF(['SoMi-Liste'.AL12]=&quot;e&quot;;['SoMi-Liste'.AL$2];&quot;&quot;)">
            <text:p/>
          </table:table-cell>
          <table:table-cell table:formula="of:=IF(['SoMi-Liste'.AM12]=&quot;e&quot;;['SoMi-Liste'.AM$2];&quot;&quot;)">
            <text:p/>
          </table:table-cell>
          <table:table-cell table:formula="of:=IF(['SoMi-Liste'.AN12]=&quot;e&quot;;['SoMi-Liste'.AN$2];&quot;&quot;)">
            <text:p/>
          </table:table-cell>
          <table:table-cell table:formula="of:=IF(['SoMi-Liste'.AO12]=&quot;e&quot;;['SoMi-Liste'.AO$2];&quot;&quot;)">
            <text:p/>
          </table:table-cell>
          <table:table-cell table:formula="of:=IF(['SoMi-Liste'.AP12]=&quot;e&quot;;['SoMi-Liste'.AP$2];&quot;&quot;)">
            <text:p/>
          </table:table-cell>
          <table:table-cell table:formula="of:=IF(['SoMi-Liste'.AQ12]=&quot;e&quot;;['SoMi-Liste'.AQ$2];&quot;&quot;)">
            <text:p/>
          </table:table-cell>
          <table:table-cell table:formula="of:=IF(['SoMi-Liste'.AR12]=&quot;e&quot;;['SoMi-Liste'.AR$2];&quot;&quot;)">
            <text:p/>
          </table:table-cell>
          <table:table-cell table:formula="of:=IF(['SoMi-Liste'.AS12]=&quot;e&quot;;['SoMi-Liste'.AS$2];&quot;&quot;)">
            <text:p/>
          </table:table-cell>
          <table:table-cell table:formula="of:=IF(['SoMi-Liste'.AT12]=&quot;e&quot;;['SoMi-Liste'.AT$2];&quot;&quot;)">
            <text:p/>
          </table:table-cell>
          <table:table-cell table:formula="of:=IF(['SoMi-Liste'.AU12]=&quot;e&quot;;['SoMi-Liste'.AU$2];&quot;&quot;)">
            <text:p/>
          </table:table-cell>
          <table:table-cell table:formula="of:=IF(['SoMi-Liste'.AV12]=&quot;e&quot;;['SoMi-Liste'.AV$2];&quot;&quot;)">
            <text:p/>
          </table:table-cell>
          <table:table-cell table:formula="of:=IF(['SoMi-Liste'.AW12]=&quot;e&quot;;['SoMi-Liste'.AW$2];&quot;&quot;)">
            <text:p/>
          </table:table-cell>
          <table:table-cell table:formula="of:=IF(['SoMi-Liste'.AX12]=&quot;e&quot;;['SoMi-Liste'.AX$2];&quot;&quot;)">
            <text:p/>
          </table:table-cell>
          <table:table-cell table:formula="of:=IF(['SoMi-Liste'.AY12]=&quot;e&quot;;['SoMi-Liste'.AY$2];&quot;&quot;)">
            <text:p/>
          </table:table-cell>
          <table:table-cell table:number-columns-repeated="3"/>
          <table:table-cell table:formula="of:=SUM([.AA53:.AX5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13]">
            <text:p/>
          </table:table-cell>
          <table:table-cell table:formula="of:=IF(['SoMi-Liste'.C13]=&quot;e&quot;;['SoMi-Liste'.C$2];&quot;&quot;)">
            <text:p/>
          </table:table-cell>
          <table:table-cell table:formula="of:=IF(['SoMi-Liste'.D13]=&quot;e&quot;;['SoMi-Liste'.D$2];&quot;&quot;)">
            <text:p/>
          </table:table-cell>
          <table:table-cell table:formula="of:=IF(['SoMi-Liste'.E13]=&quot;e&quot;;['SoMi-Liste'.E$2];&quot;&quot;)">
            <text:p/>
          </table:table-cell>
          <table:table-cell table:formula="of:=IF(['SoMi-Liste'.F13]=&quot;e&quot;;['SoMi-Liste'.F$2];&quot;&quot;)">
            <text:p/>
          </table:table-cell>
          <table:table-cell table:formula="of:=IF(['SoMi-Liste'.G13]=&quot;e&quot;;['SoMi-Liste'.G$2];&quot;&quot;)">
            <text:p/>
          </table:table-cell>
          <table:table-cell table:formula="of:=IF(['SoMi-Liste'.H13]=&quot;e&quot;;['SoMi-Liste'.H$2];&quot;&quot;)">
            <text:p/>
          </table:table-cell>
          <table:table-cell table:formula="of:=IF(['SoMi-Liste'.I13]=&quot;e&quot;;['SoMi-Liste'.I$2];&quot;&quot;)">
            <text:p/>
          </table:table-cell>
          <table:table-cell table:formula="of:=IF(['SoMi-Liste'.J13]=&quot;e&quot;;['SoMi-Liste'.J$2];&quot;&quot;)">
            <text:p/>
          </table:table-cell>
          <table:table-cell table:formula="of:=IF(['SoMi-Liste'.K13]=&quot;e&quot;;['SoMi-Liste'.K$2];&quot;&quot;)">
            <text:p/>
          </table:table-cell>
          <table:table-cell table:formula="of:=IF(['SoMi-Liste'.L13]=&quot;e&quot;;['SoMi-Liste'.L$2];&quot;&quot;)">
            <text:p/>
          </table:table-cell>
          <table:table-cell table:formula="of:=IF(['SoMi-Liste'.M13]=&quot;e&quot;;['SoMi-Liste'.M$2];&quot;&quot;)">
            <text:p/>
          </table:table-cell>
          <table:table-cell table:formula="of:=IF(['SoMi-Liste'.N13]=&quot;e&quot;;['SoMi-Liste'.N$2];&quot;&quot;)">
            <text:p/>
          </table:table-cell>
          <table:table-cell table:formula="of:=IF(['SoMi-Liste'.O13]=&quot;e&quot;;['SoMi-Liste'.O$2];&quot;&quot;)">
            <text:p/>
          </table:table-cell>
          <table:table-cell table:formula="of:=IF(['SoMi-Liste'.P13]=&quot;e&quot;;['SoMi-Liste'.P$2];&quot;&quot;)">
            <text:p/>
          </table:table-cell>
          <table:table-cell table:formula="of:=IF(['SoMi-Liste'.Q13]=&quot;e&quot;;['SoMi-Liste'.Q$2];&quot;&quot;)">
            <text:p/>
          </table:table-cell>
          <table:table-cell table:formula="of:=IF(['SoMi-Liste'.R13]=&quot;e&quot;;['SoMi-Liste'.R$2];&quot;&quot;)">
            <text:p/>
          </table:table-cell>
          <table:table-cell table:formula="of:=IF(['SoMi-Liste'.S13]=&quot;e&quot;;['SoMi-Liste'.S$2];&quot;&quot;)">
            <text:p/>
          </table:table-cell>
          <table:table-cell table:formula="of:=IF(['SoMi-Liste'.T13]=&quot;e&quot;;['SoMi-Liste'.T$2];&quot;&quot;)">
            <text:p/>
          </table:table-cell>
          <table:table-cell table:formula="of:=IF(['SoMi-Liste'.U13]=&quot;e&quot;;['SoMi-Liste'.U$2];&quot;&quot;)">
            <text:p/>
          </table:table-cell>
          <table:table-cell table:formula="of:=IF(['SoMi-Liste'.V13]=&quot;e&quot;;['SoMi-Liste'.V$2];&quot;&quot;)">
            <text:p/>
          </table:table-cell>
          <table:table-cell table:formula="of:=IF(['SoMi-Liste'.W13]=&quot;e&quot;;['SoMi-Liste'.W$2];&quot;&quot;)">
            <text:p/>
          </table:table-cell>
          <table:table-cell table:number-columns-repeated="2"/>
          <table:table-cell table:formula="of:=SUM([.B54:.X54])" office:value-type="float" office:value="0" calcext:value-type="float">
            <text:p>0</text:p>
          </table:table-cell>
          <table:table-cell table:formula="of:=['SoMi-Liste'.AD13]">
            <text:p/>
          </table:table-cell>
          <table:table-cell table:formula="of:=IF(['SoMi-Liste'.AE13]=&quot;e&quot;;['SoMi-Liste'.AE$2];&quot;&quot;)">
            <text:p/>
          </table:table-cell>
          <table:table-cell table:formula="of:=IF(['SoMi-Liste'.AF13]=&quot;e&quot;;['SoMi-Liste'.AF$2];&quot;&quot;)">
            <text:p/>
          </table:table-cell>
          <table:table-cell table:formula="of:=IF(['SoMi-Liste'.AG13]=&quot;e&quot;;['SoMi-Liste'.AG$2];&quot;&quot;)">
            <text:p/>
          </table:table-cell>
          <table:table-cell table:formula="of:=IF(['SoMi-Liste'.AH13]=&quot;e&quot;;['SoMi-Liste'.AH$2];&quot;&quot;)">
            <text:p/>
          </table:table-cell>
          <table:table-cell table:formula="of:=IF(['SoMi-Liste'.AI13]=&quot;e&quot;;['SoMi-Liste'.AI$2];&quot;&quot;)">
            <text:p/>
          </table:table-cell>
          <table:table-cell table:formula="of:=IF(['SoMi-Liste'.AJ13]=&quot;e&quot;;['SoMi-Liste'.AJ$2];&quot;&quot;)">
            <text:p/>
          </table:table-cell>
          <table:table-cell table:formula="of:=IF(['SoMi-Liste'.AK13]=&quot;e&quot;;['SoMi-Liste'.AK$2];&quot;&quot;)">
            <text:p/>
          </table:table-cell>
          <table:table-cell table:formula="of:=IF(['SoMi-Liste'.AL13]=&quot;e&quot;;['SoMi-Liste'.AL$2];&quot;&quot;)">
            <text:p/>
          </table:table-cell>
          <table:table-cell table:formula="of:=IF(['SoMi-Liste'.AM13]=&quot;e&quot;;['SoMi-Liste'.AM$2];&quot;&quot;)">
            <text:p/>
          </table:table-cell>
          <table:table-cell table:formula="of:=IF(['SoMi-Liste'.AN13]=&quot;e&quot;;['SoMi-Liste'.AN$2];&quot;&quot;)">
            <text:p/>
          </table:table-cell>
          <table:table-cell table:formula="of:=IF(['SoMi-Liste'.AO13]=&quot;e&quot;;['SoMi-Liste'.AO$2];&quot;&quot;)">
            <text:p/>
          </table:table-cell>
          <table:table-cell table:formula="of:=IF(['SoMi-Liste'.AP13]=&quot;e&quot;;['SoMi-Liste'.AP$2];&quot;&quot;)">
            <text:p/>
          </table:table-cell>
          <table:table-cell table:formula="of:=IF(['SoMi-Liste'.AQ13]=&quot;e&quot;;['SoMi-Liste'.AQ$2];&quot;&quot;)">
            <text:p/>
          </table:table-cell>
          <table:table-cell table:formula="of:=IF(['SoMi-Liste'.AR13]=&quot;e&quot;;['SoMi-Liste'.AR$2];&quot;&quot;)">
            <text:p/>
          </table:table-cell>
          <table:table-cell table:formula="of:=IF(['SoMi-Liste'.AS13]=&quot;e&quot;;['SoMi-Liste'.AS$2];&quot;&quot;)">
            <text:p/>
          </table:table-cell>
          <table:table-cell table:formula="of:=IF(['SoMi-Liste'.AT13]=&quot;e&quot;;['SoMi-Liste'.AT$2];&quot;&quot;)">
            <text:p/>
          </table:table-cell>
          <table:table-cell table:formula="of:=IF(['SoMi-Liste'.AU13]=&quot;e&quot;;['SoMi-Liste'.AU$2];&quot;&quot;)">
            <text:p/>
          </table:table-cell>
          <table:table-cell table:formula="of:=IF(['SoMi-Liste'.AV13]=&quot;e&quot;;['SoMi-Liste'.AV$2];&quot;&quot;)">
            <text:p/>
          </table:table-cell>
          <table:table-cell table:formula="of:=IF(['SoMi-Liste'.AW13]=&quot;e&quot;;['SoMi-Liste'.AW$2];&quot;&quot;)">
            <text:p/>
          </table:table-cell>
          <table:table-cell table:formula="of:=IF(['SoMi-Liste'.AX13]=&quot;e&quot;;['SoMi-Liste'.AX$2];&quot;&quot;)">
            <text:p/>
          </table:table-cell>
          <table:table-cell table:formula="of:=IF(['SoMi-Liste'.AY13]=&quot;e&quot;;['SoMi-Liste'.AY$2];&quot;&quot;)">
            <text:p/>
          </table:table-cell>
          <table:table-cell table:number-columns-repeated="3"/>
          <table:table-cell table:formula="of:=SUM([.AA54:.AX5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14]">
            <text:p/>
          </table:table-cell>
          <table:table-cell table:formula="of:=IF(['SoMi-Liste'.C14]=&quot;e&quot;;['SoMi-Liste'.C$2];&quot;&quot;)">
            <text:p/>
          </table:table-cell>
          <table:table-cell table:formula="of:=IF(['SoMi-Liste'.D14]=&quot;e&quot;;['SoMi-Liste'.D$2];&quot;&quot;)">
            <text:p/>
          </table:table-cell>
          <table:table-cell table:formula="of:=IF(['SoMi-Liste'.E14]=&quot;e&quot;;['SoMi-Liste'.E$2];&quot;&quot;)">
            <text:p/>
          </table:table-cell>
          <table:table-cell table:formula="of:=IF(['SoMi-Liste'.F14]=&quot;e&quot;;['SoMi-Liste'.F$2];&quot;&quot;)">
            <text:p/>
          </table:table-cell>
          <table:table-cell table:formula="of:=IF(['SoMi-Liste'.G14]=&quot;e&quot;;['SoMi-Liste'.G$2];&quot;&quot;)">
            <text:p/>
          </table:table-cell>
          <table:table-cell table:formula="of:=IF(['SoMi-Liste'.H14]=&quot;e&quot;;['SoMi-Liste'.H$2];&quot;&quot;)">
            <text:p/>
          </table:table-cell>
          <table:table-cell table:formula="of:=IF(['SoMi-Liste'.I14]=&quot;e&quot;;['SoMi-Liste'.I$2];&quot;&quot;)">
            <text:p/>
          </table:table-cell>
          <table:table-cell table:formula="of:=IF(['SoMi-Liste'.J14]=&quot;e&quot;;['SoMi-Liste'.J$2];&quot;&quot;)">
            <text:p/>
          </table:table-cell>
          <table:table-cell table:formula="of:=IF(['SoMi-Liste'.K14]=&quot;e&quot;;['SoMi-Liste'.K$2];&quot;&quot;)">
            <text:p/>
          </table:table-cell>
          <table:table-cell table:formula="of:=IF(['SoMi-Liste'.L14]=&quot;e&quot;;['SoMi-Liste'.L$2];&quot;&quot;)">
            <text:p/>
          </table:table-cell>
          <table:table-cell table:formula="of:=IF(['SoMi-Liste'.M14]=&quot;e&quot;;['SoMi-Liste'.M$2];&quot;&quot;)">
            <text:p/>
          </table:table-cell>
          <table:table-cell table:formula="of:=IF(['SoMi-Liste'.N14]=&quot;e&quot;;['SoMi-Liste'.N$2];&quot;&quot;)">
            <text:p/>
          </table:table-cell>
          <table:table-cell table:formula="of:=IF(['SoMi-Liste'.O14]=&quot;e&quot;;['SoMi-Liste'.O$2];&quot;&quot;)">
            <text:p/>
          </table:table-cell>
          <table:table-cell table:formula="of:=IF(['SoMi-Liste'.P14]=&quot;e&quot;;['SoMi-Liste'.P$2];&quot;&quot;)">
            <text:p/>
          </table:table-cell>
          <table:table-cell table:formula="of:=IF(['SoMi-Liste'.Q14]=&quot;e&quot;;['SoMi-Liste'.Q$2];&quot;&quot;)">
            <text:p/>
          </table:table-cell>
          <table:table-cell table:formula="of:=IF(['SoMi-Liste'.R14]=&quot;e&quot;;['SoMi-Liste'.R$2];&quot;&quot;)">
            <text:p/>
          </table:table-cell>
          <table:table-cell table:formula="of:=IF(['SoMi-Liste'.S14]=&quot;e&quot;;['SoMi-Liste'.S$2];&quot;&quot;)">
            <text:p/>
          </table:table-cell>
          <table:table-cell table:formula="of:=IF(['SoMi-Liste'.T14]=&quot;e&quot;;['SoMi-Liste'.T$2];&quot;&quot;)">
            <text:p/>
          </table:table-cell>
          <table:table-cell table:formula="of:=IF(['SoMi-Liste'.U14]=&quot;e&quot;;['SoMi-Liste'.U$2];&quot;&quot;)">
            <text:p/>
          </table:table-cell>
          <table:table-cell table:formula="of:=IF(['SoMi-Liste'.V14]=&quot;e&quot;;['SoMi-Liste'.V$2];&quot;&quot;)">
            <text:p/>
          </table:table-cell>
          <table:table-cell table:formula="of:=IF(['SoMi-Liste'.W14]=&quot;e&quot;;['SoMi-Liste'.W$2];&quot;&quot;)">
            <text:p/>
          </table:table-cell>
          <table:table-cell table:number-columns-repeated="2"/>
          <table:table-cell table:formula="of:=SUM([.B55:.X55])" office:value-type="float" office:value="0" calcext:value-type="float">
            <text:p>0</text:p>
          </table:table-cell>
          <table:table-cell table:formula="of:=['SoMi-Liste'.AD14]">
            <text:p/>
          </table:table-cell>
          <table:table-cell table:formula="of:=IF(['SoMi-Liste'.AE14]=&quot;e&quot;;['SoMi-Liste'.AE$2];&quot;&quot;)">
            <text:p/>
          </table:table-cell>
          <table:table-cell table:formula="of:=IF(['SoMi-Liste'.AF14]=&quot;e&quot;;['SoMi-Liste'.AF$2];&quot;&quot;)">
            <text:p/>
          </table:table-cell>
          <table:table-cell table:formula="of:=IF(['SoMi-Liste'.AG14]=&quot;e&quot;;['SoMi-Liste'.AG$2];&quot;&quot;)">
            <text:p/>
          </table:table-cell>
          <table:table-cell table:formula="of:=IF(['SoMi-Liste'.AH14]=&quot;e&quot;;['SoMi-Liste'.AH$2];&quot;&quot;)">
            <text:p/>
          </table:table-cell>
          <table:table-cell table:formula="of:=IF(['SoMi-Liste'.AI14]=&quot;e&quot;;['SoMi-Liste'.AI$2];&quot;&quot;)">
            <text:p/>
          </table:table-cell>
          <table:table-cell table:formula="of:=IF(['SoMi-Liste'.AJ14]=&quot;e&quot;;['SoMi-Liste'.AJ$2];&quot;&quot;)">
            <text:p/>
          </table:table-cell>
          <table:table-cell table:formula="of:=IF(['SoMi-Liste'.AK14]=&quot;e&quot;;['SoMi-Liste'.AK$2];&quot;&quot;)">
            <text:p/>
          </table:table-cell>
          <table:table-cell table:formula="of:=IF(['SoMi-Liste'.AL14]=&quot;e&quot;;['SoMi-Liste'.AL$2];&quot;&quot;)">
            <text:p/>
          </table:table-cell>
          <table:table-cell table:formula="of:=IF(['SoMi-Liste'.AM14]=&quot;e&quot;;['SoMi-Liste'.AM$2];&quot;&quot;)">
            <text:p/>
          </table:table-cell>
          <table:table-cell table:formula="of:=IF(['SoMi-Liste'.AN14]=&quot;e&quot;;['SoMi-Liste'.AN$2];&quot;&quot;)">
            <text:p/>
          </table:table-cell>
          <table:table-cell table:formula="of:=IF(['SoMi-Liste'.AO14]=&quot;e&quot;;['SoMi-Liste'.AO$2];&quot;&quot;)">
            <text:p/>
          </table:table-cell>
          <table:table-cell table:formula="of:=IF(['SoMi-Liste'.AP14]=&quot;e&quot;;['SoMi-Liste'.AP$2];&quot;&quot;)">
            <text:p/>
          </table:table-cell>
          <table:table-cell table:formula="of:=IF(['SoMi-Liste'.AQ14]=&quot;e&quot;;['SoMi-Liste'.AQ$2];&quot;&quot;)">
            <text:p/>
          </table:table-cell>
          <table:table-cell table:formula="of:=IF(['SoMi-Liste'.AR14]=&quot;e&quot;;['SoMi-Liste'.AR$2];&quot;&quot;)">
            <text:p/>
          </table:table-cell>
          <table:table-cell table:formula="of:=IF(['SoMi-Liste'.AS14]=&quot;e&quot;;['SoMi-Liste'.AS$2];&quot;&quot;)">
            <text:p/>
          </table:table-cell>
          <table:table-cell table:formula="of:=IF(['SoMi-Liste'.AT14]=&quot;e&quot;;['SoMi-Liste'.AT$2];&quot;&quot;)">
            <text:p/>
          </table:table-cell>
          <table:table-cell table:formula="of:=IF(['SoMi-Liste'.AU14]=&quot;e&quot;;['SoMi-Liste'.AU$2];&quot;&quot;)">
            <text:p/>
          </table:table-cell>
          <table:table-cell table:formula="of:=IF(['SoMi-Liste'.AV14]=&quot;e&quot;;['SoMi-Liste'.AV$2];&quot;&quot;)">
            <text:p/>
          </table:table-cell>
          <table:table-cell table:formula="of:=IF(['SoMi-Liste'.AW14]=&quot;e&quot;;['SoMi-Liste'.AW$2];&quot;&quot;)">
            <text:p/>
          </table:table-cell>
          <table:table-cell table:formula="of:=IF(['SoMi-Liste'.AX14]=&quot;e&quot;;['SoMi-Liste'.AX$2];&quot;&quot;)">
            <text:p/>
          </table:table-cell>
          <table:table-cell table:formula="of:=IF(['SoMi-Liste'.AY14]=&quot;e&quot;;['SoMi-Liste'.AY$2];&quot;&quot;)">
            <text:p/>
          </table:table-cell>
          <table:table-cell table:number-columns-repeated="3"/>
          <table:table-cell table:formula="of:=SUM([.AA55:.AX5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15]">
            <text:p/>
          </table:table-cell>
          <table:table-cell table:formula="of:=IF(['SoMi-Liste'.C15]=&quot;e&quot;;['SoMi-Liste'.C$2];&quot;&quot;)">
            <text:p/>
          </table:table-cell>
          <table:table-cell table:formula="of:=IF(['SoMi-Liste'.D15]=&quot;e&quot;;['SoMi-Liste'.D$2];&quot;&quot;)">
            <text:p/>
          </table:table-cell>
          <table:table-cell table:formula="of:=IF(['SoMi-Liste'.E15]=&quot;e&quot;;['SoMi-Liste'.E$2];&quot;&quot;)">
            <text:p/>
          </table:table-cell>
          <table:table-cell table:formula="of:=IF(['SoMi-Liste'.F15]=&quot;e&quot;;['SoMi-Liste'.F$2];&quot;&quot;)">
            <text:p/>
          </table:table-cell>
          <table:table-cell table:formula="of:=IF(['SoMi-Liste'.G15]=&quot;e&quot;;['SoMi-Liste'.G$2];&quot;&quot;)">
            <text:p/>
          </table:table-cell>
          <table:table-cell table:formula="of:=IF(['SoMi-Liste'.H15]=&quot;e&quot;;['SoMi-Liste'.H$2];&quot;&quot;)">
            <text:p/>
          </table:table-cell>
          <table:table-cell table:formula="of:=IF(['SoMi-Liste'.I15]=&quot;e&quot;;['SoMi-Liste'.I$2];&quot;&quot;)">
            <text:p/>
          </table:table-cell>
          <table:table-cell table:formula="of:=IF(['SoMi-Liste'.J15]=&quot;e&quot;;['SoMi-Liste'.J$2];&quot;&quot;)">
            <text:p/>
          </table:table-cell>
          <table:table-cell table:formula="of:=IF(['SoMi-Liste'.K15]=&quot;e&quot;;['SoMi-Liste'.K$2];&quot;&quot;)">
            <text:p/>
          </table:table-cell>
          <table:table-cell table:formula="of:=IF(['SoMi-Liste'.L15]=&quot;e&quot;;['SoMi-Liste'.L$2];&quot;&quot;)">
            <text:p/>
          </table:table-cell>
          <table:table-cell table:formula="of:=IF(['SoMi-Liste'.M15]=&quot;e&quot;;['SoMi-Liste'.M$2];&quot;&quot;)">
            <text:p/>
          </table:table-cell>
          <table:table-cell table:formula="of:=IF(['SoMi-Liste'.N15]=&quot;e&quot;;['SoMi-Liste'.N$2];&quot;&quot;)">
            <text:p/>
          </table:table-cell>
          <table:table-cell table:formula="of:=IF(['SoMi-Liste'.O15]=&quot;e&quot;;['SoMi-Liste'.O$2];&quot;&quot;)">
            <text:p/>
          </table:table-cell>
          <table:table-cell table:formula="of:=IF(['SoMi-Liste'.P15]=&quot;e&quot;;['SoMi-Liste'.P$2];&quot;&quot;)">
            <text:p/>
          </table:table-cell>
          <table:table-cell table:formula="of:=IF(['SoMi-Liste'.Q15]=&quot;e&quot;;['SoMi-Liste'.Q$2];&quot;&quot;)">
            <text:p/>
          </table:table-cell>
          <table:table-cell table:formula="of:=IF(['SoMi-Liste'.R15]=&quot;e&quot;;['SoMi-Liste'.R$2];&quot;&quot;)">
            <text:p/>
          </table:table-cell>
          <table:table-cell table:formula="of:=IF(['SoMi-Liste'.S15]=&quot;e&quot;;['SoMi-Liste'.S$2];&quot;&quot;)">
            <text:p/>
          </table:table-cell>
          <table:table-cell table:formula="of:=IF(['SoMi-Liste'.T15]=&quot;e&quot;;['SoMi-Liste'.T$2];&quot;&quot;)">
            <text:p/>
          </table:table-cell>
          <table:table-cell table:formula="of:=IF(['SoMi-Liste'.U15]=&quot;e&quot;;['SoMi-Liste'.U$2];&quot;&quot;)">
            <text:p/>
          </table:table-cell>
          <table:table-cell table:formula="of:=IF(['SoMi-Liste'.V15]=&quot;e&quot;;['SoMi-Liste'.V$2];&quot;&quot;)">
            <text:p/>
          </table:table-cell>
          <table:table-cell table:formula="of:=IF(['SoMi-Liste'.W15]=&quot;e&quot;;['SoMi-Liste'.W$2];&quot;&quot;)">
            <text:p/>
          </table:table-cell>
          <table:table-cell table:number-columns-repeated="2"/>
          <table:table-cell table:formula="of:=SUM([.B56:.X56])" office:value-type="float" office:value="0" calcext:value-type="float">
            <text:p>0</text:p>
          </table:table-cell>
          <table:table-cell table:formula="of:=['SoMi-Liste'.AD15]">
            <text:p/>
          </table:table-cell>
          <table:table-cell table:formula="of:=IF(['SoMi-Liste'.AE15]=&quot;e&quot;;['SoMi-Liste'.AE$2];&quot;&quot;)">
            <text:p/>
          </table:table-cell>
          <table:table-cell table:formula="of:=IF(['SoMi-Liste'.AF15]=&quot;e&quot;;['SoMi-Liste'.AF$2];&quot;&quot;)">
            <text:p/>
          </table:table-cell>
          <table:table-cell table:formula="of:=IF(['SoMi-Liste'.AG15]=&quot;e&quot;;['SoMi-Liste'.AG$2];&quot;&quot;)">
            <text:p/>
          </table:table-cell>
          <table:table-cell table:formula="of:=IF(['SoMi-Liste'.AH15]=&quot;e&quot;;['SoMi-Liste'.AH$2];&quot;&quot;)">
            <text:p/>
          </table:table-cell>
          <table:table-cell table:formula="of:=IF(['SoMi-Liste'.AI15]=&quot;e&quot;;['SoMi-Liste'.AI$2];&quot;&quot;)">
            <text:p/>
          </table:table-cell>
          <table:table-cell table:formula="of:=IF(['SoMi-Liste'.AJ15]=&quot;e&quot;;['SoMi-Liste'.AJ$2];&quot;&quot;)">
            <text:p/>
          </table:table-cell>
          <table:table-cell table:formula="of:=IF(['SoMi-Liste'.AK15]=&quot;e&quot;;['SoMi-Liste'.AK$2];&quot;&quot;)">
            <text:p/>
          </table:table-cell>
          <table:table-cell table:formula="of:=IF(['SoMi-Liste'.AL15]=&quot;e&quot;;['SoMi-Liste'.AL$2];&quot;&quot;)">
            <text:p/>
          </table:table-cell>
          <table:table-cell table:formula="of:=IF(['SoMi-Liste'.AM15]=&quot;e&quot;;['SoMi-Liste'.AM$2];&quot;&quot;)">
            <text:p/>
          </table:table-cell>
          <table:table-cell table:formula="of:=IF(['SoMi-Liste'.AN15]=&quot;e&quot;;['SoMi-Liste'.AN$2];&quot;&quot;)">
            <text:p/>
          </table:table-cell>
          <table:table-cell table:formula="of:=IF(['SoMi-Liste'.AO15]=&quot;e&quot;;['SoMi-Liste'.AO$2];&quot;&quot;)">
            <text:p/>
          </table:table-cell>
          <table:table-cell table:formula="of:=IF(['SoMi-Liste'.AP15]=&quot;e&quot;;['SoMi-Liste'.AP$2];&quot;&quot;)">
            <text:p/>
          </table:table-cell>
          <table:table-cell table:formula="of:=IF(['SoMi-Liste'.AQ15]=&quot;e&quot;;['SoMi-Liste'.AQ$2];&quot;&quot;)">
            <text:p/>
          </table:table-cell>
          <table:table-cell table:formula="of:=IF(['SoMi-Liste'.AR15]=&quot;e&quot;;['SoMi-Liste'.AR$2];&quot;&quot;)">
            <text:p/>
          </table:table-cell>
          <table:table-cell table:formula="of:=IF(['SoMi-Liste'.AS15]=&quot;e&quot;;['SoMi-Liste'.AS$2];&quot;&quot;)">
            <text:p/>
          </table:table-cell>
          <table:table-cell table:formula="of:=IF(['SoMi-Liste'.AT15]=&quot;e&quot;;['SoMi-Liste'.AT$2];&quot;&quot;)">
            <text:p/>
          </table:table-cell>
          <table:table-cell table:formula="of:=IF(['SoMi-Liste'.AU15]=&quot;e&quot;;['SoMi-Liste'.AU$2];&quot;&quot;)">
            <text:p/>
          </table:table-cell>
          <table:table-cell table:formula="of:=IF(['SoMi-Liste'.AV15]=&quot;e&quot;;['SoMi-Liste'.AV$2];&quot;&quot;)">
            <text:p/>
          </table:table-cell>
          <table:table-cell table:formula="of:=IF(['SoMi-Liste'.AW15]=&quot;e&quot;;['SoMi-Liste'.AW$2];&quot;&quot;)">
            <text:p/>
          </table:table-cell>
          <table:table-cell table:formula="of:=IF(['SoMi-Liste'.AX15]=&quot;e&quot;;['SoMi-Liste'.AX$2];&quot;&quot;)">
            <text:p/>
          </table:table-cell>
          <table:table-cell table:formula="of:=IF(['SoMi-Liste'.AY15]=&quot;e&quot;;['SoMi-Liste'.AY$2];&quot;&quot;)">
            <text:p/>
          </table:table-cell>
          <table:table-cell table:number-columns-repeated="3"/>
          <table:table-cell table:formula="of:=SUM([.AA56:.AX5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16]">
            <text:p/>
          </table:table-cell>
          <table:table-cell table:formula="of:=IF(['SoMi-Liste'.C16]=&quot;e&quot;;['SoMi-Liste'.C$2];&quot;&quot;)">
            <text:p/>
          </table:table-cell>
          <table:table-cell table:formula="of:=IF(['SoMi-Liste'.D16]=&quot;e&quot;;['SoMi-Liste'.D$2];&quot;&quot;)">
            <text:p/>
          </table:table-cell>
          <table:table-cell table:formula="of:=IF(['SoMi-Liste'.E16]=&quot;e&quot;;['SoMi-Liste'.E$2];&quot;&quot;)">
            <text:p/>
          </table:table-cell>
          <table:table-cell table:formula="of:=IF(['SoMi-Liste'.F16]=&quot;e&quot;;['SoMi-Liste'.F$2];&quot;&quot;)">
            <text:p/>
          </table:table-cell>
          <table:table-cell table:formula="of:=IF(['SoMi-Liste'.G16]=&quot;e&quot;;['SoMi-Liste'.G$2];&quot;&quot;)">
            <text:p/>
          </table:table-cell>
          <table:table-cell table:formula="of:=IF(['SoMi-Liste'.H16]=&quot;e&quot;;['SoMi-Liste'.H$2];&quot;&quot;)">
            <text:p/>
          </table:table-cell>
          <table:table-cell table:formula="of:=IF(['SoMi-Liste'.I16]=&quot;e&quot;;['SoMi-Liste'.I$2];&quot;&quot;)">
            <text:p/>
          </table:table-cell>
          <table:table-cell table:formula="of:=IF(['SoMi-Liste'.J16]=&quot;e&quot;;['SoMi-Liste'.J$2];&quot;&quot;)">
            <text:p/>
          </table:table-cell>
          <table:table-cell table:formula="of:=IF(['SoMi-Liste'.K16]=&quot;e&quot;;['SoMi-Liste'.K$2];&quot;&quot;)">
            <text:p/>
          </table:table-cell>
          <table:table-cell table:formula="of:=IF(['SoMi-Liste'.L16]=&quot;e&quot;;['SoMi-Liste'.L$2];&quot;&quot;)">
            <text:p/>
          </table:table-cell>
          <table:table-cell table:formula="of:=IF(['SoMi-Liste'.M16]=&quot;e&quot;;['SoMi-Liste'.M$2];&quot;&quot;)">
            <text:p/>
          </table:table-cell>
          <table:table-cell table:formula="of:=IF(['SoMi-Liste'.N16]=&quot;e&quot;;['SoMi-Liste'.N$2];&quot;&quot;)">
            <text:p/>
          </table:table-cell>
          <table:table-cell table:formula="of:=IF(['SoMi-Liste'.O16]=&quot;e&quot;;['SoMi-Liste'.O$2];&quot;&quot;)">
            <text:p/>
          </table:table-cell>
          <table:table-cell table:formula="of:=IF(['SoMi-Liste'.P16]=&quot;e&quot;;['SoMi-Liste'.P$2];&quot;&quot;)">
            <text:p/>
          </table:table-cell>
          <table:table-cell table:formula="of:=IF(['SoMi-Liste'.Q16]=&quot;e&quot;;['SoMi-Liste'.Q$2];&quot;&quot;)">
            <text:p/>
          </table:table-cell>
          <table:table-cell table:formula="of:=IF(['SoMi-Liste'.R16]=&quot;e&quot;;['SoMi-Liste'.R$2];&quot;&quot;)">
            <text:p/>
          </table:table-cell>
          <table:table-cell table:formula="of:=IF(['SoMi-Liste'.S16]=&quot;e&quot;;['SoMi-Liste'.S$2];&quot;&quot;)">
            <text:p/>
          </table:table-cell>
          <table:table-cell table:formula="of:=IF(['SoMi-Liste'.T16]=&quot;e&quot;;['SoMi-Liste'.T$2];&quot;&quot;)">
            <text:p/>
          </table:table-cell>
          <table:table-cell table:formula="of:=IF(['SoMi-Liste'.U16]=&quot;e&quot;;['SoMi-Liste'.U$2];&quot;&quot;)">
            <text:p/>
          </table:table-cell>
          <table:table-cell table:formula="of:=IF(['SoMi-Liste'.V16]=&quot;e&quot;;['SoMi-Liste'.V$2];&quot;&quot;)">
            <text:p/>
          </table:table-cell>
          <table:table-cell table:formula="of:=IF(['SoMi-Liste'.W16]=&quot;e&quot;;['SoMi-Liste'.W$2];&quot;&quot;)">
            <text:p/>
          </table:table-cell>
          <table:table-cell table:number-columns-repeated="2"/>
          <table:table-cell table:formula="of:=SUM([.B57:.X57])" office:value-type="float" office:value="0" calcext:value-type="float">
            <text:p>0</text:p>
          </table:table-cell>
          <table:table-cell table:formula="of:=['SoMi-Liste'.AD16]">
            <text:p/>
          </table:table-cell>
          <table:table-cell table:formula="of:=IF(['SoMi-Liste'.AE16]=&quot;e&quot;;['SoMi-Liste'.AE$2];&quot;&quot;)">
            <text:p/>
          </table:table-cell>
          <table:table-cell table:formula="of:=IF(['SoMi-Liste'.AF16]=&quot;e&quot;;['SoMi-Liste'.AF$2];&quot;&quot;)">
            <text:p/>
          </table:table-cell>
          <table:table-cell table:formula="of:=IF(['SoMi-Liste'.AG16]=&quot;e&quot;;['SoMi-Liste'.AG$2];&quot;&quot;)">
            <text:p/>
          </table:table-cell>
          <table:table-cell table:formula="of:=IF(['SoMi-Liste'.AH16]=&quot;e&quot;;['SoMi-Liste'.AH$2];&quot;&quot;)">
            <text:p/>
          </table:table-cell>
          <table:table-cell table:formula="of:=IF(['SoMi-Liste'.AI16]=&quot;e&quot;;['SoMi-Liste'.AI$2];&quot;&quot;)">
            <text:p/>
          </table:table-cell>
          <table:table-cell table:formula="of:=IF(['SoMi-Liste'.AJ16]=&quot;e&quot;;['SoMi-Liste'.AJ$2];&quot;&quot;)">
            <text:p/>
          </table:table-cell>
          <table:table-cell table:formula="of:=IF(['SoMi-Liste'.AK16]=&quot;e&quot;;['SoMi-Liste'.AK$2];&quot;&quot;)">
            <text:p/>
          </table:table-cell>
          <table:table-cell table:formula="of:=IF(['SoMi-Liste'.AL16]=&quot;e&quot;;['SoMi-Liste'.AL$2];&quot;&quot;)">
            <text:p/>
          </table:table-cell>
          <table:table-cell table:formula="of:=IF(['SoMi-Liste'.AM16]=&quot;e&quot;;['SoMi-Liste'.AM$2];&quot;&quot;)">
            <text:p/>
          </table:table-cell>
          <table:table-cell table:formula="of:=IF(['SoMi-Liste'.AN16]=&quot;e&quot;;['SoMi-Liste'.AN$2];&quot;&quot;)">
            <text:p/>
          </table:table-cell>
          <table:table-cell table:formula="of:=IF(['SoMi-Liste'.AO16]=&quot;e&quot;;['SoMi-Liste'.AO$2];&quot;&quot;)">
            <text:p/>
          </table:table-cell>
          <table:table-cell table:formula="of:=IF(['SoMi-Liste'.AP16]=&quot;e&quot;;['SoMi-Liste'.AP$2];&quot;&quot;)">
            <text:p/>
          </table:table-cell>
          <table:table-cell table:formula="of:=IF(['SoMi-Liste'.AQ16]=&quot;e&quot;;['SoMi-Liste'.AQ$2];&quot;&quot;)">
            <text:p/>
          </table:table-cell>
          <table:table-cell table:formula="of:=IF(['SoMi-Liste'.AR16]=&quot;e&quot;;['SoMi-Liste'.AR$2];&quot;&quot;)">
            <text:p/>
          </table:table-cell>
          <table:table-cell table:formula="of:=IF(['SoMi-Liste'.AS16]=&quot;e&quot;;['SoMi-Liste'.AS$2];&quot;&quot;)">
            <text:p/>
          </table:table-cell>
          <table:table-cell table:formula="of:=IF(['SoMi-Liste'.AT16]=&quot;e&quot;;['SoMi-Liste'.AT$2];&quot;&quot;)">
            <text:p/>
          </table:table-cell>
          <table:table-cell table:formula="of:=IF(['SoMi-Liste'.AU16]=&quot;e&quot;;['SoMi-Liste'.AU$2];&quot;&quot;)">
            <text:p/>
          </table:table-cell>
          <table:table-cell table:formula="of:=IF(['SoMi-Liste'.AV16]=&quot;e&quot;;['SoMi-Liste'.AV$2];&quot;&quot;)">
            <text:p/>
          </table:table-cell>
          <table:table-cell table:formula="of:=IF(['SoMi-Liste'.AW16]=&quot;e&quot;;['SoMi-Liste'.AW$2];&quot;&quot;)">
            <text:p/>
          </table:table-cell>
          <table:table-cell table:formula="of:=IF(['SoMi-Liste'.AX16]=&quot;e&quot;;['SoMi-Liste'.AX$2];&quot;&quot;)">
            <text:p/>
          </table:table-cell>
          <table:table-cell table:formula="of:=IF(['SoMi-Liste'.AY16]=&quot;e&quot;;['SoMi-Liste'.AY$2];&quot;&quot;)">
            <text:p/>
          </table:table-cell>
          <table:table-cell table:number-columns-repeated="3"/>
          <table:table-cell table:formula="of:=SUM([.AA57:.AX5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17]">
            <text:p/>
          </table:table-cell>
          <table:table-cell table:formula="of:=IF(['SoMi-Liste'.C17]=&quot;e&quot;;['SoMi-Liste'.C$2];&quot;&quot;)">
            <text:p/>
          </table:table-cell>
          <table:table-cell table:formula="of:=IF(['SoMi-Liste'.D17]=&quot;e&quot;;['SoMi-Liste'.D$2];&quot;&quot;)">
            <text:p/>
          </table:table-cell>
          <table:table-cell table:formula="of:=IF(['SoMi-Liste'.E17]=&quot;e&quot;;['SoMi-Liste'.E$2];&quot;&quot;)">
            <text:p/>
          </table:table-cell>
          <table:table-cell table:formula="of:=IF(['SoMi-Liste'.F17]=&quot;e&quot;;['SoMi-Liste'.F$2];&quot;&quot;)">
            <text:p/>
          </table:table-cell>
          <table:table-cell table:formula="of:=IF(['SoMi-Liste'.G17]=&quot;e&quot;;['SoMi-Liste'.G$2];&quot;&quot;)">
            <text:p/>
          </table:table-cell>
          <table:table-cell table:formula="of:=IF(['SoMi-Liste'.H17]=&quot;e&quot;;['SoMi-Liste'.H$2];&quot;&quot;)">
            <text:p/>
          </table:table-cell>
          <table:table-cell table:formula="of:=IF(['SoMi-Liste'.I17]=&quot;e&quot;;['SoMi-Liste'.I$2];&quot;&quot;)">
            <text:p/>
          </table:table-cell>
          <table:table-cell table:formula="of:=IF(['SoMi-Liste'.J17]=&quot;e&quot;;['SoMi-Liste'.J$2];&quot;&quot;)">
            <text:p/>
          </table:table-cell>
          <table:table-cell table:formula="of:=IF(['SoMi-Liste'.K17]=&quot;e&quot;;['SoMi-Liste'.K$2];&quot;&quot;)">
            <text:p/>
          </table:table-cell>
          <table:table-cell table:formula="of:=IF(['SoMi-Liste'.L17]=&quot;e&quot;;['SoMi-Liste'.L$2];&quot;&quot;)">
            <text:p/>
          </table:table-cell>
          <table:table-cell table:formula="of:=IF(['SoMi-Liste'.M17]=&quot;e&quot;;['SoMi-Liste'.M$2];&quot;&quot;)">
            <text:p/>
          </table:table-cell>
          <table:table-cell table:formula="of:=IF(['SoMi-Liste'.N17]=&quot;e&quot;;['SoMi-Liste'.N$2];&quot;&quot;)">
            <text:p/>
          </table:table-cell>
          <table:table-cell table:formula="of:=IF(['SoMi-Liste'.O17]=&quot;e&quot;;['SoMi-Liste'.O$2];&quot;&quot;)">
            <text:p/>
          </table:table-cell>
          <table:table-cell table:formula="of:=IF(['SoMi-Liste'.P17]=&quot;e&quot;;['SoMi-Liste'.P$2];&quot;&quot;)">
            <text:p/>
          </table:table-cell>
          <table:table-cell table:formula="of:=IF(['SoMi-Liste'.Q17]=&quot;e&quot;;['SoMi-Liste'.Q$2];&quot;&quot;)">
            <text:p/>
          </table:table-cell>
          <table:table-cell table:formula="of:=IF(['SoMi-Liste'.R17]=&quot;e&quot;;['SoMi-Liste'.R$2];&quot;&quot;)">
            <text:p/>
          </table:table-cell>
          <table:table-cell table:formula="of:=IF(['SoMi-Liste'.S17]=&quot;e&quot;;['SoMi-Liste'.S$2];&quot;&quot;)">
            <text:p/>
          </table:table-cell>
          <table:table-cell table:formula="of:=IF(['SoMi-Liste'.T17]=&quot;e&quot;;['SoMi-Liste'.T$2];&quot;&quot;)">
            <text:p/>
          </table:table-cell>
          <table:table-cell table:formula="of:=IF(['SoMi-Liste'.U17]=&quot;e&quot;;['SoMi-Liste'.U$2];&quot;&quot;)">
            <text:p/>
          </table:table-cell>
          <table:table-cell table:formula="of:=IF(['SoMi-Liste'.V17]=&quot;e&quot;;['SoMi-Liste'.V$2];&quot;&quot;)">
            <text:p/>
          </table:table-cell>
          <table:table-cell table:formula="of:=IF(['SoMi-Liste'.W17]=&quot;e&quot;;['SoMi-Liste'.W$2];&quot;&quot;)">
            <text:p/>
          </table:table-cell>
          <table:table-cell table:number-columns-repeated="2"/>
          <table:table-cell table:formula="of:=SUM([.B58:.X58])" office:value-type="float" office:value="0" calcext:value-type="float">
            <text:p>0</text:p>
          </table:table-cell>
          <table:table-cell table:formula="of:=['SoMi-Liste'.AD17]">
            <text:p/>
          </table:table-cell>
          <table:table-cell table:formula="of:=IF(['SoMi-Liste'.AE17]=&quot;e&quot;;['SoMi-Liste'.AE$2];&quot;&quot;)">
            <text:p/>
          </table:table-cell>
          <table:table-cell table:formula="of:=IF(['SoMi-Liste'.AF17]=&quot;e&quot;;['SoMi-Liste'.AF$2];&quot;&quot;)">
            <text:p/>
          </table:table-cell>
          <table:table-cell table:formula="of:=IF(['SoMi-Liste'.AG17]=&quot;e&quot;;['SoMi-Liste'.AG$2];&quot;&quot;)">
            <text:p/>
          </table:table-cell>
          <table:table-cell table:formula="of:=IF(['SoMi-Liste'.AH17]=&quot;e&quot;;['SoMi-Liste'.AH$2];&quot;&quot;)">
            <text:p/>
          </table:table-cell>
          <table:table-cell table:formula="of:=IF(['SoMi-Liste'.AI17]=&quot;e&quot;;['SoMi-Liste'.AI$2];&quot;&quot;)">
            <text:p/>
          </table:table-cell>
          <table:table-cell table:formula="of:=IF(['SoMi-Liste'.AJ17]=&quot;e&quot;;['SoMi-Liste'.AJ$2];&quot;&quot;)">
            <text:p/>
          </table:table-cell>
          <table:table-cell table:formula="of:=IF(['SoMi-Liste'.AK17]=&quot;e&quot;;['SoMi-Liste'.AK$2];&quot;&quot;)">
            <text:p/>
          </table:table-cell>
          <table:table-cell table:formula="of:=IF(['SoMi-Liste'.AL17]=&quot;e&quot;;['SoMi-Liste'.AL$2];&quot;&quot;)">
            <text:p/>
          </table:table-cell>
          <table:table-cell table:formula="of:=IF(['SoMi-Liste'.AM17]=&quot;e&quot;;['SoMi-Liste'.AM$2];&quot;&quot;)">
            <text:p/>
          </table:table-cell>
          <table:table-cell table:formula="of:=IF(['SoMi-Liste'.AN17]=&quot;e&quot;;['SoMi-Liste'.AN$2];&quot;&quot;)">
            <text:p/>
          </table:table-cell>
          <table:table-cell table:formula="of:=IF(['SoMi-Liste'.AO17]=&quot;e&quot;;['SoMi-Liste'.AO$2];&quot;&quot;)">
            <text:p/>
          </table:table-cell>
          <table:table-cell table:formula="of:=IF(['SoMi-Liste'.AP17]=&quot;e&quot;;['SoMi-Liste'.AP$2];&quot;&quot;)">
            <text:p/>
          </table:table-cell>
          <table:table-cell table:formula="of:=IF(['SoMi-Liste'.AQ17]=&quot;e&quot;;['SoMi-Liste'.AQ$2];&quot;&quot;)">
            <text:p/>
          </table:table-cell>
          <table:table-cell table:formula="of:=IF(['SoMi-Liste'.AR17]=&quot;e&quot;;['SoMi-Liste'.AR$2];&quot;&quot;)">
            <text:p/>
          </table:table-cell>
          <table:table-cell table:formula="of:=IF(['SoMi-Liste'.AS17]=&quot;e&quot;;['SoMi-Liste'.AS$2];&quot;&quot;)">
            <text:p/>
          </table:table-cell>
          <table:table-cell table:formula="of:=IF(['SoMi-Liste'.AT17]=&quot;e&quot;;['SoMi-Liste'.AT$2];&quot;&quot;)">
            <text:p/>
          </table:table-cell>
          <table:table-cell table:formula="of:=IF(['SoMi-Liste'.AU17]=&quot;e&quot;;['SoMi-Liste'.AU$2];&quot;&quot;)">
            <text:p/>
          </table:table-cell>
          <table:table-cell table:formula="of:=IF(['SoMi-Liste'.AV17]=&quot;e&quot;;['SoMi-Liste'.AV$2];&quot;&quot;)">
            <text:p/>
          </table:table-cell>
          <table:table-cell table:formula="of:=IF(['SoMi-Liste'.AW17]=&quot;e&quot;;['SoMi-Liste'.AW$2];&quot;&quot;)">
            <text:p/>
          </table:table-cell>
          <table:table-cell table:formula="of:=IF(['SoMi-Liste'.AX17]=&quot;e&quot;;['SoMi-Liste'.AX$2];&quot;&quot;)">
            <text:p/>
          </table:table-cell>
          <table:table-cell table:formula="of:=IF(['SoMi-Liste'.AY17]=&quot;e&quot;;['SoMi-Liste'.AY$2];&quot;&quot;)">
            <text:p/>
          </table:table-cell>
          <table:table-cell table:number-columns-repeated="3"/>
          <table:table-cell table:formula="of:=SUM([.AA58:.AX5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18]">
            <text:p/>
          </table:table-cell>
          <table:table-cell table:formula="of:=IF(['SoMi-Liste'.C18]=&quot;e&quot;;['SoMi-Liste'.C$2];&quot;&quot;)">
            <text:p/>
          </table:table-cell>
          <table:table-cell table:formula="of:=IF(['SoMi-Liste'.D18]=&quot;e&quot;;['SoMi-Liste'.D$2];&quot;&quot;)">
            <text:p/>
          </table:table-cell>
          <table:table-cell table:formula="of:=IF(['SoMi-Liste'.E18]=&quot;e&quot;;['SoMi-Liste'.E$2];&quot;&quot;)">
            <text:p/>
          </table:table-cell>
          <table:table-cell table:formula="of:=IF(['SoMi-Liste'.F18]=&quot;e&quot;;['SoMi-Liste'.F$2];&quot;&quot;)">
            <text:p/>
          </table:table-cell>
          <table:table-cell table:formula="of:=IF(['SoMi-Liste'.G18]=&quot;e&quot;;['SoMi-Liste'.G$2];&quot;&quot;)">
            <text:p/>
          </table:table-cell>
          <table:table-cell table:formula="of:=IF(['SoMi-Liste'.H18]=&quot;e&quot;;['SoMi-Liste'.H$2];&quot;&quot;)">
            <text:p/>
          </table:table-cell>
          <table:table-cell table:formula="of:=IF(['SoMi-Liste'.I18]=&quot;e&quot;;['SoMi-Liste'.I$2];&quot;&quot;)">
            <text:p/>
          </table:table-cell>
          <table:table-cell table:formula="of:=IF(['SoMi-Liste'.J18]=&quot;e&quot;;['SoMi-Liste'.J$2];&quot;&quot;)">
            <text:p/>
          </table:table-cell>
          <table:table-cell table:formula="of:=IF(['SoMi-Liste'.K18]=&quot;e&quot;;['SoMi-Liste'.K$2];&quot;&quot;)">
            <text:p/>
          </table:table-cell>
          <table:table-cell table:formula="of:=IF(['SoMi-Liste'.L18]=&quot;e&quot;;['SoMi-Liste'.L$2];&quot;&quot;)">
            <text:p/>
          </table:table-cell>
          <table:table-cell table:formula="of:=IF(['SoMi-Liste'.M18]=&quot;e&quot;;['SoMi-Liste'.M$2];&quot;&quot;)">
            <text:p/>
          </table:table-cell>
          <table:table-cell table:formula="of:=IF(['SoMi-Liste'.N18]=&quot;e&quot;;['SoMi-Liste'.N$2];&quot;&quot;)">
            <text:p/>
          </table:table-cell>
          <table:table-cell table:formula="of:=IF(['SoMi-Liste'.O18]=&quot;e&quot;;['SoMi-Liste'.O$2];&quot;&quot;)">
            <text:p/>
          </table:table-cell>
          <table:table-cell table:formula="of:=IF(['SoMi-Liste'.P18]=&quot;e&quot;;['SoMi-Liste'.P$2];&quot;&quot;)">
            <text:p/>
          </table:table-cell>
          <table:table-cell table:formula="of:=IF(['SoMi-Liste'.Q18]=&quot;e&quot;;['SoMi-Liste'.Q$2];&quot;&quot;)">
            <text:p/>
          </table:table-cell>
          <table:table-cell table:formula="of:=IF(['SoMi-Liste'.R18]=&quot;e&quot;;['SoMi-Liste'.R$2];&quot;&quot;)">
            <text:p/>
          </table:table-cell>
          <table:table-cell table:formula="of:=IF(['SoMi-Liste'.S18]=&quot;e&quot;;['SoMi-Liste'.S$2];&quot;&quot;)">
            <text:p/>
          </table:table-cell>
          <table:table-cell table:formula="of:=IF(['SoMi-Liste'.T18]=&quot;e&quot;;['SoMi-Liste'.T$2];&quot;&quot;)">
            <text:p/>
          </table:table-cell>
          <table:table-cell table:formula="of:=IF(['SoMi-Liste'.U18]=&quot;e&quot;;['SoMi-Liste'.U$2];&quot;&quot;)">
            <text:p/>
          </table:table-cell>
          <table:table-cell table:formula="of:=IF(['SoMi-Liste'.V18]=&quot;e&quot;;['SoMi-Liste'.V$2];&quot;&quot;)">
            <text:p/>
          </table:table-cell>
          <table:table-cell table:formula="of:=IF(['SoMi-Liste'.W18]=&quot;e&quot;;['SoMi-Liste'.W$2];&quot;&quot;)">
            <text:p/>
          </table:table-cell>
          <table:table-cell table:number-columns-repeated="2"/>
          <table:table-cell table:formula="of:=SUM([.B59:.X59])" office:value-type="float" office:value="0" calcext:value-type="float">
            <text:p>0</text:p>
          </table:table-cell>
          <table:table-cell table:formula="of:=['SoMi-Liste'.AD18]">
            <text:p/>
          </table:table-cell>
          <table:table-cell table:formula="of:=IF(['SoMi-Liste'.AE18]=&quot;e&quot;;['SoMi-Liste'.AE$2];&quot;&quot;)">
            <text:p/>
          </table:table-cell>
          <table:table-cell table:formula="of:=IF(['SoMi-Liste'.AF18]=&quot;e&quot;;['SoMi-Liste'.AF$2];&quot;&quot;)">
            <text:p/>
          </table:table-cell>
          <table:table-cell table:formula="of:=IF(['SoMi-Liste'.AG18]=&quot;e&quot;;['SoMi-Liste'.AG$2];&quot;&quot;)">
            <text:p/>
          </table:table-cell>
          <table:table-cell table:formula="of:=IF(['SoMi-Liste'.AH18]=&quot;e&quot;;['SoMi-Liste'.AH$2];&quot;&quot;)">
            <text:p/>
          </table:table-cell>
          <table:table-cell table:formula="of:=IF(['SoMi-Liste'.AI18]=&quot;e&quot;;['SoMi-Liste'.AI$2];&quot;&quot;)">
            <text:p/>
          </table:table-cell>
          <table:table-cell table:formula="of:=IF(['SoMi-Liste'.AJ18]=&quot;e&quot;;['SoMi-Liste'.AJ$2];&quot;&quot;)">
            <text:p/>
          </table:table-cell>
          <table:table-cell table:formula="of:=IF(['SoMi-Liste'.AK18]=&quot;e&quot;;['SoMi-Liste'.AK$2];&quot;&quot;)">
            <text:p/>
          </table:table-cell>
          <table:table-cell table:formula="of:=IF(['SoMi-Liste'.AL18]=&quot;e&quot;;['SoMi-Liste'.AL$2];&quot;&quot;)">
            <text:p/>
          </table:table-cell>
          <table:table-cell table:formula="of:=IF(['SoMi-Liste'.AM18]=&quot;e&quot;;['SoMi-Liste'.AM$2];&quot;&quot;)">
            <text:p/>
          </table:table-cell>
          <table:table-cell table:formula="of:=IF(['SoMi-Liste'.AN18]=&quot;e&quot;;['SoMi-Liste'.AN$2];&quot;&quot;)">
            <text:p/>
          </table:table-cell>
          <table:table-cell table:formula="of:=IF(['SoMi-Liste'.AO18]=&quot;e&quot;;['SoMi-Liste'.AO$2];&quot;&quot;)">
            <text:p/>
          </table:table-cell>
          <table:table-cell table:formula="of:=IF(['SoMi-Liste'.AP18]=&quot;e&quot;;['SoMi-Liste'.AP$2];&quot;&quot;)">
            <text:p/>
          </table:table-cell>
          <table:table-cell table:formula="of:=IF(['SoMi-Liste'.AQ18]=&quot;e&quot;;['SoMi-Liste'.AQ$2];&quot;&quot;)">
            <text:p/>
          </table:table-cell>
          <table:table-cell table:formula="of:=IF(['SoMi-Liste'.AR18]=&quot;e&quot;;['SoMi-Liste'.AR$2];&quot;&quot;)">
            <text:p/>
          </table:table-cell>
          <table:table-cell table:formula="of:=IF(['SoMi-Liste'.AS18]=&quot;e&quot;;['SoMi-Liste'.AS$2];&quot;&quot;)">
            <text:p/>
          </table:table-cell>
          <table:table-cell table:formula="of:=IF(['SoMi-Liste'.AT18]=&quot;e&quot;;['SoMi-Liste'.AT$2];&quot;&quot;)">
            <text:p/>
          </table:table-cell>
          <table:table-cell table:formula="of:=IF(['SoMi-Liste'.AU18]=&quot;e&quot;;['SoMi-Liste'.AU$2];&quot;&quot;)">
            <text:p/>
          </table:table-cell>
          <table:table-cell table:formula="of:=IF(['SoMi-Liste'.AV18]=&quot;e&quot;;['SoMi-Liste'.AV$2];&quot;&quot;)">
            <text:p/>
          </table:table-cell>
          <table:table-cell table:formula="of:=IF(['SoMi-Liste'.AW18]=&quot;e&quot;;['SoMi-Liste'.AW$2];&quot;&quot;)">
            <text:p/>
          </table:table-cell>
          <table:table-cell table:formula="of:=IF(['SoMi-Liste'.AX18]=&quot;e&quot;;['SoMi-Liste'.AX$2];&quot;&quot;)">
            <text:p/>
          </table:table-cell>
          <table:table-cell table:formula="of:=IF(['SoMi-Liste'.AY18]=&quot;e&quot;;['SoMi-Liste'.AY$2];&quot;&quot;)">
            <text:p/>
          </table:table-cell>
          <table:table-cell table:number-columns-repeated="3"/>
          <table:table-cell table:formula="of:=SUM([.AA59:.AX5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19]">
            <text:p/>
          </table:table-cell>
          <table:table-cell table:formula="of:=IF(['SoMi-Liste'.C19]=&quot;e&quot;;['SoMi-Liste'.C$2];&quot;&quot;)">
            <text:p/>
          </table:table-cell>
          <table:table-cell table:formula="of:=IF(['SoMi-Liste'.D19]=&quot;e&quot;;['SoMi-Liste'.D$2];&quot;&quot;)">
            <text:p/>
          </table:table-cell>
          <table:table-cell table:formula="of:=IF(['SoMi-Liste'.E19]=&quot;e&quot;;['SoMi-Liste'.E$2];&quot;&quot;)">
            <text:p/>
          </table:table-cell>
          <table:table-cell table:formula="of:=IF(['SoMi-Liste'.F19]=&quot;e&quot;;['SoMi-Liste'.F$2];&quot;&quot;)">
            <text:p/>
          </table:table-cell>
          <table:table-cell table:formula="of:=IF(['SoMi-Liste'.G19]=&quot;e&quot;;['SoMi-Liste'.G$2];&quot;&quot;)">
            <text:p/>
          </table:table-cell>
          <table:table-cell table:formula="of:=IF(['SoMi-Liste'.H19]=&quot;e&quot;;['SoMi-Liste'.H$2];&quot;&quot;)">
            <text:p/>
          </table:table-cell>
          <table:table-cell table:formula="of:=IF(['SoMi-Liste'.I19]=&quot;e&quot;;['SoMi-Liste'.I$2];&quot;&quot;)">
            <text:p/>
          </table:table-cell>
          <table:table-cell table:formula="of:=IF(['SoMi-Liste'.J19]=&quot;e&quot;;['SoMi-Liste'.J$2];&quot;&quot;)">
            <text:p/>
          </table:table-cell>
          <table:table-cell table:formula="of:=IF(['SoMi-Liste'.K19]=&quot;e&quot;;['SoMi-Liste'.K$2];&quot;&quot;)">
            <text:p/>
          </table:table-cell>
          <table:table-cell table:formula="of:=IF(['SoMi-Liste'.L19]=&quot;e&quot;;['SoMi-Liste'.L$2];&quot;&quot;)">
            <text:p/>
          </table:table-cell>
          <table:table-cell table:formula="of:=IF(['SoMi-Liste'.M19]=&quot;e&quot;;['SoMi-Liste'.M$2];&quot;&quot;)">
            <text:p/>
          </table:table-cell>
          <table:table-cell table:formula="of:=IF(['SoMi-Liste'.N19]=&quot;e&quot;;['SoMi-Liste'.N$2];&quot;&quot;)">
            <text:p/>
          </table:table-cell>
          <table:table-cell table:formula="of:=IF(['SoMi-Liste'.O19]=&quot;e&quot;;['SoMi-Liste'.O$2];&quot;&quot;)">
            <text:p/>
          </table:table-cell>
          <table:table-cell table:formula="of:=IF(['SoMi-Liste'.P19]=&quot;e&quot;;['SoMi-Liste'.P$2];&quot;&quot;)">
            <text:p/>
          </table:table-cell>
          <table:table-cell table:formula="of:=IF(['SoMi-Liste'.Q19]=&quot;e&quot;;['SoMi-Liste'.Q$2];&quot;&quot;)">
            <text:p/>
          </table:table-cell>
          <table:table-cell table:formula="of:=IF(['SoMi-Liste'.R19]=&quot;e&quot;;['SoMi-Liste'.R$2];&quot;&quot;)">
            <text:p/>
          </table:table-cell>
          <table:table-cell table:formula="of:=IF(['SoMi-Liste'.S19]=&quot;e&quot;;['SoMi-Liste'.S$2];&quot;&quot;)">
            <text:p/>
          </table:table-cell>
          <table:table-cell table:formula="of:=IF(['SoMi-Liste'.T19]=&quot;e&quot;;['SoMi-Liste'.T$2];&quot;&quot;)">
            <text:p/>
          </table:table-cell>
          <table:table-cell table:formula="of:=IF(['SoMi-Liste'.U19]=&quot;e&quot;;['SoMi-Liste'.U$2];&quot;&quot;)">
            <text:p/>
          </table:table-cell>
          <table:table-cell table:formula="of:=IF(['SoMi-Liste'.V19]=&quot;e&quot;;['SoMi-Liste'.V$2];&quot;&quot;)">
            <text:p/>
          </table:table-cell>
          <table:table-cell table:formula="of:=IF(['SoMi-Liste'.W19]=&quot;e&quot;;['SoMi-Liste'.W$2];&quot;&quot;)">
            <text:p/>
          </table:table-cell>
          <table:table-cell table:number-columns-repeated="2"/>
          <table:table-cell table:formula="of:=SUM([.B60:.X60])" office:value-type="float" office:value="0" calcext:value-type="float">
            <text:p>0</text:p>
          </table:table-cell>
          <table:table-cell table:formula="of:=['SoMi-Liste'.AD19]">
            <text:p/>
          </table:table-cell>
          <table:table-cell table:formula="of:=IF(['SoMi-Liste'.AE19]=&quot;e&quot;;['SoMi-Liste'.AE$2];&quot;&quot;)">
            <text:p/>
          </table:table-cell>
          <table:table-cell table:formula="of:=IF(['SoMi-Liste'.AF19]=&quot;e&quot;;['SoMi-Liste'.AF$2];&quot;&quot;)">
            <text:p/>
          </table:table-cell>
          <table:table-cell table:formula="of:=IF(['SoMi-Liste'.AG19]=&quot;e&quot;;['SoMi-Liste'.AG$2];&quot;&quot;)">
            <text:p/>
          </table:table-cell>
          <table:table-cell table:formula="of:=IF(['SoMi-Liste'.AH19]=&quot;e&quot;;['SoMi-Liste'.AH$2];&quot;&quot;)">
            <text:p/>
          </table:table-cell>
          <table:table-cell table:formula="of:=IF(['SoMi-Liste'.AI19]=&quot;e&quot;;['SoMi-Liste'.AI$2];&quot;&quot;)">
            <text:p/>
          </table:table-cell>
          <table:table-cell table:formula="of:=IF(['SoMi-Liste'.AJ19]=&quot;e&quot;;['SoMi-Liste'.AJ$2];&quot;&quot;)">
            <text:p/>
          </table:table-cell>
          <table:table-cell table:formula="of:=IF(['SoMi-Liste'.AK19]=&quot;e&quot;;['SoMi-Liste'.AK$2];&quot;&quot;)">
            <text:p/>
          </table:table-cell>
          <table:table-cell table:formula="of:=IF(['SoMi-Liste'.AL19]=&quot;e&quot;;['SoMi-Liste'.AL$2];&quot;&quot;)">
            <text:p/>
          </table:table-cell>
          <table:table-cell table:formula="of:=IF(['SoMi-Liste'.AM19]=&quot;e&quot;;['SoMi-Liste'.AM$2];&quot;&quot;)">
            <text:p/>
          </table:table-cell>
          <table:table-cell table:formula="of:=IF(['SoMi-Liste'.AN19]=&quot;e&quot;;['SoMi-Liste'.AN$2];&quot;&quot;)">
            <text:p/>
          </table:table-cell>
          <table:table-cell table:formula="of:=IF(['SoMi-Liste'.AO19]=&quot;e&quot;;['SoMi-Liste'.AO$2];&quot;&quot;)">
            <text:p/>
          </table:table-cell>
          <table:table-cell table:formula="of:=IF(['SoMi-Liste'.AP19]=&quot;e&quot;;['SoMi-Liste'.AP$2];&quot;&quot;)">
            <text:p/>
          </table:table-cell>
          <table:table-cell table:formula="of:=IF(['SoMi-Liste'.AQ19]=&quot;e&quot;;['SoMi-Liste'.AQ$2];&quot;&quot;)">
            <text:p/>
          </table:table-cell>
          <table:table-cell table:formula="of:=IF(['SoMi-Liste'.AR19]=&quot;e&quot;;['SoMi-Liste'.AR$2];&quot;&quot;)">
            <text:p/>
          </table:table-cell>
          <table:table-cell table:formula="of:=IF(['SoMi-Liste'.AS19]=&quot;e&quot;;['SoMi-Liste'.AS$2];&quot;&quot;)">
            <text:p/>
          </table:table-cell>
          <table:table-cell table:formula="of:=IF(['SoMi-Liste'.AT19]=&quot;e&quot;;['SoMi-Liste'.AT$2];&quot;&quot;)">
            <text:p/>
          </table:table-cell>
          <table:table-cell table:formula="of:=IF(['SoMi-Liste'.AU19]=&quot;e&quot;;['SoMi-Liste'.AU$2];&quot;&quot;)">
            <text:p/>
          </table:table-cell>
          <table:table-cell table:formula="of:=IF(['SoMi-Liste'.AV19]=&quot;e&quot;;['SoMi-Liste'.AV$2];&quot;&quot;)">
            <text:p/>
          </table:table-cell>
          <table:table-cell table:formula="of:=IF(['SoMi-Liste'.AW19]=&quot;e&quot;;['SoMi-Liste'.AW$2];&quot;&quot;)">
            <text:p/>
          </table:table-cell>
          <table:table-cell table:formula="of:=IF(['SoMi-Liste'.AX19]=&quot;e&quot;;['SoMi-Liste'.AX$2];&quot;&quot;)">
            <text:p/>
          </table:table-cell>
          <table:table-cell table:formula="of:=IF(['SoMi-Liste'.AY19]=&quot;e&quot;;['SoMi-Liste'.AY$2];&quot;&quot;)">
            <text:p/>
          </table:table-cell>
          <table:table-cell table:number-columns-repeated="3"/>
          <table:table-cell table:formula="of:=SUM([.AA60:.AX6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20]">
            <text:p/>
          </table:table-cell>
          <table:table-cell table:formula="of:=IF(['SoMi-Liste'.C20]=&quot;e&quot;;['SoMi-Liste'.C$2];&quot;&quot;)">
            <text:p/>
          </table:table-cell>
          <table:table-cell table:formula="of:=IF(['SoMi-Liste'.D20]=&quot;e&quot;;['SoMi-Liste'.D$2];&quot;&quot;)">
            <text:p/>
          </table:table-cell>
          <table:table-cell table:formula="of:=IF(['SoMi-Liste'.E20]=&quot;e&quot;;['SoMi-Liste'.E$2];&quot;&quot;)">
            <text:p/>
          </table:table-cell>
          <table:table-cell table:formula="of:=IF(['SoMi-Liste'.F20]=&quot;e&quot;;['SoMi-Liste'.F$2];&quot;&quot;)">
            <text:p/>
          </table:table-cell>
          <table:table-cell table:formula="of:=IF(['SoMi-Liste'.G20]=&quot;e&quot;;['SoMi-Liste'.G$2];&quot;&quot;)">
            <text:p/>
          </table:table-cell>
          <table:table-cell table:formula="of:=IF(['SoMi-Liste'.H20]=&quot;e&quot;;['SoMi-Liste'.H$2];&quot;&quot;)">
            <text:p/>
          </table:table-cell>
          <table:table-cell table:formula="of:=IF(['SoMi-Liste'.I20]=&quot;e&quot;;['SoMi-Liste'.I$2];&quot;&quot;)">
            <text:p/>
          </table:table-cell>
          <table:table-cell table:formula="of:=IF(['SoMi-Liste'.J20]=&quot;e&quot;;['SoMi-Liste'.J$2];&quot;&quot;)">
            <text:p/>
          </table:table-cell>
          <table:table-cell table:formula="of:=IF(['SoMi-Liste'.K20]=&quot;e&quot;;['SoMi-Liste'.K$2];&quot;&quot;)">
            <text:p/>
          </table:table-cell>
          <table:table-cell table:formula="of:=IF(['SoMi-Liste'.L20]=&quot;e&quot;;['SoMi-Liste'.L$2];&quot;&quot;)">
            <text:p/>
          </table:table-cell>
          <table:table-cell table:formula="of:=IF(['SoMi-Liste'.M20]=&quot;e&quot;;['SoMi-Liste'.M$2];&quot;&quot;)">
            <text:p/>
          </table:table-cell>
          <table:table-cell table:formula="of:=IF(['SoMi-Liste'.N20]=&quot;e&quot;;['SoMi-Liste'.N$2];&quot;&quot;)">
            <text:p/>
          </table:table-cell>
          <table:table-cell table:formula="of:=IF(['SoMi-Liste'.O20]=&quot;e&quot;;['SoMi-Liste'.O$2];&quot;&quot;)">
            <text:p/>
          </table:table-cell>
          <table:table-cell table:formula="of:=IF(['SoMi-Liste'.P20]=&quot;e&quot;;['SoMi-Liste'.P$2];&quot;&quot;)">
            <text:p/>
          </table:table-cell>
          <table:table-cell table:formula="of:=IF(['SoMi-Liste'.Q20]=&quot;e&quot;;['SoMi-Liste'.Q$2];&quot;&quot;)">
            <text:p/>
          </table:table-cell>
          <table:table-cell table:formula="of:=IF(['SoMi-Liste'.R20]=&quot;e&quot;;['SoMi-Liste'.R$2];&quot;&quot;)">
            <text:p/>
          </table:table-cell>
          <table:table-cell table:formula="of:=IF(['SoMi-Liste'.S20]=&quot;e&quot;;['SoMi-Liste'.S$2];&quot;&quot;)">
            <text:p/>
          </table:table-cell>
          <table:table-cell table:formula="of:=IF(['SoMi-Liste'.T20]=&quot;e&quot;;['SoMi-Liste'.T$2];&quot;&quot;)">
            <text:p/>
          </table:table-cell>
          <table:table-cell table:formula="of:=IF(['SoMi-Liste'.U20]=&quot;e&quot;;['SoMi-Liste'.U$2];&quot;&quot;)">
            <text:p/>
          </table:table-cell>
          <table:table-cell table:formula="of:=IF(['SoMi-Liste'.V20]=&quot;e&quot;;['SoMi-Liste'.V$2];&quot;&quot;)">
            <text:p/>
          </table:table-cell>
          <table:table-cell table:formula="of:=IF(['SoMi-Liste'.W20]=&quot;e&quot;;['SoMi-Liste'.W$2];&quot;&quot;)">
            <text:p/>
          </table:table-cell>
          <table:table-cell table:number-columns-repeated="2"/>
          <table:table-cell table:formula="of:=SUM([.B61:.X61])" office:value-type="float" office:value="0" calcext:value-type="float">
            <text:p>0</text:p>
          </table:table-cell>
          <table:table-cell table:formula="of:=['SoMi-Liste'.AD20]">
            <text:p/>
          </table:table-cell>
          <table:table-cell table:formula="of:=IF(['SoMi-Liste'.AE20]=&quot;e&quot;;['SoMi-Liste'.AE$2];&quot;&quot;)">
            <text:p/>
          </table:table-cell>
          <table:table-cell table:formula="of:=IF(['SoMi-Liste'.AF20]=&quot;e&quot;;['SoMi-Liste'.AF$2];&quot;&quot;)">
            <text:p/>
          </table:table-cell>
          <table:table-cell table:formula="of:=IF(['SoMi-Liste'.AG20]=&quot;e&quot;;['SoMi-Liste'.AG$2];&quot;&quot;)">
            <text:p/>
          </table:table-cell>
          <table:table-cell table:formula="of:=IF(['SoMi-Liste'.AH20]=&quot;e&quot;;['SoMi-Liste'.AH$2];&quot;&quot;)">
            <text:p/>
          </table:table-cell>
          <table:table-cell table:formula="of:=IF(['SoMi-Liste'.AI20]=&quot;e&quot;;['SoMi-Liste'.AI$2];&quot;&quot;)">
            <text:p/>
          </table:table-cell>
          <table:table-cell table:formula="of:=IF(['SoMi-Liste'.AJ20]=&quot;e&quot;;['SoMi-Liste'.AJ$2];&quot;&quot;)">
            <text:p/>
          </table:table-cell>
          <table:table-cell table:formula="of:=IF(['SoMi-Liste'.AK20]=&quot;e&quot;;['SoMi-Liste'.AK$2];&quot;&quot;)">
            <text:p/>
          </table:table-cell>
          <table:table-cell table:formula="of:=IF(['SoMi-Liste'.AL20]=&quot;e&quot;;['SoMi-Liste'.AL$2];&quot;&quot;)">
            <text:p/>
          </table:table-cell>
          <table:table-cell table:formula="of:=IF(['SoMi-Liste'.AM20]=&quot;e&quot;;['SoMi-Liste'.AM$2];&quot;&quot;)">
            <text:p/>
          </table:table-cell>
          <table:table-cell table:formula="of:=IF(['SoMi-Liste'.AN20]=&quot;e&quot;;['SoMi-Liste'.AN$2];&quot;&quot;)">
            <text:p/>
          </table:table-cell>
          <table:table-cell table:formula="of:=IF(['SoMi-Liste'.AO20]=&quot;e&quot;;['SoMi-Liste'.AO$2];&quot;&quot;)">
            <text:p/>
          </table:table-cell>
          <table:table-cell table:formula="of:=IF(['SoMi-Liste'.AP20]=&quot;e&quot;;['SoMi-Liste'.AP$2];&quot;&quot;)">
            <text:p/>
          </table:table-cell>
          <table:table-cell table:formula="of:=IF(['SoMi-Liste'.AQ20]=&quot;e&quot;;['SoMi-Liste'.AQ$2];&quot;&quot;)">
            <text:p/>
          </table:table-cell>
          <table:table-cell table:formula="of:=IF(['SoMi-Liste'.AR20]=&quot;e&quot;;['SoMi-Liste'.AR$2];&quot;&quot;)">
            <text:p/>
          </table:table-cell>
          <table:table-cell table:formula="of:=IF(['SoMi-Liste'.AS20]=&quot;e&quot;;['SoMi-Liste'.AS$2];&quot;&quot;)">
            <text:p/>
          </table:table-cell>
          <table:table-cell table:formula="of:=IF(['SoMi-Liste'.AT20]=&quot;e&quot;;['SoMi-Liste'.AT$2];&quot;&quot;)">
            <text:p/>
          </table:table-cell>
          <table:table-cell table:formula="of:=IF(['SoMi-Liste'.AU20]=&quot;e&quot;;['SoMi-Liste'.AU$2];&quot;&quot;)">
            <text:p/>
          </table:table-cell>
          <table:table-cell table:formula="of:=IF(['SoMi-Liste'.AV20]=&quot;e&quot;;['SoMi-Liste'.AV$2];&quot;&quot;)">
            <text:p/>
          </table:table-cell>
          <table:table-cell table:formula="of:=IF(['SoMi-Liste'.AW20]=&quot;e&quot;;['SoMi-Liste'.AW$2];&quot;&quot;)">
            <text:p/>
          </table:table-cell>
          <table:table-cell table:formula="of:=IF(['SoMi-Liste'.AX20]=&quot;e&quot;;['SoMi-Liste'.AX$2];&quot;&quot;)">
            <text:p/>
          </table:table-cell>
          <table:table-cell table:formula="of:=IF(['SoMi-Liste'.AY20]=&quot;e&quot;;['SoMi-Liste'.AY$2];&quot;&quot;)">
            <text:p/>
          </table:table-cell>
          <table:table-cell table:number-columns-repeated="3"/>
          <table:table-cell table:formula="of:=SUM([.AA61:.AX6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21]">
            <text:p/>
          </table:table-cell>
          <table:table-cell table:formula="of:=IF(['SoMi-Liste'.C21]=&quot;e&quot;;['SoMi-Liste'.C$2];&quot;&quot;)">
            <text:p/>
          </table:table-cell>
          <table:table-cell table:formula="of:=IF(['SoMi-Liste'.D21]=&quot;e&quot;;['SoMi-Liste'.D$2];&quot;&quot;)">
            <text:p/>
          </table:table-cell>
          <table:table-cell table:formula="of:=IF(['SoMi-Liste'.E21]=&quot;e&quot;;['SoMi-Liste'.E$2];&quot;&quot;)">
            <text:p/>
          </table:table-cell>
          <table:table-cell table:formula="of:=IF(['SoMi-Liste'.F21]=&quot;e&quot;;['SoMi-Liste'.F$2];&quot;&quot;)">
            <text:p/>
          </table:table-cell>
          <table:table-cell table:formula="of:=IF(['SoMi-Liste'.G21]=&quot;e&quot;;['SoMi-Liste'.G$2];&quot;&quot;)">
            <text:p/>
          </table:table-cell>
          <table:table-cell table:formula="of:=IF(['SoMi-Liste'.H21]=&quot;e&quot;;['SoMi-Liste'.H$2];&quot;&quot;)">
            <text:p/>
          </table:table-cell>
          <table:table-cell table:formula="of:=IF(['SoMi-Liste'.I21]=&quot;e&quot;;['SoMi-Liste'.I$2];&quot;&quot;)">
            <text:p/>
          </table:table-cell>
          <table:table-cell table:formula="of:=IF(['SoMi-Liste'.J21]=&quot;e&quot;;['SoMi-Liste'.J$2];&quot;&quot;)">
            <text:p/>
          </table:table-cell>
          <table:table-cell table:formula="of:=IF(['SoMi-Liste'.K21]=&quot;e&quot;;['SoMi-Liste'.K$2];&quot;&quot;)">
            <text:p/>
          </table:table-cell>
          <table:table-cell table:formula="of:=IF(['SoMi-Liste'.L21]=&quot;e&quot;;['SoMi-Liste'.L$2];&quot;&quot;)">
            <text:p/>
          </table:table-cell>
          <table:table-cell table:formula="of:=IF(['SoMi-Liste'.M21]=&quot;e&quot;;['SoMi-Liste'.M$2];&quot;&quot;)">
            <text:p/>
          </table:table-cell>
          <table:table-cell table:formula="of:=IF(['SoMi-Liste'.N21]=&quot;e&quot;;['SoMi-Liste'.N$2];&quot;&quot;)">
            <text:p/>
          </table:table-cell>
          <table:table-cell table:formula="of:=IF(['SoMi-Liste'.O21]=&quot;e&quot;;['SoMi-Liste'.O$2];&quot;&quot;)">
            <text:p/>
          </table:table-cell>
          <table:table-cell table:formula="of:=IF(['SoMi-Liste'.P21]=&quot;e&quot;;['SoMi-Liste'.P$2];&quot;&quot;)">
            <text:p/>
          </table:table-cell>
          <table:table-cell table:formula="of:=IF(['SoMi-Liste'.Q21]=&quot;e&quot;;['SoMi-Liste'.Q$2];&quot;&quot;)">
            <text:p/>
          </table:table-cell>
          <table:table-cell table:formula="of:=IF(['SoMi-Liste'.R21]=&quot;e&quot;;['SoMi-Liste'.R$2];&quot;&quot;)">
            <text:p/>
          </table:table-cell>
          <table:table-cell table:formula="of:=IF(['SoMi-Liste'.S21]=&quot;e&quot;;['SoMi-Liste'.S$2];&quot;&quot;)">
            <text:p/>
          </table:table-cell>
          <table:table-cell table:formula="of:=IF(['SoMi-Liste'.T21]=&quot;e&quot;;['SoMi-Liste'.T$2];&quot;&quot;)">
            <text:p/>
          </table:table-cell>
          <table:table-cell table:formula="of:=IF(['SoMi-Liste'.U21]=&quot;e&quot;;['SoMi-Liste'.U$2];&quot;&quot;)">
            <text:p/>
          </table:table-cell>
          <table:table-cell table:formula="of:=IF(['SoMi-Liste'.V21]=&quot;e&quot;;['SoMi-Liste'.V$2];&quot;&quot;)">
            <text:p/>
          </table:table-cell>
          <table:table-cell table:formula="of:=IF(['SoMi-Liste'.W21]=&quot;e&quot;;['SoMi-Liste'.W$2];&quot;&quot;)">
            <text:p/>
          </table:table-cell>
          <table:table-cell table:number-columns-repeated="2"/>
          <table:table-cell table:formula="of:=SUM([.B62:.X62])" office:value-type="float" office:value="0" calcext:value-type="float">
            <text:p>0</text:p>
          </table:table-cell>
          <table:table-cell table:formula="of:=['SoMi-Liste'.AD21]">
            <text:p/>
          </table:table-cell>
          <table:table-cell table:formula="of:=IF(['SoMi-Liste'.AE21]=&quot;e&quot;;['SoMi-Liste'.AE$2];&quot;&quot;)">
            <text:p/>
          </table:table-cell>
          <table:table-cell table:formula="of:=IF(['SoMi-Liste'.AF21]=&quot;e&quot;;['SoMi-Liste'.AF$2];&quot;&quot;)">
            <text:p/>
          </table:table-cell>
          <table:table-cell table:formula="of:=IF(['SoMi-Liste'.AG21]=&quot;e&quot;;['SoMi-Liste'.AG$2];&quot;&quot;)">
            <text:p/>
          </table:table-cell>
          <table:table-cell table:formula="of:=IF(['SoMi-Liste'.AH21]=&quot;e&quot;;['SoMi-Liste'.AH$2];&quot;&quot;)">
            <text:p/>
          </table:table-cell>
          <table:table-cell table:formula="of:=IF(['SoMi-Liste'.AI21]=&quot;e&quot;;['SoMi-Liste'.AI$2];&quot;&quot;)">
            <text:p/>
          </table:table-cell>
          <table:table-cell table:formula="of:=IF(['SoMi-Liste'.AJ21]=&quot;e&quot;;['SoMi-Liste'.AJ$2];&quot;&quot;)">
            <text:p/>
          </table:table-cell>
          <table:table-cell table:formula="of:=IF(['SoMi-Liste'.AK21]=&quot;e&quot;;['SoMi-Liste'.AK$2];&quot;&quot;)">
            <text:p/>
          </table:table-cell>
          <table:table-cell table:formula="of:=IF(['SoMi-Liste'.AL21]=&quot;e&quot;;['SoMi-Liste'.AL$2];&quot;&quot;)">
            <text:p/>
          </table:table-cell>
          <table:table-cell table:formula="of:=IF(['SoMi-Liste'.AM21]=&quot;e&quot;;['SoMi-Liste'.AM$2];&quot;&quot;)">
            <text:p/>
          </table:table-cell>
          <table:table-cell table:formula="of:=IF(['SoMi-Liste'.AN21]=&quot;e&quot;;['SoMi-Liste'.AN$2];&quot;&quot;)">
            <text:p/>
          </table:table-cell>
          <table:table-cell table:formula="of:=IF(['SoMi-Liste'.AO21]=&quot;e&quot;;['SoMi-Liste'.AO$2];&quot;&quot;)">
            <text:p/>
          </table:table-cell>
          <table:table-cell table:formula="of:=IF(['SoMi-Liste'.AP21]=&quot;e&quot;;['SoMi-Liste'.AP$2];&quot;&quot;)">
            <text:p/>
          </table:table-cell>
          <table:table-cell table:formula="of:=IF(['SoMi-Liste'.AQ21]=&quot;e&quot;;['SoMi-Liste'.AQ$2];&quot;&quot;)">
            <text:p/>
          </table:table-cell>
          <table:table-cell table:formula="of:=IF(['SoMi-Liste'.AR21]=&quot;e&quot;;['SoMi-Liste'.AR$2];&quot;&quot;)">
            <text:p/>
          </table:table-cell>
          <table:table-cell table:formula="of:=IF(['SoMi-Liste'.AS21]=&quot;e&quot;;['SoMi-Liste'.AS$2];&quot;&quot;)">
            <text:p/>
          </table:table-cell>
          <table:table-cell table:formula="of:=IF(['SoMi-Liste'.AT21]=&quot;e&quot;;['SoMi-Liste'.AT$2];&quot;&quot;)">
            <text:p/>
          </table:table-cell>
          <table:table-cell table:formula="of:=IF(['SoMi-Liste'.AU21]=&quot;e&quot;;['SoMi-Liste'.AU$2];&quot;&quot;)">
            <text:p/>
          </table:table-cell>
          <table:table-cell table:formula="of:=IF(['SoMi-Liste'.AV21]=&quot;e&quot;;['SoMi-Liste'.AV$2];&quot;&quot;)">
            <text:p/>
          </table:table-cell>
          <table:table-cell table:formula="of:=IF(['SoMi-Liste'.AW21]=&quot;e&quot;;['SoMi-Liste'.AW$2];&quot;&quot;)">
            <text:p/>
          </table:table-cell>
          <table:table-cell table:formula="of:=IF(['SoMi-Liste'.AX21]=&quot;e&quot;;['SoMi-Liste'.AX$2];&quot;&quot;)">
            <text:p/>
          </table:table-cell>
          <table:table-cell table:formula="of:=IF(['SoMi-Liste'.AY21]=&quot;e&quot;;['SoMi-Liste'.AY$2];&quot;&quot;)">
            <text:p/>
          </table:table-cell>
          <table:table-cell table:number-columns-repeated="3"/>
          <table:table-cell table:formula="of:=SUM([.AA62:.AX6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22]">
            <text:p/>
          </table:table-cell>
          <table:table-cell table:formula="of:=IF(['SoMi-Liste'.C22]=&quot;e&quot;;['SoMi-Liste'.C$2];&quot;&quot;)">
            <text:p/>
          </table:table-cell>
          <table:table-cell table:formula="of:=IF(['SoMi-Liste'.D22]=&quot;e&quot;;['SoMi-Liste'.D$2];&quot;&quot;)">
            <text:p/>
          </table:table-cell>
          <table:table-cell table:formula="of:=IF(['SoMi-Liste'.E22]=&quot;e&quot;;['SoMi-Liste'.E$2];&quot;&quot;)">
            <text:p/>
          </table:table-cell>
          <table:table-cell table:formula="of:=IF(['SoMi-Liste'.F22]=&quot;e&quot;;['SoMi-Liste'.F$2];&quot;&quot;)">
            <text:p/>
          </table:table-cell>
          <table:table-cell table:formula="of:=IF(['SoMi-Liste'.G22]=&quot;e&quot;;['SoMi-Liste'.G$2];&quot;&quot;)">
            <text:p/>
          </table:table-cell>
          <table:table-cell table:formula="of:=IF(['SoMi-Liste'.H22]=&quot;e&quot;;['SoMi-Liste'.H$2];&quot;&quot;)">
            <text:p/>
          </table:table-cell>
          <table:table-cell table:formula="of:=IF(['SoMi-Liste'.I22]=&quot;e&quot;;['SoMi-Liste'.I$2];&quot;&quot;)">
            <text:p/>
          </table:table-cell>
          <table:table-cell table:formula="of:=IF(['SoMi-Liste'.J22]=&quot;e&quot;;['SoMi-Liste'.J$2];&quot;&quot;)">
            <text:p/>
          </table:table-cell>
          <table:table-cell table:formula="of:=IF(['SoMi-Liste'.K22]=&quot;e&quot;;['SoMi-Liste'.K$2];&quot;&quot;)">
            <text:p/>
          </table:table-cell>
          <table:table-cell table:formula="of:=IF(['SoMi-Liste'.L22]=&quot;e&quot;;['SoMi-Liste'.L$2];&quot;&quot;)">
            <text:p/>
          </table:table-cell>
          <table:table-cell table:formula="of:=IF(['SoMi-Liste'.M22]=&quot;e&quot;;['SoMi-Liste'.M$2];&quot;&quot;)">
            <text:p/>
          </table:table-cell>
          <table:table-cell table:formula="of:=IF(['SoMi-Liste'.N22]=&quot;e&quot;;['SoMi-Liste'.N$2];&quot;&quot;)">
            <text:p/>
          </table:table-cell>
          <table:table-cell table:formula="of:=IF(['SoMi-Liste'.O22]=&quot;e&quot;;['SoMi-Liste'.O$2];&quot;&quot;)">
            <text:p/>
          </table:table-cell>
          <table:table-cell table:formula="of:=IF(['SoMi-Liste'.P22]=&quot;e&quot;;['SoMi-Liste'.P$2];&quot;&quot;)">
            <text:p/>
          </table:table-cell>
          <table:table-cell table:formula="of:=IF(['SoMi-Liste'.Q22]=&quot;e&quot;;['SoMi-Liste'.Q$2];&quot;&quot;)">
            <text:p/>
          </table:table-cell>
          <table:table-cell table:formula="of:=IF(['SoMi-Liste'.R22]=&quot;e&quot;;['SoMi-Liste'.R$2];&quot;&quot;)">
            <text:p/>
          </table:table-cell>
          <table:table-cell table:formula="of:=IF(['SoMi-Liste'.S22]=&quot;e&quot;;['SoMi-Liste'.S$2];&quot;&quot;)">
            <text:p/>
          </table:table-cell>
          <table:table-cell table:formula="of:=IF(['SoMi-Liste'.T22]=&quot;e&quot;;['SoMi-Liste'.T$2];&quot;&quot;)">
            <text:p/>
          </table:table-cell>
          <table:table-cell table:formula="of:=IF(['SoMi-Liste'.U22]=&quot;e&quot;;['SoMi-Liste'.U$2];&quot;&quot;)">
            <text:p/>
          </table:table-cell>
          <table:table-cell table:formula="of:=IF(['SoMi-Liste'.V22]=&quot;e&quot;;['SoMi-Liste'.V$2];&quot;&quot;)">
            <text:p/>
          </table:table-cell>
          <table:table-cell table:formula="of:=IF(['SoMi-Liste'.W22]=&quot;e&quot;;['SoMi-Liste'.W$2];&quot;&quot;)">
            <text:p/>
          </table:table-cell>
          <table:table-cell table:number-columns-repeated="2"/>
          <table:table-cell table:formula="of:=SUM([.B63:.X63])" office:value-type="float" office:value="0" calcext:value-type="float">
            <text:p>0</text:p>
          </table:table-cell>
          <table:table-cell table:formula="of:=['SoMi-Liste'.AD22]">
            <text:p/>
          </table:table-cell>
          <table:table-cell table:formula="of:=IF(['SoMi-Liste'.AE22]=&quot;e&quot;;['SoMi-Liste'.AE$2];&quot;&quot;)">
            <text:p/>
          </table:table-cell>
          <table:table-cell table:formula="of:=IF(['SoMi-Liste'.AF22]=&quot;e&quot;;['SoMi-Liste'.AF$2];&quot;&quot;)">
            <text:p/>
          </table:table-cell>
          <table:table-cell table:formula="of:=IF(['SoMi-Liste'.AG22]=&quot;e&quot;;['SoMi-Liste'.AG$2];&quot;&quot;)">
            <text:p/>
          </table:table-cell>
          <table:table-cell table:formula="of:=IF(['SoMi-Liste'.AH22]=&quot;e&quot;;['SoMi-Liste'.AH$2];&quot;&quot;)">
            <text:p/>
          </table:table-cell>
          <table:table-cell table:formula="of:=IF(['SoMi-Liste'.AI22]=&quot;e&quot;;['SoMi-Liste'.AI$2];&quot;&quot;)">
            <text:p/>
          </table:table-cell>
          <table:table-cell table:formula="of:=IF(['SoMi-Liste'.AJ22]=&quot;e&quot;;['SoMi-Liste'.AJ$2];&quot;&quot;)">
            <text:p/>
          </table:table-cell>
          <table:table-cell table:formula="of:=IF(['SoMi-Liste'.AK22]=&quot;e&quot;;['SoMi-Liste'.AK$2];&quot;&quot;)">
            <text:p/>
          </table:table-cell>
          <table:table-cell table:formula="of:=IF(['SoMi-Liste'.AL22]=&quot;e&quot;;['SoMi-Liste'.AL$2];&quot;&quot;)">
            <text:p/>
          </table:table-cell>
          <table:table-cell table:formula="of:=IF(['SoMi-Liste'.AM22]=&quot;e&quot;;['SoMi-Liste'.AM$2];&quot;&quot;)">
            <text:p/>
          </table:table-cell>
          <table:table-cell table:formula="of:=IF(['SoMi-Liste'.AN22]=&quot;e&quot;;['SoMi-Liste'.AN$2];&quot;&quot;)">
            <text:p/>
          </table:table-cell>
          <table:table-cell table:formula="of:=IF(['SoMi-Liste'.AO22]=&quot;e&quot;;['SoMi-Liste'.AO$2];&quot;&quot;)">
            <text:p/>
          </table:table-cell>
          <table:table-cell table:formula="of:=IF(['SoMi-Liste'.AP22]=&quot;e&quot;;['SoMi-Liste'.AP$2];&quot;&quot;)">
            <text:p/>
          </table:table-cell>
          <table:table-cell table:formula="of:=IF(['SoMi-Liste'.AQ22]=&quot;e&quot;;['SoMi-Liste'.AQ$2];&quot;&quot;)">
            <text:p/>
          </table:table-cell>
          <table:table-cell table:formula="of:=IF(['SoMi-Liste'.AR22]=&quot;e&quot;;['SoMi-Liste'.AR$2];&quot;&quot;)">
            <text:p/>
          </table:table-cell>
          <table:table-cell table:formula="of:=IF(['SoMi-Liste'.AS22]=&quot;e&quot;;['SoMi-Liste'.AS$2];&quot;&quot;)">
            <text:p/>
          </table:table-cell>
          <table:table-cell table:formula="of:=IF(['SoMi-Liste'.AT22]=&quot;e&quot;;['SoMi-Liste'.AT$2];&quot;&quot;)">
            <text:p/>
          </table:table-cell>
          <table:table-cell table:formula="of:=IF(['SoMi-Liste'.AU22]=&quot;e&quot;;['SoMi-Liste'.AU$2];&quot;&quot;)">
            <text:p/>
          </table:table-cell>
          <table:table-cell table:formula="of:=IF(['SoMi-Liste'.AV22]=&quot;e&quot;;['SoMi-Liste'.AV$2];&quot;&quot;)">
            <text:p/>
          </table:table-cell>
          <table:table-cell table:formula="of:=IF(['SoMi-Liste'.AW22]=&quot;e&quot;;['SoMi-Liste'.AW$2];&quot;&quot;)">
            <text:p/>
          </table:table-cell>
          <table:table-cell table:formula="of:=IF(['SoMi-Liste'.AX22]=&quot;e&quot;;['SoMi-Liste'.AX$2];&quot;&quot;)">
            <text:p/>
          </table:table-cell>
          <table:table-cell table:formula="of:=IF(['SoMi-Liste'.AY22]=&quot;e&quot;;['SoMi-Liste'.AY$2];&quot;&quot;)">
            <text:p/>
          </table:table-cell>
          <table:table-cell table:number-columns-repeated="3"/>
          <table:table-cell table:formula="of:=SUM([.AA63:.AX6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23]">
            <text:p/>
          </table:table-cell>
          <table:table-cell table:formula="of:=IF(['SoMi-Liste'.C23]=&quot;e&quot;;['SoMi-Liste'.C$2];&quot;&quot;)">
            <text:p/>
          </table:table-cell>
          <table:table-cell table:formula="of:=IF(['SoMi-Liste'.D23]=&quot;e&quot;;['SoMi-Liste'.D$2];&quot;&quot;)">
            <text:p/>
          </table:table-cell>
          <table:table-cell table:formula="of:=IF(['SoMi-Liste'.E23]=&quot;e&quot;;['SoMi-Liste'.E$2];&quot;&quot;)">
            <text:p/>
          </table:table-cell>
          <table:table-cell table:formula="of:=IF(['SoMi-Liste'.F23]=&quot;e&quot;;['SoMi-Liste'.F$2];&quot;&quot;)">
            <text:p/>
          </table:table-cell>
          <table:table-cell table:formula="of:=IF(['SoMi-Liste'.G23]=&quot;e&quot;;['SoMi-Liste'.G$2];&quot;&quot;)">
            <text:p/>
          </table:table-cell>
          <table:table-cell table:formula="of:=IF(['SoMi-Liste'.H23]=&quot;e&quot;;['SoMi-Liste'.H$2];&quot;&quot;)">
            <text:p/>
          </table:table-cell>
          <table:table-cell table:formula="of:=IF(['SoMi-Liste'.I23]=&quot;e&quot;;['SoMi-Liste'.I$2];&quot;&quot;)">
            <text:p/>
          </table:table-cell>
          <table:table-cell table:formula="of:=IF(['SoMi-Liste'.J23]=&quot;e&quot;;['SoMi-Liste'.J$2];&quot;&quot;)">
            <text:p/>
          </table:table-cell>
          <table:table-cell table:formula="of:=IF(['SoMi-Liste'.K23]=&quot;e&quot;;['SoMi-Liste'.K$2];&quot;&quot;)">
            <text:p/>
          </table:table-cell>
          <table:table-cell table:formula="of:=IF(['SoMi-Liste'.L23]=&quot;e&quot;;['SoMi-Liste'.L$2];&quot;&quot;)">
            <text:p/>
          </table:table-cell>
          <table:table-cell table:formula="of:=IF(['SoMi-Liste'.M23]=&quot;e&quot;;['SoMi-Liste'.M$2];&quot;&quot;)">
            <text:p/>
          </table:table-cell>
          <table:table-cell table:formula="of:=IF(['SoMi-Liste'.N23]=&quot;e&quot;;['SoMi-Liste'.N$2];&quot;&quot;)">
            <text:p/>
          </table:table-cell>
          <table:table-cell table:formula="of:=IF(['SoMi-Liste'.O23]=&quot;e&quot;;['SoMi-Liste'.O$2];&quot;&quot;)">
            <text:p/>
          </table:table-cell>
          <table:table-cell table:formula="of:=IF(['SoMi-Liste'.P23]=&quot;e&quot;;['SoMi-Liste'.P$2];&quot;&quot;)">
            <text:p/>
          </table:table-cell>
          <table:table-cell table:formula="of:=IF(['SoMi-Liste'.Q23]=&quot;e&quot;;['SoMi-Liste'.Q$2];&quot;&quot;)">
            <text:p/>
          </table:table-cell>
          <table:table-cell table:formula="of:=IF(['SoMi-Liste'.R23]=&quot;e&quot;;['SoMi-Liste'.R$2];&quot;&quot;)">
            <text:p/>
          </table:table-cell>
          <table:table-cell table:formula="of:=IF(['SoMi-Liste'.S23]=&quot;e&quot;;['SoMi-Liste'.S$2];&quot;&quot;)">
            <text:p/>
          </table:table-cell>
          <table:table-cell table:formula="of:=IF(['SoMi-Liste'.T23]=&quot;e&quot;;['SoMi-Liste'.T$2];&quot;&quot;)">
            <text:p/>
          </table:table-cell>
          <table:table-cell table:formula="of:=IF(['SoMi-Liste'.U23]=&quot;e&quot;;['SoMi-Liste'.U$2];&quot;&quot;)">
            <text:p/>
          </table:table-cell>
          <table:table-cell table:formula="of:=IF(['SoMi-Liste'.V23]=&quot;e&quot;;['SoMi-Liste'.V$2];&quot;&quot;)">
            <text:p/>
          </table:table-cell>
          <table:table-cell table:formula="of:=IF(['SoMi-Liste'.W23]=&quot;e&quot;;['SoMi-Liste'.W$2];&quot;&quot;)">
            <text:p/>
          </table:table-cell>
          <table:table-cell table:number-columns-repeated="2"/>
          <table:table-cell table:formula="of:=SUM([.B64:.X64])" office:value-type="float" office:value="0" calcext:value-type="float">
            <text:p>0</text:p>
          </table:table-cell>
          <table:table-cell table:formula="of:=['SoMi-Liste'.AD23]">
            <text:p/>
          </table:table-cell>
          <table:table-cell table:formula="of:=IF(['SoMi-Liste'.AE23]=&quot;e&quot;;['SoMi-Liste'.AE$2];&quot;&quot;)">
            <text:p/>
          </table:table-cell>
          <table:table-cell table:formula="of:=IF(['SoMi-Liste'.AF23]=&quot;e&quot;;['SoMi-Liste'.AF$2];&quot;&quot;)">
            <text:p/>
          </table:table-cell>
          <table:table-cell table:formula="of:=IF(['SoMi-Liste'.AG23]=&quot;e&quot;;['SoMi-Liste'.AG$2];&quot;&quot;)">
            <text:p/>
          </table:table-cell>
          <table:table-cell table:formula="of:=IF(['SoMi-Liste'.AH23]=&quot;e&quot;;['SoMi-Liste'.AH$2];&quot;&quot;)">
            <text:p/>
          </table:table-cell>
          <table:table-cell table:formula="of:=IF(['SoMi-Liste'.AI23]=&quot;e&quot;;['SoMi-Liste'.AI$2];&quot;&quot;)">
            <text:p/>
          </table:table-cell>
          <table:table-cell table:formula="of:=IF(['SoMi-Liste'.AJ23]=&quot;e&quot;;['SoMi-Liste'.AJ$2];&quot;&quot;)">
            <text:p/>
          </table:table-cell>
          <table:table-cell table:formula="of:=IF(['SoMi-Liste'.AK23]=&quot;e&quot;;['SoMi-Liste'.AK$2];&quot;&quot;)">
            <text:p/>
          </table:table-cell>
          <table:table-cell table:formula="of:=IF(['SoMi-Liste'.AL23]=&quot;e&quot;;['SoMi-Liste'.AL$2];&quot;&quot;)">
            <text:p/>
          </table:table-cell>
          <table:table-cell table:formula="of:=IF(['SoMi-Liste'.AM23]=&quot;e&quot;;['SoMi-Liste'.AM$2];&quot;&quot;)">
            <text:p/>
          </table:table-cell>
          <table:table-cell table:formula="of:=IF(['SoMi-Liste'.AN23]=&quot;e&quot;;['SoMi-Liste'.AN$2];&quot;&quot;)">
            <text:p/>
          </table:table-cell>
          <table:table-cell table:formula="of:=IF(['SoMi-Liste'.AO23]=&quot;e&quot;;['SoMi-Liste'.AO$2];&quot;&quot;)">
            <text:p/>
          </table:table-cell>
          <table:table-cell table:formula="of:=IF(['SoMi-Liste'.AP23]=&quot;e&quot;;['SoMi-Liste'.AP$2];&quot;&quot;)">
            <text:p/>
          </table:table-cell>
          <table:table-cell table:formula="of:=IF(['SoMi-Liste'.AQ23]=&quot;e&quot;;['SoMi-Liste'.AQ$2];&quot;&quot;)">
            <text:p/>
          </table:table-cell>
          <table:table-cell table:formula="of:=IF(['SoMi-Liste'.AR23]=&quot;e&quot;;['SoMi-Liste'.AR$2];&quot;&quot;)">
            <text:p/>
          </table:table-cell>
          <table:table-cell table:formula="of:=IF(['SoMi-Liste'.AS23]=&quot;e&quot;;['SoMi-Liste'.AS$2];&quot;&quot;)">
            <text:p/>
          </table:table-cell>
          <table:table-cell table:formula="of:=IF(['SoMi-Liste'.AT23]=&quot;e&quot;;['SoMi-Liste'.AT$2];&quot;&quot;)">
            <text:p/>
          </table:table-cell>
          <table:table-cell table:formula="of:=IF(['SoMi-Liste'.AU23]=&quot;e&quot;;['SoMi-Liste'.AU$2];&quot;&quot;)">
            <text:p/>
          </table:table-cell>
          <table:table-cell table:formula="of:=IF(['SoMi-Liste'.AV23]=&quot;e&quot;;['SoMi-Liste'.AV$2];&quot;&quot;)">
            <text:p/>
          </table:table-cell>
          <table:table-cell table:formula="of:=IF(['SoMi-Liste'.AW23]=&quot;e&quot;;['SoMi-Liste'.AW$2];&quot;&quot;)">
            <text:p/>
          </table:table-cell>
          <table:table-cell table:formula="of:=IF(['SoMi-Liste'.AX23]=&quot;e&quot;;['SoMi-Liste'.AX$2];&quot;&quot;)">
            <text:p/>
          </table:table-cell>
          <table:table-cell table:formula="of:=IF(['SoMi-Liste'.AY23]=&quot;e&quot;;['SoMi-Liste'.AY$2];&quot;&quot;)">
            <text:p/>
          </table:table-cell>
          <table:table-cell table:number-columns-repeated="3"/>
          <table:table-cell table:formula="of:=SUM([.AA64:.AX6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24]">
            <text:p/>
          </table:table-cell>
          <table:table-cell table:formula="of:=IF(['SoMi-Liste'.C24]=&quot;e&quot;;['SoMi-Liste'.C$2];&quot;&quot;)">
            <text:p/>
          </table:table-cell>
          <table:table-cell table:formula="of:=IF(['SoMi-Liste'.D24]=&quot;e&quot;;['SoMi-Liste'.D$2];&quot;&quot;)">
            <text:p/>
          </table:table-cell>
          <table:table-cell table:formula="of:=IF(['SoMi-Liste'.E24]=&quot;e&quot;;['SoMi-Liste'.E$2];&quot;&quot;)">
            <text:p/>
          </table:table-cell>
          <table:table-cell table:formula="of:=IF(['SoMi-Liste'.F24]=&quot;e&quot;;['SoMi-Liste'.F$2];&quot;&quot;)">
            <text:p/>
          </table:table-cell>
          <table:table-cell table:formula="of:=IF(['SoMi-Liste'.G24]=&quot;e&quot;;['SoMi-Liste'.G$2];&quot;&quot;)">
            <text:p/>
          </table:table-cell>
          <table:table-cell table:formula="of:=IF(['SoMi-Liste'.H24]=&quot;e&quot;;['SoMi-Liste'.H$2];&quot;&quot;)">
            <text:p/>
          </table:table-cell>
          <table:table-cell table:formula="of:=IF(['SoMi-Liste'.I24]=&quot;e&quot;;['SoMi-Liste'.I$2];&quot;&quot;)">
            <text:p/>
          </table:table-cell>
          <table:table-cell table:formula="of:=IF(['SoMi-Liste'.J24]=&quot;e&quot;;['SoMi-Liste'.J$2];&quot;&quot;)">
            <text:p/>
          </table:table-cell>
          <table:table-cell table:formula="of:=IF(['SoMi-Liste'.K24]=&quot;e&quot;;['SoMi-Liste'.K$2];&quot;&quot;)">
            <text:p/>
          </table:table-cell>
          <table:table-cell table:formula="of:=IF(['SoMi-Liste'.L24]=&quot;e&quot;;['SoMi-Liste'.L$2];&quot;&quot;)">
            <text:p/>
          </table:table-cell>
          <table:table-cell table:formula="of:=IF(['SoMi-Liste'.M24]=&quot;e&quot;;['SoMi-Liste'.M$2];&quot;&quot;)">
            <text:p/>
          </table:table-cell>
          <table:table-cell table:formula="of:=IF(['SoMi-Liste'.N24]=&quot;e&quot;;['SoMi-Liste'.N$2];&quot;&quot;)">
            <text:p/>
          </table:table-cell>
          <table:table-cell table:formula="of:=IF(['SoMi-Liste'.O24]=&quot;e&quot;;['SoMi-Liste'.O$2];&quot;&quot;)">
            <text:p/>
          </table:table-cell>
          <table:table-cell table:formula="of:=IF(['SoMi-Liste'.P24]=&quot;e&quot;;['SoMi-Liste'.P$2];&quot;&quot;)">
            <text:p/>
          </table:table-cell>
          <table:table-cell table:formula="of:=IF(['SoMi-Liste'.Q24]=&quot;e&quot;;['SoMi-Liste'.Q$2];&quot;&quot;)">
            <text:p/>
          </table:table-cell>
          <table:table-cell table:formula="of:=IF(['SoMi-Liste'.R24]=&quot;e&quot;;['SoMi-Liste'.R$2];&quot;&quot;)">
            <text:p/>
          </table:table-cell>
          <table:table-cell table:formula="of:=IF(['SoMi-Liste'.S24]=&quot;e&quot;;['SoMi-Liste'.S$2];&quot;&quot;)">
            <text:p/>
          </table:table-cell>
          <table:table-cell table:formula="of:=IF(['SoMi-Liste'.T24]=&quot;e&quot;;['SoMi-Liste'.T$2];&quot;&quot;)">
            <text:p/>
          </table:table-cell>
          <table:table-cell table:formula="of:=IF(['SoMi-Liste'.U24]=&quot;e&quot;;['SoMi-Liste'.U$2];&quot;&quot;)">
            <text:p/>
          </table:table-cell>
          <table:table-cell table:formula="of:=IF(['SoMi-Liste'.V24]=&quot;e&quot;;['SoMi-Liste'.V$2];&quot;&quot;)">
            <text:p/>
          </table:table-cell>
          <table:table-cell table:formula="of:=IF(['SoMi-Liste'.W24]=&quot;e&quot;;['SoMi-Liste'.W$2];&quot;&quot;)">
            <text:p/>
          </table:table-cell>
          <table:table-cell table:number-columns-repeated="2"/>
          <table:table-cell table:formula="of:=SUM([.B65:.X65])" office:value-type="float" office:value="0" calcext:value-type="float">
            <text:p>0</text:p>
          </table:table-cell>
          <table:table-cell table:formula="of:=['SoMi-Liste'.AD24]">
            <text:p/>
          </table:table-cell>
          <table:table-cell table:formula="of:=IF(['SoMi-Liste'.AE24]=&quot;e&quot;;['SoMi-Liste'.AE$2];&quot;&quot;)">
            <text:p/>
          </table:table-cell>
          <table:table-cell table:formula="of:=IF(['SoMi-Liste'.AF24]=&quot;e&quot;;['SoMi-Liste'.AF$2];&quot;&quot;)">
            <text:p/>
          </table:table-cell>
          <table:table-cell table:formula="of:=IF(['SoMi-Liste'.AG24]=&quot;e&quot;;['SoMi-Liste'.AG$2];&quot;&quot;)">
            <text:p/>
          </table:table-cell>
          <table:table-cell table:formula="of:=IF(['SoMi-Liste'.AH24]=&quot;e&quot;;['SoMi-Liste'.AH$2];&quot;&quot;)">
            <text:p/>
          </table:table-cell>
          <table:table-cell table:formula="of:=IF(['SoMi-Liste'.AI24]=&quot;e&quot;;['SoMi-Liste'.AI$2];&quot;&quot;)">
            <text:p/>
          </table:table-cell>
          <table:table-cell table:formula="of:=IF(['SoMi-Liste'.AJ24]=&quot;e&quot;;['SoMi-Liste'.AJ$2];&quot;&quot;)">
            <text:p/>
          </table:table-cell>
          <table:table-cell table:formula="of:=IF(['SoMi-Liste'.AK24]=&quot;e&quot;;['SoMi-Liste'.AK$2];&quot;&quot;)">
            <text:p/>
          </table:table-cell>
          <table:table-cell table:formula="of:=IF(['SoMi-Liste'.AL24]=&quot;e&quot;;['SoMi-Liste'.AL$2];&quot;&quot;)">
            <text:p/>
          </table:table-cell>
          <table:table-cell table:formula="of:=IF(['SoMi-Liste'.AM24]=&quot;e&quot;;['SoMi-Liste'.AM$2];&quot;&quot;)">
            <text:p/>
          </table:table-cell>
          <table:table-cell table:formula="of:=IF(['SoMi-Liste'.AN24]=&quot;e&quot;;['SoMi-Liste'.AN$2];&quot;&quot;)">
            <text:p/>
          </table:table-cell>
          <table:table-cell table:formula="of:=IF(['SoMi-Liste'.AO24]=&quot;e&quot;;['SoMi-Liste'.AO$2];&quot;&quot;)">
            <text:p/>
          </table:table-cell>
          <table:table-cell table:formula="of:=IF(['SoMi-Liste'.AP24]=&quot;e&quot;;['SoMi-Liste'.AP$2];&quot;&quot;)">
            <text:p/>
          </table:table-cell>
          <table:table-cell table:formula="of:=IF(['SoMi-Liste'.AQ24]=&quot;e&quot;;['SoMi-Liste'.AQ$2];&quot;&quot;)">
            <text:p/>
          </table:table-cell>
          <table:table-cell table:formula="of:=IF(['SoMi-Liste'.AR24]=&quot;e&quot;;['SoMi-Liste'.AR$2];&quot;&quot;)">
            <text:p/>
          </table:table-cell>
          <table:table-cell table:formula="of:=IF(['SoMi-Liste'.AS24]=&quot;e&quot;;['SoMi-Liste'.AS$2];&quot;&quot;)">
            <text:p/>
          </table:table-cell>
          <table:table-cell table:formula="of:=IF(['SoMi-Liste'.AT24]=&quot;e&quot;;['SoMi-Liste'.AT$2];&quot;&quot;)">
            <text:p/>
          </table:table-cell>
          <table:table-cell table:formula="of:=IF(['SoMi-Liste'.AU24]=&quot;e&quot;;['SoMi-Liste'.AU$2];&quot;&quot;)">
            <text:p/>
          </table:table-cell>
          <table:table-cell table:formula="of:=IF(['SoMi-Liste'.AV24]=&quot;e&quot;;['SoMi-Liste'.AV$2];&quot;&quot;)">
            <text:p/>
          </table:table-cell>
          <table:table-cell table:formula="of:=IF(['SoMi-Liste'.AW24]=&quot;e&quot;;['SoMi-Liste'.AW$2];&quot;&quot;)">
            <text:p/>
          </table:table-cell>
          <table:table-cell table:formula="of:=IF(['SoMi-Liste'.AX24]=&quot;e&quot;;['SoMi-Liste'.AX$2];&quot;&quot;)">
            <text:p/>
          </table:table-cell>
          <table:table-cell table:formula="of:=IF(['SoMi-Liste'.AY24]=&quot;e&quot;;['SoMi-Liste'.AY$2];&quot;&quot;)">
            <text:p/>
          </table:table-cell>
          <table:table-cell table:number-columns-repeated="3"/>
          <table:table-cell table:formula="of:=SUM([.AA65:.AX6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25]">
            <text:p/>
          </table:table-cell>
          <table:table-cell table:formula="of:=IF(['SoMi-Liste'.C25]=&quot;e&quot;;['SoMi-Liste'.C$2];&quot;&quot;)">
            <text:p/>
          </table:table-cell>
          <table:table-cell table:formula="of:=IF(['SoMi-Liste'.D25]=&quot;e&quot;;['SoMi-Liste'.D$2];&quot;&quot;)">
            <text:p/>
          </table:table-cell>
          <table:table-cell table:formula="of:=IF(['SoMi-Liste'.E25]=&quot;e&quot;;['SoMi-Liste'.E$2];&quot;&quot;)">
            <text:p/>
          </table:table-cell>
          <table:table-cell table:formula="of:=IF(['SoMi-Liste'.F25]=&quot;e&quot;;['SoMi-Liste'.F$2];&quot;&quot;)">
            <text:p/>
          </table:table-cell>
          <table:table-cell table:formula="of:=IF(['SoMi-Liste'.G25]=&quot;e&quot;;['SoMi-Liste'.G$2];&quot;&quot;)">
            <text:p/>
          </table:table-cell>
          <table:table-cell table:formula="of:=IF(['SoMi-Liste'.H25]=&quot;e&quot;;['SoMi-Liste'.H$2];&quot;&quot;)">
            <text:p/>
          </table:table-cell>
          <table:table-cell table:formula="of:=IF(['SoMi-Liste'.I25]=&quot;e&quot;;['SoMi-Liste'.I$2];&quot;&quot;)">
            <text:p/>
          </table:table-cell>
          <table:table-cell table:formula="of:=IF(['SoMi-Liste'.J25]=&quot;e&quot;;['SoMi-Liste'.J$2];&quot;&quot;)">
            <text:p/>
          </table:table-cell>
          <table:table-cell table:formula="of:=IF(['SoMi-Liste'.K25]=&quot;e&quot;;['SoMi-Liste'.K$2];&quot;&quot;)">
            <text:p/>
          </table:table-cell>
          <table:table-cell table:formula="of:=IF(['SoMi-Liste'.L25]=&quot;e&quot;;['SoMi-Liste'.L$2];&quot;&quot;)">
            <text:p/>
          </table:table-cell>
          <table:table-cell table:formula="of:=IF(['SoMi-Liste'.M25]=&quot;e&quot;;['SoMi-Liste'.M$2];&quot;&quot;)">
            <text:p/>
          </table:table-cell>
          <table:table-cell table:formula="of:=IF(['SoMi-Liste'.N25]=&quot;e&quot;;['SoMi-Liste'.N$2];&quot;&quot;)">
            <text:p/>
          </table:table-cell>
          <table:table-cell table:formula="of:=IF(['SoMi-Liste'.O25]=&quot;e&quot;;['SoMi-Liste'.O$2];&quot;&quot;)">
            <text:p/>
          </table:table-cell>
          <table:table-cell table:formula="of:=IF(['SoMi-Liste'.P25]=&quot;e&quot;;['SoMi-Liste'.P$2];&quot;&quot;)">
            <text:p/>
          </table:table-cell>
          <table:table-cell table:formula="of:=IF(['SoMi-Liste'.Q25]=&quot;e&quot;;['SoMi-Liste'.Q$2];&quot;&quot;)">
            <text:p/>
          </table:table-cell>
          <table:table-cell table:formula="of:=IF(['SoMi-Liste'.R25]=&quot;e&quot;;['SoMi-Liste'.R$2];&quot;&quot;)">
            <text:p/>
          </table:table-cell>
          <table:table-cell table:formula="of:=IF(['SoMi-Liste'.S25]=&quot;e&quot;;['SoMi-Liste'.S$2];&quot;&quot;)">
            <text:p/>
          </table:table-cell>
          <table:table-cell table:formula="of:=IF(['SoMi-Liste'.T25]=&quot;e&quot;;['SoMi-Liste'.T$2];&quot;&quot;)">
            <text:p/>
          </table:table-cell>
          <table:table-cell table:formula="of:=IF(['SoMi-Liste'.U25]=&quot;e&quot;;['SoMi-Liste'.U$2];&quot;&quot;)">
            <text:p/>
          </table:table-cell>
          <table:table-cell table:formula="of:=IF(['SoMi-Liste'.V25]=&quot;e&quot;;['SoMi-Liste'.V$2];&quot;&quot;)">
            <text:p/>
          </table:table-cell>
          <table:table-cell table:formula="of:=IF(['SoMi-Liste'.W25]=&quot;e&quot;;['SoMi-Liste'.W$2];&quot;&quot;)">
            <text:p/>
          </table:table-cell>
          <table:table-cell table:number-columns-repeated="2"/>
          <table:table-cell table:formula="of:=SUM([.B66:.X66])" office:value-type="float" office:value="0" calcext:value-type="float">
            <text:p>0</text:p>
          </table:table-cell>
          <table:table-cell table:formula="of:=['SoMi-Liste'.AD25]">
            <text:p/>
          </table:table-cell>
          <table:table-cell table:formula="of:=IF(['SoMi-Liste'.AE25]=&quot;e&quot;;['SoMi-Liste'.AE$2];&quot;&quot;)">
            <text:p/>
          </table:table-cell>
          <table:table-cell table:formula="of:=IF(['SoMi-Liste'.AF25]=&quot;e&quot;;['SoMi-Liste'.AF$2];&quot;&quot;)">
            <text:p/>
          </table:table-cell>
          <table:table-cell table:formula="of:=IF(['SoMi-Liste'.AG25]=&quot;e&quot;;['SoMi-Liste'.AG$2];&quot;&quot;)">
            <text:p/>
          </table:table-cell>
          <table:table-cell table:formula="of:=IF(['SoMi-Liste'.AH25]=&quot;e&quot;;['SoMi-Liste'.AH$2];&quot;&quot;)">
            <text:p/>
          </table:table-cell>
          <table:table-cell table:formula="of:=IF(['SoMi-Liste'.AI25]=&quot;e&quot;;['SoMi-Liste'.AI$2];&quot;&quot;)">
            <text:p/>
          </table:table-cell>
          <table:table-cell table:formula="of:=IF(['SoMi-Liste'.AJ25]=&quot;e&quot;;['SoMi-Liste'.AJ$2];&quot;&quot;)">
            <text:p/>
          </table:table-cell>
          <table:table-cell table:formula="of:=IF(['SoMi-Liste'.AK25]=&quot;e&quot;;['SoMi-Liste'.AK$2];&quot;&quot;)">
            <text:p/>
          </table:table-cell>
          <table:table-cell table:formula="of:=IF(['SoMi-Liste'.AL25]=&quot;e&quot;;['SoMi-Liste'.AL$2];&quot;&quot;)">
            <text:p/>
          </table:table-cell>
          <table:table-cell table:formula="of:=IF(['SoMi-Liste'.AM25]=&quot;e&quot;;['SoMi-Liste'.AM$2];&quot;&quot;)">
            <text:p/>
          </table:table-cell>
          <table:table-cell table:formula="of:=IF(['SoMi-Liste'.AN25]=&quot;e&quot;;['SoMi-Liste'.AN$2];&quot;&quot;)">
            <text:p/>
          </table:table-cell>
          <table:table-cell table:formula="of:=IF(['SoMi-Liste'.AO25]=&quot;e&quot;;['SoMi-Liste'.AO$2];&quot;&quot;)">
            <text:p/>
          </table:table-cell>
          <table:table-cell table:formula="of:=IF(['SoMi-Liste'.AP25]=&quot;e&quot;;['SoMi-Liste'.AP$2];&quot;&quot;)">
            <text:p/>
          </table:table-cell>
          <table:table-cell table:formula="of:=IF(['SoMi-Liste'.AQ25]=&quot;e&quot;;['SoMi-Liste'.AQ$2];&quot;&quot;)">
            <text:p/>
          </table:table-cell>
          <table:table-cell table:formula="of:=IF(['SoMi-Liste'.AR25]=&quot;e&quot;;['SoMi-Liste'.AR$2];&quot;&quot;)">
            <text:p/>
          </table:table-cell>
          <table:table-cell table:formula="of:=IF(['SoMi-Liste'.AS25]=&quot;e&quot;;['SoMi-Liste'.AS$2];&quot;&quot;)">
            <text:p/>
          </table:table-cell>
          <table:table-cell table:formula="of:=IF(['SoMi-Liste'.AT25]=&quot;e&quot;;['SoMi-Liste'.AT$2];&quot;&quot;)">
            <text:p/>
          </table:table-cell>
          <table:table-cell table:formula="of:=IF(['SoMi-Liste'.AU25]=&quot;e&quot;;['SoMi-Liste'.AU$2];&quot;&quot;)">
            <text:p/>
          </table:table-cell>
          <table:table-cell table:formula="of:=IF(['SoMi-Liste'.AV25]=&quot;e&quot;;['SoMi-Liste'.AV$2];&quot;&quot;)">
            <text:p/>
          </table:table-cell>
          <table:table-cell table:formula="of:=IF(['SoMi-Liste'.AW25]=&quot;e&quot;;['SoMi-Liste'.AW$2];&quot;&quot;)">
            <text:p/>
          </table:table-cell>
          <table:table-cell table:formula="of:=IF(['SoMi-Liste'.AX25]=&quot;e&quot;;['SoMi-Liste'.AX$2];&quot;&quot;)">
            <text:p/>
          </table:table-cell>
          <table:table-cell table:formula="of:=IF(['SoMi-Liste'.AY25]=&quot;e&quot;;['SoMi-Liste'.AY$2];&quot;&quot;)">
            <text:p/>
          </table:table-cell>
          <table:table-cell table:number-columns-repeated="3"/>
          <table:table-cell table:formula="of:=SUM([.AA66:.AX6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26]">
            <text:p/>
          </table:table-cell>
          <table:table-cell table:formula="of:=IF(['SoMi-Liste'.C26]=&quot;e&quot;;['SoMi-Liste'.C$2];&quot;&quot;)">
            <text:p/>
          </table:table-cell>
          <table:table-cell table:formula="of:=IF(['SoMi-Liste'.D26]=&quot;e&quot;;['SoMi-Liste'.D$2];&quot;&quot;)">
            <text:p/>
          </table:table-cell>
          <table:table-cell table:formula="of:=IF(['SoMi-Liste'.E26]=&quot;e&quot;;['SoMi-Liste'.E$2];&quot;&quot;)">
            <text:p/>
          </table:table-cell>
          <table:table-cell table:formula="of:=IF(['SoMi-Liste'.F26]=&quot;e&quot;;['SoMi-Liste'.F$2];&quot;&quot;)">
            <text:p/>
          </table:table-cell>
          <table:table-cell table:formula="of:=IF(['SoMi-Liste'.G26]=&quot;e&quot;;['SoMi-Liste'.G$2];&quot;&quot;)">
            <text:p/>
          </table:table-cell>
          <table:table-cell table:formula="of:=IF(['SoMi-Liste'.H26]=&quot;e&quot;;['SoMi-Liste'.H$2];&quot;&quot;)">
            <text:p/>
          </table:table-cell>
          <table:table-cell table:formula="of:=IF(['SoMi-Liste'.I26]=&quot;e&quot;;['SoMi-Liste'.I$2];&quot;&quot;)">
            <text:p/>
          </table:table-cell>
          <table:table-cell table:formula="of:=IF(['SoMi-Liste'.J26]=&quot;e&quot;;['SoMi-Liste'.J$2];&quot;&quot;)">
            <text:p/>
          </table:table-cell>
          <table:table-cell table:formula="of:=IF(['SoMi-Liste'.K26]=&quot;e&quot;;['SoMi-Liste'.K$2];&quot;&quot;)">
            <text:p/>
          </table:table-cell>
          <table:table-cell table:formula="of:=IF(['SoMi-Liste'.L26]=&quot;e&quot;;['SoMi-Liste'.L$2];&quot;&quot;)">
            <text:p/>
          </table:table-cell>
          <table:table-cell table:formula="of:=IF(['SoMi-Liste'.M26]=&quot;e&quot;;['SoMi-Liste'.M$2];&quot;&quot;)">
            <text:p/>
          </table:table-cell>
          <table:table-cell table:formula="of:=IF(['SoMi-Liste'.N26]=&quot;e&quot;;['SoMi-Liste'.N$2];&quot;&quot;)">
            <text:p/>
          </table:table-cell>
          <table:table-cell table:formula="of:=IF(['SoMi-Liste'.O26]=&quot;e&quot;;['SoMi-Liste'.O$2];&quot;&quot;)">
            <text:p/>
          </table:table-cell>
          <table:table-cell table:formula="of:=IF(['SoMi-Liste'.P26]=&quot;e&quot;;['SoMi-Liste'.P$2];&quot;&quot;)">
            <text:p/>
          </table:table-cell>
          <table:table-cell table:formula="of:=IF(['SoMi-Liste'.Q26]=&quot;e&quot;;['SoMi-Liste'.Q$2];&quot;&quot;)">
            <text:p/>
          </table:table-cell>
          <table:table-cell table:formula="of:=IF(['SoMi-Liste'.R26]=&quot;e&quot;;['SoMi-Liste'.R$2];&quot;&quot;)">
            <text:p/>
          </table:table-cell>
          <table:table-cell table:formula="of:=IF(['SoMi-Liste'.S26]=&quot;e&quot;;['SoMi-Liste'.S$2];&quot;&quot;)">
            <text:p/>
          </table:table-cell>
          <table:table-cell table:formula="of:=IF(['SoMi-Liste'.T26]=&quot;e&quot;;['SoMi-Liste'.T$2];&quot;&quot;)">
            <text:p/>
          </table:table-cell>
          <table:table-cell table:formula="of:=IF(['SoMi-Liste'.U26]=&quot;e&quot;;['SoMi-Liste'.U$2];&quot;&quot;)">
            <text:p/>
          </table:table-cell>
          <table:table-cell table:formula="of:=IF(['SoMi-Liste'.V26]=&quot;e&quot;;['SoMi-Liste'.V$2];&quot;&quot;)">
            <text:p/>
          </table:table-cell>
          <table:table-cell table:formula="of:=IF(['SoMi-Liste'.W26]=&quot;e&quot;;['SoMi-Liste'.W$2];&quot;&quot;)">
            <text:p/>
          </table:table-cell>
          <table:table-cell table:number-columns-repeated="2"/>
          <table:table-cell table:formula="of:=SUM([.B67:.X67])" office:value-type="float" office:value="0" calcext:value-type="float">
            <text:p>0</text:p>
          </table:table-cell>
          <table:table-cell table:formula="of:=['SoMi-Liste'.AD26]">
            <text:p/>
          </table:table-cell>
          <table:table-cell table:formula="of:=IF(['SoMi-Liste'.AE26]=&quot;e&quot;;['SoMi-Liste'.AE$2];&quot;&quot;)">
            <text:p/>
          </table:table-cell>
          <table:table-cell table:formula="of:=IF(['SoMi-Liste'.AF26]=&quot;e&quot;;['SoMi-Liste'.AF$2];&quot;&quot;)">
            <text:p/>
          </table:table-cell>
          <table:table-cell table:formula="of:=IF(['SoMi-Liste'.AG26]=&quot;e&quot;;['SoMi-Liste'.AG$2];&quot;&quot;)">
            <text:p/>
          </table:table-cell>
          <table:table-cell table:formula="of:=IF(['SoMi-Liste'.AH26]=&quot;e&quot;;['SoMi-Liste'.AH$2];&quot;&quot;)">
            <text:p/>
          </table:table-cell>
          <table:table-cell table:formula="of:=IF(['SoMi-Liste'.AI26]=&quot;e&quot;;['SoMi-Liste'.AI$2];&quot;&quot;)">
            <text:p/>
          </table:table-cell>
          <table:table-cell table:formula="of:=IF(['SoMi-Liste'.AJ26]=&quot;e&quot;;['SoMi-Liste'.AJ$2];&quot;&quot;)">
            <text:p/>
          </table:table-cell>
          <table:table-cell table:formula="of:=IF(['SoMi-Liste'.AK26]=&quot;e&quot;;['SoMi-Liste'.AK$2];&quot;&quot;)">
            <text:p/>
          </table:table-cell>
          <table:table-cell table:formula="of:=IF(['SoMi-Liste'.AL26]=&quot;e&quot;;['SoMi-Liste'.AL$2];&quot;&quot;)">
            <text:p/>
          </table:table-cell>
          <table:table-cell table:formula="of:=IF(['SoMi-Liste'.AM26]=&quot;e&quot;;['SoMi-Liste'.AM$2];&quot;&quot;)">
            <text:p/>
          </table:table-cell>
          <table:table-cell table:formula="of:=IF(['SoMi-Liste'.AN26]=&quot;e&quot;;['SoMi-Liste'.AN$2];&quot;&quot;)">
            <text:p/>
          </table:table-cell>
          <table:table-cell table:formula="of:=IF(['SoMi-Liste'.AO26]=&quot;e&quot;;['SoMi-Liste'.AO$2];&quot;&quot;)">
            <text:p/>
          </table:table-cell>
          <table:table-cell table:formula="of:=IF(['SoMi-Liste'.AP26]=&quot;e&quot;;['SoMi-Liste'.AP$2];&quot;&quot;)">
            <text:p/>
          </table:table-cell>
          <table:table-cell table:formula="of:=IF(['SoMi-Liste'.AQ26]=&quot;e&quot;;['SoMi-Liste'.AQ$2];&quot;&quot;)">
            <text:p/>
          </table:table-cell>
          <table:table-cell table:formula="of:=IF(['SoMi-Liste'.AR26]=&quot;e&quot;;['SoMi-Liste'.AR$2];&quot;&quot;)">
            <text:p/>
          </table:table-cell>
          <table:table-cell table:formula="of:=IF(['SoMi-Liste'.AS26]=&quot;e&quot;;['SoMi-Liste'.AS$2];&quot;&quot;)">
            <text:p/>
          </table:table-cell>
          <table:table-cell table:formula="of:=IF(['SoMi-Liste'.AT26]=&quot;e&quot;;['SoMi-Liste'.AT$2];&quot;&quot;)">
            <text:p/>
          </table:table-cell>
          <table:table-cell table:formula="of:=IF(['SoMi-Liste'.AU26]=&quot;e&quot;;['SoMi-Liste'.AU$2];&quot;&quot;)">
            <text:p/>
          </table:table-cell>
          <table:table-cell table:formula="of:=IF(['SoMi-Liste'.AV26]=&quot;e&quot;;['SoMi-Liste'.AV$2];&quot;&quot;)">
            <text:p/>
          </table:table-cell>
          <table:table-cell table:formula="of:=IF(['SoMi-Liste'.AW26]=&quot;e&quot;;['SoMi-Liste'.AW$2];&quot;&quot;)">
            <text:p/>
          </table:table-cell>
          <table:table-cell table:formula="of:=IF(['SoMi-Liste'.AX26]=&quot;e&quot;;['SoMi-Liste'.AX$2];&quot;&quot;)">
            <text:p/>
          </table:table-cell>
          <table:table-cell table:formula="of:=IF(['SoMi-Liste'.AY26]=&quot;e&quot;;['SoMi-Liste'.AY$2];&quot;&quot;)">
            <text:p/>
          </table:table-cell>
          <table:table-cell table:number-columns-repeated="3"/>
          <table:table-cell table:formula="of:=SUM([.AA67:.AX6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27]">
            <text:p/>
          </table:table-cell>
          <table:table-cell table:formula="of:=IF(['SoMi-Liste'.C27]=&quot;e&quot;;['SoMi-Liste'.C$2];&quot;&quot;)">
            <text:p/>
          </table:table-cell>
          <table:table-cell table:formula="of:=IF(['SoMi-Liste'.D27]=&quot;e&quot;;['SoMi-Liste'.D$2];&quot;&quot;)">
            <text:p/>
          </table:table-cell>
          <table:table-cell table:formula="of:=IF(['SoMi-Liste'.E27]=&quot;e&quot;;['SoMi-Liste'.E$2];&quot;&quot;)">
            <text:p/>
          </table:table-cell>
          <table:table-cell table:formula="of:=IF(['SoMi-Liste'.F27]=&quot;e&quot;;['SoMi-Liste'.F$2];&quot;&quot;)">
            <text:p/>
          </table:table-cell>
          <table:table-cell table:formula="of:=IF(['SoMi-Liste'.G27]=&quot;e&quot;;['SoMi-Liste'.G$2];&quot;&quot;)">
            <text:p/>
          </table:table-cell>
          <table:table-cell table:formula="of:=IF(['SoMi-Liste'.H27]=&quot;e&quot;;['SoMi-Liste'.H$2];&quot;&quot;)">
            <text:p/>
          </table:table-cell>
          <table:table-cell table:formula="of:=IF(['SoMi-Liste'.I27]=&quot;e&quot;;['SoMi-Liste'.I$2];&quot;&quot;)">
            <text:p/>
          </table:table-cell>
          <table:table-cell table:formula="of:=IF(['SoMi-Liste'.J27]=&quot;e&quot;;['SoMi-Liste'.J$2];&quot;&quot;)">
            <text:p/>
          </table:table-cell>
          <table:table-cell table:formula="of:=IF(['SoMi-Liste'.K27]=&quot;e&quot;;['SoMi-Liste'.K$2];&quot;&quot;)">
            <text:p/>
          </table:table-cell>
          <table:table-cell table:formula="of:=IF(['SoMi-Liste'.L27]=&quot;e&quot;;['SoMi-Liste'.L$2];&quot;&quot;)">
            <text:p/>
          </table:table-cell>
          <table:table-cell table:formula="of:=IF(['SoMi-Liste'.M27]=&quot;e&quot;;['SoMi-Liste'.M$2];&quot;&quot;)">
            <text:p/>
          </table:table-cell>
          <table:table-cell table:formula="of:=IF(['SoMi-Liste'.N27]=&quot;e&quot;;['SoMi-Liste'.N$2];&quot;&quot;)">
            <text:p/>
          </table:table-cell>
          <table:table-cell table:formula="of:=IF(['SoMi-Liste'.O27]=&quot;e&quot;;['SoMi-Liste'.O$2];&quot;&quot;)">
            <text:p/>
          </table:table-cell>
          <table:table-cell table:formula="of:=IF(['SoMi-Liste'.P27]=&quot;e&quot;;['SoMi-Liste'.P$2];&quot;&quot;)">
            <text:p/>
          </table:table-cell>
          <table:table-cell table:formula="of:=IF(['SoMi-Liste'.Q27]=&quot;e&quot;;['SoMi-Liste'.Q$2];&quot;&quot;)">
            <text:p/>
          </table:table-cell>
          <table:table-cell table:formula="of:=IF(['SoMi-Liste'.R27]=&quot;e&quot;;['SoMi-Liste'.R$2];&quot;&quot;)">
            <text:p/>
          </table:table-cell>
          <table:table-cell table:formula="of:=IF(['SoMi-Liste'.S27]=&quot;e&quot;;['SoMi-Liste'.S$2];&quot;&quot;)">
            <text:p/>
          </table:table-cell>
          <table:table-cell table:formula="of:=IF(['SoMi-Liste'.T27]=&quot;e&quot;;['SoMi-Liste'.T$2];&quot;&quot;)">
            <text:p/>
          </table:table-cell>
          <table:table-cell table:formula="of:=IF(['SoMi-Liste'.U27]=&quot;e&quot;;['SoMi-Liste'.U$2];&quot;&quot;)">
            <text:p/>
          </table:table-cell>
          <table:table-cell table:formula="of:=IF(['SoMi-Liste'.V27]=&quot;e&quot;;['SoMi-Liste'.V$2];&quot;&quot;)">
            <text:p/>
          </table:table-cell>
          <table:table-cell table:formula="of:=IF(['SoMi-Liste'.W27]=&quot;e&quot;;['SoMi-Liste'.W$2];&quot;&quot;)">
            <text:p/>
          </table:table-cell>
          <table:table-cell table:number-columns-repeated="2"/>
          <table:table-cell table:formula="of:=SUM([.B68:.X68])" office:value-type="float" office:value="0" calcext:value-type="float">
            <text:p>0</text:p>
          </table:table-cell>
          <table:table-cell table:formula="of:=['SoMi-Liste'.AD27]">
            <text:p/>
          </table:table-cell>
          <table:table-cell table:formula="of:=IF(['SoMi-Liste'.AE27]=&quot;e&quot;;['SoMi-Liste'.AE$2];&quot;&quot;)">
            <text:p/>
          </table:table-cell>
          <table:table-cell table:formula="of:=IF(['SoMi-Liste'.AF27]=&quot;e&quot;;['SoMi-Liste'.AF$2];&quot;&quot;)">
            <text:p/>
          </table:table-cell>
          <table:table-cell table:formula="of:=IF(['SoMi-Liste'.AG27]=&quot;e&quot;;['SoMi-Liste'.AG$2];&quot;&quot;)">
            <text:p/>
          </table:table-cell>
          <table:table-cell table:formula="of:=IF(['SoMi-Liste'.AH27]=&quot;e&quot;;['SoMi-Liste'.AH$2];&quot;&quot;)">
            <text:p/>
          </table:table-cell>
          <table:table-cell table:formula="of:=IF(['SoMi-Liste'.AI27]=&quot;e&quot;;['SoMi-Liste'.AI$2];&quot;&quot;)">
            <text:p/>
          </table:table-cell>
          <table:table-cell table:formula="of:=IF(['SoMi-Liste'.AJ27]=&quot;e&quot;;['SoMi-Liste'.AJ$2];&quot;&quot;)">
            <text:p/>
          </table:table-cell>
          <table:table-cell table:formula="of:=IF(['SoMi-Liste'.AK27]=&quot;e&quot;;['SoMi-Liste'.AK$2];&quot;&quot;)">
            <text:p/>
          </table:table-cell>
          <table:table-cell table:formula="of:=IF(['SoMi-Liste'.AL27]=&quot;e&quot;;['SoMi-Liste'.AL$2];&quot;&quot;)">
            <text:p/>
          </table:table-cell>
          <table:table-cell table:formula="of:=IF(['SoMi-Liste'.AM27]=&quot;e&quot;;['SoMi-Liste'.AM$2];&quot;&quot;)">
            <text:p/>
          </table:table-cell>
          <table:table-cell table:formula="of:=IF(['SoMi-Liste'.AN27]=&quot;e&quot;;['SoMi-Liste'.AN$2];&quot;&quot;)">
            <text:p/>
          </table:table-cell>
          <table:table-cell table:formula="of:=IF(['SoMi-Liste'.AO27]=&quot;e&quot;;['SoMi-Liste'.AO$2];&quot;&quot;)">
            <text:p/>
          </table:table-cell>
          <table:table-cell table:formula="of:=IF(['SoMi-Liste'.AP27]=&quot;e&quot;;['SoMi-Liste'.AP$2];&quot;&quot;)">
            <text:p/>
          </table:table-cell>
          <table:table-cell table:formula="of:=IF(['SoMi-Liste'.AQ27]=&quot;e&quot;;['SoMi-Liste'.AQ$2];&quot;&quot;)">
            <text:p/>
          </table:table-cell>
          <table:table-cell table:formula="of:=IF(['SoMi-Liste'.AR27]=&quot;e&quot;;['SoMi-Liste'.AR$2];&quot;&quot;)">
            <text:p/>
          </table:table-cell>
          <table:table-cell table:formula="of:=IF(['SoMi-Liste'.AS27]=&quot;e&quot;;['SoMi-Liste'.AS$2];&quot;&quot;)">
            <text:p/>
          </table:table-cell>
          <table:table-cell table:formula="of:=IF(['SoMi-Liste'.AT27]=&quot;e&quot;;['SoMi-Liste'.AT$2];&quot;&quot;)">
            <text:p/>
          </table:table-cell>
          <table:table-cell table:formula="of:=IF(['SoMi-Liste'.AU27]=&quot;e&quot;;['SoMi-Liste'.AU$2];&quot;&quot;)">
            <text:p/>
          </table:table-cell>
          <table:table-cell table:formula="of:=IF(['SoMi-Liste'.AV27]=&quot;e&quot;;['SoMi-Liste'.AV$2];&quot;&quot;)">
            <text:p/>
          </table:table-cell>
          <table:table-cell table:formula="of:=IF(['SoMi-Liste'.AW27]=&quot;e&quot;;['SoMi-Liste'.AW$2];&quot;&quot;)">
            <text:p/>
          </table:table-cell>
          <table:table-cell table:formula="of:=IF(['SoMi-Liste'.AX27]=&quot;e&quot;;['SoMi-Liste'.AX$2];&quot;&quot;)">
            <text:p/>
          </table:table-cell>
          <table:table-cell table:formula="of:=IF(['SoMi-Liste'.AY27]=&quot;e&quot;;['SoMi-Liste'.AY$2];&quot;&quot;)">
            <text:p/>
          </table:table-cell>
          <table:table-cell table:number-columns-repeated="3"/>
          <table:table-cell table:formula="of:=SUM([.AA68:.AX6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28]">
            <text:p/>
          </table:table-cell>
          <table:table-cell table:formula="of:=IF(['SoMi-Liste'.C28]=&quot;e&quot;;['SoMi-Liste'.C$2];&quot;&quot;)">
            <text:p/>
          </table:table-cell>
          <table:table-cell table:formula="of:=IF(['SoMi-Liste'.D28]=&quot;e&quot;;['SoMi-Liste'.D$2];&quot;&quot;)">
            <text:p/>
          </table:table-cell>
          <table:table-cell table:formula="of:=IF(['SoMi-Liste'.E28]=&quot;e&quot;;['SoMi-Liste'.E$2];&quot;&quot;)">
            <text:p/>
          </table:table-cell>
          <table:table-cell table:formula="of:=IF(['SoMi-Liste'.F28]=&quot;e&quot;;['SoMi-Liste'.F$2];&quot;&quot;)">
            <text:p/>
          </table:table-cell>
          <table:table-cell table:formula="of:=IF(['SoMi-Liste'.G28]=&quot;e&quot;;['SoMi-Liste'.G$2];&quot;&quot;)">
            <text:p/>
          </table:table-cell>
          <table:table-cell table:formula="of:=IF(['SoMi-Liste'.H28]=&quot;e&quot;;['SoMi-Liste'.H$2];&quot;&quot;)">
            <text:p/>
          </table:table-cell>
          <table:table-cell table:formula="of:=IF(['SoMi-Liste'.I28]=&quot;e&quot;;['SoMi-Liste'.I$2];&quot;&quot;)">
            <text:p/>
          </table:table-cell>
          <table:table-cell table:formula="of:=IF(['SoMi-Liste'.J28]=&quot;e&quot;;['SoMi-Liste'.J$2];&quot;&quot;)">
            <text:p/>
          </table:table-cell>
          <table:table-cell table:formula="of:=IF(['SoMi-Liste'.K28]=&quot;e&quot;;['SoMi-Liste'.K$2];&quot;&quot;)">
            <text:p/>
          </table:table-cell>
          <table:table-cell table:formula="of:=IF(['SoMi-Liste'.L28]=&quot;e&quot;;['SoMi-Liste'.L$2];&quot;&quot;)">
            <text:p/>
          </table:table-cell>
          <table:table-cell table:formula="of:=IF(['SoMi-Liste'.M28]=&quot;e&quot;;['SoMi-Liste'.M$2];&quot;&quot;)">
            <text:p/>
          </table:table-cell>
          <table:table-cell table:formula="of:=IF(['SoMi-Liste'.N28]=&quot;e&quot;;['SoMi-Liste'.N$2];&quot;&quot;)">
            <text:p/>
          </table:table-cell>
          <table:table-cell table:formula="of:=IF(['SoMi-Liste'.O28]=&quot;e&quot;;['SoMi-Liste'.O$2];&quot;&quot;)">
            <text:p/>
          </table:table-cell>
          <table:table-cell table:formula="of:=IF(['SoMi-Liste'.P28]=&quot;e&quot;;['SoMi-Liste'.P$2];&quot;&quot;)">
            <text:p/>
          </table:table-cell>
          <table:table-cell table:formula="of:=IF(['SoMi-Liste'.Q28]=&quot;e&quot;;['SoMi-Liste'.Q$2];&quot;&quot;)">
            <text:p/>
          </table:table-cell>
          <table:table-cell table:formula="of:=IF(['SoMi-Liste'.R28]=&quot;e&quot;;['SoMi-Liste'.R$2];&quot;&quot;)">
            <text:p/>
          </table:table-cell>
          <table:table-cell table:formula="of:=IF(['SoMi-Liste'.S28]=&quot;e&quot;;['SoMi-Liste'.S$2];&quot;&quot;)">
            <text:p/>
          </table:table-cell>
          <table:table-cell table:formula="of:=IF(['SoMi-Liste'.T28]=&quot;e&quot;;['SoMi-Liste'.T$2];&quot;&quot;)">
            <text:p/>
          </table:table-cell>
          <table:table-cell table:formula="of:=IF(['SoMi-Liste'.U28]=&quot;e&quot;;['SoMi-Liste'.U$2];&quot;&quot;)">
            <text:p/>
          </table:table-cell>
          <table:table-cell table:formula="of:=IF(['SoMi-Liste'.V28]=&quot;e&quot;;['SoMi-Liste'.V$2];&quot;&quot;)">
            <text:p/>
          </table:table-cell>
          <table:table-cell table:formula="of:=IF(['SoMi-Liste'.W28]=&quot;e&quot;;['SoMi-Liste'.W$2];&quot;&quot;)">
            <text:p/>
          </table:table-cell>
          <table:table-cell table:number-columns-repeated="2"/>
          <table:table-cell table:formula="of:=SUM([.B69:.X69])" office:value-type="float" office:value="0" calcext:value-type="float">
            <text:p>0</text:p>
          </table:table-cell>
          <table:table-cell table:formula="of:=['SoMi-Liste'.AD28]">
            <text:p/>
          </table:table-cell>
          <table:table-cell table:formula="of:=IF(['SoMi-Liste'.AE28]=&quot;e&quot;;['SoMi-Liste'.AE$2];&quot;&quot;)">
            <text:p/>
          </table:table-cell>
          <table:table-cell table:formula="of:=IF(['SoMi-Liste'.AF28]=&quot;e&quot;;['SoMi-Liste'.AF$2];&quot;&quot;)">
            <text:p/>
          </table:table-cell>
          <table:table-cell table:formula="of:=IF(['SoMi-Liste'.AG28]=&quot;e&quot;;['SoMi-Liste'.AG$2];&quot;&quot;)">
            <text:p/>
          </table:table-cell>
          <table:table-cell table:formula="of:=IF(['SoMi-Liste'.AH28]=&quot;e&quot;;['SoMi-Liste'.AH$2];&quot;&quot;)">
            <text:p/>
          </table:table-cell>
          <table:table-cell table:formula="of:=IF(['SoMi-Liste'.AI28]=&quot;e&quot;;['SoMi-Liste'.AI$2];&quot;&quot;)">
            <text:p/>
          </table:table-cell>
          <table:table-cell table:formula="of:=IF(['SoMi-Liste'.AJ28]=&quot;e&quot;;['SoMi-Liste'.AJ$2];&quot;&quot;)">
            <text:p/>
          </table:table-cell>
          <table:table-cell table:formula="of:=IF(['SoMi-Liste'.AK28]=&quot;e&quot;;['SoMi-Liste'.AK$2];&quot;&quot;)">
            <text:p/>
          </table:table-cell>
          <table:table-cell table:formula="of:=IF(['SoMi-Liste'.AL28]=&quot;e&quot;;['SoMi-Liste'.AL$2];&quot;&quot;)">
            <text:p/>
          </table:table-cell>
          <table:table-cell table:formula="of:=IF(['SoMi-Liste'.AM28]=&quot;e&quot;;['SoMi-Liste'.AM$2];&quot;&quot;)">
            <text:p/>
          </table:table-cell>
          <table:table-cell table:formula="of:=IF(['SoMi-Liste'.AN28]=&quot;e&quot;;['SoMi-Liste'.AN$2];&quot;&quot;)">
            <text:p/>
          </table:table-cell>
          <table:table-cell table:formula="of:=IF(['SoMi-Liste'.AO28]=&quot;e&quot;;['SoMi-Liste'.AO$2];&quot;&quot;)">
            <text:p/>
          </table:table-cell>
          <table:table-cell table:formula="of:=IF(['SoMi-Liste'.AP28]=&quot;e&quot;;['SoMi-Liste'.AP$2];&quot;&quot;)">
            <text:p/>
          </table:table-cell>
          <table:table-cell table:formula="of:=IF(['SoMi-Liste'.AQ28]=&quot;e&quot;;['SoMi-Liste'.AQ$2];&quot;&quot;)">
            <text:p/>
          </table:table-cell>
          <table:table-cell table:formula="of:=IF(['SoMi-Liste'.AR28]=&quot;e&quot;;['SoMi-Liste'.AR$2];&quot;&quot;)">
            <text:p/>
          </table:table-cell>
          <table:table-cell table:formula="of:=IF(['SoMi-Liste'.AS28]=&quot;e&quot;;['SoMi-Liste'.AS$2];&quot;&quot;)">
            <text:p/>
          </table:table-cell>
          <table:table-cell table:formula="of:=IF(['SoMi-Liste'.AT28]=&quot;e&quot;;['SoMi-Liste'.AT$2];&quot;&quot;)">
            <text:p/>
          </table:table-cell>
          <table:table-cell table:formula="of:=IF(['SoMi-Liste'.AU28]=&quot;e&quot;;['SoMi-Liste'.AU$2];&quot;&quot;)">
            <text:p/>
          </table:table-cell>
          <table:table-cell table:formula="of:=IF(['SoMi-Liste'.AV28]=&quot;e&quot;;['SoMi-Liste'.AV$2];&quot;&quot;)">
            <text:p/>
          </table:table-cell>
          <table:table-cell table:formula="of:=IF(['SoMi-Liste'.AW28]=&quot;e&quot;;['SoMi-Liste'.AW$2];&quot;&quot;)">
            <text:p/>
          </table:table-cell>
          <table:table-cell table:formula="of:=IF(['SoMi-Liste'.AX28]=&quot;e&quot;;['SoMi-Liste'.AX$2];&quot;&quot;)">
            <text:p/>
          </table:table-cell>
          <table:table-cell table:formula="of:=IF(['SoMi-Liste'.AY28]=&quot;e&quot;;['SoMi-Liste'.AY$2];&quot;&quot;)">
            <text:p/>
          </table:table-cell>
          <table:table-cell table:number-columns-repeated="3"/>
          <table:table-cell table:formula="of:=SUM([.AA69:.AX6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29]">
            <text:p/>
          </table:table-cell>
          <table:table-cell table:formula="of:=IF(['SoMi-Liste'.C29]=&quot;e&quot;;['SoMi-Liste'.C$2];&quot;&quot;)">
            <text:p/>
          </table:table-cell>
          <table:table-cell table:formula="of:=IF(['SoMi-Liste'.D29]=&quot;e&quot;;['SoMi-Liste'.D$2];&quot;&quot;)">
            <text:p/>
          </table:table-cell>
          <table:table-cell table:formula="of:=IF(['SoMi-Liste'.E29]=&quot;e&quot;;['SoMi-Liste'.E$2];&quot;&quot;)">
            <text:p/>
          </table:table-cell>
          <table:table-cell table:formula="of:=IF(['SoMi-Liste'.F29]=&quot;e&quot;;['SoMi-Liste'.F$2];&quot;&quot;)">
            <text:p/>
          </table:table-cell>
          <table:table-cell table:formula="of:=IF(['SoMi-Liste'.G29]=&quot;e&quot;;['SoMi-Liste'.G$2];&quot;&quot;)">
            <text:p/>
          </table:table-cell>
          <table:table-cell table:formula="of:=IF(['SoMi-Liste'.H29]=&quot;e&quot;;['SoMi-Liste'.H$2];&quot;&quot;)">
            <text:p/>
          </table:table-cell>
          <table:table-cell table:formula="of:=IF(['SoMi-Liste'.I29]=&quot;e&quot;;['SoMi-Liste'.I$2];&quot;&quot;)">
            <text:p/>
          </table:table-cell>
          <table:table-cell table:formula="of:=IF(['SoMi-Liste'.J29]=&quot;e&quot;;['SoMi-Liste'.J$2];&quot;&quot;)">
            <text:p/>
          </table:table-cell>
          <table:table-cell table:formula="of:=IF(['SoMi-Liste'.K29]=&quot;e&quot;;['SoMi-Liste'.K$2];&quot;&quot;)">
            <text:p/>
          </table:table-cell>
          <table:table-cell table:formula="of:=IF(['SoMi-Liste'.L29]=&quot;e&quot;;['SoMi-Liste'.L$2];&quot;&quot;)">
            <text:p/>
          </table:table-cell>
          <table:table-cell table:formula="of:=IF(['SoMi-Liste'.M29]=&quot;e&quot;;['SoMi-Liste'.M$2];&quot;&quot;)">
            <text:p/>
          </table:table-cell>
          <table:table-cell table:formula="of:=IF(['SoMi-Liste'.N29]=&quot;e&quot;;['SoMi-Liste'.N$2];&quot;&quot;)">
            <text:p/>
          </table:table-cell>
          <table:table-cell table:formula="of:=IF(['SoMi-Liste'.O29]=&quot;e&quot;;['SoMi-Liste'.O$2];&quot;&quot;)">
            <text:p/>
          </table:table-cell>
          <table:table-cell table:formula="of:=IF(['SoMi-Liste'.P29]=&quot;e&quot;;['SoMi-Liste'.P$2];&quot;&quot;)">
            <text:p/>
          </table:table-cell>
          <table:table-cell table:formula="of:=IF(['SoMi-Liste'.Q29]=&quot;e&quot;;['SoMi-Liste'.Q$2];&quot;&quot;)">
            <text:p/>
          </table:table-cell>
          <table:table-cell table:formula="of:=IF(['SoMi-Liste'.R29]=&quot;e&quot;;['SoMi-Liste'.R$2];&quot;&quot;)">
            <text:p/>
          </table:table-cell>
          <table:table-cell table:formula="of:=IF(['SoMi-Liste'.S29]=&quot;e&quot;;['SoMi-Liste'.S$2];&quot;&quot;)">
            <text:p/>
          </table:table-cell>
          <table:table-cell table:formula="of:=IF(['SoMi-Liste'.T29]=&quot;e&quot;;['SoMi-Liste'.T$2];&quot;&quot;)">
            <text:p/>
          </table:table-cell>
          <table:table-cell table:formula="of:=IF(['SoMi-Liste'.U29]=&quot;e&quot;;['SoMi-Liste'.U$2];&quot;&quot;)">
            <text:p/>
          </table:table-cell>
          <table:table-cell table:formula="of:=IF(['SoMi-Liste'.V29]=&quot;e&quot;;['SoMi-Liste'.V$2];&quot;&quot;)">
            <text:p/>
          </table:table-cell>
          <table:table-cell table:formula="of:=IF(['SoMi-Liste'.W29]=&quot;e&quot;;['SoMi-Liste'.W$2];&quot;&quot;)">
            <text:p/>
          </table:table-cell>
          <table:table-cell table:number-columns-repeated="2"/>
          <table:table-cell table:formula="of:=SUM([.B70:.X70])" office:value-type="float" office:value="0" calcext:value-type="float">
            <text:p>0</text:p>
          </table:table-cell>
          <table:table-cell table:formula="of:=['SoMi-Liste'.AD29]">
            <text:p/>
          </table:table-cell>
          <table:table-cell table:formula="of:=IF(['SoMi-Liste'.AE29]=&quot;e&quot;;['SoMi-Liste'.AE$2];&quot;&quot;)">
            <text:p/>
          </table:table-cell>
          <table:table-cell table:formula="of:=IF(['SoMi-Liste'.AF29]=&quot;e&quot;;['SoMi-Liste'.AF$2];&quot;&quot;)">
            <text:p/>
          </table:table-cell>
          <table:table-cell table:formula="of:=IF(['SoMi-Liste'.AG29]=&quot;e&quot;;['SoMi-Liste'.AG$2];&quot;&quot;)">
            <text:p/>
          </table:table-cell>
          <table:table-cell table:formula="of:=IF(['SoMi-Liste'.AH29]=&quot;e&quot;;['SoMi-Liste'.AH$2];&quot;&quot;)">
            <text:p/>
          </table:table-cell>
          <table:table-cell table:formula="of:=IF(['SoMi-Liste'.AI29]=&quot;e&quot;;['SoMi-Liste'.AI$2];&quot;&quot;)">
            <text:p/>
          </table:table-cell>
          <table:table-cell table:formula="of:=IF(['SoMi-Liste'.AJ29]=&quot;e&quot;;['SoMi-Liste'.AJ$2];&quot;&quot;)">
            <text:p/>
          </table:table-cell>
          <table:table-cell table:formula="of:=IF(['SoMi-Liste'.AK29]=&quot;e&quot;;['SoMi-Liste'.AK$2];&quot;&quot;)">
            <text:p/>
          </table:table-cell>
          <table:table-cell table:formula="of:=IF(['SoMi-Liste'.AL29]=&quot;e&quot;;['SoMi-Liste'.AL$2];&quot;&quot;)">
            <text:p/>
          </table:table-cell>
          <table:table-cell table:formula="of:=IF(['SoMi-Liste'.AM29]=&quot;e&quot;;['SoMi-Liste'.AM$2];&quot;&quot;)">
            <text:p/>
          </table:table-cell>
          <table:table-cell table:formula="of:=IF(['SoMi-Liste'.AN29]=&quot;e&quot;;['SoMi-Liste'.AN$2];&quot;&quot;)">
            <text:p/>
          </table:table-cell>
          <table:table-cell table:formula="of:=IF(['SoMi-Liste'.AO29]=&quot;e&quot;;['SoMi-Liste'.AO$2];&quot;&quot;)">
            <text:p/>
          </table:table-cell>
          <table:table-cell table:formula="of:=IF(['SoMi-Liste'.AP29]=&quot;e&quot;;['SoMi-Liste'.AP$2];&quot;&quot;)">
            <text:p/>
          </table:table-cell>
          <table:table-cell table:formula="of:=IF(['SoMi-Liste'.AQ29]=&quot;e&quot;;['SoMi-Liste'.AQ$2];&quot;&quot;)">
            <text:p/>
          </table:table-cell>
          <table:table-cell table:formula="of:=IF(['SoMi-Liste'.AR29]=&quot;e&quot;;['SoMi-Liste'.AR$2];&quot;&quot;)">
            <text:p/>
          </table:table-cell>
          <table:table-cell table:formula="of:=IF(['SoMi-Liste'.AS29]=&quot;e&quot;;['SoMi-Liste'.AS$2];&quot;&quot;)">
            <text:p/>
          </table:table-cell>
          <table:table-cell table:formula="of:=IF(['SoMi-Liste'.AT29]=&quot;e&quot;;['SoMi-Liste'.AT$2];&quot;&quot;)">
            <text:p/>
          </table:table-cell>
          <table:table-cell table:formula="of:=IF(['SoMi-Liste'.AU29]=&quot;e&quot;;['SoMi-Liste'.AU$2];&quot;&quot;)">
            <text:p/>
          </table:table-cell>
          <table:table-cell table:formula="of:=IF(['SoMi-Liste'.AV29]=&quot;e&quot;;['SoMi-Liste'.AV$2];&quot;&quot;)">
            <text:p/>
          </table:table-cell>
          <table:table-cell table:formula="of:=IF(['SoMi-Liste'.AW29]=&quot;e&quot;;['SoMi-Liste'.AW$2];&quot;&quot;)">
            <text:p/>
          </table:table-cell>
          <table:table-cell table:formula="of:=IF(['SoMi-Liste'.AX29]=&quot;e&quot;;['SoMi-Liste'.AX$2];&quot;&quot;)">
            <text:p/>
          </table:table-cell>
          <table:table-cell table:formula="of:=IF(['SoMi-Liste'.AY29]=&quot;e&quot;;['SoMi-Liste'.AY$2];&quot;&quot;)">
            <text:p/>
          </table:table-cell>
          <table:table-cell table:number-columns-repeated="3"/>
          <table:table-cell table:formula="of:=SUM([.AA70:.AX7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30]">
            <text:p/>
          </table:table-cell>
          <table:table-cell table:formula="of:=IF(['SoMi-Liste'.C30]=&quot;e&quot;;['SoMi-Liste'.C$2];&quot;&quot;)">
            <text:p/>
          </table:table-cell>
          <table:table-cell table:formula="of:=IF(['SoMi-Liste'.D30]=&quot;e&quot;;['SoMi-Liste'.D$2];&quot;&quot;)">
            <text:p/>
          </table:table-cell>
          <table:table-cell table:formula="of:=IF(['SoMi-Liste'.E30]=&quot;e&quot;;['SoMi-Liste'.E$2];&quot;&quot;)">
            <text:p/>
          </table:table-cell>
          <table:table-cell table:formula="of:=IF(['SoMi-Liste'.F30]=&quot;e&quot;;['SoMi-Liste'.F$2];&quot;&quot;)">
            <text:p/>
          </table:table-cell>
          <table:table-cell table:formula="of:=IF(['SoMi-Liste'.G30]=&quot;e&quot;;['SoMi-Liste'.G$2];&quot;&quot;)">
            <text:p/>
          </table:table-cell>
          <table:table-cell table:formula="of:=IF(['SoMi-Liste'.H30]=&quot;e&quot;;['SoMi-Liste'.H$2];&quot;&quot;)">
            <text:p/>
          </table:table-cell>
          <table:table-cell table:formula="of:=IF(['SoMi-Liste'.I30]=&quot;e&quot;;['SoMi-Liste'.I$2];&quot;&quot;)">
            <text:p/>
          </table:table-cell>
          <table:table-cell table:formula="of:=IF(['SoMi-Liste'.J30]=&quot;e&quot;;['SoMi-Liste'.J$2];&quot;&quot;)">
            <text:p/>
          </table:table-cell>
          <table:table-cell table:formula="of:=IF(['SoMi-Liste'.K30]=&quot;e&quot;;['SoMi-Liste'.K$2];&quot;&quot;)">
            <text:p/>
          </table:table-cell>
          <table:table-cell table:formula="of:=IF(['SoMi-Liste'.L30]=&quot;e&quot;;['SoMi-Liste'.L$2];&quot;&quot;)">
            <text:p/>
          </table:table-cell>
          <table:table-cell table:formula="of:=IF(['SoMi-Liste'.M30]=&quot;e&quot;;['SoMi-Liste'.M$2];&quot;&quot;)">
            <text:p/>
          </table:table-cell>
          <table:table-cell table:formula="of:=IF(['SoMi-Liste'.N30]=&quot;e&quot;;['SoMi-Liste'.N$2];&quot;&quot;)">
            <text:p/>
          </table:table-cell>
          <table:table-cell table:formula="of:=IF(['SoMi-Liste'.O30]=&quot;e&quot;;['SoMi-Liste'.O$2];&quot;&quot;)">
            <text:p/>
          </table:table-cell>
          <table:table-cell table:formula="of:=IF(['SoMi-Liste'.P30]=&quot;e&quot;;['SoMi-Liste'.P$2];&quot;&quot;)">
            <text:p/>
          </table:table-cell>
          <table:table-cell table:formula="of:=IF(['SoMi-Liste'.Q30]=&quot;e&quot;;['SoMi-Liste'.Q$2];&quot;&quot;)">
            <text:p/>
          </table:table-cell>
          <table:table-cell table:formula="of:=IF(['SoMi-Liste'.R30]=&quot;e&quot;;['SoMi-Liste'.R$2];&quot;&quot;)">
            <text:p/>
          </table:table-cell>
          <table:table-cell table:formula="of:=IF(['SoMi-Liste'.S30]=&quot;e&quot;;['SoMi-Liste'.S$2];&quot;&quot;)">
            <text:p/>
          </table:table-cell>
          <table:table-cell table:formula="of:=IF(['SoMi-Liste'.T30]=&quot;e&quot;;['SoMi-Liste'.T$2];&quot;&quot;)">
            <text:p/>
          </table:table-cell>
          <table:table-cell table:formula="of:=IF(['SoMi-Liste'.U30]=&quot;e&quot;;['SoMi-Liste'.U$2];&quot;&quot;)">
            <text:p/>
          </table:table-cell>
          <table:table-cell table:formula="of:=IF(['SoMi-Liste'.V30]=&quot;e&quot;;['SoMi-Liste'.V$2];&quot;&quot;)">
            <text:p/>
          </table:table-cell>
          <table:table-cell table:formula="of:=IF(['SoMi-Liste'.W30]=&quot;e&quot;;['SoMi-Liste'.W$2];&quot;&quot;)">
            <text:p/>
          </table:table-cell>
          <table:table-cell table:number-columns-repeated="2"/>
          <table:table-cell table:formula="of:=SUM([.B71:.X71])" office:value-type="float" office:value="0" calcext:value-type="float">
            <text:p>0</text:p>
          </table:table-cell>
          <table:table-cell table:formula="of:=['SoMi-Liste'.AD30]">
            <text:p/>
          </table:table-cell>
          <table:table-cell table:formula="of:=IF(['SoMi-Liste'.AE30]=&quot;e&quot;;['SoMi-Liste'.AE$2];&quot;&quot;)">
            <text:p/>
          </table:table-cell>
          <table:table-cell table:formula="of:=IF(['SoMi-Liste'.AF30]=&quot;e&quot;;['SoMi-Liste'.AF$2];&quot;&quot;)">
            <text:p/>
          </table:table-cell>
          <table:table-cell table:formula="of:=IF(['SoMi-Liste'.AG30]=&quot;e&quot;;['SoMi-Liste'.AG$2];&quot;&quot;)">
            <text:p/>
          </table:table-cell>
          <table:table-cell table:formula="of:=IF(['SoMi-Liste'.AH30]=&quot;e&quot;;['SoMi-Liste'.AH$2];&quot;&quot;)">
            <text:p/>
          </table:table-cell>
          <table:table-cell table:formula="of:=IF(['SoMi-Liste'.AI30]=&quot;e&quot;;['SoMi-Liste'.AI$2];&quot;&quot;)">
            <text:p/>
          </table:table-cell>
          <table:table-cell table:formula="of:=IF(['SoMi-Liste'.AJ30]=&quot;e&quot;;['SoMi-Liste'.AJ$2];&quot;&quot;)">
            <text:p/>
          </table:table-cell>
          <table:table-cell table:formula="of:=IF(['SoMi-Liste'.AK30]=&quot;e&quot;;['SoMi-Liste'.AK$2];&quot;&quot;)">
            <text:p/>
          </table:table-cell>
          <table:table-cell table:formula="of:=IF(['SoMi-Liste'.AL30]=&quot;e&quot;;['SoMi-Liste'.AL$2];&quot;&quot;)">
            <text:p/>
          </table:table-cell>
          <table:table-cell table:formula="of:=IF(['SoMi-Liste'.AM30]=&quot;e&quot;;['SoMi-Liste'.AM$2];&quot;&quot;)">
            <text:p/>
          </table:table-cell>
          <table:table-cell table:formula="of:=IF(['SoMi-Liste'.AN30]=&quot;e&quot;;['SoMi-Liste'.AN$2];&quot;&quot;)">
            <text:p/>
          </table:table-cell>
          <table:table-cell table:formula="of:=IF(['SoMi-Liste'.AO30]=&quot;e&quot;;['SoMi-Liste'.AO$2];&quot;&quot;)">
            <text:p/>
          </table:table-cell>
          <table:table-cell table:formula="of:=IF(['SoMi-Liste'.AP30]=&quot;e&quot;;['SoMi-Liste'.AP$2];&quot;&quot;)">
            <text:p/>
          </table:table-cell>
          <table:table-cell table:formula="of:=IF(['SoMi-Liste'.AQ30]=&quot;e&quot;;['SoMi-Liste'.AQ$2];&quot;&quot;)">
            <text:p/>
          </table:table-cell>
          <table:table-cell table:formula="of:=IF(['SoMi-Liste'.AR30]=&quot;e&quot;;['SoMi-Liste'.AR$2];&quot;&quot;)">
            <text:p/>
          </table:table-cell>
          <table:table-cell table:formula="of:=IF(['SoMi-Liste'.AS30]=&quot;e&quot;;['SoMi-Liste'.AS$2];&quot;&quot;)">
            <text:p/>
          </table:table-cell>
          <table:table-cell table:formula="of:=IF(['SoMi-Liste'.AT30]=&quot;e&quot;;['SoMi-Liste'.AT$2];&quot;&quot;)">
            <text:p/>
          </table:table-cell>
          <table:table-cell table:formula="of:=IF(['SoMi-Liste'.AU30]=&quot;e&quot;;['SoMi-Liste'.AU$2];&quot;&quot;)">
            <text:p/>
          </table:table-cell>
          <table:table-cell table:formula="of:=IF(['SoMi-Liste'.AV30]=&quot;e&quot;;['SoMi-Liste'.AV$2];&quot;&quot;)">
            <text:p/>
          </table:table-cell>
          <table:table-cell table:formula="of:=IF(['SoMi-Liste'.AW30]=&quot;e&quot;;['SoMi-Liste'.AW$2];&quot;&quot;)">
            <text:p/>
          </table:table-cell>
          <table:table-cell table:formula="of:=IF(['SoMi-Liste'.AX30]=&quot;e&quot;;['SoMi-Liste'.AX$2];&quot;&quot;)">
            <text:p/>
          </table:table-cell>
          <table:table-cell table:formula="of:=IF(['SoMi-Liste'.AY30]=&quot;e&quot;;['SoMi-Liste'.AY$2];&quot;&quot;)">
            <text:p/>
          </table:table-cell>
          <table:table-cell table:number-columns-repeated="3"/>
          <table:table-cell table:formula="of:=SUM([.AA71:.AX7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31]">
            <text:p/>
          </table:table-cell>
          <table:table-cell table:formula="of:=IF(['SoMi-Liste'.C31]=&quot;e&quot;;['SoMi-Liste'.C$2];&quot;&quot;)">
            <text:p/>
          </table:table-cell>
          <table:table-cell table:formula="of:=IF(['SoMi-Liste'.D31]=&quot;e&quot;;['SoMi-Liste'.D$2];&quot;&quot;)">
            <text:p/>
          </table:table-cell>
          <table:table-cell table:formula="of:=IF(['SoMi-Liste'.E31]=&quot;e&quot;;['SoMi-Liste'.E$2];&quot;&quot;)">
            <text:p/>
          </table:table-cell>
          <table:table-cell table:formula="of:=IF(['SoMi-Liste'.F31]=&quot;e&quot;;['SoMi-Liste'.F$2];&quot;&quot;)">
            <text:p/>
          </table:table-cell>
          <table:table-cell table:formula="of:=IF(['SoMi-Liste'.G31]=&quot;e&quot;;['SoMi-Liste'.G$2];&quot;&quot;)">
            <text:p/>
          </table:table-cell>
          <table:table-cell table:formula="of:=IF(['SoMi-Liste'.H31]=&quot;e&quot;;['SoMi-Liste'.H$2];&quot;&quot;)">
            <text:p/>
          </table:table-cell>
          <table:table-cell table:formula="of:=IF(['SoMi-Liste'.I31]=&quot;e&quot;;['SoMi-Liste'.I$2];&quot;&quot;)">
            <text:p/>
          </table:table-cell>
          <table:table-cell table:formula="of:=IF(['SoMi-Liste'.J31]=&quot;e&quot;;['SoMi-Liste'.J$2];&quot;&quot;)">
            <text:p/>
          </table:table-cell>
          <table:table-cell table:formula="of:=IF(['SoMi-Liste'.K31]=&quot;e&quot;;['SoMi-Liste'.K$2];&quot;&quot;)">
            <text:p/>
          </table:table-cell>
          <table:table-cell table:formula="of:=IF(['SoMi-Liste'.L31]=&quot;e&quot;;['SoMi-Liste'.L$2];&quot;&quot;)">
            <text:p/>
          </table:table-cell>
          <table:table-cell table:formula="of:=IF(['SoMi-Liste'.M31]=&quot;e&quot;;['SoMi-Liste'.M$2];&quot;&quot;)">
            <text:p/>
          </table:table-cell>
          <table:table-cell table:formula="of:=IF(['SoMi-Liste'.N31]=&quot;e&quot;;['SoMi-Liste'.N$2];&quot;&quot;)">
            <text:p/>
          </table:table-cell>
          <table:table-cell table:formula="of:=IF(['SoMi-Liste'.O31]=&quot;e&quot;;['SoMi-Liste'.O$2];&quot;&quot;)">
            <text:p/>
          </table:table-cell>
          <table:table-cell table:formula="of:=IF(['SoMi-Liste'.P31]=&quot;e&quot;;['SoMi-Liste'.P$2];&quot;&quot;)">
            <text:p/>
          </table:table-cell>
          <table:table-cell table:formula="of:=IF(['SoMi-Liste'.Q31]=&quot;e&quot;;['SoMi-Liste'.Q$2];&quot;&quot;)">
            <text:p/>
          </table:table-cell>
          <table:table-cell table:formula="of:=IF(['SoMi-Liste'.R31]=&quot;e&quot;;['SoMi-Liste'.R$2];&quot;&quot;)">
            <text:p/>
          </table:table-cell>
          <table:table-cell table:formula="of:=IF(['SoMi-Liste'.S31]=&quot;e&quot;;['SoMi-Liste'.S$2];&quot;&quot;)">
            <text:p/>
          </table:table-cell>
          <table:table-cell table:formula="of:=IF(['SoMi-Liste'.T31]=&quot;e&quot;;['SoMi-Liste'.T$2];&quot;&quot;)">
            <text:p/>
          </table:table-cell>
          <table:table-cell table:formula="of:=IF(['SoMi-Liste'.U31]=&quot;e&quot;;['SoMi-Liste'.U$2];&quot;&quot;)">
            <text:p/>
          </table:table-cell>
          <table:table-cell table:formula="of:=IF(['SoMi-Liste'.V31]=&quot;e&quot;;['SoMi-Liste'.V$2];&quot;&quot;)">
            <text:p/>
          </table:table-cell>
          <table:table-cell table:formula="of:=IF(['SoMi-Liste'.W31]=&quot;e&quot;;['SoMi-Liste'.W$2];&quot;&quot;)">
            <text:p/>
          </table:table-cell>
          <table:table-cell table:number-columns-repeated="2"/>
          <table:table-cell table:formula="of:=SUM([.B72:.X72])" office:value-type="float" office:value="0" calcext:value-type="float">
            <text:p>0</text:p>
          </table:table-cell>
          <table:table-cell table:formula="of:=['SoMi-Liste'.AD31]">
            <text:p/>
          </table:table-cell>
          <table:table-cell table:formula="of:=IF(['SoMi-Liste'.AE31]=&quot;e&quot;;['SoMi-Liste'.AE$2];&quot;&quot;)">
            <text:p/>
          </table:table-cell>
          <table:table-cell table:formula="of:=IF(['SoMi-Liste'.AF31]=&quot;e&quot;;['SoMi-Liste'.AF$2];&quot;&quot;)">
            <text:p/>
          </table:table-cell>
          <table:table-cell table:formula="of:=IF(['SoMi-Liste'.AG31]=&quot;e&quot;;['SoMi-Liste'.AG$2];&quot;&quot;)">
            <text:p/>
          </table:table-cell>
          <table:table-cell table:formula="of:=IF(['SoMi-Liste'.AH31]=&quot;e&quot;;['SoMi-Liste'.AH$2];&quot;&quot;)">
            <text:p/>
          </table:table-cell>
          <table:table-cell table:formula="of:=IF(['SoMi-Liste'.AI31]=&quot;e&quot;;['SoMi-Liste'.AI$2];&quot;&quot;)">
            <text:p/>
          </table:table-cell>
          <table:table-cell table:formula="of:=IF(['SoMi-Liste'.AJ31]=&quot;e&quot;;['SoMi-Liste'.AJ$2];&quot;&quot;)">
            <text:p/>
          </table:table-cell>
          <table:table-cell table:formula="of:=IF(['SoMi-Liste'.AK31]=&quot;e&quot;;['SoMi-Liste'.AK$2];&quot;&quot;)">
            <text:p/>
          </table:table-cell>
          <table:table-cell table:formula="of:=IF(['SoMi-Liste'.AL31]=&quot;e&quot;;['SoMi-Liste'.AL$2];&quot;&quot;)">
            <text:p/>
          </table:table-cell>
          <table:table-cell table:formula="of:=IF(['SoMi-Liste'.AM31]=&quot;e&quot;;['SoMi-Liste'.AM$2];&quot;&quot;)">
            <text:p/>
          </table:table-cell>
          <table:table-cell table:formula="of:=IF(['SoMi-Liste'.AN31]=&quot;e&quot;;['SoMi-Liste'.AN$2];&quot;&quot;)">
            <text:p/>
          </table:table-cell>
          <table:table-cell table:formula="of:=IF(['SoMi-Liste'.AO31]=&quot;e&quot;;['SoMi-Liste'.AO$2];&quot;&quot;)">
            <text:p/>
          </table:table-cell>
          <table:table-cell table:formula="of:=IF(['SoMi-Liste'.AP31]=&quot;e&quot;;['SoMi-Liste'.AP$2];&quot;&quot;)">
            <text:p/>
          </table:table-cell>
          <table:table-cell table:formula="of:=IF(['SoMi-Liste'.AQ31]=&quot;e&quot;;['SoMi-Liste'.AQ$2];&quot;&quot;)">
            <text:p/>
          </table:table-cell>
          <table:table-cell table:formula="of:=IF(['SoMi-Liste'.AR31]=&quot;e&quot;;['SoMi-Liste'.AR$2];&quot;&quot;)">
            <text:p/>
          </table:table-cell>
          <table:table-cell table:formula="of:=IF(['SoMi-Liste'.AS31]=&quot;e&quot;;['SoMi-Liste'.AS$2];&quot;&quot;)">
            <text:p/>
          </table:table-cell>
          <table:table-cell table:formula="of:=IF(['SoMi-Liste'.AT31]=&quot;e&quot;;['SoMi-Liste'.AT$2];&quot;&quot;)">
            <text:p/>
          </table:table-cell>
          <table:table-cell table:formula="of:=IF(['SoMi-Liste'.AU31]=&quot;e&quot;;['SoMi-Liste'.AU$2];&quot;&quot;)">
            <text:p/>
          </table:table-cell>
          <table:table-cell table:formula="of:=IF(['SoMi-Liste'.AV31]=&quot;e&quot;;['SoMi-Liste'.AV$2];&quot;&quot;)">
            <text:p/>
          </table:table-cell>
          <table:table-cell table:formula="of:=IF(['SoMi-Liste'.AW31]=&quot;e&quot;;['SoMi-Liste'.AW$2];&quot;&quot;)">
            <text:p/>
          </table:table-cell>
          <table:table-cell table:formula="of:=IF(['SoMi-Liste'.AX31]=&quot;e&quot;;['SoMi-Liste'.AX$2];&quot;&quot;)">
            <text:p/>
          </table:table-cell>
          <table:table-cell table:formula="of:=IF(['SoMi-Liste'.AY31]=&quot;e&quot;;['SoMi-Liste'.AY$2];&quot;&quot;)">
            <text:p/>
          </table:table-cell>
          <table:table-cell table:number-columns-repeated="3"/>
          <table:table-cell table:formula="of:=SUM([.AA72:.AX7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32]">
            <text:p/>
          </table:table-cell>
          <table:table-cell table:formula="of:=IF(['SoMi-Liste'.C32]=&quot;e&quot;;['SoMi-Liste'.C$2];&quot;&quot;)">
            <text:p/>
          </table:table-cell>
          <table:table-cell table:formula="of:=IF(['SoMi-Liste'.D32]=&quot;e&quot;;['SoMi-Liste'.D$2];&quot;&quot;)">
            <text:p/>
          </table:table-cell>
          <table:table-cell table:formula="of:=IF(['SoMi-Liste'.E32]=&quot;e&quot;;['SoMi-Liste'.E$2];&quot;&quot;)">
            <text:p/>
          </table:table-cell>
          <table:table-cell table:formula="of:=IF(['SoMi-Liste'.F32]=&quot;e&quot;;['SoMi-Liste'.F$2];&quot;&quot;)">
            <text:p/>
          </table:table-cell>
          <table:table-cell table:formula="of:=IF(['SoMi-Liste'.G32]=&quot;e&quot;;['SoMi-Liste'.G$2];&quot;&quot;)">
            <text:p/>
          </table:table-cell>
          <table:table-cell table:formula="of:=IF(['SoMi-Liste'.H32]=&quot;e&quot;;['SoMi-Liste'.H$2];&quot;&quot;)">
            <text:p/>
          </table:table-cell>
          <table:table-cell table:formula="of:=IF(['SoMi-Liste'.I32]=&quot;e&quot;;['SoMi-Liste'.I$2];&quot;&quot;)">
            <text:p/>
          </table:table-cell>
          <table:table-cell table:formula="of:=IF(['SoMi-Liste'.J32]=&quot;e&quot;;['SoMi-Liste'.J$2];&quot;&quot;)">
            <text:p/>
          </table:table-cell>
          <table:table-cell table:formula="of:=IF(['SoMi-Liste'.K32]=&quot;e&quot;;['SoMi-Liste'.K$2];&quot;&quot;)">
            <text:p/>
          </table:table-cell>
          <table:table-cell table:formula="of:=IF(['SoMi-Liste'.L32]=&quot;e&quot;;['SoMi-Liste'.L$2];&quot;&quot;)">
            <text:p/>
          </table:table-cell>
          <table:table-cell table:formula="of:=IF(['SoMi-Liste'.M32]=&quot;e&quot;;['SoMi-Liste'.M$2];&quot;&quot;)">
            <text:p/>
          </table:table-cell>
          <table:table-cell table:formula="of:=IF(['SoMi-Liste'.N32]=&quot;e&quot;;['SoMi-Liste'.N$2];&quot;&quot;)">
            <text:p/>
          </table:table-cell>
          <table:table-cell table:formula="of:=IF(['SoMi-Liste'.O32]=&quot;e&quot;;['SoMi-Liste'.O$2];&quot;&quot;)">
            <text:p/>
          </table:table-cell>
          <table:table-cell table:formula="of:=IF(['SoMi-Liste'.P32]=&quot;e&quot;;['SoMi-Liste'.P$2];&quot;&quot;)">
            <text:p/>
          </table:table-cell>
          <table:table-cell table:formula="of:=IF(['SoMi-Liste'.Q32]=&quot;e&quot;;['SoMi-Liste'.Q$2];&quot;&quot;)">
            <text:p/>
          </table:table-cell>
          <table:table-cell table:formula="of:=IF(['SoMi-Liste'.R32]=&quot;e&quot;;['SoMi-Liste'.R$2];&quot;&quot;)">
            <text:p/>
          </table:table-cell>
          <table:table-cell table:formula="of:=IF(['SoMi-Liste'.S32]=&quot;e&quot;;['SoMi-Liste'.S$2];&quot;&quot;)">
            <text:p/>
          </table:table-cell>
          <table:table-cell table:formula="of:=IF(['SoMi-Liste'.T32]=&quot;e&quot;;['SoMi-Liste'.T$2];&quot;&quot;)">
            <text:p/>
          </table:table-cell>
          <table:table-cell table:formula="of:=IF(['SoMi-Liste'.U32]=&quot;e&quot;;['SoMi-Liste'.U$2];&quot;&quot;)">
            <text:p/>
          </table:table-cell>
          <table:table-cell table:formula="of:=IF(['SoMi-Liste'.V32]=&quot;e&quot;;['SoMi-Liste'.V$2];&quot;&quot;)">
            <text:p/>
          </table:table-cell>
          <table:table-cell table:formula="of:=IF(['SoMi-Liste'.W32]=&quot;e&quot;;['SoMi-Liste'.W$2];&quot;&quot;)">
            <text:p/>
          </table:table-cell>
          <table:table-cell table:number-columns-repeated="2"/>
          <table:table-cell table:formula="of:=SUM([.B73:.X73])" office:value-type="float" office:value="0" calcext:value-type="float">
            <text:p>0</text:p>
          </table:table-cell>
          <table:table-cell table:formula="of:=['SoMi-Liste'.AD32]">
            <text:p/>
          </table:table-cell>
          <table:table-cell table:formula="of:=IF(['SoMi-Liste'.AE32]=&quot;e&quot;;['SoMi-Liste'.AE$2];&quot;&quot;)">
            <text:p/>
          </table:table-cell>
          <table:table-cell table:formula="of:=IF(['SoMi-Liste'.AF32]=&quot;e&quot;;['SoMi-Liste'.AF$2];&quot;&quot;)">
            <text:p/>
          </table:table-cell>
          <table:table-cell table:formula="of:=IF(['SoMi-Liste'.AG32]=&quot;e&quot;;['SoMi-Liste'.AG$2];&quot;&quot;)">
            <text:p/>
          </table:table-cell>
          <table:table-cell table:formula="of:=IF(['SoMi-Liste'.AH32]=&quot;e&quot;;['SoMi-Liste'.AH$2];&quot;&quot;)">
            <text:p/>
          </table:table-cell>
          <table:table-cell table:formula="of:=IF(['SoMi-Liste'.AI32]=&quot;e&quot;;['SoMi-Liste'.AI$2];&quot;&quot;)">
            <text:p/>
          </table:table-cell>
          <table:table-cell table:formula="of:=IF(['SoMi-Liste'.AJ32]=&quot;e&quot;;['SoMi-Liste'.AJ$2];&quot;&quot;)">
            <text:p/>
          </table:table-cell>
          <table:table-cell table:formula="of:=IF(['SoMi-Liste'.AK32]=&quot;e&quot;;['SoMi-Liste'.AK$2];&quot;&quot;)">
            <text:p/>
          </table:table-cell>
          <table:table-cell table:formula="of:=IF(['SoMi-Liste'.AL32]=&quot;e&quot;;['SoMi-Liste'.AL$2];&quot;&quot;)">
            <text:p/>
          </table:table-cell>
          <table:table-cell table:formula="of:=IF(['SoMi-Liste'.AM32]=&quot;e&quot;;['SoMi-Liste'.AM$2];&quot;&quot;)">
            <text:p/>
          </table:table-cell>
          <table:table-cell table:formula="of:=IF(['SoMi-Liste'.AN32]=&quot;e&quot;;['SoMi-Liste'.AN$2];&quot;&quot;)">
            <text:p/>
          </table:table-cell>
          <table:table-cell table:formula="of:=IF(['SoMi-Liste'.AO32]=&quot;e&quot;;['SoMi-Liste'.AO$2];&quot;&quot;)">
            <text:p/>
          </table:table-cell>
          <table:table-cell table:formula="of:=IF(['SoMi-Liste'.AP32]=&quot;e&quot;;['SoMi-Liste'.AP$2];&quot;&quot;)">
            <text:p/>
          </table:table-cell>
          <table:table-cell table:formula="of:=IF(['SoMi-Liste'.AQ32]=&quot;e&quot;;['SoMi-Liste'.AQ$2];&quot;&quot;)">
            <text:p/>
          </table:table-cell>
          <table:table-cell table:formula="of:=IF(['SoMi-Liste'.AR32]=&quot;e&quot;;['SoMi-Liste'.AR$2];&quot;&quot;)">
            <text:p/>
          </table:table-cell>
          <table:table-cell table:formula="of:=IF(['SoMi-Liste'.AS32]=&quot;e&quot;;['SoMi-Liste'.AS$2];&quot;&quot;)">
            <text:p/>
          </table:table-cell>
          <table:table-cell table:formula="of:=IF(['SoMi-Liste'.AT32]=&quot;e&quot;;['SoMi-Liste'.AT$2];&quot;&quot;)">
            <text:p/>
          </table:table-cell>
          <table:table-cell table:formula="of:=IF(['SoMi-Liste'.AU32]=&quot;e&quot;;['SoMi-Liste'.AU$2];&quot;&quot;)">
            <text:p/>
          </table:table-cell>
          <table:table-cell table:formula="of:=IF(['SoMi-Liste'.AV32]=&quot;e&quot;;['SoMi-Liste'.AV$2];&quot;&quot;)">
            <text:p/>
          </table:table-cell>
          <table:table-cell table:formula="of:=IF(['SoMi-Liste'.AW32]=&quot;e&quot;;['SoMi-Liste'.AW$2];&quot;&quot;)">
            <text:p/>
          </table:table-cell>
          <table:table-cell table:formula="of:=IF(['SoMi-Liste'.AX32]=&quot;e&quot;;['SoMi-Liste'.AX$2];&quot;&quot;)">
            <text:p/>
          </table:table-cell>
          <table:table-cell table:formula="of:=IF(['SoMi-Liste'.AY32]=&quot;e&quot;;['SoMi-Liste'.AY$2];&quot;&quot;)">
            <text:p/>
          </table:table-cell>
          <table:table-cell table:number-columns-repeated="3"/>
          <table:table-cell table:formula="of:=SUM([.AA73:.AX7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33]">
            <text:p/>
          </table:table-cell>
          <table:table-cell table:formula="of:=IF(['SoMi-Liste'.C33]=&quot;e&quot;;['SoMi-Liste'.C$2];&quot;&quot;)">
            <text:p/>
          </table:table-cell>
          <table:table-cell table:formula="of:=IF(['SoMi-Liste'.D33]=&quot;e&quot;;['SoMi-Liste'.D$2];&quot;&quot;)">
            <text:p/>
          </table:table-cell>
          <table:table-cell table:formula="of:=IF(['SoMi-Liste'.E33]=&quot;e&quot;;['SoMi-Liste'.E$2];&quot;&quot;)">
            <text:p/>
          </table:table-cell>
          <table:table-cell table:formula="of:=IF(['SoMi-Liste'.F33]=&quot;e&quot;;['SoMi-Liste'.F$2];&quot;&quot;)">
            <text:p/>
          </table:table-cell>
          <table:table-cell table:formula="of:=IF(['SoMi-Liste'.G33]=&quot;e&quot;;['SoMi-Liste'.G$2];&quot;&quot;)">
            <text:p/>
          </table:table-cell>
          <table:table-cell table:formula="of:=IF(['SoMi-Liste'.H33]=&quot;e&quot;;['SoMi-Liste'.H$2];&quot;&quot;)">
            <text:p/>
          </table:table-cell>
          <table:table-cell table:formula="of:=IF(['SoMi-Liste'.I33]=&quot;e&quot;;['SoMi-Liste'.I$2];&quot;&quot;)">
            <text:p/>
          </table:table-cell>
          <table:table-cell table:formula="of:=IF(['SoMi-Liste'.J33]=&quot;e&quot;;['SoMi-Liste'.J$2];&quot;&quot;)">
            <text:p/>
          </table:table-cell>
          <table:table-cell table:formula="of:=IF(['SoMi-Liste'.K33]=&quot;e&quot;;['SoMi-Liste'.K$2];&quot;&quot;)">
            <text:p/>
          </table:table-cell>
          <table:table-cell table:formula="of:=IF(['SoMi-Liste'.L33]=&quot;e&quot;;['SoMi-Liste'.L$2];&quot;&quot;)">
            <text:p/>
          </table:table-cell>
          <table:table-cell table:formula="of:=IF(['SoMi-Liste'.M33]=&quot;e&quot;;['SoMi-Liste'.M$2];&quot;&quot;)">
            <text:p/>
          </table:table-cell>
          <table:table-cell table:formula="of:=IF(['SoMi-Liste'.N33]=&quot;e&quot;;['SoMi-Liste'.N$2];&quot;&quot;)">
            <text:p/>
          </table:table-cell>
          <table:table-cell table:formula="of:=IF(['SoMi-Liste'.O33]=&quot;e&quot;;['SoMi-Liste'.O$2];&quot;&quot;)">
            <text:p/>
          </table:table-cell>
          <table:table-cell table:formula="of:=IF(['SoMi-Liste'.P33]=&quot;e&quot;;['SoMi-Liste'.P$2];&quot;&quot;)">
            <text:p/>
          </table:table-cell>
          <table:table-cell table:formula="of:=IF(['SoMi-Liste'.Q33]=&quot;e&quot;;['SoMi-Liste'.Q$2];&quot;&quot;)">
            <text:p/>
          </table:table-cell>
          <table:table-cell table:formula="of:=IF(['SoMi-Liste'.R33]=&quot;e&quot;;['SoMi-Liste'.R$2];&quot;&quot;)">
            <text:p/>
          </table:table-cell>
          <table:table-cell table:formula="of:=IF(['SoMi-Liste'.S33]=&quot;e&quot;;['SoMi-Liste'.S$2];&quot;&quot;)">
            <text:p/>
          </table:table-cell>
          <table:table-cell table:formula="of:=IF(['SoMi-Liste'.T33]=&quot;e&quot;;['SoMi-Liste'.T$2];&quot;&quot;)">
            <text:p/>
          </table:table-cell>
          <table:table-cell table:formula="of:=IF(['SoMi-Liste'.U33]=&quot;e&quot;;['SoMi-Liste'.U$2];&quot;&quot;)">
            <text:p/>
          </table:table-cell>
          <table:table-cell table:formula="of:=IF(['SoMi-Liste'.V33]=&quot;e&quot;;['SoMi-Liste'.V$2];&quot;&quot;)">
            <text:p/>
          </table:table-cell>
          <table:table-cell table:formula="of:=IF(['SoMi-Liste'.W33]=&quot;e&quot;;['SoMi-Liste'.W$2];&quot;&quot;)">
            <text:p/>
          </table:table-cell>
          <table:table-cell table:number-columns-repeated="2"/>
          <table:table-cell table:formula="of:=SUM([.B74:.X74])" office:value-type="float" office:value="0" calcext:value-type="float">
            <text:p>0</text:p>
          </table:table-cell>
          <table:table-cell table:formula="of:=['SoMi-Liste'.AD33]">
            <text:p/>
          </table:table-cell>
          <table:table-cell table:formula="of:=IF(['SoMi-Liste'.AE33]=&quot;e&quot;;['SoMi-Liste'.AE$2];&quot;&quot;)">
            <text:p/>
          </table:table-cell>
          <table:table-cell table:formula="of:=IF(['SoMi-Liste'.AF33]=&quot;e&quot;;['SoMi-Liste'.AF$2];&quot;&quot;)">
            <text:p/>
          </table:table-cell>
          <table:table-cell table:formula="of:=IF(['SoMi-Liste'.AG33]=&quot;e&quot;;['SoMi-Liste'.AG$2];&quot;&quot;)">
            <text:p/>
          </table:table-cell>
          <table:table-cell table:formula="of:=IF(['SoMi-Liste'.AH33]=&quot;e&quot;;['SoMi-Liste'.AH$2];&quot;&quot;)">
            <text:p/>
          </table:table-cell>
          <table:table-cell table:formula="of:=IF(['SoMi-Liste'.AI33]=&quot;e&quot;;['SoMi-Liste'.AI$2];&quot;&quot;)">
            <text:p/>
          </table:table-cell>
          <table:table-cell table:formula="of:=IF(['SoMi-Liste'.AJ33]=&quot;e&quot;;['SoMi-Liste'.AJ$2];&quot;&quot;)">
            <text:p/>
          </table:table-cell>
          <table:table-cell table:formula="of:=IF(['SoMi-Liste'.AK33]=&quot;e&quot;;['SoMi-Liste'.AK$2];&quot;&quot;)">
            <text:p/>
          </table:table-cell>
          <table:table-cell table:formula="of:=IF(['SoMi-Liste'.AL33]=&quot;e&quot;;['SoMi-Liste'.AL$2];&quot;&quot;)">
            <text:p/>
          </table:table-cell>
          <table:table-cell table:formula="of:=IF(['SoMi-Liste'.AM33]=&quot;e&quot;;['SoMi-Liste'.AM$2];&quot;&quot;)">
            <text:p/>
          </table:table-cell>
          <table:table-cell table:formula="of:=IF(['SoMi-Liste'.AN33]=&quot;e&quot;;['SoMi-Liste'.AN$2];&quot;&quot;)">
            <text:p/>
          </table:table-cell>
          <table:table-cell table:formula="of:=IF(['SoMi-Liste'.AO33]=&quot;e&quot;;['SoMi-Liste'.AO$2];&quot;&quot;)">
            <text:p/>
          </table:table-cell>
          <table:table-cell table:formula="of:=IF(['SoMi-Liste'.AP33]=&quot;e&quot;;['SoMi-Liste'.AP$2];&quot;&quot;)">
            <text:p/>
          </table:table-cell>
          <table:table-cell table:formula="of:=IF(['SoMi-Liste'.AQ33]=&quot;e&quot;;['SoMi-Liste'.AQ$2];&quot;&quot;)">
            <text:p/>
          </table:table-cell>
          <table:table-cell table:formula="of:=IF(['SoMi-Liste'.AR33]=&quot;e&quot;;['SoMi-Liste'.AR$2];&quot;&quot;)">
            <text:p/>
          </table:table-cell>
          <table:table-cell table:formula="of:=IF(['SoMi-Liste'.AS33]=&quot;e&quot;;['SoMi-Liste'.AS$2];&quot;&quot;)">
            <text:p/>
          </table:table-cell>
          <table:table-cell table:formula="of:=IF(['SoMi-Liste'.AT33]=&quot;e&quot;;['SoMi-Liste'.AT$2];&quot;&quot;)">
            <text:p/>
          </table:table-cell>
          <table:table-cell table:formula="of:=IF(['SoMi-Liste'.AU33]=&quot;e&quot;;['SoMi-Liste'.AU$2];&quot;&quot;)">
            <text:p/>
          </table:table-cell>
          <table:table-cell table:formula="of:=IF(['SoMi-Liste'.AV33]=&quot;e&quot;;['SoMi-Liste'.AV$2];&quot;&quot;)">
            <text:p/>
          </table:table-cell>
          <table:table-cell table:formula="of:=IF(['SoMi-Liste'.AW33]=&quot;e&quot;;['SoMi-Liste'.AW$2];&quot;&quot;)">
            <text:p/>
          </table:table-cell>
          <table:table-cell table:formula="of:=IF(['SoMi-Liste'.AX33]=&quot;e&quot;;['SoMi-Liste'.AX$2];&quot;&quot;)">
            <text:p/>
          </table:table-cell>
          <table:table-cell table:formula="of:=IF(['SoMi-Liste'.AY33]=&quot;e&quot;;['SoMi-Liste'.AY$2];&quot;&quot;)">
            <text:p/>
          </table:table-cell>
          <table:table-cell table:number-columns-repeated="3"/>
          <table:table-cell table:formula="of:=SUM([.AA74:.AX7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34]">
            <text:p/>
          </table:table-cell>
          <table:table-cell table:formula="of:=IF(['SoMi-Liste'.C34]=&quot;e&quot;;['SoMi-Liste'.C$2];&quot;&quot;)">
            <text:p/>
          </table:table-cell>
          <table:table-cell table:formula="of:=IF(['SoMi-Liste'.D34]=&quot;e&quot;;['SoMi-Liste'.D$2];&quot;&quot;)">
            <text:p/>
          </table:table-cell>
          <table:table-cell table:formula="of:=IF(['SoMi-Liste'.E34]=&quot;e&quot;;['SoMi-Liste'.E$2];&quot;&quot;)">
            <text:p/>
          </table:table-cell>
          <table:table-cell table:formula="of:=IF(['SoMi-Liste'.F34]=&quot;e&quot;;['SoMi-Liste'.F$2];&quot;&quot;)">
            <text:p/>
          </table:table-cell>
          <table:table-cell table:formula="of:=IF(['SoMi-Liste'.G34]=&quot;e&quot;;['SoMi-Liste'.G$2];&quot;&quot;)">
            <text:p/>
          </table:table-cell>
          <table:table-cell table:formula="of:=IF(['SoMi-Liste'.H34]=&quot;e&quot;;['SoMi-Liste'.H$2];&quot;&quot;)">
            <text:p/>
          </table:table-cell>
          <table:table-cell table:formula="of:=IF(['SoMi-Liste'.I34]=&quot;e&quot;;['SoMi-Liste'.I$2];&quot;&quot;)">
            <text:p/>
          </table:table-cell>
          <table:table-cell table:formula="of:=IF(['SoMi-Liste'.J34]=&quot;e&quot;;['SoMi-Liste'.J$2];&quot;&quot;)">
            <text:p/>
          </table:table-cell>
          <table:table-cell table:formula="of:=IF(['SoMi-Liste'.K34]=&quot;e&quot;;['SoMi-Liste'.K$2];&quot;&quot;)">
            <text:p/>
          </table:table-cell>
          <table:table-cell table:formula="of:=IF(['SoMi-Liste'.L34]=&quot;e&quot;;['SoMi-Liste'.L$2];&quot;&quot;)">
            <text:p/>
          </table:table-cell>
          <table:table-cell table:formula="of:=IF(['SoMi-Liste'.M34]=&quot;e&quot;;['SoMi-Liste'.M$2];&quot;&quot;)">
            <text:p/>
          </table:table-cell>
          <table:table-cell table:formula="of:=IF(['SoMi-Liste'.N34]=&quot;e&quot;;['SoMi-Liste'.N$2];&quot;&quot;)">
            <text:p/>
          </table:table-cell>
          <table:table-cell table:formula="of:=IF(['SoMi-Liste'.O34]=&quot;e&quot;;['SoMi-Liste'.O$2];&quot;&quot;)">
            <text:p/>
          </table:table-cell>
          <table:table-cell table:formula="of:=IF(['SoMi-Liste'.P34]=&quot;e&quot;;['SoMi-Liste'.P$2];&quot;&quot;)">
            <text:p/>
          </table:table-cell>
          <table:table-cell table:formula="of:=IF(['SoMi-Liste'.Q34]=&quot;e&quot;;['SoMi-Liste'.Q$2];&quot;&quot;)">
            <text:p/>
          </table:table-cell>
          <table:table-cell table:formula="of:=IF(['SoMi-Liste'.R34]=&quot;e&quot;;['SoMi-Liste'.R$2];&quot;&quot;)">
            <text:p/>
          </table:table-cell>
          <table:table-cell table:formula="of:=IF(['SoMi-Liste'.S34]=&quot;e&quot;;['SoMi-Liste'.S$2];&quot;&quot;)">
            <text:p/>
          </table:table-cell>
          <table:table-cell table:formula="of:=IF(['SoMi-Liste'.T34]=&quot;e&quot;;['SoMi-Liste'.T$2];&quot;&quot;)">
            <text:p/>
          </table:table-cell>
          <table:table-cell table:formula="of:=IF(['SoMi-Liste'.U34]=&quot;e&quot;;['SoMi-Liste'.U$2];&quot;&quot;)">
            <text:p/>
          </table:table-cell>
          <table:table-cell table:formula="of:=IF(['SoMi-Liste'.V34]=&quot;e&quot;;['SoMi-Liste'.V$2];&quot;&quot;)">
            <text:p/>
          </table:table-cell>
          <table:table-cell table:formula="of:=IF(['SoMi-Liste'.W34]=&quot;e&quot;;['SoMi-Liste'.W$2];&quot;&quot;)">
            <text:p/>
          </table:table-cell>
          <table:table-cell table:number-columns-repeated="2"/>
          <table:table-cell table:formula="of:=SUM([.B75:.X75])" office:value-type="float" office:value="0" calcext:value-type="float">
            <text:p>0</text:p>
          </table:table-cell>
          <table:table-cell table:formula="of:=['SoMi-Liste'.AD34]">
            <text:p/>
          </table:table-cell>
          <table:table-cell table:formula="of:=IF(['SoMi-Liste'.AE34]=&quot;e&quot;;['SoMi-Liste'.AE$2];&quot;&quot;)">
            <text:p/>
          </table:table-cell>
          <table:table-cell table:formula="of:=IF(['SoMi-Liste'.AF34]=&quot;e&quot;;['SoMi-Liste'.AF$2];&quot;&quot;)">
            <text:p/>
          </table:table-cell>
          <table:table-cell table:formula="of:=IF(['SoMi-Liste'.AG34]=&quot;e&quot;;['SoMi-Liste'.AG$2];&quot;&quot;)">
            <text:p/>
          </table:table-cell>
          <table:table-cell table:formula="of:=IF(['SoMi-Liste'.AH34]=&quot;e&quot;;['SoMi-Liste'.AH$2];&quot;&quot;)">
            <text:p/>
          </table:table-cell>
          <table:table-cell table:formula="of:=IF(['SoMi-Liste'.AI34]=&quot;e&quot;;['SoMi-Liste'.AI$2];&quot;&quot;)">
            <text:p/>
          </table:table-cell>
          <table:table-cell table:formula="of:=IF(['SoMi-Liste'.AJ34]=&quot;e&quot;;['SoMi-Liste'.AJ$2];&quot;&quot;)">
            <text:p/>
          </table:table-cell>
          <table:table-cell table:formula="of:=IF(['SoMi-Liste'.AK34]=&quot;e&quot;;['SoMi-Liste'.AK$2];&quot;&quot;)">
            <text:p/>
          </table:table-cell>
          <table:table-cell table:formula="of:=IF(['SoMi-Liste'.AL34]=&quot;e&quot;;['SoMi-Liste'.AL$2];&quot;&quot;)">
            <text:p/>
          </table:table-cell>
          <table:table-cell table:formula="of:=IF(['SoMi-Liste'.AM34]=&quot;e&quot;;['SoMi-Liste'.AM$2];&quot;&quot;)">
            <text:p/>
          </table:table-cell>
          <table:table-cell table:formula="of:=IF(['SoMi-Liste'.AN34]=&quot;e&quot;;['SoMi-Liste'.AN$2];&quot;&quot;)">
            <text:p/>
          </table:table-cell>
          <table:table-cell table:formula="of:=IF(['SoMi-Liste'.AO34]=&quot;e&quot;;['SoMi-Liste'.AO$2];&quot;&quot;)">
            <text:p/>
          </table:table-cell>
          <table:table-cell table:formula="of:=IF(['SoMi-Liste'.AP34]=&quot;e&quot;;['SoMi-Liste'.AP$2];&quot;&quot;)">
            <text:p/>
          </table:table-cell>
          <table:table-cell table:formula="of:=IF(['SoMi-Liste'.AQ34]=&quot;e&quot;;['SoMi-Liste'.AQ$2];&quot;&quot;)">
            <text:p/>
          </table:table-cell>
          <table:table-cell table:formula="of:=IF(['SoMi-Liste'.AR34]=&quot;e&quot;;['SoMi-Liste'.AR$2];&quot;&quot;)">
            <text:p/>
          </table:table-cell>
          <table:table-cell table:formula="of:=IF(['SoMi-Liste'.AS34]=&quot;e&quot;;['SoMi-Liste'.AS$2];&quot;&quot;)">
            <text:p/>
          </table:table-cell>
          <table:table-cell table:formula="of:=IF(['SoMi-Liste'.AT34]=&quot;e&quot;;['SoMi-Liste'.AT$2];&quot;&quot;)">
            <text:p/>
          </table:table-cell>
          <table:table-cell table:formula="of:=IF(['SoMi-Liste'.AU34]=&quot;e&quot;;['SoMi-Liste'.AU$2];&quot;&quot;)">
            <text:p/>
          </table:table-cell>
          <table:table-cell table:formula="of:=IF(['SoMi-Liste'.AV34]=&quot;e&quot;;['SoMi-Liste'.AV$2];&quot;&quot;)">
            <text:p/>
          </table:table-cell>
          <table:table-cell table:formula="of:=IF(['SoMi-Liste'.AW34]=&quot;e&quot;;['SoMi-Liste'.AW$2];&quot;&quot;)">
            <text:p/>
          </table:table-cell>
          <table:table-cell table:formula="of:=IF(['SoMi-Liste'.AX34]=&quot;e&quot;;['SoMi-Liste'.AX$2];&quot;&quot;)">
            <text:p/>
          </table:table-cell>
          <table:table-cell table:formula="of:=IF(['SoMi-Liste'.AY34]=&quot;e&quot;;['SoMi-Liste'.AY$2];&quot;&quot;)">
            <text:p/>
          </table:table-cell>
          <table:table-cell table:number-columns-repeated="3"/>
          <table:table-cell table:formula="of:=SUM([.AA75:.AX7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IF(#REF!=&quot;e&quot;;['SoMi-Liste'.C$2];&quot;&quot;)" office:value-type="string" office:string-value="" calcext:value-type="error">
            <text:p>Err:504</text:p>
          </table:table-cell>
          <table:table-cell table:formula="of:=IF(#REF!=&quot;e&quot;;['SoMi-Liste'.D$2];&quot;&quot;)" office:value-type="string" office:string-value="" calcext:value-type="error">
            <text:p>Err:504</text:p>
          </table:table-cell>
          <table:table-cell table:formula="of:=IF(#REF!=&quot;e&quot;;['SoMi-Liste'.E$2];&quot;&quot;)" office:value-type="string" office:string-value="" calcext:value-type="error">
            <text:p>Err:504</text:p>
          </table:table-cell>
          <table:table-cell table:formula="of:=IF(#REF!=&quot;e&quot;;['SoMi-Liste'.F$2];&quot;&quot;)" office:value-type="string" office:string-value="" calcext:value-type="error">
            <text:p>Err:504</text:p>
          </table:table-cell>
          <table:table-cell table:formula="of:=IF(#REF!=&quot;e&quot;;['SoMi-Liste'.G$2];&quot;&quot;)" office:value-type="string" office:string-value="" calcext:value-type="error">
            <text:p>Err:504</text:p>
          </table:table-cell>
          <table:table-cell table:formula="of:=IF(#REF!=&quot;e&quot;;['SoMi-Liste'.H$2];&quot;&quot;)" office:value-type="string" office:string-value="" calcext:value-type="error">
            <text:p>Err:504</text:p>
          </table:table-cell>
          <table:table-cell table:formula="of:=IF(#REF!=&quot;e&quot;;['SoMi-Liste'.I$2];&quot;&quot;)" office:value-type="string" office:string-value="" calcext:value-type="error">
            <text:p>Err:504</text:p>
          </table:table-cell>
          <table:table-cell table:formula="of:=IF(#REF!=&quot;e&quot;;['SoMi-Liste'.J$2];&quot;&quot;)" office:value-type="string" office:string-value="" calcext:value-type="error">
            <text:p>Err:504</text:p>
          </table:table-cell>
          <table:table-cell table:formula="of:=IF(#REF!=&quot;e&quot;;['SoMi-Liste'.K$2];&quot;&quot;)" office:value-type="string" office:string-value="" calcext:value-type="error">
            <text:p>Err:504</text:p>
          </table:table-cell>
          <table:table-cell table:formula="of:=IF(#REF!=&quot;e&quot;;['SoMi-Liste'.L$2];&quot;&quot;)" office:value-type="string" office:string-value="" calcext:value-type="error">
            <text:p>Err:504</text:p>
          </table:table-cell>
          <table:table-cell table:formula="of:=IF(#REF!=&quot;e&quot;;['SoMi-Liste'.M$2];&quot;&quot;)" office:value-type="string" office:string-value="" calcext:value-type="error">
            <text:p>Err:504</text:p>
          </table:table-cell>
          <table:table-cell table:formula="of:=IF(#REF!=&quot;e&quot;;['SoMi-Liste'.N$2];&quot;&quot;)" office:value-type="string" office:string-value="" calcext:value-type="error">
            <text:p>Err:504</text:p>
          </table:table-cell>
          <table:table-cell table:formula="of:=IF(#REF!=&quot;e&quot;;['SoMi-Liste'.O$2];&quot;&quot;)" office:value-type="string" office:string-value="" calcext:value-type="error">
            <text:p>Err:504</text:p>
          </table:table-cell>
          <table:table-cell table:formula="of:=IF(#REF!=&quot;e&quot;;['SoMi-Liste'.P$2];&quot;&quot;)" office:value-type="string" office:string-value="" calcext:value-type="error">
            <text:p>Err:504</text:p>
          </table:table-cell>
          <table:table-cell table:formula="of:=IF(#REF!=&quot;e&quot;;['SoMi-Liste'.Q$2];&quot;&quot;)" office:value-type="string" office:string-value="" calcext:value-type="error">
            <text:p>Err:504</text:p>
          </table:table-cell>
          <table:table-cell table:formula="of:=IF(#REF!=&quot;e&quot;;['SoMi-Liste'.R$2];&quot;&quot;)" office:value-type="string" office:string-value="" calcext:value-type="error">
            <text:p>Err:504</text:p>
          </table:table-cell>
          <table:table-cell table:formula="of:=IF(#REF!=&quot;e&quot;;['SoMi-Liste'.S$2];&quot;&quot;)" office:value-type="string" office:string-value="" calcext:value-type="error">
            <text:p>Err:504</text:p>
          </table:table-cell>
          <table:table-cell table:formula="of:=IF(#REF!=&quot;e&quot;;['SoMi-Liste'.T$2];&quot;&quot;)" office:value-type="string" office:string-value="" calcext:value-type="error">
            <text:p>Err:504</text:p>
          </table:table-cell>
          <table:table-cell table:formula="of:=IF(#REF!=&quot;e&quot;;['SoMi-Liste'.U$2];&quot;&quot;)" office:value-type="string" office:string-value="" calcext:value-type="error">
            <text:p>Err:504</text:p>
          </table:table-cell>
          <table:table-cell table:formula="of:=IF(#REF!=&quot;e&quot;;['SoMi-Liste'.V$2];&quot;&quot;)" office:value-type="string" office:string-value="" calcext:value-type="error">
            <text:p>Err:504</text:p>
          </table:table-cell>
          <table:table-cell table:formula="of:=IF(#REF!=&quot;e&quot;;['SoMi-Liste'.W$2];&quot;&quot;)" office:value-type="string" office:string-value="" calcext:value-type="error">
            <text:p>Err:504</text:p>
          </table:table-cell>
          <table:table-cell table:number-columns-repeated="2"/>
          <table:table-cell table:formula="of:=SUM([.B76:.X76])" office:value-type="string" office:string-value="" calcext:value-type="error">
            <text:p>Err:50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#REF!=&quot;e&quot;;['SoMi-Liste'.AE$2];&quot;&quot;)" office:value-type="string" office:string-value="" calcext:value-type="error">
            <text:p>Err:504</text:p>
          </table:table-cell>
          <table:table-cell table:formula="of:=IF(#REF!=&quot;e&quot;;['SoMi-Liste'.AF$2];&quot;&quot;)" office:value-type="string" office:string-value="" calcext:value-type="error">
            <text:p>Err:504</text:p>
          </table:table-cell>
          <table:table-cell table:formula="of:=IF(#REF!=&quot;e&quot;;['SoMi-Liste'.AG$2];&quot;&quot;)" office:value-type="string" office:string-value="" calcext:value-type="error">
            <text:p>Err:504</text:p>
          </table:table-cell>
          <table:table-cell table:formula="of:=IF(#REF!=&quot;e&quot;;['SoMi-Liste'.AH$2];&quot;&quot;)" office:value-type="string" office:string-value="" calcext:value-type="error">
            <text:p>Err:504</text:p>
          </table:table-cell>
          <table:table-cell table:formula="of:=IF(#REF!=&quot;e&quot;;['SoMi-Liste'.AI$2];&quot;&quot;)" office:value-type="string" office:string-value="" calcext:value-type="error">
            <text:p>Err:504</text:p>
          </table:table-cell>
          <table:table-cell table:formula="of:=IF(#REF!=&quot;e&quot;;['SoMi-Liste'.AJ$2];&quot;&quot;)" office:value-type="string" office:string-value="" calcext:value-type="error">
            <text:p>Err:504</text:p>
          </table:table-cell>
          <table:table-cell table:formula="of:=IF(#REF!=&quot;e&quot;;['SoMi-Liste'.AK$2];&quot;&quot;)" office:value-type="string" office:string-value="" calcext:value-type="error">
            <text:p>Err:504</text:p>
          </table:table-cell>
          <table:table-cell table:formula="of:=IF(#REF!=&quot;e&quot;;['SoMi-Liste'.AL$2];&quot;&quot;)" office:value-type="string" office:string-value="" calcext:value-type="error">
            <text:p>Err:504</text:p>
          </table:table-cell>
          <table:table-cell table:formula="of:=IF(#REF!=&quot;e&quot;;['SoMi-Liste'.AM$2];&quot;&quot;)" office:value-type="string" office:string-value="" calcext:value-type="error">
            <text:p>Err:504</text:p>
          </table:table-cell>
          <table:table-cell table:formula="of:=IF(#REF!=&quot;e&quot;;['SoMi-Liste'.AN$2];&quot;&quot;)" office:value-type="string" office:string-value="" calcext:value-type="error">
            <text:p>Err:504</text:p>
          </table:table-cell>
          <table:table-cell table:formula="of:=IF(#REF!=&quot;e&quot;;['SoMi-Liste'.AO$2];&quot;&quot;)" office:value-type="string" office:string-value="" calcext:value-type="error">
            <text:p>Err:504</text:p>
          </table:table-cell>
          <table:table-cell table:formula="of:=IF(#REF!=&quot;e&quot;;['SoMi-Liste'.AP$2];&quot;&quot;)" office:value-type="string" office:string-value="" calcext:value-type="error">
            <text:p>Err:504</text:p>
          </table:table-cell>
          <table:table-cell table:formula="of:=IF(#REF!=&quot;e&quot;;['SoMi-Liste'.AQ$2];&quot;&quot;)" office:value-type="string" office:string-value="" calcext:value-type="error">
            <text:p>Err:504</text:p>
          </table:table-cell>
          <table:table-cell table:formula="of:=IF(#REF!=&quot;e&quot;;['SoMi-Liste'.AR$2];&quot;&quot;)" office:value-type="string" office:string-value="" calcext:value-type="error">
            <text:p>Err:504</text:p>
          </table:table-cell>
          <table:table-cell table:formula="of:=IF(#REF!=&quot;e&quot;;['SoMi-Liste'.AS$2];&quot;&quot;)" office:value-type="string" office:string-value="" calcext:value-type="error">
            <text:p>Err:504</text:p>
          </table:table-cell>
          <table:table-cell table:formula="of:=IF(#REF!=&quot;e&quot;;['SoMi-Liste'.AT$2];&quot;&quot;)" office:value-type="string" office:string-value="" calcext:value-type="error">
            <text:p>Err:504</text:p>
          </table:table-cell>
          <table:table-cell table:formula="of:=IF(#REF!=&quot;e&quot;;['SoMi-Liste'.AU$2];&quot;&quot;)" office:value-type="string" office:string-value="" calcext:value-type="error">
            <text:p>Err:504</text:p>
          </table:table-cell>
          <table:table-cell table:formula="of:=IF(#REF!=&quot;e&quot;;['SoMi-Liste'.AV$2];&quot;&quot;)" office:value-type="string" office:string-value="" calcext:value-type="error">
            <text:p>Err:504</text:p>
          </table:table-cell>
          <table:table-cell table:formula="of:=IF(#REF!=&quot;e&quot;;['SoMi-Liste'.AW$2];&quot;&quot;)" office:value-type="string" office:string-value="" calcext:value-type="error">
            <text:p>Err:504</text:p>
          </table:table-cell>
          <table:table-cell table:formula="of:=IF(#REF!=&quot;e&quot;;['SoMi-Liste'.AX$2];&quot;&quot;)" office:value-type="string" office:string-value="" calcext:value-type="error">
            <text:p>Err:504</text:p>
          </table:table-cell>
          <table:table-cell table:formula="of:=IF(#REF!=&quot;e&quot;;['SoMi-Liste'.AY$2];&quot;&quot;)" office:value-type="string" office:string-value="" calcext:value-type="error">
            <text:p>Err:504</text:p>
          </table:table-cell>
          <table:table-cell table:number-columns-repeated="3"/>
          <table:table-cell table:formula="of:=SUM([.AA76:.AX76])" office:value-type="string" office:string-value="" calcext:value-type="error">
            <text:p>Err:504</text:p>
          </table:table-cell>
          <table:table-cell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IF(#REF!=&quot;e&quot;;['SoMi-Liste'.C$2];&quot;&quot;)" office:value-type="string" office:string-value="" calcext:value-type="error">
            <text:p>Err:504</text:p>
          </table:table-cell>
          <table:table-cell table:formula="of:=IF(#REF!=&quot;e&quot;;['SoMi-Liste'.D$2];&quot;&quot;)" office:value-type="string" office:string-value="" calcext:value-type="error">
            <text:p>Err:504</text:p>
          </table:table-cell>
          <table:table-cell table:formula="of:=IF(#REF!=&quot;e&quot;;['SoMi-Liste'.E$2];&quot;&quot;)" office:value-type="string" office:string-value="" calcext:value-type="error">
            <text:p>Err:504</text:p>
          </table:table-cell>
          <table:table-cell table:formula="of:=IF(#REF!=&quot;e&quot;;['SoMi-Liste'.F$2];&quot;&quot;)" office:value-type="string" office:string-value="" calcext:value-type="error">
            <text:p>Err:504</text:p>
          </table:table-cell>
          <table:table-cell table:formula="of:=IF(#REF!=&quot;e&quot;;['SoMi-Liste'.G$2];&quot;&quot;)" office:value-type="string" office:string-value="" calcext:value-type="error">
            <text:p>Err:504</text:p>
          </table:table-cell>
          <table:table-cell table:formula="of:=IF(#REF!=&quot;e&quot;;['SoMi-Liste'.H$2];&quot;&quot;)" office:value-type="string" office:string-value="" calcext:value-type="error">
            <text:p>Err:504</text:p>
          </table:table-cell>
          <table:table-cell table:formula="of:=IF(#REF!=&quot;e&quot;;['SoMi-Liste'.I$2];&quot;&quot;)" office:value-type="string" office:string-value="" calcext:value-type="error">
            <text:p>Err:504</text:p>
          </table:table-cell>
          <table:table-cell table:formula="of:=IF(#REF!=&quot;e&quot;;['SoMi-Liste'.J$2];&quot;&quot;)" office:value-type="string" office:string-value="" calcext:value-type="error">
            <text:p>Err:504</text:p>
          </table:table-cell>
          <table:table-cell table:formula="of:=IF(#REF!=&quot;e&quot;;['SoMi-Liste'.K$2];&quot;&quot;)" office:value-type="string" office:string-value="" calcext:value-type="error">
            <text:p>Err:504</text:p>
          </table:table-cell>
          <table:table-cell table:formula="of:=IF(#REF!=&quot;e&quot;;['SoMi-Liste'.L$2];&quot;&quot;)" office:value-type="string" office:string-value="" calcext:value-type="error">
            <text:p>Err:504</text:p>
          </table:table-cell>
          <table:table-cell table:formula="of:=IF(#REF!=&quot;e&quot;;['SoMi-Liste'.M$2];&quot;&quot;)" office:value-type="string" office:string-value="" calcext:value-type="error">
            <text:p>Err:504</text:p>
          </table:table-cell>
          <table:table-cell table:formula="of:=IF(#REF!=&quot;e&quot;;['SoMi-Liste'.N$2];&quot;&quot;)" office:value-type="string" office:string-value="" calcext:value-type="error">
            <text:p>Err:504</text:p>
          </table:table-cell>
          <table:table-cell table:formula="of:=IF(#REF!=&quot;e&quot;;['SoMi-Liste'.O$2];&quot;&quot;)" office:value-type="string" office:string-value="" calcext:value-type="error">
            <text:p>Err:504</text:p>
          </table:table-cell>
          <table:table-cell table:formula="of:=IF(#REF!=&quot;e&quot;;['SoMi-Liste'.P$2];&quot;&quot;)" office:value-type="string" office:string-value="" calcext:value-type="error">
            <text:p>Err:504</text:p>
          </table:table-cell>
          <table:table-cell table:formula="of:=IF(#REF!=&quot;e&quot;;['SoMi-Liste'.Q$2];&quot;&quot;)" office:value-type="string" office:string-value="" calcext:value-type="error">
            <text:p>Err:504</text:p>
          </table:table-cell>
          <table:table-cell table:formula="of:=IF(#REF!=&quot;e&quot;;['SoMi-Liste'.R$2];&quot;&quot;)" office:value-type="string" office:string-value="" calcext:value-type="error">
            <text:p>Err:504</text:p>
          </table:table-cell>
          <table:table-cell table:formula="of:=IF(#REF!=&quot;e&quot;;['SoMi-Liste'.S$2];&quot;&quot;)" office:value-type="string" office:string-value="" calcext:value-type="error">
            <text:p>Err:504</text:p>
          </table:table-cell>
          <table:table-cell table:formula="of:=IF(#REF!=&quot;e&quot;;['SoMi-Liste'.T$2];&quot;&quot;)" office:value-type="string" office:string-value="" calcext:value-type="error">
            <text:p>Err:504</text:p>
          </table:table-cell>
          <table:table-cell table:formula="of:=IF(#REF!=&quot;e&quot;;['SoMi-Liste'.U$2];&quot;&quot;)" office:value-type="string" office:string-value="" calcext:value-type="error">
            <text:p>Err:504</text:p>
          </table:table-cell>
          <table:table-cell table:formula="of:=IF(#REF!=&quot;e&quot;;['SoMi-Liste'.V$2];&quot;&quot;)" office:value-type="string" office:string-value="" calcext:value-type="error">
            <text:p>Err:504</text:p>
          </table:table-cell>
          <table:table-cell table:formula="of:=IF(#REF!=&quot;e&quot;;['SoMi-Liste'.W$2];&quot;&quot;)" office:value-type="string" office:string-value="" calcext:value-type="error">
            <text:p>Err:504</text:p>
          </table:table-cell>
          <table:table-cell table:number-columns-repeated="2"/>
          <table:table-cell table:formula="of:=SUM([.B77:.X77])" office:value-type="string" office:string-value="" calcext:value-type="error">
            <text:p>Err:50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#REF!=&quot;e&quot;;['SoMi-Liste'.AE$2];&quot;&quot;)" office:value-type="string" office:string-value="" calcext:value-type="error">
            <text:p>Err:504</text:p>
          </table:table-cell>
          <table:table-cell table:formula="of:=IF(#REF!=&quot;e&quot;;['SoMi-Liste'.AF$2];&quot;&quot;)" office:value-type="string" office:string-value="" calcext:value-type="error">
            <text:p>Err:504</text:p>
          </table:table-cell>
          <table:table-cell table:formula="of:=IF(#REF!=&quot;e&quot;;['SoMi-Liste'.AG$2];&quot;&quot;)" office:value-type="string" office:string-value="" calcext:value-type="error">
            <text:p>Err:504</text:p>
          </table:table-cell>
          <table:table-cell table:formula="of:=IF(#REF!=&quot;e&quot;;['SoMi-Liste'.AH$2];&quot;&quot;)" office:value-type="string" office:string-value="" calcext:value-type="error">
            <text:p>Err:504</text:p>
          </table:table-cell>
          <table:table-cell table:formula="of:=IF(#REF!=&quot;e&quot;;['SoMi-Liste'.AI$2];&quot;&quot;)" office:value-type="string" office:string-value="" calcext:value-type="error">
            <text:p>Err:504</text:p>
          </table:table-cell>
          <table:table-cell table:formula="of:=IF(#REF!=&quot;e&quot;;['SoMi-Liste'.AJ$2];&quot;&quot;)" office:value-type="string" office:string-value="" calcext:value-type="error">
            <text:p>Err:504</text:p>
          </table:table-cell>
          <table:table-cell table:formula="of:=IF(#REF!=&quot;e&quot;;['SoMi-Liste'.AK$2];&quot;&quot;)" office:value-type="string" office:string-value="" calcext:value-type="error">
            <text:p>Err:504</text:p>
          </table:table-cell>
          <table:table-cell table:formula="of:=IF(#REF!=&quot;e&quot;;['SoMi-Liste'.AL$2];&quot;&quot;)" office:value-type="string" office:string-value="" calcext:value-type="error">
            <text:p>Err:504</text:p>
          </table:table-cell>
          <table:table-cell table:formula="of:=IF(#REF!=&quot;e&quot;;['SoMi-Liste'.AM$2];&quot;&quot;)" office:value-type="string" office:string-value="" calcext:value-type="error">
            <text:p>Err:504</text:p>
          </table:table-cell>
          <table:table-cell table:formula="of:=IF(#REF!=&quot;e&quot;;['SoMi-Liste'.AN$2];&quot;&quot;)" office:value-type="string" office:string-value="" calcext:value-type="error">
            <text:p>Err:504</text:p>
          </table:table-cell>
          <table:table-cell table:formula="of:=IF(#REF!=&quot;e&quot;;['SoMi-Liste'.AO$2];&quot;&quot;)" office:value-type="string" office:string-value="" calcext:value-type="error">
            <text:p>Err:504</text:p>
          </table:table-cell>
          <table:table-cell table:formula="of:=IF(#REF!=&quot;e&quot;;['SoMi-Liste'.AP$2];&quot;&quot;)" office:value-type="string" office:string-value="" calcext:value-type="error">
            <text:p>Err:504</text:p>
          </table:table-cell>
          <table:table-cell table:formula="of:=IF(#REF!=&quot;e&quot;;['SoMi-Liste'.AQ$2];&quot;&quot;)" office:value-type="string" office:string-value="" calcext:value-type="error">
            <text:p>Err:504</text:p>
          </table:table-cell>
          <table:table-cell table:formula="of:=IF(#REF!=&quot;e&quot;;['SoMi-Liste'.AR$2];&quot;&quot;)" office:value-type="string" office:string-value="" calcext:value-type="error">
            <text:p>Err:504</text:p>
          </table:table-cell>
          <table:table-cell table:formula="of:=IF(#REF!=&quot;e&quot;;['SoMi-Liste'.AS$2];&quot;&quot;)" office:value-type="string" office:string-value="" calcext:value-type="error">
            <text:p>Err:504</text:p>
          </table:table-cell>
          <table:table-cell table:formula="of:=IF(#REF!=&quot;e&quot;;['SoMi-Liste'.AT$2];&quot;&quot;)" office:value-type="string" office:string-value="" calcext:value-type="error">
            <text:p>Err:504</text:p>
          </table:table-cell>
          <table:table-cell table:formula="of:=IF(#REF!=&quot;e&quot;;['SoMi-Liste'.AU$2];&quot;&quot;)" office:value-type="string" office:string-value="" calcext:value-type="error">
            <text:p>Err:504</text:p>
          </table:table-cell>
          <table:table-cell table:formula="of:=IF(#REF!=&quot;e&quot;;['SoMi-Liste'.AV$2];&quot;&quot;)" office:value-type="string" office:string-value="" calcext:value-type="error">
            <text:p>Err:504</text:p>
          </table:table-cell>
          <table:table-cell table:formula="of:=IF(#REF!=&quot;e&quot;;['SoMi-Liste'.AW$2];&quot;&quot;)" office:value-type="string" office:string-value="" calcext:value-type="error">
            <text:p>Err:504</text:p>
          </table:table-cell>
          <table:table-cell table:formula="of:=IF(#REF!=&quot;e&quot;;['SoMi-Liste'.AX$2];&quot;&quot;)" office:value-type="string" office:string-value="" calcext:value-type="error">
            <text:p>Err:504</text:p>
          </table:table-cell>
          <table:table-cell table:formula="of:=IF(#REF!=&quot;e&quot;;['SoMi-Liste'.AY$2];&quot;&quot;)" office:value-type="string" office:string-value="" calcext:value-type="error">
            <text:p>Err:504</text:p>
          </table:table-cell>
          <table:table-cell table:number-columns-repeated="3"/>
          <table:table-cell table:formula="of:=SUM([.AA77:.AX77])" office:value-type="string" office:string-value="" calcext:value-type="error">
            <text:p>Err:504</text:p>
          </table:table-cell>
          <table:table-cell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IF(#REF!=&quot;e&quot;;['SoMi-Liste'.C$2];&quot;&quot;)" office:value-type="string" office:string-value="" calcext:value-type="error">
            <text:p>Err:504</text:p>
          </table:table-cell>
          <table:table-cell table:formula="of:=IF(#REF!=&quot;e&quot;;['SoMi-Liste'.D$2];&quot;&quot;)" office:value-type="string" office:string-value="" calcext:value-type="error">
            <text:p>Err:504</text:p>
          </table:table-cell>
          <table:table-cell table:formula="of:=IF(#REF!=&quot;e&quot;;['SoMi-Liste'.E$2];&quot;&quot;)" office:value-type="string" office:string-value="" calcext:value-type="error">
            <text:p>Err:504</text:p>
          </table:table-cell>
          <table:table-cell table:formula="of:=IF(#REF!=&quot;e&quot;;['SoMi-Liste'.F$2];&quot;&quot;)" office:value-type="string" office:string-value="" calcext:value-type="error">
            <text:p>Err:504</text:p>
          </table:table-cell>
          <table:table-cell table:formula="of:=IF(#REF!=&quot;e&quot;;['SoMi-Liste'.G$2];&quot;&quot;)" office:value-type="string" office:string-value="" calcext:value-type="error">
            <text:p>Err:504</text:p>
          </table:table-cell>
          <table:table-cell table:formula="of:=IF(#REF!=&quot;e&quot;;['SoMi-Liste'.H$2];&quot;&quot;)" office:value-type="string" office:string-value="" calcext:value-type="error">
            <text:p>Err:504</text:p>
          </table:table-cell>
          <table:table-cell table:formula="of:=IF(#REF!=&quot;e&quot;;['SoMi-Liste'.I$2];&quot;&quot;)" office:value-type="string" office:string-value="" calcext:value-type="error">
            <text:p>Err:504</text:p>
          </table:table-cell>
          <table:table-cell table:formula="of:=IF(#REF!=&quot;e&quot;;['SoMi-Liste'.J$2];&quot;&quot;)" office:value-type="string" office:string-value="" calcext:value-type="error">
            <text:p>Err:504</text:p>
          </table:table-cell>
          <table:table-cell table:formula="of:=IF(#REF!=&quot;e&quot;;['SoMi-Liste'.K$2];&quot;&quot;)" office:value-type="string" office:string-value="" calcext:value-type="error">
            <text:p>Err:504</text:p>
          </table:table-cell>
          <table:table-cell table:formula="of:=IF(#REF!=&quot;e&quot;;['SoMi-Liste'.L$2];&quot;&quot;)" office:value-type="string" office:string-value="" calcext:value-type="error">
            <text:p>Err:504</text:p>
          </table:table-cell>
          <table:table-cell table:formula="of:=IF(#REF!=&quot;e&quot;;['SoMi-Liste'.M$2];&quot;&quot;)" office:value-type="string" office:string-value="" calcext:value-type="error">
            <text:p>Err:504</text:p>
          </table:table-cell>
          <table:table-cell table:formula="of:=IF(#REF!=&quot;e&quot;;['SoMi-Liste'.N$2];&quot;&quot;)" office:value-type="string" office:string-value="" calcext:value-type="error">
            <text:p>Err:504</text:p>
          </table:table-cell>
          <table:table-cell table:formula="of:=IF(#REF!=&quot;e&quot;;['SoMi-Liste'.O$2];&quot;&quot;)" office:value-type="string" office:string-value="" calcext:value-type="error">
            <text:p>Err:504</text:p>
          </table:table-cell>
          <table:table-cell table:formula="of:=IF(#REF!=&quot;e&quot;;['SoMi-Liste'.P$2];&quot;&quot;)" office:value-type="string" office:string-value="" calcext:value-type="error">
            <text:p>Err:504</text:p>
          </table:table-cell>
          <table:table-cell table:formula="of:=IF(#REF!=&quot;e&quot;;['SoMi-Liste'.Q$2];&quot;&quot;)" office:value-type="string" office:string-value="" calcext:value-type="error">
            <text:p>Err:504</text:p>
          </table:table-cell>
          <table:table-cell table:formula="of:=IF(#REF!=&quot;e&quot;;['SoMi-Liste'.R$2];&quot;&quot;)" office:value-type="string" office:string-value="" calcext:value-type="error">
            <text:p>Err:504</text:p>
          </table:table-cell>
          <table:table-cell table:formula="of:=IF(#REF!=&quot;e&quot;;['SoMi-Liste'.S$2];&quot;&quot;)" office:value-type="string" office:string-value="" calcext:value-type="error">
            <text:p>Err:504</text:p>
          </table:table-cell>
          <table:table-cell table:formula="of:=IF(#REF!=&quot;e&quot;;['SoMi-Liste'.T$2];&quot;&quot;)" office:value-type="string" office:string-value="" calcext:value-type="error">
            <text:p>Err:504</text:p>
          </table:table-cell>
          <table:table-cell table:formula="of:=IF(#REF!=&quot;e&quot;;['SoMi-Liste'.U$2];&quot;&quot;)" office:value-type="string" office:string-value="" calcext:value-type="error">
            <text:p>Err:504</text:p>
          </table:table-cell>
          <table:table-cell table:formula="of:=IF(#REF!=&quot;e&quot;;['SoMi-Liste'.V$2];&quot;&quot;)" office:value-type="string" office:string-value="" calcext:value-type="error">
            <text:p>Err:504</text:p>
          </table:table-cell>
          <table:table-cell table:formula="of:=IF(#REF!=&quot;e&quot;;['SoMi-Liste'.W$2];&quot;&quot;)" office:value-type="string" office:string-value="" calcext:value-type="error">
            <text:p>Err:504</text:p>
          </table:table-cell>
          <table:table-cell table:number-columns-repeated="2"/>
          <table:table-cell table:formula="of:=SUM([.B78:.X78])" office:value-type="string" office:string-value="" calcext:value-type="error">
            <text:p>Err:50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#REF!=&quot;e&quot;;['SoMi-Liste'.AE$2];&quot;&quot;)" office:value-type="string" office:string-value="" calcext:value-type="error">
            <text:p>Err:504</text:p>
          </table:table-cell>
          <table:table-cell table:formula="of:=IF(#REF!=&quot;e&quot;;['SoMi-Liste'.AF$2];&quot;&quot;)" office:value-type="string" office:string-value="" calcext:value-type="error">
            <text:p>Err:504</text:p>
          </table:table-cell>
          <table:table-cell table:formula="of:=IF(#REF!=&quot;e&quot;;['SoMi-Liste'.AG$2];&quot;&quot;)" office:value-type="string" office:string-value="" calcext:value-type="error">
            <text:p>Err:504</text:p>
          </table:table-cell>
          <table:table-cell table:formula="of:=IF(#REF!=&quot;e&quot;;['SoMi-Liste'.AH$2];&quot;&quot;)" office:value-type="string" office:string-value="" calcext:value-type="error">
            <text:p>Err:504</text:p>
          </table:table-cell>
          <table:table-cell table:formula="of:=IF(#REF!=&quot;e&quot;;['SoMi-Liste'.AI$2];&quot;&quot;)" office:value-type="string" office:string-value="" calcext:value-type="error">
            <text:p>Err:504</text:p>
          </table:table-cell>
          <table:table-cell table:formula="of:=IF(#REF!=&quot;e&quot;;['SoMi-Liste'.AJ$2];&quot;&quot;)" office:value-type="string" office:string-value="" calcext:value-type="error">
            <text:p>Err:504</text:p>
          </table:table-cell>
          <table:table-cell table:formula="of:=IF(#REF!=&quot;e&quot;;['SoMi-Liste'.AK$2];&quot;&quot;)" office:value-type="string" office:string-value="" calcext:value-type="error">
            <text:p>Err:504</text:p>
          </table:table-cell>
          <table:table-cell table:formula="of:=IF(#REF!=&quot;e&quot;;['SoMi-Liste'.AL$2];&quot;&quot;)" office:value-type="string" office:string-value="" calcext:value-type="error">
            <text:p>Err:504</text:p>
          </table:table-cell>
          <table:table-cell table:formula="of:=IF(#REF!=&quot;e&quot;;['SoMi-Liste'.AM$2];&quot;&quot;)" office:value-type="string" office:string-value="" calcext:value-type="error">
            <text:p>Err:504</text:p>
          </table:table-cell>
          <table:table-cell table:formula="of:=IF(#REF!=&quot;e&quot;;['SoMi-Liste'.AN$2];&quot;&quot;)" office:value-type="string" office:string-value="" calcext:value-type="error">
            <text:p>Err:504</text:p>
          </table:table-cell>
          <table:table-cell table:formula="of:=IF(#REF!=&quot;e&quot;;['SoMi-Liste'.AO$2];&quot;&quot;)" office:value-type="string" office:string-value="" calcext:value-type="error">
            <text:p>Err:504</text:p>
          </table:table-cell>
          <table:table-cell table:formula="of:=IF(#REF!=&quot;e&quot;;['SoMi-Liste'.AP$2];&quot;&quot;)" office:value-type="string" office:string-value="" calcext:value-type="error">
            <text:p>Err:504</text:p>
          </table:table-cell>
          <table:table-cell table:formula="of:=IF(#REF!=&quot;e&quot;;['SoMi-Liste'.AQ$2];&quot;&quot;)" office:value-type="string" office:string-value="" calcext:value-type="error">
            <text:p>Err:504</text:p>
          </table:table-cell>
          <table:table-cell table:formula="of:=IF(#REF!=&quot;e&quot;;['SoMi-Liste'.AR$2];&quot;&quot;)" office:value-type="string" office:string-value="" calcext:value-type="error">
            <text:p>Err:504</text:p>
          </table:table-cell>
          <table:table-cell table:formula="of:=IF(#REF!=&quot;e&quot;;['SoMi-Liste'.AS$2];&quot;&quot;)" office:value-type="string" office:string-value="" calcext:value-type="error">
            <text:p>Err:504</text:p>
          </table:table-cell>
          <table:table-cell table:formula="of:=IF(#REF!=&quot;e&quot;;['SoMi-Liste'.AT$2];&quot;&quot;)" office:value-type="string" office:string-value="" calcext:value-type="error">
            <text:p>Err:504</text:p>
          </table:table-cell>
          <table:table-cell table:formula="of:=IF(#REF!=&quot;e&quot;;['SoMi-Liste'.AU$2];&quot;&quot;)" office:value-type="string" office:string-value="" calcext:value-type="error">
            <text:p>Err:504</text:p>
          </table:table-cell>
          <table:table-cell table:formula="of:=IF(#REF!=&quot;e&quot;;['SoMi-Liste'.AV$2];&quot;&quot;)" office:value-type="string" office:string-value="" calcext:value-type="error">
            <text:p>Err:504</text:p>
          </table:table-cell>
          <table:table-cell table:formula="of:=IF(#REF!=&quot;e&quot;;['SoMi-Liste'.AW$2];&quot;&quot;)" office:value-type="string" office:string-value="" calcext:value-type="error">
            <text:p>Err:504</text:p>
          </table:table-cell>
          <table:table-cell table:formula="of:=IF(#REF!=&quot;e&quot;;['SoMi-Liste'.AX$2];&quot;&quot;)" office:value-type="string" office:string-value="" calcext:value-type="error">
            <text:p>Err:504</text:p>
          </table:table-cell>
          <table:table-cell table:formula="of:=IF(#REF!=&quot;e&quot;;['SoMi-Liste'.AY$2];&quot;&quot;)" office:value-type="string" office:string-value="" calcext:value-type="error">
            <text:p>Err:504</text:p>
          </table:table-cell>
          <table:table-cell table:number-columns-repeated="3"/>
          <table:table-cell table:formula="of:=SUM([.AA78:.AX78])" office:value-type="string" office:string-value="" calcext:value-type="error">
            <text:p>Err:504</text:p>
          </table:table-cell>
          <table:table-cell/>
        </table:table-row>
        <table:table-row table:style-name="ro1">
          <table:table-cell table:formula="of:=['SoMi-Liste'.B36]" office:value-type="string" office:string-value="Sequenz" calcext:value-type="string">
            <text:p>Sequenz</text:p>
          </table:table-cell>
          <table:table-cell table:formula="of:=IF(['SoMi-Liste'.C36]=&quot;e&quot;;['SoMi-Liste'.C$2];&quot;&quot;)">
            <text:p/>
          </table:table-cell>
          <table:table-cell table:formula="of:=IF(['SoMi-Liste'.D36]=&quot;e&quot;;['SoMi-Liste'.D$2];&quot;&quot;)">
            <text:p/>
          </table:table-cell>
          <table:table-cell table:formula="of:=IF(['SoMi-Liste'.E36]=&quot;e&quot;;['SoMi-Liste'.E$2];&quot;&quot;)">
            <text:p/>
          </table:table-cell>
          <table:table-cell table:formula="of:=IF(['SoMi-Liste'.F36]=&quot;e&quot;;['SoMi-Liste'.F$2];&quot;&quot;)">
            <text:p/>
          </table:table-cell>
          <table:table-cell table:formula="of:=IF(['SoMi-Liste'.G36]=&quot;e&quot;;['SoMi-Liste'.G$2];&quot;&quot;)">
            <text:p/>
          </table:table-cell>
          <table:table-cell table:formula="of:=IF(['SoMi-Liste'.H36]=&quot;e&quot;;['SoMi-Liste'.H$2];&quot;&quot;)">
            <text:p/>
          </table:table-cell>
          <table:table-cell table:formula="of:=IF(['SoMi-Liste'.I36]=&quot;e&quot;;['SoMi-Liste'.I$2];&quot;&quot;)">
            <text:p/>
          </table:table-cell>
          <table:table-cell table:formula="of:=IF(['SoMi-Liste'.J36]=&quot;e&quot;;['SoMi-Liste'.J$2];&quot;&quot;)">
            <text:p/>
          </table:table-cell>
          <table:table-cell table:formula="of:=IF(['SoMi-Liste'.K36]=&quot;e&quot;;['SoMi-Liste'.K$2];&quot;&quot;)">
            <text:p/>
          </table:table-cell>
          <table:table-cell table:formula="of:=IF(['SoMi-Liste'.L36]=&quot;e&quot;;['SoMi-Liste'.L$2];&quot;&quot;)">
            <text:p/>
          </table:table-cell>
          <table:table-cell table:formula="of:=IF(['SoMi-Liste'.M36]=&quot;e&quot;;['SoMi-Liste'.M$2];&quot;&quot;)">
            <text:p/>
          </table:table-cell>
          <table:table-cell table:formula="of:=IF(['SoMi-Liste'.N36]=&quot;e&quot;;['SoMi-Liste'.N$2];&quot;&quot;)">
            <text:p/>
          </table:table-cell>
          <table:table-cell table:formula="of:=IF(['SoMi-Liste'.O36]=&quot;e&quot;;['SoMi-Liste'.O$2];&quot;&quot;)">
            <text:p/>
          </table:table-cell>
          <table:table-cell table:formula="of:=IF(['SoMi-Liste'.P36]=&quot;e&quot;;['SoMi-Liste'.P$2];&quot;&quot;)">
            <text:p/>
          </table:table-cell>
          <table:table-cell table:formula="of:=IF(['SoMi-Liste'.Q36]=&quot;e&quot;;['SoMi-Liste'.Q$2];&quot;&quot;)">
            <text:p/>
          </table:table-cell>
          <table:table-cell table:formula="of:=IF(['SoMi-Liste'.R36]=&quot;e&quot;;['SoMi-Liste'.R$2];&quot;&quot;)">
            <text:p/>
          </table:table-cell>
          <table:table-cell table:formula="of:=IF(['SoMi-Liste'.S36]=&quot;e&quot;;['SoMi-Liste'.S$2];&quot;&quot;)">
            <text:p/>
          </table:table-cell>
          <table:table-cell table:formula="of:=IF(['SoMi-Liste'.T36]=&quot;e&quot;;['SoMi-Liste'.T$2];&quot;&quot;)">
            <text:p/>
          </table:table-cell>
          <table:table-cell table:formula="of:=IF(['SoMi-Liste'.U36]=&quot;e&quot;;['SoMi-Liste'.U$2];&quot;&quot;)">
            <text:p/>
          </table:table-cell>
          <table:table-cell table:formula="of:=IF(['SoMi-Liste'.V36]=&quot;e&quot;;['SoMi-Liste'.V$2];&quot;&quot;)">
            <text:p/>
          </table:table-cell>
          <table:table-cell table:formula="of:=IF(['SoMi-Liste'.W36]=&quot;e&quot;;['SoMi-Liste'.W$2];&quot;&quot;)">
            <text:p/>
          </table:table-cell>
          <table:table-cell table:number-columns-repeated="2"/>
          <table:table-cell table:formula="of:=SUM([.B79:.X79])" office:value-type="float" office:value="0" calcext:value-type="float">
            <text:p>0</text:p>
          </table:table-cell>
          <table:table-cell table:formula="of:=['SoMi-Liste'.AD36]" office:value-type="float" office:value="0" calcext:value-type="float">
            <text:p>0</text:p>
          </table:table-cell>
          <table:table-cell table:formula="of:=IF(['SoMi-Liste'.AK36]=&quot;e&quot;;['SoMi-Liste'.AE$2];&quot;&quot;)">
            <text:p/>
          </table:table-cell>
          <table:table-cell table:formula="of:=IF(['SoMi-Liste'.AF36]=&quot;e&quot;;['SoMi-Liste'.AF$2];&quot;&quot;)">
            <text:p/>
          </table:table-cell>
          <table:table-cell table:formula="of:=IF(['SoMi-Liste'.AK36]=&quot;e&quot;;['SoMi-Liste'.AG$2];&quot;&quot;)">
            <text:p/>
          </table:table-cell>
          <table:table-cell table:formula="of:=IF(['SoMi-Liste'.AH36]=&quot;e&quot;;['SoMi-Liste'.AH$2];&quot;&quot;)">
            <text:p/>
          </table:table-cell>
          <table:table-cell table:formula="of:=IF(['SoMi-Liste'.AI36]=&quot;e&quot;;['SoMi-Liste'.AI$2];&quot;&quot;)">
            <text:p/>
          </table:table-cell>
          <table:table-cell table:formula="of:=IF(['SoMi-Liste'.AJ36]=&quot;e&quot;;['SoMi-Liste'.AJ$2];&quot;&quot;)">
            <text:p/>
          </table:table-cell>
          <table:table-cell table:formula="of:=IF(['SoMi-Liste'.AK36]=&quot;e&quot;;['SoMi-Liste'.AK$2];&quot;&quot;)">
            <text:p/>
          </table:table-cell>
          <table:table-cell table:formula="of:=IF(['SoMi-Liste'.AL36]=&quot;e&quot;;['SoMi-Liste'.AL$2];&quot;&quot;)">
            <text:p/>
          </table:table-cell>
          <table:table-cell table:formula="of:=IF(['SoMi-Liste'.AM36]=&quot;e&quot;;['SoMi-Liste'.AM$2];&quot;&quot;)">
            <text:p/>
          </table:table-cell>
          <table:table-cell table:formula="of:=IF(['SoMi-Liste'.AN36]=&quot;e&quot;;['SoMi-Liste'.AN$2];&quot;&quot;)">
            <text:p/>
          </table:table-cell>
          <table:table-cell table:formula="of:=IF(['SoMi-Liste'.AO36]=&quot;e&quot;;['SoMi-Liste'.AO$2];&quot;&quot;)">
            <text:p/>
          </table:table-cell>
          <table:table-cell table:formula="of:=IF(['SoMi-Liste'.AP36]=&quot;e&quot;;['SoMi-Liste'.AP$2];&quot;&quot;)">
            <text:p/>
          </table:table-cell>
          <table:table-cell table:formula="of:=IF(['SoMi-Liste'.AQ36]=&quot;e&quot;;['SoMi-Liste'.AQ$2];&quot;&quot;)">
            <text:p/>
          </table:table-cell>
          <table:table-cell table:formula="of:=IF(['SoMi-Liste'.AR36]=&quot;e&quot;;['SoMi-Liste'.AR$2];&quot;&quot;)">
            <text:p/>
          </table:table-cell>
          <table:table-cell table:formula="of:=IF(['SoMi-Liste'.AS36]=&quot;e&quot;;['SoMi-Liste'.AS$2];&quot;&quot;)">
            <text:p/>
          </table:table-cell>
          <table:table-cell table:formula="of:=IF(['SoMi-Liste'.AT36]=&quot;e&quot;;['SoMi-Liste'.AT$2];&quot;&quot;)">
            <text:p/>
          </table:table-cell>
          <table:table-cell table:formula="of:=IF(['SoMi-Liste'.AU36]=&quot;e&quot;;['SoMi-Liste'.AU$2];&quot;&quot;)">
            <text:p/>
          </table:table-cell>
          <table:table-cell table:formula="of:=IF(['SoMi-Liste'.AV36]=&quot;e&quot;;['SoMi-Liste'.AV$2];&quot;&quot;)">
            <text:p/>
          </table:table-cell>
          <table:table-cell table:formula="of:=IF(['SoMi-Liste'.AW36]=&quot;e&quot;;['SoMi-Liste'.AW$2];&quot;&quot;)">
            <text:p/>
          </table:table-cell>
          <table:table-cell table:formula="of:=IF(['SoMi-Liste'.AX36]=&quot;e&quot;;['SoMi-Liste'.AX$2];&quot;&quot;)">
            <text:p/>
          </table:table-cell>
          <table:table-cell table:formula="of:=IF(['SoMi-Liste'.AY36]=&quot;e&quot;;['SoMi-Liste'.AY$2];&quot;&quot;)">
            <text:p/>
          </table:table-cell>
          <table:table-cell table:number-columns-repeated="3"/>
          <table:table-cell table:formula="of:=SUM([.AA79:.AX7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6"/>
          <table:table-cell table:style-name="Default" table:number-columns-repeated="24"/>
          <table:table-cell table:number-columns-repeated="2"/>
        </table:table-row>
        <table:table-row table:style-name="ro1">
          <table:table-cell table:number-columns-repeated="26"/>
          <table:table-cell table:style-name="Default" table:number-columns-repeated="24"/>
          <table:table-cell table:number-columns-repeated="2"/>
        </table:table-row>
      </table:table>
      <table:table table:name="KMK Punkte" table:style-name="ta1" table:protected="true">
        <loext:table-protection loext:select-protected-cells="true" loext:select-unprotected-cells="true"/>
        <table:table-column table:style-name="co39" table:default-cell-style-name="ce161"/>
        <table:table-column table:style-name="co40" table:default-cell-style-name="ce161"/>
        <table:table-column table:style-name="co41" table:default-cell-style-name="ce163"/>
        <table:table-row table:style-name="ro1">
          <table:table-cell table:style-name="ce160" office:value-type="string" calcext:value-type="string">
            <text:p>Punkte</text:p>
          </table:table-cell>
          <table:table-cell table:style-name="ce160" office:value-type="string" calcext:value-type="string">
            <text:p>Zahlennote ab</text:p>
          </table:table-cell>
          <table:table-cell table:style-name="ce162" office:value-type="string" calcext:value-type="string">
            <text:p>Not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1" calcext:value-type="float">
            <text:p>1,1</text:p>
          </table:table-cell>
          <table:table-cell office:value-type="string" calcext:value-type="string">
            <text:p>1+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8" calcext:value-type="float">
            <text:p>1,8</text:p>
          </table:table-cell>
          <table:table-cell office:value-type="string" calcext:value-type="string">
            <text:p>1-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1" calcext:value-type="float">
            <text:p>2,1</text:p>
          </table:table-cell>
          <table:table-cell office:value-type="string" calcext:value-type="string">
            <text:p>2+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8" calcext:value-type="float">
            <text:p>2,8</text:p>
          </table:table-cell>
          <table:table-cell office:value-type="string" calcext:value-type="string">
            <text:p>2-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1" calcext:value-type="float">
            <text:p>3,1</text:p>
          </table:table-cell>
          <table:table-cell office:value-type="string" calcext:value-type="string">
            <text:p>3+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8" calcext:value-type="float">
            <text:p>3,8</text:p>
          </table:table-cell>
          <table:table-cell office:value-type="string" calcext:value-type="string">
            <text:p>3-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1" calcext:value-type="float">
            <text:p>4,1</text:p>
          </table:table-cell>
          <table:table-cell office:value-type="string" calcext:value-type="string">
            <text:p>4+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4-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.1" calcext:value-type="float">
            <text:p>5,1</text:p>
          </table:table-cell>
          <table:table-cell office:value-type="string" calcext:value-type="string">
            <text:p>5+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6" calcext:value-type="float">
            <text:p>5,6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" calcext:value-type="float">
            <text:p>5,8</text:p>
          </table:table-cell>
          <table:table-cell office:value-type="string" calcext:value-type="string">
            <text:p>5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Nach </text:p>
          </table:table-cell>
          <table:table-cell table:style-name="Default" office:value-type="string" calcext:value-type="string">
            <text:p>http://www.lehrerfreund.de/schule/1s/umrechnungstabelle-schulnoten-oberstufenpunkte/4479</text:p>
          </table:table-cell>
          <table:table-cell table:style-name="Default"/>
        </table:table-row>
      </table:table>
      <table:table table:name="Klausur1" table:style-name="ta1" table:print-ranges="Klausur1.A1:Klausur1.AC37 Klausur1.AD1:Klausur1.BE37 Klausur1.B43:Klausur1.E45"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number-columns-repeated="13" table:default-cell-style-name="ce5"/>
        <table:table-column table:style-name="co12" table:default-cell-style-name="ce46"/>
        <table:table-column table:style-name="co12" table:number-columns-repeated="8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8" table:number-columns-repeated="23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24" table:number-columns-repeated="2" table:default-cell-style-name="ce5"/>
        <table:table-column table:style-name="co25" table:default-cell-style-name="ce5"/>
        <table:table-column table:style-name="co26" table:default-cell-style-name="ce5"/>
        <table:table-column table:style-name="co7" table:number-columns-repeated="960" table:default-cell-style-name="ce5"/>
        <table:table-row table:style-name="ro3">
          <table:table-cell/>
          <table:table-cell table:style-name="ce15" office:value-type="string" calcext:value-type="string">
            <text:p>KURSNAME</text:p>
          </table:table-cell>
          <table:table-cell table:style-name="ce22" office:value-type="string" calcext:value-type="string">
            <text:p>Gesamtpunkte</text:p>
          </table:table-cell>
          <table:table-cell table:style-name="ce22" office:value-type="string" calcext:value-type="string">
            <text:p>A2</text:p>
          </table:table-cell>
          <table:table-cell table:style-name="ce22" office:value-type="string" calcext:value-type="string">
            <text:p>A3</text:p>
          </table:table-cell>
          <table:table-cell table:style-name="ce22" office:value-type="string" calcext:value-type="string">
            <text:p>A3.1</text:p>
          </table:table-cell>
          <table:table-cell table:style-name="ce22" office:value-type="string" calcext:value-type="string">
            <text:p>A3.2</text:p>
          </table:table-cell>
          <table:table-cell table:style-name="ce22" office:value-type="string" calcext:value-type="string">
            <text:p>A3.3</text:p>
          </table:table-cell>
          <table:table-cell table:style-name="ce22" office:value-type="string" calcext:value-type="string">
            <text:p>A4</text:p>
          </table:table-cell>
          <table:table-cell table:style-name="ce22" office:value-type="string" calcext:value-type="string">
            <text:p>A5</text:p>
          </table:table-cell>
          <table:table-cell table:style-name="ce22" office:value-type="string" calcext:value-type="string">
            <text:p>A6</text:p>
          </table:table-cell>
          <table:table-cell table:style-name="ce22" office:value-type="string" calcext:value-type="string">
            <text:p>A7</text:p>
          </table:table-cell>
          <table:table-cell table:style-name="ce22" office:value-type="string" calcext:value-type="string">
            <text:p>A8</text:p>
          </table:table-cell>
          <table:table-cell table:style-name="ce22" office:value-type="string" calcext:value-type="string">
            <text:p>A9</text:p>
          </table:table-cell>
          <table:table-cell table:style-name="ce22" office:value-type="string" calcext:value-type="string">
            <text:p>A10</text:p>
          </table:table-cell>
          <table:table-cell table:style-name="ce22" office:value-type="string" calcext:value-type="string">
            <text:p>A11</text:p>
          </table:table-cell>
          <table:table-cell table:style-name="ce22" office:value-type="string" calcext:value-type="string">
            <text:p>A12</text:p>
          </table:table-cell>
          <table:table-cell table:style-name="ce22" office:value-type="string" calcext:value-type="string">
            <text:p>A13</text:p>
          </table:table-cell>
          <table:table-cell table:style-name="ce22" office:value-type="string" calcext:value-type="string">
            <text:p>A14</text:p>
          </table:table-cell>
          <table:table-cell table:style-name="ce22" office:value-type="string" calcext:value-type="string">
            <text:p>A15</text:p>
          </table:table-cell>
          <table:table-cell table:style-name="ce22" office:value-type="string" calcext:value-type="string">
            <text:p>A16</text:p>
          </table:table-cell>
          <table:table-cell table:style-name="ce22" office:value-type="string" calcext:value-type="string">
            <text:p>A17</text:p>
          </table:table-cell>
          <table:table-cell table:style-name="ce22" office:value-type="string" calcext:value-type="string">
            <text:p>A18</text:p>
          </table:table-cell>
          <table:table-cell table:style-name="ce22"/>
          <table:table-cell table:style-name="ce53" office:value-type="string" calcext:value-type="string" table:number-columns-spanned="3" table:number-rows-spanned="1">
            <text:p>Anm.</text:p>
          </table:table-cell>
          <table:covered-table-cell table:style-name="ce22"/>
          <table:covered-table-cell table:style-name="ce60"/>
          <table:table-cell table:style-name="ce60" office:value-type="string" calcext:value-type="string">
            <text:p>S/M?</text:p>
          </table:table-cell>
          <table:table-cell table:style-name="ce60" office:value-type="string" calcext:value-type="string">
            <text:p>Somi Q1</text:p>
          </table:table-cell>
          <table:table-cell table:style-name="ce67"/>
          <table:table-cell table:style-name="ce69" table:number-columns-repeated="24"/>
          <table:table-cell table:style-name="ce60" table:number-columns-repeated="3"/>
          <table:table-cell table:number-columns-repeated="965"/>
        </table:table-row>
        <table:table-row table:style-name="ro18">
          <table:table-cell office:value-type="string" calcext:value-type="string">
            <text:p>Nr</text:p>
          </table:table-cell>
          <table:table-cell table:style-name="ce230" office:value-type="string" calcext:value-type="string">
            <text:p>Maximal Punkte</text:p>
          </table:table-cell>
          <table:table-cell table:style-name="ce231" table:formula="of:=SUM([.D2:.W2])" office:value-type="float" office:value="96" calcext:value-type="float">
            <text:p>96</text:p>
          </table:table-cell>
          <table:table-cell table:style-name="ce231" office:value-type="float" office:value="6" calcext:value-type="float">
            <text:p>6</text:p>
          </table:table-cell>
          <table:table-cell table:style-name="ce231" office:value-type="float" office:value="3" calcext:value-type="float">
            <text:p>3</text:p>
          </table:table-cell>
          <table:table-cell table:style-name="ce231" office:value-type="float" office:value="4" calcext:value-type="float">
            <text:p>4</text:p>
          </table:table-cell>
          <table:table-cell table:style-name="ce231" office:value-type="float" office:value="7" calcext:value-type="float">
            <text:p>7</text:p>
          </table:table-cell>
          <table:table-cell table:style-name="ce231" office:value-type="float" office:value="8" calcext:value-type="float">
            <text:p>8</text:p>
          </table:table-cell>
          <table:table-cell table:style-name="ce231" office:value-type="float" office:value="7" calcext:value-type="float">
            <text:p>7</text:p>
          </table:table-cell>
          <table:table-cell table:style-name="ce231" office:value-type="float" office:value="12" calcext:value-type="float">
            <text:p>12</text:p>
          </table:table-cell>
          <table:table-cell table:style-name="ce231" office:value-type="float" office:value="4" calcext:value-type="float">
            <text:p>4</text:p>
          </table:table-cell>
          <table:table-cell table:style-name="ce231" office:value-type="float" office:value="6" calcext:value-type="float">
            <text:p>6</text:p>
          </table:table-cell>
          <table:table-cell table:number-columns-repeated="2" table:style-name="ce231" office:value-type="float" office:value="3" calcext:value-type="float">
            <text:p>3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1" calcext:value-type="float">
            <text:p>1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3" calcext:value-type="float">
            <text:p>3</text:p>
          </table:table-cell>
          <table:table-cell table:style-name="ce231" office:value-type="float" office:value="4" calcext:value-type="float">
            <text:p>4</text:p>
          </table:table-cell>
          <table:table-cell table:style-name="ce231" office:value-type="float" office:value="5" calcext:value-type="float">
            <text:p>5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12" calcext:value-type="float">
            <text:p>12</text:p>
          </table:table-cell>
          <table:table-cell table:style-name="ce231" office:value-type="float" office:value="2" calcext:value-type="float">
            <text:p>2</text:p>
          </table:table-cell>
          <table:table-cell table:style-name="ce231"/>
          <table:table-cell table:style-name="ce231" table:number-columns-spanned="3" table:number-rows-spanned="1"/>
          <table:covered-table-cell table:style-name="ce232"/>
          <table:covered-table-cell table:style-name="ce233"/>
          <table:table-cell table:style-name="ce234" table:number-columns-repeated="2"/>
          <table:table-cell table:style-name="ce68"/>
          <table:table-cell table:style-name="ce70" table:number-columns-repeated="24"/>
          <table:table-cell table:style-name="ce62" table:number-columns-repeated="3"/>
          <table:table-cell table:number-columns-repeated="965"/>
        </table:table-row>
        <table:table-row table:style-name="ro5">
          <table:table-cell office:value-type="string" calcext:value-type="string">
            <text:p>1.</text:p>
          </table:table-cell>
          <table:table-cell table:style-name="ce17" table:formula="of:=IF(AND([Kursliste.B5]=&quot;&quot;;[Kursliste.C5]=&quot;&quot;);&quot;&quot;;CONCATENATE([Kursliste.B5];&quot; &quot;;[Kursliste.C5]))" office:value-type="string" office:string-value="Max Mustermann" calcext:value-type="string">
            <text:p>Max Mustermann</text:p>
          </table:table-cell>
          <table:table-cell table:style-name="ce24" table:formula="of:=IF([.B3]&lt;&gt;&quot;&quot;;SUM([.E3:.X3]);&quot;&quot;)" office:value-type="float" office:value="51" calcext:value-type="float">
            <text:p>51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2" table:style-name="ce36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49"/>
          <table:table-cell table:style-name="ce49" table:number-columns-spanned="3" table:number-rows-spanned="1"/>
          <table:covered-table-cell table:number-columns-repeated="2" table:style-name="ce17"/>
          <table:table-cell table:style-name="ce17"/>
          <table:table-cell table:style-name="ce65" table:formula="of:=IF(SUM([.C3:.Y3])&gt;0;SUM([.C3:.Y3])/COUNT([.C3:.X3]);0)" office:value-type="float" office:value="5" calcext:value-type="float">
            <text:p>5,00</text:p>
          </table:table-cell>
          <table:table-cell table:style-name="ce17"/>
          <table:table-cell table:style-name="ce71" table:number-columns-repeated="2"/>
          <table:table-cell table:style-name="ce73" table:number-columns-repeated="9"/>
          <table:table-cell table:style-name="ce71" table:number-columns-repeated="15"/>
          <table:table-cell table:style-name="ce65"/>
          <table:table-cell table:number-columns-repeated="965"/>
        </table:table-row>
        <table:table-row table:style-name="ro5">
          <table:table-cell office:value-type="string" calcext:value-type="string">
            <text:p>2.</text:p>
          </table:table-cell>
          <table:table-cell table:style-name="ce17" table:formula="of:=IF(AND([Kursliste.B6]=&quot;&quot;;[Kursliste.C6]=&quot;&quot;);&quot;&quot;;CONCATENATE([Kursliste.B6];&quot; &quot;;[Kursliste.C6]))" office:value-type="string" office:string-value="Timo Test" calcext:value-type="string">
            <text:p>Timo Test</text:p>
          </table:table-cell>
          <table:table-cell table:style-name="ce24" table:formula="of:=IF([.B4]&lt;&gt;&quot;&quot;;SUM([.E4:.X4]);&quot;&quot;)" office:value-type="float" office:value="0" calcext:value-type="float">
            <text:p>0</text:p>
          </table:table-cell>
          <table:table-cell table:style-name="ce24" table:number-columns-repeated="6"/>
          <table:table-cell table:style-name="ce36" table:number-columns-repeated="14"/>
          <table:table-cell table:style-name="ce49"/>
          <table:table-cell table:style-name="ce49" table:number-columns-spanned="3" table:number-rows-spanned="1"/>
          <table:covered-table-cell table:number-columns-repeated="2" table:style-name="ce17"/>
          <table:table-cell table:style-name="ce17"/>
          <table:table-cell table:style-name="ce65" table:formula="of:=IF(SUM([.C4:.Y4])&gt;0;SUM([.C4:.Y4])/COUNT([.C4:.X4]);0)" office:value-type="float" office:value="0" calcext:value-type="float">
            <text:p>0,00</text:p>
          </table:table-cell>
          <table:table-cell table:style-name="ce17"/>
          <table:table-cell table:style-name="ce71" table:number-columns-repeated="2"/>
          <table:table-cell table:style-name="ce73" table:number-columns-repeated="9"/>
          <table:table-cell table:style-name="ce71" table:number-columns-repeated="15"/>
          <table:table-cell table:style-name="ce65"/>
          <table:table-cell table:number-columns-repeated="965"/>
        </table:table-row>
        <table:table-row table:style-name="ro5">
          <table:table-cell office:value-type="string" calcext:value-type="string">
            <text:p>3.</text:p>
          </table:table-cell>
          <table:table-cell table:style-name="ce17" table:formula="of:=IF(AND([Kursliste.B7]=&quot;&quot;;[Kursliste.C7]=&quot;&quot;);&quot;&quot;;CONCATENATE([Kursliste.B7];&quot; &quot;;[Kursliste.C7]))" office:value-type="string" office:string-value="Victor Versuch" calcext:value-type="string">
            <text:p>Victor Versuch</text:p>
          </table:table-cell>
          <table:table-cell table:style-name="ce24" table:formula="of:=IF([.B5]&lt;&gt;&quot;&quot;;SUM([.E5:.X5]);&quot;&quot;)" office:value-type="float" office:value="3" calcext:value-type="float">
            <text:p>3</text:p>
          </table:table-cell>
          <table:table-cell table:style-name="ce24" table:number-columns-repeated="5"/>
          <table:table-cell table:style-name="ce24" office:value-type="float" office:value="3" calcext:value-type="float">
            <text:p>3</text:p>
          </table:table-cell>
          <table:table-cell table:style-name="ce36" table:number-columns-repeated="14"/>
          <table:table-cell table:style-name="ce49"/>
          <table:table-cell table:style-name="ce49" table:number-columns-spanned="3" table:number-rows-spanned="1"/>
          <table:covered-table-cell table:number-columns-repeated="2" table:style-name="ce17"/>
          <table:table-cell table:style-name="ce17"/>
          <table:table-cell table:style-name="ce65" table:formula="of:=IF(SUM([.C5:.Y5])&gt;0;SUM([.C5:.Y5])/COUNT([.C5:.X5]);0)" office:value-type="float" office:value="3" calcext:value-type="float">
            <text:p>3,00</text:p>
          </table:table-cell>
          <table:table-cell table:style-name="ce17"/>
          <table:table-cell table:style-name="ce71" table:number-columns-repeated="2"/>
          <table:table-cell table:style-name="ce73" table:number-columns-repeated="9"/>
          <table:table-cell table:style-name="ce71" table:number-columns-repeated="15"/>
          <table:table-cell table:style-name="ce65"/>
          <table:table-cell table:number-columns-repeated="965"/>
        </table:table-row>
        <table:table-row table:style-name="ro5">
          <table:table-cell office:value-type="string" calcext:value-type="string">
            <text:p>4.</text:p>
          </table:table-cell>
          <table:table-cell table:style-name="ce17" table:formula="of:=IF(AND([Kursliste.B8]=&quot;&quot;;[Kursliste.C8]=&quot;&quot;);&quot;&quot;;CONCATENATE([Kursliste.B8];&quot; &quot;;[Kursliste.C8]))">
            <text:p/>
          </table:table-cell>
          <table:table-cell table:style-name="ce24" table:formula="of:=IF([.B6]&lt;&gt;&quot;&quot;;SUM([.E6:.X6]);&quot;&quot;)">
            <text:p/>
          </table:table-cell>
          <table:table-cell table:style-name="ce24" table:number-columns-repeated="6"/>
          <table:table-cell table:style-name="ce36" table:number-columns-repeated="14"/>
          <table:table-cell table:style-name="ce49"/>
          <table:table-cell table:style-name="ce49" table:number-columns-spanned="3" table:number-rows-spanned="1"/>
          <table:covered-table-cell table:number-columns-repeated="2" table:style-name="ce17"/>
          <table:table-cell table:style-name="ce17"/>
          <table:table-cell table:style-name="ce65" table:formula="of:=IF(SUM([.C6:.Y6])&gt;0;SUM([.C6:.Y6])/COUNT([.C6:.X6]);0)" office:value-type="float" office:value="0" calcext:value-type="float">
            <text:p>0,00</text:p>
          </table:table-cell>
          <table:table-cell table:style-name="ce17"/>
          <table:table-cell table:style-name="ce71" table:number-columns-repeated="2"/>
          <table:table-cell table:style-name="ce73" table:number-columns-repeated="9"/>
          <table:table-cell table:style-name="ce71" table:number-columns-repeated="15"/>
          <table:table-cell table:style-name="ce65"/>
          <table:table-cell table:number-columns-repeated="965"/>
        </table:table-row>
        <table:table-row table:style-name="ro5">
          <table:table-cell office:value-type="string" calcext:value-type="string">
            <text:p>5.</text:p>
          </table:table-cell>
          <table:table-cell table:style-name="ce17" table:formula="of:=IF(AND([Kursliste.B9]=&quot;&quot;;[Kursliste.C9]=&quot;&quot;);&quot;&quot;;CONCATENATE([Kursliste.B9];&quot; &quot;;[Kursliste.C9]))">
            <text:p/>
          </table:table-cell>
          <table:table-cell table:style-name="ce24" table:formula="of:=IF([.B7]&lt;&gt;&quot;&quot;;SUM([.E7:.X7]);&quot;&quot;)">
            <text:p/>
          </table:table-cell>
          <table:table-cell table:style-name="ce24" table:number-columns-repeated="6"/>
          <table:table-cell table:style-name="ce36" table:number-columns-repeated="14"/>
          <table:table-cell table:style-name="ce49"/>
          <table:table-cell table:style-name="ce49" table:number-columns-spanned="3" table:number-rows-spanned="1"/>
          <table:covered-table-cell table:number-columns-repeated="2" table:style-name="ce17"/>
          <table:table-cell table:style-name="ce17"/>
          <table:table-cell table:style-name="ce65" table:formula="of:=IF(SUM([.C7:.Y7])&gt;0;SUM([.C7:.Y7])/COUNT([.C7:.X7]);0)" office:value-type="float" office:value="0" calcext:value-type="float">
            <text:p>0,00</text:p>
          </table:table-cell>
          <table:table-cell table:style-name="ce17"/>
          <table:table-cell table:style-name="ce71" table:number-columns-repeated="2"/>
          <table:table-cell table:style-name="ce73" table:number-columns-repeated="9"/>
          <table:table-cell table:style-name="ce71" table:number-columns-repeated="15"/>
          <table:table-cell table:style-name="ce65"/>
          <table:table-cell table:number-columns-repeated="965"/>
        </table:table-row>
        <table:table-row table:style-name="ro5">
          <table:table-cell office:value-type="string" calcext:value-type="string">
            <text:p>6.</text:p>
          </table:table-cell>
          <table:table-cell table:style-name="ce17" table:formula="of:=IF(AND([Kursliste.B10]=&quot;&quot;;[Kursliste.C10]=&quot;&quot;);&quot;&quot;;CONCATENATE([Kursliste.B10];&quot; &quot;;[Kursliste.C10]))">
            <text:p/>
          </table:table-cell>
          <table:table-cell table:style-name="ce24" table:formula="of:=IF([.B8]&lt;&gt;&quot;&quot;;SUM([.E8:.X8]);&quot;&quot;)">
            <text:p/>
          </table:table-cell>
          <table:table-cell table:style-name="ce24" table:number-columns-repeated="6"/>
          <table:table-cell table:style-name="ce36" table:number-columns-repeated="14"/>
          <table:table-cell table:style-name="ce49"/>
          <table:table-cell table:style-name="ce49" table:number-columns-spanned="3" table:number-rows-spanned="1"/>
          <table:covered-table-cell table:number-columns-repeated="2" table:style-name="ce17"/>
          <table:table-cell table:style-name="ce17"/>
          <table:table-cell table:style-name="ce65" table:formula="of:=IF(SUM([.C8:.Y8])&gt;0;SUM([.C8:.Y8])/COUNT([.C8:.X8]);0)" office:value-type="float" office:value="0" calcext:value-type="float">
            <text:p>0,00</text:p>
          </table:table-cell>
          <table:table-cell table:style-name="ce17"/>
          <table:table-cell table:style-name="ce71" table:number-columns-repeated="2"/>
          <table:table-cell table:style-name="ce73" table:number-columns-repeated="9"/>
          <table:table-cell table:style-name="ce71" table:number-columns-repeated="15"/>
          <table:table-cell table:style-name="ce65"/>
          <table:table-cell table:number-columns-repeated="965"/>
        </table:table-row>
        <table:table-row table:style-name="ro5">
          <table:table-cell office:value-type="string" calcext:value-type="string">
            <text:p>7.</text:p>
          </table:table-cell>
          <table:table-cell table:style-name="ce17" table:formula="of:=IF(AND([Kursliste.B11]=&quot;&quot;;[Kursliste.C11]=&quot;&quot;);&quot;&quot;;CONCATENATE([Kursliste.B11];&quot; &quot;;[Kursliste.C11]))">
            <text:p/>
          </table:table-cell>
          <table:table-cell table:style-name="ce24" table:formula="of:=IF([.B9]&lt;&gt;&quot;&quot;;SUM([.E9:.X9]);&quot;&quot;)">
            <text:p/>
          </table:table-cell>
          <table:table-cell table:style-name="ce24" table:number-columns-repeated="6"/>
          <table:table-cell table:style-name="ce36" table:number-columns-repeated="14"/>
          <table:table-cell table:style-name="ce49"/>
          <table:table-cell table:style-name="ce49" table:number-columns-spanned="3" table:number-rows-spanned="1"/>
          <table:covered-table-cell table:number-columns-repeated="2" table:style-name="ce17"/>
          <table:table-cell table:style-name="ce17"/>
          <table:table-cell table:style-name="ce65" table:formula="of:=IF(SUM([.C9:.Y9])&gt;0;SUM([.C9:.Y9])/COUNT([.C9:.X9]);0)" office:value-type="float" office:value="0" calcext:value-type="float">
            <text:p>0,00</text:p>
          </table:table-cell>
          <table:table-cell table:style-name="ce17"/>
          <table:table-cell table:style-name="ce71" table:number-columns-repeated="2"/>
          <table:table-cell table:style-name="ce73" table:number-columns-repeated="9"/>
          <table:table-cell table:style-name="ce71" table:number-columns-repeated="15"/>
          <table:table-cell table:style-name="ce65"/>
          <table:table-cell table:number-columns-repeated="965"/>
        </table:table-row>
        <table:table-row table:style-name="ro5">
          <table:table-cell office:value-type="string" calcext:value-type="string">
            <text:p>8.</text:p>
          </table:table-cell>
          <table:table-cell table:style-name="ce17" table:formula="of:=IF(AND([Kursliste.B12]=&quot;&quot;;[Kursliste.C12]=&quot;&quot;);&quot;&quot;;CONCATENATE([Kursliste.B12];&quot; &quot;;[Kursliste.C12]))">
            <text:p/>
          </table:table-cell>
          <table:table-cell table:style-name="ce24" table:formula="of:=IF([.B10]&lt;&gt;&quot;&quot;;SUM([.E10:.X10]);&quot;&quot;)">
            <text:p/>
          </table:table-cell>
          <table:table-cell table:style-name="ce24" table:number-columns-repeated="6"/>
          <table:table-cell table:style-name="ce36" table:number-columns-repeated="14"/>
          <table:table-cell table:style-name="ce49"/>
          <table:table-cell table:style-name="ce49" table:number-columns-spanned="3" table:number-rows-spanned="1"/>
          <table:covered-table-cell table:number-columns-repeated="2" table:style-name="ce17"/>
          <table:table-cell table:style-name="ce17"/>
          <table:table-cell table:style-name="ce65" table:formula="of:=IF(SUM([.C10:.Y10])&gt;0;SUM([.C10:.Y10])/COUNT([.C10:.X10]);0)" office:value-type="float" office:value="0" calcext:value-type="float">
            <text:p>0,00</text:p>
          </table:table-cell>
          <table:table-cell table:style-name="ce17"/>
          <table:table-cell table:style-name="ce71" table:number-columns-repeated="2"/>
          <table:table-cell table:style-name="ce73" table:number-columns-repeated="9"/>
          <table:table-cell table:style-name="ce71" table:number-columns-repeated="15"/>
          <table:table-cell table:style-name="ce65"/>
          <table:table-cell table:number-columns-repeated="965"/>
        </table:table-row>
        <table:table-row table:style-name="ro5">
          <table:table-cell office:value-type="string" calcext:value-type="string">
            <text:p>9.</text:p>
          </table:table-cell>
          <table:table-cell table:style-name="ce17" table:formula="of:=IF(AND([Kursliste.B13]=&quot;&quot;;[Kursliste.C13]=&quot;&quot;);&quot;&quot;;CONCATENATE([Kursliste.B13];&quot; &quot;;[Kursliste.C13]))">
            <text:p/>
          </table:table-cell>
          <table:table-cell table:style-name="ce24" table:formula="of:=IF([.B11]&lt;&gt;&quot;&quot;;SUM([.E11:.X11]);&quot;&quot;)">
            <text:p/>
          </table:table-cell>
          <table:table-cell table:style-name="ce24" table:number-columns-repeated="6"/>
          <table:table-cell table:style-name="ce36" table:number-columns-repeated="14"/>
          <table:table-cell table:style-name="ce49"/>
          <table:table-cell table:style-name="ce49" table:number-columns-spanned="3" table:number-rows-spanned="1"/>
          <table:covered-table-cell table:number-columns-repeated="2" table:style-name="ce17"/>
          <table:table-cell table:style-name="ce17"/>
          <table:table-cell table:style-name="ce65" table:formula="of:=IF(SUM([.C11:.Y11])&gt;0;SUM([.C11:.Y11])/COUNT([.C11:.X11]);0)" office:value-type="float" office:value="0" calcext:value-type="float">
            <text:p>0,00</text:p>
          </table:table-cell>
          <table:table-cell table:style-name="ce17"/>
          <table:table-cell table:style-name="ce71" table:number-columns-repeated="2"/>
          <table:table-cell table:style-name="ce73" table:number-columns-repeated="9"/>
          <table:table-cell table:style-name="ce71" table:number-columns-repeated="15"/>
          <table:table-cell table:style-name="ce65"/>
          <table:table-cell table:number-columns-repeated="965"/>
        </table:table-row>
        <table:table-row table:style-name="ro5">
          <table:table-cell office:value-type="string" calcext:value-type="string">
            <text:p>10.</text:p>
          </table:table-cell>
          <table:table-cell table:style-name="ce17" table:formula="of:=IF(AND([Kursliste.B14]=&quot;&quot;;[Kursliste.C14]=&quot;&quot;);&quot;&quot;;CONCATENATE([Kursliste.B14];&quot; &quot;;[Kursliste.C14]))">
            <text:p/>
          </table:table-cell>
          <table:table-cell table:style-name="ce24" table:formula="of:=IF([.B12]&lt;&gt;&quot;&quot;;SUM([.E12:.X12]);&quot;&quot;)">
            <text:p/>
          </table:table-cell>
          <table:table-cell table:style-name="ce24" table:number-columns-repeated="6"/>
          <table:table-cell table:style-name="ce36" table:number-columns-repeated="14"/>
          <table:table-cell table:style-name="ce49"/>
          <table:table-cell table:style-name="ce49" table:number-columns-spanned="3" table:number-rows-spanned="1"/>
          <table:covered-table-cell table:number-columns-repeated="2" table:style-name="ce17"/>
          <table:table-cell table:style-name="ce17"/>
          <table:table-cell table:style-name="ce65" table:formula="of:=IF(SUM([.C12:.Y12])&gt;0;SUM([.C12:.Y12])/COUNT([.C12:.X12]);0)" office:value-type="float" office:value="0" calcext:value-type="float">
            <text:p>0,00</text:p>
          </table:table-cell>
          <table:table-cell table:style-name="ce17"/>
          <table:table-cell table:style-name="ce71" table:number-columns-repeated="2"/>
          <table:table-cell table:style-name="ce73" table:number-columns-repeated="9"/>
          <table:table-cell table:style-name="ce71" table:number-columns-repeated="15"/>
          <table:table-cell table:style-name="ce65"/>
          <table:table-cell table:number-columns-repeated="965"/>
        </table:table-row>
        <table:table-row table:style-name="ro5">
          <table:table-cell office:value-type="string" calcext:value-type="string">
            <text:p>11.</text:p>
          </table:table-cell>
          <table:table-cell table:style-name="ce17" table:formula="of:=IF(AND([Kursliste.B15]=&quot;&quot;;[Kursliste.C15]=&quot;&quot;);&quot;&quot;;CONCATENATE([Kursliste.B15];&quot; &quot;;[Kursliste.C15]))">
            <text:p/>
          </table:table-cell>
          <table:table-cell table:style-name="ce24" table:formula="of:=IF([.B13]&lt;&gt;&quot;&quot;;SUM([.E13:.X13]);&quot;&quot;)">
            <text:p/>
          </table:table-cell>
          <table:table-cell table:style-name="ce24" table:number-columns-repeated="6"/>
          <table:table-cell table:style-name="ce36" table:number-columns-repeated="14"/>
          <table:table-cell table:style-name="ce49"/>
          <table:table-cell table:style-name="ce49" table:number-columns-spanned="3" table:number-rows-spanned="1"/>
          <table:covered-table-cell table:number-columns-repeated="2" table:style-name="ce17"/>
          <table:table-cell table:style-name="ce17"/>
          <table:table-cell table:style-name="ce65" table:formula="of:=IF(SUM([.C13:.Y13])&gt;0;SUM([.C13:.Y13])/COUNT([.C13:.X13]);0)" office:value-type="float" office:value="0" calcext:value-type="float">
            <text:p>0,00</text:p>
          </table:table-cell>
          <table:table-cell table:style-name="ce17"/>
          <table:table-cell table:style-name="ce71" table:number-columns-repeated="2"/>
          <table:table-cell table:style-name="ce73" table:number-columns-repeated="9"/>
          <table:table-cell table:style-name="ce71" table:number-columns-repeated="15"/>
          <table:table-cell table:style-name="ce65"/>
          <table:table-cell table:number-columns-repeated="965"/>
        </table:table-row>
        <table:table-row table:style-name="ro5">
          <table:table-cell office:value-type="string" calcext:value-type="string">
            <text:p>12.</text:p>
          </table:table-cell>
          <table:table-cell table:style-name="ce17" table:formula="of:=IF(AND([Kursliste.B16]=&quot;&quot;;[Kursliste.C16]=&quot;&quot;);&quot;&quot;;CONCATENATE([Kursliste.B16];&quot; &quot;;[Kursliste.C16]))">
            <text:p/>
          </table:table-cell>
          <table:table-cell table:style-name="ce24" table:formula="of:=IF([.B14]&lt;&gt;&quot;&quot;;SUM([.E14:.X14]);&quot;&quot;)">
            <text:p/>
          </table:table-cell>
          <table:table-cell table:style-name="ce24" table:number-columns-repeated="6"/>
          <table:table-cell table:style-name="ce36" table:number-columns-repeated="14"/>
          <table:table-cell table:style-name="ce49"/>
          <table:table-cell table:style-name="ce49" table:number-columns-spanned="3" table:number-rows-spanned="1"/>
          <table:covered-table-cell table:number-columns-repeated="2" table:style-name="ce17"/>
          <table:table-cell table:style-name="ce17"/>
          <table:table-cell table:style-name="ce65" table:formula="of:=IF(SUM([.C14:.Y14])&gt;0;SUM([.C14:.Y14])/COUNT([.C14:.X14]);0)" office:value-type="float" office:value="0" calcext:value-type="float">
            <text:p>0,00</text:p>
          </table:table-cell>
          <table:table-cell table:style-name="ce17"/>
          <table:table-cell table:style-name="ce71" table:number-columns-repeated="2"/>
          <table:table-cell table:style-name="ce73" table:number-columns-repeated="9"/>
          <table:table-cell table:style-name="ce71" table:number-columns-repeated="15"/>
          <table:table-cell table:style-name="ce65"/>
          <table:table-cell table:number-columns-repeated="965"/>
        </table:table-row>
        <table:table-row table:style-name="ro5">
          <table:table-cell office:value-type="string" calcext:value-type="string">
            <text:p>13.</text:p>
          </table:table-cell>
          <table:table-cell table:style-name="ce17" table:formula="of:=IF(AND([Kursliste.B17]=&quot;&quot;;[Kursliste.C17]=&quot;&quot;);&quot;&quot;;CONCATENATE([Kursliste.B17];&quot; &quot;;[Kursliste.C17]))">
            <text:p/>
          </table:table-cell>
          <table:table-cell table:style-name="ce24" table:formula="of:=IF([.B15]&lt;&gt;&quot;&quot;;SUM([.E15:.X15]);&quot;&quot;)">
            <text:p/>
          </table:table-cell>
          <table:table-cell table:style-name="ce24" table:number-columns-repeated="6"/>
          <table:table-cell table:style-name="ce36" table:number-columns-repeated="14"/>
          <table:table-cell table:style-name="ce49"/>
          <table:table-cell table:style-name="ce49" table:number-columns-spanned="3" table:number-rows-spanned="1"/>
          <table:covered-table-cell table:number-columns-repeated="2" table:style-name="ce17"/>
          <table:table-cell table:style-name="ce17"/>
          <table:table-cell table:style-name="ce65" table:formula="of:=IF(SUM([.C15:.Y15])&gt;0;SUM([.C15:.Y15])/COUNT([.C15:.X15]);0)" office:value-type="float" office:value="0" calcext:value-type="float">
            <text:p>0,00</text:p>
          </table:table-cell>
          <table:table-cell table:style-name="ce17"/>
          <table:table-cell table:style-name="ce71" table:number-columns-repeated="2"/>
          <table:table-cell table:style-name="ce73" table:number-columns-repeated="9"/>
          <table:table-cell table:style-name="ce71" table:number-columns-repeated="15"/>
          <table:table-cell table:style-name="ce65"/>
          <table:table-cell table:number-columns-repeated="965"/>
        </table:table-row>
        <table:table-row table:style-name="ro5">
          <table:table-cell office:value-type="string" calcext:value-type="string">
            <text:p>14.</text:p>
          </table:table-cell>
          <table:table-cell table:style-name="ce17" table:formula="of:=IF(AND([Kursliste.B18]=&quot;&quot;;[Kursliste.C18]=&quot;&quot;);&quot;&quot;;CONCATENATE([Kursliste.B18];&quot; &quot;;[Kursliste.C18]))">
            <text:p/>
          </table:table-cell>
          <table:table-cell table:style-name="ce24" table:formula="of:=IF([.B16]&lt;&gt;&quot;&quot;;SUM([.E16:.X16]);&quot;&quot;)">
            <text:p/>
          </table:table-cell>
          <table:table-cell table:style-name="ce24" table:number-columns-repeated="6"/>
          <table:table-cell table:style-name="ce36" table:number-columns-repeated="14"/>
          <table:table-cell table:style-name="ce49"/>
          <table:table-cell table:style-name="ce49" table:number-columns-spanned="3" table:number-rows-spanned="1"/>
          <table:covered-table-cell table:number-columns-repeated="2" table:style-name="ce17"/>
          <table:table-cell table:style-name="ce17"/>
          <table:table-cell table:style-name="ce65" table:formula="of:=IF(SUM([.C16:.Y16])&gt;0;SUM([.C16:.Y16])/COUNT([.C16:.X16]);0)" office:value-type="float" office:value="0" calcext:value-type="float">
            <text:p>0,00</text:p>
          </table:table-cell>
          <table:table-cell table:style-name="ce17"/>
          <table:table-cell table:style-name="ce71" table:number-columns-repeated="2"/>
          <table:table-cell table:style-name="ce73" table:number-columns-repeated="9"/>
          <table:table-cell table:style-name="ce71" table:number-columns-repeated="15"/>
          <table:table-cell table:style-name="ce65"/>
          <table:table-cell table:number-columns-repeated="965"/>
        </table:table-row>
        <table:table-row table:style-name="ro5">
          <table:table-cell office:value-type="string" calcext:value-type="string">
            <text:p>15.</text:p>
          </table:table-cell>
          <table:table-cell table:style-name="ce17" table:formula="of:=IF(AND([Kursliste.B19]=&quot;&quot;;[Kursliste.C19]=&quot;&quot;);&quot;&quot;;CONCATENATE([Kursliste.B19];&quot; &quot;;[Kursliste.C19]))">
            <text:p/>
          </table:table-cell>
          <table:table-cell table:style-name="ce24" table:formula="of:=IF([.B17]&lt;&gt;&quot;&quot;;SUM([.E17:.X17]);&quot;&quot;)">
            <text:p/>
          </table:table-cell>
          <table:table-cell table:style-name="ce25" table:number-columns-repeated="6"/>
          <table:table-cell table:style-name="ce37" table:number-columns-repeated="14"/>
          <table:table-cell table:style-name="ce50"/>
          <table:table-cell table:style-name="ce50" table:number-columns-spanned="3" table:number-rows-spanned="1"/>
          <table:covered-table-cell table:number-columns-repeated="2" table:style-name="ce58"/>
          <table:table-cell table:style-name="ce58"/>
          <table:table-cell table:style-name="ce65" table:formula="of:=IF(SUM([.C17:.Y17])&gt;0;SUM([.C17:.Y17])/COUNT([.C17:.X17]);0)" office:value-type="float" office:value="0" calcext:value-type="float">
            <text:p>0,00</text:p>
          </table:table-cell>
          <table:table-cell table:style-name="ce58"/>
          <table:table-cell table:style-name="ce51" table:number-columns-repeated="2"/>
          <table:table-cell table:style-name="ce74" table:number-columns-repeated="7"/>
          <table:table-cell table:style-name="ce73" table:number-columns-repeated="2"/>
          <table:table-cell table:style-name="ce71" table:number-columns-repeated="15"/>
          <table:table-cell table:style-name="ce65"/>
          <table:table-cell table:number-columns-repeated="965"/>
        </table:table-row>
        <table:table-row table:style-name="ro5">
          <table:table-cell office:value-type="string" calcext:value-type="string">
            <text:p>16.</text:p>
          </table:table-cell>
          <table:table-cell table:style-name="ce17" table:formula="of:=IF(AND([Kursliste.B20]=&quot;&quot;;[Kursliste.C20]=&quot;&quot;);&quot;&quot;;CONCATENATE([Kursliste.B20];&quot; &quot;;[Kursliste.C20]))">
            <text:p/>
          </table:table-cell>
          <table:table-cell table:style-name="ce24" table:formula="of:=IF([.B18]&lt;&gt;&quot;&quot;;SUM([.E18:.X18]);&quot;&quot;)">
            <text:p/>
          </table:table-cell>
          <table:table-cell table:style-name="ce24" table:number-columns-repeated="6"/>
          <table:table-cell table:style-name="ce36" table:number-columns-repeated="14"/>
          <table:table-cell table:style-name="ce49"/>
          <table:table-cell table:style-name="ce49" table:number-columns-spanned="3" table:number-rows-spanned="1"/>
          <table:covered-table-cell table:number-columns-repeated="2" table:style-name="ce17"/>
          <table:table-cell table:style-name="ce17"/>
          <table:table-cell table:style-name="ce65" table:formula="of:=IF(SUM([.C18:.Y18])&gt;0;SUM([.C18:.Y18])/COUNT([.C18:.X18]);0)" office:value-type="float" office:value="0" calcext:value-type="float">
            <text:p>0,00</text:p>
          </table:table-cell>
          <table:table-cell table:style-name="ce17"/>
          <table:table-cell table:style-name="ce71" table:number-columns-repeated="2"/>
          <table:table-cell table:style-name="ce73" table:number-columns-repeated="9"/>
          <table:table-cell table:style-name="ce71" table:number-columns-repeated="15"/>
          <table:table-cell table:style-name="ce65"/>
          <table:table-cell table:number-columns-repeated="965"/>
        </table:table-row>
        <table:table-row table:style-name="ro5">
          <table:table-cell office:value-type="string" calcext:value-type="string">
            <text:p>17.</text:p>
          </table:table-cell>
          <table:table-cell table:style-name="ce17" table:formula="of:=IF(AND([Kursliste.B21]=&quot;&quot;;[Kursliste.C21]=&quot;&quot;);&quot;&quot;;CONCATENATE([Kursliste.B21];&quot; &quot;;[Kursliste.C21]))">
            <text:p/>
          </table:table-cell>
          <table:table-cell table:style-name="ce24" table:formula="of:=IF([.B19]&lt;&gt;&quot;&quot;;SUM([.E19:.X19]);&quot;&quot;)">
            <text:p/>
          </table:table-cell>
          <table:table-cell table:style-name="ce24" table:number-columns-repeated="6"/>
          <table:table-cell table:style-name="ce36" table:number-columns-repeated="14"/>
          <table:table-cell table:style-name="ce49"/>
          <table:table-cell table:style-name="ce49" table:number-columns-spanned="3" table:number-rows-spanned="1"/>
          <table:covered-table-cell table:number-columns-repeated="2" table:style-name="ce17"/>
          <table:table-cell table:style-name="ce17"/>
          <table:table-cell table:style-name="ce65" table:formula="of:=IF(SUM([.C19:.Y19])&gt;0;SUM([.C19:.Y19])/COUNT([.C19:.X19]);0)" office:value-type="float" office:value="0" calcext:value-type="float">
            <text:p>0,00</text:p>
          </table:table-cell>
          <table:table-cell table:style-name="ce17"/>
          <table:table-cell table:style-name="ce71" table:number-columns-repeated="2"/>
          <table:table-cell table:style-name="ce73" table:number-columns-repeated="9"/>
          <table:table-cell table:style-name="ce71" table:number-columns-repeated="15"/>
          <table:table-cell table:style-name="ce65"/>
          <table:table-cell table:number-columns-repeated="965"/>
        </table:table-row>
        <table:table-row table:style-name="ro5">
          <table:table-cell office:value-type="string" calcext:value-type="string">
            <text:p>18.</text:p>
          </table:table-cell>
          <table:table-cell table:style-name="ce17" table:formula="of:=IF(AND([Kursliste.B22]=&quot;&quot;;[Kursliste.C22]=&quot;&quot;);&quot;&quot;;CONCATENATE([Kursliste.B22];&quot; &quot;;[Kursliste.C22]))">
            <text:p/>
          </table:table-cell>
          <table:table-cell table:style-name="ce24" table:formula="of:=IF([.B20]&lt;&gt;&quot;&quot;;SUM([.E20:.X20]);&quot;&quot;)">
            <text:p/>
          </table:table-cell>
          <table:table-cell table:style-name="ce24" table:number-columns-repeated="6"/>
          <table:table-cell table:style-name="ce36" table:number-columns-repeated="14"/>
          <table:table-cell table:style-name="ce49"/>
          <table:table-cell table:style-name="ce50" table:number-columns-spanned="3" table:number-rows-spanned="1"/>
          <table:covered-table-cell table:number-columns-repeated="2" table:style-name="ce58"/>
          <table:table-cell table:style-name="ce17"/>
          <table:table-cell table:style-name="ce65" table:formula="of:=IF(SUM([.C20:.Y20])&gt;0;SUM([.C20:.Y20])/COUNT([.C20:.X20]);0)" office:value-type="float" office:value="0" calcext:value-type="float">
            <text:p>0,00</text:p>
          </table:table-cell>
          <table:table-cell table:style-name="ce17"/>
          <table:table-cell table:style-name="ce71" table:number-columns-repeated="2"/>
          <table:table-cell table:style-name="ce73" table:number-columns-repeated="9"/>
          <table:table-cell table:style-name="ce71" table:number-columns-repeated="15"/>
          <table:table-cell table:style-name="ce65"/>
          <table:table-cell table:number-columns-repeated="965"/>
        </table:table-row>
        <table:table-row table:style-name="ro5">
          <table:table-cell office:value-type="string" calcext:value-type="string">
            <text:p>19.</text:p>
          </table:table-cell>
          <table:table-cell table:style-name="ce17" table:formula="of:=IF(AND([Kursliste.B23]=&quot;&quot;;[Kursliste.C23]=&quot;&quot;);&quot;&quot;;CONCATENATE([Kursliste.B23];&quot; &quot;;[Kursliste.C23]))">
            <text:p/>
          </table:table-cell>
          <table:table-cell table:style-name="ce24" table:formula="of:=IF([.B21]&lt;&gt;&quot;&quot;;SUM([.E21:.X21]);&quot;&quot;)">
            <text:p/>
          </table:table-cell>
          <table:table-cell table:style-name="ce24" table:number-columns-repeated="6"/>
          <table:table-cell table:style-name="ce36" table:number-columns-repeated="14"/>
          <table:table-cell table:style-name="ce49"/>
          <table:table-cell table:style-name="ce49" table:number-columns-spanned="3" table:number-rows-spanned="1"/>
          <table:covered-table-cell table:number-columns-repeated="2" table:style-name="ce17"/>
          <table:table-cell table:style-name="ce17"/>
          <table:table-cell table:style-name="ce65" table:formula="of:=IF(SUM([.C21:.Y21])&gt;0;SUM([.C21:.Y21])/COUNT([.C21:.X21]);0)" office:value-type="float" office:value="0" calcext:value-type="float">
            <text:p>0,00</text:p>
          </table:table-cell>
          <table:table-cell table:style-name="ce17"/>
          <table:table-cell table:style-name="ce71" table:number-columns-repeated="2"/>
          <table:table-cell table:style-name="ce73" table:number-columns-repeated="9"/>
          <table:table-cell table:style-name="ce71" table:number-columns-repeated="15"/>
          <table:table-cell table:style-name="ce65"/>
          <table:table-cell table:number-columns-repeated="965"/>
        </table:table-row>
        <table:table-row table:style-name="ro5">
          <table:table-cell office:value-type="string" calcext:value-type="string">
            <text:p>20.</text:p>
          </table:table-cell>
          <table:table-cell table:style-name="ce17" table:formula="of:=IF(AND([Kursliste.B24]=&quot;&quot;;[Kursliste.C24]=&quot;&quot;);&quot;&quot;;CONCATENATE([Kursliste.B24];&quot; &quot;;[Kursliste.C24]))">
            <text:p/>
          </table:table-cell>
          <table:table-cell table:style-name="ce24" table:formula="of:=IF([.B22]&lt;&gt;&quot;&quot;;SUM([.E22:.X22]);&quot;&quot;)">
            <text:p/>
          </table:table-cell>
          <table:table-cell table:style-name="ce24" table:number-columns-repeated="6"/>
          <table:table-cell table:style-name="ce36" table:number-columns-repeated="14"/>
          <table:table-cell table:style-name="ce49"/>
          <table:table-cell table:style-name="ce49" table:number-columns-spanned="3" table:number-rows-spanned="1"/>
          <table:covered-table-cell table:number-columns-repeated="2" table:style-name="ce17"/>
          <table:table-cell table:style-name="ce17"/>
          <table:table-cell table:style-name="ce65" table:formula="of:=IF(SUM([.C22:.Y22])&gt;0;SUM([.C22:.Y22])/COUNT([.C22:.X22]);0)" office:value-type="float" office:value="0" calcext:value-type="float">
            <text:p>0,00</text:p>
          </table:table-cell>
          <table:table-cell table:style-name="ce17"/>
          <table:table-cell table:style-name="ce71" table:number-columns-repeated="2"/>
          <table:table-cell table:style-name="ce73" table:number-columns-repeated="9"/>
          <table:table-cell table:style-name="ce71" table:number-columns-repeated="15"/>
          <table:table-cell table:style-name="ce65"/>
          <table:table-cell table:number-columns-repeated="965"/>
        </table:table-row>
        <table:table-row table:style-name="ro5">
          <table:table-cell office:value-type="string" calcext:value-type="string">
            <text:p>21.</text:p>
          </table:table-cell>
          <table:table-cell table:style-name="ce17" table:formula="of:=IF(AND([Kursliste.B25]=&quot;&quot;;[Kursliste.C25]=&quot;&quot;);&quot;&quot;;CONCATENATE([Kursliste.B25];&quot; &quot;;[Kursliste.C25]))">
            <text:p/>
          </table:table-cell>
          <table:table-cell table:style-name="ce24" table:formula="of:=IF([.B23]&lt;&gt;&quot;&quot;;SUM([.E23:.X23]);&quot;&quot;)">
            <text:p/>
          </table:table-cell>
          <table:table-cell table:style-name="ce24" table:number-columns-repeated="6"/>
          <table:table-cell table:style-name="ce36" table:number-columns-repeated="14"/>
          <table:table-cell table:style-name="ce49"/>
          <table:table-cell table:style-name="ce50" table:number-columns-spanned="3" table:number-rows-spanned="1"/>
          <table:covered-table-cell table:number-columns-repeated="2" table:style-name="ce58"/>
          <table:table-cell table:style-name="ce17"/>
          <table:table-cell table:style-name="ce65" table:formula="of:=IF(SUM([.C23:.Y23])&gt;0;SUM([.C23:.Y23])/COUNT([.C23:.X23]);0)" office:value-type="float" office:value="0" calcext:value-type="float">
            <text:p>0,00</text:p>
          </table:table-cell>
          <table:table-cell table:style-name="ce17"/>
          <table:table-cell table:style-name="ce71" table:number-columns-repeated="2"/>
          <table:table-cell table:style-name="ce73" table:number-columns-repeated="9"/>
          <table:table-cell table:style-name="ce71" table:number-columns-repeated="15"/>
          <table:table-cell table:style-name="ce65"/>
          <table:table-cell table:number-columns-repeated="965"/>
        </table:table-row>
        <table:table-row table:style-name="ro5">
          <table:table-cell office:value-type="string" calcext:value-type="string">
            <text:p>22.</text:p>
          </table:table-cell>
          <table:table-cell table:style-name="ce17" table:formula="of:=IF(AND([Kursliste.B26]=&quot;&quot;;[Kursliste.C26]=&quot;&quot;);&quot;&quot;;CONCATENATE([Kursliste.B26];&quot; &quot;;[Kursliste.C26]))">
            <text:p/>
          </table:table-cell>
          <table:table-cell table:style-name="ce24" table:formula="of:=IF([.B24]&lt;&gt;&quot;&quot;;SUM([.E24:.X24]);&quot;&quot;)">
            <text:p/>
          </table:table-cell>
          <table:table-cell table:style-name="ce24" table:number-columns-repeated="6"/>
          <table:table-cell table:style-name="ce36" table:number-columns-repeated="14"/>
          <table:table-cell table:style-name="ce49"/>
          <table:table-cell table:style-name="ce49" table:number-columns-spanned="3" table:number-rows-spanned="1"/>
          <table:covered-table-cell table:number-columns-repeated="2" table:style-name="ce17"/>
          <table:table-cell table:style-name="ce17"/>
          <table:table-cell table:style-name="ce65" table:formula="of:=IF(SUM([.C24:.Y24])&gt;0;SUM([.C24:.Y24])/COUNT([.C24:.X24]);0)" office:value-type="float" office:value="0" calcext:value-type="float">
            <text:p>0,00</text:p>
          </table:table-cell>
          <table:table-cell table:style-name="ce17"/>
          <table:table-cell table:style-name="ce71" table:number-columns-repeated="2"/>
          <table:table-cell table:style-name="ce73" table:number-columns-repeated="9"/>
          <table:table-cell table:style-name="ce71" table:number-columns-repeated="15"/>
          <table:table-cell table:style-name="ce65"/>
          <table:table-cell table:number-columns-repeated="965"/>
        </table:table-row>
        <table:table-row table:style-name="ro5">
          <table:table-cell office:value-type="string" calcext:value-type="string">
            <text:p>23.</text:p>
          </table:table-cell>
          <table:table-cell table:style-name="ce17" table:formula="of:=IF(AND([Kursliste.B27]=&quot;&quot;;[Kursliste.C27]=&quot;&quot;);&quot;&quot;;CONCATENATE([Kursliste.B27];&quot; &quot;;[Kursliste.C27]))">
            <text:p/>
          </table:table-cell>
          <table:table-cell table:style-name="ce24" table:formula="of:=IF([.B25]&lt;&gt;&quot;&quot;;SUM([.E25:.X25]);&quot;&quot;)">
            <text:p/>
          </table:table-cell>
          <table:table-cell table:style-name="ce24" table:number-columns-repeated="6"/>
          <table:table-cell table:style-name="ce36" table:number-columns-repeated="14"/>
          <table:table-cell table:style-name="ce49"/>
          <table:table-cell table:style-name="ce49" table:number-columns-spanned="3" table:number-rows-spanned="1"/>
          <table:covered-table-cell table:number-columns-repeated="2" table:style-name="ce17"/>
          <table:table-cell table:style-name="ce17"/>
          <table:table-cell table:style-name="ce65" table:formula="of:=IF(SUM([.C25:.Y25])&gt;0;SUM([.C25:.Y25])/COUNT([.C25:.X25]);0)" office:value-type="float" office:value="0" calcext:value-type="float">
            <text:p>0,00</text:p>
          </table:table-cell>
          <table:table-cell table:style-name="ce17"/>
          <table:table-cell table:style-name="ce71" table:number-columns-repeated="2"/>
          <table:table-cell table:style-name="ce73" table:number-columns-repeated="9"/>
          <table:table-cell table:style-name="ce71" table:number-columns-repeated="15"/>
          <table:table-cell table:style-name="ce65"/>
          <table:table-cell table:number-columns-repeated="965"/>
        </table:table-row>
        <table:table-row table:style-name="ro5">
          <table:table-cell table:style-name="ce12" office:value-type="string" calcext:value-type="string">
            <text:p>24.</text:p>
          </table:table-cell>
          <table:table-cell table:style-name="ce17" table:formula="of:=IF(AND([Kursliste.B28]=&quot;&quot;;[Kursliste.C28]=&quot;&quot;);&quot;&quot;;CONCATENATE([Kursliste.B28];&quot; &quot;;[Kursliste.C28]))">
            <text:p/>
          </table:table-cell>
          <table:table-cell table:style-name="ce24" table:formula="of:=IF([.B26]&lt;&gt;&quot;&quot;;SUM([.E26:.X26]);&quot;&quot;)">
            <text:p/>
          </table:table-cell>
          <table:table-cell table:style-name="ce25" table:number-columns-repeated="12"/>
          <table:table-cell table:style-name="ce37" table:number-columns-repeated="8"/>
          <table:table-cell table:style-name="ce51"/>
          <table:table-cell table:style-name="ce56" table:number-columns-spanned="3" table:number-rows-spanned="1"/>
          <table:covered-table-cell table:number-columns-repeated="2" table:style-name="ce58"/>
          <table:table-cell table:style-name="ce64"/>
          <table:table-cell table:style-name="ce65" table:formula="of:=IF(SUM([.C26:.Y26])&gt;0;SUM([.C26:.Y26])/COUNT([.C26:.X26]);0)" office:value-type="float" office:value="0" calcext:value-type="float">
            <text:p>0,00</text:p>
          </table:table-cell>
          <table:table-cell table:style-name="ce17"/>
          <table:table-cell table:style-name="ce71" table:number-columns-repeated="2"/>
          <table:table-cell table:style-name="ce73" table:number-columns-repeated="9"/>
          <table:table-cell table:style-name="ce71" table:number-columns-repeated="15"/>
          <table:table-cell table:style-name="ce65"/>
          <table:table-cell table:number-columns-repeated="965"/>
        </table:table-row>
        <table:table-row table:style-name="ro5">
          <table:table-cell office:value-type="string" calcext:value-type="string">
            <text:p>25.</text:p>
          </table:table-cell>
          <table:table-cell table:style-name="ce17" table:formula="of:=IF(AND([Kursliste.B29]=&quot;&quot;;[Kursliste.C29]=&quot;&quot;);&quot;&quot;;CONCATENATE([Kursliste.B29];&quot; &quot;;[Kursliste.C29]))">
            <text:p/>
          </table:table-cell>
          <table:table-cell table:style-name="ce24" table:formula="of:=IF([.B27]&lt;&gt;&quot;&quot;;SUM([.E27:.X27]);&quot;&quot;)">
            <text:p/>
          </table:table-cell>
          <table:table-cell table:style-name="ce24" table:number-columns-repeated="6"/>
          <table:table-cell table:style-name="ce36" table:number-columns-repeated="14"/>
          <table:table-cell table:style-name="ce49"/>
          <table:table-cell table:style-name="ce49" table:number-columns-spanned="3" table:number-rows-spanned="1"/>
          <table:covered-table-cell table:number-columns-repeated="2" table:style-name="ce17"/>
          <table:table-cell table:style-name="ce17"/>
          <table:table-cell table:style-name="ce65" table:formula="of:=IF(SUM([.C27:.Y27])&gt;0;SUM([.C27:.Y27])/COUNT([.C27:.X27]);0)" office:value-type="float" office:value="0" calcext:value-type="float">
            <text:p>0,00</text:p>
          </table:table-cell>
          <table:table-cell table:style-name="ce17"/>
          <table:table-cell table:style-name="ce71" table:number-columns-repeated="2"/>
          <table:table-cell table:style-name="ce73" table:number-columns-repeated="9"/>
          <table:table-cell table:style-name="ce71" table:number-columns-repeated="15"/>
          <table:table-cell table:style-name="ce65"/>
          <table:table-cell table:number-columns-repeated="965"/>
        </table:table-row>
        <table:table-row table:style-name="ro5">
          <table:table-cell office:value-type="string" calcext:value-type="string">
            <text:p>26.</text:p>
          </table:table-cell>
          <table:table-cell table:style-name="ce17" table:formula="of:=IF(AND([Kursliste.B30]=&quot;&quot;;[Kursliste.C30]=&quot;&quot;);&quot;&quot;;CONCATENATE([Kursliste.B30];&quot; &quot;;[Kursliste.C30]))">
            <text:p/>
          </table:table-cell>
          <table:table-cell table:style-name="ce24" table:formula="of:=IF([.B28]&lt;&gt;&quot;&quot;;SUM([.E28:.X28]);&quot;&quot;)">
            <text:p/>
          </table:table-cell>
          <table:table-cell table:style-name="ce24" table:number-columns-repeated="6"/>
          <table:table-cell table:style-name="ce36" table:number-columns-repeated="14"/>
          <table:table-cell table:style-name="ce49"/>
          <table:table-cell table:style-name="ce49" table:number-columns-spanned="3" table:number-rows-spanned="1"/>
          <table:covered-table-cell table:number-columns-repeated="2" table:style-name="ce17"/>
          <table:table-cell table:style-name="ce17"/>
          <table:table-cell table:style-name="ce65" table:formula="of:=IF(SUM([.C28:.Y28])&gt;0;SUM([.C28:.Y28])/COUNT([.C28:.X28]);0)" office:value-type="float" office:value="0" calcext:value-type="float">
            <text:p>0,00</text:p>
          </table:table-cell>
          <table:table-cell table:style-name="ce17"/>
          <table:table-cell table:style-name="ce71" table:number-columns-repeated="2"/>
          <table:table-cell table:style-name="ce73" table:number-columns-repeated="9"/>
          <table:table-cell table:style-name="ce71" table:number-columns-repeated="15"/>
          <table:table-cell table:style-name="ce65"/>
          <table:table-cell table:number-columns-repeated="965"/>
        </table:table-row>
        <table:table-row table:style-name="ro5">
          <table:table-cell office:value-type="string" calcext:value-type="string">
            <text:p>27.</text:p>
          </table:table-cell>
          <table:table-cell table:style-name="ce17" table:formula="of:=IF(AND([Kursliste.B31]=&quot;&quot;;[Kursliste.C31]=&quot;&quot;);&quot;&quot;;CONCATENATE([Kursliste.B31];&quot; &quot;;[Kursliste.C31]))">
            <text:p/>
          </table:table-cell>
          <table:table-cell table:style-name="ce24" table:formula="of:=IF([.B29]&lt;&gt;&quot;&quot;;SUM([.E29:.X29]);&quot;&quot;)">
            <text:p/>
          </table:table-cell>
          <table:table-cell table:style-name="ce24" table:number-columns-repeated="6"/>
          <table:table-cell table:style-name="ce36" table:number-columns-repeated="14"/>
          <table:table-cell table:style-name="ce49"/>
          <table:table-cell table:style-name="ce49" table:number-columns-spanned="3" table:number-rows-spanned="1"/>
          <table:covered-table-cell table:number-columns-repeated="2" table:style-name="ce17"/>
          <table:table-cell table:style-name="ce17"/>
          <table:table-cell table:style-name="ce65" table:formula="of:=IF(SUM([.C29:.Y29])&gt;0;SUM([.C29:.Y29])/COUNT([.C29:.X29]);0)" office:value-type="float" office:value="0" calcext:value-type="float">
            <text:p>0,00</text:p>
          </table:table-cell>
          <table:table-cell table:style-name="ce17"/>
          <table:table-cell table:style-name="ce71" table:number-columns-repeated="2"/>
          <table:table-cell table:style-name="ce73" table:number-columns-repeated="9"/>
          <table:table-cell table:style-name="ce71" table:number-columns-repeated="15"/>
          <table:table-cell table:style-name="ce65"/>
          <table:table-cell table:number-columns-repeated="965"/>
        </table:table-row>
        <table:table-row table:style-name="ro5">
          <table:table-cell office:value-type="string" calcext:value-type="string">
            <text:p>28.</text:p>
          </table:table-cell>
          <table:table-cell table:style-name="ce17" table:formula="of:=IF(AND([Kursliste.B32]=&quot;&quot;;[Kursliste.C32]=&quot;&quot;);&quot;&quot;;CONCATENATE([Kursliste.B32];&quot; &quot;;[Kursliste.C32]))">
            <text:p/>
          </table:table-cell>
          <table:table-cell table:style-name="ce24" table:formula="of:=IF([.B30]&lt;&gt;&quot;&quot;;SUM([.E30:.X30]);&quot;&quot;)">
            <text:p/>
          </table:table-cell>
          <table:table-cell table:style-name="ce24" table:number-columns-repeated="6"/>
          <table:table-cell table:style-name="ce36" table:number-columns-repeated="14"/>
          <table:table-cell table:style-name="ce49"/>
          <table:table-cell table:style-name="ce49" table:number-columns-spanned="3" table:number-rows-spanned="1"/>
          <table:covered-table-cell table:number-columns-repeated="2" table:style-name="ce17"/>
          <table:table-cell table:style-name="ce17"/>
          <table:table-cell table:style-name="ce65" table:formula="of:=IF(SUM([.C30:.Y30])&gt;0;SUM([.C30:.Y30])/COUNT([.C30:.X30]);0)" office:value-type="float" office:value="0" calcext:value-type="float">
            <text:p>0,00</text:p>
          </table:table-cell>
          <table:table-cell table:style-name="ce17"/>
          <table:table-cell table:style-name="ce71" table:number-columns-repeated="2"/>
          <table:table-cell table:style-name="ce73" table:number-columns-repeated="9"/>
          <table:table-cell table:style-name="ce71" table:number-columns-repeated="15"/>
          <table:table-cell table:style-name="ce65"/>
          <table:table-cell table:number-columns-repeated="965"/>
        </table:table-row>
        <table:table-row table:style-name="ro5">
          <table:table-cell office:value-type="string" calcext:value-type="string">
            <text:p>29.</text:p>
          </table:table-cell>
          <table:table-cell table:style-name="ce17" table:formula="of:=IF(AND([Kursliste.B33]=&quot;&quot;;[Kursliste.C33]=&quot;&quot;);&quot;&quot;;CONCATENATE([Kursliste.B33];&quot; &quot;;[Kursliste.C33]))">
            <text:p/>
          </table:table-cell>
          <table:table-cell table:style-name="ce24" table:formula="of:=IF([.B31]&lt;&gt;&quot;&quot;;SUM([.E31:.X31]);&quot;&quot;)">
            <text:p/>
          </table:table-cell>
          <table:table-cell table:style-name="ce24" table:number-columns-repeated="6"/>
          <table:table-cell table:style-name="ce36" table:number-columns-repeated="14"/>
          <table:table-cell table:style-name="ce49"/>
          <table:table-cell table:style-name="ce49" table:number-columns-spanned="3" table:number-rows-spanned="1"/>
          <table:covered-table-cell table:number-columns-repeated="2" table:style-name="ce17"/>
          <table:table-cell table:style-name="ce17"/>
          <table:table-cell table:style-name="ce65" table:formula="of:=IF(SUM([.C31:.Y31])&gt;0;SUM([.C31:.Y31])/COUNT([.C31:.X31]);0)" office:value-type="float" office:value="0" calcext:value-type="float">
            <text:p>0,00</text:p>
          </table:table-cell>
          <table:table-cell table:style-name="ce17"/>
          <table:table-cell table:style-name="ce71" table:number-columns-repeated="2"/>
          <table:table-cell table:style-name="ce73" table:number-columns-repeated="9"/>
          <table:table-cell table:style-name="ce71" table:number-columns-repeated="15"/>
          <table:table-cell table:style-name="ce65"/>
          <table:table-cell table:number-columns-repeated="965"/>
        </table:table-row>
        <table:table-row table:style-name="ro5">
          <table:table-cell office:value-type="string" calcext:value-type="string">
            <text:p>30.</text:p>
          </table:table-cell>
          <table:table-cell table:style-name="ce17" table:formula="of:=IF(AND([Kursliste.B34]=&quot;&quot;;[Kursliste.C34]=&quot;&quot;);&quot;&quot;;CONCATENATE([Kursliste.B34];&quot; &quot;;[Kursliste.C34]))">
            <text:p/>
          </table:table-cell>
          <table:table-cell table:style-name="ce24" table:formula="of:=IF([.B32]&lt;&gt;&quot;&quot;;SUM([.E32:.X32]);&quot;&quot;)">
            <text:p/>
          </table:table-cell>
          <table:table-cell table:style-name="ce24" table:number-columns-repeated="6"/>
          <table:table-cell table:style-name="ce36" table:number-columns-repeated="14"/>
          <table:table-cell table:style-name="ce49"/>
          <table:table-cell table:style-name="ce49" table:number-columns-spanned="3" table:number-rows-spanned="1"/>
          <table:covered-table-cell table:number-columns-repeated="2" table:style-name="ce17"/>
          <table:table-cell table:style-name="ce17"/>
          <table:table-cell table:style-name="ce65" table:formula="of:=IF(SUM([.C32:.Y32])&gt;0;SUM([.C32:.Y32])/COUNT([.C32:.X32]);0)" office:value-type="float" office:value="0" calcext:value-type="float">
            <text:p>0,00</text:p>
          </table:table-cell>
          <table:table-cell table:style-name="ce17"/>
          <table:table-cell table:style-name="ce71" table:number-columns-repeated="2"/>
          <table:table-cell table:style-name="ce73" table:number-columns-repeated="9"/>
          <table:table-cell table:style-name="ce71" table:number-columns-repeated="15"/>
          <table:table-cell table:style-name="ce65"/>
          <table:table-cell table:number-columns-repeated="965"/>
        </table:table-row>
        <table:table-row table:style-name="ro5">
          <table:table-cell office:value-type="string" calcext:value-type="string">
            <text:p>31.</text:p>
          </table:table-cell>
          <table:table-cell table:style-name="ce17" table:formula="of:=IF(AND([Kursliste.B35]=&quot;&quot;;[Kursliste.C35]=&quot;&quot;);&quot;&quot;;CONCATENATE([Kursliste.B35];&quot; &quot;;[Kursliste.C35]))">
            <text:p/>
          </table:table-cell>
          <table:table-cell table:style-name="ce24" table:formula="of:=IF([.B33]&lt;&gt;&quot;&quot;;SUM([.E33:.X33]);&quot;&quot;)">
            <text:p/>
          </table:table-cell>
          <table:table-cell table:style-name="ce24" table:number-columns-repeated="6"/>
          <table:table-cell table:style-name="ce36" table:number-columns-repeated="9"/>
          <table:table-cell table:style-name="ce44"/>
          <table:table-cell table:style-name="ce36" table:number-columns-repeated="4"/>
          <table:table-cell table:style-name="ce49"/>
          <table:table-cell table:style-name="ce49" table:number-columns-spanned="3" table:number-rows-spanned="1"/>
          <table:covered-table-cell table:number-columns-repeated="2" table:style-name="ce17"/>
          <table:table-cell table:style-name="ce17"/>
          <table:table-cell table:style-name="ce65" table:formula="of:=IF(SUM([.C33:.Y33])&gt;0;SUM([.C33:.Y33])/COUNT([.C33:.X33]);0)" office:value-type="float" office:value="0" calcext:value-type="float">
            <text:p>0,00</text:p>
          </table:table-cell>
          <table:table-cell table:style-name="ce17"/>
          <table:table-cell table:style-name="ce71" table:number-columns-repeated="2"/>
          <table:table-cell table:style-name="ce73" table:number-columns-repeated="9"/>
          <table:table-cell table:style-name="ce71" table:number-columns-repeated="15"/>
          <table:table-cell table:style-name="ce65"/>
          <table:table-cell table:number-columns-repeated="965"/>
        </table:table-row>
        <table:table-row table:style-name="ro5">
          <table:table-cell office:value-type="string" calcext:value-type="string">
            <text:p>32.</text:p>
          </table:table-cell>
          <table:table-cell table:style-name="ce17" table:formula="of:=IF(AND([Kursliste.B36]=&quot;&quot;;[Kursliste.C36]=&quot;&quot;);&quot;&quot;;CONCATENATE([Kursliste.B36];&quot; &quot;;[Kursliste.C36]))">
            <text:p/>
          </table:table-cell>
          <table:table-cell table:style-name="ce24" table:formula="of:=IF([.B34]&lt;&gt;&quot;&quot;;SUM([.E34:.X34]);&quot;&quot;)">
            <text:p/>
          </table:table-cell>
          <table:table-cell table:style-name="ce24" table:number-columns-repeated="6"/>
          <table:table-cell table:style-name="ce36" table:number-columns-repeated="7"/>
          <table:table-cell table:style-name="ce44"/>
          <table:table-cell table:style-name="ce36" table:number-columns-repeated="6"/>
          <table:table-cell table:style-name="ce49"/>
          <table:table-cell table:style-name="ce49" table:number-columns-spanned="3" table:number-rows-spanned="1"/>
          <table:covered-table-cell table:style-name="ce59"/>
          <table:covered-table-cell table:style-name="ce17"/>
          <table:table-cell table:style-name="ce17"/>
          <table:table-cell table:style-name="ce65" table:formula="of:=IF(SUM([.C34:.Y34])&gt;0;SUM([.C34:.Y34])/COUNT([.C34:.X34]);0)" office:value-type="float" office:value="0" calcext:value-type="float">
            <text:p>0,00</text:p>
          </table:table-cell>
          <table:table-cell table:style-name="ce17"/>
          <table:table-cell table:style-name="ce71" table:number-columns-repeated="2"/>
          <table:table-cell table:style-name="ce73" table:number-columns-repeated="9"/>
          <table:table-cell table:style-name="ce71" table:number-columns-repeated="15"/>
          <table:table-cell table:style-name="ce65"/>
          <table:table-cell table:number-columns-repeated="965"/>
        </table:table-row>
        <table:table-row table:style-name="ro6">
          <table:table-cell/>
          <table:table-cell table:style-name="ce18" office:value-type="string" calcext:value-type="string">
            <text:p>Stunde</text:p>
          </table:table-cell>
          <table:table-cell table:style-name="ce26" table:number-columns-repeated="5"/>
          <table:table-cell table:style-name="ce34"/>
          <table:table-cell table:style-name="ce35"/>
          <table:table-cell table:style-name="ce38" table:number-columns-repeated="3"/>
          <table:table-cell table:style-name="ce39"/>
          <table:table-cell table:style-name="ce40"/>
          <table:table-cell table:style-name="ce41"/>
          <table:table-cell table:style-name="ce42"/>
          <table:table-cell table:style-name="ce45"/>
          <table:table-cell table:style-name="ce38" table:number-columns-repeated="4"/>
          <table:table-cell table:style-name="ce47"/>
          <table:table-cell table:style-name="ce48"/>
          <table:table-cell table:style-name="ce52"/>
          <table:table-cell table:style-name="ce49" table:number-columns-spanned="3" table:number-rows-spanned="1"/>
          <table:covered-table-cell table:style-name="ce52"/>
          <table:covered-table-cell table:style-name="ce62"/>
          <table:table-cell table:style-name="ce62"/>
          <table:table-cell table:style-name="ce66"/>
          <table:table-cell table:style-name="ce62"/>
          <table:table-cell table:style-name="ce72" table:number-columns-repeated="2"/>
          <table:table-cell table:style-name="ce75" table:number-columns-repeated="9"/>
          <table:table-cell table:style-name="ce72" table:number-columns-repeated="12"/>
          <table:table-cell table:style-name="ce81" table:number-columns-repeated="2"/>
          <table:table-cell table:style-name="ce62"/>
          <table:table-cell table:style-name="ce66"/>
          <table:table-cell table:number-columns-repeated="965"/>
        </table:table-row>
        <table:table-row table:style-name="ro1">
          <table:table-cell/>
          <table:table-cell office:value-type="string" calcext:value-type="string">
            <text:p>Sequenz</text:p>
          </table:table-cell>
          <table:table-cell/>
          <table:table-cell table:style-name="ce30"/>
          <table:table-cell table:number-columns-repeated="2"/>
          <table:table-cell table:style-name="ce30"/>
          <table:table-cell/>
          <table:table-cell table:style-name="ce30"/>
          <table:table-cell/>
          <table:table-cell table:style-name="ce30" table:number-columns-repeated="11"/>
          <table:table-cell table:style-name="ce30" table:number-columns-spanned="2" table:number-rows-spanned="1"/>
          <table:covered-table-cell table:style-name="Default"/>
          <table:table-cell table:number-columns-repeated="7"/>
          <table:table-cell table:style-name="Default"/>
          <table:table-cell/>
          <table:table-cell table:style-name="ce76"/>
          <table:table-cell table:style-name="ce77"/>
          <table:table-cell table:style-name="ce78" table:number-columns-repeated="2"/>
          <table:table-cell table:style-name="ce79"/>
          <table:table-cell table:style-name="ce78" table:number-columns-repeated="4"/>
          <table:table-cell table:number-columns-repeated="981"/>
        </table:table-row>
        <table:table-row table:style-name="ro1">
          <table:table-cell/>
          <table:table-cell office:value-type="string" calcext:value-type="string">
            <text:p>Reihe</text:p>
          </table:table-cell>
          <table:table-cell/>
          <table:table-cell table:style-name="ce30"/>
          <table:table-cell table:number-columns-repeated="12"/>
          <table:table-cell table:style-name="ce5"/>
          <table:table-cell table:number-columns-repeated="18"/>
          <table:table-cell table:style-name="Default"/>
          <table:table-cell/>
          <table:table-cell table:style-name="Default" table:number-columns-repeated="4"/>
          <table:table-cell table:style-name="ce80" table:number-columns-spanned="10" table:number-rows-spanned="1"/>
          <table:covered-table-cell table:style-name="Default"/>
          <table:covered-table-cell table:style-name="ce30"/>
          <table:covered-table-cell table:number-columns-repeated="7"/>
          <table:table-cell table:number-columns-repeated="971"/>
        </table:table-row>
        <table:table-row table:style-name="ro7">
          <table:table-cell/>
          <table:table-cell table:style-name="Default" table:number-columns-repeated="4"/>
          <table:table-cell table:number-columns-repeated="10"/>
          <table:table-cell table:style-name="ce43" table:number-columns-spanned="4" table:number-rows-spanned="1"/>
          <table:covered-table-cell table:number-columns-repeated="3"/>
          <table:table-cell table:number-columns-repeated="1003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1011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/>
          <table:table-cell table:style-name="ce19" office:value-type="string" calcext:value-type="string">
            <text:p>Legende:</text:p>
          </table:table-cell>
          <table:table-cell table:style-name="ce27" office:value-type="string" calcext:value-type="string">
            <text:p>f</text:p>
          </table:table-cell>
          <table:table-cell table:style-name="ce27" office:value-type="string" calcext:value-type="string">
            <text:p>fehlt</text:p>
          </table:table-cell>
          <table:table-cell table:style-name="ce31"/>
          <table:table-cell table:number-columns-repeated="1017"/>
        </table:table-row>
        <table:table-row table:style-name="ro1">
          <table:table-cell/>
          <table:table-cell table:style-name="ce20"/>
          <table:table-cell table:style-name="ce28" office:value-type="string" calcext:value-type="string">
            <text:p>e</text:p>
          </table:table-cell>
          <table:table-cell table:style-name="ce28" office:value-type="string" calcext:value-type="string">
            <text:p>entschuldigt</text:p>
          </table:table-cell>
          <table:table-cell table:style-name="ce32"/>
          <table:table-cell table:number-columns-repeated="1017"/>
        </table:table-row>
        <table:table-row table:style-name="ro1">
          <table:table-cell/>
          <table:table-cell table:style-name="ce21"/>
          <table:table-cell table:style-name="ce29" office:value-type="string" calcext:value-type="string">
            <text:p>x</text:p>
          </table:table-cell>
          <table:table-cell table:style-name="ce29" office:value-type="string" calcext:value-type="string">
            <text:p>keine Note</text:p>
          </table:table-cell>
          <table:table-cell table:style-name="ce33"/>
          <table:table-cell table:number-columns-repeated="1017"/>
        </table:table-row>
        <table:table-row table:style-name="ro1" table:number-rows-repeated="1048530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benannt1" style:family="table-cell" style:parent-style-name="Default">
      <style:table-cell-properties fo:background-color="#cccccc"/>
    </style:style>
    <style:style style:name="Unbenannt2" style:family="table-cell" style:parent-style-name="Default">
      <style:table-cell-properties fo:background-color="#eeeeee"/>
    </style:style>
    <style:style style:name="Unbenannt3" style:family="table-cell" style:parent-style-name="Default">
      <style:table-cell-properties fo:background-color="#dddddd"/>
    </style:style>
    <style:style style:name="hellgrau" style:family="table-cell" style:parent-style-name="Default">
      <style:table-cell-properties fo:background-color="#eeeeee"/>
    </style:style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10mm" fo:margin-right="10mm" fo:border="0.06pt solid #000000" fo:padding="0mm" style:shadow="none" fo:background-color="transparent" style:scale-to="48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7">00.00.0000</text:date>, <text:time style:data-style-name="N2" text:time-value="19:08:07.53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6T11:00:16.823901868</meta:creation-date>
    <dc:date>2017-02-27T19:11:11.062000000</dc:date>
    <meta:editing-duration>PT23H21M30S</meta:editing-duration>
    <meta:editing-cycles>274</meta:editing-cycles>
    <meta:generator>LibreOffice/5.1.5.2$Windows_x86 LibreOffice_project/7a864d8825610a8c07cfc3bc01dd4fce6a9447e5</meta:generator>
    <meta:print-date>2016-09-12T15:31:50.807503521</meta:print-date>
    <meta:document-statistic meta:table-count="6" meta:cell-count="4537" meta:object-count="0"/>
  </office:meta>
</office:document-meta>
</file>